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235.64pt"/>
    </style:style>
    <style:style style:name="co5" style:family="table-column">
      <style:table-column-properties fo:break-before="auto" style:column-width="293.36pt"/>
    </style:style>
    <style:style style:name="co6" style:family="table-column">
      <style:table-column-properties fo:break-before="auto" style:column-width="315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68.25pt" svg:height="395.29pt" svg:x="394.19pt" svg:y="294.38pt">
            <loext:p draw:notify-on-update-of-ranges="Sheet1.C1:Sheet1.C2 Sheet1.C3:Sheet1.C1000 Sheet1.D1:Sheet1.D2 Sheet1.D3:Sheet1.D1000 Sheet1.E1:Sheet1.E2 Sheet1.E3:Sheet1.E1000 Sheet1.F1:Sheet1.F2 Sheet1.F3:Sheet1.F1000 Sheet1.G1:Sheet1.G2 Sheet1.G3:Sheet1.G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aset: MUSIC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SCD Squared Loss</text:p>
          </table:table-cell>
          <table:table-cell office:value-type="string" calcext:value-type="string">
            <text:p>Minibatch-SCD Squared Loss, No Residual Update</text:p>
          </table:table-cell>
          <table:table-cell office:value-type="string" calcext:value-type="string">
            <text:p>Minibatch-SCD Squared Loss, Residual Update Period=100</text:p>
          </table:table-cell>
          <table:table-cell office:value-type="string" calcext:value-type="string">
            <text:p>Minibatch-SCD Squared Loss, Residual Update Period=10</text:p>
          </table:table-cell>
          <table:table-cell office:value-type="string" calcext:value-type="string">
            <text:p>Minibatch-SCD Squared Loss, Residual Update Period=2</text:p>
          </table:table-cell>
        </table:table-row>
        <table:table-row table:style-name="ro1">
          <table:table-cell office:value-type="string" calcext:value-type="string">
            <text:p>StepSizeShifter=1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MinibatchSize=16384</text:p>
          </table:table-cell>
          <table:table-cell office:value-type="float" office:value="1" calcext:value-type="float">
            <text:p>1</text:p>
          </table:table-cell>
          <table:table-cell office:value-type="float" office:value="1100.21" calcext:value-type="float">
            <text:p>1100.21</text:p>
          </table:table-cell>
          <table:table-cell table:number-columns-repeated="4" office:value-type="float" office:value="1094.48" calcext:value-type="float">
            <text:p>1094.4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87.88" calcext:value-type="float">
            <text:p>1087.88</text:p>
          </table:table-cell>
          <table:table-cell table:number-columns-repeated="4" office:value-type="float" office:value="1082.22" calcext:value-type="float">
            <text:p>1082.2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75.72" calcext:value-type="float">
            <text:p>1075.72</text:p>
          </table:table-cell>
          <table:table-cell table:number-columns-repeated="4" office:value-type="float" office:value="1070.14" calcext:value-type="float">
            <text:p>1070.1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63.75" calcext:value-type="float">
            <text:p>1063.75</text:p>
          </table:table-cell>
          <table:table-cell table:number-columns-repeated="4" office:value-type="float" office:value="1058.25" calcext:value-type="float">
            <text:p>1058.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51.97" calcext:value-type="float">
            <text:p>1051.97</text:p>
          </table:table-cell>
          <table:table-cell table:number-columns-repeated="4" office:value-type="float" office:value="1046.54" calcext:value-type="float">
            <text:p>1046.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40.37" calcext:value-type="float">
            <text:p>1040.37</text:p>
          </table:table-cell>
          <table:table-cell table:number-columns-repeated="4" office:value-type="float" office:value="1035.04" calcext:value-type="float">
            <text:p>1035.0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28.97" calcext:value-type="float">
            <text:p>1028.97</text:p>
          </table:table-cell>
          <table:table-cell table:number-columns-repeated="3" office:value-type="float" office:value="1023.69" calcext:value-type="float">
            <text:p>1023.69</text:p>
          </table:table-cell>
          <table:table-cell office:value-type="float" office:value="1023.7" calcext:value-type="float">
            <text:p>1023.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17.73" calcext:value-type="float">
            <text:p>1017.73</text:p>
          </table:table-cell>
          <table:table-cell table:number-columns-repeated="3" office:value-type="float" office:value="1012.53" calcext:value-type="float">
            <text:p>1012.53</text:p>
          </table:table-cell>
          <table:table-cell office:value-type="float" office:value="1012.54" calcext:value-type="float">
            <text:p>1012.5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6.64" calcext:value-type="float">
            <text:p>1006.64</text:p>
          </table:table-cell>
          <table:table-cell table:number-columns-repeated="4" office:value-type="float" office:value="1001.55" calcext:value-type="float">
            <text:p>1001.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95.771" calcext:value-type="float">
            <text:p>995.771</text:p>
          </table:table-cell>
          <table:table-cell table:number-columns-repeated="3" office:value-type="float" office:value="990.714" calcext:value-type="float">
            <text:p>990.714</text:p>
          </table:table-cell>
          <table:table-cell office:value-type="float" office:value="990.711" calcext:value-type="float">
            <text:p>990.7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85.029" calcext:value-type="float">
            <text:p>985.029</text:p>
          </table:table-cell>
          <table:table-cell table:number-columns-repeated="2" office:value-type="float" office:value="980.057" calcext:value-type="float">
            <text:p>980.057</text:p>
          </table:table-cell>
          <table:table-cell office:value-type="float" office:value="980.058" calcext:value-type="float">
            <text:p>980.058</text:p>
          </table:table-cell>
          <table:table-cell office:value-type="float" office:value="980.039" calcext:value-type="float">
            <text:p>980.03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74.472" calcext:value-type="float">
            <text:p>974.472</text:p>
          </table:table-cell>
          <table:table-cell table:number-columns-repeated="2" office:value-type="float" office:value="969.575" calcext:value-type="float">
            <text:p>969.575</text:p>
          </table:table-cell>
          <table:table-cell office:value-type="float" office:value="969.578" calcext:value-type="float">
            <text:p>969.578</text:p>
          </table:table-cell>
          <table:table-cell office:value-type="float" office:value="969.556" calcext:value-type="float">
            <text:p>969.55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64.076" calcext:value-type="float">
            <text:p>964.076</text:p>
          </table:table-cell>
          <table:table-cell table:number-columns-repeated="2" office:value-type="float" office:value="959.243" calcext:value-type="float">
            <text:p>959.243</text:p>
          </table:table-cell>
          <table:table-cell office:value-type="float" office:value="959.239" calcext:value-type="float">
            <text:p>959.239</text:p>
          </table:table-cell>
          <table:table-cell office:value-type="float" office:value="959.217" calcext:value-type="float">
            <text:p>959.21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53.823" calcext:value-type="float">
            <text:p>953.823</text:p>
          </table:table-cell>
          <table:table-cell table:number-columns-repeated="2" office:value-type="float" office:value="949.054" calcext:value-type="float">
            <text:p>949.054</text:p>
          </table:table-cell>
          <table:table-cell office:value-type="float" office:value="949.052" calcext:value-type="float">
            <text:p>949.052</text:p>
          </table:table-cell>
          <table:table-cell office:value-type="float" office:value="949.031" calcext:value-type="float">
            <text:p>949.03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43.748" calcext:value-type="float">
            <text:p>943.748</text:p>
          </table:table-cell>
          <table:table-cell table:number-columns-repeated="2" office:value-type="float" office:value="939.054" calcext:value-type="float">
            <text:p>939.054</text:p>
          </table:table-cell>
          <table:table-cell office:value-type="float" office:value="939.05" calcext:value-type="float">
            <text:p>939.05</text:p>
          </table:table-cell>
          <table:table-cell office:value-type="float" office:value="939.031" calcext:value-type="float">
            <text:p>939.03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33.806" calcext:value-type="float">
            <text:p>933.806</text:p>
          </table:table-cell>
          <table:table-cell table:number-columns-repeated="2" office:value-type="float" office:value="929.171" calcext:value-type="float">
            <text:p>929.171</text:p>
          </table:table-cell>
          <table:table-cell office:value-type="float" office:value="929.156" calcext:value-type="float">
            <text:p>929.156</text:p>
          </table:table-cell>
          <table:table-cell office:value-type="float" office:value="929.134" calcext:value-type="float">
            <text:p>929.13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24.045" calcext:value-type="float">
            <text:p>924.045</text:p>
          </table:table-cell>
          <table:table-cell table:number-columns-repeated="2" office:value-type="float" office:value="919.485" calcext:value-type="float">
            <text:p>919.485</text:p>
          </table:table-cell>
          <table:table-cell office:value-type="float" office:value="919.468" calcext:value-type="float">
            <text:p>919.468</text:p>
          </table:table-cell>
          <table:table-cell office:value-type="float" office:value="919.443" calcext:value-type="float">
            <text:p>919.44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14.416" calcext:value-type="float">
            <text:p>914.416</text:p>
          </table:table-cell>
          <table:table-cell table:number-columns-repeated="2" office:value-type="float" office:value="909.923" calcext:value-type="float">
            <text:p>909.923</text:p>
          </table:table-cell>
          <table:table-cell office:value-type="float" office:value="909.902" calcext:value-type="float">
            <text:p>909.902</text:p>
          </table:table-cell>
          <table:table-cell office:value-type="float" office:value="909.873" calcext:value-type="float">
            <text:p>909.87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04.936" calcext:value-type="float">
            <text:p>904.936</text:p>
          </table:table-cell>
          <table:table-cell table:number-columns-repeated="2" office:value-type="float" office:value="900.516" calcext:value-type="float">
            <text:p>900.516</text:p>
          </table:table-cell>
          <table:table-cell office:value-type="float" office:value="900.491" calcext:value-type="float">
            <text:p>900.491</text:p>
          </table:table-cell>
          <table:table-cell office:value-type="float" office:value="900.464" calcext:value-type="float">
            <text:p>900.46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95.612" calcext:value-type="float">
            <text:p>895.612</text:p>
          </table:table-cell>
          <table:table-cell table:number-columns-repeated="2" office:value-type="float" office:value="891.243" calcext:value-type="float">
            <text:p>891.243</text:p>
          </table:table-cell>
          <table:table-cell office:value-type="float" office:value="891.218" calcext:value-type="float">
            <text:p>891.218</text:p>
          </table:table-cell>
          <table:table-cell office:value-type="float" office:value="891.188" calcext:value-type="float">
            <text:p>891.18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86.412" calcext:value-type="float">
            <text:p>886.412</text:p>
          </table:table-cell>
          <table:table-cell table:number-columns-repeated="2" office:value-type="float" office:value="882.129" calcext:value-type="float">
            <text:p>882.129</text:p>
          </table:table-cell>
          <table:table-cell office:value-type="float" office:value="882.089" calcext:value-type="float">
            <text:p>882.089</text:p>
          </table:table-cell>
          <table:table-cell office:value-type="float" office:value="882.059" calcext:value-type="float">
            <text:p>882.05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77.38" calcext:value-type="float">
            <text:p>877.38</text:p>
          </table:table-cell>
          <table:table-cell table:number-columns-repeated="2" office:value-type="float" office:value="873.154" calcext:value-type="float">
            <text:p>873.154</text:p>
          </table:table-cell>
          <table:table-cell office:value-type="float" office:value="873.11" calcext:value-type="float">
            <text:p>873.11</text:p>
          </table:table-cell>
          <table:table-cell office:value-type="float" office:value="873.081" calcext:value-type="float">
            <text:p>873.08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868.471" calcext:value-type="float">
            <text:p>868.471</text:p>
          </table:table-cell>
          <table:table-cell table:number-columns-repeated="2" office:value-type="float" office:value="864.289" calcext:value-type="float">
            <text:p>864.289</text:p>
          </table:table-cell>
          <table:table-cell office:value-type="float" office:value="864.241" calcext:value-type="float">
            <text:p>864.241</text:p>
          </table:table-cell>
          <table:table-cell office:value-type="float" office:value="864.209" calcext:value-type="float">
            <text:p>864.20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859.694" calcext:value-type="float">
            <text:p>859.694</text:p>
          </table:table-cell>
          <table:table-cell table:number-columns-repeated="2" office:value-type="float" office:value="855.587" calcext:value-type="float">
            <text:p>855.587</text:p>
          </table:table-cell>
          <table:table-cell office:value-type="float" office:value="855.533" calcext:value-type="float">
            <text:p>855.533</text:p>
          </table:table-cell>
          <table:table-cell office:value-type="float" office:value="855.501" calcext:value-type="float">
            <text:p>855.50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851.06" calcext:value-type="float">
            <text:p>851.06</text:p>
          </table:table-cell>
          <table:table-cell table:number-columns-repeated="2" office:value-type="float" office:value="847.009" calcext:value-type="float">
            <text:p>847.009</text:p>
          </table:table-cell>
          <table:table-cell office:value-type="float" office:value="846.941" calcext:value-type="float">
            <text:p>846.941</text:p>
          </table:table-cell>
          <table:table-cell office:value-type="float" office:value="846.912" calcext:value-type="float">
            <text:p>846.91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842.567" calcext:value-type="float">
            <text:p>842.567</text:p>
          </table:table-cell>
          <table:table-cell table:number-columns-repeated="2" office:value-type="float" office:value="838.566" calcext:value-type="float">
            <text:p>838.566</text:p>
          </table:table-cell>
          <table:table-cell office:value-type="float" office:value="838.498" calcext:value-type="float">
            <text:p>838.498</text:p>
          </table:table-cell>
          <table:table-cell office:value-type="float" office:value="838.465" calcext:value-type="float">
            <text:p>838.46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834.199" calcext:value-type="float">
            <text:p>834.199</text:p>
          </table:table-cell>
          <table:table-cell table:number-columns-repeated="2" office:value-type="float" office:value="830.252" calcext:value-type="float">
            <text:p>830.252</text:p>
          </table:table-cell>
          <table:table-cell office:value-type="float" office:value="830.181" calcext:value-type="float">
            <text:p>830.181</text:p>
          </table:table-cell>
          <table:table-cell office:value-type="float" office:value="830.149" calcext:value-type="float">
            <text:p>830.14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825.932" calcext:value-type="float">
            <text:p>825.932</text:p>
          </table:table-cell>
          <table:table-cell table:number-columns-repeated="2" office:value-type="float" office:value="822.061" calcext:value-type="float">
            <text:p>822.061</text:p>
          </table:table-cell>
          <table:table-cell office:value-type="float" office:value="821.976" calcext:value-type="float">
            <text:p>821.976</text:p>
          </table:table-cell>
          <table:table-cell office:value-type="float" office:value="821.941" calcext:value-type="float">
            <text:p>821.94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817.808" calcext:value-type="float">
            <text:p>817.808</text:p>
          </table:table-cell>
          <table:table-cell table:number-columns-repeated="2" office:value-type="float" office:value="813.977" calcext:value-type="float">
            <text:p>813.977</text:p>
          </table:table-cell>
          <table:table-cell office:value-type="float" office:value="813.894" calcext:value-type="float">
            <text:p>813.894</text:p>
          </table:table-cell>
          <table:table-cell office:value-type="float" office:value="813.861" calcext:value-type="float">
            <text:p>813.86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809.799" calcext:value-type="float">
            <text:p>809.799</text:p>
          </table:table-cell>
          <table:table-cell table:number-columns-repeated="2" office:value-type="float" office:value="806.039" calcext:value-type="float">
            <text:p>806.039</text:p>
          </table:table-cell>
          <table:table-cell office:value-type="float" office:value="805.946" calcext:value-type="float">
            <text:p>805.946</text:p>
          </table:table-cell>
          <table:table-cell office:value-type="float" office:value="805.909" calcext:value-type="float">
            <text:p>805.909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801.92" calcext:value-type="float">
            <text:p>801.92</text:p>
          </table:table-cell>
          <table:table-cell table:number-columns-repeated="2" office:value-type="float" office:value="798.21" calcext:value-type="float">
            <text:p>798.21</text:p>
          </table:table-cell>
          <table:table-cell office:value-type="float" office:value="798.108" calcext:value-type="float">
            <text:p>798.108</text:p>
          </table:table-cell>
          <table:table-cell office:value-type="float" office:value="798.07" calcext:value-type="float">
            <text:p>798.0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794.16" calcext:value-type="float">
            <text:p>794.16</text:p>
          </table:table-cell>
          <table:table-cell table:number-columns-repeated="2" office:value-type="float" office:value="790.508" calcext:value-type="float">
            <text:p>790.508</text:p>
          </table:table-cell>
          <table:table-cell office:value-type="float" office:value="790.401" calcext:value-type="float">
            <text:p>790.401</text:p>
          </table:table-cell>
          <table:table-cell office:value-type="float" office:value="790.365" calcext:value-type="float">
            <text:p>790.36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786.528" calcext:value-type="float">
            <text:p>786.528</text:p>
          </table:table-cell>
          <table:table-cell table:number-columns-repeated="2" office:value-type="float" office:value="782.918" calcext:value-type="float">
            <text:p>782.918</text:p>
          </table:table-cell>
          <table:table-cell office:value-type="float" office:value="782.798" calcext:value-type="float">
            <text:p>782.798</text:p>
          </table:table-cell>
          <table:table-cell office:value-type="float" office:value="782.763" calcext:value-type="float">
            <text:p>782.76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778.991" calcext:value-type="float">
            <text:p>778.991</text:p>
          </table:table-cell>
          <table:table-cell table:number-columns-repeated="2" office:value-type="float" office:value="775.436" calcext:value-type="float">
            <text:p>775.436</text:p>
          </table:table-cell>
          <table:table-cell office:value-type="float" office:value="775.32" calcext:value-type="float">
            <text:p>775.32</text:p>
          </table:table-cell>
          <table:table-cell office:value-type="float" office:value="775.284" calcext:value-type="float">
            <text:p>775.28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771.583" calcext:value-type="float">
            <text:p>771.583</text:p>
          </table:table-cell>
          <table:table-cell table:number-columns-repeated="2" office:value-type="float" office:value="768.071" calcext:value-type="float">
            <text:p>768.071</text:p>
          </table:table-cell>
          <table:table-cell office:value-type="float" office:value="767.953" calcext:value-type="float">
            <text:p>767.953</text:p>
          </table:table-cell>
          <table:table-cell office:value-type="float" office:value="767.918" calcext:value-type="float">
            <text:p>767.91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764.282" calcext:value-type="float">
            <text:p>764.282</text:p>
          </table:table-cell>
          <table:table-cell table:number-columns-repeated="2" office:value-type="float" office:value="760.82" calcext:value-type="float">
            <text:p>760.82</text:p>
          </table:table-cell>
          <table:table-cell office:value-type="float" office:value="760.687" calcext:value-type="float">
            <text:p>760.687</text:p>
          </table:table-cell>
          <table:table-cell office:value-type="float" office:value="760.648" calcext:value-type="float">
            <text:p>760.648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757.085" calcext:value-type="float">
            <text:p>757.085</text:p>
          </table:table-cell>
          <table:table-cell table:number-columns-repeated="2" office:value-type="float" office:value="753.697" calcext:value-type="float">
            <text:p>753.697</text:p>
          </table:table-cell>
          <table:table-cell office:value-type="float" office:value="753.556" calcext:value-type="float">
            <text:p>753.556</text:p>
          </table:table-cell>
          <table:table-cell office:value-type="float" office:value="753.517" calcext:value-type="float">
            <text:p>753.51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749.999" calcext:value-type="float">
            <text:p>749.999</text:p>
          </table:table-cell>
          <table:table-cell table:number-columns-repeated="2" office:value-type="float" office:value="746.651" calcext:value-type="float">
            <text:p>746.651</text:p>
          </table:table-cell>
          <table:table-cell office:value-type="float" office:value="746.511" calcext:value-type="float">
            <text:p>746.511</text:p>
          </table:table-cell>
          <table:table-cell office:value-type="float" office:value="746.474" calcext:value-type="float">
            <text:p>746.47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743.021" calcext:value-type="float">
            <text:p>743.021</text:p>
          </table:table-cell>
          <table:table-cell table:number-columns-repeated="2" office:value-type="float" office:value="739.717" calcext:value-type="float">
            <text:p>739.717</text:p>
          </table:table-cell>
          <table:table-cell office:value-type="float" office:value="739.576" calcext:value-type="float">
            <text:p>739.576</text:p>
          </table:table-cell>
          <table:table-cell office:value-type="float" office:value="739.537" calcext:value-type="float">
            <text:p>739.53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36.149" calcext:value-type="float">
            <text:p>736.149</text:p>
          </table:table-cell>
          <table:table-cell table:number-columns-repeated="2" office:value-type="float" office:value="732.89" calcext:value-type="float">
            <text:p>732.89</text:p>
          </table:table-cell>
          <table:table-cell office:value-type="float" office:value="732.734" calcext:value-type="float">
            <text:p>732.734</text:p>
          </table:table-cell>
          <table:table-cell office:value-type="float" office:value="732.694" calcext:value-type="float">
            <text:p>732.69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729.374" calcext:value-type="float">
            <text:p>729.374</text:p>
          </table:table-cell>
          <table:table-cell table:number-columns-repeated="2" office:value-type="float" office:value="726.169" calcext:value-type="float">
            <text:p>726.169</text:p>
          </table:table-cell>
          <table:table-cell office:value-type="float" office:value="726.008" calcext:value-type="float">
            <text:p>726.008</text:p>
          </table:table-cell>
          <table:table-cell office:value-type="float" office:value="725.965" calcext:value-type="float">
            <text:p>725.96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722.702" calcext:value-type="float">
            <text:p>722.702</text:p>
          </table:table-cell>
          <table:table-cell table:number-columns-repeated="2" office:value-type="float" office:value="719.545" calcext:value-type="float">
            <text:p>719.545</text:p>
          </table:table-cell>
          <table:table-cell office:value-type="float" office:value="719.379" calcext:value-type="float">
            <text:p>719.379</text:p>
          </table:table-cell>
          <table:table-cell office:value-type="float" office:value="719.338" calcext:value-type="float">
            <text:p>719.33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716.136" calcext:value-type="float">
            <text:p>716.136</text:p>
          </table:table-cell>
          <table:table-cell table:number-columns-repeated="2" office:value-type="float" office:value="713.026" calcext:value-type="float">
            <text:p>713.026</text:p>
          </table:table-cell>
          <table:table-cell office:value-type="float" office:value="712.851" calcext:value-type="float">
            <text:p>712.851</text:p>
          </table:table-cell>
          <table:table-cell office:value-type="float" office:value="712.812" calcext:value-type="float">
            <text:p>712.81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709.672" calcext:value-type="float">
            <text:p>709.672</text:p>
          </table:table-cell>
          <table:table-cell table:number-columns-repeated="2" office:value-type="float" office:value="706.608" calcext:value-type="float">
            <text:p>706.608</text:p>
          </table:table-cell>
          <table:table-cell office:value-type="float" office:value="706.417" calcext:value-type="float">
            <text:p>706.417</text:p>
          </table:table-cell>
          <table:table-cell office:value-type="float" office:value="706.378" calcext:value-type="float">
            <text:p>706.37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703.293" calcext:value-type="float">
            <text:p>703.293</text:p>
          </table:table-cell>
          <table:table-cell table:number-columns-repeated="2" office:value-type="float" office:value="700.266" calcext:value-type="float">
            <text:p>700.266</text:p>
          </table:table-cell>
          <table:table-cell office:value-type="float" office:value="700.072" calcext:value-type="float">
            <text:p>700.072</text:p>
          </table:table-cell>
          <table:table-cell office:value-type="float" office:value="700.033" calcext:value-type="float">
            <text:p>700.03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697.007" calcext:value-type="float">
            <text:p>697.007</text:p>
          </table:table-cell>
          <table:table-cell table:number-columns-repeated="2" office:value-type="float" office:value="694.021" calcext:value-type="float">
            <text:p>694.021</text:p>
          </table:table-cell>
          <table:table-cell office:value-type="float" office:value="693.833" calcext:value-type="float">
            <text:p>693.833</text:p>
          </table:table-cell>
          <table:table-cell office:value-type="float" office:value="693.795" calcext:value-type="float">
            <text:p>693.79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690.832" calcext:value-type="float">
            <text:p>690.832</text:p>
          </table:table-cell>
          <table:table-cell table:number-columns-repeated="2" office:value-type="float" office:value="687.898" calcext:value-type="float">
            <text:p>687.898</text:p>
          </table:table-cell>
          <table:table-cell office:value-type="float" office:value="687.692" calcext:value-type="float">
            <text:p>687.692</text:p>
          </table:table-cell>
          <table:table-cell office:value-type="float" office:value="687.653" calcext:value-type="float">
            <text:p>687.65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684.751" calcext:value-type="float">
            <text:p>684.751</text:p>
          </table:table-cell>
          <table:table-cell table:number-columns-repeated="2" office:value-type="float" office:value="681.852" calcext:value-type="float">
            <text:p>681.852</text:p>
          </table:table-cell>
          <table:table-cell office:value-type="float" office:value="681.642" calcext:value-type="float">
            <text:p>681.642</text:p>
          </table:table-cell>
          <table:table-cell office:value-type="float" office:value="681.604" calcext:value-type="float">
            <text:p>681.604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678.73" calcext:value-type="float">
            <text:p>678.73</text:p>
          </table:table-cell>
          <table:table-cell table:number-columns-repeated="2" office:value-type="float" office:value="675.887" calcext:value-type="float">
            <text:p>675.887</text:p>
          </table:table-cell>
          <table:table-cell office:value-type="float" office:value="675.675" calcext:value-type="float">
            <text:p>675.675</text:p>
          </table:table-cell>
          <table:table-cell office:value-type="float" office:value="675.637" calcext:value-type="float">
            <text:p>675.63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72.822" calcext:value-type="float">
            <text:p>672.822</text:p>
          </table:table-cell>
          <table:table-cell table:number-columns-repeated="2" office:value-type="float" office:value="670.019" calcext:value-type="float">
            <text:p>670.019</text:p>
          </table:table-cell>
          <table:table-cell office:value-type="float" office:value="669.799" calcext:value-type="float">
            <text:p>669.799</text:p>
          </table:table-cell>
          <table:table-cell office:value-type="float" office:value="669.757" calcext:value-type="float">
            <text:p>669.757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666.997" calcext:value-type="float">
            <text:p>666.997</text:p>
          </table:table-cell>
          <table:table-cell table:number-columns-repeated="2" office:value-type="float" office:value="664.23" calcext:value-type="float">
            <text:p>664.23</text:p>
          </table:table-cell>
          <table:table-cell office:value-type="float" office:value="664.004" calcext:value-type="float">
            <text:p>664.004</text:p>
          </table:table-cell>
          <table:table-cell office:value-type="float" office:value="663.961" calcext:value-type="float">
            <text:p>663.96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661.255" calcext:value-type="float">
            <text:p>661.255</text:p>
          </table:table-cell>
          <table:table-cell table:number-columns-repeated="2" office:value-type="float" office:value="658.534" calcext:value-type="float">
            <text:p>658.534</text:p>
          </table:table-cell>
          <table:table-cell office:value-type="float" office:value="658.297" calcext:value-type="float">
            <text:p>658.297</text:p>
          </table:table-cell>
          <table:table-cell office:value-type="float" office:value="658.256" calcext:value-type="float">
            <text:p>658.256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655.603" calcext:value-type="float">
            <text:p>655.603</text:p>
          </table:table-cell>
          <table:table-cell table:number-columns-repeated="2" office:value-type="float" office:value="652.913" calcext:value-type="float">
            <text:p>652.913</text:p>
          </table:table-cell>
          <table:table-cell office:value-type="float" office:value="652.669" calcext:value-type="float">
            <text:p>652.669</text:p>
          </table:table-cell>
          <table:table-cell office:value-type="float" office:value="652.629" calcext:value-type="float">
            <text:p>652.629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650.025" calcext:value-type="float">
            <text:p>650.025</text:p>
          </table:table-cell>
          <table:table-cell table:number-columns-repeated="2" office:value-type="float" office:value="647.385" calcext:value-type="float">
            <text:p>647.385</text:p>
          </table:table-cell>
          <table:table-cell office:value-type="float" office:value="647.132" calcext:value-type="float">
            <text:p>647.132</text:p>
          </table:table-cell>
          <table:table-cell office:value-type="float" office:value="647.092" calcext:value-type="float">
            <text:p>647.092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644.534" calcext:value-type="float">
            <text:p>644.534</text:p>
          </table:table-cell>
          <table:table-cell table:number-columns-repeated="2" office:value-type="float" office:value="641.937" calcext:value-type="float">
            <text:p>641.937</text:p>
          </table:table-cell>
          <table:table-cell office:value-type="float" office:value="641.681" calcext:value-type="float">
            <text:p>641.681</text:p>
          </table:table-cell>
          <table:table-cell office:value-type="float" office:value="641.642" calcext:value-type="float">
            <text:p>641.642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39.135" calcext:value-type="float">
            <text:p>639.135</text:p>
          </table:table-cell>
          <table:table-cell table:number-columns-repeated="2" office:value-type="float" office:value="636.564" calcext:value-type="float">
            <text:p>636.564</text:p>
          </table:table-cell>
          <table:table-cell office:value-type="float" office:value="636.302" calcext:value-type="float">
            <text:p>636.302</text:p>
          </table:table-cell>
          <table:table-cell office:value-type="float" office:value="636.259" calcext:value-type="float">
            <text:p>636.259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33.8" calcext:value-type="float">
            <text:p>633.8</text:p>
          </table:table-cell>
          <table:table-cell table:number-columns-repeated="2" office:value-type="float" office:value="631.265" calcext:value-type="float">
            <text:p>631.265</text:p>
          </table:table-cell>
          <table:table-cell office:value-type="float" office:value="631.003" calcext:value-type="float">
            <text:p>631.003</text:p>
          </table:table-cell>
          <table:table-cell office:value-type="float" office:value="630.963" calcext:value-type="float">
            <text:p>630.963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8.549" calcext:value-type="float">
            <text:p>628.549</text:p>
          </table:table-cell>
          <table:table-cell table:number-columns-repeated="2" office:value-type="float" office:value="626.051" calcext:value-type="float">
            <text:p>626.051</text:p>
          </table:table-cell>
          <table:table-cell office:value-type="float" office:value="625.779" calcext:value-type="float">
            <text:p>625.779</text:p>
          </table:table-cell>
          <table:table-cell office:value-type="float" office:value="625.739" calcext:value-type="float">
            <text:p>625.739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23.369" calcext:value-type="float">
            <text:p>623.369</text:p>
          </table:table-cell>
          <table:table-cell table:number-columns-repeated="2" office:value-type="float" office:value="620.912" calcext:value-type="float">
            <text:p>620.912</text:p>
          </table:table-cell>
          <table:table-cell office:value-type="float" office:value="620.635" calcext:value-type="float">
            <text:p>620.635</text:p>
          </table:table-cell>
          <table:table-cell office:value-type="float" office:value="620.591" calcext:value-type="float">
            <text:p>620.59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18.264" calcext:value-type="float">
            <text:p>618.264</text:p>
          </table:table-cell>
          <table:table-cell table:number-columns-repeated="2" office:value-type="float" office:value="615.839" calcext:value-type="float">
            <text:p>615.839</text:p>
          </table:table-cell>
          <table:table-cell office:value-type="float" office:value="615.552" calcext:value-type="float">
            <text:p>615.552</text:p>
          </table:table-cell>
          <table:table-cell office:value-type="float" office:value="615.509" calcext:value-type="float">
            <text:p>615.509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13.236" calcext:value-type="float">
            <text:p>613.236</text:p>
          </table:table-cell>
          <table:table-cell table:number-columns-repeated="2" office:value-type="float" office:value="610.849" calcext:value-type="float">
            <text:p>610.849</text:p>
          </table:table-cell>
          <table:table-cell office:value-type="float" office:value="610.565" calcext:value-type="float">
            <text:p>610.565</text:p>
          </table:table-cell>
          <table:table-cell office:value-type="float" office:value="610.523" calcext:value-type="float">
            <text:p>610.523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08.285" calcext:value-type="float">
            <text:p>608.285</text:p>
          </table:table-cell>
          <table:table-cell table:number-columns-repeated="2" office:value-type="float" office:value="605.92" calcext:value-type="float">
            <text:p>605.92</text:p>
          </table:table-cell>
          <table:table-cell office:value-type="float" office:value="605.634" calcext:value-type="float">
            <text:p>605.634</text:p>
          </table:table-cell>
          <table:table-cell office:value-type="float" office:value="605.593" calcext:value-type="float">
            <text:p>605.593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03.405" calcext:value-type="float">
            <text:p>603.405</text:p>
          </table:table-cell>
          <table:table-cell table:number-columns-repeated="2" office:value-type="float" office:value="601.087" calcext:value-type="float">
            <text:p>601.087</text:p>
          </table:table-cell>
          <table:table-cell office:value-type="float" office:value="600.783" calcext:value-type="float">
            <text:p>600.783</text:p>
          </table:table-cell>
          <table:table-cell office:value-type="float" office:value="600.742" calcext:value-type="float">
            <text:p>600.742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98.605" calcext:value-type="float">
            <text:p>598.605</text:p>
          </table:table-cell>
          <table:table-cell table:number-columns-repeated="2" office:value-type="float" office:value="596.316" calcext:value-type="float">
            <text:p>596.316</text:p>
          </table:table-cell>
          <table:table-cell office:value-type="float" office:value="596.01" calcext:value-type="float">
            <text:p>596.01</text:p>
          </table:table-cell>
          <table:table-cell office:value-type="float" office:value="595.969" calcext:value-type="float">
            <text:p>595.96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593.864" calcext:value-type="float">
            <text:p>593.864</text:p>
          </table:table-cell>
          <table:table-cell table:number-columns-repeated="2" office:value-type="float" office:value="591.61" calcext:value-type="float">
            <text:p>591.61</text:p>
          </table:table-cell>
          <table:table-cell office:value-type="float" office:value="591.292" calcext:value-type="float">
            <text:p>591.292</text:p>
          </table:table-cell>
          <table:table-cell office:value-type="float" office:value="591.252" calcext:value-type="float">
            <text:p>591.252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89.192" calcext:value-type="float">
            <text:p>589.192</text:p>
          </table:table-cell>
          <table:table-cell table:number-columns-repeated="2" office:value-type="float" office:value="586.974" calcext:value-type="float">
            <text:p>586.974</text:p>
          </table:table-cell>
          <table:table-cell office:value-type="float" office:value="586.653" calcext:value-type="float">
            <text:p>586.653</text:p>
          </table:table-cell>
          <table:table-cell office:value-type="float" office:value="586.613" calcext:value-type="float">
            <text:p>586.613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584.579" calcext:value-type="float">
            <text:p>584.579</text:p>
          </table:table-cell>
          <table:table-cell table:number-columns-repeated="2" office:value-type="float" office:value="582.399" calcext:value-type="float">
            <text:p>582.399</text:p>
          </table:table-cell>
          <table:table-cell office:value-type="float" office:value="582.066" calcext:value-type="float">
            <text:p>582.066</text:p>
          </table:table-cell>
          <table:table-cell office:value-type="float" office:value="582.026" calcext:value-type="float">
            <text:p>582.026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580.051" calcext:value-type="float">
            <text:p>580.051</text:p>
          </table:table-cell>
          <table:table-cell table:number-columns-repeated="2" office:value-type="float" office:value="577.897" calcext:value-type="float">
            <text:p>577.897</text:p>
          </table:table-cell>
          <table:table-cell office:value-type="float" office:value="577.561" calcext:value-type="float">
            <text:p>577.561</text:p>
          </table:table-cell>
          <table:table-cell office:value-type="float" office:value="577.519" calcext:value-type="float">
            <text:p>577.519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575.584" calcext:value-type="float">
            <text:p>575.584</text:p>
          </table:table-cell>
          <table:table-cell table:number-columns-repeated="2" office:value-type="float" office:value="573.46" calcext:value-type="float">
            <text:p>573.46</text:p>
          </table:table-cell>
          <table:table-cell office:value-type="float" office:value="573.122" calcext:value-type="float">
            <text:p>573.122</text:p>
          </table:table-cell>
          <table:table-cell office:value-type="float" office:value="573.079" calcext:value-type="float">
            <text:p>573.07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71.169" calcext:value-type="float">
            <text:p>571.169</text:p>
          </table:table-cell>
          <table:table-cell table:number-columns-repeated="2" office:value-type="float" office:value="569.068" calcext:value-type="float">
            <text:p>569.068</text:p>
          </table:table-cell>
          <table:table-cell office:value-type="float" office:value="568.728" calcext:value-type="float">
            <text:p>568.728</text:p>
          </table:table-cell>
          <table:table-cell office:value-type="float" office:value="568.687" calcext:value-type="float">
            <text:p>568.68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566.83" calcext:value-type="float">
            <text:p>566.83</text:p>
          </table:table-cell>
          <table:table-cell table:number-columns-repeated="2" office:value-type="float" office:value="564.758" calcext:value-type="float">
            <text:p>564.758</text:p>
          </table:table-cell>
          <table:table-cell office:value-type="float" office:value="564.412" calcext:value-type="float">
            <text:p>564.412</text:p>
          </table:table-cell>
          <table:table-cell office:value-type="float" office:value="564.371" calcext:value-type="float">
            <text:p>564.37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562.538" calcext:value-type="float">
            <text:p>562.538</text:p>
          </table:table-cell>
          <table:table-cell table:number-columns-repeated="2" office:value-type="float" office:value="560.506" calcext:value-type="float">
            <text:p>560.506</text:p>
          </table:table-cell>
          <table:table-cell office:value-type="float" office:value="560.148" calcext:value-type="float">
            <text:p>560.148</text:p>
          </table:table-cell>
          <table:table-cell office:value-type="float" office:value="560.109" calcext:value-type="float">
            <text:p>560.109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558.323" calcext:value-type="float">
            <text:p>558.323</text:p>
          </table:table-cell>
          <table:table-cell table:number-columns-repeated="2" office:value-type="float" office:value="556.32" calcext:value-type="float">
            <text:p>556.32</text:p>
          </table:table-cell>
          <table:table-cell office:value-type="float" office:value="555.954" calcext:value-type="float">
            <text:p>555.954</text:p>
          </table:table-cell>
          <table:table-cell office:value-type="float" office:value="555.914" calcext:value-type="float">
            <text:p>555.91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554.158" calcext:value-type="float">
            <text:p>554.158</text:p>
          </table:table-cell>
          <table:table-cell table:number-columns-repeated="2" office:value-type="float" office:value="552.176" calcext:value-type="float">
            <text:p>552.176</text:p>
          </table:table-cell>
          <table:table-cell office:value-type="float" office:value="551.816" calcext:value-type="float">
            <text:p>551.816</text:p>
          </table:table-cell>
          <table:table-cell office:value-type="float" office:value="551.776" calcext:value-type="float">
            <text:p>551.776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50.062" calcext:value-type="float">
            <text:p>550.062</text:p>
          </table:table-cell>
          <table:table-cell table:number-columns-repeated="2" office:value-type="float" office:value="548.098" calcext:value-type="float">
            <text:p>548.098</text:p>
          </table:table-cell>
          <table:table-cell office:value-type="float" office:value="547.731" calcext:value-type="float">
            <text:p>547.731</text:p>
          </table:table-cell>
          <table:table-cell office:value-type="float" office:value="547.693" calcext:value-type="float">
            <text:p>547.693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546.011" calcext:value-type="float">
            <text:p>546.011</text:p>
          </table:table-cell>
          <table:table-cell table:number-columns-repeated="2" office:value-type="float" office:value="544.08" calcext:value-type="float">
            <text:p>544.08</text:p>
          </table:table-cell>
          <table:table-cell office:value-type="float" office:value="543.708" calcext:value-type="float">
            <text:p>543.708</text:p>
          </table:table-cell>
          <table:table-cell office:value-type="float" office:value="543.669" calcext:value-type="float">
            <text:p>543.66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542.015" calcext:value-type="float">
            <text:p>542.015</text:p>
          </table:table-cell>
          <table:table-cell table:number-columns-repeated="2" office:value-type="float" office:value="540.12" calcext:value-type="float">
            <text:p>540.12</text:p>
          </table:table-cell>
          <table:table-cell office:value-type="float" office:value="539.743" calcext:value-type="float">
            <text:p>539.743</text:p>
          </table:table-cell>
          <table:table-cell office:value-type="float" office:value="539.704" calcext:value-type="float">
            <text:p>539.70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538.091" calcext:value-type="float">
            <text:p>538.091</text:p>
          </table:table-cell>
          <table:table-cell table:number-columns-repeated="2" office:value-type="float" office:value="536.22" calcext:value-type="float">
            <text:p>536.22</text:p>
          </table:table-cell>
          <table:table-cell office:value-type="float" office:value="535.841" calcext:value-type="float">
            <text:p>535.841</text:p>
          </table:table-cell>
          <table:table-cell office:value-type="float" office:value="535.8" calcext:value-type="float">
            <text:p>535.8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534.21" calcext:value-type="float">
            <text:p>534.21</text:p>
          </table:table-cell>
          <table:table-cell table:number-columns-repeated="2" office:value-type="float" office:value="532.367" calcext:value-type="float">
            <text:p>532.367</text:p>
          </table:table-cell>
          <table:table-cell office:value-type="float" office:value="531.982" calcext:value-type="float">
            <text:p>531.982</text:p>
          </table:table-cell>
          <table:table-cell office:value-type="float" office:value="531.941" calcext:value-type="float">
            <text:p>531.94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530.388" calcext:value-type="float">
            <text:p>530.388</text:p>
          </table:table-cell>
          <table:table-cell table:number-columns-repeated="2" office:value-type="float" office:value="528.574" calcext:value-type="float">
            <text:p>528.574</text:p>
          </table:table-cell>
          <table:table-cell office:value-type="float" office:value="528.183" calcext:value-type="float">
            <text:p>528.183</text:p>
          </table:table-cell>
          <table:table-cell office:value-type="float" office:value="528.139" calcext:value-type="float">
            <text:p>528.139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526.628" calcext:value-type="float">
            <text:p>526.628</text:p>
          </table:table-cell>
          <table:table-cell table:number-columns-repeated="2" office:value-type="float" office:value="524.824" calcext:value-type="float">
            <text:p>524.824</text:p>
          </table:table-cell>
          <table:table-cell office:value-type="float" office:value="524.428" calcext:value-type="float">
            <text:p>524.428</text:p>
          </table:table-cell>
          <table:table-cell office:value-type="float" office:value="524.387" calcext:value-type="float">
            <text:p>524.387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522.91" calcext:value-type="float">
            <text:p>522.91</text:p>
          </table:table-cell>
          <table:table-cell table:number-columns-repeated="2" office:value-type="float" office:value="521.136" calcext:value-type="float">
            <text:p>521.136</text:p>
          </table:table-cell>
          <table:table-cell office:value-type="float" office:value="520.741" calcext:value-type="float">
            <text:p>520.741</text:p>
          </table:table-cell>
          <table:table-cell office:value-type="float" office:value="520.702" calcext:value-type="float">
            <text:p>520.702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519.251" calcext:value-type="float">
            <text:p>519.251</text:p>
          </table:table-cell>
          <table:table-cell table:number-columns-repeated="2" office:value-type="float" office:value="517.507" calcext:value-type="float">
            <text:p>517.507</text:p>
          </table:table-cell>
          <table:table-cell office:value-type="float" office:value="517.101" calcext:value-type="float">
            <text:p>517.101</text:p>
          </table:table-cell>
          <table:table-cell office:value-type="float" office:value="517.062" calcext:value-type="float">
            <text:p>517.062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515.641" calcext:value-type="float">
            <text:p>515.641</text:p>
          </table:table-cell>
          <table:table-cell table:number-columns-repeated="2" office:value-type="float" office:value="513.92" calcext:value-type="float">
            <text:p>513.92</text:p>
          </table:table-cell>
          <table:table-cell office:value-type="float" office:value="513.511" calcext:value-type="float">
            <text:p>513.511</text:p>
          </table:table-cell>
          <table:table-cell office:value-type="float" office:value="513.47" calcext:value-type="float">
            <text:p>513.47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512.078" calcext:value-type="float">
            <text:p>512.078</text:p>
          </table:table-cell>
          <table:table-cell table:number-columns-repeated="2" office:value-type="float" office:value="510.376" calcext:value-type="float">
            <text:p>510.376</text:p>
          </table:table-cell>
          <table:table-cell office:value-type="float" office:value="509.967" calcext:value-type="float">
            <text:p>509.967</text:p>
          </table:table-cell>
          <table:table-cell office:value-type="float" office:value="509.928" calcext:value-type="float">
            <text:p>509.928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508.57" calcext:value-type="float">
            <text:p>508.57</text:p>
          </table:table-cell>
          <table:table-cell table:number-columns-repeated="2" office:value-type="float" office:value="506.896" calcext:value-type="float">
            <text:p>506.896</text:p>
          </table:table-cell>
          <table:table-cell office:value-type="float" office:value="506.473" calcext:value-type="float">
            <text:p>506.473</text:p>
          </table:table-cell>
          <table:table-cell office:value-type="float" office:value="506.434" calcext:value-type="float">
            <text:p>506.434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505.105" calcext:value-type="float">
            <text:p>505.105</text:p>
          </table:table-cell>
          <table:table-cell table:number-columns-repeated="2" office:value-type="float" office:value="503.456" calcext:value-type="float">
            <text:p>503.456</text:p>
          </table:table-cell>
          <table:table-cell office:value-type="float" office:value="503.026" calcext:value-type="float">
            <text:p>503.026</text:p>
          </table:table-cell>
          <table:table-cell office:value-type="float" office:value="502.988" calcext:value-type="float">
            <text:p>502.988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501.695" calcext:value-type="float">
            <text:p>501.695</text:p>
          </table:table-cell>
          <table:table-cell table:number-columns-repeated="2" office:value-type="float" office:value="500.07" calcext:value-type="float">
            <text:p>500.07</text:p>
          </table:table-cell>
          <table:table-cell office:value-type="float" office:value="499.64" calcext:value-type="float">
            <text:p>499.64</text:p>
          </table:table-cell>
          <table:table-cell office:value-type="float" office:value="499.601" calcext:value-type="float">
            <text:p>499.601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98.327" calcext:value-type="float">
            <text:p>498.327</text:p>
          </table:table-cell>
          <table:table-cell table:number-columns-repeated="2" office:value-type="float" office:value="496.724" calcext:value-type="float">
            <text:p>496.724</text:p>
          </table:table-cell>
          <table:table-cell office:value-type="float" office:value="496.291" calcext:value-type="float">
            <text:p>496.291</text:p>
          </table:table-cell>
          <table:table-cell office:value-type="float" office:value="496.251" calcext:value-type="float">
            <text:p>496.25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95.008" calcext:value-type="float">
            <text:p>495.008</text:p>
          </table:table-cell>
          <table:table-cell table:number-columns-repeated="2" office:value-type="float" office:value="493.43" calcext:value-type="float">
            <text:p>493.43</text:p>
          </table:table-cell>
          <table:table-cell office:value-type="float" office:value="492.989" calcext:value-type="float">
            <text:p>492.989</text:p>
          </table:table-cell>
          <table:table-cell office:value-type="float" office:value="492.949" calcext:value-type="float">
            <text:p>492.949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91.743" calcext:value-type="float">
            <text:p>491.743</text:p>
          </table:table-cell>
          <table:table-cell table:number-columns-repeated="2" office:value-type="float" office:value="490.184" calcext:value-type="float">
            <text:p>490.184</text:p>
          </table:table-cell>
          <table:table-cell office:value-type="float" office:value="489.738" calcext:value-type="float">
            <text:p>489.738</text:p>
          </table:table-cell>
          <table:table-cell office:value-type="float" office:value="489.699" calcext:value-type="float">
            <text:p>489.699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488.508" calcext:value-type="float">
            <text:p>488.508</text:p>
          </table:table-cell>
          <table:table-cell table:number-columns-repeated="2" office:value-type="float" office:value="486.971" calcext:value-type="float">
            <text:p>486.971</text:p>
          </table:table-cell>
          <table:table-cell office:value-type="float" office:value="486.525" calcext:value-type="float">
            <text:p>486.525</text:p>
          </table:table-cell>
          <table:table-cell office:value-type="float" office:value="486.485" calcext:value-type="float">
            <text:p>486.485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485.315" calcext:value-type="float">
            <text:p>485.315</text:p>
          </table:table-cell>
          <table:table-cell table:number-columns-repeated="2" office:value-type="float" office:value="483.798" calcext:value-type="float">
            <text:p>483.798</text:p>
          </table:table-cell>
          <table:table-cell office:value-type="float" office:value="483.35" calcext:value-type="float">
            <text:p>483.35</text:p>
          </table:table-cell>
          <table:table-cell office:value-type="float" office:value="483.313" calcext:value-type="float">
            <text:p>483.313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482.179" calcext:value-type="float">
            <text:p>482.179</text:p>
          </table:table-cell>
          <table:table-cell table:number-columns-repeated="2" office:value-type="float" office:value="480.683" calcext:value-type="float">
            <text:p>480.683</text:p>
          </table:table-cell>
          <table:table-cell office:value-type="float" office:value="480.228" calcext:value-type="float">
            <text:p>480.228</text:p>
          </table:table-cell>
          <table:table-cell office:value-type="float" office:value="480.192" calcext:value-type="float">
            <text:p>480.192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479.085" calcext:value-type="float">
            <text:p>479.085</text:p>
          </table:table-cell>
          <table:table-cell table:number-columns-repeated="2" office:value-type="float" office:value="477.611" calcext:value-type="float">
            <text:p>477.611</text:p>
          </table:table-cell>
          <table:table-cell office:value-type="float" office:value="477.156" calcext:value-type="float">
            <text:p>477.156</text:p>
          </table:table-cell>
          <table:table-cell office:value-type="float" office:value="477.12" calcext:value-type="float">
            <text:p>477.12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476.032" calcext:value-type="float">
            <text:p>476.032</text:p>
          </table:table-cell>
          <table:table-cell table:number-columns-repeated="2" office:value-type="float" office:value="474.578" calcext:value-type="float">
            <text:p>474.578</text:p>
          </table:table-cell>
          <table:table-cell office:value-type="float" office:value="474.118" calcext:value-type="float">
            <text:p>474.118</text:p>
          </table:table-cell>
          <table:table-cell office:value-type="float" office:value="474.081" calcext:value-type="float">
            <text:p>474.081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473.005" calcext:value-type="float">
            <text:p>473.005</text:p>
          </table:table-cell>
          <table:table-cell table:number-columns-repeated="2" office:value-type="float" office:value="471.574" calcext:value-type="float">
            <text:p>471.574</text:p>
          </table:table-cell>
          <table:table-cell office:value-type="float" office:value="471.116" calcext:value-type="float">
            <text:p>471.116</text:p>
          </table:table-cell>
          <table:table-cell office:value-type="float" office:value="471.077" calcext:value-type="float">
            <text:p>471.077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470.034" calcext:value-type="float">
            <text:p>470.034</text:p>
          </table:table-cell>
          <table:table-cell table:number-columns-repeated="2" office:value-type="float" office:value="468.624" calcext:value-type="float">
            <text:p>468.624</text:p>
          </table:table-cell>
          <table:table-cell office:value-type="float" office:value="468.155" calcext:value-type="float">
            <text:p>468.155</text:p>
          </table:table-cell>
          <table:table-cell office:value-type="float" office:value="468.117" calcext:value-type="float">
            <text:p>468.117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467.107" calcext:value-type="float">
            <text:p>467.107</text:p>
          </table:table-cell>
          <table:table-cell table:number-columns-repeated="2" office:value-type="float" office:value="465.704" calcext:value-type="float">
            <text:p>465.704</text:p>
          </table:table-cell>
          <table:table-cell office:value-type="float" office:value="465.239" calcext:value-type="float">
            <text:p>465.239</text:p>
          </table:table-cell>
          <table:table-cell office:value-type="float" office:value="465.201" calcext:value-type="float">
            <text:p>465.20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64.219" calcext:value-type="float">
            <text:p>464.219</text:p>
          </table:table-cell>
          <table:table-cell table:number-columns-repeated="2" office:value-type="float" office:value="462.837" calcext:value-type="float">
            <text:p>462.837</text:p>
          </table:table-cell>
          <table:table-cell office:value-type="float" office:value="462.36" calcext:value-type="float">
            <text:p>462.36</text:p>
          </table:table-cell>
          <table:table-cell office:value-type="float" office:value="462.324" calcext:value-type="float">
            <text:p>462.324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461.367" calcext:value-type="float">
            <text:p>461.367</text:p>
          </table:table-cell>
          <table:table-cell office:value-type="float" office:value="459.995" calcext:value-type="float">
            <text:p>459.995</text:p>
          </table:table-cell>
          <table:table-cell office:value-type="float" office:value="460.009" calcext:value-type="float">
            <text:p>460.009</text:p>
          </table:table-cell>
          <table:table-cell office:value-type="float" office:value="459.522" calcext:value-type="float">
            <text:p>459.522</text:p>
          </table:table-cell>
          <table:table-cell office:value-type="float" office:value="459.483" calcext:value-type="float">
            <text:p>459.483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458.553" calcext:value-type="float">
            <text:p>458.553</text:p>
          </table:table-cell>
          <table:table-cell office:value-type="float" office:value="457.211" calcext:value-type="float">
            <text:p>457.211</text:p>
          </table:table-cell>
          <table:table-cell office:value-type="float" office:value="457.206" calcext:value-type="float">
            <text:p>457.206</text:p>
          </table:table-cell>
          <table:table-cell office:value-type="float" office:value="456.734" calcext:value-type="float">
            <text:p>456.734</text:p>
          </table:table-cell>
          <table:table-cell office:value-type="float" office:value="456.698" calcext:value-type="float">
            <text:p>456.698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455.77" calcext:value-type="float">
            <text:p>455.77</text:p>
          </table:table-cell>
          <table:table-cell office:value-type="float" office:value="454.442" calcext:value-type="float">
            <text:p>454.442</text:p>
          </table:table-cell>
          <table:table-cell office:value-type="float" office:value="454.433" calcext:value-type="float">
            <text:p>454.433</text:p>
          </table:table-cell>
          <table:table-cell office:value-type="float" office:value="453.959" calcext:value-type="float">
            <text:p>453.959</text:p>
          </table:table-cell>
          <table:table-cell office:value-type="float" office:value="453.924" calcext:value-type="float">
            <text:p>453.924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453.033" calcext:value-type="float">
            <text:p>453.033</text:p>
          </table:table-cell>
          <table:table-cell office:value-type="float" office:value="451.725" calcext:value-type="float">
            <text:p>451.725</text:p>
          </table:table-cell>
          <table:table-cell office:value-type="float" office:value="451.702" calcext:value-type="float">
            <text:p>451.702</text:p>
          </table:table-cell>
          <table:table-cell office:value-type="float" office:value="451.238" calcext:value-type="float">
            <text:p>451.238</text:p>
          </table:table-cell>
          <table:table-cell office:value-type="float" office:value="451.203" calcext:value-type="float">
            <text:p>451.203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450.33" calcext:value-type="float">
            <text:p>450.33</text:p>
          </table:table-cell>
          <table:table-cell office:value-type="float" office:value="449.032" calcext:value-type="float">
            <text:p>449.032</text:p>
          </table:table-cell>
          <table:table-cell office:value-type="float" office:value="449.001" calcext:value-type="float">
            <text:p>449.001</text:p>
          </table:table-cell>
          <table:table-cell office:value-type="float" office:value="448.543" calcext:value-type="float">
            <text:p>448.543</text:p>
          </table:table-cell>
          <table:table-cell office:value-type="float" office:value="448.51" calcext:value-type="float">
            <text:p>448.51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447.663" calcext:value-type="float">
            <text:p>447.663</text:p>
          </table:table-cell>
          <table:table-cell office:value-type="float" office:value="446.381" calcext:value-type="float">
            <text:p>446.381</text:p>
          </table:table-cell>
          <table:table-cell office:value-type="float" office:value="446.342" calcext:value-type="float">
            <text:p>446.342</text:p>
          </table:table-cell>
          <table:table-cell office:value-type="float" office:value="445.893" calcext:value-type="float">
            <text:p>445.893</text:p>
          </table:table-cell>
          <table:table-cell office:value-type="float" office:value="445.857" calcext:value-type="float">
            <text:p>445.857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445.033" calcext:value-type="float">
            <text:p>445.033</text:p>
          </table:table-cell>
          <table:table-cell office:value-type="float" office:value="443.768" calcext:value-type="float">
            <text:p>443.768</text:p>
          </table:table-cell>
          <table:table-cell office:value-type="float" office:value="443.718" calcext:value-type="float">
            <text:p>443.718</text:p>
          </table:table-cell>
          <table:table-cell office:value-type="float" office:value="443.272" calcext:value-type="float">
            <text:p>443.272</text:p>
          </table:table-cell>
          <table:table-cell office:value-type="float" office:value="443.237" calcext:value-type="float">
            <text:p>443.237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442.434" calcext:value-type="float">
            <text:p>442.434</text:p>
          </table:table-cell>
          <table:table-cell office:value-type="float" office:value="441.187" calcext:value-type="float">
            <text:p>441.187</text:p>
          </table:table-cell>
          <table:table-cell office:value-type="float" office:value="441.119" calcext:value-type="float">
            <text:p>441.119</text:p>
          </table:table-cell>
          <table:table-cell office:value-type="float" office:value="440.687" calcext:value-type="float">
            <text:p>440.687</text:p>
          </table:table-cell>
          <table:table-cell office:value-type="float" office:value="440.651" calcext:value-type="float">
            <text:p>440.651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439.875" calcext:value-type="float">
            <text:p>439.875</text:p>
          </table:table-cell>
          <table:table-cell office:value-type="float" office:value="438.651" calcext:value-type="float">
            <text:p>438.651</text:p>
          </table:table-cell>
          <table:table-cell office:value-type="float" office:value="438.58" calcext:value-type="float">
            <text:p>438.58</text:p>
          </table:table-cell>
          <table:table-cell office:value-type="float" office:value="438.147" calcext:value-type="float">
            <text:p>438.147</text:p>
          </table:table-cell>
          <table:table-cell office:value-type="float" office:value="438.113" calcext:value-type="float">
            <text:p>438.113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437.349" calcext:value-type="float">
            <text:p>437.349</text:p>
          </table:table-cell>
          <table:table-cell office:value-type="float" office:value="436.138" calcext:value-type="float">
            <text:p>436.138</text:p>
          </table:table-cell>
          <table:table-cell office:value-type="float" office:value="436.058" calcext:value-type="float">
            <text:p>436.058</text:p>
          </table:table-cell>
          <table:table-cell office:value-type="float" office:value="435.635" calcext:value-type="float">
            <text:p>435.635</text:p>
          </table:table-cell>
          <table:table-cell office:value-type="float" office:value="435.601" calcext:value-type="float">
            <text:p>435.601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434.863" calcext:value-type="float">
            <text:p>434.863</text:p>
          </table:table-cell>
          <table:table-cell office:value-type="float" office:value="433.661" calcext:value-type="float">
            <text:p>433.661</text:p>
          </table:table-cell>
          <table:table-cell office:value-type="float" office:value="433.574" calcext:value-type="float">
            <text:p>433.574</text:p>
          </table:table-cell>
          <table:table-cell office:value-type="float" office:value="433.158" calcext:value-type="float">
            <text:p>433.158</text:p>
          </table:table-cell>
          <table:table-cell office:value-type="float" office:value="433.123" calcext:value-type="float">
            <text:p>433.123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432.394" calcext:value-type="float">
            <text:p>432.394</text:p>
          </table:table-cell>
          <table:table-cell office:value-type="float" office:value="431.217" calcext:value-type="float">
            <text:p>431.217</text:p>
          </table:table-cell>
          <table:table-cell office:value-type="float" office:value="431.12" calcext:value-type="float">
            <text:p>431.12</text:p>
          </table:table-cell>
          <table:table-cell office:value-type="float" office:value="430.705" calcext:value-type="float">
            <text:p>430.705</text:p>
          </table:table-cell>
          <table:table-cell office:value-type="float" office:value="430.669" calcext:value-type="float">
            <text:p>430.669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429.961" calcext:value-type="float">
            <text:p>429.961</text:p>
          </table:table-cell>
          <table:table-cell office:value-type="float" office:value="428.791" calcext:value-type="float">
            <text:p>428.791</text:p>
          </table:table-cell>
          <table:table-cell office:value-type="float" office:value="428.695" calcext:value-type="float">
            <text:p>428.695</text:p>
          </table:table-cell>
          <table:table-cell office:value-type="float" office:value="428.282" calcext:value-type="float">
            <text:p>428.282</text:p>
          </table:table-cell>
          <table:table-cell office:value-type="float" office:value="428.247" calcext:value-type="float">
            <text:p>428.247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427.566" calcext:value-type="float">
            <text:p>427.566</text:p>
          </table:table-cell>
          <table:table-cell office:value-type="float" office:value="426.414" calcext:value-type="float">
            <text:p>426.414</text:p>
          </table:table-cell>
          <table:table-cell office:value-type="float" office:value="426.299" calcext:value-type="float">
            <text:p>426.299</text:p>
          </table:table-cell>
          <table:table-cell office:value-type="float" office:value="425.897" calcext:value-type="float">
            <text:p>425.897</text:p>
          </table:table-cell>
          <table:table-cell office:value-type="float" office:value="425.863" calcext:value-type="float">
            <text:p>425.863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425.198" calcext:value-type="float">
            <text:p>425.198</text:p>
          </table:table-cell>
          <table:table-cell office:value-type="float" office:value="424.064" calcext:value-type="float">
            <text:p>424.064</text:p>
          </table:table-cell>
          <table:table-cell office:value-type="float" office:value="423.95" calcext:value-type="float">
            <text:p>423.95</text:p>
          </table:table-cell>
          <table:table-cell office:value-type="float" office:value="423.551" calcext:value-type="float">
            <text:p>423.551</text:p>
          </table:table-cell>
          <table:table-cell office:value-type="float" office:value="423.518" calcext:value-type="float">
            <text:p>423.518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422.868" calcext:value-type="float">
            <text:p>422.868</text:p>
          </table:table-cell>
          <table:table-cell office:value-type="float" office:value="421.743" calcext:value-type="float">
            <text:p>421.743</text:p>
          </table:table-cell>
          <table:table-cell office:value-type="float" office:value="421.617" calcext:value-type="float">
            <text:p>421.617</text:p>
          </table:table-cell>
          <table:table-cell office:value-type="float" office:value="421.224" calcext:value-type="float">
            <text:p>421.224</text:p>
          </table:table-cell>
          <table:table-cell office:value-type="float" office:value="421.191" calcext:value-type="float">
            <text:p>421.191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420.557" calcext:value-type="float">
            <text:p>420.557</text:p>
          </table:table-cell>
          <table:table-cell office:value-type="float" office:value="419.447" calcext:value-type="float">
            <text:p>419.447</text:p>
          </table:table-cell>
          <table:table-cell office:value-type="float" office:value="419.315" calcext:value-type="float">
            <text:p>419.315</text:p>
          </table:table-cell>
          <table:table-cell office:value-type="float" office:value="418.924" calcext:value-type="float">
            <text:p>418.924</text:p>
          </table:table-cell>
          <table:table-cell office:value-type="float" office:value="418.889" calcext:value-type="float">
            <text:p>418.889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418.28" calcext:value-type="float">
            <text:p>418.28</text:p>
          </table:table-cell>
          <table:table-cell office:value-type="float" office:value="417.183" calcext:value-type="float">
            <text:p>417.183</text:p>
          </table:table-cell>
          <table:table-cell office:value-type="float" office:value="417.044" calcext:value-type="float">
            <text:p>417.044</text:p>
          </table:table-cell>
          <table:table-cell office:value-type="float" office:value="416.658" calcext:value-type="float">
            <text:p>416.658</text:p>
          </table:table-cell>
          <table:table-cell office:value-type="float" office:value="416.623" calcext:value-type="float">
            <text:p>416.623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416.026" calcext:value-type="float">
            <text:p>416.026</text:p>
          </table:table-cell>
          <table:table-cell office:value-type="float" office:value="414.947" calcext:value-type="float">
            <text:p>414.947</text:p>
          </table:table-cell>
          <table:table-cell office:value-type="float" office:value="414.805" calcext:value-type="float">
            <text:p>414.805</text:p>
          </table:table-cell>
          <table:table-cell office:value-type="float" office:value="414.42" calcext:value-type="float">
            <text:p>414.42</text:p>
          </table:table-cell>
          <table:table-cell office:value-type="float" office:value="414.387" calcext:value-type="float">
            <text:p>414.387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413.813" calcext:value-type="float">
            <text:p>413.813</text:p>
          </table:table-cell>
          <table:table-cell office:value-type="float" office:value="412.737" calcext:value-type="float">
            <text:p>412.737</text:p>
          </table:table-cell>
          <table:table-cell office:value-type="float" office:value="412.596" calcext:value-type="float">
            <text:p>412.596</text:p>
          </table:table-cell>
          <table:table-cell office:value-type="float" office:value="412.22" calcext:value-type="float">
            <text:p>412.22</text:p>
          </table:table-cell>
          <table:table-cell office:value-type="float" office:value="412.186" calcext:value-type="float">
            <text:p>412.186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411.633" calcext:value-type="float">
            <text:p>411.633</text:p>
          </table:table-cell>
          <table:table-cell office:value-type="float" office:value="410.562" calcext:value-type="float">
            <text:p>410.562</text:p>
          </table:table-cell>
          <table:table-cell office:value-type="float" office:value="410.421" calcext:value-type="float">
            <text:p>410.421</text:p>
          </table:table-cell>
          <table:table-cell office:value-type="float" office:value="410.047" calcext:value-type="float">
            <text:p>410.047</text:p>
          </table:table-cell>
          <table:table-cell office:value-type="float" office:value="410.012" calcext:value-type="float">
            <text:p>410.012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409.466" calcext:value-type="float">
            <text:p>409.466</text:p>
          </table:table-cell>
          <table:table-cell office:value-type="float" office:value="408.419" calcext:value-type="float">
            <text:p>408.419</text:p>
          </table:table-cell>
          <table:table-cell office:value-type="float" office:value="408.263" calcext:value-type="float">
            <text:p>408.263</text:p>
          </table:table-cell>
          <table:table-cell office:value-type="float" office:value="407.888" calcext:value-type="float">
            <text:p>407.888</text:p>
          </table:table-cell>
          <table:table-cell office:value-type="float" office:value="407.854" calcext:value-type="float">
            <text:p>407.854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407.326" calcext:value-type="float">
            <text:p>407.326</text:p>
          </table:table-cell>
          <table:table-cell office:value-type="float" office:value="406.295" calcext:value-type="float">
            <text:p>406.295</text:p>
          </table:table-cell>
          <table:table-cell office:value-type="float" office:value="406.131" calcext:value-type="float">
            <text:p>406.131</text:p>
          </table:table-cell>
          <table:table-cell office:value-type="float" office:value="405.765" calcext:value-type="float">
            <text:p>405.765</text:p>
          </table:table-cell>
          <table:table-cell office:value-type="float" office:value="405.732" calcext:value-type="float">
            <text:p>405.732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405.218" calcext:value-type="float">
            <text:p>405.218</text:p>
          </table:table-cell>
          <table:table-cell office:value-type="float" office:value="404.198" calcext:value-type="float">
            <text:p>404.198</text:p>
          </table:table-cell>
          <table:table-cell office:value-type="float" office:value="404.027" calcext:value-type="float">
            <text:p>404.027</text:p>
          </table:table-cell>
          <table:table-cell office:value-type="float" office:value="403.669" calcext:value-type="float">
            <text:p>403.669</text:p>
          </table:table-cell>
          <table:table-cell office:value-type="float" office:value="403.637" calcext:value-type="float">
            <text:p>403.637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403.142" calcext:value-type="float">
            <text:p>403.142</text:p>
          </table:table-cell>
          <table:table-cell office:value-type="float" office:value="402.129" calcext:value-type="float">
            <text:p>402.129</text:p>
          </table:table-cell>
          <table:table-cell office:value-type="float" office:value="401.954" calcext:value-type="float">
            <text:p>401.954</text:p>
          </table:table-cell>
          <table:table-cell office:value-type="float" office:value="401.597" calcext:value-type="float">
            <text:p>401.597</text:p>
          </table:table-cell>
          <table:table-cell office:value-type="float" office:value="401.567" calcext:value-type="float">
            <text:p>401.567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401.089" calcext:value-type="float">
            <text:p>401.089</text:p>
          </table:table-cell>
          <table:table-cell office:value-type="float" office:value="400.093" calcext:value-type="float">
            <text:p>400.093</text:p>
          </table:table-cell>
          <table:table-cell office:value-type="float" office:value="399.915" calcext:value-type="float">
            <text:p>399.915</text:p>
          </table:table-cell>
          <table:table-cell office:value-type="float" office:value="399.56" calcext:value-type="float">
            <text:p>399.56</text:p>
          </table:table-cell>
          <table:table-cell office:value-type="float" office:value="399.529" calcext:value-type="float">
            <text:p>399.529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399.068" calcext:value-type="float">
            <text:p>399.068</text:p>
          </table:table-cell>
          <table:table-cell office:value-type="float" office:value="398.079" calcext:value-type="float">
            <text:p>398.079</text:p>
          </table:table-cell>
          <table:table-cell office:value-type="float" office:value="397.9" calcext:value-type="float">
            <text:p>397.9</text:p>
          </table:table-cell>
          <table:table-cell office:value-type="float" office:value="397.544" calcext:value-type="float">
            <text:p>397.544</text:p>
          </table:table-cell>
          <table:table-cell office:value-type="float" office:value="397.512" calcext:value-type="float">
            <text:p>397.512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397.064" calcext:value-type="float">
            <text:p>397.064</text:p>
          </table:table-cell>
          <table:table-cell office:value-type="float" office:value="396.088" calcext:value-type="float">
            <text:p>396.088</text:p>
          </table:table-cell>
          <table:table-cell office:value-type="float" office:value="395.896" calcext:value-type="float">
            <text:p>395.896</text:p>
          </table:table-cell>
          <table:table-cell office:value-type="float" office:value="395.544" calcext:value-type="float">
            <text:p>395.544</text:p>
          </table:table-cell>
          <table:table-cell office:value-type="float" office:value="395.513" calcext:value-type="float">
            <text:p>395.513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395.081" calcext:value-type="float">
            <text:p>395.081</text:p>
          </table:table-cell>
          <table:table-cell office:value-type="float" office:value="394.118" calcext:value-type="float">
            <text:p>394.118</text:p>
          </table:table-cell>
          <table:table-cell office:value-type="float" office:value="393.922" calcext:value-type="float">
            <text:p>393.922</text:p>
          </table:table-cell>
          <table:table-cell office:value-type="float" office:value="393.582" calcext:value-type="float">
            <text:p>393.582</text:p>
          </table:table-cell>
          <table:table-cell office:value-type="float" office:value="393.55" calcext:value-type="float">
            <text:p>393.55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393.136" calcext:value-type="float">
            <text:p>393.136</text:p>
          </table:table-cell>
          <table:table-cell office:value-type="float" office:value="392.178" calcext:value-type="float">
            <text:p>392.178</text:p>
          </table:table-cell>
          <table:table-cell office:value-type="float" office:value="391.979" calcext:value-type="float">
            <text:p>391.979</text:p>
          </table:table-cell>
          <table:table-cell office:value-type="float" office:value="391.644" calcext:value-type="float">
            <text:p>391.644</text:p>
          </table:table-cell>
          <table:table-cell office:value-type="float" office:value="391.613" calcext:value-type="float">
            <text:p>391.613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391.214" calcext:value-type="float">
            <text:p>391.214</text:p>
          </table:table-cell>
          <table:table-cell office:value-type="float" office:value="390.269" calcext:value-type="float">
            <text:p>390.269</text:p>
          </table:table-cell>
          <table:table-cell office:value-type="float" office:value="390.063" calcext:value-type="float">
            <text:p>390.063</text:p>
          </table:table-cell>
          <table:table-cell office:value-type="float" office:value="389.728" calcext:value-type="float">
            <text:p>389.728</text:p>
          </table:table-cell>
          <table:table-cell office:value-type="float" office:value="389.697" calcext:value-type="float">
            <text:p>389.697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389.312" calcext:value-type="float">
            <text:p>389.312</text:p>
          </table:table-cell>
          <table:table-cell office:value-type="float" office:value="388.375" calcext:value-type="float">
            <text:p>388.375</text:p>
          </table:table-cell>
          <table:table-cell office:value-type="float" office:value="388.164" calcext:value-type="float">
            <text:p>388.164</text:p>
          </table:table-cell>
          <table:table-cell office:value-type="float" office:value="387.834" calcext:value-type="float">
            <text:p>387.834</text:p>
          </table:table-cell>
          <table:table-cell office:value-type="float" office:value="387.803" calcext:value-type="float">
            <text:p>387.803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387.434" calcext:value-type="float">
            <text:p>387.434</text:p>
          </table:table-cell>
          <table:table-cell office:value-type="float" office:value="386.509" calcext:value-type="float">
            <text:p>386.509</text:p>
          </table:table-cell>
          <table:table-cell office:value-type="float" office:value="386.293" calcext:value-type="float">
            <text:p>386.293</text:p>
          </table:table-cell>
          <table:table-cell office:value-type="float" office:value="385.962" calcext:value-type="float">
            <text:p>385.962</text:p>
          </table:table-cell>
          <table:table-cell office:value-type="float" office:value="385.933" calcext:value-type="float">
            <text:p>385.933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385.568" calcext:value-type="float">
            <text:p>385.568</text:p>
          </table:table-cell>
          <table:table-cell office:value-type="float" office:value="384.666" calcext:value-type="float">
            <text:p>384.666</text:p>
          </table:table-cell>
          <table:table-cell office:value-type="float" office:value="384.444" calcext:value-type="float">
            <text:p>384.444</text:p>
          </table:table-cell>
          <table:table-cell office:value-type="float" office:value="384.118" calcext:value-type="float">
            <text:p>384.118</text:p>
          </table:table-cell>
          <table:table-cell office:value-type="float" office:value="384.087" calcext:value-type="float">
            <text:p>384.087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383.743" calcext:value-type="float">
            <text:p>383.743</text:p>
          </table:table-cell>
          <table:table-cell office:value-type="float" office:value="382.843" calcext:value-type="float">
            <text:p>382.843</text:p>
          </table:table-cell>
          <table:table-cell office:value-type="float" office:value="382.615" calcext:value-type="float">
            <text:p>382.615</text:p>
          </table:table-cell>
          <table:table-cell office:value-type="float" office:value="382.289" calcext:value-type="float">
            <text:p>382.289</text:p>
          </table:table-cell>
          <table:table-cell office:value-type="float" office:value="382.26" calcext:value-type="float">
            <text:p>382.26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381.928" calcext:value-type="float">
            <text:p>381.928</text:p>
          </table:table-cell>
          <table:table-cell office:value-type="float" office:value="381.051" calcext:value-type="float">
            <text:p>381.051</text:p>
          </table:table-cell>
          <table:table-cell office:value-type="float" office:value="380.822" calcext:value-type="float">
            <text:p>380.822</text:p>
          </table:table-cell>
          <table:table-cell office:value-type="float" office:value="380.496" calcext:value-type="float">
            <text:p>380.496</text:p>
          </table:table-cell>
          <table:table-cell office:value-type="float" office:value="380.468" calcext:value-type="float">
            <text:p>380.468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380.151" calcext:value-type="float">
            <text:p>380.151</text:p>
          </table:table-cell>
          <table:table-cell office:value-type="float" office:value="379.271" calcext:value-type="float">
            <text:p>379.271</text:p>
          </table:table-cell>
          <table:table-cell office:value-type="float" office:value="379.043" calcext:value-type="float">
            <text:p>379.043</text:p>
          </table:table-cell>
          <table:table-cell office:value-type="float" office:value="378.72" calcext:value-type="float">
            <text:p>378.72</text:p>
          </table:table-cell>
          <table:table-cell office:value-type="float" office:value="378.69" calcext:value-type="float">
            <text:p>378.69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378.381" calcext:value-type="float">
            <text:p>378.381</text:p>
          </table:table-cell>
          <table:table-cell office:value-type="float" office:value="377.51" calcext:value-type="float">
            <text:p>377.51</text:p>
          </table:table-cell>
          <table:table-cell office:value-type="float" office:value="377.277" calcext:value-type="float">
            <text:p>377.277</text:p>
          </table:table-cell>
          <table:table-cell office:value-type="float" office:value="376.958" calcext:value-type="float">
            <text:p>376.958</text:p>
          </table:table-cell>
          <table:table-cell office:value-type="float" office:value="376.928" calcext:value-type="float">
            <text:p>376.928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376.635" calcext:value-type="float">
            <text:p>376.635</text:p>
          </table:table-cell>
          <table:table-cell office:value-type="float" office:value="375.777" calcext:value-type="float">
            <text:p>375.777</text:p>
          </table:table-cell>
          <table:table-cell office:value-type="float" office:value="375.537" calcext:value-type="float">
            <text:p>375.537</text:p>
          </table:table-cell>
          <table:table-cell office:value-type="float" office:value="375.218" calcext:value-type="float">
            <text:p>375.218</text:p>
          </table:table-cell>
          <table:table-cell office:value-type="float" office:value="375.188" calcext:value-type="float">
            <text:p>375.188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374.907" calcext:value-type="float">
            <text:p>374.907</text:p>
          </table:table-cell>
          <table:table-cell office:value-type="float" office:value="374.06" calcext:value-type="float">
            <text:p>374.06</text:p>
          </table:table-cell>
          <table:table-cell office:value-type="float" office:value="373.813" calcext:value-type="float">
            <text:p>373.813</text:p>
          </table:table-cell>
          <table:table-cell office:value-type="float" office:value="373.502" calcext:value-type="float">
            <text:p>373.502</text:p>
          </table:table-cell>
          <table:table-cell office:value-type="float" office:value="373.474" calcext:value-type="float">
            <text:p>373.474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373.209" calcext:value-type="float">
            <text:p>373.209</text:p>
          </table:table-cell>
          <table:table-cell office:value-type="float" office:value="372.367" calcext:value-type="float">
            <text:p>372.367</text:p>
          </table:table-cell>
          <table:table-cell office:value-type="float" office:value="372.118" calcext:value-type="float">
            <text:p>372.118</text:p>
          </table:table-cell>
          <table:table-cell office:value-type="float" office:value="371.812" calcext:value-type="float">
            <text:p>371.812</text:p>
          </table:table-cell>
          <table:table-cell office:value-type="float" office:value="371.783" calcext:value-type="float">
            <text:p>371.783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371.528" calcext:value-type="float">
            <text:p>371.528</text:p>
          </table:table-cell>
          <table:table-cell office:value-type="float" office:value="370.695" calcext:value-type="float">
            <text:p>370.695</text:p>
          </table:table-cell>
          <table:table-cell office:value-type="float" office:value="370.447" calcext:value-type="float">
            <text:p>370.447</text:p>
          </table:table-cell>
          <table:table-cell office:value-type="float" office:value="370.145" calcext:value-type="float">
            <text:p>370.145</text:p>
          </table:table-cell>
          <table:table-cell office:value-type="float" office:value="370.116" calcext:value-type="float">
            <text:p>370.116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369.864" calcext:value-type="float">
            <text:p>369.864</text:p>
          </table:table-cell>
          <table:table-cell office:value-type="float" office:value="369.046" calcext:value-type="float">
            <text:p>369.046</text:p>
          </table:table-cell>
          <table:table-cell office:value-type="float" office:value="368.789" calcext:value-type="float">
            <text:p>368.789</text:p>
          </table:table-cell>
          <table:table-cell office:value-type="float" office:value="368.482" calcext:value-type="float">
            <text:p>368.482</text:p>
          </table:table-cell>
          <table:table-cell office:value-type="float" office:value="368.455" calcext:value-type="float">
            <text:p>368.455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368.225" calcext:value-type="float">
            <text:p>368.225</text:p>
          </table:table-cell>
          <table:table-cell office:value-type="float" office:value="367.401" calcext:value-type="float">
            <text:p>367.401</text:p>
          </table:table-cell>
          <table:table-cell office:value-type="float" office:value="367.15" calcext:value-type="float">
            <text:p>367.15</text:p>
          </table:table-cell>
          <table:table-cell office:value-type="float" office:value="366.844" calcext:value-type="float">
            <text:p>366.844</text:p>
          </table:table-cell>
          <table:table-cell office:value-type="float" office:value="366.815" calcext:value-type="float">
            <text:p>366.81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365.793" calcext:value-type="float">
            <text:p>365.793</text:p>
          </table:table-cell>
          <table:table-cell office:value-type="float" office:value="365.537" calcext:value-type="float">
            <text:p>365.537</text:p>
          </table:table-cell>
          <table:table-cell office:value-type="float" office:value="365.23" calcext:value-type="float">
            <text:p>365.23</text:p>
          </table:table-cell>
          <table:table-cell office:value-type="float" office:value="365.203" calcext:value-type="float">
            <text:p>365.203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365.001" calcext:value-type="float">
            <text:p>365.001</text:p>
          </table:table-cell>
          <table:table-cell office:value-type="float" office:value="364.199" calcext:value-type="float">
            <text:p>364.199</text:p>
          </table:table-cell>
          <table:table-cell office:value-type="float" office:value="363.939" calcext:value-type="float">
            <text:p>363.939</text:p>
          </table:table-cell>
          <table:table-cell office:value-type="float" office:value="363.637" calcext:value-type="float">
            <text:p>363.637</text:p>
          </table:table-cell>
          <table:table-cell office:value-type="float" office:value="363.608" calcext:value-type="float">
            <text:p>363.608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363.41" calcext:value-type="float">
            <text:p>363.41</text:p>
          </table:table-cell>
          <table:table-cell office:value-type="float" office:value="362.621" calcext:value-type="float">
            <text:p>362.621</text:p>
          </table:table-cell>
          <table:table-cell office:value-type="float" office:value="362.356" calcext:value-type="float">
            <text:p>362.356</text:p>
          </table:table-cell>
          <table:table-cell office:value-type="float" office:value="362.057" calcext:value-type="float">
            <text:p>362.057</text:p>
          </table:table-cell>
          <table:table-cell office:value-type="float" office:value="362.03" calcext:value-type="float">
            <text:p>362.03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361.848" calcext:value-type="float">
            <text:p>361.848</text:p>
          </table:table-cell>
          <table:table-cell office:value-type="float" office:value="361.062" calcext:value-type="float">
            <text:p>361.062</text:p>
          </table:table-cell>
          <table:table-cell office:value-type="float" office:value="360.797" calcext:value-type="float">
            <text:p>360.797</text:p>
          </table:table-cell>
          <table:table-cell office:value-type="float" office:value="360.501" calcext:value-type="float">
            <text:p>360.501</text:p>
          </table:table-cell>
          <table:table-cell office:value-type="float" office:value="360.474" calcext:value-type="float">
            <text:p>360.474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360.301" calcext:value-type="float">
            <text:p>360.301</text:p>
          </table:table-cell>
          <table:table-cell office:value-type="float" office:value="359.522" calcext:value-type="float">
            <text:p>359.522</text:p>
          </table:table-cell>
          <table:table-cell office:value-type="float" office:value="359.25" calcext:value-type="float">
            <text:p>359.25</text:p>
          </table:table-cell>
          <table:table-cell office:value-type="float" office:value="358.959" calcext:value-type="float">
            <text:p>358.959</text:p>
          </table:table-cell>
          <table:table-cell office:value-type="float" office:value="358.932" calcext:value-type="float">
            <text:p>358.93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58.771" calcext:value-type="float">
            <text:p>358.771</text:p>
          </table:table-cell>
          <table:table-cell office:value-type="float" office:value="358" calcext:value-type="float">
            <text:p>358</text:p>
          </table:table-cell>
          <table:table-cell office:value-type="float" office:value="357.733" calcext:value-type="float">
            <text:p>357.733</text:p>
          </table:table-cell>
          <table:table-cell office:value-type="float" office:value="357.441" calcext:value-type="float">
            <text:p>357.441</text:p>
          </table:table-cell>
          <table:table-cell office:value-type="float" office:value="357.415" calcext:value-type="float">
            <text:p>357.415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357.259" calcext:value-type="float">
            <text:p>357.259</text:p>
          </table:table-cell>
          <table:table-cell office:value-type="float" office:value="356.495" calcext:value-type="float">
            <text:p>356.495</text:p>
          </table:table-cell>
          <table:table-cell office:value-type="float" office:value="356.225" calcext:value-type="float">
            <text:p>356.225</text:p>
          </table:table-cell>
          <table:table-cell office:value-type="float" office:value="355.934" calcext:value-type="float">
            <text:p>355.934</text:p>
          </table:table-cell>
          <table:table-cell office:value-type="float" office:value="355.907" calcext:value-type="float">
            <text:p>355.907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355.767" calcext:value-type="float">
            <text:p>355.767</text:p>
          </table:table-cell>
          <table:table-cell office:value-type="float" office:value="355.005" calcext:value-type="float">
            <text:p>355.005</text:p>
          </table:table-cell>
          <table:table-cell office:value-type="float" office:value="354.736" calcext:value-type="float">
            <text:p>354.736</text:p>
          </table:table-cell>
          <table:table-cell office:value-type="float" office:value="354.445" calcext:value-type="float">
            <text:p>354.445</text:p>
          </table:table-cell>
          <table:table-cell office:value-type="float" office:value="354.419" calcext:value-type="float">
            <text:p>354.419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354.289" calcext:value-type="float">
            <text:p>354.289</text:p>
          </table:table-cell>
          <table:table-cell office:value-type="float" office:value="353.537" calcext:value-type="float">
            <text:p>353.537</text:p>
          </table:table-cell>
          <table:table-cell office:value-type="float" office:value="353.263" calcext:value-type="float">
            <text:p>353.263</text:p>
          </table:table-cell>
          <table:table-cell office:value-type="float" office:value="352.978" calcext:value-type="float">
            <text:p>352.978</text:p>
          </table:table-cell>
          <table:table-cell office:value-type="float" office:value="352.951" calcext:value-type="float">
            <text:p>352.951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352.828" calcext:value-type="float">
            <text:p>352.828</text:p>
          </table:table-cell>
          <table:table-cell office:value-type="float" office:value="352.085" calcext:value-type="float">
            <text:p>352.085</text:p>
          </table:table-cell>
          <table:table-cell office:value-type="float" office:value="351.804" calcext:value-type="float">
            <text:p>351.804</text:p>
          </table:table-cell>
          <table:table-cell office:value-type="float" office:value="351.52" calcext:value-type="float">
            <text:p>351.52</text:p>
          </table:table-cell>
          <table:table-cell office:value-type="float" office:value="351.493" calcext:value-type="float">
            <text:p>351.493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351.391" calcext:value-type="float">
            <text:p>351.391</text:p>
          </table:table-cell>
          <table:table-cell office:value-type="float" office:value="350.654" calcext:value-type="float">
            <text:p>350.654</text:p>
          </table:table-cell>
          <table:table-cell office:value-type="float" office:value="350.375" calcext:value-type="float">
            <text:p>350.375</text:p>
          </table:table-cell>
          <table:table-cell office:value-type="float" office:value="350.091" calcext:value-type="float">
            <text:p>350.091</text:p>
          </table:table-cell>
          <table:table-cell office:value-type="float" office:value="350.066" calcext:value-type="float">
            <text:p>350.066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349.969" calcext:value-type="float">
            <text:p>349.969</text:p>
          </table:table-cell>
          <table:table-cell office:value-type="float" office:value="349.238" calcext:value-type="float">
            <text:p>349.238</text:p>
          </table:table-cell>
          <table:table-cell office:value-type="float" office:value="348.957" calcext:value-type="float">
            <text:p>348.957</text:p>
          </table:table-cell>
          <table:table-cell office:value-type="float" office:value="348.669" calcext:value-type="float">
            <text:p>348.669</text:p>
          </table:table-cell>
          <table:table-cell office:value-type="float" office:value="348.643" calcext:value-type="float">
            <text:p>348.643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348.552" calcext:value-type="float">
            <text:p>348.552</text:p>
          </table:table-cell>
          <table:table-cell office:value-type="float" office:value="347.835" calcext:value-type="float">
            <text:p>347.835</text:p>
          </table:table-cell>
          <table:table-cell office:value-type="float" office:value="347.551" calcext:value-type="float">
            <text:p>347.551</text:p>
          </table:table-cell>
          <table:table-cell office:value-type="float" office:value="347.264" calcext:value-type="float">
            <text:p>347.264</text:p>
          </table:table-cell>
          <table:table-cell office:value-type="float" office:value="347.238" calcext:value-type="float">
            <text:p>347.238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347.16" calcext:value-type="float">
            <text:p>347.16</text:p>
          </table:table-cell>
          <table:table-cell office:value-type="float" office:value="346.444" calcext:value-type="float">
            <text:p>346.444</text:p>
          </table:table-cell>
          <table:table-cell office:value-type="float" office:value="346.16" calcext:value-type="float">
            <text:p>346.16</text:p>
          </table:table-cell>
          <table:table-cell office:value-type="float" office:value="345.881" calcext:value-type="float">
            <text:p>345.881</text:p>
          </table:table-cell>
          <table:table-cell office:value-type="float" office:value="345.855" calcext:value-type="float">
            <text:p>345.855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345.781" calcext:value-type="float">
            <text:p>345.781</text:p>
          </table:table-cell>
          <table:table-cell office:value-type="float" office:value="345.076" calcext:value-type="float">
            <text:p>345.076</text:p>
          </table:table-cell>
          <table:table-cell office:value-type="float" office:value="344.789" calcext:value-type="float">
            <text:p>344.789</text:p>
          </table:table-cell>
          <table:table-cell office:value-type="float" office:value="344.509" calcext:value-type="float">
            <text:p>344.509</text:p>
          </table:table-cell>
          <table:table-cell office:value-type="float" office:value="344.483" calcext:value-type="float">
            <text:p>344.483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344.419" calcext:value-type="float">
            <text:p>344.419</text:p>
          </table:table-cell>
          <table:table-cell office:value-type="float" office:value="343.721" calcext:value-type="float">
            <text:p>343.721</text:p>
          </table:table-cell>
          <table:table-cell office:value-type="float" office:value="343.433" calcext:value-type="float">
            <text:p>343.433</text:p>
          </table:table-cell>
          <table:table-cell office:value-type="float" office:value="343.153" calcext:value-type="float">
            <text:p>343.153</text:p>
          </table:table-cell>
          <table:table-cell office:value-type="float" office:value="343.128" calcext:value-type="float">
            <text:p>343.128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343.073" calcext:value-type="float">
            <text:p>343.073</text:p>
          </table:table-cell>
          <table:table-cell office:value-type="float" office:value="342.38" calcext:value-type="float">
            <text:p>342.38</text:p>
          </table:table-cell>
          <table:table-cell office:value-type="float" office:value="342.093" calcext:value-type="float">
            <text:p>342.093</text:p>
          </table:table-cell>
          <table:table-cell office:value-type="float" office:value="341.817" calcext:value-type="float">
            <text:p>341.817</text:p>
          </table:table-cell>
          <table:table-cell office:value-type="float" office:value="341.791" calcext:value-type="float">
            <text:p>341.791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341.749" calcext:value-type="float">
            <text:p>341.749</text:p>
          </table:table-cell>
          <table:table-cell office:value-type="float" office:value="341.058" calcext:value-type="float">
            <text:p>341.058</text:p>
          </table:table-cell>
          <table:table-cell office:value-type="float" office:value="340.764" calcext:value-type="float">
            <text:p>340.764</text:p>
          </table:table-cell>
          <table:table-cell office:value-type="float" office:value="340.489" calcext:value-type="float">
            <text:p>340.489</text:p>
          </table:table-cell>
          <table:table-cell office:value-type="float" office:value="340.464" calcext:value-type="float">
            <text:p>340.464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340.433" calcext:value-type="float">
            <text:p>340.433</text:p>
          </table:table-cell>
          <table:table-cell office:value-type="float" office:value="339.745" calcext:value-type="float">
            <text:p>339.745</text:p>
          </table:table-cell>
          <table:table-cell office:value-type="float" office:value="339.453" calcext:value-type="float">
            <text:p>339.453</text:p>
          </table:table-cell>
          <table:table-cell office:value-type="float" office:value="339.177" calcext:value-type="float">
            <text:p>339.177</text:p>
          </table:table-cell>
          <table:table-cell office:value-type="float" office:value="339.153" calcext:value-type="float">
            <text:p>339.153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339.134" calcext:value-type="float">
            <text:p>339.134</text:p>
          </table:table-cell>
          <table:table-cell office:value-type="float" office:value="338.452" calcext:value-type="float">
            <text:p>338.452</text:p>
          </table:table-cell>
          <table:table-cell office:value-type="float" office:value="338.161" calcext:value-type="float">
            <text:p>338.161</text:p>
          </table:table-cell>
          <table:table-cell office:value-type="float" office:value="337.883" calcext:value-type="float">
            <text:p>337.883</text:p>
          </table:table-cell>
          <table:table-cell office:value-type="float" office:value="337.859" calcext:value-type="float">
            <text:p>337.859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337.844" calcext:value-type="float">
            <text:p>337.844</text:p>
          </table:table-cell>
          <table:table-cell office:value-type="float" office:value="337.169" calcext:value-type="float">
            <text:p>337.169</text:p>
          </table:table-cell>
          <table:table-cell office:value-type="float" office:value="336.877" calcext:value-type="float">
            <text:p>336.877</text:p>
          </table:table-cell>
          <table:table-cell office:value-type="float" office:value="336.603" calcext:value-type="float">
            <text:p>336.603</text:p>
          </table:table-cell>
          <table:table-cell office:value-type="float" office:value="336.578" calcext:value-type="float">
            <text:p>336.578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336.57" calcext:value-type="float">
            <text:p>336.57</text:p>
          </table:table-cell>
          <table:table-cell office:value-type="float" office:value="335.902" calcext:value-type="float">
            <text:p>335.902</text:p>
          </table:table-cell>
          <table:table-cell office:value-type="float" office:value="335.609" calcext:value-type="float">
            <text:p>335.609</text:p>
          </table:table-cell>
          <table:table-cell office:value-type="float" office:value="335.335" calcext:value-type="float">
            <text:p>335.335</text:p>
          </table:table-cell>
          <table:table-cell office:value-type="float" office:value="335.312" calcext:value-type="float">
            <text:p>335.312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335.313" calcext:value-type="float">
            <text:p>335.313</text:p>
          </table:table-cell>
          <table:table-cell office:value-type="float" office:value="334.651" calcext:value-type="float">
            <text:p>334.651</text:p>
          </table:table-cell>
          <table:table-cell office:value-type="float" office:value="334.358" calcext:value-type="float">
            <text:p>334.358</text:p>
          </table:table-cell>
          <table:table-cell office:value-type="float" office:value="334.086" calcext:value-type="float">
            <text:p>334.086</text:p>
          </table:table-cell>
          <table:table-cell office:value-type="float" office:value="334.063" calcext:value-type="float">
            <text:p>334.063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334.071" calcext:value-type="float">
            <text:p>334.071</text:p>
          </table:table-cell>
          <table:table-cell office:value-type="float" office:value="333.413" calcext:value-type="float">
            <text:p>333.413</text:p>
          </table:table-cell>
          <table:table-cell office:value-type="float" office:value="333.116" calcext:value-type="float">
            <text:p>333.116</text:p>
          </table:table-cell>
          <table:table-cell office:value-type="float" office:value="332.851" calcext:value-type="float">
            <text:p>332.851</text:p>
          </table:table-cell>
          <table:table-cell office:value-type="float" office:value="332.828" calcext:value-type="float">
            <text:p>332.828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332.839" calcext:value-type="float">
            <text:p>332.839</text:p>
          </table:table-cell>
          <table:table-cell office:value-type="float" office:value="332.189" calcext:value-type="float">
            <text:p>332.189</text:p>
          </table:table-cell>
          <table:table-cell office:value-type="float" office:value="331.895" calcext:value-type="float">
            <text:p>331.895</text:p>
          </table:table-cell>
          <table:table-cell office:value-type="float" office:value="331.623" calcext:value-type="float">
            <text:p>331.623</text:p>
          </table:table-cell>
          <table:table-cell office:value-type="float" office:value="331.6" calcext:value-type="float">
            <text:p>331.6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331.625" calcext:value-type="float">
            <text:p>331.625</text:p>
          </table:table-cell>
          <table:table-cell office:value-type="float" office:value="330.976" calcext:value-type="float">
            <text:p>330.976</text:p>
          </table:table-cell>
          <table:table-cell office:value-type="float" office:value="330.681" calcext:value-type="float">
            <text:p>330.681</text:p>
          </table:table-cell>
          <table:table-cell office:value-type="float" office:value="330.413" calcext:value-type="float">
            <text:p>330.413</text:p>
          </table:table-cell>
          <table:table-cell office:value-type="float" office:value="330.389" calcext:value-type="float">
            <text:p>330.389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330.416" calcext:value-type="float">
            <text:p>330.416</text:p>
          </table:table-cell>
          <table:table-cell office:value-type="float" office:value="329.775" calcext:value-type="float">
            <text:p>329.775</text:p>
          </table:table-cell>
          <table:table-cell office:value-type="float" office:value="329.477" calcext:value-type="float">
            <text:p>329.477</text:p>
          </table:table-cell>
          <table:table-cell office:value-type="float" office:value="329.211" calcext:value-type="float">
            <text:p>329.211</text:p>
          </table:table-cell>
          <table:table-cell office:value-type="float" office:value="329.188" calcext:value-type="float">
            <text:p>329.188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329.227" calcext:value-type="float">
            <text:p>329.227</text:p>
          </table:table-cell>
          <table:table-cell office:value-type="float" office:value="328.593" calcext:value-type="float">
            <text:p>328.593</text:p>
          </table:table-cell>
          <table:table-cell office:value-type="float" office:value="328.294" calcext:value-type="float">
            <text:p>328.294</text:p>
          </table:table-cell>
          <table:table-cell office:value-type="float" office:value="328.024" calcext:value-type="float">
            <text:p>328.024</text:p>
          </table:table-cell>
          <table:table-cell office:value-type="float" office:value="328.002" calcext:value-type="float">
            <text:p>328.002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328.044" calcext:value-type="float">
            <text:p>328.044</text:p>
          </table:table-cell>
          <table:table-cell office:value-type="float" office:value="327.419" calcext:value-type="float">
            <text:p>327.419</text:p>
          </table:table-cell>
          <table:table-cell office:value-type="float" office:value="327.118" calcext:value-type="float">
            <text:p>327.118</text:p>
          </table:table-cell>
          <table:table-cell office:value-type="float" office:value="326.851" calcext:value-type="float">
            <text:p>326.851</text:p>
          </table:table-cell>
          <table:table-cell office:value-type="float" office:value="326.829" calcext:value-type="float">
            <text:p>326.829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326.882" calcext:value-type="float">
            <text:p>326.882</text:p>
          </table:table-cell>
          <table:table-cell office:value-type="float" office:value="326.262" calcext:value-type="float">
            <text:p>326.262</text:p>
          </table:table-cell>
          <table:table-cell office:value-type="float" office:value="325.957" calcext:value-type="float">
            <text:p>325.957</text:p>
          </table:table-cell>
          <table:table-cell office:value-type="float" office:value="325.691" calcext:value-type="float">
            <text:p>325.691</text:p>
          </table:table-cell>
          <table:table-cell office:value-type="float" office:value="325.668" calcext:value-type="float">
            <text:p>325.668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325.731" calcext:value-type="float">
            <text:p>325.731</text:p>
          </table:table-cell>
          <table:table-cell office:value-type="float" office:value="325.111" calcext:value-type="float">
            <text:p>325.111</text:p>
          </table:table-cell>
          <table:table-cell office:value-type="float" office:value="324.809" calcext:value-type="float">
            <text:p>324.809</text:p>
          </table:table-cell>
          <table:table-cell office:value-type="float" office:value="324.546" calcext:value-type="float">
            <text:p>324.546</text:p>
          </table:table-cell>
          <table:table-cell office:value-type="float" office:value="324.525" calcext:value-type="float">
            <text:p>324.525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324.586" calcext:value-type="float">
            <text:p>324.586</text:p>
          </table:table-cell>
          <table:table-cell office:value-type="float" office:value="323.973" calcext:value-type="float">
            <text:p>323.973</text:p>
          </table:table-cell>
          <table:table-cell office:value-type="float" office:value="323.674" calcext:value-type="float">
            <text:p>323.674</text:p>
          </table:table-cell>
          <table:table-cell office:value-type="float" office:value="323.408" calcext:value-type="float">
            <text:p>323.408</text:p>
          </table:table-cell>
          <table:table-cell office:value-type="float" office:value="323.386" calcext:value-type="float">
            <text:p>323.386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323.456" calcext:value-type="float">
            <text:p>323.456</text:p>
          </table:table-cell>
          <table:table-cell office:value-type="float" office:value="322.849" calcext:value-type="float">
            <text:p>322.849</text:p>
          </table:table-cell>
          <table:table-cell office:value-type="float" office:value="322.551" calcext:value-type="float">
            <text:p>322.551</text:p>
          </table:table-cell>
          <table:table-cell office:value-type="float" office:value="322.285" calcext:value-type="float">
            <text:p>322.285</text:p>
          </table:table-cell>
          <table:table-cell office:value-type="float" office:value="322.264" calcext:value-type="float">
            <text:p>322.264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322.342" calcext:value-type="float">
            <text:p>322.342</text:p>
          </table:table-cell>
          <table:table-cell office:value-type="float" office:value="321.733" calcext:value-type="float">
            <text:p>321.733</text:p>
          </table:table-cell>
          <table:table-cell office:value-type="float" office:value="321.435" calcext:value-type="float">
            <text:p>321.435</text:p>
          </table:table-cell>
          <table:table-cell office:value-type="float" office:value="321.172" calcext:value-type="float">
            <text:p>321.172</text:p>
          </table:table-cell>
          <table:table-cell office:value-type="float" office:value="321.149" calcext:value-type="float">
            <text:p>321.149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0.632" calcext:value-type="float">
            <text:p>320.632</text:p>
          </table:table-cell>
          <table:table-cell office:value-type="float" office:value="320.332" calcext:value-type="float">
            <text:p>320.332</text:p>
          </table:table-cell>
          <table:table-cell office:value-type="float" office:value="320.07" calcext:value-type="float">
            <text:p>320.07</text:p>
          </table:table-cell>
          <table:table-cell office:value-type="float" office:value="320.048" calcext:value-type="float">
            <text:p>320.048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320.147" calcext:value-type="float">
            <text:p>320.147</text:p>
          </table:table-cell>
          <table:table-cell office:value-type="float" office:value="319.545" calcext:value-type="float">
            <text:p>319.545</text:p>
          </table:table-cell>
          <table:table-cell office:value-type="float" office:value="319.243" calcext:value-type="float">
            <text:p>319.243</text:p>
          </table:table-cell>
          <table:table-cell office:value-type="float" office:value="318.983" calcext:value-type="float">
            <text:p>318.983</text:p>
          </table:table-cell>
          <table:table-cell office:value-type="float" office:value="318.961" calcext:value-type="float">
            <text:p>318.961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319.068" calcext:value-type="float">
            <text:p>319.068</text:p>
          </table:table-cell>
          <table:table-cell office:value-type="float" office:value="318.47" calcext:value-type="float">
            <text:p>318.47</text:p>
          </table:table-cell>
          <table:table-cell office:value-type="float" office:value="318.169" calcext:value-type="float">
            <text:p>318.169</text:p>
          </table:table-cell>
          <table:table-cell office:value-type="float" office:value="317.908" calcext:value-type="float">
            <text:p>317.908</text:p>
          </table:table-cell>
          <table:table-cell office:value-type="float" office:value="317.886" calcext:value-type="float">
            <text:p>317.886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317.994" calcext:value-type="float">
            <text:p>317.994</text:p>
          </table:table-cell>
          <table:table-cell office:value-type="float" office:value="317.407" calcext:value-type="float">
            <text:p>317.407</text:p>
          </table:table-cell>
          <table:table-cell office:value-type="float" office:value="317.099" calcext:value-type="float">
            <text:p>317.099</text:p>
          </table:table-cell>
          <table:table-cell office:value-type="float" office:value="316.842" calcext:value-type="float">
            <text:p>316.842</text:p>
          </table:table-cell>
          <table:table-cell office:value-type="float" office:value="316.821" calcext:value-type="float">
            <text:p>316.821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316.933" calcext:value-type="float">
            <text:p>316.933</text:p>
          </table:table-cell>
          <table:table-cell office:value-type="float" office:value="316.35" calcext:value-type="float">
            <text:p>316.35</text:p>
          </table:table-cell>
          <table:table-cell office:value-type="float" office:value="316.047" calcext:value-type="float">
            <text:p>316.047</text:p>
          </table:table-cell>
          <table:table-cell office:value-type="float" office:value="315.786" calcext:value-type="float">
            <text:p>315.786</text:p>
          </table:table-cell>
          <table:table-cell office:value-type="float" office:value="315.764" calcext:value-type="float">
            <text:p>315.764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315.884" calcext:value-type="float">
            <text:p>315.884</text:p>
          </table:table-cell>
          <table:table-cell office:value-type="float" office:value="315.304" calcext:value-type="float">
            <text:p>315.304</text:p>
          </table:table-cell>
          <table:table-cell office:value-type="float" office:value="314.998" calcext:value-type="float">
            <text:p>314.998</text:p>
          </table:table-cell>
          <table:table-cell office:value-type="float" office:value="314.74" calcext:value-type="float">
            <text:p>314.74</text:p>
          </table:table-cell>
          <table:table-cell office:value-type="float" office:value="314.72" calcext:value-type="float">
            <text:p>314.72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314.846" calcext:value-type="float">
            <text:p>314.846</text:p>
          </table:table-cell>
          <table:table-cell office:value-type="float" office:value="314.269" calcext:value-type="float">
            <text:p>314.269</text:p>
          </table:table-cell>
          <table:table-cell office:value-type="float" office:value="313.966" calcext:value-type="float">
            <text:p>313.966</text:p>
          </table:table-cell>
          <table:table-cell office:value-type="float" office:value="313.704" calcext:value-type="float">
            <text:p>313.704</text:p>
          </table:table-cell>
          <table:table-cell office:value-type="float" office:value="313.684" calcext:value-type="float">
            <text:p>313.684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313.818" calcext:value-type="float">
            <text:p>313.818</text:p>
          </table:table-cell>
          <table:table-cell office:value-type="float" office:value="313.246" calcext:value-type="float">
            <text:p>313.246</text:p>
          </table:table-cell>
          <table:table-cell office:value-type="float" office:value="312.941" calcext:value-type="float">
            <text:p>312.941</text:p>
          </table:table-cell>
          <table:table-cell office:value-type="float" office:value="312.681" calcext:value-type="float">
            <text:p>312.681</text:p>
          </table:table-cell>
          <table:table-cell office:value-type="float" office:value="312.661" calcext:value-type="float">
            <text:p>312.661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312.8" calcext:value-type="float">
            <text:p>312.8</text:p>
          </table:table-cell>
          <table:table-cell office:value-type="float" office:value="312.231" calcext:value-type="float">
            <text:p>312.231</text:p>
          </table:table-cell>
          <table:table-cell office:value-type="float" office:value="311.927" calcext:value-type="float">
            <text:p>311.927</text:p>
          </table:table-cell>
          <table:table-cell office:value-type="float" office:value="311.669" calcext:value-type="float">
            <text:p>311.669</text:p>
          </table:table-cell>
          <table:table-cell office:value-type="float" office:value="311.649" calcext:value-type="float">
            <text:p>311.649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311.794" calcext:value-type="float">
            <text:p>311.794</text:p>
          </table:table-cell>
          <table:table-cell office:value-type="float" office:value="311.226" calcext:value-type="float">
            <text:p>311.226</text:p>
          </table:table-cell>
          <table:table-cell office:value-type="float" office:value="310.924" calcext:value-type="float">
            <text:p>310.924</text:p>
          </table:table-cell>
          <table:table-cell office:value-type="float" office:value="310.665" calcext:value-type="float">
            <text:p>310.665</text:p>
          </table:table-cell>
          <table:table-cell office:value-type="float" office:value="310.646" calcext:value-type="float">
            <text:p>310.646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310.797" calcext:value-type="float">
            <text:p>310.797</text:p>
          </table:table-cell>
          <table:table-cell office:value-type="float" office:value="310.234" calcext:value-type="float">
            <text:p>310.234</text:p>
          </table:table-cell>
          <table:table-cell office:value-type="float" office:value="309.932" calcext:value-type="float">
            <text:p>309.932</text:p>
          </table:table-cell>
          <table:table-cell office:value-type="float" office:value="309.672" calcext:value-type="float">
            <text:p>309.672</text:p>
          </table:table-cell>
          <table:table-cell office:value-type="float" office:value="309.652" calcext:value-type="float">
            <text:p>309.652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309.807" calcext:value-type="float">
            <text:p>309.807</text:p>
          </table:table-cell>
          <table:table-cell office:value-type="float" office:value="309.251" calcext:value-type="float">
            <text:p>309.251</text:p>
          </table:table-cell>
          <table:table-cell office:value-type="float" office:value="308.948" calcext:value-type="float">
            <text:p>308.948</text:p>
          </table:table-cell>
          <table:table-cell office:value-type="float" office:value="308.692" calcext:value-type="float">
            <text:p>308.692</text:p>
          </table:table-cell>
          <table:table-cell office:value-type="float" office:value="308.672" calcext:value-type="float">
            <text:p>308.672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308.829" calcext:value-type="float">
            <text:p>308.829</text:p>
          </table:table-cell>
          <table:table-cell office:value-type="float" office:value="308.278" calcext:value-type="float">
            <text:p>308.278</text:p>
          </table:table-cell>
          <table:table-cell office:value-type="float" office:value="307.973" calcext:value-type="float">
            <text:p>307.973</text:p>
          </table:table-cell>
          <table:table-cell office:value-type="float" office:value="307.717" calcext:value-type="float">
            <text:p>307.717</text:p>
          </table:table-cell>
          <table:table-cell office:value-type="float" office:value="307.698" calcext:value-type="float">
            <text:p>307.698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307.866" calcext:value-type="float">
            <text:p>307.866</text:p>
          </table:table-cell>
          <table:table-cell office:value-type="float" office:value="307.311" calcext:value-type="float">
            <text:p>307.311</text:p>
          </table:table-cell>
          <table:table-cell office:value-type="float" office:value="307.009" calcext:value-type="float">
            <text:p>307.009</text:p>
          </table:table-cell>
          <table:table-cell office:value-type="float" office:value="306.752" calcext:value-type="float">
            <text:p>306.752</text:p>
          </table:table-cell>
          <table:table-cell office:value-type="float" office:value="306.733" calcext:value-type="float">
            <text:p>306.733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306.908" calcext:value-type="float">
            <text:p>306.908</text:p>
          </table:table-cell>
          <table:table-cell office:value-type="float" office:value="306.356" calcext:value-type="float">
            <text:p>306.356</text:p>
          </table:table-cell>
          <table:table-cell office:value-type="float" office:value="306.054" calcext:value-type="float">
            <text:p>306.054</text:p>
          </table:table-cell>
          <table:table-cell office:value-type="float" office:value="305.799" calcext:value-type="float">
            <text:p>305.799</text:p>
          </table:table-cell>
          <table:table-cell office:value-type="float" office:value="305.779" calcext:value-type="float">
            <text:p>305.779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305.961" calcext:value-type="float">
            <text:p>305.961</text:p>
          </table:table-cell>
          <table:table-cell office:value-type="float" office:value="305.419" calcext:value-type="float">
            <text:p>305.419</text:p>
          </table:table-cell>
          <table:table-cell office:value-type="float" office:value="305.114" calcext:value-type="float">
            <text:p>305.114</text:p>
          </table:table-cell>
          <table:table-cell office:value-type="float" office:value="304.86" calcext:value-type="float">
            <text:p>304.86</text:p>
          </table:table-cell>
          <table:table-cell office:value-type="float" office:value="304.841" calcext:value-type="float">
            <text:p>304.841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305.023" calcext:value-type="float">
            <text:p>305.023</text:p>
          </table:table-cell>
          <table:table-cell office:value-type="float" office:value="304.482" calcext:value-type="float">
            <text:p>304.482</text:p>
          </table:table-cell>
          <table:table-cell office:value-type="float" office:value="304.183" calcext:value-type="float">
            <text:p>304.183</text:p>
          </table:table-cell>
          <table:table-cell office:value-type="float" office:value="303.926" calcext:value-type="float">
            <text:p>303.926</text:p>
          </table:table-cell>
          <table:table-cell office:value-type="float" office:value="303.906" calcext:value-type="float">
            <text:p>303.906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304.092" calcext:value-type="float">
            <text:p>304.092</text:p>
          </table:table-cell>
          <table:table-cell office:value-type="float" office:value="303.554" calcext:value-type="float">
            <text:p>303.554</text:p>
          </table:table-cell>
          <table:table-cell office:value-type="float" office:value="303.253" calcext:value-type="float">
            <text:p>303.253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302.977" calcext:value-type="float">
            <text:p>302.977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303.173" calcext:value-type="float">
            <text:p>303.173</text:p>
          </table:table-cell>
          <table:table-cell office:value-type="float" office:value="302.639" calcext:value-type="float">
            <text:p>302.639</text:p>
          </table:table-cell>
          <table:table-cell office:value-type="float" office:value="302.34" calcext:value-type="float">
            <text:p>302.34</text:p>
          </table:table-cell>
          <table:table-cell office:value-type="float" office:value="302.085" calcext:value-type="float">
            <text:p>302.085</text:p>
          </table:table-cell>
          <table:table-cell office:value-type="float" office:value="302.066" calcext:value-type="float">
            <text:p>302.066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302.259" calcext:value-type="float">
            <text:p>302.259</text:p>
          </table:table-cell>
          <table:table-cell office:value-type="float" office:value="301.727" calcext:value-type="float">
            <text:p>301.727</text:p>
          </table:table-cell>
          <table:table-cell office:value-type="float" office:value="301.429" calcext:value-type="float">
            <text:p>301.429</text:p>
          </table:table-cell>
          <table:table-cell office:value-type="float" office:value="301.173" calcext:value-type="float">
            <text:p>301.173</text:p>
          </table:table-cell>
          <table:table-cell office:value-type="float" office:value="301.155" calcext:value-type="float">
            <text:p>301.15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301.356" calcext:value-type="float">
            <text:p>301.356</text:p>
          </table:table-cell>
          <table:table-cell office:value-type="float" office:value="300.828" calcext:value-type="float">
            <text:p>300.828</text:p>
          </table:table-cell>
          <table:table-cell office:value-type="float" office:value="300.529" calcext:value-type="float">
            <text:p>300.529</text:p>
          </table:table-cell>
          <table:table-cell office:value-type="float" office:value="300.277" calcext:value-type="float">
            <text:p>300.277</text:p>
          </table:table-cell>
          <table:table-cell office:value-type="float" office:value="300.258" calcext:value-type="float">
            <text:p>300.25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00.465" calcext:value-type="float">
            <text:p>300.465</text:p>
          </table:table-cell>
          <table:table-cell office:value-type="float" office:value="299.942" calcext:value-type="float">
            <text:p>299.942</text:p>
          </table:table-cell>
          <table:table-cell office:value-type="float" office:value="299.64" calcext:value-type="float">
            <text:p>299.64</text:p>
          </table:table-cell>
          <table:table-cell office:value-type="float" office:value="299.384" calcext:value-type="float">
            <text:p>299.384</text:p>
          </table:table-cell>
          <table:table-cell office:value-type="float" office:value="299.365" calcext:value-type="float">
            <text:p>299.365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99.58" calcext:value-type="float">
            <text:p>299.58</text:p>
          </table:table-cell>
          <table:table-cell office:value-type="float" office:value="299.06" calcext:value-type="float">
            <text:p>299.06</text:p>
          </table:table-cell>
          <table:table-cell office:value-type="float" office:value="298.761" calcext:value-type="float">
            <text:p>298.761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298.487" calcext:value-type="float">
            <text:p>298.487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298.705" calcext:value-type="float">
            <text:p>298.705</text:p>
          </table:table-cell>
          <table:table-cell office:value-type="float" office:value="298.185" calcext:value-type="float">
            <text:p>298.185</text:p>
          </table:table-cell>
          <table:table-cell office:value-type="float" office:value="297.883" calcext:value-type="float">
            <text:p>297.883</text:p>
          </table:table-cell>
          <table:table-cell office:value-type="float" office:value="297.631" calcext:value-type="float">
            <text:p>297.631</text:p>
          </table:table-cell>
          <table:table-cell office:value-type="float" office:value="297.614" calcext:value-type="float">
            <text:p>297.614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97.831" calcext:value-type="float">
            <text:p>297.831</text:p>
          </table:table-cell>
          <table:table-cell office:value-type="float" office:value="297.317" calcext:value-type="float">
            <text:p>297.317</text:p>
          </table:table-cell>
          <table:table-cell office:value-type="float" office:value="297.015" calcext:value-type="float">
            <text:p>297.015</text:p>
          </table:table-cell>
          <table:table-cell office:value-type="float" office:value="296.764" calcext:value-type="float">
            <text:p>296.764</text:p>
          </table:table-cell>
          <table:table-cell office:value-type="float" office:value="296.745" calcext:value-type="float">
            <text:p>296.745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96.97" calcext:value-type="float">
            <text:p>296.97</text:p>
          </table:table-cell>
          <table:table-cell office:value-type="float" office:value="296.46" calcext:value-type="float">
            <text:p>296.46</text:p>
          </table:table-cell>
          <table:table-cell office:value-type="float" office:value="296.152" calcext:value-type="float">
            <text:p>296.152</text:p>
          </table:table-cell>
          <table:table-cell office:value-type="float" office:value="295.906" calcext:value-type="float">
            <text:p>295.906</text:p>
          </table:table-cell>
          <table:table-cell office:value-type="float" office:value="295.888" calcext:value-type="float">
            <text:p>295.888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96.116" calcext:value-type="float">
            <text:p>296.116</text:p>
          </table:table-cell>
          <table:table-cell office:value-type="float" office:value="295.609" calcext:value-type="float">
            <text:p>295.609</text:p>
          </table:table-cell>
          <table:table-cell office:value-type="float" office:value="295.299" calcext:value-type="float">
            <text:p>295.299</text:p>
          </table:table-cell>
          <table:table-cell office:value-type="float" office:value="295.055" calcext:value-type="float">
            <text:p>295.055</text:p>
          </table:table-cell>
          <table:table-cell office:value-type="float" office:value="295.038" calcext:value-type="float">
            <text:p>295.038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95.275" calcext:value-type="float">
            <text:p>295.275</text:p>
          </table:table-cell>
          <table:table-cell office:value-type="float" office:value="294.766" calcext:value-type="float">
            <text:p>294.766</text:p>
          </table:table-cell>
          <table:table-cell office:value-type="float" office:value="294.457" calcext:value-type="float">
            <text:p>294.457</text:p>
          </table:table-cell>
          <table:table-cell office:value-type="float" office:value="294.215" calcext:value-type="float">
            <text:p>294.215</text:p>
          </table:table-cell>
          <table:table-cell office:value-type="float" office:value="294.198" calcext:value-type="float">
            <text:p>294.198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294.436" calcext:value-type="float">
            <text:p>294.436</text:p>
          </table:table-cell>
          <table:table-cell office:value-type="float" office:value="293.929" calcext:value-type="float">
            <text:p>293.929</text:p>
          </table:table-cell>
          <table:table-cell office:value-type="float" office:value="293.625" calcext:value-type="float">
            <text:p>293.625</text:p>
          </table:table-cell>
          <table:table-cell office:value-type="float" office:value="293.383" calcext:value-type="float">
            <text:p>293.383</text:p>
          </table:table-cell>
          <table:table-cell office:value-type="float" office:value="293.367" calcext:value-type="float">
            <text:p>293.367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293.608" calcext:value-type="float">
            <text:p>293.608</text:p>
          </table:table-cell>
          <table:table-cell office:value-type="float" office:value="293.105" calcext:value-type="float">
            <text:p>293.105</text:p>
          </table:table-cell>
          <table:table-cell office:value-type="float" office:value="292.792" calcext:value-type="float">
            <text:p>292.792</text:p>
          </table:table-cell>
          <table:table-cell office:value-type="float" office:value="292.557" calcext:value-type="float">
            <text:p>292.557</text:p>
          </table:table-cell>
          <table:table-cell office:value-type="float" office:value="292.539" calcext:value-type="float">
            <text:p>292.539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292.79" calcext:value-type="float">
            <text:p>292.79</text:p>
          </table:table-cell>
          <table:table-cell office:value-type="float" office:value="292.288" calcext:value-type="float">
            <text:p>292.288</text:p>
          </table:table-cell>
          <table:table-cell office:value-type="float" office:value="291.975" calcext:value-type="float">
            <text:p>291.975</text:p>
          </table:table-cell>
          <table:table-cell office:value-type="float" office:value="291.741" calcext:value-type="float">
            <text:p>291.741</text:p>
          </table:table-cell>
          <table:table-cell office:value-type="float" office:value="291.724" calcext:value-type="float">
            <text:p>291.724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291.977" calcext:value-type="float">
            <text:p>291.977</text:p>
          </table:table-cell>
          <table:table-cell office:value-type="float" office:value="291.476" calcext:value-type="float">
            <text:p>291.476</text:p>
          </table:table-cell>
          <table:table-cell office:value-type="float" office:value="291.161" calcext:value-type="float">
            <text:p>291.161</text:p>
          </table:table-cell>
          <table:table-cell office:value-type="float" office:value="290.928" calcext:value-type="float">
            <text:p>290.928</text:p>
          </table:table-cell>
          <table:table-cell office:value-type="float" office:value="290.911" calcext:value-type="float">
            <text:p>290.911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291.169" calcext:value-type="float">
            <text:p>291.169</text:p>
          </table:table-cell>
          <table:table-cell office:value-type="float" office:value="290.672" calcext:value-type="float">
            <text:p>290.672</text:p>
          </table:table-cell>
          <table:table-cell office:value-type="float" office:value="290.352" calcext:value-type="float">
            <text:p>290.352</text:p>
          </table:table-cell>
          <table:table-cell office:value-type="float" office:value="290.124" calcext:value-type="float">
            <text:p>290.124</text:p>
          </table:table-cell>
          <table:table-cell office:value-type="float" office:value="290.107" calcext:value-type="float">
            <text:p>290.107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290.369" calcext:value-type="float">
            <text:p>290.369</text:p>
          </table:table-cell>
          <table:table-cell office:value-type="float" office:value="289.874" calcext:value-type="float">
            <text:p>289.874</text:p>
          </table:table-cell>
          <table:table-cell office:value-type="float" office:value="289.555" calcext:value-type="float">
            <text:p>289.555</text:p>
          </table:table-cell>
          <table:table-cell office:value-type="float" office:value="289.328" calcext:value-type="float">
            <text:p>289.328</text:p>
          </table:table-cell>
          <table:table-cell office:value-type="float" office:value="289.311" calcext:value-type="float">
            <text:p>289.311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289.572" calcext:value-type="float">
            <text:p>289.572</text:p>
          </table:table-cell>
          <table:table-cell office:value-type="float" office:value="289.083" calcext:value-type="float">
            <text:p>289.083</text:p>
          </table:table-cell>
          <table:table-cell office:value-type="float" office:value="288.764" calcext:value-type="float">
            <text:p>288.764</text:p>
          </table:table-cell>
          <table:table-cell office:value-type="float" office:value="288.54" calcext:value-type="float">
            <text:p>288.54</text:p>
          </table:table-cell>
          <table:table-cell office:value-type="float" office:value="288.523" calcext:value-type="float">
            <text:p>288.523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288.788" calcext:value-type="float">
            <text:p>288.788</text:p>
          </table:table-cell>
          <table:table-cell office:value-type="float" office:value="288.298" calcext:value-type="float">
            <text:p>288.298</text:p>
          </table:table-cell>
          <table:table-cell office:value-type="float" office:value="287.978" calcext:value-type="float">
            <text:p>287.978</text:p>
          </table:table-cell>
          <table:table-cell office:value-type="float" office:value="287.755" calcext:value-type="float">
            <text:p>287.755</text:p>
          </table:table-cell>
          <table:table-cell office:value-type="float" office:value="287.738" calcext:value-type="float">
            <text:p>287.738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288.012" calcext:value-type="float">
            <text:p>288.012</text:p>
          </table:table-cell>
          <table:table-cell office:value-type="float" office:value="287.526" calcext:value-type="float">
            <text:p>287.526</text:p>
          </table:table-cell>
          <table:table-cell office:value-type="float" office:value="287.199" calcext:value-type="float">
            <text:p>287.199</text:p>
          </table:table-cell>
          <table:table-cell office:value-type="float" office:value="286.981" calcext:value-type="float">
            <text:p>286.981</text:p>
          </table:table-cell>
          <table:table-cell office:value-type="float" office:value="286.965" calcext:value-type="float">
            <text:p>286.965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287.238" calcext:value-type="float">
            <text:p>287.238</text:p>
          </table:table-cell>
          <table:table-cell office:value-type="float" office:value="286.755" calcext:value-type="float">
            <text:p>286.755</text:p>
          </table:table-cell>
          <table:table-cell office:value-type="float" office:value="286.43" calcext:value-type="float">
            <text:p>286.43</text:p>
          </table:table-cell>
          <table:table-cell office:value-type="float" office:value="286.214" calcext:value-type="float">
            <text:p>286.214</text:p>
          </table:table-cell>
          <table:table-cell office:value-type="float" office:value="286.198" calcext:value-type="float">
            <text:p>286.198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286.476" calcext:value-type="float">
            <text:p>286.476</text:p>
          </table:table-cell>
          <table:table-cell office:value-type="float" office:value="285.997" calcext:value-type="float">
            <text:p>285.997</text:p>
          </table:table-cell>
          <table:table-cell office:value-type="float" office:value="285.672" calcext:value-type="float">
            <text:p>285.672</text:p>
          </table:table-cell>
          <table:table-cell office:value-type="float" office:value="285.456" calcext:value-type="float">
            <text:p>285.456</text:p>
          </table:table-cell>
          <table:table-cell office:value-type="float" office:value="285.439" calcext:value-type="float">
            <text:p>285.439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285.72" calcext:value-type="float">
            <text:p>285.72</text:p>
          </table:table-cell>
          <table:table-cell office:value-type="float" office:value="285.243" calcext:value-type="float">
            <text:p>285.243</text:p>
          </table:table-cell>
          <table:table-cell office:value-type="float" office:value="284.915" calcext:value-type="float">
            <text:p>284.915</text:p>
          </table:table-cell>
          <table:table-cell office:value-type="float" office:value="284.698" calcext:value-type="float">
            <text:p>284.698</text:p>
          </table:table-cell>
          <table:table-cell office:value-type="float" office:value="284.681" calcext:value-type="float">
            <text:p>284.681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284.969" calcext:value-type="float">
            <text:p>284.969</text:p>
          </table:table-cell>
          <table:table-cell office:value-type="float" office:value="284.493" calcext:value-type="float">
            <text:p>284.493</text:p>
          </table:table-cell>
          <table:table-cell office:value-type="float" office:value="284.163" calcext:value-type="float">
            <text:p>284.163</text:p>
          </table:table-cell>
          <table:table-cell office:value-type="float" office:value="283.948" calcext:value-type="float">
            <text:p>283.948</text:p>
          </table:table-cell>
          <table:table-cell office:value-type="float" office:value="283.931" calcext:value-type="float">
            <text:p>283.931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284.225" calcext:value-type="float">
            <text:p>284.225</text:p>
          </table:table-cell>
          <table:table-cell office:value-type="float" office:value="283.751" calcext:value-type="float">
            <text:p>283.751</text:p>
          </table:table-cell>
          <table:table-cell office:value-type="float" office:value="283.422" calcext:value-type="float">
            <text:p>283.422</text:p>
          </table:table-cell>
          <table:table-cell office:value-type="float" office:value="283.214" calcext:value-type="float">
            <text:p>283.214</text:p>
          </table:table-cell>
          <table:table-cell office:value-type="float" office:value="283.198" calcext:value-type="float">
            <text:p>283.198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283.489" calcext:value-type="float">
            <text:p>283.489</text:p>
          </table:table-cell>
          <table:table-cell office:value-type="float" office:value="283.019" calcext:value-type="float">
            <text:p>283.019</text:p>
          </table:table-cell>
          <table:table-cell office:value-type="float" office:value="282.686" calcext:value-type="float">
            <text:p>282.686</text:p>
          </table:table-cell>
          <table:table-cell office:value-type="float" office:value="282.477" calcext:value-type="float">
            <text:p>282.477</text:p>
          </table:table-cell>
          <table:table-cell office:value-type="float" office:value="282.46" calcext:value-type="float">
            <text:p>282.46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282.754" calcext:value-type="float">
            <text:p>282.754</text:p>
          </table:table-cell>
          <table:table-cell office:value-type="float" office:value="282.287" calcext:value-type="float">
            <text:p>282.287</text:p>
          </table:table-cell>
          <table:table-cell office:value-type="float" office:value="281.953" calcext:value-type="float">
            <text:p>281.953</text:p>
          </table:table-cell>
          <table:table-cell office:value-type="float" office:value="281.746" calcext:value-type="float">
            <text:p>281.746</text:p>
          </table:table-cell>
          <table:table-cell office:value-type="float" office:value="281.73" calcext:value-type="float">
            <text:p>281.73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282.032" calcext:value-type="float">
            <text:p>282.032</text:p>
          </table:table-cell>
          <table:table-cell office:value-type="float" office:value="281.562" calcext:value-type="float">
            <text:p>281.562</text:p>
          </table:table-cell>
          <table:table-cell office:value-type="float" office:value="281.231" calcext:value-type="float">
            <text:p>281.231</text:p>
          </table:table-cell>
          <table:table-cell office:value-type="float" office:value="281.023" calcext:value-type="float">
            <text:p>281.023</text:p>
          </table:table-cell>
          <table:table-cell office:value-type="float" office:value="281.007" calcext:value-type="float">
            <text:p>281.007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281.312" calcext:value-type="float">
            <text:p>281.312</text:p>
          </table:table-cell>
          <table:table-cell office:value-type="float" office:value="280.844" calcext:value-type="float">
            <text:p>280.844</text:p>
          </table:table-cell>
          <table:table-cell office:value-type="float" office:value="280.508" calcext:value-type="float">
            <text:p>280.508</text:p>
          </table:table-cell>
          <table:table-cell office:value-type="float" office:value="280.305" calcext:value-type="float">
            <text:p>280.305</text:p>
          </table:table-cell>
          <table:table-cell office:value-type="float" office:value="280.29" calcext:value-type="float">
            <text:p>280.29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280.596" calcext:value-type="float">
            <text:p>280.596</text:p>
          </table:table-cell>
          <table:table-cell office:value-type="float" office:value="280.13" calcext:value-type="float">
            <text:p>280.13</text:p>
          </table:table-cell>
          <table:table-cell office:value-type="float" office:value="279.797" calcext:value-type="float">
            <text:p>279.797</text:p>
          </table:table-cell>
          <table:table-cell office:value-type="float" office:value="279.593" calcext:value-type="float">
            <text:p>279.593</text:p>
          </table:table-cell>
          <table:table-cell office:value-type="float" office:value="279.578" calcext:value-type="float">
            <text:p>279.578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279.885" calcext:value-type="float">
            <text:p>279.885</text:p>
          </table:table-cell>
          <table:table-cell office:value-type="float" office:value="279.424" calcext:value-type="float">
            <text:p>279.424</text:p>
          </table:table-cell>
          <table:table-cell office:value-type="float" office:value="279.088" calcext:value-type="float">
            <text:p>279.088</text:p>
          </table:table-cell>
          <table:table-cell office:value-type="float" office:value="278.887" calcext:value-type="float">
            <text:p>278.887</text:p>
          </table:table-cell>
          <table:table-cell office:value-type="float" office:value="278.872" calcext:value-type="float">
            <text:p>278.872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279.189" calcext:value-type="float">
            <text:p>279.189</text:p>
          </table:table-cell>
          <table:table-cell office:value-type="float" office:value="278.723" calcext:value-type="float">
            <text:p>278.723</text:p>
          </table:table-cell>
          <table:table-cell office:value-type="float" office:value="278.392" calcext:value-type="float">
            <text:p>278.392</text:p>
          </table:table-cell>
          <table:table-cell office:value-type="float" office:value="278.191" calcext:value-type="float">
            <text:p>278.191</text:p>
          </table:table-cell>
          <table:table-cell office:value-type="float" office:value="278.176" calcext:value-type="float">
            <text:p>278.176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278.492" calcext:value-type="float">
            <text:p>278.492</text:p>
          </table:table-cell>
          <table:table-cell office:value-type="float" office:value="278.032" calcext:value-type="float">
            <text:p>278.032</text:p>
          </table:table-cell>
          <table:table-cell office:value-type="float" office:value="277.696" calcext:value-type="float">
            <text:p>277.696</text:p>
          </table:table-cell>
          <table:table-cell office:value-type="float" office:value="277.502" calcext:value-type="float">
            <text:p>277.502</text:p>
          </table:table-cell>
          <table:table-cell office:value-type="float" office:value="277.486" calcext:value-type="float">
            <text:p>277.486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277.803" calcext:value-type="float">
            <text:p>277.803</text:p>
          </table:table-cell>
          <table:table-cell office:value-type="float" office:value="277.342" calcext:value-type="float">
            <text:p>277.342</text:p>
          </table:table-cell>
          <table:table-cell office:value-type="float" office:value="277.01" calcext:value-type="float">
            <text:p>277.01</text:p>
          </table:table-cell>
          <table:table-cell office:value-type="float" office:value="276.811" calcext:value-type="float">
            <text:p>276.811</text:p>
          </table:table-cell>
          <table:table-cell office:value-type="float" office:value="276.797" calcext:value-type="float">
            <text:p>276.797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277.119" calcext:value-type="float">
            <text:p>277.119</text:p>
          </table:table-cell>
          <table:table-cell office:value-type="float" office:value="276.661" calcext:value-type="float">
            <text:p>276.661</text:p>
          </table:table-cell>
          <table:table-cell office:value-type="float" office:value="276.326" calcext:value-type="float">
            <text:p>276.326</text:p>
          </table:table-cell>
          <table:table-cell office:value-type="float" office:value="276.131" calcext:value-type="float">
            <text:p>276.131</text:p>
          </table:table-cell>
          <table:table-cell office:value-type="float" office:value="276.115" calcext:value-type="float">
            <text:p>276.115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276.444" calcext:value-type="float">
            <text:p>276.444</text:p>
          </table:table-cell>
          <table:table-cell office:value-type="float" office:value="275.985" calcext:value-type="float">
            <text:p>275.985</text:p>
          </table:table-cell>
          <table:table-cell office:value-type="float" office:value="275.65" calcext:value-type="float">
            <text:p>275.65</text:p>
          </table:table-cell>
          <table:table-cell office:value-type="float" office:value="275.46" calcext:value-type="float">
            <text:p>275.46</text:p>
          </table:table-cell>
          <table:table-cell office:value-type="float" office:value="275.445" calcext:value-type="float">
            <text:p>275.445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275.773" calcext:value-type="float">
            <text:p>275.773</text:p>
          </table:table-cell>
          <table:table-cell office:value-type="float" office:value="275.318" calcext:value-type="float">
            <text:p>275.318</text:p>
          </table:table-cell>
          <table:table-cell office:value-type="float" office:value="274.978" calcext:value-type="float">
            <text:p>274.978</text:p>
          </table:table-cell>
          <table:table-cell office:value-type="float" office:value="274.789" calcext:value-type="float">
            <text:p>274.789</text:p>
          </table:table-cell>
          <table:table-cell office:value-type="float" office:value="274.773" calcext:value-type="float">
            <text:p>274.773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275.106" calcext:value-type="float">
            <text:p>275.106</text:p>
          </table:table-cell>
          <table:table-cell office:value-type="float" office:value="274.653" calcext:value-type="float">
            <text:p>274.653</text:p>
          </table:table-cell>
          <table:table-cell office:value-type="float" office:value="274.315" calcext:value-type="float">
            <text:p>274.315</text:p>
          </table:table-cell>
          <table:table-cell office:value-type="float" office:value="274.124" calcext:value-type="float">
            <text:p>274.124</text:p>
          </table:table-cell>
          <table:table-cell office:value-type="float" office:value="274.11" calcext:value-type="float">
            <text:p>274.11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274.445" calcext:value-type="float">
            <text:p>274.445</text:p>
          </table:table-cell>
          <table:table-cell office:value-type="float" office:value="273.992" calcext:value-type="float">
            <text:p>273.992</text:p>
          </table:table-cell>
          <table:table-cell office:value-type="float" office:value="273.654" calcext:value-type="float">
            <text:p>273.654</text:p>
          </table:table-cell>
          <table:table-cell office:value-type="float" office:value="273.467" calcext:value-type="float">
            <text:p>273.467</text:p>
          </table:table-cell>
          <table:table-cell office:value-type="float" office:value="273.453" calcext:value-type="float">
            <text:p>273.453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73.79" calcext:value-type="float">
            <text:p>273.79</text:p>
          </table:table-cell>
          <table:table-cell office:value-type="float" office:value="273.338" calcext:value-type="float">
            <text:p>273.338</text:p>
          </table:table-cell>
          <table:table-cell office:value-type="float" office:value="273.001" calcext:value-type="float">
            <text:p>273.001</text:p>
          </table:table-cell>
          <table:table-cell office:value-type="float" office:value="272.813" calcext:value-type="float">
            <text:p>272.813</text:p>
          </table:table-cell>
          <table:table-cell office:value-type="float" office:value="272.799" calcext:value-type="float">
            <text:p>272.799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273.137" calcext:value-type="float">
            <text:p>273.137</text:p>
          </table:table-cell>
          <table:table-cell office:value-type="float" office:value="272.686" calcext:value-type="float">
            <text:p>272.686</text:p>
          </table:table-cell>
          <table:table-cell office:value-type="float" office:value="272.351" calcext:value-type="float">
            <text:p>272.351</text:p>
          </table:table-cell>
          <table:table-cell office:value-type="float" office:value="272.165" calcext:value-type="float">
            <text:p>272.165</text:p>
          </table:table-cell>
          <table:table-cell office:value-type="float" office:value="272.15" calcext:value-type="float">
            <text:p>272.15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272.491" calcext:value-type="float">
            <text:p>272.491</text:p>
          </table:table-cell>
          <table:table-cell office:value-type="float" office:value="272.045" calcext:value-type="float">
            <text:p>272.045</text:p>
          </table:table-cell>
          <table:table-cell office:value-type="float" office:value="271.706" calcext:value-type="float">
            <text:p>271.706</text:p>
          </table:table-cell>
          <table:table-cell office:value-type="float" office:value="271.524" calcext:value-type="float">
            <text:p>271.524</text:p>
          </table:table-cell>
          <table:table-cell office:value-type="float" office:value="271.509" calcext:value-type="float">
            <text:p>271.509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71.852" calcext:value-type="float">
            <text:p>271.852</text:p>
          </table:table-cell>
          <table:table-cell office:value-type="float" office:value="271.407" calcext:value-type="float">
            <text:p>271.407</text:p>
          </table:table-cell>
          <table:table-cell office:value-type="float" office:value="271.069" calcext:value-type="float">
            <text:p>271.069</text:p>
          </table:table-cell>
          <table:table-cell office:value-type="float" office:value="270.884" calcext:value-type="float">
            <text:p>270.884</text:p>
          </table:table-cell>
          <table:table-cell office:value-type="float" office:value="270.869" calcext:value-type="float">
            <text:p>270.869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71.216" calcext:value-type="float">
            <text:p>271.216</text:p>
          </table:table-cell>
          <table:table-cell office:value-type="float" office:value="270.772" calcext:value-type="float">
            <text:p>270.772</text:p>
          </table:table-cell>
          <table:table-cell office:value-type="float" office:value="270.434" calcext:value-type="float">
            <text:p>270.434</text:p>
          </table:table-cell>
          <table:table-cell office:value-type="float" office:value="270.252" calcext:value-type="float">
            <text:p>270.252</text:p>
          </table:table-cell>
          <table:table-cell office:value-type="float" office:value="270.237" calcext:value-type="float">
            <text:p>270.237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70.583" calcext:value-type="float">
            <text:p>270.583</text:p>
          </table:table-cell>
          <table:table-cell office:value-type="float" office:value="270.14" calcext:value-type="float">
            <text:p>270.14</text:p>
          </table:table-cell>
          <table:table-cell office:value-type="float" office:value="269.805" calcext:value-type="float">
            <text:p>269.805</text:p>
          </table:table-cell>
          <table:table-cell office:value-type="float" office:value="269.621" calcext:value-type="float">
            <text:p>269.621</text:p>
          </table:table-cell>
          <table:table-cell office:value-type="float" office:value="269.607" calcext:value-type="float">
            <text:p>269.607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69.957" calcext:value-type="float">
            <text:p>269.957</text:p>
          </table:table-cell>
          <table:table-cell office:value-type="float" office:value="269.516" calcext:value-type="float">
            <text:p>269.516</text:p>
          </table:table-cell>
          <table:table-cell office:value-type="float" office:value="269.176" calcext:value-type="float">
            <text:p>269.176</text:p>
          </table:table-cell>
          <table:table-cell office:value-type="float" office:value="268.996" calcext:value-type="float">
            <text:p>268.996</text:p>
          </table:table-cell>
          <table:table-cell office:value-type="float" office:value="268.982" calcext:value-type="float">
            <text:p>268.982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69.333" calcext:value-type="float">
            <text:p>269.333</text:p>
          </table:table-cell>
          <table:table-cell office:value-type="float" office:value="268.897" calcext:value-type="float">
            <text:p>268.897</text:p>
          </table:table-cell>
          <table:table-cell office:value-type="float" office:value="268.558" calcext:value-type="float">
            <text:p>268.558</text:p>
          </table:table-cell>
          <table:table-cell office:value-type="float" office:value="268.379" calcext:value-type="float">
            <text:p>268.379</text:p>
          </table:table-cell>
          <table:table-cell office:value-type="float" office:value="268.365" calcext:value-type="float">
            <text:p>268.365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8.719" calcext:value-type="float">
            <text:p>268.719</text:p>
          </table:table-cell>
          <table:table-cell office:value-type="float" office:value="268.283" calcext:value-type="float">
            <text:p>268.283</text:p>
          </table:table-cell>
          <table:table-cell office:value-type="float" office:value="267.942" calcext:value-type="float">
            <text:p>267.942</text:p>
          </table:table-cell>
          <table:table-cell office:value-type="float" office:value="267.763" calcext:value-type="float">
            <text:p>267.763</text:p>
          </table:table-cell>
          <table:table-cell office:value-type="float" office:value="267.749" calcext:value-type="float">
            <text:p>267.749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8.107" calcext:value-type="float">
            <text:p>268.107</text:p>
          </table:table-cell>
          <table:table-cell office:value-type="float" office:value="267.67" calcext:value-type="float">
            <text:p>267.67</text:p>
          </table:table-cell>
          <table:table-cell office:value-type="float" office:value="267.329" calcext:value-type="float">
            <text:p>267.329</text:p>
          </table:table-cell>
          <table:table-cell office:value-type="float" office:value="267.152" calcext:value-type="float">
            <text:p>267.152</text:p>
          </table:table-cell>
          <table:table-cell office:value-type="float" office:value="267.138" calcext:value-type="float">
            <text:p>267.138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67.506" calcext:value-type="float">
            <text:p>267.506</text:p>
          </table:table-cell>
          <table:table-cell office:value-type="float" office:value="267.065" calcext:value-type="float">
            <text:p>267.065</text:p>
          </table:table-cell>
          <table:table-cell office:value-type="float" office:value="266.725" calcext:value-type="float">
            <text:p>266.725</text:p>
          </table:table-cell>
          <table:table-cell office:value-type="float" office:value="266.55" calcext:value-type="float">
            <text:p>266.55</text:p>
          </table:table-cell>
          <table:table-cell office:value-type="float" office:value="266.537" calcext:value-type="float">
            <text:p>266.537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66.902" calcext:value-type="float">
            <text:p>266.902</text:p>
          </table:table-cell>
          <table:table-cell office:value-type="float" office:value="266.466" calcext:value-type="float">
            <text:p>266.466</text:p>
          </table:table-cell>
          <table:table-cell office:value-type="float" office:value="266.127" calcext:value-type="float">
            <text:p>266.127</text:p>
          </table:table-cell>
          <table:table-cell office:value-type="float" office:value="265.953" calcext:value-type="float">
            <text:p>265.953</text:p>
          </table:table-cell>
          <table:table-cell office:value-type="float" office:value="265.939" calcext:value-type="float">
            <text:p>265.939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66.302" calcext:value-type="float">
            <text:p>266.302</text:p>
          </table:table-cell>
          <table:table-cell office:value-type="float" office:value="265.873" calcext:value-type="float">
            <text:p>265.873</text:p>
          </table:table-cell>
          <table:table-cell office:value-type="float" office:value="265.53" calcext:value-type="float">
            <text:p>265.53</text:p>
          </table:table-cell>
          <table:table-cell office:value-type="float" office:value="265.356" calcext:value-type="float">
            <text:p>265.356</text:p>
          </table:table-cell>
          <table:table-cell office:value-type="float" office:value="265.343" calcext:value-type="float">
            <text:p>265.343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65.715" calcext:value-type="float">
            <text:p>265.715</text:p>
          </table:table-cell>
          <table:table-cell office:value-type="float" office:value="265.278" calcext:value-type="float">
            <text:p>265.278</text:p>
          </table:table-cell>
          <table:table-cell office:value-type="float" office:value="264.941" calcext:value-type="float">
            <text:p>264.941</text:p>
          </table:table-cell>
          <table:table-cell office:value-type="float" office:value="264.767" calcext:value-type="float">
            <text:p>264.767</text:p>
          </table:table-cell>
          <table:table-cell office:value-type="float" office:value="264.753" calcext:value-type="float">
            <text:p>264.753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65.12" calcext:value-type="float">
            <text:p>265.12</text:p>
          </table:table-cell>
          <table:table-cell office:value-type="float" office:value="264.693" calcext:value-type="float">
            <text:p>264.693</text:p>
          </table:table-cell>
          <table:table-cell office:value-type="float" office:value="264.355" calcext:value-type="float">
            <text:p>264.355</text:p>
          </table:table-cell>
          <table:table-cell office:value-type="float" office:value="264.182" calcext:value-type="float">
            <text:p>264.182</text:p>
          </table:table-cell>
          <table:table-cell office:value-type="float" office:value="264.169" calcext:value-type="float">
            <text:p>264.169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4.535" calcext:value-type="float">
            <text:p>264.535</text:p>
          </table:table-cell>
          <table:table-cell office:value-type="float" office:value="264.11" calcext:value-type="float">
            <text:p>264.11</text:p>
          </table:table-cell>
          <table:table-cell office:value-type="float" office:value="263.77" calcext:value-type="float">
            <text:p>263.77</text:p>
          </table:table-cell>
          <table:table-cell office:value-type="float" office:value="263.597" calcext:value-type="float">
            <text:p>263.597</text:p>
          </table:table-cell>
          <table:table-cell office:value-type="float" office:value="263.583" calcext:value-type="float">
            <text:p>263.583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63.959" calcext:value-type="float">
            <text:p>263.959</text:p>
          </table:table-cell>
          <table:table-cell office:value-type="float" office:value="263.533" calcext:value-type="float">
            <text:p>263.533</text:p>
          </table:table-cell>
          <table:table-cell office:value-type="float" office:value="263.192" calcext:value-type="float">
            <text:p>263.192</text:p>
          </table:table-cell>
          <table:table-cell office:value-type="float" office:value="263.021" calcext:value-type="float">
            <text:p>263.021</text:p>
          </table:table-cell>
          <table:table-cell office:value-type="float" office:value="263.008" calcext:value-type="float">
            <text:p>263.008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63.385" calcext:value-type="float">
            <text:p>263.385</text:p>
          </table:table-cell>
          <table:table-cell office:value-type="float" office:value="262.959" calcext:value-type="float">
            <text:p>262.959</text:p>
          </table:table-cell>
          <table:table-cell office:value-type="float" office:value="262.619" calcext:value-type="float">
            <text:p>262.619</text:p>
          </table:table-cell>
          <table:table-cell office:value-type="float" office:value="262.448" calcext:value-type="float">
            <text:p>262.448</text:p>
          </table:table-cell>
          <table:table-cell office:value-type="float" office:value="262.434" calcext:value-type="float">
            <text:p>262.434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62.812" calcext:value-type="float">
            <text:p>262.812</text:p>
          </table:table-cell>
          <table:table-cell office:value-type="float" office:value="262.388" calcext:value-type="float">
            <text:p>262.388</text:p>
          </table:table-cell>
          <table:table-cell office:value-type="float" office:value="262.049" calcext:value-type="float">
            <text:p>262.049</text:p>
          </table:table-cell>
          <table:table-cell office:value-type="float" office:value="261.879" calcext:value-type="float">
            <text:p>261.879</text:p>
          </table:table-cell>
          <table:table-cell office:value-type="float" office:value="261.866" calcext:value-type="float">
            <text:p>261.866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62.245" calcext:value-type="float">
            <text:p>262.245</text:p>
          </table:table-cell>
          <table:table-cell office:value-type="float" office:value="261.823" calcext:value-type="float">
            <text:p>261.823</text:p>
          </table:table-cell>
          <table:table-cell office:value-type="float" office:value="261.485" calcext:value-type="float">
            <text:p>261.485</text:p>
          </table:table-cell>
          <table:table-cell office:value-type="float" office:value="261.315" calcext:value-type="float">
            <text:p>261.315</text:p>
          </table:table-cell>
          <table:table-cell office:value-type="float" office:value="261.302" calcext:value-type="float">
            <text:p>261.302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61.683" calcext:value-type="float">
            <text:p>261.683</text:p>
          </table:table-cell>
          <table:table-cell office:value-type="float" office:value="261.263" calcext:value-type="float">
            <text:p>261.263</text:p>
          </table:table-cell>
          <table:table-cell office:value-type="float" office:value="260.921" calcext:value-type="float">
            <text:p>260.921</text:p>
          </table:table-cell>
          <table:table-cell office:value-type="float" office:value="260.753" calcext:value-type="float">
            <text:p>260.753</text:p>
          </table:table-cell>
          <table:table-cell office:value-type="float" office:value="260.739" calcext:value-type="float">
            <text:p>260.739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1.124" calcext:value-type="float">
            <text:p>261.124</text:p>
          </table:table-cell>
          <table:table-cell office:value-type="float" office:value="260.703" calcext:value-type="float">
            <text:p>260.703</text:p>
          </table:table-cell>
          <table:table-cell office:value-type="float" office:value="260.362" calcext:value-type="float">
            <text:p>260.362</text:p>
          </table:table-cell>
          <table:table-cell office:value-type="float" office:value="260.196" calcext:value-type="float">
            <text:p>260.196</text:p>
          </table:table-cell>
          <table:table-cell office:value-type="float" office:value="260.183" calcext:value-type="float">
            <text:p>260.18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60.566" calcext:value-type="float">
            <text:p>260.566</text:p>
          </table:table-cell>
          <table:table-cell office:value-type="float" office:value="260.149" calcext:value-type="float">
            <text:p>260.149</text:p>
          </table:table-cell>
          <table:table-cell office:value-type="float" office:value="259.809" calcext:value-type="float">
            <text:p>259.809</text:p>
          </table:table-cell>
          <table:table-cell office:value-type="float" office:value="259.642" calcext:value-type="float">
            <text:p>259.642</text:p>
          </table:table-cell>
          <table:table-cell office:value-type="float" office:value="259.63" calcext:value-type="float">
            <text:p>259.63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60.017" calcext:value-type="float">
            <text:p>260.017</text:p>
          </table:table-cell>
          <table:table-cell office:value-type="float" office:value="259.601" calcext:value-type="float">
            <text:p>259.601</text:p>
          </table:table-cell>
          <table:table-cell office:value-type="float" office:value="259.259" calcext:value-type="float">
            <text:p>259.259</text:p>
          </table:table-cell>
          <table:table-cell office:value-type="float" office:value="259.095" calcext:value-type="float">
            <text:p>259.095</text:p>
          </table:table-cell>
          <table:table-cell office:value-type="float" office:value="259.083" calcext:value-type="float">
            <text:p>259.083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59.469" calcext:value-type="float">
            <text:p>259.469</text:p>
          </table:table-cell>
          <table:table-cell office:value-type="float" office:value="259.055" calcext:value-type="float">
            <text:p>259.055</text:p>
          </table:table-cell>
          <table:table-cell office:value-type="float" office:value="258.714" calcext:value-type="float">
            <text:p>258.714</text:p>
          </table:table-cell>
          <table:table-cell office:value-type="float" office:value="258.548" calcext:value-type="float">
            <text:p>258.548</text:p>
          </table:table-cell>
          <table:table-cell office:value-type="float" office:value="258.535" calcext:value-type="float">
            <text:p>258.535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58.924" calcext:value-type="float">
            <text:p>258.924</text:p>
          </table:table-cell>
          <table:table-cell office:value-type="float" office:value="258.516" calcext:value-type="float">
            <text:p>258.516</text:p>
          </table:table-cell>
          <table:table-cell office:value-type="float" office:value="258.173" calcext:value-type="float">
            <text:p>258.173</text:p>
          </table:table-cell>
          <table:table-cell office:value-type="float" office:value="258.004" calcext:value-type="float">
            <text:p>258.004</text:p>
          </table:table-cell>
          <table:table-cell office:value-type="float" office:value="257.992" calcext:value-type="float">
            <text:p>257.992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258.388" calcext:value-type="float">
            <text:p>258.388</text:p>
          </table:table-cell>
          <table:table-cell office:value-type="float" office:value="257.976" calcext:value-type="float">
            <text:p>257.976</text:p>
          </table:table-cell>
          <table:table-cell office:value-type="float" office:value="257.634" calcext:value-type="float">
            <text:p>257.634</text:p>
          </table:table-cell>
          <table:table-cell office:value-type="float" office:value="257.469" calcext:value-type="float">
            <text:p>257.469</text:p>
          </table:table-cell>
          <table:table-cell office:value-type="float" office:value="257.457" calcext:value-type="float">
            <text:p>257.457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257.852" calcext:value-type="float">
            <text:p>257.852</text:p>
          </table:table-cell>
          <table:table-cell office:value-type="float" office:value="257.44" calcext:value-type="float">
            <text:p>257.44</text:p>
          </table:table-cell>
          <table:table-cell office:value-type="float" office:value="257.103" calcext:value-type="float">
            <text:p>257.103</text:p>
          </table:table-cell>
          <table:table-cell office:value-type="float" office:value="256.939" calcext:value-type="float">
            <text:p>256.939</text:p>
          </table:table-cell>
          <table:table-cell office:value-type="float" office:value="256.927" calcext:value-type="float">
            <text:p>256.927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257.323" calcext:value-type="float">
            <text:p>257.323</text:p>
          </table:table-cell>
          <table:table-cell office:value-type="float" office:value="256.909" calcext:value-type="float">
            <text:p>256.909</text:p>
          </table:table-cell>
          <table:table-cell office:value-type="float" office:value="256.572" calcext:value-type="float">
            <text:p>256.572</text:p>
          </table:table-cell>
          <table:table-cell office:value-type="float" office:value="256.409" calcext:value-type="float">
            <text:p>256.409</text:p>
          </table:table-cell>
          <table:table-cell office:value-type="float" office:value="256.396" calcext:value-type="float">
            <text:p>256.396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256.79" calcext:value-type="float">
            <text:p>256.79</text:p>
          </table:table-cell>
          <table:table-cell office:value-type="float" office:value="256.383" calcext:value-type="float">
            <text:p>256.383</text:p>
          </table:table-cell>
          <table:table-cell office:value-type="float" office:value="256.046" calcext:value-type="float">
            <text:p>256.046</text:p>
          </table:table-cell>
          <table:table-cell office:value-type="float" office:value="255.883" calcext:value-type="float">
            <text:p>255.883</text:p>
          </table:table-cell>
          <table:table-cell office:value-type="float" office:value="255.871" calcext:value-type="float">
            <text:p>255.871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256.267" calcext:value-type="float">
            <text:p>256.267</text:p>
          </table:table-cell>
          <table:table-cell office:value-type="float" office:value="255.857" calcext:value-type="float">
            <text:p>255.857</text:p>
          </table:table-cell>
          <table:table-cell office:value-type="float" office:value="255.519" calcext:value-type="float">
            <text:p>255.519</text:p>
          </table:table-cell>
          <table:table-cell office:value-type="float" office:value="255.359" calcext:value-type="float">
            <text:p>255.359</text:p>
          </table:table-cell>
          <table:table-cell office:value-type="float" office:value="255.346" calcext:value-type="float">
            <text:p>255.346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255.745" calcext:value-type="float">
            <text:p>255.745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001" calcext:value-type="float">
            <text:p>255.001</text:p>
          </table:table-cell>
          <table:table-cell office:value-type="float" office:value="254.84" calcext:value-type="float">
            <text:p>254.84</text:p>
          </table:table-cell>
          <table:table-cell office:value-type="float" office:value="254.828" calcext:value-type="float">
            <text:p>254.828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255.226" calcext:value-type="float">
            <text:p>255.226</text:p>
          </table:table-cell>
          <table:table-cell office:value-type="float" office:value="254.819" calcext:value-type="float">
            <text:p>254.819</text:p>
          </table:table-cell>
          <table:table-cell office:value-type="float" office:value="254.486" calcext:value-type="float">
            <text:p>254.486</text:p>
          </table:table-cell>
          <table:table-cell office:value-type="float" office:value="254.323" calcext:value-type="float">
            <text:p>254.323</text:p>
          </table:table-cell>
          <table:table-cell office:value-type="float" office:value="254.311" calcext:value-type="float">
            <text:p>254.311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254.715" calcext:value-type="float">
            <text:p>254.715</text:p>
          </table:table-cell>
          <table:table-cell office:value-type="float" office:value="254.311" calcext:value-type="float">
            <text:p>254.311</text:p>
          </table:table-cell>
          <table:table-cell office:value-type="float" office:value="253.975" calcext:value-type="float">
            <text:p>253.975</text:p>
          </table:table-cell>
          <table:table-cell office:value-type="float" office:value="253.813" calcext:value-type="float">
            <text:p>253.813</text:p>
          </table:table-cell>
          <table:table-cell office:value-type="float" office:value="253.802" calcext:value-type="float">
            <text:p>253.802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254.205" calcext:value-type="float">
            <text:p>254.205</text:p>
          </table:table-cell>
          <table:table-cell office:value-type="float" office:value="253.797" calcext:value-type="float">
            <text:p>253.797</text:p>
          </table:table-cell>
          <table:table-cell office:value-type="float" office:value="253.464" calcext:value-type="float">
            <text:p>253.464</text:p>
          </table:table-cell>
          <table:table-cell office:value-type="float" office:value="253.303" calcext:value-type="float">
            <text:p>253.303</text:p>
          </table:table-cell>
          <table:table-cell office:value-type="float" office:value="253.292" calcext:value-type="float">
            <text:p>253.292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253.698" calcext:value-type="float">
            <text:p>253.698</text:p>
          </table:table-cell>
          <table:table-cell office:value-type="float" office:value="253.294" calcext:value-type="float">
            <text:p>253.294</text:p>
          </table:table-cell>
          <table:table-cell office:value-type="float" office:value="252.96" calcext:value-type="float">
            <text:p>252.96</text:p>
          </table:table-cell>
          <table:table-cell office:value-type="float" office:value="252.804" calcext:value-type="float">
            <text:p>252.804</text:p>
          </table:table-cell>
          <table:table-cell office:value-type="float" office:value="252.793" calcext:value-type="float">
            <text:p>252.793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253.195" calcext:value-type="float">
            <text:p>253.195</text:p>
          </table:table-cell>
          <table:table-cell office:value-type="float" office:value="252.792" calcext:value-type="float">
            <text:p>252.792</text:p>
          </table:table-cell>
          <table:table-cell office:value-type="float" office:value="252.463" calcext:value-type="float">
            <text:p>252.463</text:p>
          </table:table-cell>
          <table:table-cell office:value-type="float" office:value="252.302" calcext:value-type="float">
            <text:p>252.302</text:p>
          </table:table-cell>
          <table:table-cell office:value-type="float" office:value="252.29" calcext:value-type="float">
            <text:p>252.29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252.695" calcext:value-type="float">
            <text:p>252.695</text:p>
          </table:table-cell>
          <table:table-cell office:value-type="float" office:value="252.297" calcext:value-type="float">
            <text:p>252.297</text:p>
          </table:table-cell>
          <table:table-cell office:value-type="float" office:value="251.96" calcext:value-type="float">
            <text:p>251.96</text:p>
          </table:table-cell>
          <table:table-cell office:value-type="float" office:value="251.8" calcext:value-type="float">
            <text:p>251.8</text:p>
          </table:table-cell>
          <table:table-cell office:value-type="float" office:value="251.788" calcext:value-type="float">
            <text:p>251.788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252.196" calcext:value-type="float">
            <text:p>252.196</text:p>
          </table:table-cell>
          <table:table-cell office:value-type="float" office:value="251.797" calcext:value-type="float">
            <text:p>251.797</text:p>
          </table:table-cell>
          <table:table-cell office:value-type="float" office:value="251.461" calcext:value-type="float">
            <text:p>251.461</text:p>
          </table:table-cell>
          <table:table-cell office:value-type="float" office:value="251.304" calcext:value-type="float">
            <text:p>251.304</text:p>
          </table:table-cell>
          <table:table-cell office:value-type="float" office:value="251.293" calcext:value-type="float">
            <text:p>251.293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251.703" calcext:value-type="float">
            <text:p>251.703</text:p>
          </table:table-cell>
          <table:table-cell office:value-type="float" office:value="251.304" calcext:value-type="float">
            <text:p>251.304</text:p>
          </table:table-cell>
          <table:table-cell office:value-type="float" office:value="250.972" calcext:value-type="float">
            <text:p>250.972</text:p>
          </table:table-cell>
          <table:table-cell office:value-type="float" office:value="250.814" calcext:value-type="float">
            <text:p>250.814</text:p>
          </table:table-cell>
          <table:table-cell office:value-type="float" office:value="250.802" calcext:value-type="float">
            <text:p>250.802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251.213" calcext:value-type="float">
            <text:p>251.213</text:p>
          </table:table-cell>
          <table:table-cell office:value-type="float" office:value="250.812" calcext:value-type="float">
            <text:p>250.812</text:p>
          </table:table-cell>
          <table:table-cell office:value-type="float" office:value="250.484" calcext:value-type="float">
            <text:p>250.484</text:p>
          </table:table-cell>
          <table:table-cell office:value-type="float" office:value="250.324" calcext:value-type="float">
            <text:p>250.324</text:p>
          </table:table-cell>
          <table:table-cell office:value-type="float" office:value="250.312" calcext:value-type="float">
            <text:p>250.312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250.727" calcext:value-type="float">
            <text:p>250.727</text:p>
          </table:table-cell>
          <table:table-cell office:value-type="float" office:value="250.328" calcext:value-type="float">
            <text:p>250.328</text:p>
          </table:table-cell>
          <table:table-cell office:value-type="float" office:value="249.997" calcext:value-type="float">
            <text:p>249.997</text:p>
          </table:table-cell>
          <table:table-cell office:value-type="float" office:value="249.838" calcext:value-type="float">
            <text:p>249.838</text:p>
          </table:table-cell>
          <table:table-cell office:value-type="float" office:value="249.827" calcext:value-type="float">
            <text:p>249.827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250.244" calcext:value-type="float">
            <text:p>250.244</text:p>
          </table:table-cell>
          <table:table-cell office:value-type="float" office:value="249.844" calcext:value-type="float">
            <text:p>249.844</text:p>
          </table:table-cell>
          <table:table-cell office:value-type="float" office:value="249.514" calcext:value-type="float">
            <text:p>249.514</text:p>
          </table:table-cell>
          <table:table-cell office:value-type="float" office:value="249.357" calcext:value-type="float">
            <text:p>249.357</text:p>
          </table:table-cell>
          <table:table-cell office:value-type="float" office:value="249.345" calcext:value-type="float">
            <text:p>249.345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249.76" calcext:value-type="float">
            <text:p>249.76</text:p>
          </table:table-cell>
          <table:table-cell office:value-type="float" office:value="249.364" calcext:value-type="float">
            <text:p>249.364</text:p>
          </table:table-cell>
          <table:table-cell office:value-type="float" office:value="249.035" calcext:value-type="float">
            <text:p>249.035</text:p>
          </table:table-cell>
          <table:table-cell office:value-type="float" office:value="248.877" calcext:value-type="float">
            <text:p>248.877</text:p>
          </table:table-cell>
          <table:table-cell office:value-type="float" office:value="248.865" calcext:value-type="float">
            <text:p>248.865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249.283" calcext:value-type="float">
            <text:p>249.283</text:p>
          </table:table-cell>
          <table:table-cell office:value-type="float" office:value="248.885" calcext:value-type="float">
            <text:p>248.885</text:p>
          </table:table-cell>
          <table:table-cell office:value-type="float" office:value="248.557" calcext:value-type="float">
            <text:p>248.557</text:p>
          </table:table-cell>
          <table:table-cell office:value-type="float" office:value="248.401" calcext:value-type="float">
            <text:p>248.401</text:p>
          </table:table-cell>
          <table:table-cell office:value-type="float" office:value="248.39" calcext:value-type="float">
            <text:p>248.39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48.806" calcext:value-type="float">
            <text:p>248.806</text:p>
          </table:table-cell>
          <table:table-cell office:value-type="float" office:value="248.414" calcext:value-type="float">
            <text:p>248.414</text:p>
          </table:table-cell>
          <table:table-cell office:value-type="float" office:value="248.084" calcext:value-type="float">
            <text:p>248.084</text:p>
          </table:table-cell>
          <table:table-cell office:value-type="float" office:value="247.926" calcext:value-type="float">
            <text:p>247.926</text:p>
          </table:table-cell>
          <table:table-cell office:value-type="float" office:value="247.914" calcext:value-type="float">
            <text:p>247.914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248.334" calcext:value-type="float">
            <text:p>248.334</text:p>
          </table:table-cell>
          <table:table-cell office:value-type="float" office:value="247.945" calcext:value-type="float">
            <text:p>247.945</text:p>
          </table:table-cell>
          <table:table-cell office:value-type="float" office:value="247.614" calcext:value-type="float">
            <text:p>247.614</text:p>
          </table:table-cell>
          <table:table-cell office:value-type="float" office:value="247.458" calcext:value-type="float">
            <text:p>247.458</text:p>
          </table:table-cell>
          <table:table-cell office:value-type="float" office:value="247.447" calcext:value-type="float">
            <text:p>247.447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247.87" calcext:value-type="float">
            <text:p>247.87</text:p>
          </table:table-cell>
          <table:table-cell office:value-type="float" office:value="247.475" calcext:value-type="float">
            <text:p>247.475</text:p>
          </table:table-cell>
          <table:table-cell office:value-type="float" office:value="247.145" calcext:value-type="float">
            <text:p>247.145</text:p>
          </table:table-cell>
          <table:table-cell office:value-type="float" office:value="246.989" calcext:value-type="float">
            <text:p>246.989</text:p>
          </table:table-cell>
          <table:table-cell office:value-type="float" office:value="246.978" calcext:value-type="float">
            <text:p>246.978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247.402" calcext:value-type="float">
            <text:p>247.402</text:p>
          </table:table-cell>
          <table:table-cell office:value-type="float" office:value="247.009" calcext:value-type="float">
            <text:p>247.009</text:p>
          </table:table-cell>
          <table:table-cell office:value-type="float" office:value="246.682" calcext:value-type="float">
            <text:p>246.682</text:p>
          </table:table-cell>
          <table:table-cell office:value-type="float" office:value="246.526" calcext:value-type="float">
            <text:p>246.526</text:p>
          </table:table-cell>
          <table:table-cell office:value-type="float" office:value="246.515" calcext:value-type="float">
            <text:p>246.515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246.941" calcext:value-type="float">
            <text:p>246.941</text:p>
          </table:table-cell>
          <table:table-cell office:value-type="float" office:value="246.548" calcext:value-type="float">
            <text:p>246.548</text:p>
          </table:table-cell>
          <table:table-cell office:value-type="float" office:value="246.218" calcext:value-type="float">
            <text:p>246.218</text:p>
          </table:table-cell>
          <table:table-cell office:value-type="float" office:value="246.063" calcext:value-type="float">
            <text:p>246.063</text:p>
          </table:table-cell>
          <table:table-cell office:value-type="float" office:value="246.052" calcext:value-type="float">
            <text:p>246.052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246.48" calcext:value-type="float">
            <text:p>246.48</text:p>
          </table:table-cell>
          <table:table-cell office:value-type="float" office:value="246.088" calcext:value-type="float">
            <text:p>246.088</text:p>
          </table:table-cell>
          <table:table-cell office:value-type="float" office:value="245.759" calcext:value-type="float">
            <text:p>245.759</text:p>
          </table:table-cell>
          <table:table-cell office:value-type="float" office:value="245.604" calcext:value-type="float">
            <text:p>245.604</text:p>
          </table:table-cell>
          <table:table-cell office:value-type="float" office:value="245.593" calcext:value-type="float">
            <text:p>245.593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246.021" calcext:value-type="float">
            <text:p>246.021</text:p>
          </table:table-cell>
          <table:table-cell office:value-type="float" office:value="245.63" calcext:value-type="float">
            <text:p>245.63</text:p>
          </table:table-cell>
          <table:table-cell office:value-type="float" office:value="245.306" calcext:value-type="float">
            <text:p>245.306</text:p>
          </table:table-cell>
          <table:table-cell office:value-type="float" office:value="245.149" calcext:value-type="float">
            <text:p>245.149</text:p>
          </table:table-cell>
          <table:table-cell office:value-type="float" office:value="245.138" calcext:value-type="float">
            <text:p>245.138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245.568" calcext:value-type="float">
            <text:p>245.568</text:p>
          </table:table-cell>
          <table:table-cell office:value-type="float" office:value="245.178" calcext:value-type="float">
            <text:p>245.178</text:p>
          </table:table-cell>
          <table:table-cell office:value-type="float" office:value="244.854" calcext:value-type="float">
            <text:p>244.854</text:p>
          </table:table-cell>
          <table:table-cell office:value-type="float" office:value="244.697" calcext:value-type="float">
            <text:p>244.697</text:p>
          </table:table-cell>
          <table:table-cell office:value-type="float" office:value="244.685" calcext:value-type="float">
            <text:p>244.685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245.117" calcext:value-type="float">
            <text:p>245.117</text:p>
          </table:table-cell>
          <table:table-cell office:value-type="float" office:value="244.728" calcext:value-type="float">
            <text:p>244.728</text:p>
          </table:table-cell>
          <table:table-cell office:value-type="float" office:value="244.402" calcext:value-type="float">
            <text:p>244.402</text:p>
          </table:table-cell>
          <table:table-cell office:value-type="float" office:value="244.246" calcext:value-type="float">
            <text:p>244.246</text:p>
          </table:table-cell>
          <table:table-cell office:value-type="float" office:value="244.236" calcext:value-type="float">
            <text:p>244.236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244.667" calcext:value-type="float">
            <text:p>244.667</text:p>
          </table:table-cell>
          <table:table-cell office:value-type="float" office:value="244.277" calcext:value-type="float">
            <text:p>244.277</text:p>
          </table:table-cell>
          <table:table-cell office:value-type="float" office:value="243.955" calcext:value-type="float">
            <text:p>243.955</text:p>
          </table:table-cell>
          <table:table-cell office:value-type="float" office:value="243.798" calcext:value-type="float">
            <text:p>243.798</text:p>
          </table:table-cell>
          <table:table-cell office:value-type="float" office:value="243.787" calcext:value-type="float">
            <text:p>243.787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244.221" calcext:value-type="float">
            <text:p>244.221</text:p>
          </table:table-cell>
          <table:table-cell office:value-type="float" office:value="243.835" calcext:value-type="float">
            <text:p>243.835</text:p>
          </table:table-cell>
          <table:table-cell office:value-type="float" office:value="243.509" calcext:value-type="float">
            <text:p>243.509</text:p>
          </table:table-cell>
          <table:table-cell office:value-type="float" office:value="243.355" calcext:value-type="float">
            <text:p>243.355</text:p>
          </table:table-cell>
          <table:table-cell office:value-type="float" office:value="243.344" calcext:value-type="float">
            <text:p>243.344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243.777" calcext:value-type="float">
            <text:p>243.777</text:p>
          </table:table-cell>
          <table:table-cell office:value-type="float" office:value="243.39" calcext:value-type="float">
            <text:p>243.39</text:p>
          </table:table-cell>
          <table:table-cell office:value-type="float" office:value="243.068" calcext:value-type="float">
            <text:p>243.068</text:p>
          </table:table-cell>
          <table:table-cell office:value-type="float" office:value="242.914" calcext:value-type="float">
            <text:p>242.914</text:p>
          </table:table-cell>
          <table:table-cell office:value-type="float" office:value="242.904" calcext:value-type="float">
            <text:p>242.904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243.335" calcext:value-type="float">
            <text:p>243.335</text:p>
          </table:table-cell>
          <table:table-cell office:value-type="float" office:value="242.951" calcext:value-type="float">
            <text:p>242.951</text:p>
          </table:table-cell>
          <table:table-cell office:value-type="float" office:value="242.631" calcext:value-type="float">
            <text:p>242.631</text:p>
          </table:table-cell>
          <table:table-cell office:value-type="float" office:value="242.475" calcext:value-type="float">
            <text:p>242.475</text:p>
          </table:table-cell>
          <table:table-cell office:value-type="float" office:value="242.464" calcext:value-type="float">
            <text:p>242.464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242.897" calcext:value-type="float">
            <text:p>242.897</text:p>
          </table:table-cell>
          <table:table-cell office:value-type="float" office:value="242.511" calcext:value-type="float">
            <text:p>242.511</text:p>
          </table:table-cell>
          <table:table-cell office:value-type="float" office:value="242.192" calcext:value-type="float">
            <text:p>242.192</text:p>
          </table:table-cell>
          <table:table-cell office:value-type="float" office:value="242.038" calcext:value-type="float">
            <text:p>242.038</text:p>
          </table:table-cell>
          <table:table-cell office:value-type="float" office:value="242.027" calcext:value-type="float">
            <text:p>242.027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242.461" calcext:value-type="float">
            <text:p>242.461</text:p>
          </table:table-cell>
          <table:table-cell office:value-type="float" office:value="242.079" calcext:value-type="float">
            <text:p>242.079</text:p>
          </table:table-cell>
          <table:table-cell office:value-type="float" office:value="241.76" calcext:value-type="float">
            <text:p>241.76</text:p>
          </table:table-cell>
          <table:table-cell office:value-type="float" office:value="241.603" calcext:value-type="float">
            <text:p>241.603</text:p>
          </table:table-cell>
          <table:table-cell office:value-type="float" office:value="241.593" calcext:value-type="float">
            <text:p>241.593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242.028" calcext:value-type="float">
            <text:p>242.028</text:p>
          </table:table-cell>
          <table:table-cell office:value-type="float" office:value="241.646" calcext:value-type="float">
            <text:p>241.646</text:p>
          </table:table-cell>
          <table:table-cell office:value-type="float" office:value="241.325" calcext:value-type="float">
            <text:p>241.325</text:p>
          </table:table-cell>
          <table:table-cell office:value-type="float" office:value="241.171" calcext:value-type="float">
            <text:p>241.171</text:p>
          </table:table-cell>
          <table:table-cell office:value-type="float" office:value="241.16" calcext:value-type="float">
            <text:p>241.16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241.593" calcext:value-type="float">
            <text:p>241.593</text:p>
          </table:table-cell>
          <table:table-cell office:value-type="float" office:value="241.216" calcext:value-type="float">
            <text:p>241.216</text:p>
          </table:table-cell>
          <table:table-cell office:value-type="float" office:value="240.893" calcext:value-type="float">
            <text:p>240.893</text:p>
          </table:table-cell>
          <table:table-cell office:value-type="float" office:value="240.74" calcext:value-type="float">
            <text:p>240.74</text:p>
          </table:table-cell>
          <table:table-cell office:value-type="float" office:value="240.73" calcext:value-type="float">
            <text:p>240.73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241.169" calcext:value-type="float">
            <text:p>241.169</text:p>
          </table:table-cell>
          <table:table-cell office:value-type="float" office:value="240.785" calcext:value-type="float">
            <text:p>240.785</text:p>
          </table:table-cell>
          <table:table-cell office:value-type="float" office:value="240.469" calcext:value-type="float">
            <text:p>240.469</text:p>
          </table:table-cell>
          <table:table-cell office:value-type="float" office:value="240.316" calcext:value-type="float">
            <text:p>240.316</text:p>
          </table:table-cell>
          <table:table-cell office:value-type="float" office:value="240.306" calcext:value-type="float">
            <text:p>240.306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240.742" calcext:value-type="float">
            <text:p>240.742</text:p>
          </table:table-cell>
          <table:table-cell office:value-type="float" office:value="240.36" calcext:value-type="float">
            <text:p>240.36</text:p>
          </table:table-cell>
          <table:table-cell office:value-type="float" office:value="240.044" calcext:value-type="float">
            <text:p>240.044</text:p>
          </table:table-cell>
          <table:table-cell office:value-type="float" office:value="239.891" calcext:value-type="float">
            <text:p>239.891</text:p>
          </table:table-cell>
          <table:table-cell office:value-type="float" office:value="239.882" calcext:value-type="float">
            <text:p>239.882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40.321" calcext:value-type="float">
            <text:p>240.321</text:p>
          </table:table-cell>
          <table:table-cell office:value-type="float" office:value="239.937" calcext:value-type="float">
            <text:p>239.937</text:p>
          </table:table-cell>
          <table:table-cell office:value-type="float" office:value="239.621" calcext:value-type="float">
            <text:p>239.621</text:p>
          </table:table-cell>
          <table:table-cell office:value-type="float" office:value="239.468" calcext:value-type="float">
            <text:p>239.468</text:p>
          </table:table-cell>
          <table:table-cell office:value-type="float" office:value="239.457" calcext:value-type="float">
            <text:p>239.45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39.897" calcext:value-type="float">
            <text:p>239.897</text:p>
          </table:table-cell>
          <table:table-cell office:value-type="float" office:value="239.518" calcext:value-type="float">
            <text:p>239.518</text:p>
          </table:table-cell>
          <table:table-cell office:value-type="float" office:value="239.202" calcext:value-type="float">
            <text:p>239.202</text:p>
          </table:table-cell>
          <table:table-cell office:value-type="float" office:value="239.048" calcext:value-type="float">
            <text:p>239.048</text:p>
          </table:table-cell>
          <table:table-cell office:value-type="float" office:value="239.039" calcext:value-type="float">
            <text:p>239.039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239.477" calcext:value-type="float">
            <text:p>239.477</text:p>
          </table:table-cell>
          <table:table-cell office:value-type="float" office:value="239.097" calcext:value-type="float">
            <text:p>239.097</text:p>
          </table:table-cell>
          <table:table-cell office:value-type="float" office:value="238.786" calcext:value-type="float">
            <text:p>238.786</text:p>
          </table:table-cell>
          <table:table-cell office:value-type="float" office:value="238.632" calcext:value-type="float">
            <text:p>238.632</text:p>
          </table:table-cell>
          <table:table-cell office:value-type="float" office:value="238.621" calcext:value-type="float">
            <text:p>238.621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239.064" calcext:value-type="float">
            <text:p>239.064</text:p>
          </table:table-cell>
          <table:table-cell office:value-type="float" office:value="238.682" calcext:value-type="float">
            <text:p>238.682</text:p>
          </table:table-cell>
          <table:table-cell office:value-type="float" office:value="238.37" calcext:value-type="float">
            <text:p>238.37</text:p>
          </table:table-cell>
          <table:table-cell office:value-type="float" office:value="238.218" calcext:value-type="float">
            <text:p>238.218</text:p>
          </table:table-cell>
          <table:table-cell office:value-type="float" office:value="238.208" calcext:value-type="float">
            <text:p>238.208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238.649" calcext:value-type="float">
            <text:p>238.649</text:p>
          </table:table-cell>
          <table:table-cell office:value-type="float" office:value="238.272" calcext:value-type="float">
            <text:p>238.272</text:p>
          </table:table-cell>
          <table:table-cell office:value-type="float" office:value="237.957" calcext:value-type="float">
            <text:p>237.957</text:p>
          </table:table-cell>
          <table:table-cell office:value-type="float" office:value="237.803" calcext:value-type="float">
            <text:p>237.803</text:p>
          </table:table-cell>
          <table:table-cell office:value-type="float" office:value="237.793" calcext:value-type="float">
            <text:p>237.793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238.24" calcext:value-type="float">
            <text:p>238.24</text:p>
          </table:table-cell>
          <table:table-cell office:value-type="float" office:value="237.863" calcext:value-type="float">
            <text:p>237.863</text:p>
          </table:table-cell>
          <table:table-cell office:value-type="float" office:value="237.546" calcext:value-type="float">
            <text:p>237.546</text:p>
          </table:table-cell>
          <table:table-cell office:value-type="float" office:value="237.396" calcext:value-type="float">
            <text:p>237.396</text:p>
          </table:table-cell>
          <table:table-cell office:value-type="float" office:value="237.386" calcext:value-type="float">
            <text:p>237.386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237.829" calcext:value-type="float">
            <text:p>237.829</text:p>
          </table:table-cell>
          <table:table-cell office:value-type="float" office:value="237.456" calcext:value-type="float">
            <text:p>237.456</text:p>
          </table:table-cell>
          <table:table-cell office:value-type="float" office:value="237.139" calcext:value-type="float">
            <text:p>237.139</text:p>
          </table:table-cell>
          <table:table-cell office:value-type="float" office:value="236.992" calcext:value-type="float">
            <text:p>236.992</text:p>
          </table:table-cell>
          <table:table-cell office:value-type="float" office:value="236.982" calcext:value-type="float">
            <text:p>236.982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237.424" calcext:value-type="float">
            <text:p>237.424</text:p>
          </table:table-cell>
          <table:table-cell office:value-type="float" office:value="237.05" calcext:value-type="float">
            <text:p>237.05</text:p>
          </table:table-cell>
          <table:table-cell office:value-type="float" office:value="236.734" calcext:value-type="float">
            <text:p>236.734</text:p>
          </table:table-cell>
          <table:table-cell office:value-type="float" office:value="236.587" calcext:value-type="float">
            <text:p>236.587</text:p>
          </table:table-cell>
          <table:table-cell office:value-type="float" office:value="236.576" calcext:value-type="float">
            <text:p>236.576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237.021" calcext:value-type="float">
            <text:p>237.021</text:p>
          </table:table-cell>
          <table:table-cell office:value-type="float" office:value="236.647" calcext:value-type="float">
            <text:p>236.647</text:p>
          </table:table-cell>
          <table:table-cell office:value-type="float" office:value="236.329" calcext:value-type="float">
            <text:p>236.329</text:p>
          </table:table-cell>
          <table:table-cell office:value-type="float" office:value="236.18" calcext:value-type="float">
            <text:p>236.18</text:p>
          </table:table-cell>
          <table:table-cell office:value-type="float" office:value="236.171" calcext:value-type="float">
            <text:p>236.171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236.617" calcext:value-type="float">
            <text:p>236.617</text:p>
          </table:table-cell>
          <table:table-cell office:value-type="float" office:value="236.244" calcext:value-type="float">
            <text:p>236.244</text:p>
          </table:table-cell>
          <table:table-cell office:value-type="float" office:value="235.927" calcext:value-type="float">
            <text:p>235.927</text:p>
          </table:table-cell>
          <table:table-cell office:value-type="float" office:value="235.78" calcext:value-type="float">
            <text:p>235.78</text:p>
          </table:table-cell>
          <table:table-cell office:value-type="float" office:value="235.77" calcext:value-type="float">
            <text:p>235.77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236.216" calcext:value-type="float">
            <text:p>236.216</text:p>
          </table:table-cell>
          <table:table-cell office:value-type="float" office:value="235.845" calcext:value-type="float">
            <text:p>235.845</text:p>
          </table:table-cell>
          <table:table-cell office:value-type="float" office:value="235.529" calcext:value-type="float">
            <text:p>235.529</text:p>
          </table:table-cell>
          <table:table-cell office:value-type="float" office:value="235.383" calcext:value-type="float">
            <text:p>235.383</text:p>
          </table:table-cell>
          <table:table-cell office:value-type="float" office:value="235.373" calcext:value-type="float">
            <text:p>235.373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235.818" calcext:value-type="float">
            <text:p>235.818</text:p>
          </table:table-cell>
          <table:table-cell office:value-type="float" office:value="235.445" calcext:value-type="float">
            <text:p>235.445</text:p>
          </table:table-cell>
          <table:table-cell office:value-type="float" office:value="235.131" calcext:value-type="float">
            <text:p>235.131</text:p>
          </table:table-cell>
          <table:table-cell office:value-type="float" office:value="234.986" calcext:value-type="float">
            <text:p>234.986</text:p>
          </table:table-cell>
          <table:table-cell office:value-type="float" office:value="234.976" calcext:value-type="float">
            <text:p>234.976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235.423" calcext:value-type="float">
            <text:p>235.423</text:p>
          </table:table-cell>
          <table:table-cell office:value-type="float" office:value="235.051" calcext:value-type="float">
            <text:p>235.051</text:p>
          </table:table-cell>
          <table:table-cell office:value-type="float" office:value="234.733" calcext:value-type="float">
            <text:p>234.733</text:p>
          </table:table-cell>
          <table:table-cell office:value-type="float" office:value="234.59" calcext:value-type="float">
            <text:p>234.59</text:p>
          </table:table-cell>
          <table:table-cell office:value-type="float" office:value="234.579" calcext:value-type="float">
            <text:p>234.579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235.028" calcext:value-type="float">
            <text:p>235.028</text:p>
          </table:table-cell>
          <table:table-cell office:value-type="float" office:value="234.66" calcext:value-type="float">
            <text:p>234.66</text:p>
          </table:table-cell>
          <table:table-cell office:value-type="float" office:value="234.34" calcext:value-type="float">
            <text:p>234.34</text:p>
          </table:table-cell>
          <table:table-cell office:value-type="float" office:value="234.198" calcext:value-type="float">
            <text:p>234.198</text:p>
          </table:table-cell>
          <table:table-cell office:value-type="float" office:value="234.187" calcext:value-type="float">
            <text:p>234.187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234.638" calcext:value-type="float">
            <text:p>234.638</text:p>
          </table:table-cell>
          <table:table-cell office:value-type="float" office:value="234.267" calcext:value-type="float">
            <text:p>234.267</text:p>
          </table:table-cell>
          <table:table-cell office:value-type="float" office:value="233.949" calcext:value-type="float">
            <text:p>233.949</text:p>
          </table:table-cell>
          <table:table-cell office:value-type="float" office:value="233.808" calcext:value-type="float">
            <text:p>233.808</text:p>
          </table:table-cell>
          <table:table-cell office:value-type="float" office:value="233.798" calcext:value-type="float">
            <text:p>233.798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234.244" calcext:value-type="float">
            <text:p>234.244</text:p>
          </table:table-cell>
          <table:table-cell office:value-type="float" office:value="233.879" calcext:value-type="float">
            <text:p>233.879</text:p>
          </table:table-cell>
          <table:table-cell office:value-type="float" office:value="233.559" calcext:value-type="float">
            <text:p>233.559</text:p>
          </table:table-cell>
          <table:table-cell office:value-type="float" office:value="233.42" calcext:value-type="float">
            <text:p>233.42</text:p>
          </table:table-cell>
          <table:table-cell office:value-type="float" office:value="233.41" calcext:value-type="float">
            <text:p>233.41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233.856" calcext:value-type="float">
            <text:p>233.856</text:p>
          </table:table-cell>
          <table:table-cell office:value-type="float" office:value="233.488" calcext:value-type="float">
            <text:p>233.488</text:p>
          </table:table-cell>
          <table:table-cell office:value-type="float" office:value="233.172" calcext:value-type="float">
            <text:p>233.172</text:p>
          </table:table-cell>
          <table:table-cell office:value-type="float" office:value="233.032" calcext:value-type="float">
            <text:p>233.032</text:p>
          </table:table-cell>
          <table:table-cell office:value-type="float" office:value="233.022" calcext:value-type="float">
            <text:p>233.022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233.468" calcext:value-type="float">
            <text:p>233.468</text:p>
          </table:table-cell>
          <table:table-cell office:value-type="float" office:value="233.105" calcext:value-type="float">
            <text:p>233.105</text:p>
          </table:table-cell>
          <table:table-cell office:value-type="float" office:value="232.785" calcext:value-type="float">
            <text:p>232.785</text:p>
          </table:table-cell>
          <table:table-cell office:value-type="float" office:value="232.647" calcext:value-type="float">
            <text:p>232.647</text:p>
          </table:table-cell>
          <table:table-cell office:value-type="float" office:value="232.638" calcext:value-type="float">
            <text:p>232.638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233.088" calcext:value-type="float">
            <text:p>233.088</text:p>
          </table:table-cell>
          <table:table-cell office:value-type="float" office:value="232.722" calcext:value-type="float">
            <text:p>232.722</text:p>
          </table:table-cell>
          <table:table-cell office:value-type="float" office:value="232.403" calcext:value-type="float">
            <text:p>232.403</text:p>
          </table:table-cell>
          <table:table-cell office:value-type="float" office:value="232.263" calcext:value-type="float">
            <text:p>232.263</text:p>
          </table:table-cell>
          <table:table-cell office:value-type="float" office:value="232.253" calcext:value-type="float">
            <text:p>232.253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232.705" calcext:value-type="float">
            <text:p>232.705</text:p>
          </table:table-cell>
          <table:table-cell office:value-type="float" office:value="232.34" calcext:value-type="float">
            <text:p>232.34</text:p>
          </table:table-cell>
          <table:table-cell office:value-type="float" office:value="232.021" calcext:value-type="float">
            <text:p>232.021</text:p>
          </table:table-cell>
          <table:table-cell office:value-type="float" office:value="231.884" calcext:value-type="float">
            <text:p>231.884</text:p>
          </table:table-cell>
          <table:table-cell office:value-type="float" office:value="231.875" calcext:value-type="float">
            <text:p>231.875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232.327" calcext:value-type="float">
            <text:p>232.327</text:p>
          </table:table-cell>
          <table:table-cell office:value-type="float" office:value="231.959" calcext:value-type="float">
            <text:p>231.959</text:p>
          </table:table-cell>
          <table:table-cell office:value-type="float" office:value="231.643" calcext:value-type="float">
            <text:p>231.643</text:p>
          </table:table-cell>
          <table:table-cell office:value-type="float" office:value="231.507" calcext:value-type="float">
            <text:p>231.507</text:p>
          </table:table-cell>
          <table:table-cell office:value-type="float" office:value="231.497" calcext:value-type="float">
            <text:p>231.497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231.947" calcext:value-type="float">
            <text:p>231.947</text:p>
          </table:table-cell>
          <table:table-cell office:value-type="float" office:value="231.582" calcext:value-type="float">
            <text:p>231.582</text:p>
          </table:table-cell>
          <table:table-cell office:value-type="float" office:value="231.265" calcext:value-type="float">
            <text:p>231.265</text:p>
          </table:table-cell>
          <table:table-cell office:value-type="float" office:value="231.131" calcext:value-type="float">
            <text:p>231.131</text:p>
          </table:table-cell>
          <table:table-cell office:value-type="float" office:value="231.122" calcext:value-type="float">
            <text:p>231.122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231.575" calcext:value-type="float">
            <text:p>231.575</text:p>
          </table:table-cell>
          <table:table-cell office:value-type="float" office:value="231.209" calcext:value-type="float">
            <text:p>231.209</text:p>
          </table:table-cell>
          <table:table-cell office:value-type="float" office:value="230.892" calcext:value-type="float">
            <text:p>230.892</text:p>
          </table:table-cell>
          <table:table-cell office:value-type="float" office:value="230.758" calcext:value-type="float">
            <text:p>230.758</text:p>
          </table:table-cell>
          <table:table-cell office:value-type="float" office:value="230.749" calcext:value-type="float">
            <text:p>230.749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231.202" calcext:value-type="float">
            <text:p>231.202</text:p>
          </table:table-cell>
          <table:table-cell office:value-type="float" office:value="230.837" calcext:value-type="float">
            <text:p>230.837</text:p>
          </table:table-cell>
          <table:table-cell office:value-type="float" office:value="230.521" calcext:value-type="float">
            <text:p>230.521</text:p>
          </table:table-cell>
          <table:table-cell office:value-type="float" office:value="230.385" calcext:value-type="float">
            <text:p>230.385</text:p>
          </table:table-cell>
          <table:table-cell office:value-type="float" office:value="230.375" calcext:value-type="float">
            <text:p>230.375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230.829" calcext:value-type="float">
            <text:p>230.829</text:p>
          </table:table-cell>
          <table:table-cell office:value-type="float" office:value="230.467" calcext:value-type="float">
            <text:p>230.467</text:p>
          </table:table-cell>
          <table:table-cell office:value-type="float" office:value="230.148" calcext:value-type="float">
            <text:p>230.148</text:p>
          </table:table-cell>
          <table:table-cell office:value-type="float" office:value="230.014" calcext:value-type="float">
            <text:p>230.014</text:p>
          </table:table-cell>
          <table:table-cell office:value-type="float" office:value="230.004" calcext:value-type="float">
            <text:p>230.004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230.458" calcext:value-type="float">
            <text:p>230.458</text:p>
          </table:table-cell>
          <table:table-cell office:value-type="float" office:value="230.097" calcext:value-type="float">
            <text:p>230.097</text:p>
          </table:table-cell>
          <table:table-cell office:value-type="float" office:value="229.778" calcext:value-type="float">
            <text:p>229.778</text:p>
          </table:table-cell>
          <table:table-cell office:value-type="float" office:value="229.646" calcext:value-type="float">
            <text:p>229.646</text:p>
          </table:table-cell>
          <table:table-cell office:value-type="float" office:value="229.637" calcext:value-type="float">
            <text:p>229.637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230.089" calcext:value-type="float">
            <text:p>230.089</text:p>
          </table:table-cell>
          <table:table-cell office:value-type="float" office:value="229.73" calcext:value-type="float">
            <text:p>229.73</text:p>
          </table:table-cell>
          <table:table-cell office:value-type="float" office:value="229.412" calcext:value-type="float">
            <text:p>229.412</text:p>
          </table:table-cell>
          <table:table-cell office:value-type="float" office:value="229.279" calcext:value-type="float">
            <text:p>229.279</text:p>
          </table:table-cell>
          <table:table-cell office:value-type="float" office:value="229.27" calcext:value-type="float">
            <text:p>229.27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229.723" calcext:value-type="float">
            <text:p>229.723</text:p>
          </table:table-cell>
          <table:table-cell office:value-type="float" office:value="229.363" calcext:value-type="float">
            <text:p>229.363</text:p>
          </table:table-cell>
          <table:table-cell office:value-type="float" office:value="229.049" calcext:value-type="float">
            <text:p>229.049</text:p>
          </table:table-cell>
          <table:table-cell office:value-type="float" office:value="228.916" calcext:value-type="float">
            <text:p>228.916</text:p>
          </table:table-cell>
          <table:table-cell office:value-type="float" office:value="228.907" calcext:value-type="float">
            <text:p>228.907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229.359" calcext:value-type="float">
            <text:p>229.359</text:p>
          </table:table-cell>
          <table:table-cell office:value-type="float" office:value="228.999" calcext:value-type="float">
            <text:p>228.999</text:p>
          </table:table-cell>
          <table:table-cell office:value-type="float" office:value="228.682" calcext:value-type="float">
            <text:p>228.682</text:p>
          </table:table-cell>
          <table:table-cell office:value-type="float" office:value="228.55" calcext:value-type="float">
            <text:p>228.55</text:p>
          </table:table-cell>
          <table:table-cell office:value-type="float" office:value="228.541" calcext:value-type="float">
            <text:p>228.541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228.997" calcext:value-type="float">
            <text:p>228.997</text:p>
          </table:table-cell>
          <table:table-cell office:value-type="float" office:value="228.638" calcext:value-type="float">
            <text:p>228.638</text:p>
          </table:table-cell>
          <table:table-cell office:value-type="float" office:value="228.32" calcext:value-type="float">
            <text:p>228.32</text:p>
          </table:table-cell>
          <table:table-cell office:value-type="float" office:value="228.19" calcext:value-type="float">
            <text:p>228.19</text:p>
          </table:table-cell>
          <table:table-cell office:value-type="float" office:value="228.181" calcext:value-type="float">
            <text:p>228.181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228.637" calcext:value-type="float">
            <text:p>228.637</text:p>
          </table:table-cell>
          <table:table-cell office:value-type="float" office:value="228.278" calcext:value-type="float">
            <text:p>228.278</text:p>
          </table:table-cell>
          <table:table-cell office:value-type="float" office:value="227.958" calcext:value-type="float">
            <text:p>227.958</text:p>
          </table:table-cell>
          <table:table-cell office:value-type="float" office:value="227.83" calcext:value-type="float">
            <text:p>227.83</text:p>
          </table:table-cell>
          <table:table-cell office:value-type="float" office:value="227.821" calcext:value-type="float">
            <text:p>227.821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228.278" calcext:value-type="float">
            <text:p>228.278</text:p>
          </table:table-cell>
          <table:table-cell office:value-type="float" office:value="227.919" calcext:value-type="float">
            <text:p>227.919</text:p>
          </table:table-cell>
          <table:table-cell office:value-type="float" office:value="227.601" calcext:value-type="float">
            <text:p>227.601</text:p>
          </table:table-cell>
          <table:table-cell office:value-type="float" office:value="227.472" calcext:value-type="float">
            <text:p>227.472</text:p>
          </table:table-cell>
          <table:table-cell office:value-type="float" office:value="227.463" calcext:value-type="float">
            <text:p>227.463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227.922" calcext:value-type="float">
            <text:p>227.922</text:p>
          </table:table-cell>
          <table:table-cell office:value-type="float" office:value="227.559" calcext:value-type="float">
            <text:p>227.559</text:p>
          </table:table-cell>
          <table:table-cell office:value-type="float" office:value="227.246" calcext:value-type="float">
            <text:p>227.246</text:p>
          </table:table-cell>
          <table:table-cell office:value-type="float" office:value="227.117" calcext:value-type="float">
            <text:p>227.117</text:p>
          </table:table-cell>
          <table:table-cell office:value-type="float" office:value="227.108" calcext:value-type="float">
            <text:p>227.108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227.562" calcext:value-type="float">
            <text:p>227.562</text:p>
          </table:table-cell>
          <table:table-cell office:value-type="float" office:value="227.208" calcext:value-type="float">
            <text:p>227.208</text:p>
          </table:table-cell>
          <table:table-cell office:value-type="float" office:value="226.891" calcext:value-type="float">
            <text:p>226.891</text:p>
          </table:table-cell>
          <table:table-cell office:value-type="float" office:value="226.765" calcext:value-type="float">
            <text:p>226.765</text:p>
          </table:table-cell>
          <table:table-cell office:value-type="float" office:value="226.756" calcext:value-type="float">
            <text:p>226.756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227.209" calcext:value-type="float">
            <text:p>227.209</text:p>
          </table:table-cell>
          <table:table-cell office:value-type="float" office:value="226.853" calcext:value-type="float">
            <text:p>226.853</text:p>
          </table:table-cell>
          <table:table-cell office:value-type="float" office:value="226.539" calcext:value-type="float">
            <text:p>226.539</text:p>
          </table:table-cell>
          <table:table-cell office:value-type="float" office:value="226.411" calcext:value-type="float">
            <text:p>226.411</text:p>
          </table:table-cell>
          <table:table-cell office:value-type="float" office:value="226.402" calcext:value-type="float">
            <text:p>226.402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226.855" calcext:value-type="float">
            <text:p>226.855</text:p>
          </table:table-cell>
          <table:table-cell office:value-type="float" office:value="226.503" calcext:value-type="float">
            <text:p>226.503</text:p>
          </table:table-cell>
          <table:table-cell office:value-type="float" office:value="226.189" calcext:value-type="float">
            <text:p>226.189</text:p>
          </table:table-cell>
          <table:table-cell office:value-type="float" office:value="226.059" calcext:value-type="float">
            <text:p>226.059</text:p>
          </table:table-cell>
          <table:table-cell office:value-type="float" office:value="226.05" calcext:value-type="float">
            <text:p>226.05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226.504" calcext:value-type="float">
            <text:p>226.504</text:p>
          </table:table-cell>
          <table:table-cell office:value-type="float" office:value="226.153" calcext:value-type="float">
            <text:p>226.153</text:p>
          </table:table-cell>
          <table:table-cell office:value-type="float" office:value="225.834" calcext:value-type="float">
            <text:p>225.834</text:p>
          </table:table-cell>
          <table:table-cell office:value-type="float" office:value="225.706" calcext:value-type="float">
            <text:p>225.706</text:p>
          </table:table-cell>
          <table:table-cell office:value-type="float" office:value="225.697" calcext:value-type="float">
            <text:p>225.697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226.16" calcext:value-type="float">
            <text:p>226.16</text:p>
          </table:table-cell>
          <table:table-cell office:value-type="float" office:value="225.803" calcext:value-type="float">
            <text:p>225.803</text:p>
          </table:table-cell>
          <table:table-cell office:value-type="float" office:value="225.484" calcext:value-type="float">
            <text:p>225.484</text:p>
          </table:table-cell>
          <table:table-cell office:value-type="float" office:value="225.358" calcext:value-type="float">
            <text:p>225.358</text:p>
          </table:table-cell>
          <table:table-cell office:value-type="float" office:value="225.349" calcext:value-type="float">
            <text:p>225.349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225.81" calcext:value-type="float">
            <text:p>225.81</text:p>
          </table:table-cell>
          <table:table-cell office:value-type="float" office:value="225.455" calcext:value-type="float">
            <text:p>225.455</text:p>
          </table:table-cell>
          <table:table-cell office:value-type="float" office:value="225.136" calcext:value-type="float">
            <text:p>225.136</text:p>
          </table:table-cell>
          <table:table-cell office:value-type="float" office:value="225.012" calcext:value-type="float">
            <text:p>225.012</text:p>
          </table:table-cell>
          <table:table-cell office:value-type="float" office:value="225.003" calcext:value-type="float">
            <text:p>225.003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225.465" calcext:value-type="float">
            <text:p>225.465</text:p>
          </table:table-cell>
          <table:table-cell office:value-type="float" office:value="225.111" calcext:value-type="float">
            <text:p>225.111</text:p>
          </table:table-cell>
          <table:table-cell office:value-type="float" office:value="224.792" calcext:value-type="float">
            <text:p>224.792</text:p>
          </table:table-cell>
          <table:table-cell office:value-type="float" office:value="224.669" calcext:value-type="float">
            <text:p>224.669</text:p>
          </table:table-cell>
          <table:table-cell office:value-type="float" office:value="224.66" calcext:value-type="float">
            <text:p>224.66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225.121" calcext:value-type="float">
            <text:p>225.121</text:p>
          </table:table-cell>
          <table:table-cell office:value-type="float" office:value="224.767" calcext:value-type="float">
            <text:p>224.767</text:p>
          </table:table-cell>
          <table:table-cell office:value-type="float" office:value="224.45" calcext:value-type="float">
            <text:p>224.45</text:p>
          </table:table-cell>
          <table:table-cell office:value-type="float" office:value="224.326" calcext:value-type="float">
            <text:p>224.326</text:p>
          </table:table-cell>
          <table:table-cell office:value-type="float" office:value="224.317" calcext:value-type="float">
            <text:p>224.317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224.78" calcext:value-type="float">
            <text:p>224.78</text:p>
          </table:table-cell>
          <table:table-cell office:value-type="float" office:value="224.425" calcext:value-type="float">
            <text:p>224.425</text:p>
          </table:table-cell>
          <table:table-cell office:value-type="float" office:value="224.109" calcext:value-type="float">
            <text:p>224.109</text:p>
          </table:table-cell>
          <table:table-cell office:value-type="float" office:value="223.983" calcext:value-type="float">
            <text:p>223.983</text:p>
          </table:table-cell>
          <table:table-cell office:value-type="float" office:value="223.975" calcext:value-type="float">
            <text:p>223.975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224.437" calcext:value-type="float">
            <text:p>224.437</text:p>
          </table:table-cell>
          <table:table-cell office:value-type="float" office:value="224.085" calcext:value-type="float">
            <text:p>224.085</text:p>
          </table:table-cell>
          <table:table-cell office:value-type="float" office:value="223.767" calcext:value-type="float">
            <text:p>223.767</text:p>
          </table:table-cell>
          <table:table-cell office:value-type="float" office:value="223.645" calcext:value-type="float">
            <text:p>223.645</text:p>
          </table:table-cell>
          <table:table-cell office:value-type="float" office:value="223.637" calcext:value-type="float">
            <text:p>223.637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224.098" calcext:value-type="float">
            <text:p>224.098</text:p>
          </table:table-cell>
          <table:table-cell office:value-type="float" office:value="223.746" calcext:value-type="float">
            <text:p>223.746</text:p>
          </table:table-cell>
          <table:table-cell office:value-type="float" office:value="223.43" calcext:value-type="float">
            <text:p>223.43</text:p>
          </table:table-cell>
          <table:table-cell office:value-type="float" office:value="223.308" calcext:value-type="float">
            <text:p>223.308</text:p>
          </table:table-cell>
          <table:table-cell office:value-type="float" office:value="223.3" calcext:value-type="float">
            <text:p>223.3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223.759" calcext:value-type="float">
            <text:p>223.759</text:p>
          </table:table-cell>
          <table:table-cell office:value-type="float" office:value="223.411" calcext:value-type="float">
            <text:p>223.411</text:p>
          </table:table-cell>
          <table:table-cell office:value-type="float" office:value="223.096" calcext:value-type="float">
            <text:p>223.096</text:p>
          </table:table-cell>
          <table:table-cell office:value-type="float" office:value="222.975" calcext:value-type="float">
            <text:p>222.975</text:p>
          </table:table-cell>
          <table:table-cell office:value-type="float" office:value="222.966" calcext:value-type="float">
            <text:p>222.966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223.425" calcext:value-type="float">
            <text:p>223.425</text:p>
          </table:table-cell>
          <table:table-cell office:value-type="float" office:value="223.076" calcext:value-type="float">
            <text:p>223.076</text:p>
          </table:table-cell>
          <table:table-cell office:value-type="float" office:value="222.764" calcext:value-type="float">
            <text:p>222.764</text:p>
          </table:table-cell>
          <table:table-cell office:value-type="float" office:value="222.641" calcext:value-type="float">
            <text:p>222.641</text:p>
          </table:table-cell>
          <table:table-cell office:value-type="float" office:value="222.632" calcext:value-type="float">
            <text:p>222.632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223.09" calcext:value-type="float">
            <text:p>223.09</text:p>
          </table:table-cell>
          <table:table-cell office:value-type="float" office:value="222.744" calcext:value-type="float">
            <text:p>222.744</text:p>
          </table:table-cell>
          <table:table-cell office:value-type="float" office:value="222.431" calcext:value-type="float">
            <text:p>222.431</text:p>
          </table:table-cell>
          <table:table-cell office:value-type="float" office:value="222.31" calcext:value-type="float">
            <text:p>222.31</text:p>
          </table:table-cell>
          <table:table-cell office:value-type="float" office:value="222.302" calcext:value-type="float">
            <text:p>222.302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222.759" calcext:value-type="float">
            <text:p>222.759</text:p>
          </table:table-cell>
          <table:table-cell office:value-type="float" office:value="222.413" calcext:value-type="float">
            <text:p>222.413</text:p>
          </table:table-cell>
          <table:table-cell office:value-type="float" office:value="222.099" calcext:value-type="float">
            <text:p>222.099</text:p>
          </table:table-cell>
          <table:table-cell office:value-type="float" office:value="221.976" calcext:value-type="float">
            <text:p>221.976</text:p>
          </table:table-cell>
          <table:table-cell office:value-type="float" office:value="221.967" calcext:value-type="float">
            <text:p>221.967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222.426" calcext:value-type="float">
            <text:p>222.426</text:p>
          </table:table-cell>
          <table:table-cell office:value-type="float" office:value="222.085" calcext:value-type="float">
            <text:p>222.085</text:p>
          </table:table-cell>
          <table:table-cell office:value-type="float" office:value="221.766" calcext:value-type="float">
            <text:p>221.766</text:p>
          </table:table-cell>
          <table:table-cell office:value-type="float" office:value="221.645" calcext:value-type="float">
            <text:p>221.645</text:p>
          </table:table-cell>
          <table:table-cell office:value-type="float" office:value="221.636" calcext:value-type="float">
            <text:p>221.636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222.095" calcext:value-type="float">
            <text:p>222.095</text:p>
          </table:table-cell>
          <table:table-cell office:value-type="float" office:value="221.752" calcext:value-type="float">
            <text:p>221.752</text:p>
          </table:table-cell>
          <table:table-cell office:value-type="float" office:value="221.435" calcext:value-type="float">
            <text:p>221.435</text:p>
          </table:table-cell>
          <table:table-cell office:value-type="float" office:value="221.316" calcext:value-type="float">
            <text:p>221.316</text:p>
          </table:table-cell>
          <table:table-cell office:value-type="float" office:value="221.307" calcext:value-type="float">
            <text:p>221.30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221.767" calcext:value-type="float">
            <text:p>221.767</text:p>
          </table:table-cell>
          <table:table-cell office:value-type="float" office:value="221.424" calcext:value-type="float">
            <text:p>221.424</text:p>
          </table:table-cell>
          <table:table-cell office:value-type="float" office:value="221.109" calcext:value-type="float">
            <text:p>221.109</text:p>
          </table:table-cell>
          <table:table-cell office:value-type="float" office:value="220.99" calcext:value-type="float">
            <text:p>220.99</text:p>
          </table:table-cell>
          <table:table-cell office:value-type="float" office:value="220.982" calcext:value-type="float">
            <text:p>220.982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221.441" calcext:value-type="float">
            <text:p>221.441</text:p>
          </table:table-cell>
          <table:table-cell office:value-type="float" office:value="221.096" calcext:value-type="float">
            <text:p>221.096</text:p>
          </table:table-cell>
          <table:table-cell office:value-type="float" office:value="220.782" calcext:value-type="float">
            <text:p>220.782</text:p>
          </table:table-cell>
          <table:table-cell office:value-type="float" office:value="220.663" calcext:value-type="float">
            <text:p>220.663</text:p>
          </table:table-cell>
          <table:table-cell office:value-type="float" office:value="220.655" calcext:value-type="float">
            <text:p>220.655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221.116" calcext:value-type="float">
            <text:p>221.116</text:p>
          </table:table-cell>
          <table:table-cell office:value-type="float" office:value="220.773" calcext:value-type="float">
            <text:p>220.773</text:p>
          </table:table-cell>
          <table:table-cell office:value-type="float" office:value="220.459" calcext:value-type="float">
            <text:p>220.459</text:p>
          </table:table-cell>
          <table:table-cell office:value-type="float" office:value="220.337" calcext:value-type="float">
            <text:p>220.337</text:p>
          </table:table-cell>
          <table:table-cell office:value-type="float" office:value="220.329" calcext:value-type="float">
            <text:p>220.329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220.792" calcext:value-type="float">
            <text:p>220.792</text:p>
          </table:table-cell>
          <table:table-cell office:value-type="float" office:value="220.451" calcext:value-type="float">
            <text:p>220.451</text:p>
          </table:table-cell>
          <table:table-cell office:value-type="float" office:value="220.135" calcext:value-type="float">
            <text:p>220.135</text:p>
          </table:table-cell>
          <table:table-cell office:value-type="float" office:value="220.016" calcext:value-type="float">
            <text:p>220.016</text:p>
          </table:table-cell>
          <table:table-cell office:value-type="float" office:value="220.008" calcext:value-type="float">
            <text:p>220.00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220.469" calcext:value-type="float">
            <text:p>220.469</text:p>
          </table:table-cell>
          <table:table-cell office:value-type="float" office:value="220.126" calcext:value-type="float">
            <text:p>220.126</text:p>
          </table:table-cell>
          <table:table-cell office:value-type="float" office:value="219.811" calcext:value-type="float">
            <text:p>219.811</text:p>
          </table:table-cell>
          <table:table-cell office:value-type="float" office:value="219.691" calcext:value-type="float">
            <text:p>219.691</text:p>
          </table:table-cell>
          <table:table-cell office:value-type="float" office:value="219.683" calcext:value-type="float">
            <text:p>219.683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220.145" calcext:value-type="float">
            <text:p>220.145</text:p>
          </table:table-cell>
          <table:table-cell office:value-type="float" office:value="219.806" calcext:value-type="float">
            <text:p>219.806</text:p>
          </table:table-cell>
          <table:table-cell office:value-type="float" office:value="219.491" calcext:value-type="float">
            <text:p>219.491</text:p>
          </table:table-cell>
          <table:table-cell office:value-type="float" office:value="219.37" calcext:value-type="float">
            <text:p>219.37</text:p>
          </table:table-cell>
          <table:table-cell office:value-type="float" office:value="219.362" calcext:value-type="float">
            <text:p>219.362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219.826" calcext:value-type="float">
            <text:p>219.826</text:p>
          </table:table-cell>
          <table:table-cell office:value-type="float" office:value="219.484" calcext:value-type="float">
            <text:p>219.484</text:p>
          </table:table-cell>
          <table:table-cell office:value-type="float" office:value="219.17" calcext:value-type="float">
            <text:p>219.17</text:p>
          </table:table-cell>
          <table:table-cell office:value-type="float" office:value="219.051" calcext:value-type="float">
            <text:p>219.051</text:p>
          </table:table-cell>
          <table:table-cell office:value-type="float" office:value="219.044" calcext:value-type="float">
            <text:p>219.044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219.505" calcext:value-type="float">
            <text:p>219.505</text:p>
          </table:table-cell>
          <table:table-cell office:value-type="float" office:value="219.165" calcext:value-type="float">
            <text:p>219.165</text:p>
          </table:table-cell>
          <table:table-cell office:value-type="float" office:value="218.852" calcext:value-type="float">
            <text:p>218.852</text:p>
          </table:table-cell>
          <table:table-cell office:value-type="float" office:value="218.735" calcext:value-type="float">
            <text:p>218.735</text:p>
          </table:table-cell>
          <table:table-cell office:value-type="float" office:value="218.727" calcext:value-type="float">
            <text:p>218.727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219.186" calcext:value-type="float">
            <text:p>219.186</text:p>
          </table:table-cell>
          <table:table-cell office:value-type="float" office:value="218.849" calcext:value-type="float">
            <text:p>218.849</text:p>
          </table:table-cell>
          <table:table-cell office:value-type="float" office:value="218.538" calcext:value-type="float">
            <text:p>218.538</text:p>
          </table:table-cell>
          <table:table-cell office:value-type="float" office:value="218.417" calcext:value-type="float">
            <text:p>218.417</text:p>
          </table:table-cell>
          <table:table-cell office:value-type="float" office:value="218.409" calcext:value-type="float">
            <text:p>218.409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218.873" calcext:value-type="float">
            <text:p>218.873</text:p>
          </table:table-cell>
          <table:table-cell office:value-type="float" office:value="218.536" calcext:value-type="float">
            <text:p>218.536</text:p>
          </table:table-cell>
          <table:table-cell office:value-type="float" office:value="218.222" calcext:value-type="float">
            <text:p>218.222</text:p>
          </table:table-cell>
          <table:table-cell office:value-type="float" office:value="218.103" calcext:value-type="float">
            <text:p>218.103</text:p>
          </table:table-cell>
          <table:table-cell office:value-type="float" office:value="218.095" calcext:value-type="float">
            <text:p>218.095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218.56" calcext:value-type="float">
            <text:p>218.56</text:p>
          </table:table-cell>
          <table:table-cell office:value-type="float" office:value="218.22" calcext:value-type="float">
            <text:p>218.22</text:p>
          </table:table-cell>
          <table:table-cell office:value-type="float" office:value="217.908" calcext:value-type="float">
            <text:p>217.908</text:p>
          </table:table-cell>
          <table:table-cell office:value-type="float" office:value="217.79" calcext:value-type="float">
            <text:p>217.79</text:p>
          </table:table-cell>
          <table:table-cell office:value-type="float" office:value="217.781" calcext:value-type="float">
            <text:p>217.781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218.246" calcext:value-type="float">
            <text:p>218.246</text:p>
          </table:table-cell>
          <table:table-cell office:value-type="float" office:value="217.908" calcext:value-type="float">
            <text:p>217.908</text:p>
          </table:table-cell>
          <table:table-cell office:value-type="float" office:value="217.597" calcext:value-type="float">
            <text:p>217.597</text:p>
          </table:table-cell>
          <table:table-cell office:value-type="float" office:value="217.48" calcext:value-type="float">
            <text:p>217.48</text:p>
          </table:table-cell>
          <table:table-cell office:value-type="float" office:value="217.472" calcext:value-type="float">
            <text:p>217.472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217.935" calcext:value-type="float">
            <text:p>217.935</text:p>
          </table:table-cell>
          <table:table-cell office:value-type="float" office:value="217.598" calcext:value-type="float">
            <text:p>217.598</text:p>
          </table:table-cell>
          <table:table-cell office:value-type="float" office:value="217.287" calcext:value-type="float">
            <text:p>217.287</text:p>
          </table:table-cell>
          <table:table-cell office:value-type="float" office:value="217.168" calcext:value-type="float">
            <text:p>217.168</text:p>
          </table:table-cell>
          <table:table-cell office:value-type="float" office:value="217.16" calcext:value-type="float">
            <text:p>217.16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217.625" calcext:value-type="float">
            <text:p>217.625</text:p>
          </table:table-cell>
          <table:table-cell office:value-type="float" office:value="217.285" calcext:value-type="float">
            <text:p>217.285</text:p>
          </table:table-cell>
          <table:table-cell office:value-type="float" office:value="216.975" calcext:value-type="float">
            <text:p>216.975</text:p>
          </table:table-cell>
          <table:table-cell office:value-type="float" office:value="216.86" calcext:value-type="float">
            <text:p>216.86</text:p>
          </table:table-cell>
          <table:table-cell office:value-type="float" office:value="216.852" calcext:value-type="float">
            <text:p>216.852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217.316" calcext:value-type="float">
            <text:p>217.316</text:p>
          </table:table-cell>
          <table:table-cell office:value-type="float" office:value="216.979" calcext:value-type="float">
            <text:p>216.979</text:p>
          </table:table-cell>
          <table:table-cell office:value-type="float" office:value="216.67" calcext:value-type="float">
            <text:p>216.67</text:p>
          </table:table-cell>
          <table:table-cell office:value-type="float" office:value="216.554" calcext:value-type="float">
            <text:p>216.554</text:p>
          </table:table-cell>
          <table:table-cell office:value-type="float" office:value="216.545" calcext:value-type="float">
            <text:p>216.545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217.008" calcext:value-type="float">
            <text:p>217.008</text:p>
          </table:table-cell>
          <table:table-cell office:value-type="float" office:value="216.669" calcext:value-type="float">
            <text:p>216.669</text:p>
          </table:table-cell>
          <table:table-cell office:value-type="float" office:value="216.363" calcext:value-type="float">
            <text:p>216.363</text:p>
          </table:table-cell>
          <table:table-cell office:value-type="float" office:value="216.247" calcext:value-type="float">
            <text:p>216.247</text:p>
          </table:table-cell>
          <table:table-cell office:value-type="float" office:value="216.238" calcext:value-type="float">
            <text:p>216.238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216.704" calcext:value-type="float">
            <text:p>216.704</text:p>
          </table:table-cell>
          <table:table-cell office:value-type="float" office:value="216.367" calcext:value-type="float">
            <text:p>216.367</text:p>
          </table:table-cell>
          <table:table-cell office:value-type="float" office:value="216.058" calcext:value-type="float">
            <text:p>216.058</text:p>
          </table:table-cell>
          <table:table-cell office:value-type="float" office:value="215.941" calcext:value-type="float">
            <text:p>215.941</text:p>
          </table:table-cell>
          <table:table-cell office:value-type="float" office:value="215.933" calcext:value-type="float">
            <text:p>215.933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216.393" calcext:value-type="float">
            <text:p>216.393</text:p>
          </table:table-cell>
          <table:table-cell office:value-type="float" office:value="216.065" calcext:value-type="float">
            <text:p>216.065</text:p>
          </table:table-cell>
          <table:table-cell office:value-type="float" office:value="215.751" calcext:value-type="float">
            <text:p>215.751</text:p>
          </table:table-cell>
          <table:table-cell office:value-type="float" office:value="215.633" calcext:value-type="float">
            <text:p>215.633</text:p>
          </table:table-cell>
          <table:table-cell office:value-type="float" office:value="215.625" calcext:value-type="float">
            <text:p>215.625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216.088" calcext:value-type="float">
            <text:p>216.088</text:p>
          </table:table-cell>
          <table:table-cell office:value-type="float" office:value="215.76" calcext:value-type="float">
            <text:p>215.76</text:p>
          </table:table-cell>
          <table:table-cell office:value-type="float" office:value="215.447" calcext:value-type="float">
            <text:p>215.447</text:p>
          </table:table-cell>
          <table:table-cell office:value-type="float" office:value="215.331" calcext:value-type="float">
            <text:p>215.331</text:p>
          </table:table-cell>
          <table:table-cell office:value-type="float" office:value="215.323" calcext:value-type="float">
            <text:p>215.323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215.786" calcext:value-type="float">
            <text:p>215.786</text:p>
          </table:table-cell>
          <table:table-cell office:value-type="float" office:value="215.458" calcext:value-type="float">
            <text:p>215.458</text:p>
          </table:table-cell>
          <table:table-cell office:value-type="float" office:value="215.145" calcext:value-type="float">
            <text:p>215.145</text:p>
          </table:table-cell>
          <table:table-cell office:value-type="float" office:value="215.031" calcext:value-type="float">
            <text:p>215.031</text:p>
          </table:table-cell>
          <table:table-cell office:value-type="float" office:value="215.023" calcext:value-type="float">
            <text:p>215.023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215.487" calcext:value-type="float">
            <text:p>215.487</text:p>
          </table:table-cell>
          <table:table-cell office:value-type="float" office:value="215.156" calcext:value-type="float">
            <text:p>215.156</text:p>
          </table:table-cell>
          <table:table-cell office:value-type="float" office:value="214.845" calcext:value-type="float">
            <text:p>214.845</text:p>
          </table:table-cell>
          <table:table-cell office:value-type="float" office:value="214.729" calcext:value-type="float">
            <text:p>214.729</text:p>
          </table:table-cell>
          <table:table-cell office:value-type="float" office:value="214.721" calcext:value-type="float">
            <text:p>214.721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215.186" calcext:value-type="float">
            <text:p>215.186</text:p>
          </table:table-cell>
          <table:table-cell office:value-type="float" office:value="214.854" calcext:value-type="float">
            <text:p>214.854</text:p>
          </table:table-cell>
          <table:table-cell office:value-type="float" office:value="214.546" calcext:value-type="float">
            <text:p>214.546</text:p>
          </table:table-cell>
          <table:table-cell office:value-type="float" office:value="214.431" calcext:value-type="float">
            <text:p>214.431</text:p>
          </table:table-cell>
          <table:table-cell office:value-type="float" office:value="214.423" calcext:value-type="float">
            <text:p>214.423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14.889" calcext:value-type="float">
            <text:p>214.889</text:p>
          </table:table-cell>
          <table:table-cell office:value-type="float" office:value="214.554" calcext:value-type="float">
            <text:p>214.554</text:p>
          </table:table-cell>
          <table:table-cell office:value-type="float" office:value="214.249" calcext:value-type="float">
            <text:p>214.249</text:p>
          </table:table-cell>
          <table:table-cell office:value-type="float" office:value="214.134" calcext:value-type="float">
            <text:p>214.134</text:p>
          </table:table-cell>
          <table:table-cell office:value-type="float" office:value="214.127" calcext:value-type="float">
            <text:p>214.127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214.589" calcext:value-type="float">
            <text:p>214.589</text:p>
          </table:table-cell>
          <table:table-cell office:value-type="float" office:value="214.256" calcext:value-type="float">
            <text:p>214.256</text:p>
          </table:table-cell>
          <table:table-cell office:value-type="float" office:value="213.951" calcext:value-type="float">
            <text:p>213.951</text:p>
          </table:table-cell>
          <table:table-cell office:value-type="float" office:value="213.836" calcext:value-type="float">
            <text:p>213.836</text:p>
          </table:table-cell>
          <table:table-cell office:value-type="float" office:value="213.829" calcext:value-type="float">
            <text:p>213.829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214.292" calcext:value-type="float">
            <text:p>214.292</text:p>
          </table:table-cell>
          <table:table-cell office:value-type="float" office:value="213.961" calcext:value-type="float">
            <text:p>213.961</text:p>
          </table:table-cell>
          <table:table-cell office:value-type="float" office:value="213.657" calcext:value-type="float">
            <text:p>213.657</text:p>
          </table:table-cell>
          <table:table-cell office:value-type="float" office:value="213.541" calcext:value-type="float">
            <text:p>213.541</text:p>
          </table:table-cell>
          <table:table-cell office:value-type="float" office:value="213.533" calcext:value-type="float">
            <text:p>213.533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213.998" calcext:value-type="float">
            <text:p>213.998</text:p>
          </table:table-cell>
          <table:table-cell office:value-type="float" office:value="213.669" calcext:value-type="float">
            <text:p>213.669</text:p>
          </table:table-cell>
          <table:table-cell office:value-type="float" office:value="213.362" calcext:value-type="float">
            <text:p>213.362</text:p>
          </table:table-cell>
          <table:table-cell office:value-type="float" office:value="213.246" calcext:value-type="float">
            <text:p>213.246</text:p>
          </table:table-cell>
          <table:table-cell office:value-type="float" office:value="213.238" calcext:value-type="float">
            <text:p>213.238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213.702" calcext:value-type="float">
            <text:p>213.702</text:p>
          </table:table-cell>
          <table:table-cell office:value-type="float" office:value="213.376" calcext:value-type="float">
            <text:p>213.376</text:p>
          </table:table-cell>
          <table:table-cell office:value-type="float" office:value="213.068" calcext:value-type="float">
            <text:p>213.068</text:p>
          </table:table-cell>
          <table:table-cell office:value-type="float" office:value="212.954" calcext:value-type="float">
            <text:p>212.954</text:p>
          </table:table-cell>
          <table:table-cell office:value-type="float" office:value="212.947" calcext:value-type="float">
            <text:p>212.947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213.409" calcext:value-type="float">
            <text:p>213.409</text:p>
          </table:table-cell>
          <table:table-cell office:value-type="float" office:value="213.083" calcext:value-type="float">
            <text:p>213.083</text:p>
          </table:table-cell>
          <table:table-cell office:value-type="float" office:value="212.777" calcext:value-type="float">
            <text:p>212.777</text:p>
          </table:table-cell>
          <table:table-cell office:value-type="float" office:value="212.66" calcext:value-type="float">
            <text:p>212.66</text:p>
          </table:table-cell>
          <table:table-cell office:value-type="float" office:value="212.651" calcext:value-type="float">
            <text:p>212.651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213.115" calcext:value-type="float">
            <text:p>213.115</text:p>
          </table:table-cell>
          <table:table-cell office:value-type="float" office:value="212.791" calcext:value-type="float">
            <text:p>212.791</text:p>
          </table:table-cell>
          <table:table-cell office:value-type="float" office:value="212.483" calcext:value-type="float">
            <text:p>212.483</text:p>
          </table:table-cell>
          <table:table-cell office:value-type="float" office:value="212.37" calcext:value-type="float">
            <text:p>212.37</text:p>
          </table:table-cell>
          <table:table-cell office:value-type="float" office:value="212.362" calcext:value-type="float">
            <text:p>212.362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212.829" calcext:value-type="float">
            <text:p>212.829</text:p>
          </table:table-cell>
          <table:table-cell office:value-type="float" office:value="212.501" calcext:value-type="float">
            <text:p>212.501</text:p>
          </table:table-cell>
          <table:table-cell office:value-type="float" office:value="212.196" calcext:value-type="float">
            <text:p>212.196</text:p>
          </table:table-cell>
          <table:table-cell office:value-type="float" office:value="212.082" calcext:value-type="float">
            <text:p>212.082</text:p>
          </table:table-cell>
          <table:table-cell office:value-type="float" office:value="212.074" calcext:value-type="float">
            <text:p>212.074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212.539" calcext:value-type="float">
            <text:p>212.539</text:p>
          </table:table-cell>
          <table:table-cell office:value-type="float" office:value="212.213" calcext:value-type="float">
            <text:p>212.213</text:p>
          </table:table-cell>
          <table:table-cell office:value-type="float" office:value="211.908" calcext:value-type="float">
            <text:p>211.908</text:p>
          </table:table-cell>
          <table:table-cell office:value-type="float" office:value="211.794" calcext:value-type="float">
            <text:p>211.794</text:p>
          </table:table-cell>
          <table:table-cell office:value-type="float" office:value="211.786" calcext:value-type="float">
            <text:p>211.786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212.25" calcext:value-type="float">
            <text:p>212.25</text:p>
          </table:table-cell>
          <table:table-cell office:value-type="float" office:value="211.923" calcext:value-type="float">
            <text:p>211.923</text:p>
          </table:table-cell>
          <table:table-cell office:value-type="float" office:value="211.621" calcext:value-type="float">
            <text:p>211.621</text:p>
          </table:table-cell>
          <table:table-cell office:value-type="float" office:value="211.507" calcext:value-type="float">
            <text:p>211.507</text:p>
          </table:table-cell>
          <table:table-cell office:value-type="float" office:value="211.499" calcext:value-type="float">
            <text:p>211.499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211.964" calcext:value-type="float">
            <text:p>211.964</text:p>
          </table:table-cell>
          <table:table-cell office:value-type="float" office:value="211.636" calcext:value-type="float">
            <text:p>211.636</text:p>
          </table:table-cell>
          <table:table-cell office:value-type="float" office:value="211.334" calcext:value-type="float">
            <text:p>211.334</text:p>
          </table:table-cell>
          <table:table-cell office:value-type="float" office:value="211.221" calcext:value-type="float">
            <text:p>211.221</text:p>
          </table:table-cell>
          <table:table-cell office:value-type="float" office:value="211.212" calcext:value-type="float">
            <text:p>211.212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211.676" calcext:value-type="float">
            <text:p>211.676</text:p>
          </table:table-cell>
          <table:table-cell office:value-type="float" office:value="211.351" calcext:value-type="float">
            <text:p>211.351</text:p>
          </table:table-cell>
          <table:table-cell office:value-type="float" office:value="211.05" calcext:value-type="float">
            <text:p>211.05</text:p>
          </table:table-cell>
          <table:table-cell office:value-type="float" office:value="210.937" calcext:value-type="float">
            <text:p>210.937</text:p>
          </table:table-cell>
          <table:table-cell office:value-type="float" office:value="210.929" calcext:value-type="float">
            <text:p>210.929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211.391" calcext:value-type="float">
            <text:p>211.391</text:p>
          </table:table-cell>
          <table:table-cell office:value-type="float" office:value="211.066" calcext:value-type="float">
            <text:p>211.066</text:p>
          </table:table-cell>
          <table:table-cell office:value-type="float" office:value="210.767" calcext:value-type="float">
            <text:p>210.767</text:p>
          </table:table-cell>
          <table:table-cell office:value-type="float" office:value="210.651" calcext:value-type="float">
            <text:p>210.651</text:p>
          </table:table-cell>
          <table:table-cell office:value-type="float" office:value="210.643" calcext:value-type="float">
            <text:p>210.643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211.107" calcext:value-type="float">
            <text:p>211.107</text:p>
          </table:table-cell>
          <table:table-cell office:value-type="float" office:value="210.785" calcext:value-type="float">
            <text:p>210.785</text:p>
          </table:table-cell>
          <table:table-cell office:value-type="float" office:value="210.483" calcext:value-type="float">
            <text:p>210.483</text:p>
          </table:table-cell>
          <table:table-cell office:value-type="float" office:value="210.369" calcext:value-type="float">
            <text:p>210.369</text:p>
          </table:table-cell>
          <table:table-cell office:value-type="float" office:value="210.361" calcext:value-type="float">
            <text:p>210.361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210.825" calcext:value-type="float">
            <text:p>210.825</text:p>
          </table:table-cell>
          <table:table-cell office:value-type="float" office:value="210.503" calcext:value-type="float">
            <text:p>210.503</text:p>
          </table:table-cell>
          <table:table-cell office:value-type="float" office:value="210.201" calcext:value-type="float">
            <text:p>210.201</text:p>
          </table:table-cell>
          <table:table-cell office:value-type="float" office:value="210.085" calcext:value-type="float">
            <text:p>210.085</text:p>
          </table:table-cell>
          <table:table-cell office:value-type="float" office:value="210.078" calcext:value-type="float">
            <text:p>210.078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210.542" calcext:value-type="float">
            <text:p>210.542</text:p>
          </table:table-cell>
          <table:table-cell office:value-type="float" office:value="210.222" calcext:value-type="float">
            <text:p>210.222</text:p>
          </table:table-cell>
          <table:table-cell office:value-type="float" office:value="209.919" calcext:value-type="float">
            <text:p>209.919</text:p>
          </table:table-cell>
          <table:table-cell office:value-type="float" office:value="209.805" calcext:value-type="float">
            <text:p>209.805</text:p>
          </table:table-cell>
          <table:table-cell office:value-type="float" office:value="209.799" calcext:value-type="float">
            <text:p>209.799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210.262" calcext:value-type="float">
            <text:p>210.262</text:p>
          </table:table-cell>
          <table:table-cell office:value-type="float" office:value="209.94" calcext:value-type="float">
            <text:p>209.94</text:p>
          </table:table-cell>
          <table:table-cell office:value-type="float" office:value="209.641" calcext:value-type="float">
            <text:p>209.641</text:p>
          </table:table-cell>
          <table:table-cell office:value-type="float" office:value="209.524" calcext:value-type="float">
            <text:p>209.524</text:p>
          </table:table-cell>
          <table:table-cell office:value-type="float" office:value="209.517" calcext:value-type="float">
            <text:p>209.517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209.98" calcext:value-type="float">
            <text:p>209.98</text:p>
          </table:table-cell>
          <table:table-cell office:value-type="float" office:value="209.662" calcext:value-type="float">
            <text:p>209.662</text:p>
          </table:table-cell>
          <table:table-cell office:value-type="float" office:value="209.361" calcext:value-type="float">
            <text:p>209.361</text:p>
          </table:table-cell>
          <table:table-cell office:value-type="float" office:value="209.244" calcext:value-type="float">
            <text:p>209.244</text:p>
          </table:table-cell>
          <table:table-cell office:value-type="float" office:value="209.237" calcext:value-type="float">
            <text:p>209.237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209.702" calcext:value-type="float">
            <text:p>209.702</text:p>
          </table:table-cell>
          <table:table-cell office:value-type="float" office:value="209.384" calcext:value-type="float">
            <text:p>209.384</text:p>
          </table:table-cell>
          <table:table-cell office:value-type="float" office:value="209.081" calcext:value-type="float">
            <text:p>209.081</text:p>
          </table:table-cell>
          <table:table-cell office:value-type="float" office:value="208.968" calcext:value-type="float">
            <text:p>208.968</text:p>
          </table:table-cell>
          <table:table-cell office:value-type="float" office:value="208.96" calcext:value-type="float">
            <text:p>208.96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209.426" calcext:value-type="float">
            <text:p>209.426</text:p>
          </table:table-cell>
          <table:table-cell office:value-type="float" office:value="209.108" calcext:value-type="float">
            <text:p>209.108</text:p>
          </table:table-cell>
          <table:table-cell office:value-type="float" office:value="208.806" calcext:value-type="float">
            <text:p>208.806</text:p>
          </table:table-cell>
          <table:table-cell office:value-type="float" office:value="208.69" calcext:value-type="float">
            <text:p>208.69</text:p>
          </table:table-cell>
          <table:table-cell office:value-type="float" office:value="208.684" calcext:value-type="float">
            <text:p>208.684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209.147" calcext:value-type="float">
            <text:p>209.147</text:p>
          </table:table-cell>
          <table:table-cell office:value-type="float" office:value="208.831" calcext:value-type="float">
            <text:p>208.831</text:p>
          </table:table-cell>
          <table:table-cell office:value-type="float" office:value="208.529" calcext:value-type="float">
            <text:p>208.529</text:p>
          </table:table-cell>
          <table:table-cell office:value-type="float" office:value="208.413" calcext:value-type="float">
            <text:p>208.413</text:p>
          </table:table-cell>
          <table:table-cell office:value-type="float" office:value="208.406" calcext:value-type="float">
            <text:p>208.406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208.875" calcext:value-type="float">
            <text:p>208.875</text:p>
          </table:table-cell>
          <table:table-cell office:value-type="float" office:value="208.558" calcext:value-type="float">
            <text:p>208.558</text:p>
          </table:table-cell>
          <table:table-cell office:value-type="float" office:value="208.252" calcext:value-type="float">
            <text:p>208.252</text:p>
          </table:table-cell>
          <table:table-cell office:value-type="float" office:value="208.139" calcext:value-type="float">
            <text:p>208.139</text:p>
          </table:table-cell>
          <table:table-cell office:value-type="float" office:value="208.131" calcext:value-type="float">
            <text:p>208.131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208.597" calcext:value-type="float">
            <text:p>208.597</text:p>
          </table:table-cell>
          <table:table-cell office:value-type="float" office:value="208.282" calcext:value-type="float">
            <text:p>208.282</text:p>
          </table:table-cell>
          <table:table-cell office:value-type="float" office:value="207.977" calcext:value-type="float">
            <text:p>207.977</text:p>
          </table:table-cell>
          <table:table-cell office:value-type="float" office:value="207.865" calcext:value-type="float">
            <text:p>207.865</text:p>
          </table:table-cell>
          <table:table-cell office:value-type="float" office:value="207.857" calcext:value-type="float">
            <text:p>207.857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208.322" calcext:value-type="float">
            <text:p>208.322</text:p>
          </table:table-cell>
          <table:table-cell office:value-type="float" office:value="208.006" calcext:value-type="float">
            <text:p>208.006</text:p>
          </table:table-cell>
          <table:table-cell office:value-type="float" office:value="207.707" calcext:value-type="float">
            <text:p>207.707</text:p>
          </table:table-cell>
          <table:table-cell office:value-type="float" office:value="207.595" calcext:value-type="float">
            <text:p>207.595</text:p>
          </table:table-cell>
          <table:table-cell office:value-type="float" office:value="207.588" calcext:value-type="float">
            <text:p>207.588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208.051" calcext:value-type="float">
            <text:p>208.051</text:p>
          </table:table-cell>
          <table:table-cell office:value-type="float" office:value="207.734" calcext:value-type="float">
            <text:p>207.734</text:p>
          </table:table-cell>
          <table:table-cell office:value-type="float" office:value="207.438" calcext:value-type="float">
            <text:p>207.438</text:p>
          </table:table-cell>
          <table:table-cell office:value-type="float" office:value="207.325" calcext:value-type="float">
            <text:p>207.325</text:p>
          </table:table-cell>
          <table:table-cell office:value-type="float" office:value="207.318" calcext:value-type="float">
            <text:p>207.318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207.781" calcext:value-type="float">
            <text:p>207.781</text:p>
          </table:table-cell>
          <table:table-cell office:value-type="float" office:value="207.465" calcext:value-type="float">
            <text:p>207.465</text:p>
          </table:table-cell>
          <table:table-cell office:value-type="float" office:value="207.168" calcext:value-type="float">
            <text:p>207.168</text:p>
          </table:table-cell>
          <table:table-cell office:value-type="float" office:value="207.053" calcext:value-type="float">
            <text:p>207.053</text:p>
          </table:table-cell>
          <table:table-cell office:value-type="float" office:value="207.045" calcext:value-type="float">
            <text:p>207.045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207.511" calcext:value-type="float">
            <text:p>207.511</text:p>
          </table:table-cell>
          <table:table-cell office:value-type="float" office:value="207.197" calcext:value-type="float">
            <text:p>207.197</text:p>
          </table:table-cell>
          <table:table-cell office:value-type="float" office:value="206.899" calcext:value-type="float">
            <text:p>206.899</text:p>
          </table:table-cell>
          <table:table-cell office:value-type="float" office:value="206.784" calcext:value-type="float">
            <text:p>206.784</text:p>
          </table:table-cell>
          <table:table-cell office:value-type="float" office:value="206.776" calcext:value-type="float">
            <text:p>206.776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207.241" calcext:value-type="float">
            <text:p>207.241</text:p>
          </table:table-cell>
          <table:table-cell office:value-type="float" office:value="206.928" calcext:value-type="float">
            <text:p>206.928</text:p>
          </table:table-cell>
          <table:table-cell office:value-type="float" office:value="206.63" calcext:value-type="float">
            <text:p>206.63</text:p>
          </table:table-cell>
          <table:table-cell office:value-type="float" office:value="206.515" calcext:value-type="float">
            <text:p>206.515</text:p>
          </table:table-cell>
          <table:table-cell office:value-type="float" office:value="206.508" calcext:value-type="float">
            <text:p>206.508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206.974" calcext:value-type="float">
            <text:p>206.974</text:p>
          </table:table-cell>
          <table:table-cell office:value-type="float" office:value="206.661" calcext:value-type="float">
            <text:p>206.661</text:p>
          </table:table-cell>
          <table:table-cell office:value-type="float" office:value="206.362" calcext:value-type="float">
            <text:p>206.362</text:p>
          </table:table-cell>
          <table:table-cell office:value-type="float" office:value="206.248" calcext:value-type="float">
            <text:p>206.248</text:p>
          </table:table-cell>
          <table:table-cell office:value-type="float" office:value="206.241" calcext:value-type="float">
            <text:p>206.24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06.704" calcext:value-type="float">
            <text:p>206.704</text:p>
          </table:table-cell>
          <table:table-cell office:value-type="float" office:value="206.393" calcext:value-type="float">
            <text:p>206.393</text:p>
          </table:table-cell>
          <table:table-cell office:value-type="float" office:value="206.096" calcext:value-type="float">
            <text:p>206.096</text:p>
          </table:table-cell>
          <table:table-cell office:value-type="float" office:value="205.983" calcext:value-type="float">
            <text:p>205.983</text:p>
          </table:table-cell>
          <table:table-cell office:value-type="float" office:value="205.975" calcext:value-type="float">
            <text:p>205.975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206.437" calcext:value-type="float">
            <text:p>206.437</text:p>
          </table:table-cell>
          <table:table-cell office:value-type="float" office:value="206.127" calcext:value-type="float">
            <text:p>206.127</text:p>
          </table:table-cell>
          <table:table-cell office:value-type="float" office:value="205.831" calcext:value-type="float">
            <text:p>205.831</text:p>
          </table:table-cell>
          <table:table-cell office:value-type="float" office:value="205.717" calcext:value-type="float">
            <text:p>205.717</text:p>
          </table:table-cell>
          <table:table-cell office:value-type="float" office:value="205.71" calcext:value-type="float">
            <text:p>205.71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206.171" calcext:value-type="float">
            <text:p>206.171</text:p>
          </table:table-cell>
          <table:table-cell office:value-type="float" office:value="205.862" calcext:value-type="float">
            <text:p>205.862</text:p>
          </table:table-cell>
          <table:table-cell office:value-type="float" office:value="205.565" calcext:value-type="float">
            <text:p>205.565</text:p>
          </table:table-cell>
          <table:table-cell office:value-type="float" office:value="205.448" calcext:value-type="float">
            <text:p>205.448</text:p>
          </table:table-cell>
          <table:table-cell office:value-type="float" office:value="205.441" calcext:value-type="float">
            <text:p>205.441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205.907" calcext:value-type="float">
            <text:p>205.907</text:p>
          </table:table-cell>
          <table:table-cell office:value-type="float" office:value="205.597" calcext:value-type="float">
            <text:p>205.597</text:p>
          </table:table-cell>
          <table:table-cell office:value-type="float" office:value="205.3" calcext:value-type="float">
            <text:p>205.3</text:p>
          </table:table-cell>
          <table:table-cell office:value-type="float" office:value="205.184" calcext:value-type="float">
            <text:p>205.184</text:p>
          </table:table-cell>
          <table:table-cell office:value-type="float" office:value="205.177" calcext:value-type="float">
            <text:p>205.177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205.643" calcext:value-type="float">
            <text:p>205.643</text:p>
          </table:table-cell>
          <table:table-cell office:value-type="float" office:value="205.333" calcext:value-type="float">
            <text:p>205.333</text:p>
          </table:table-cell>
          <table:table-cell office:value-type="float" office:value="205.035" calcext:value-type="float">
            <text:p>205.035</text:p>
          </table:table-cell>
          <table:table-cell office:value-type="float" office:value="204.922" calcext:value-type="float">
            <text:p>204.922</text:p>
          </table:table-cell>
          <table:table-cell office:value-type="float" office:value="204.915" calcext:value-type="float">
            <text:p>204.915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205.38" calcext:value-type="float">
            <text:p>205.38</text:p>
          </table:table-cell>
          <table:table-cell office:value-type="float" office:value="205.071" calcext:value-type="float">
            <text:p>205.071</text:p>
          </table:table-cell>
          <table:table-cell office:value-type="float" office:value="204.774" calcext:value-type="float">
            <text:p>204.774</text:p>
          </table:table-cell>
          <table:table-cell office:value-type="float" office:value="204.662" calcext:value-type="float">
            <text:p>204.662</text:p>
          </table:table-cell>
          <table:table-cell office:value-type="float" office:value="204.654" calcext:value-type="float">
            <text:p>204.654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205.119" calcext:value-type="float">
            <text:p>205.119</text:p>
          </table:table-cell>
          <table:table-cell office:value-type="float" office:value="204.809" calcext:value-type="float">
            <text:p>204.809</text:p>
          </table:table-cell>
          <table:table-cell office:value-type="float" office:value="204.512" calcext:value-type="float">
            <text:p>204.512</text:p>
          </table:table-cell>
          <table:table-cell office:value-type="float" office:value="204.4" calcext:value-type="float">
            <text:p>204.4</text:p>
          </table:table-cell>
          <table:table-cell office:value-type="float" office:value="204.392" calcext:value-type="float">
            <text:p>204.392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204.856" calcext:value-type="float">
            <text:p>204.856</text:p>
          </table:table-cell>
          <table:table-cell office:value-type="float" office:value="204.549" calcext:value-type="float">
            <text:p>204.549</text:p>
          </table:table-cell>
          <table:table-cell office:value-type="float" office:value="204.252" calcext:value-type="float">
            <text:p>204.252</text:p>
          </table:table-cell>
          <table:table-cell office:value-type="float" office:value="204.138" calcext:value-type="float">
            <text:p>204.138</text:p>
          </table:table-cell>
          <table:table-cell office:value-type="float" office:value="204.131" calcext:value-type="float">
            <text:p>204.131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204.596" calcext:value-type="float">
            <text:p>204.596</text:p>
          </table:table-cell>
          <table:table-cell office:value-type="float" office:value="204.291" calcext:value-type="float">
            <text:p>204.291</text:p>
          </table:table-cell>
          <table:table-cell office:value-type="float" office:value="203.989" calcext:value-type="float">
            <text:p>203.989</text:p>
          </table:table-cell>
          <table:table-cell office:value-type="float" office:value="203.877" calcext:value-type="float">
            <text:p>203.877</text:p>
          </table:table-cell>
          <table:table-cell office:value-type="float" office:value="203.87" calcext:value-type="float">
            <text:p>203.87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204.334" calcext:value-type="float">
            <text:p>204.334</text:p>
          </table:table-cell>
          <table:table-cell office:value-type="float" office:value="204.033" calcext:value-type="float">
            <text:p>204.033</text:p>
          </table:table-cell>
          <table:table-cell office:value-type="float" office:value="203.732" calcext:value-type="float">
            <text:p>203.732</text:p>
          </table:table-cell>
          <table:table-cell office:value-type="float" office:value="203.624" calcext:value-type="float">
            <text:p>203.624</text:p>
          </table:table-cell>
          <table:table-cell office:value-type="float" office:value="203.617" calcext:value-type="float">
            <text:p>203.617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204.077" calcext:value-type="float">
            <text:p>204.077</text:p>
          </table:table-cell>
          <table:table-cell office:value-type="float" office:value="203.777" calcext:value-type="float">
            <text:p>203.777</text:p>
          </table:table-cell>
          <table:table-cell office:value-type="float" office:value="203.476" calcext:value-type="float">
            <text:p>203.476</text:p>
          </table:table-cell>
          <table:table-cell office:value-type="float" office:value="203.367" calcext:value-type="float">
            <text:p>203.367</text:p>
          </table:table-cell>
          <table:table-cell office:value-type="float" office:value="203.36" calcext:value-type="float">
            <text:p>203.36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203.822" calcext:value-type="float">
            <text:p>203.822</text:p>
          </table:table-cell>
          <table:table-cell office:value-type="float" office:value="203.52" calcext:value-type="float">
            <text:p>203.52</text:p>
          </table:table-cell>
          <table:table-cell office:value-type="float" office:value="203.22" calcext:value-type="float">
            <text:p>203.22</text:p>
          </table:table-cell>
          <table:table-cell office:value-type="float" office:value="203.111" calcext:value-type="float">
            <text:p>203.111</text:p>
          </table:table-cell>
          <table:table-cell office:value-type="float" office:value="203.104" calcext:value-type="float">
            <text:p>203.104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203.566" calcext:value-type="float">
            <text:p>203.566</text:p>
          </table:table-cell>
          <table:table-cell office:value-type="float" office:value="203.263" calcext:value-type="float">
            <text:p>203.263</text:p>
          </table:table-cell>
          <table:table-cell office:value-type="float" office:value="202.964" calcext:value-type="float">
            <text:p>202.964</text:p>
          </table:table-cell>
          <table:table-cell office:value-type="float" office:value="202.856" calcext:value-type="float">
            <text:p>202.856</text:p>
          </table:table-cell>
          <table:table-cell office:value-type="float" office:value="202.849" calcext:value-type="float">
            <text:p>202.849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203.311" calcext:value-type="float">
            <text:p>203.311</text:p>
          </table:table-cell>
          <table:table-cell office:value-type="float" office:value="203.007" calcext:value-type="float">
            <text:p>203.007</text:p>
          </table:table-cell>
          <table:table-cell office:value-type="float" office:value="202.71" calcext:value-type="float">
            <text:p>202.71</text:p>
          </table:table-cell>
          <table:table-cell office:value-type="float" office:value="202.603" calcext:value-type="float">
            <text:p>202.603</text:p>
          </table:table-cell>
          <table:table-cell office:value-type="float" office:value="202.596" calcext:value-type="float">
            <text:p>202.596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float" office:value="203.055" calcext:value-type="float">
            <text:p>203.055</text:p>
          </table:table-cell>
          <table:table-cell office:value-type="float" office:value="202.752" calcext:value-type="float">
            <text:p>202.752</text:p>
          </table:table-cell>
          <table:table-cell office:value-type="float" office:value="202.457" calcext:value-type="float">
            <text:p>202.457</text:p>
          </table:table-cell>
          <table:table-cell office:value-type="float" office:value="202.348" calcext:value-type="float">
            <text:p>202.348</text:p>
          </table:table-cell>
          <table:table-cell office:value-type="float" office:value="202.341" calcext:value-type="float">
            <text:p>202.341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202.8" calcext:value-type="float">
            <text:p>202.8</text:p>
          </table:table-cell>
          <table:table-cell office:value-type="float" office:value="202.502" calcext:value-type="float">
            <text:p>202.502</text:p>
          </table:table-cell>
          <table:table-cell office:value-type="float" office:value="202.201" calcext:value-type="float">
            <text:p>202.201</text:p>
          </table:table-cell>
          <table:table-cell office:value-type="float" office:value="202.091" calcext:value-type="float">
            <text:p>202.091</text:p>
          </table:table-cell>
          <table:table-cell office:value-type="float" office:value="202.084" calcext:value-type="float">
            <text:p>202.084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202.545" calcext:value-type="float">
            <text:p>202.545</text:p>
          </table:table-cell>
          <table:table-cell office:value-type="float" office:value="202.248" calcext:value-type="float">
            <text:p>202.248</text:p>
          </table:table-cell>
          <table:table-cell office:value-type="float" office:value="201.946" calcext:value-type="float">
            <text:p>201.946</text:p>
          </table:table-cell>
          <table:table-cell office:value-type="float" office:value="201.838" calcext:value-type="float">
            <text:p>201.838</text:p>
          </table:table-cell>
          <table:table-cell office:value-type="float" office:value="201.831" calcext:value-type="float">
            <text:p>201.831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202.293" calcext:value-type="float">
            <text:p>202.293</text:p>
          </table:table-cell>
          <table:table-cell office:value-type="float" office:value="201.996" calcext:value-type="float">
            <text:p>201.996</text:p>
          </table:table-cell>
          <table:table-cell office:value-type="float" office:value="201.697" calcext:value-type="float">
            <text:p>201.697</text:p>
          </table:table-cell>
          <table:table-cell office:value-type="float" office:value="201.591" calcext:value-type="float">
            <text:p>201.591</text:p>
          </table:table-cell>
          <table:table-cell office:value-type="float" office:value="201.584" calcext:value-type="float">
            <text:p>201.584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202.042" calcext:value-type="float">
            <text:p>202.042</text:p>
          </table:table-cell>
          <table:table-cell office:value-type="float" office:value="201.746" calcext:value-type="float">
            <text:p>201.746</text:p>
          </table:table-cell>
          <table:table-cell office:value-type="float" office:value="201.446" calcext:value-type="float">
            <text:p>201.446</text:p>
          </table:table-cell>
          <table:table-cell office:value-type="float" office:value="201.337" calcext:value-type="float">
            <text:p>201.337</text:p>
          </table:table-cell>
          <table:table-cell office:value-type="float" office:value="201.33" calcext:value-type="float">
            <text:p>201.33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201.79" calcext:value-type="float">
            <text:p>201.79</text:p>
          </table:table-cell>
          <table:table-cell office:value-type="float" office:value="201.496" calcext:value-type="float">
            <text:p>201.496</text:p>
          </table:table-cell>
          <table:table-cell office:value-type="float" office:value="201.194" calcext:value-type="float">
            <text:p>201.194</text:p>
          </table:table-cell>
          <table:table-cell office:value-type="float" office:value="201.087" calcext:value-type="float">
            <text:p>201.087</text:p>
          </table:table-cell>
          <table:table-cell office:value-type="float" office:value="201.08" calcext:value-type="float">
            <text:p>201.08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201.543" calcext:value-type="float">
            <text:p>201.543</text:p>
          </table:table-cell>
          <table:table-cell office:value-type="float" office:value="201.248" calcext:value-type="float">
            <text:p>201.248</text:p>
          </table:table-cell>
          <table:table-cell office:value-type="float" office:value="200.946" calcext:value-type="float">
            <text:p>200.946</text:p>
          </table:table-cell>
          <table:table-cell office:value-type="float" office:value="200.843" calcext:value-type="float">
            <text:p>200.843</text:p>
          </table:table-cell>
          <table:table-cell office:value-type="float" office:value="200.836" calcext:value-type="float">
            <text:p>200.836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201.294" calcext:value-type="float">
            <text:p>201.294</text:p>
          </table:table-cell>
          <table:table-cell office:value-type="float" office:value="201" calcext:value-type="float">
            <text:p>201</text:p>
          </table:table-cell>
          <table:table-cell office:value-type="float" office:value="200.7" calcext:value-type="float">
            <text:p>200.7</text:p>
          </table:table-cell>
          <table:table-cell office:value-type="float" office:value="200.592" calcext:value-type="float">
            <text:p>200.592</text:p>
          </table:table-cell>
          <table:table-cell office:value-type="float" office:value="200.585" calcext:value-type="float">
            <text:p>200.585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201.047" calcext:value-type="float">
            <text:p>201.047</text:p>
          </table:table-cell>
          <table:table-cell office:value-type="float" office:value="200.751" calcext:value-type="float">
            <text:p>200.751</text:p>
          </table:table-cell>
          <table:table-cell office:value-type="float" office:value="200.452" calcext:value-type="float">
            <text:p>200.452</text:p>
          </table:table-cell>
          <table:table-cell office:value-type="float" office:value="200.344" calcext:value-type="float">
            <text:p>200.344</text:p>
          </table:table-cell>
          <table:table-cell office:value-type="float" office:value="200.338" calcext:value-type="float">
            <text:p>200.338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200.504" calcext:value-type="float">
            <text:p>200.504</text:p>
          </table:table-cell>
          <table:table-cell office:value-type="float" office:value="200.204" calcext:value-type="float">
            <text:p>200.204</text:p>
          </table:table-cell>
          <table:table-cell office:value-type="float" office:value="200.1" calcext:value-type="float">
            <text:p>200.1</text:p>
          </table:table-cell>
          <table:table-cell office:value-type="float" office:value="200.093" calcext:value-type="float">
            <text:p>200.093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200.554" calcext:value-type="float">
            <text:p>200.554</text:p>
          </table:table-cell>
          <table:table-cell office:value-type="float" office:value="200.259" calcext:value-type="float">
            <text:p>200.259</text:p>
          </table:table-cell>
          <table:table-cell office:value-type="float" office:value="199.959" calcext:value-type="float">
            <text:p>199.959</text:p>
          </table:table-cell>
          <table:table-cell office:value-type="float" office:value="199.855" calcext:value-type="float">
            <text:p>199.855</text:p>
          </table:table-cell>
          <table:table-cell office:value-type="float" office:value="199.848" calcext:value-type="float">
            <text:p>199.848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200.309" calcext:value-type="float">
            <text:p>200.309</text:p>
          </table:table-cell>
          <table:table-cell office:value-type="float" office:value="200.014" calcext:value-type="float">
            <text:p>200.014</text:p>
          </table:table-cell>
          <table:table-cell office:value-type="float" office:value="199.713" calcext:value-type="float">
            <text:p>199.713</text:p>
          </table:table-cell>
          <table:table-cell office:value-type="float" office:value="199.61" calcext:value-type="float">
            <text:p>199.61</text:p>
          </table:table-cell>
          <table:table-cell office:value-type="float" office:value="199.603" calcext:value-type="float">
            <text:p>199.603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200.065" calcext:value-type="float">
            <text:p>200.065</text:p>
          </table:table-cell>
          <table:table-cell office:value-type="float" office:value="199.771" calcext:value-type="float">
            <text:p>199.771</text:p>
          </table:table-cell>
          <table:table-cell office:value-type="float" office:value="199.47" calcext:value-type="float">
            <text:p>199.47</text:p>
          </table:table-cell>
          <table:table-cell office:value-type="float" office:value="199.365" calcext:value-type="float">
            <text:p>199.365</text:p>
          </table:table-cell>
          <table:table-cell office:value-type="float" office:value="199.358" calcext:value-type="float">
            <text:p>199.358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199.819" calcext:value-type="float">
            <text:p>199.819</text:p>
          </table:table-cell>
          <table:table-cell office:value-type="float" office:value="199.526" calcext:value-type="float">
            <text:p>199.526</text:p>
          </table:table-cell>
          <table:table-cell office:value-type="float" office:value="199.226" calcext:value-type="float">
            <text:p>199.226</text:p>
          </table:table-cell>
          <table:table-cell office:value-type="float" office:value="199.124" calcext:value-type="float">
            <text:p>199.124</text:p>
          </table:table-cell>
          <table:table-cell office:value-type="float" office:value="199.117" calcext:value-type="float">
            <text:p>199.117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199.578" calcext:value-type="float">
            <text:p>199.578</text:p>
          </table:table-cell>
          <table:table-cell office:value-type="float" office:value="199.283" calcext:value-type="float">
            <text:p>199.283</text:p>
          </table:table-cell>
          <table:table-cell office:value-type="float" office:value="198.985" calcext:value-type="float">
            <text:p>198.985</text:p>
          </table:table-cell>
          <table:table-cell office:value-type="float" office:value="198.881" calcext:value-type="float">
            <text:p>198.881</text:p>
          </table:table-cell>
          <table:table-cell office:value-type="float" office:value="198.874" calcext:value-type="float">
            <text:p>198.874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199.334" calcext:value-type="float">
            <text:p>199.334</text:p>
          </table:table-cell>
          <table:table-cell office:value-type="float" office:value="199.043" calcext:value-type="float">
            <text:p>199.043</text:p>
          </table:table-cell>
          <table:table-cell office:value-type="float" office:value="198.744" calcext:value-type="float">
            <text:p>198.744</text:p>
          </table:table-cell>
          <table:table-cell office:value-type="float" office:value="198.64" calcext:value-type="float">
            <text:p>198.64</text:p>
          </table:table-cell>
          <table:table-cell office:value-type="float" office:value="198.633" calcext:value-type="float">
            <text:p>198.633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199.095" calcext:value-type="float">
            <text:p>199.095</text:p>
          </table:table-cell>
          <table:table-cell office:value-type="float" office:value="198.803" calcext:value-type="float">
            <text:p>198.803</text:p>
          </table:table-cell>
          <table:table-cell office:value-type="float" office:value="198.502" calcext:value-type="float">
            <text:p>198.502</text:p>
          </table:table-cell>
          <table:table-cell office:value-type="float" office:value="198.4" calcext:value-type="float">
            <text:p>198.4</text:p>
          </table:table-cell>
          <table:table-cell office:value-type="float" office:value="198.393" calcext:value-type="float">
            <text:p>198.393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198.856" calcext:value-type="float">
            <text:p>198.856</text:p>
          </table:table-cell>
          <table:table-cell office:value-type="float" office:value="198.562" calcext:value-type="float">
            <text:p>198.562</text:p>
          </table:table-cell>
          <table:table-cell office:value-type="float" office:value="198.261" calcext:value-type="float">
            <text:p>198.261</text:p>
          </table:table-cell>
          <table:table-cell office:value-type="float" office:value="198.161" calcext:value-type="float">
            <text:p>198.161</text:p>
          </table:table-cell>
          <table:table-cell office:value-type="float" office:value="198.154" calcext:value-type="float">
            <text:p>198.154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198.614" calcext:value-type="float">
            <text:p>198.614</text:p>
          </table:table-cell>
          <table:table-cell office:value-type="float" office:value="198.323" calcext:value-type="float">
            <text:p>198.323</text:p>
          </table:table-cell>
          <table:table-cell office:value-type="float" office:value="198.024" calcext:value-type="float">
            <text:p>198.024</text:p>
          </table:table-cell>
          <table:table-cell office:value-type="float" office:value="197.922" calcext:value-type="float">
            <text:p>197.922</text:p>
          </table:table-cell>
          <table:table-cell office:value-type="float" office:value="197.915" calcext:value-type="float">
            <text:p>197.915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198.377" calcext:value-type="float">
            <text:p>198.377</text:p>
          </table:table-cell>
          <table:table-cell office:value-type="float" office:value="198.085" calcext:value-type="float">
            <text:p>198.085</text:p>
          </table:table-cell>
          <table:table-cell office:value-type="float" office:value="197.787" calcext:value-type="float">
            <text:p>197.787</text:p>
          </table:table-cell>
          <table:table-cell office:value-type="float" office:value="197.685" calcext:value-type="float">
            <text:p>197.685</text:p>
          </table:table-cell>
          <table:table-cell office:value-type="float" office:value="197.678" calcext:value-type="float">
            <text:p>197.678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198.136" calcext:value-type="float">
            <text:p>198.136</text:p>
          </table:table-cell>
          <table:table-cell office:value-type="float" office:value="197.852" calcext:value-type="float">
            <text:p>197.852</text:p>
          </table:table-cell>
          <table:table-cell office:value-type="float" office:value="197.548" calcext:value-type="float">
            <text:p>197.548</text:p>
          </table:table-cell>
          <table:table-cell office:value-type="float" office:value="197.447" calcext:value-type="float">
            <text:p>197.447</text:p>
          </table:table-cell>
          <table:table-cell office:value-type="float" office:value="197.441" calcext:value-type="float">
            <text:p>197.441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197.898" calcext:value-type="float">
            <text:p>197.898</text:p>
          </table:table-cell>
          <table:table-cell office:value-type="float" office:value="197.616" calcext:value-type="float">
            <text:p>197.616</text:p>
          </table:table-cell>
          <table:table-cell office:value-type="float" office:value="197.313" calcext:value-type="float">
            <text:p>197.313</text:p>
          </table:table-cell>
          <table:table-cell office:value-type="float" office:value="197.212" calcext:value-type="float">
            <text:p>197.212</text:p>
          </table:table-cell>
          <table:table-cell office:value-type="float" office:value="197.205" calcext:value-type="float">
            <text:p>197.205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197.663" calcext:value-type="float">
            <text:p>197.663</text:p>
          </table:table-cell>
          <table:table-cell office:value-type="float" office:value="197.38" calcext:value-type="float">
            <text:p>197.38</text:p>
          </table:table-cell>
          <table:table-cell office:value-type="float" office:value="197.079" calcext:value-type="float">
            <text:p>197.079</text:p>
          </table:table-cell>
          <table:table-cell office:value-type="float" office:value="196.977" calcext:value-type="float">
            <text:p>196.977</text:p>
          </table:table-cell>
          <table:table-cell office:value-type="float" office:value="196.97" calcext:value-type="float">
            <text:p>196.97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197.429" calcext:value-type="float">
            <text:p>197.429</text:p>
          </table:table-cell>
          <table:table-cell office:value-type="float" office:value="197.142" calcext:value-type="float">
            <text:p>197.142</text:p>
          </table:table-cell>
          <table:table-cell office:value-type="float" office:value="196.843" calcext:value-type="float">
            <text:p>196.843</text:p>
          </table:table-cell>
          <table:table-cell office:value-type="float" office:value="196.742" calcext:value-type="float">
            <text:p>196.742</text:p>
          </table:table-cell>
          <table:table-cell office:value-type="float" office:value="196.735" calcext:value-type="float">
            <text:p>196.735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197.192" calcext:value-type="float">
            <text:p>197.192</text:p>
          </table:table-cell>
          <table:table-cell office:value-type="float" office:value="196.907" calcext:value-type="float">
            <text:p>196.907</text:p>
          </table:table-cell>
          <table:table-cell office:value-type="float" office:value="196.609" calcext:value-type="float">
            <text:p>196.609</text:p>
          </table:table-cell>
          <table:table-cell office:value-type="float" office:value="196.508" calcext:value-type="float">
            <text:p>196.508</text:p>
          </table:table-cell>
          <table:table-cell office:value-type="float" office:value="196.502" calcext:value-type="float">
            <text:p>196.502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196.956" calcext:value-type="float">
            <text:p>196.956</text:p>
          </table:table-cell>
          <table:table-cell office:value-type="float" office:value="196.676" calcext:value-type="float">
            <text:p>196.676</text:p>
          </table:table-cell>
          <table:table-cell office:value-type="float" office:value="196.375" calcext:value-type="float">
            <text:p>196.375</text:p>
          </table:table-cell>
          <table:table-cell office:value-type="float" office:value="196.272" calcext:value-type="float">
            <text:p>196.272</text:p>
          </table:table-cell>
          <table:table-cell office:value-type="float" office:value="196.265" calcext:value-type="float">
            <text:p>196.265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196.722" calcext:value-type="float">
            <text:p>196.722</text:p>
          </table:table-cell>
          <table:table-cell office:value-type="float" office:value="196.443" calcext:value-type="float">
            <text:p>196.443</text:p>
          </table:table-cell>
          <table:table-cell office:value-type="float" office:value="196.14" calcext:value-type="float">
            <text:p>196.14</text:p>
          </table:table-cell>
          <table:table-cell office:value-type="float" office:value="196.039" calcext:value-type="float">
            <text:p>196.039</text:p>
          </table:table-cell>
          <table:table-cell office:value-type="float" office:value="196.033" calcext:value-type="float">
            <text:p>196.033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196.49" calcext:value-type="float">
            <text:p>196.49</text:p>
          </table:table-cell>
          <table:table-cell office:value-type="float" office:value="196.21" calcext:value-type="float">
            <text:p>196.21</text:p>
          </table:table-cell>
          <table:table-cell office:value-type="float" office:value="195.907" calcext:value-type="float">
            <text:p>195.907</text:p>
          </table:table-cell>
          <table:table-cell office:value-type="float" office:value="195.809" calcext:value-type="float">
            <text:p>195.809</text:p>
          </table:table-cell>
          <table:table-cell office:value-type="float" office:value="195.802" calcext:value-type="float">
            <text:p>195.802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196.259" calcext:value-type="float">
            <text:p>196.259</text:p>
          </table:table-cell>
          <table:table-cell office:value-type="float" office:value="195.979" calcext:value-type="float">
            <text:p>195.979</text:p>
          </table:table-cell>
          <table:table-cell office:value-type="float" office:value="195.677" calcext:value-type="float">
            <text:p>195.677</text:p>
          </table:table-cell>
          <table:table-cell office:value-type="float" office:value="195.578" calcext:value-type="float">
            <text:p>195.578</text:p>
          </table:table-cell>
          <table:table-cell office:value-type="float" office:value="195.571" calcext:value-type="float">
            <text:p>195.571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196.03" calcext:value-type="float">
            <text:p>196.03</text:p>
          </table:table-cell>
          <table:table-cell office:value-type="float" office:value="195.747" calcext:value-type="float">
            <text:p>195.747</text:p>
          </table:table-cell>
          <table:table-cell office:value-type="float" office:value="195.446" calcext:value-type="float">
            <text:p>195.446</text:p>
          </table:table-cell>
          <table:table-cell office:value-type="float" office:value="195.348" calcext:value-type="float">
            <text:p>195.348</text:p>
          </table:table-cell>
          <table:table-cell office:value-type="float" office:value="195.341" calcext:value-type="float">
            <text:p>195.341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195.8" calcext:value-type="float">
            <text:p>195.8</text:p>
          </table:table-cell>
          <table:table-cell office:value-type="float" office:value="195.519" calcext:value-type="float">
            <text:p>195.519</text:p>
          </table:table-cell>
          <table:table-cell office:value-type="float" office:value="195.217" calcext:value-type="float">
            <text:p>195.217</text:p>
          </table:table-cell>
          <table:table-cell office:value-type="float" office:value="195.118" calcext:value-type="float">
            <text:p>195.118</text:p>
          </table:table-cell>
          <table:table-cell office:value-type="float" office:value="195.112" calcext:value-type="float">
            <text:p>195.112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195.568" calcext:value-type="float">
            <text:p>195.568</text:p>
          </table:table-cell>
          <table:table-cell office:value-type="float" office:value="195.288" calcext:value-type="float">
            <text:p>195.288</text:p>
          </table:table-cell>
          <table:table-cell office:value-type="float" office:value="194.989" calcext:value-type="float">
            <text:p>194.989</text:p>
          </table:table-cell>
          <table:table-cell office:value-type="float" office:value="194.89" calcext:value-type="float">
            <text:p>194.89</text:p>
          </table:table-cell>
          <table:table-cell office:value-type="float" office:value="194.883" calcext:value-type="float">
            <text:p>194.883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195.339" calcext:value-type="float">
            <text:p>195.339</text:p>
          </table:table-cell>
          <table:table-cell office:value-type="float" office:value="195.059" calcext:value-type="float">
            <text:p>195.059</text:p>
          </table:table-cell>
          <table:table-cell office:value-type="float" office:value="194.76" calcext:value-type="float">
            <text:p>194.76</text:p>
          </table:table-cell>
          <table:table-cell office:value-type="float" office:value="194.661" calcext:value-type="float">
            <text:p>194.661</text:p>
          </table:table-cell>
          <table:table-cell office:value-type="float" office:value="194.654" calcext:value-type="float">
            <text:p>194.654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195.111" calcext:value-type="float">
            <text:p>195.111</text:p>
          </table:table-cell>
          <table:table-cell office:value-type="float" office:value="194.831" calcext:value-type="float">
            <text:p>194.831</text:p>
          </table:table-cell>
          <table:table-cell office:value-type="float" office:value="194.531" calcext:value-type="float">
            <text:p>194.531</text:p>
          </table:table-cell>
          <table:table-cell office:value-type="float" office:value="194.431" calcext:value-type="float">
            <text:p>194.431</text:p>
          </table:table-cell>
          <table:table-cell office:value-type="float" office:value="194.425" calcext:value-type="float">
            <text:p>194.425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194.881" calcext:value-type="float">
            <text:p>194.881</text:p>
          </table:table-cell>
          <table:table-cell office:value-type="float" office:value="194.605" calcext:value-type="float">
            <text:p>194.605</text:p>
          </table:table-cell>
          <table:table-cell office:value-type="float" office:value="194.304" calcext:value-type="float">
            <text:p>194.304</text:p>
          </table:table-cell>
          <table:table-cell office:value-type="float" office:value="194.206" calcext:value-type="float">
            <text:p>194.206</text:p>
          </table:table-cell>
          <table:table-cell office:value-type="float" office:value="194.2" calcext:value-type="float">
            <text:p>194.2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194.657" calcext:value-type="float">
            <text:p>194.657</text:p>
          </table:table-cell>
          <table:table-cell office:value-type="float" office:value="194.377" calcext:value-type="float">
            <text:p>194.377</text:p>
          </table:table-cell>
          <table:table-cell office:value-type="float" office:value="194.079" calcext:value-type="float">
            <text:p>194.079</text:p>
          </table:table-cell>
          <table:table-cell office:value-type="float" office:value="193.982" calcext:value-type="float">
            <text:p>193.982</text:p>
          </table:table-cell>
          <table:table-cell office:value-type="float" office:value="193.975" calcext:value-type="float">
            <text:p>193.975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94.429" calcext:value-type="float">
            <text:p>194.429</text:p>
          </table:table-cell>
          <table:table-cell office:value-type="float" office:value="194.153" calcext:value-type="float">
            <text:p>194.153</text:p>
          </table:table-cell>
          <table:table-cell office:value-type="float" office:value="193.854" calcext:value-type="float">
            <text:p>193.854</text:p>
          </table:table-cell>
          <table:table-cell office:value-type="float" office:value="193.757" calcext:value-type="float">
            <text:p>193.757</text:p>
          </table:table-cell>
          <table:table-cell office:value-type="float" office:value="193.75" calcext:value-type="float">
            <text:p>193.75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194.204" calcext:value-type="float">
            <text:p>194.204</text:p>
          </table:table-cell>
          <table:table-cell office:value-type="float" office:value="193.93" calcext:value-type="float">
            <text:p>193.93</text:p>
          </table:table-cell>
          <table:table-cell office:value-type="float" office:value="193.63" calcext:value-type="float">
            <text:p>193.63</text:p>
          </table:table-cell>
          <table:table-cell office:value-type="float" office:value="193.532" calcext:value-type="float">
            <text:p>193.532</text:p>
          </table:table-cell>
          <table:table-cell office:value-type="float" office:value="193.525" calcext:value-type="float">
            <text:p>193.525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193.979" calcext:value-type="float">
            <text:p>193.979</text:p>
          </table:table-cell>
          <table:table-cell office:value-type="float" office:value="193.705" calcext:value-type="float">
            <text:p>193.705</text:p>
          </table:table-cell>
          <table:table-cell office:value-type="float" office:value="193.404" calcext:value-type="float">
            <text:p>193.404</text:p>
          </table:table-cell>
          <table:table-cell office:value-type="float" office:value="193.305" calcext:value-type="float">
            <text:p>193.305</text:p>
          </table:table-cell>
          <table:table-cell office:value-type="float" office:value="193.298" calcext:value-type="float">
            <text:p>193.298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193.755" calcext:value-type="float">
            <text:p>193.755</text:p>
          </table:table-cell>
          <table:table-cell office:value-type="float" office:value="193.48" calcext:value-type="float">
            <text:p>193.48</text:p>
          </table:table-cell>
          <table:table-cell office:value-type="float" office:value="193.181" calcext:value-type="float">
            <text:p>193.181</text:p>
          </table:table-cell>
          <table:table-cell office:value-type="float" office:value="193.083" calcext:value-type="float">
            <text:p>193.083</text:p>
          </table:table-cell>
          <table:table-cell office:value-type="float" office:value="193.077" calcext:value-type="float">
            <text:p>193.077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193.532" calcext:value-type="float">
            <text:p>193.532</text:p>
          </table:table-cell>
          <table:table-cell office:value-type="float" office:value="193.259" calcext:value-type="float">
            <text:p>193.259</text:p>
          </table:table-cell>
          <table:table-cell office:value-type="float" office:value="192.957" calcext:value-type="float">
            <text:p>192.957</text:p>
          </table:table-cell>
          <table:table-cell office:value-type="float" office:value="192.861" calcext:value-type="float">
            <text:p>192.861</text:p>
          </table:table-cell>
          <table:table-cell office:value-type="float" office:value="192.855" calcext:value-type="float">
            <text:p>192.855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193.309" calcext:value-type="float">
            <text:p>193.309</text:p>
          </table:table-cell>
          <table:table-cell office:value-type="float" office:value="193.036" calcext:value-type="float">
            <text:p>193.036</text:p>
          </table:table-cell>
          <table:table-cell office:value-type="float" office:value="192.738" calcext:value-type="float">
            <text:p>192.738</text:p>
          </table:table-cell>
          <table:table-cell office:value-type="float" office:value="192.639" calcext:value-type="float">
            <text:p>192.639</text:p>
          </table:table-cell>
          <table:table-cell office:value-type="float" office:value="192.633" calcext:value-type="float">
            <text:p>192.633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193.085" calcext:value-type="float">
            <text:p>193.085</text:p>
          </table:table-cell>
          <table:table-cell office:value-type="float" office:value="192.815" calcext:value-type="float">
            <text:p>192.815</text:p>
          </table:table-cell>
          <table:table-cell office:value-type="float" office:value="192.515" calcext:value-type="float">
            <text:p>192.515</text:p>
          </table:table-cell>
          <table:table-cell office:value-type="float" office:value="192.417" calcext:value-type="float">
            <text:p>192.417</text:p>
          </table:table-cell>
          <table:table-cell office:value-type="float" office:value="192.411" calcext:value-type="float">
            <text:p>192.411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192.865" calcext:value-type="float">
            <text:p>192.865</text:p>
          </table:table-cell>
          <table:table-cell office:value-type="float" office:value="192.594" calcext:value-type="float">
            <text:p>192.594</text:p>
          </table:table-cell>
          <table:table-cell office:value-type="float" office:value="192.295" calcext:value-type="float">
            <text:p>192.295</text:p>
          </table:table-cell>
          <table:table-cell office:value-type="float" office:value="192.198" calcext:value-type="float">
            <text:p>192.198</text:p>
          </table:table-cell>
          <table:table-cell office:value-type="float" office:value="192.192" calcext:value-type="float">
            <text:p>192.192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float" office:value="192.645" calcext:value-type="float">
            <text:p>192.645</text:p>
          </table:table-cell>
          <table:table-cell office:value-type="float" office:value="192.373" calcext:value-type="float">
            <text:p>192.373</text:p>
          </table:table-cell>
          <table:table-cell office:value-type="float" office:value="192.075" calcext:value-type="float">
            <text:p>192.075</text:p>
          </table:table-cell>
          <table:table-cell office:value-type="float" office:value="191.978" calcext:value-type="float">
            <text:p>191.978</text:p>
          </table:table-cell>
          <table:table-cell office:value-type="float" office:value="191.971" calcext:value-type="float">
            <text:p>191.971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float" office:value="192.425" calcext:value-type="float">
            <text:p>192.425</text:p>
          </table:table-cell>
          <table:table-cell office:value-type="float" office:value="192.156" calcext:value-type="float">
            <text:p>192.156</text:p>
          </table:table-cell>
          <table:table-cell office:value-type="float" office:value="191.855" calcext:value-type="float">
            <text:p>191.855</text:p>
          </table:table-cell>
          <table:table-cell office:value-type="float" office:value="191.759" calcext:value-type="float">
            <text:p>191.759</text:p>
          </table:table-cell>
          <table:table-cell office:value-type="float" office:value="191.753" calcext:value-type="float">
            <text:p>191.753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192.208" calcext:value-type="float">
            <text:p>192.208</text:p>
          </table:table-cell>
          <table:table-cell office:value-type="float" office:value="191.937" calcext:value-type="float">
            <text:p>191.937</text:p>
          </table:table-cell>
          <table:table-cell office:value-type="float" office:value="191.64" calcext:value-type="float">
            <text:p>191.64</text:p>
          </table:table-cell>
          <table:table-cell office:value-type="float" office:value="191.543" calcext:value-type="float">
            <text:p>191.543</text:p>
          </table:table-cell>
          <table:table-cell office:value-type="float" office:value="191.536" calcext:value-type="float">
            <text:p>191.536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float" office:value="191.989" calcext:value-type="float">
            <text:p>191.989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191.422" calcext:value-type="float">
            <text:p>191.422</text:p>
          </table:table-cell>
          <table:table-cell office:value-type="float" office:value="191.323" calcext:value-type="float">
            <text:p>191.323</text:p>
          </table:table-cell>
          <table:table-cell office:value-type="float" office:value="191.317" calcext:value-type="float">
            <text:p>191.317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float" office:value="191.77" calcext:value-type="float">
            <text:p>191.77</text:p>
          </table:table-cell>
          <table:table-cell office:value-type="float" office:value="191.502" calcext:value-type="float">
            <text:p>191.502</text:p>
          </table:table-cell>
          <table:table-cell office:value-type="float" office:value="191.203" calcext:value-type="float">
            <text:p>191.203</text:p>
          </table:table-cell>
          <table:table-cell office:value-type="float" office:value="191.105" calcext:value-type="float">
            <text:p>191.105</text:p>
          </table:table-cell>
          <table:table-cell office:value-type="float" office:value="191.099" calcext:value-type="float">
            <text:p>191.099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float" office:value="191.55" calcext:value-type="float">
            <text:p>191.55</text:p>
          </table:table-cell>
          <table:table-cell office:value-type="float" office:value="191.286" calcext:value-type="float">
            <text:p>191.286</text:p>
          </table:table-cell>
          <table:table-cell office:value-type="float" office:value="190.986" calcext:value-type="float">
            <text:p>190.986</text:p>
          </table:table-cell>
          <table:table-cell office:value-type="float" office:value="190.889" calcext:value-type="float">
            <text:p>190.889</text:p>
          </table:table-cell>
          <table:table-cell office:value-type="float" office:value="190.882" calcext:value-type="float">
            <text:p>190.882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float" office:value="191.334" calcext:value-type="float">
            <text:p>191.334</text:p>
          </table:table-cell>
          <table:table-cell office:value-type="float" office:value="191.069" calcext:value-type="float">
            <text:p>191.069</text:p>
          </table:table-cell>
          <table:table-cell office:value-type="float" office:value="190.77" calcext:value-type="float">
            <text:p>190.77</text:p>
          </table:table-cell>
          <table:table-cell office:value-type="float" office:value="190.673" calcext:value-type="float">
            <text:p>190.673</text:p>
          </table:table-cell>
          <table:table-cell office:value-type="float" office:value="190.668" calcext:value-type="float">
            <text:p>190.668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191.121" calcext:value-type="float">
            <text:p>191.121</text:p>
          </table:table-cell>
          <table:table-cell office:value-type="float" office:value="190.853" calcext:value-type="float">
            <text:p>190.853</text:p>
          </table:table-cell>
          <table:table-cell office:value-type="float" office:value="190.556" calcext:value-type="float">
            <text:p>190.556</text:p>
          </table:table-cell>
          <table:table-cell office:value-type="float" office:value="190.459" calcext:value-type="float">
            <text:p>190.459</text:p>
          </table:table-cell>
          <table:table-cell office:value-type="float" office:value="190.453" calcext:value-type="float">
            <text:p>190.453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float" office:value="190.905" calcext:value-type="float">
            <text:p>190.905</text:p>
          </table:table-cell>
          <table:table-cell office:value-type="float" office:value="190.638" calcext:value-type="float">
            <text:p>190.638</text:p>
          </table:table-cell>
          <table:table-cell office:value-type="float" office:value="190.341" calcext:value-type="float">
            <text:p>190.341</text:p>
          </table:table-cell>
          <table:table-cell office:value-type="float" office:value="190.245" calcext:value-type="float">
            <text:p>190.245</text:p>
          </table:table-cell>
          <table:table-cell office:value-type="float" office:value="190.237" calcext:value-type="float">
            <text:p>190.237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190.689" calcext:value-type="float">
            <text:p>190.689</text:p>
          </table:table-cell>
          <table:table-cell office:value-type="float" office:value="190.425" calcext:value-type="float">
            <text:p>190.425</text:p>
          </table:table-cell>
          <table:table-cell office:value-type="float" office:value="190.127" calcext:value-type="float">
            <text:p>190.127</text:p>
          </table:table-cell>
          <table:table-cell office:value-type="float" office:value="190.031" calcext:value-type="float">
            <text:p>190.031</text:p>
          </table:table-cell>
          <table:table-cell office:value-type="float" office:value="190.025" calcext:value-type="float">
            <text:p>190.025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190.476" calcext:value-type="float">
            <text:p>190.476</text:p>
          </table:table-cell>
          <table:table-cell office:value-type="float" office:value="190.211" calcext:value-type="float">
            <text:p>190.211</text:p>
          </table:table-cell>
          <table:table-cell office:value-type="float" office:value="189.915" calcext:value-type="float">
            <text:p>189.915</text:p>
          </table:table-cell>
          <table:table-cell office:value-type="float" office:value="189.817" calcext:value-type="float">
            <text:p>189.817</text:p>
          </table:table-cell>
          <table:table-cell office:value-type="float" office:value="189.81" calcext:value-type="float">
            <text:p>189.81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float" office:value="190.259" calcext:value-type="float">
            <text:p>190.259</text:p>
          </table:table-cell>
          <table:table-cell office:value-type="float" office:value="189.999" calcext:value-type="float">
            <text:p>189.999</text:p>
          </table:table-cell>
          <table:table-cell office:value-type="float" office:value="189.7" calcext:value-type="float">
            <text:p>189.7</text:p>
          </table:table-cell>
          <table:table-cell office:value-type="float" office:value="189.605" calcext:value-type="float">
            <text:p>189.605</text:p>
          </table:table-cell>
          <table:table-cell office:value-type="float" office:value="189.598" calcext:value-type="float">
            <text:p>189.598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190.045" calcext:value-type="float">
            <text:p>190.045</text:p>
          </table:table-cell>
          <table:table-cell office:value-type="float" office:value="189.786" calcext:value-type="float">
            <text:p>189.786</text:p>
          </table:table-cell>
          <table:table-cell office:value-type="float" office:value="189.487" calcext:value-type="float">
            <text:p>189.487</text:p>
          </table:table-cell>
          <table:table-cell office:value-type="float" office:value="189.392" calcext:value-type="float">
            <text:p>189.392</text:p>
          </table:table-cell>
          <table:table-cell office:value-type="float" office:value="189.386" calcext:value-type="float">
            <text:p>189.386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189.835" calcext:value-type="float">
            <text:p>189.835</text:p>
          </table:table-cell>
          <table:table-cell office:value-type="float" office:value="189.574" calcext:value-type="float">
            <text:p>189.574</text:p>
          </table:table-cell>
          <table:table-cell office:value-type="float" office:value="189.275" calcext:value-type="float">
            <text:p>189.275</text:p>
          </table:table-cell>
          <table:table-cell office:value-type="float" office:value="189.179" calcext:value-type="float">
            <text:p>189.179</text:p>
          </table:table-cell>
          <table:table-cell office:value-type="float" office:value="189.172" calcext:value-type="float">
            <text:p>189.172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float" office:value="189.622" calcext:value-type="float">
            <text:p>189.622</text:p>
          </table:table-cell>
          <table:table-cell office:value-type="float" office:value="189.361" calcext:value-type="float">
            <text:p>189.361</text:p>
          </table:table-cell>
          <table:table-cell office:value-type="float" office:value="189.063" calcext:value-type="float">
            <text:p>189.063</text:p>
          </table:table-cell>
          <table:table-cell office:value-type="float" office:value="188.966" calcext:value-type="float">
            <text:p>188.966</text:p>
          </table:table-cell>
          <table:table-cell office:value-type="float" office:value="188.961" calcext:value-type="float">
            <text:p>188.961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189.413" calcext:value-type="float">
            <text:p>189.413</text:p>
          </table:table-cell>
          <table:table-cell office:value-type="float" office:value="189.151" calcext:value-type="float">
            <text:p>189.151</text:p>
          </table:table-cell>
          <table:table-cell office:value-type="float" office:value="188.852" calcext:value-type="float">
            <text:p>188.852</text:p>
          </table:table-cell>
          <table:table-cell office:value-type="float" office:value="188.756" calcext:value-type="float">
            <text:p>188.756</text:p>
          </table:table-cell>
          <table:table-cell office:value-type="float" office:value="188.75" calcext:value-type="float">
            <text:p>188.75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189.202" calcext:value-type="float">
            <text:p>189.202</text:p>
          </table:table-cell>
          <table:table-cell office:value-type="float" office:value="188.942" calcext:value-type="float">
            <text:p>188.942</text:p>
          </table:table-cell>
          <table:table-cell office:value-type="float" office:value="188.643" calcext:value-type="float">
            <text:p>188.643</text:p>
          </table:table-cell>
          <table:table-cell office:value-type="float" office:value="188.547" calcext:value-type="float">
            <text:p>188.547</text:p>
          </table:table-cell>
          <table:table-cell office:value-type="float" office:value="188.54" calcext:value-type="float">
            <text:p>188.54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188.99" calcext:value-type="float">
            <text:p>188.99</text:p>
          </table:table-cell>
          <table:table-cell office:value-type="float" office:value="188.732" calcext:value-type="float">
            <text:p>188.732</text:p>
          </table:table-cell>
          <table:table-cell office:value-type="float" office:value="188.433" calcext:value-type="float">
            <text:p>188.433</text:p>
          </table:table-cell>
          <table:table-cell office:value-type="float" office:value="188.337" calcext:value-type="float">
            <text:p>188.337</text:p>
          </table:table-cell>
          <table:table-cell office:value-type="float" office:value="188.331" calcext:value-type="float">
            <text:p>188.331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188.782" calcext:value-type="float">
            <text:p>188.782</text:p>
          </table:table-cell>
          <table:table-cell office:value-type="float" office:value="188.526" calcext:value-type="float">
            <text:p>188.526</text:p>
          </table:table-cell>
          <table:table-cell office:value-type="float" office:value="188.223" calcext:value-type="float">
            <text:p>188.223</text:p>
          </table:table-cell>
          <table:table-cell office:value-type="float" office:value="188.129" calcext:value-type="float">
            <text:p>188.129</text:p>
          </table:table-cell>
          <table:table-cell office:value-type="float" office:value="188.123" calcext:value-type="float">
            <text:p>188.123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188.572" calcext:value-type="float">
            <text:p>188.572</text:p>
          </table:table-cell>
          <table:table-cell office:value-type="float" office:value="188.319" calcext:value-type="float">
            <text:p>188.319</text:p>
          </table:table-cell>
          <table:table-cell office:value-type="float" office:value="188.016" calcext:value-type="float">
            <text:p>188.016</text:p>
          </table:table-cell>
          <table:table-cell office:value-type="float" office:value="187.921" calcext:value-type="float">
            <text:p>187.921</text:p>
          </table:table-cell>
          <table:table-cell office:value-type="float" office:value="187.915" calcext:value-type="float">
            <text:p>187.915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188.364" calcext:value-type="float">
            <text:p>188.364</text:p>
          </table:table-cell>
          <table:table-cell office:value-type="float" office:value="188.109" calcext:value-type="float">
            <text:p>188.109</text:p>
          </table:table-cell>
          <table:table-cell office:value-type="float" office:value="187.809" calcext:value-type="float">
            <text:p>187.809</text:p>
          </table:table-cell>
          <table:table-cell office:value-type="float" office:value="187.715" calcext:value-type="float">
            <text:p>187.715</text:p>
          </table:table-cell>
          <table:table-cell office:value-type="float" office:value="187.708" calcext:value-type="float">
            <text:p>187.708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188.156" calcext:value-type="float">
            <text:p>188.156</text:p>
          </table:table-cell>
          <table:table-cell office:value-type="float" office:value="187.902" calcext:value-type="float">
            <text:p>187.902</text:p>
          </table:table-cell>
          <table:table-cell office:value-type="float" office:value="187.604" calcext:value-type="float">
            <text:p>187.604</text:p>
          </table:table-cell>
          <table:table-cell office:value-type="float" office:value="187.508" calcext:value-type="float">
            <text:p>187.508</text:p>
          </table:table-cell>
          <table:table-cell office:value-type="float" office:value="187.503" calcext:value-type="float">
            <text:p>187.503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187.949" calcext:value-type="float">
            <text:p>187.949</text:p>
          </table:table-cell>
          <table:table-cell office:value-type="float" office:value="187.698" calcext:value-type="float">
            <text:p>187.698</text:p>
          </table:table-cell>
          <table:table-cell office:value-type="float" office:value="187.398" calcext:value-type="float">
            <text:p>187.398</text:p>
          </table:table-cell>
          <table:table-cell office:value-type="float" office:value="187.301" calcext:value-type="float">
            <text:p>187.301</text:p>
          </table:table-cell>
          <table:table-cell office:value-type="float" office:value="187.295" calcext:value-type="float">
            <text:p>187.295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float" office:value="187.744" calcext:value-type="float">
            <text:p>187.744</text:p>
          </table:table-cell>
          <table:table-cell office:value-type="float" office:value="187.491" calcext:value-type="float">
            <text:p>187.491</text:p>
          </table:table-cell>
          <table:table-cell office:value-type="float" office:value="187.193" calcext:value-type="float">
            <text:p>187.193</text:p>
          </table:table-cell>
          <table:table-cell office:value-type="float" office:value="187.096" calcext:value-type="float">
            <text:p>187.096</text:p>
          </table:table-cell>
          <table:table-cell office:value-type="float" office:value="187.089" calcext:value-type="float">
            <text:p>187.089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187.536" calcext:value-type="float">
            <text:p>187.536</text:p>
          </table:table-cell>
          <table:table-cell office:value-type="float" office:value="187.284" calcext:value-type="float">
            <text:p>187.284</text:p>
          </table:table-cell>
          <table:table-cell office:value-type="float" office:value="186.988" calcext:value-type="float">
            <text:p>186.988</text:p>
          </table:table-cell>
          <table:table-cell office:value-type="float" office:value="186.892" calcext:value-type="float">
            <text:p>186.892</text:p>
          </table:table-cell>
          <table:table-cell office:value-type="float" office:value="186.885" calcext:value-type="float">
            <text:p>186.885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187.333" calcext:value-type="float">
            <text:p>187.333</text:p>
          </table:table-cell>
          <table:table-cell office:value-type="float" office:value="187.082" calcext:value-type="float">
            <text:p>187.082</text:p>
          </table:table-cell>
          <table:table-cell office:value-type="float" office:value="186.784" calcext:value-type="float">
            <text:p>186.784</text:p>
          </table:table-cell>
          <table:table-cell office:value-type="float" office:value="186.688" calcext:value-type="float">
            <text:p>186.688</text:p>
          </table:table-cell>
          <table:table-cell office:value-type="float" office:value="186.681" calcext:value-type="float">
            <text:p>186.681</text:p>
          </table:table-cell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float" office:value="187.126" calcext:value-type="float">
            <text:p>187.126</text:p>
          </table:table-cell>
          <table:table-cell office:value-type="float" office:value="186.877" calcext:value-type="float">
            <text:p>186.877</text:p>
          </table:table-cell>
          <table:table-cell office:value-type="float" office:value="186.579" calcext:value-type="float">
            <text:p>186.579</text:p>
          </table:table-cell>
          <table:table-cell office:value-type="float" office:value="186.483" calcext:value-type="float">
            <text:p>186.483</text:p>
          </table:table-cell>
          <table:table-cell office:value-type="float" office:value="186.477" calcext:value-type="float">
            <text:p>186.477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float" office:value="186.925" calcext:value-type="float">
            <text:p>186.925</text:p>
          </table:table-cell>
          <table:table-cell office:value-type="float" office:value="186.674" calcext:value-type="float">
            <text:p>186.674</text:p>
          </table:table-cell>
          <table:table-cell office:value-type="float" office:value="186.375" calcext:value-type="float">
            <text:p>186.375</text:p>
          </table:table-cell>
          <table:table-cell office:value-type="float" office:value="186.281" calcext:value-type="float">
            <text:p>186.281</text:p>
          </table:table-cell>
          <table:table-cell office:value-type="float" office:value="186.274" calcext:value-type="float">
            <text:p>186.274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float" office:value="186.72" calcext:value-type="float">
            <text:p>186.72</text:p>
          </table:table-cell>
          <table:table-cell office:value-type="float" office:value="186.471" calcext:value-type="float">
            <text:p>186.471</text:p>
          </table:table-cell>
          <table:table-cell office:value-type="float" office:value="186.173" calcext:value-type="float">
            <text:p>186.173</text:p>
          </table:table-cell>
          <table:table-cell office:value-type="float" office:value="186.077" calcext:value-type="float">
            <text:p>186.077</text:p>
          </table:table-cell>
          <table:table-cell office:value-type="float" office:value="186.071" calcext:value-type="float">
            <text:p>186.071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186.517" calcext:value-type="float">
            <text:p>186.517</text:p>
          </table:table-cell>
          <table:table-cell office:value-type="float" office:value="186.269" calcext:value-type="float">
            <text:p>186.269</text:p>
          </table:table-cell>
          <table:table-cell office:value-type="float" office:value="185.97" calcext:value-type="float">
            <text:p>185.97</text:p>
          </table:table-cell>
          <table:table-cell office:value-type="float" office:value="185.875" calcext:value-type="float">
            <text:p>185.875</text:p>
          </table:table-cell>
          <table:table-cell office:value-type="float" office:value="185.868" calcext:value-type="float">
            <text:p>185.868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186.315" calcext:value-type="float">
            <text:p>186.315</text:p>
          </table:table-cell>
          <table:table-cell office:value-type="float" office:value="186.067" calcext:value-type="float">
            <text:p>186.067</text:p>
          </table:table-cell>
          <table:table-cell office:value-type="float" office:value="185.77" calcext:value-type="float">
            <text:p>185.77</text:p>
          </table:table-cell>
          <table:table-cell office:value-type="float" office:value="185.673" calcext:value-type="float">
            <text:p>185.673</text:p>
          </table:table-cell>
          <table:table-cell office:value-type="float" office:value="185.667" calcext:value-type="float">
            <text:p>185.667</text:p>
          </table:table-cell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float" office:value="186.114" calcext:value-type="float">
            <text:p>186.114</text:p>
          </table:table-cell>
          <table:table-cell office:value-type="float" office:value="185.865" calcext:value-type="float">
            <text:p>185.865</text:p>
          </table:table-cell>
          <table:table-cell office:value-type="float" office:value="185.57" calcext:value-type="float">
            <text:p>185.57</text:p>
          </table:table-cell>
          <table:table-cell office:value-type="float" office:value="185.474" calcext:value-type="float">
            <text:p>185.474</text:p>
          </table:table-cell>
          <table:table-cell office:value-type="float" office:value="185.467" calcext:value-type="float">
            <text:p>185.467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185.914" calcext:value-type="float">
            <text:p>185.914</text:p>
          </table:table-cell>
          <table:table-cell office:value-type="float" office:value="185.665" calcext:value-type="float">
            <text:p>185.665</text:p>
          </table:table-cell>
          <table:table-cell office:value-type="float" office:value="185.37" calcext:value-type="float">
            <text:p>185.37</text:p>
          </table:table-cell>
          <table:table-cell office:value-type="float" office:value="185.273" calcext:value-type="float">
            <text:p>185.273</text:p>
          </table:table-cell>
          <table:table-cell office:value-type="float" office:value="185.267" calcext:value-type="float">
            <text:p>185.267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185.713" calcext:value-type="float">
            <text:p>185.713</text:p>
          </table:table-cell>
          <table:table-cell office:value-type="float" office:value="185.466" calcext:value-type="float">
            <text:p>185.466</text:p>
          </table:table-cell>
          <table:table-cell office:value-type="float" office:value="185.17" calcext:value-type="float">
            <text:p>185.17</text:p>
          </table:table-cell>
          <table:table-cell office:value-type="float" office:value="185.074" calcext:value-type="float">
            <text:p>185.074</text:p>
          </table:table-cell>
          <table:table-cell office:value-type="float" office:value="185.068" calcext:value-type="float">
            <text:p>185.068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float" office:value="185.512" calcext:value-type="float">
            <text:p>185.512</text:p>
          </table:table-cell>
          <table:table-cell office:value-type="float" office:value="185.267" calcext:value-type="float">
            <text:p>185.267</text:p>
          </table:table-cell>
          <table:table-cell office:value-type="float" office:value="184.971" calcext:value-type="float">
            <text:p>184.971</text:p>
          </table:table-cell>
          <table:table-cell office:value-type="float" office:value="184.874" calcext:value-type="float">
            <text:p>184.874</text:p>
          </table:table-cell>
          <table:table-cell office:value-type="float" office:value="184.868" calcext:value-type="float">
            <text:p>184.868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185.312" calcext:value-type="float">
            <text:p>185.312</text:p>
          </table:table-cell>
          <table:table-cell office:value-type="float" office:value="185.069" calcext:value-type="float">
            <text:p>185.069</text:p>
          </table:table-cell>
          <table:table-cell office:value-type="float" office:value="184.773" calcext:value-type="float">
            <text:p>184.773</text:p>
          </table:table-cell>
          <table:table-cell office:value-type="float" office:value="184.675" calcext:value-type="float">
            <text:p>184.675</text:p>
          </table:table-cell>
          <table:table-cell office:value-type="float" office:value="184.669" calcext:value-type="float">
            <text:p>184.669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float" office:value="185.113" calcext:value-type="float">
            <text:p>185.11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84.573" calcext:value-type="float">
            <text:p>184.573</text:p>
          </table:table-cell>
          <table:table-cell office:value-type="float" office:value="184.477" calcext:value-type="float">
            <text:p>184.477</text:p>
          </table:table-cell>
          <table:table-cell office:value-type="float" office:value="184.471" calcext:value-type="float">
            <text:p>184.471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184.916" calcext:value-type="float">
            <text:p>184.916</text:p>
          </table:table-cell>
          <table:table-cell office:value-type="float" office:value="184.674" calcext:value-type="float">
            <text:p>184.674</text:p>
          </table:table-cell>
          <table:table-cell office:value-type="float" office:value="184.376" calcext:value-type="float">
            <text:p>184.376</text:p>
          </table:table-cell>
          <table:table-cell office:value-type="float" office:value="184.281" calcext:value-type="float">
            <text:p>184.281</text:p>
          </table:table-cell>
          <table:table-cell office:value-type="float" office:value="184.274" calcext:value-type="float">
            <text:p>184.274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184.719" calcext:value-type="float">
            <text:p>184.719</text:p>
          </table:table-cell>
          <table:table-cell office:value-type="float" office:value="184.474" calcext:value-type="float">
            <text:p>184.474</text:p>
          </table:table-cell>
          <table:table-cell office:value-type="float" office:value="184.179" calcext:value-type="float">
            <text:p>184.179</text:p>
          </table:table-cell>
          <table:table-cell office:value-type="float" office:value="184.083" calcext:value-type="float">
            <text:p>184.083</text:p>
          </table:table-cell>
          <table:table-cell office:value-type="float" office:value="184.077" calcext:value-type="float">
            <text:p>184.077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184.521" calcext:value-type="float">
            <text:p>184.521</text:p>
          </table:table-cell>
          <table:table-cell office:value-type="float" office:value="184.277" calcext:value-type="float">
            <text:p>184.277</text:p>
          </table:table-cell>
          <table:table-cell office:value-type="float" office:value="183.983" calcext:value-type="float">
            <text:p>183.983</text:p>
          </table:table-cell>
          <table:table-cell office:value-type="float" office:value="183.888" calcext:value-type="float">
            <text:p>183.888</text:p>
          </table:table-cell>
          <table:table-cell office:value-type="float" office:value="183.881" calcext:value-type="float">
            <text:p>183.881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184.323" calcext:value-type="float">
            <text:p>184.323</text:p>
          </table:table-cell>
          <table:table-cell office:value-type="float" office:value="184.082" calcext:value-type="float">
            <text:p>184.082</text:p>
          </table:table-cell>
          <table:table-cell office:value-type="float" office:value="183.788" calcext:value-type="float">
            <text:p>183.788</text:p>
          </table:table-cell>
          <table:table-cell office:value-type="float" office:value="183.692" calcext:value-type="float">
            <text:p>183.692</text:p>
          </table:table-cell>
          <table:table-cell office:value-type="float" office:value="183.685" calcext:value-type="float">
            <text:p>183.685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184.127" calcext:value-type="float">
            <text:p>184.127</text:p>
          </table:table-cell>
          <table:table-cell office:value-type="float" office:value="183.889" calcext:value-type="float">
            <text:p>183.889</text:p>
          </table:table-cell>
          <table:table-cell office:value-type="float" office:value="183.59" calcext:value-type="float">
            <text:p>183.59</text:p>
          </table:table-cell>
          <table:table-cell office:value-type="float" office:value="183.494" calcext:value-type="float">
            <text:p>183.494</text:p>
          </table:table-cell>
          <table:table-cell office:value-type="float" office:value="183.488" calcext:value-type="float">
            <text:p>183.48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83.93" calcext:value-type="float">
            <text:p>183.93</text:p>
          </table:table-cell>
          <table:table-cell office:value-type="float" office:value="183.693" calcext:value-type="float">
            <text:p>183.693</text:p>
          </table:table-cell>
          <table:table-cell office:value-type="float" office:value="183.397" calcext:value-type="float">
            <text:p>183.397</text:p>
          </table:table-cell>
          <table:table-cell office:value-type="float" office:value="183.3" calcext:value-type="float">
            <text:p>183.3</text:p>
          </table:table-cell>
          <table:table-cell office:value-type="float" office:value="183.293" calcext:value-type="float">
            <text:p>183.293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183.736" calcext:value-type="float">
            <text:p>183.736</text:p>
          </table:table-cell>
          <table:table-cell office:value-type="float" office:value="183.499" calcext:value-type="float">
            <text:p>183.499</text:p>
          </table:table-cell>
          <table:table-cell office:value-type="float" office:value="183.202" calcext:value-type="float">
            <text:p>183.202</text:p>
          </table:table-cell>
          <table:table-cell office:value-type="float" office:value="183.106" calcext:value-type="float">
            <text:p>183.106</text:p>
          </table:table-cell>
          <table:table-cell office:value-type="float" office:value="183.1" calcext:value-type="float">
            <text:p>183.1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183.541" calcext:value-type="float">
            <text:p>183.541</text:p>
          </table:table-cell>
          <table:table-cell office:value-type="float" office:value="183.304" calcext:value-type="float">
            <text:p>183.304</text:p>
          </table:table-cell>
          <table:table-cell office:value-type="float" office:value="183.009" calcext:value-type="float">
            <text:p>183.009</text:p>
          </table:table-cell>
          <table:table-cell office:value-type="float" office:value="182.912" calcext:value-type="float">
            <text:p>182.912</text:p>
          </table:table-cell>
          <table:table-cell office:value-type="float" office:value="182.906" calcext:value-type="float">
            <text:p>182.906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float" office:value="183.347" calcext:value-type="float">
            <text:p>183.347</text:p>
          </table:table-cell>
          <table:table-cell office:value-type="float" office:value="183.111" calcext:value-type="float">
            <text:p>183.111</text:p>
          </table:table-cell>
          <table:table-cell office:value-type="float" office:value="182.814" calcext:value-type="float">
            <text:p>182.814</text:p>
          </table:table-cell>
          <table:table-cell office:value-type="float" office:value="182.719" calcext:value-type="float">
            <text:p>182.719</text:p>
          </table:table-cell>
          <table:table-cell office:value-type="float" office:value="182.713" calcext:value-type="float">
            <text:p>182.713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183.154" calcext:value-type="float">
            <text:p>183.154</text:p>
          </table:table-cell>
          <table:table-cell office:value-type="float" office:value="182.919" calcext:value-type="float">
            <text:p>182.919</text:p>
          </table:table-cell>
          <table:table-cell office:value-type="float" office:value="182.622" calcext:value-type="float">
            <text:p>182.622</text:p>
          </table:table-cell>
          <table:table-cell office:value-type="float" office:value="182.527" calcext:value-type="float">
            <text:p>182.527</text:p>
          </table:table-cell>
          <table:table-cell office:value-type="float" office:value="182.52" calcext:value-type="float">
            <text:p>182.52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182.961" calcext:value-type="float">
            <text:p>182.961</text:p>
          </table:table-cell>
          <table:table-cell office:value-type="float" office:value="182.726" calcext:value-type="float">
            <text:p>182.726</text:p>
          </table:table-cell>
          <table:table-cell office:value-type="float" office:value="182.431" calcext:value-type="float">
            <text:p>182.431</text:p>
          </table:table-cell>
          <table:table-cell office:value-type="float" office:value="182.335" calcext:value-type="float">
            <text:p>182.335</text:p>
          </table:table-cell>
          <table:table-cell office:value-type="float" office:value="182.329" calcext:value-type="float">
            <text:p>182.329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182.77" calcext:value-type="float">
            <text:p>182.77</text:p>
          </table:table-cell>
          <table:table-cell office:value-type="float" office:value="182.534" calcext:value-type="float">
            <text:p>182.534</text:p>
          </table:table-cell>
          <table:table-cell office:value-type="float" office:value="182.237" calcext:value-type="float">
            <text:p>182.237</text:p>
          </table:table-cell>
          <table:table-cell office:value-type="float" office:value="182.142" calcext:value-type="float">
            <text:p>182.142</text:p>
          </table:table-cell>
          <table:table-cell office:value-type="float" office:value="182.136" calcext:value-type="float">
            <text:p>182.136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float" office:value="182.577" calcext:value-type="float">
            <text:p>182.577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82.045" calcext:value-type="float">
            <text:p>182.045</text:p>
          </table:table-cell>
          <table:table-cell office:value-type="float" office:value="181.95" calcext:value-type="float">
            <text:p>181.95</text:p>
          </table:table-cell>
          <table:table-cell office:value-type="float" office:value="181.943" calcext:value-type="float">
            <text:p>181.943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float" office:value="182.384" calcext:value-type="float">
            <text:p>182.384</text:p>
          </table:table-cell>
          <table:table-cell office:value-type="float" office:value="182.152" calcext:value-type="float">
            <text:p>182.152</text:p>
          </table:table-cell>
          <table:table-cell office:value-type="float" office:value="181.852" calcext:value-type="float">
            <text:p>181.852</text:p>
          </table:table-cell>
          <table:table-cell office:value-type="float" office:value="181.758" calcext:value-type="float">
            <text:p>181.758</text:p>
          </table:table-cell>
          <table:table-cell office:value-type="float" office:value="181.752" calcext:value-type="float">
            <text:p>181.752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182.192" calcext:value-type="float">
            <text:p>182.192</text:p>
          </table:table-cell>
          <table:table-cell office:value-type="float" office:value="181.961" calcext:value-type="float">
            <text:p>181.961</text:p>
          </table:table-cell>
          <table:table-cell office:value-type="float" office:value="181.66" calcext:value-type="float">
            <text:p>181.66</text:p>
          </table:table-cell>
          <table:table-cell office:value-type="float" office:value="181.567" calcext:value-type="float">
            <text:p>181.567</text:p>
          </table:table-cell>
          <table:table-cell office:value-type="float" office:value="181.561" calcext:value-type="float">
            <text:p>181.561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182.001" calcext:value-type="float">
            <text:p>182.001</text:p>
          </table:table-cell>
          <table:table-cell office:value-type="float" office:value="181.771" calcext:value-type="float">
            <text:p>181.771</text:p>
          </table:table-cell>
          <table:table-cell office:value-type="float" office:value="181.471" calcext:value-type="float">
            <text:p>181.471</text:p>
          </table:table-cell>
          <table:table-cell office:value-type="float" office:value="181.378" calcext:value-type="float">
            <text:p>181.378</text:p>
          </table:table-cell>
          <table:table-cell office:value-type="float" office:value="181.372" calcext:value-type="float">
            <text:p>181.372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181.812" calcext:value-type="float">
            <text:p>181.812</text:p>
          </table:table-cell>
          <table:table-cell office:value-type="float" office:value="181.582" calcext:value-type="float">
            <text:p>181.582</text:p>
          </table:table-cell>
          <table:table-cell office:value-type="float" office:value="181.282" calcext:value-type="float">
            <text:p>181.282</text:p>
          </table:table-cell>
          <table:table-cell office:value-type="float" office:value="181.188" calcext:value-type="float">
            <text:p>181.188</text:p>
          </table:table-cell>
          <table:table-cell office:value-type="float" office:value="181.182" calcext:value-type="float">
            <text:p>181.182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81.623" calcext:value-type="float">
            <text:p>181.623</text:p>
          </table:table-cell>
          <table:table-cell office:value-type="float" office:value="181.393" calcext:value-type="float">
            <text:p>181.393</text:p>
          </table:table-cell>
          <table:table-cell office:value-type="float" office:value="181.094" calcext:value-type="float">
            <text:p>181.094</text:p>
          </table:table-cell>
          <table:table-cell office:value-type="float" office:value="181.003" calcext:value-type="float">
            <text:p>181.003</text:p>
          </table:table-cell>
          <table:table-cell office:value-type="float" office:value="180.997" calcext:value-type="float">
            <text:p>180.997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float" office:value="181.434" calcext:value-type="float">
            <text:p>181.434</text:p>
          </table:table-cell>
          <table:table-cell office:value-type="float" office:value="181.206" calcext:value-type="float">
            <text:p>181.206</text:p>
          </table:table-cell>
          <table:table-cell office:value-type="float" office:value="180.908" calcext:value-type="float">
            <text:p>180.908</text:p>
          </table:table-cell>
          <table:table-cell office:value-type="float" office:value="180.814" calcext:value-type="float">
            <text:p>180.814</text:p>
          </table:table-cell>
          <table:table-cell office:value-type="float" office:value="180.808" calcext:value-type="float">
            <text:p>180.808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181.247" calcext:value-type="float">
            <text:p>181.247</text:p>
          </table:table-cell>
          <table:table-cell office:value-type="float" office:value="181.018" calcext:value-type="float">
            <text:p>181.018</text:p>
          </table:table-cell>
          <table:table-cell office:value-type="float" office:value="180.72" calcext:value-type="float">
            <text:p>180.72</text:p>
          </table:table-cell>
          <table:table-cell office:value-type="float" office:value="180.627" calcext:value-type="float">
            <text:p>180.627</text:p>
          </table:table-cell>
          <table:table-cell office:value-type="float" office:value="180.62" calcext:value-type="float">
            <text:p>180.62</text:p>
          </table:table-cell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float" office:value="181.059" calcext:value-type="float">
            <text:p>181.059</text:p>
          </table:table-cell>
          <table:table-cell office:value-type="float" office:value="180.83" calcext:value-type="float">
            <text:p>180.83</text:p>
          </table:table-cell>
          <table:table-cell office:value-type="float" office:value="180.533" calcext:value-type="float">
            <text:p>180.533</text:p>
          </table:table-cell>
          <table:table-cell office:value-type="float" office:value="180.44" calcext:value-type="float">
            <text:p>180.44</text:p>
          </table:table-cell>
          <table:table-cell office:value-type="float" office:value="180.435" calcext:value-type="float">
            <text:p>180.435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float" office:value="180.871" calcext:value-type="float">
            <text:p>180.871</text:p>
          </table:table-cell>
          <table:table-cell office:value-type="float" office:value="180.644" calcext:value-type="float">
            <text:p>180.644</text:p>
          </table:table-cell>
          <table:table-cell office:value-type="float" office:value="180.344" calcext:value-type="float">
            <text:p>180.344</text:p>
          </table:table-cell>
          <table:table-cell office:value-type="float" office:value="180.253" calcext:value-type="float">
            <text:p>180.253</text:p>
          </table:table-cell>
          <table:table-cell office:value-type="float" office:value="180.247" calcext:value-type="float">
            <text:p>180.247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float" office:value="180.684" calcext:value-type="float">
            <text:p>180.684</text:p>
          </table:table-cell>
          <table:table-cell office:value-type="float" office:value="180.457" calcext:value-type="float">
            <text:p>180.457</text:p>
          </table:table-cell>
          <table:table-cell office:value-type="float" office:value="180.157" calcext:value-type="float">
            <text:p>180.157</text:p>
          </table:table-cell>
          <table:table-cell office:value-type="float" office:value="180.064" calcext:value-type="float">
            <text:p>180.064</text:p>
          </table:table-cell>
          <table:table-cell office:value-type="float" office:value="180.059" calcext:value-type="float">
            <text:p>180.059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float" office:value="180.496" calcext:value-type="float">
            <text:p>180.496</text:p>
          </table:table-cell>
          <table:table-cell office:value-type="float" office:value="180.273" calcext:value-type="float">
            <text:p>180.273</text:p>
          </table:table-cell>
          <table:table-cell office:value-type="float" office:value="179.971" calcext:value-type="float">
            <text:p>179.971</text:p>
          </table:table-cell>
          <table:table-cell office:value-type="float" office:value="179.879" calcext:value-type="float">
            <text:p>179.879</text:p>
          </table:table-cell>
          <table:table-cell office:value-type="float" office:value="179.873" calcext:value-type="float">
            <text:p>179.873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180.312" calcext:value-type="float">
            <text:p>180.312</text:p>
          </table:table-cell>
          <table:table-cell office:value-type="float" office:value="180.086" calcext:value-type="float">
            <text:p>180.086</text:p>
          </table:table-cell>
          <table:table-cell office:value-type="float" office:value="179.786" calcext:value-type="float">
            <text:p>179.786</text:p>
          </table:table-cell>
          <table:table-cell office:value-type="float" office:value="179.693" calcext:value-type="float">
            <text:p>179.693</text:p>
          </table:table-cell>
          <table:table-cell office:value-type="float" office:value="179.687" calcext:value-type="float">
            <text:p>179.687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180.127" calcext:value-type="float">
            <text:p>180.127</text:p>
          </table:table-cell>
          <table:table-cell office:value-type="float" office:value="179.9" calcext:value-type="float">
            <text:p>179.9</text:p>
          </table:table-cell>
          <table:table-cell office:value-type="float" office:value="179.6" calcext:value-type="float">
            <text:p>179.6</text:p>
          </table:table-cell>
          <table:table-cell office:value-type="float" office:value="179.51" calcext:value-type="float">
            <text:p>179.51</text:p>
          </table:table-cell>
          <table:table-cell office:value-type="float" office:value="179.505" calcext:value-type="float">
            <text:p>179.505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float" office:value="179.942" calcext:value-type="float">
            <text:p>179.942</text:p>
          </table:table-cell>
          <table:table-cell office:value-type="float" office:value="179.717" calcext:value-type="float">
            <text:p>179.717</text:p>
          </table:table-cell>
          <table:table-cell office:value-type="float" office:value="179.418" calcext:value-type="float">
            <text:p>179.418</text:p>
          </table:table-cell>
          <table:table-cell office:value-type="float" office:value="179.33" calcext:value-type="float">
            <text:p>179.33</text:p>
          </table:table-cell>
          <table:table-cell office:value-type="float" office:value="179.324" calcext:value-type="float">
            <text:p>179.324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float" office:value="179.757" calcext:value-type="float">
            <text:p>179.757</text:p>
          </table:table-cell>
          <table:table-cell office:value-type="float" office:value="179.534" calcext:value-type="float">
            <text:p>179.534</text:p>
          </table:table-cell>
          <table:table-cell office:value-type="float" office:value="179.237" calcext:value-type="float">
            <text:p>179.237</text:p>
          </table:table-cell>
          <table:table-cell office:value-type="float" office:value="179.146" calcext:value-type="float">
            <text:p>179.146</text:p>
          </table:table-cell>
          <table:table-cell office:value-type="float" office:value="179.14" calcext:value-type="float">
            <text:p>179.14</text:p>
          </table:table-cell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float" office:value="179.575" calcext:value-type="float">
            <text:p>179.575</text:p>
          </table:table-cell>
          <table:table-cell office:value-type="float" office:value="179.352" calcext:value-type="float">
            <text:p>179.352</text:p>
          </table:table-cell>
          <table:table-cell office:value-type="float" office:value="179.053" calcext:value-type="float">
            <text:p>179.053</text:p>
          </table:table-cell>
          <table:table-cell office:value-type="float" office:value="178.962" calcext:value-type="float">
            <text:p>178.962</text:p>
          </table:table-cell>
          <table:table-cell office:value-type="float" office:value="178.956" calcext:value-type="float">
            <text:p>178.956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float" office:value="179.393" calcext:value-type="float">
            <text:p>179.393</text:p>
          </table:table-cell>
          <table:table-cell office:value-type="float" office:value="179.169" calcext:value-type="float">
            <text:p>179.169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178.779" calcext:value-type="float">
            <text:p>178.779</text:p>
          </table:table-cell>
          <table:table-cell office:value-type="float" office:value="178.773" calcext:value-type="float">
            <text:p>178.773</text:p>
          </table:table-cell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float" office:value="179.21" calcext:value-type="float">
            <text:p>179.21</text:p>
          </table:table-cell>
          <table:table-cell office:value-type="float" office:value="178.988" calcext:value-type="float">
            <text:p>178.988</text:p>
          </table:table-cell>
          <table:table-cell office:value-type="float" office:value="178.687" calcext:value-type="float">
            <text:p>178.687</text:p>
          </table:table-cell>
          <table:table-cell office:value-type="float" office:value="178.598" calcext:value-type="float">
            <text:p>178.598</text:p>
          </table:table-cell>
          <table:table-cell office:value-type="float" office:value="178.591" calcext:value-type="float">
            <text:p>178.591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float" office:value="179.025" calcext:value-type="float">
            <text:p>179.025</text:p>
          </table:table-cell>
          <table:table-cell office:value-type="float" office:value="178.807" calcext:value-type="float">
            <text:p>178.807</text:p>
          </table:table-cell>
          <table:table-cell office:value-type="float" office:value="178.505" calcext:value-type="float">
            <text:p>178.505</text:p>
          </table:table-cell>
          <table:table-cell office:value-type="float" office:value="178.417" calcext:value-type="float">
            <text:p>178.417</text:p>
          </table:table-cell>
          <table:table-cell office:value-type="float" office:value="178.41" calcext:value-type="float">
            <text:p>178.41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float" office:value="178.845" calcext:value-type="float">
            <text:p>178.845</text:p>
          </table:table-cell>
          <table:table-cell office:value-type="float" office:value="178.627" calcext:value-type="float">
            <text:p>178.627</text:p>
          </table:table-cell>
          <table:table-cell office:value-type="float" office:value="178.325" calcext:value-type="float">
            <text:p>178.325</text:p>
          </table:table-cell>
          <table:table-cell office:value-type="float" office:value="178.238" calcext:value-type="float">
            <text:p>178.238</text:p>
          </table:table-cell>
          <table:table-cell office:value-type="float" office:value="178.231" calcext:value-type="float">
            <text:p>178.231</text:p>
          </table:table-cell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178.664" calcext:value-type="float">
            <text:p>178.664</text:p>
          </table:table-cell>
          <table:table-cell office:value-type="float" office:value="178.446" calcext:value-type="float">
            <text:p>178.446</text:p>
          </table:table-cell>
          <table:table-cell office:value-type="float" office:value="178.146" calcext:value-type="float">
            <text:p>178.146</text:p>
          </table:table-cell>
          <table:table-cell office:value-type="float" office:value="178.058" calcext:value-type="float">
            <text:p>178.058</text:p>
          </table:table-cell>
          <table:table-cell office:value-type="float" office:value="178.052" calcext:value-type="float">
            <text:p>178.052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float" office:value="178.483" calcext:value-type="float">
            <text:p>178.483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177.966" calcext:value-type="float">
            <text:p>177.966</text:p>
          </table:table-cell>
          <table:table-cell office:value-type="float" office:value="177.877" calcext:value-type="float">
            <text:p>177.877</text:p>
          </table:table-cell>
          <table:table-cell office:value-type="float" office:value="177.872" calcext:value-type="float">
            <text:p>177.872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178.302" calcext:value-type="float">
            <text:p>178.302</text:p>
          </table:table-cell>
          <table:table-cell office:value-type="float" office:value="178.087" calcext:value-type="float">
            <text:p>178.087</text:p>
          </table:table-cell>
          <table:table-cell office:value-type="float" office:value="177.785" calcext:value-type="float">
            <text:p>177.785</text:p>
          </table:table-cell>
          <table:table-cell office:value-type="float" office:value="177.697" calcext:value-type="float">
            <text:p>177.697</text:p>
          </table:table-cell>
          <table:table-cell office:value-type="float" office:value="177.692" calcext:value-type="float">
            <text:p>177.692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178.123" calcext:value-type="float">
            <text:p>178.123</text:p>
          </table:table-cell>
          <table:table-cell office:value-type="float" office:value="177.907" calcext:value-type="float">
            <text:p>177.907</text:p>
          </table:table-cell>
          <table:table-cell office:value-type="float" office:value="177.608" calcext:value-type="float">
            <text:p>177.608</text:p>
          </table:table-cell>
          <table:table-cell office:value-type="float" office:value="177.516" calcext:value-type="float">
            <text:p>177.516</text:p>
          </table:table-cell>
          <table:table-cell office:value-type="float" office:value="177.511" calcext:value-type="float">
            <text:p>177.511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float" office:value="177.945" calcext:value-type="float">
            <text:p>177.945</text:p>
          </table:table-cell>
          <table:table-cell office:value-type="float" office:value="177.729" calcext:value-type="float">
            <text:p>177.729</text:p>
          </table:table-cell>
          <table:table-cell office:value-type="float" office:value="177.425" calcext:value-type="float">
            <text:p>177.425</text:p>
          </table:table-cell>
          <table:table-cell office:value-type="float" office:value="177.338" calcext:value-type="float">
            <text:p>177.338</text:p>
          </table:table-cell>
          <table:table-cell office:value-type="float" office:value="177.332" calcext:value-type="float">
            <text:p>177.332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177.767" calcext:value-type="float">
            <text:p>177.767</text:p>
          </table:table-cell>
          <table:table-cell office:value-type="float" office:value="177.548" calcext:value-type="float">
            <text:p>177.548</text:p>
          </table:table-cell>
          <table:table-cell office:value-type="float" office:value="177.248" calcext:value-type="float">
            <text:p>177.248</text:p>
          </table:table-cell>
          <table:table-cell office:value-type="float" office:value="177.16" calcext:value-type="float">
            <text:p>177.16</text:p>
          </table:table-cell>
          <table:table-cell office:value-type="float" office:value="177.155" calcext:value-type="float">
            <text:p>177.155</text:p>
          </table:table-cell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float" office:value="177.587" calcext:value-type="float">
            <text:p>177.587</text:p>
          </table:table-cell>
          <table:table-cell office:value-type="float" office:value="177.369" calcext:value-type="float">
            <text:p>177.369</text:p>
          </table:table-cell>
          <table:table-cell office:value-type="float" office:value="177.072" calcext:value-type="float">
            <text:p>177.072</text:p>
          </table:table-cell>
          <table:table-cell office:value-type="float" office:value="176.984" calcext:value-type="float">
            <text:p>176.984</text:p>
          </table:table-cell>
          <table:table-cell office:value-type="float" office:value="176.978" calcext:value-type="float">
            <text:p>176.978</text:p>
          </table:table-cell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float" office:value="177.407" calcext:value-type="float">
            <text:p>177.407</text:p>
          </table:table-cell>
          <table:table-cell office:value-type="float" office:value="177.193" calcext:value-type="float">
            <text:p>177.193</text:p>
          </table:table-cell>
          <table:table-cell office:value-type="float" office:value="176.893" calcext:value-type="float">
            <text:p>176.893</text:p>
          </table:table-cell>
          <table:table-cell office:value-type="float" office:value="176.805" calcext:value-type="float">
            <text:p>176.805</text:p>
          </table:table-cell>
          <table:table-cell office:value-type="float" office:value="176.8" calcext:value-type="float">
            <text:p>176.8</text:p>
          </table:table-cell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float" office:value="177.231" calcext:value-type="float">
            <text:p>177.231</text:p>
          </table:table-cell>
          <table:table-cell office:value-type="float" office:value="177.018" calcext:value-type="float">
            <text:p>177.018</text:p>
          </table:table-cell>
          <table:table-cell office:value-type="float" office:value="176.716" calcext:value-type="float">
            <text:p>176.716</text:p>
          </table:table-cell>
          <table:table-cell office:value-type="float" office:value="176.626" calcext:value-type="float">
            <text:p>176.626</text:p>
          </table:table-cell>
          <table:table-cell office:value-type="float" office:value="176.62" calcext:value-type="float">
            <text:p>176.62</text:p>
          </table:table-cell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177.052" calcext:value-type="float">
            <text:p>177.052</text:p>
          </table:table-cell>
          <table:table-cell office:value-type="float" office:value="176.84" calcext:value-type="float">
            <text:p>176.84</text:p>
          </table:table-cell>
          <table:table-cell office:value-type="float" office:value="176.536" calcext:value-type="float">
            <text:p>176.536</text:p>
          </table:table-cell>
          <table:table-cell office:value-type="float" office:value="176.45" calcext:value-type="float">
            <text:p>176.45</text:p>
          </table:table-cell>
          <table:table-cell office:value-type="float" office:value="176.445" calcext:value-type="float">
            <text:p>176.445</text:p>
          </table:table-cell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float" office:value="176.873" calcext:value-type="float">
            <text:p>176.873</text:p>
          </table:table-cell>
          <table:table-cell office:value-type="float" office:value="176.665" calcext:value-type="float">
            <text:p>176.665</text:p>
          </table:table-cell>
          <table:table-cell office:value-type="float" office:value="176.361" calcext:value-type="float">
            <text:p>176.361</text:p>
          </table:table-cell>
          <table:table-cell office:value-type="float" office:value="176.273" calcext:value-type="float">
            <text:p>176.273</text:p>
          </table:table-cell>
          <table:table-cell office:value-type="float" office:value="176.267" calcext:value-type="float">
            <text:p>176.267</text:p>
          </table:table-cell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float" office:value="176.697" calcext:value-type="float">
            <text:p>176.697</text:p>
          </table:table-cell>
          <table:table-cell office:value-type="float" office:value="176.489" calcext:value-type="float">
            <text:p>176.489</text:p>
          </table:table-cell>
          <table:table-cell office:value-type="float" office:value="176.184" calcext:value-type="float">
            <text:p>176.184</text:p>
          </table:table-cell>
          <table:table-cell office:value-type="float" office:value="176.097" calcext:value-type="float">
            <text:p>176.097</text:p>
          </table:table-cell>
          <table:table-cell office:value-type="float" office:value="176.091" calcext:value-type="float">
            <text:p>176.091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176.521" calcext:value-type="float">
            <text:p>176.521</text:p>
          </table:table-cell>
          <table:table-cell office:value-type="float" office:value="176.313" calcext:value-type="float">
            <text:p>176.313</text:p>
          </table:table-cell>
          <table:table-cell office:value-type="float" office:value="176.008" calcext:value-type="float">
            <text:p>176.008</text:p>
          </table:table-cell>
          <table:table-cell office:value-type="float" office:value="175.921" calcext:value-type="float">
            <text:p>175.921</text:p>
          </table:table-cell>
          <table:table-cell office:value-type="float" office:value="175.915" calcext:value-type="float">
            <text:p>175.915</text:p>
          </table:table-cell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float" office:value="176.345" calcext:value-type="float">
            <text:p>176.345</text:p>
          </table:table-cell>
          <table:table-cell office:value-type="float" office:value="176.138" calcext:value-type="float">
            <text:p>176.138</text:p>
          </table:table-cell>
          <table:table-cell office:value-type="float" office:value="175.833" calcext:value-type="float">
            <text:p>175.833</text:p>
          </table:table-cell>
          <table:table-cell office:value-type="float" office:value="175.747" calcext:value-type="float">
            <text:p>175.747</text:p>
          </table:table-cell>
          <table:table-cell office:value-type="float" office:value="175.741" calcext:value-type="float">
            <text:p>175.741</text:p>
          </table:table-cell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office:value-type="float" office:value="176.171" calcext:value-type="float">
            <text:p>176.171</text:p>
          </table:table-cell>
          <table:table-cell office:value-type="float" office:value="175.963" calcext:value-type="float">
            <text:p>175.963</text:p>
          </table:table-cell>
          <table:table-cell office:value-type="float" office:value="175.659" calcext:value-type="float">
            <text:p>175.659</text:p>
          </table:table-cell>
          <table:table-cell office:value-type="float" office:value="175.571" calcext:value-type="float">
            <text:p>175.571</text:p>
          </table:table-cell>
          <table:table-cell office:value-type="float" office:value="175.565" calcext:value-type="float">
            <text:p>175.565</text:p>
          </table:table-cell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office:value-type="float" office:value="175.997" calcext:value-type="float">
            <text:p>175.997</text:p>
          </table:table-cell>
          <table:table-cell office:value-type="float" office:value="175.786" calcext:value-type="float">
            <text:p>175.786</text:p>
          </table:table-cell>
          <table:table-cell office:value-type="float" office:value="175.483" calcext:value-type="float">
            <text:p>175.483</text:p>
          </table:table-cell>
          <table:table-cell office:value-type="float" office:value="175.399" calcext:value-type="float">
            <text:p>175.399</text:p>
          </table:table-cell>
          <table:table-cell office:value-type="float" office:value="175.394" calcext:value-type="float">
            <text:p>175.394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office:value-type="float" office:value="175.823" calcext:value-type="float">
            <text:p>175.823</text:p>
          </table:table-cell>
          <table:table-cell office:value-type="float" office:value="175.612" calcext:value-type="float">
            <text:p>175.612</text:p>
          </table:table-cell>
          <table:table-cell office:value-type="float" office:value="175.311" calcext:value-type="float">
            <text:p>175.311</text:p>
          </table:table-cell>
          <table:table-cell office:value-type="float" office:value="175.224" calcext:value-type="float">
            <text:p>175.224</text:p>
          </table:table-cell>
          <table:table-cell office:value-type="float" office:value="175.218" calcext:value-type="float">
            <text:p>175.218</text:p>
          </table:table-cell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float" office:value="175.649" calcext:value-type="float">
            <text:p>175.649</text:p>
          </table:table-cell>
          <table:table-cell office:value-type="float" office:value="175.44" calcext:value-type="float">
            <text:p>175.44</text:p>
          </table:table-cell>
          <table:table-cell office:value-type="float" office:value="175.138" calcext:value-type="float">
            <text:p>175.138</text:p>
          </table:table-cell>
          <table:table-cell office:value-type="float" office:value="175.052" calcext:value-type="float">
            <text:p>175.052</text:p>
          </table:table-cell>
          <table:table-cell office:value-type="float" office:value="175.046" calcext:value-type="float">
            <text:p>175.046</text:p>
          </table:table-cell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float" office:value="175.477" calcext:value-type="float">
            <text:p>175.477</text:p>
          </table:table-cell>
          <table:table-cell office:value-type="float" office:value="175.268" calcext:value-type="float">
            <text:p>175.268</text:p>
          </table:table-cell>
          <table:table-cell office:value-type="float" office:value="174.965" calcext:value-type="float">
            <text:p>174.965</text:p>
          </table:table-cell>
          <table:table-cell office:value-type="float" office:value="174.879" calcext:value-type="float">
            <text:p>174.879</text:p>
          </table:table-cell>
          <table:table-cell office:value-type="float" office:value="174.873" calcext:value-type="float">
            <text:p>174.873</text:p>
          </table:table-cell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office:value-type="float" office:value="175.304" calcext:value-type="float">
            <text:p>175.304</text:p>
          </table:table-cell>
          <table:table-cell office:value-type="float" office:value="175.097" calcext:value-type="float">
            <text:p>175.097</text:p>
          </table:table-cell>
          <table:table-cell office:value-type="float" office:value="174.794" calcext:value-type="float">
            <text:p>174.794</text:p>
          </table:table-cell>
          <table:table-cell office:value-type="float" office:value="174.706" calcext:value-type="float">
            <text:p>174.706</text:p>
          </table:table-cell>
          <table:table-cell office:value-type="float" office:value="174.701" calcext:value-type="float">
            <text:p>174.701</text:p>
          </table:table-cell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float" office:value="175.13" calcext:value-type="float">
            <text:p>175.13</text:p>
          </table:table-cell>
          <table:table-cell office:value-type="float" office:value="174.924" calcext:value-type="float">
            <text:p>174.924</text:p>
          </table:table-cell>
          <table:table-cell office:value-type="float" office:value="174.62" calcext:value-type="float">
            <text:p>174.62</text:p>
          </table:table-cell>
          <table:table-cell office:value-type="float" office:value="174.535" calcext:value-type="float">
            <text:p>174.535</text:p>
          </table:table-cell>
          <table:table-cell office:value-type="float" office:value="174.53" calcext:value-type="float">
            <text:p>174.53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float" office:value="174.958" calcext:value-type="float">
            <text:p>174.958</text:p>
          </table:table-cell>
          <table:table-cell office:value-type="float" office:value="174.753" calcext:value-type="float">
            <text:p>174.753</text:p>
          </table:table-cell>
          <table:table-cell office:value-type="float" office:value="174.451" calcext:value-type="float">
            <text:p>174.451</text:p>
          </table:table-cell>
          <table:table-cell office:value-type="float" office:value="174.365" calcext:value-type="float">
            <text:p>174.365</text:p>
          </table:table-cell>
          <table:table-cell office:value-type="float" office:value="174.359" calcext:value-type="float">
            <text:p>174.359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174.786" calcext:value-type="float">
            <text:p>174.786</text:p>
          </table:table-cell>
          <table:table-cell office:value-type="float" office:value="174.584" calcext:value-type="float">
            <text:p>174.584</text:p>
          </table:table-cell>
          <table:table-cell office:value-type="float" office:value="174.281" calcext:value-type="float">
            <text:p>174.281</text:p>
          </table:table-cell>
          <table:table-cell office:value-type="float" office:value="174.194" calcext:value-type="float">
            <text:p>174.194</text:p>
          </table:table-cell>
          <table:table-cell office:value-type="float" office:value="174.188" calcext:value-type="float">
            <text:p>174.188</text:p>
          </table:table-cell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office:value-type="float" office:value="174.615" calcext:value-type="float">
            <text:p>174.615</text:p>
          </table:table-cell>
          <table:table-cell office:value-type="float" office:value="174.414" calcext:value-type="float">
            <text:p>174.414</text:p>
          </table:table-cell>
          <table:table-cell office:value-type="float" office:value="174.109" calcext:value-type="float">
            <text:p>174.109</text:p>
          </table:table-cell>
          <table:table-cell office:value-type="float" office:value="174.024" calcext:value-type="float">
            <text:p>174.024</text:p>
          </table:table-cell>
          <table:table-cell office:value-type="float" office:value="174.018" calcext:value-type="float">
            <text:p>174.018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office:value-type="float" office:value="174.444" calcext:value-type="float">
            <text:p>174.444</text:p>
          </table:table-cell>
          <table:table-cell office:value-type="float" office:value="174.245" calcext:value-type="float">
            <text:p>174.245</text:p>
          </table:table-cell>
          <table:table-cell office:value-type="float" office:value="173.94" calcext:value-type="float">
            <text:p>173.94</text:p>
          </table:table-cell>
          <table:table-cell office:value-type="float" office:value="173.854" calcext:value-type="float">
            <text:p>173.854</text:p>
          </table:table-cell>
          <table:table-cell office:value-type="float" office:value="173.847" calcext:value-type="float">
            <text:p>173.847</text:p>
          </table:table-cell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office:value-type="float" office:value="174.275" calcext:value-type="float">
            <text:p>174.275</text:p>
          </table:table-cell>
          <table:table-cell office:value-type="float" office:value="174.075" calcext:value-type="float">
            <text:p>174.075</text:p>
          </table:table-cell>
          <table:table-cell office:value-type="float" office:value="173.77" calcext:value-type="float">
            <text:p>173.77</text:p>
          </table:table-cell>
          <table:table-cell office:value-type="float" office:value="173.683" calcext:value-type="float">
            <text:p>173.683</text:p>
          </table:table-cell>
          <table:table-cell office:value-type="float" office:value="173.678" calcext:value-type="float">
            <text:p>173.678</text:p>
          </table:table-cell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office:value-type="float" office:value="174.104" calcext:value-type="float">
            <text:p>174.104</text:p>
          </table:table-cell>
          <table:table-cell office:value-type="float" office:value="173.906" calcext:value-type="float">
            <text:p>173.906</text:p>
          </table:table-cell>
          <table:table-cell office:value-type="float" office:value="173.599" calcext:value-type="float">
            <text:p>173.599</text:p>
          </table:table-cell>
          <table:table-cell office:value-type="float" office:value="173.515" calcext:value-type="float">
            <text:p>173.515</text:p>
          </table:table-cell>
          <table:table-cell office:value-type="float" office:value="173.509" calcext:value-type="float">
            <text:p>173.509</text:p>
          </table:table-cell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float" office:value="173.935" calcext:value-type="float">
            <text:p>173.935</text:p>
          </table:table-cell>
          <table:table-cell office:value-type="float" office:value="173.737" calcext:value-type="float">
            <text:p>173.737</text:p>
          </table:table-cell>
          <table:table-cell office:value-type="float" office:value="173.431" calcext:value-type="float">
            <text:p>173.431</text:p>
          </table:table-cell>
          <table:table-cell office:value-type="float" office:value="173.346" calcext:value-type="float">
            <text:p>173.346</text:p>
          </table:table-cell>
          <table:table-cell office:value-type="float" office:value="173.34" calcext:value-type="float">
            <text:p>173.34</text:p>
          </table:table-cell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office:value-type="float" office:value="173.766" calcext:value-type="float">
            <text:p>173.766</text:p>
          </table:table-cell>
          <table:table-cell office:value-type="float" office:value="173.568" calcext:value-type="float">
            <text:p>173.568</text:p>
          </table:table-cell>
          <table:table-cell office:value-type="float" office:value="173.264" calcext:value-type="float">
            <text:p>173.264</text:p>
          </table:table-cell>
          <table:table-cell office:value-type="float" office:value="173.178" calcext:value-type="float">
            <text:p>173.178</text:p>
          </table:table-cell>
          <table:table-cell office:value-type="float" office:value="173.172" calcext:value-type="float">
            <text:p>173.172</text:p>
          </table:table-cell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office:value-type="float" office:value="173.597" calcext:value-type="float">
            <text:p>173.597</text:p>
          </table:table-cell>
          <table:table-cell office:value-type="float" office:value="173.401" calcext:value-type="float">
            <text:p>173.401</text:p>
          </table:table-cell>
          <table:table-cell office:value-type="float" office:value="173.096" calcext:value-type="float">
            <text:p>173.096</text:p>
          </table:table-cell>
          <table:table-cell office:value-type="float" office:value="173.011" calcext:value-type="float">
            <text:p>173.011</text:p>
          </table:table-cell>
          <table:table-cell office:value-type="float" office:value="173.004" calcext:value-type="float">
            <text:p>173.004</text:p>
          </table:table-cell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office:value-type="float" office:value="173.427" calcext:value-type="float">
            <text:p>173.427</text:p>
          </table:table-cell>
          <table:table-cell office:value-type="float" office:value="173.232" calcext:value-type="float">
            <text:p>173.232</text:p>
          </table:table-cell>
          <table:table-cell office:value-type="float" office:value="172.927" calcext:value-type="float">
            <text:p>172.927</text:p>
          </table:table-cell>
          <table:table-cell office:value-type="float" office:value="172.844" calcext:value-type="float">
            <text:p>172.844</text:p>
          </table:table-cell>
          <table:table-cell office:value-type="float" office:value="172.838" calcext:value-type="float">
            <text:p>172.838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float" office:value="173.26" calcext:value-type="float">
            <text:p>173.26</text:p>
          </table:table-cell>
          <table:table-cell office:value-type="float" office:value="173.067" calcext:value-type="float">
            <text:p>173.067</text:p>
          </table:table-cell>
          <table:table-cell office:value-type="float" office:value="172.761" calcext:value-type="float">
            <text:p>172.761</text:p>
          </table:table-cell>
          <table:table-cell office:value-type="float" office:value="172.677" calcext:value-type="float">
            <text:p>172.677</text:p>
          </table:table-cell>
          <table:table-cell office:value-type="float" office:value="172.671" calcext:value-type="float">
            <text:p>172.671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173.093" calcext:value-type="float">
            <text:p>173.093</text:p>
          </table:table-cell>
          <table:table-cell office:value-type="float" office:value="172.899" calcext:value-type="float">
            <text:p>172.899</text:p>
          </table:table-cell>
          <table:table-cell office:value-type="float" office:value="172.595" calcext:value-type="float">
            <text:p>172.595</text:p>
          </table:table-cell>
          <table:table-cell office:value-type="float" office:value="172.509" calcext:value-type="float">
            <text:p>172.509</text:p>
          </table:table-cell>
          <table:table-cell office:value-type="float" office:value="172.503" calcext:value-type="float">
            <text:p>172.503</text:p>
          </table:table-cell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float" office:value="172.926" calcext:value-type="float">
            <text:p>172.926</text:p>
          </table:table-cell>
          <table:table-cell office:value-type="float" office:value="172.731" calcext:value-type="float">
            <text:p>172.731</text:p>
          </table:table-cell>
          <table:table-cell office:value-type="float" office:value="172.428" calcext:value-type="float">
            <text:p>172.428</text:p>
          </table:table-cell>
          <table:table-cell office:value-type="float" office:value="172.342" calcext:value-type="float">
            <text:p>172.342</text:p>
          </table:table-cell>
          <table:table-cell office:value-type="float" office:value="172.336" calcext:value-type="float">
            <text:p>172.336</text:p>
          </table:table-cell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float" office:value="172.761" calcext:value-type="float">
            <text:p>172.761</text:p>
          </table:table-cell>
          <table:table-cell office:value-type="float" office:value="172.565" calcext:value-type="float">
            <text:p>172.565</text:p>
          </table:table-cell>
          <table:table-cell office:value-type="float" office:value="172.261" calcext:value-type="float">
            <text:p>172.261</text:p>
          </table:table-cell>
          <table:table-cell office:value-type="float" office:value="172.177" calcext:value-type="float">
            <text:p>172.177</text:p>
          </table:table-cell>
          <table:table-cell office:value-type="float" office:value="172.171" calcext:value-type="float">
            <text:p>172.171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172.597" calcext:value-type="float">
            <text:p>172.597</text:p>
          </table:table-cell>
          <table:table-cell office:value-type="float" office:value="172.402" calcext:value-type="float">
            <text:p>172.402</text:p>
          </table:table-cell>
          <table:table-cell office:value-type="float" office:value="172.095" calcext:value-type="float">
            <text:p>172.095</text:p>
          </table:table-cell>
          <table:table-cell office:value-type="float" office:value="172.011" calcext:value-type="float">
            <text:p>172.011</text:p>
          </table:table-cell>
          <table:table-cell office:value-type="float" office:value="172.006" calcext:value-type="float">
            <text:p>172.006</text:p>
          </table:table-cell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office:value-type="float" office:value="172.432" calcext:value-type="float">
            <text:p>172.432</text:p>
          </table:table-cell>
          <table:table-cell office:value-type="float" office:value="172.237" calcext:value-type="float">
            <text:p>172.237</text:p>
          </table:table-cell>
          <table:table-cell office:value-type="float" office:value="171.932" calcext:value-type="float">
            <text:p>171.932</text:p>
          </table:table-cell>
          <table:table-cell office:value-type="float" office:value="171.846" calcext:value-type="float">
            <text:p>171.846</text:p>
          </table:table-cell>
          <table:table-cell office:value-type="float" office:value="171.84" calcext:value-type="float">
            <text:p>171.84</text:p>
          </table:table-cell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float" office:value="172.265" calcext:value-type="float">
            <text:p>172.265</text:p>
          </table:table-cell>
          <table:table-cell office:value-type="float" office:value="172.072" calcext:value-type="float">
            <text:p>172.072</text:p>
          </table:table-cell>
          <table:table-cell office:value-type="float" office:value="171.766" calcext:value-type="float">
            <text:p>171.766</text:p>
          </table:table-cell>
          <table:table-cell office:value-type="float" office:value="171.682" calcext:value-type="float">
            <text:p>171.682</text:p>
          </table:table-cell>
          <table:table-cell office:value-type="float" office:value="171.676" calcext:value-type="float">
            <text:p>171.676</text:p>
          </table:table-cell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float" office:value="172.099" calcext:value-type="float">
            <text:p>172.099</text:p>
          </table:table-cell>
          <table:table-cell office:value-type="float" office:value="171.908" calcext:value-type="float">
            <text:p>171.908</text:p>
          </table:table-cell>
          <table:table-cell office:value-type="float" office:value="171.602" calcext:value-type="float">
            <text:p>171.602</text:p>
          </table:table-cell>
          <table:table-cell office:value-type="float" office:value="171.519" calcext:value-type="float">
            <text:p>171.519</text:p>
          </table:table-cell>
          <table:table-cell office:value-type="float" office:value="171.514" calcext:value-type="float">
            <text:p>171.514</text:p>
          </table:table-cell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office:value-type="float" office:value="171.934" calcext:value-type="float">
            <text:p>171.934</text:p>
          </table:table-cell>
          <table:table-cell office:value-type="float" office:value="171.744" calcext:value-type="float">
            <text:p>171.744</text:p>
          </table:table-cell>
          <table:table-cell office:value-type="float" office:value="171.439" calcext:value-type="float">
            <text:p>171.439</text:p>
          </table:table-cell>
          <table:table-cell office:value-type="float" office:value="171.356" calcext:value-type="float">
            <text:p>171.356</text:p>
          </table:table-cell>
          <table:table-cell office:value-type="float" office:value="171.35" calcext:value-type="float">
            <text:p>171.35</text:p>
          </table:table-cell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float" office:value="171.771" calcext:value-type="float">
            <text:p>171.771</text:p>
          </table:table-cell>
          <table:table-cell office:value-type="float" office:value="171.581" calcext:value-type="float">
            <text:p>171.581</text:p>
          </table:table-cell>
          <table:table-cell office:value-type="float" office:value="171.277" calcext:value-type="float">
            <text:p>171.277</text:p>
          </table:table-cell>
          <table:table-cell office:value-type="float" office:value="171.193" calcext:value-type="float">
            <text:p>171.193</text:p>
          </table:table-cell>
          <table:table-cell office:value-type="float" office:value="171.188" calcext:value-type="float">
            <text:p>171.188</text:p>
          </table:table-cell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float" office:value="171.607" calcext:value-type="float">
            <text:p>171.607</text:p>
          </table:table-cell>
          <table:table-cell office:value-type="float" office:value="171.419" calcext:value-type="float">
            <text:p>171.419</text:p>
          </table:table-cell>
          <table:table-cell office:value-type="float" office:value="171.114" calcext:value-type="float">
            <text:p>171.114</text:p>
          </table:table-cell>
          <table:table-cell office:value-type="float" office:value="171.029" calcext:value-type="float">
            <text:p>171.029</text:p>
          </table:table-cell>
          <table:table-cell office:value-type="float" office:value="171.023" calcext:value-type="float">
            <text:p>171.023</text:p>
          </table:table-cell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171.444" calcext:value-type="float">
            <text:p>171.444</text:p>
          </table:table-cell>
          <table:table-cell office:value-type="float" office:value="171.256" calcext:value-type="float">
            <text:p>171.256</text:p>
          </table:table-cell>
          <table:table-cell office:value-type="float" office:value="170.951" calcext:value-type="float">
            <text:p>170.951</text:p>
          </table:table-cell>
          <table:table-cell office:value-type="float" office:value="170.869" calcext:value-type="float">
            <text:p>170.869</text:p>
          </table:table-cell>
          <table:table-cell office:value-type="float" office:value="170.863" calcext:value-type="float">
            <text:p>170.863</text:p>
          </table:table-cell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office:value-type="float" office:value="171.279" calcext:value-type="float">
            <text:p>171.279</text:p>
          </table:table-cell>
          <table:table-cell office:value-type="float" office:value="171.094" calcext:value-type="float">
            <text:p>171.094</text:p>
          </table:table-cell>
          <table:table-cell office:value-type="float" office:value="170.791" calcext:value-type="float">
            <text:p>170.791</text:p>
          </table:table-cell>
          <table:table-cell office:value-type="float" office:value="170.706" calcext:value-type="float">
            <text:p>170.706</text:p>
          </table:table-cell>
          <table:table-cell office:value-type="float" office:value="170.701" calcext:value-type="float">
            <text:p>170.701</text:p>
          </table:table-cell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office:value-type="float" office:value="171.118" calcext:value-type="float">
            <text:p>171.118</text:p>
          </table:table-cell>
          <table:table-cell office:value-type="float" office:value="170.933" calcext:value-type="float">
            <text:p>170.933</text:p>
          </table:table-cell>
          <table:table-cell office:value-type="float" office:value="170.629" calcext:value-type="float">
            <text:p>170.629</text:p>
          </table:table-cell>
          <table:table-cell office:value-type="float" office:value="170.545" calcext:value-type="float">
            <text:p>170.545</text:p>
          </table:table-cell>
          <table:table-cell office:value-type="float" office:value="170.539" calcext:value-type="float">
            <text:p>170.539</text:p>
          </table:table-cell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office:value-type="float" office:value="170.957" calcext:value-type="float">
            <text:p>170.957</text:p>
          </table:table-cell>
          <table:table-cell office:value-type="float" office:value="170.77" calcext:value-type="float">
            <text:p>170.77</text:p>
          </table:table-cell>
          <table:table-cell office:value-type="float" office:value="170.467" calcext:value-type="float">
            <text:p>170.467</text:p>
          </table:table-cell>
          <table:table-cell office:value-type="float" office:value="170.382" calcext:value-type="float">
            <text:p>170.382</text:p>
          </table:table-cell>
          <table:table-cell office:value-type="float" office:value="170.376" calcext:value-type="float">
            <text:p>170.376</text:p>
          </table:table-cell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office:value-type="float" office:value="170.796" calcext:value-type="float">
            <text:p>170.796</text:p>
          </table:table-cell>
          <table:table-cell office:value-type="float" office:value="170.611" calcext:value-type="float">
            <text:p>170.611</text:p>
          </table:table-cell>
          <table:table-cell office:value-type="float" office:value="170.305" calcext:value-type="float">
            <text:p>170.305</text:p>
          </table:table-cell>
          <table:table-cell office:value-type="float" office:value="170.222" calcext:value-type="float">
            <text:p>170.222</text:p>
          </table:table-cell>
          <table:table-cell office:value-type="float" office:value="170.216" calcext:value-type="float">
            <text:p>170.216</text:p>
          </table:table-cell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float" office:value="170.635" calcext:value-type="float">
            <text:p>170.635</text:p>
          </table:table-cell>
          <table:table-cell office:value-type="float" office:value="170.449" calcext:value-type="float">
            <text:p>170.449</text:p>
          </table:table-cell>
          <table:table-cell office:value-type="float" office:value="170.145" calcext:value-type="float">
            <text:p>170.145</text:p>
          </table:table-cell>
          <table:table-cell office:value-type="float" office:value="170.061" calcext:value-type="float">
            <text:p>170.061</text:p>
          </table:table-cell>
          <table:table-cell office:value-type="float" office:value="170.056" calcext:value-type="float">
            <text:p>170.056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float" office:value="170.474" calcext:value-type="float">
            <text:p>170.474</text:p>
          </table:table-cell>
          <table:table-cell office:value-type="float" office:value="170.289" calcext:value-type="float">
            <text:p>170.289</text:p>
          </table:table-cell>
          <table:table-cell office:value-type="float" office:value="169.983" calcext:value-type="float">
            <text:p>169.983</text:p>
          </table:table-cell>
          <table:table-cell office:value-type="float" office:value="169.899" calcext:value-type="float">
            <text:p>169.899</text:p>
          </table:table-cell>
          <table:table-cell office:value-type="float" office:value="169.893" calcext:value-type="float">
            <text:p>169.893</text:p>
          </table:table-cell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office:value-type="float" office:value="170.312" calcext:value-type="float">
            <text:p>170.312</text:p>
          </table:table-cell>
          <table:table-cell office:value-type="float" office:value="170.128" calcext:value-type="float">
            <text:p>170.128</text:p>
          </table:table-cell>
          <table:table-cell office:value-type="float" office:value="169.823" calcext:value-type="float">
            <text:p>169.823</text:p>
          </table:table-cell>
          <table:table-cell office:value-type="float" office:value="169.74" calcext:value-type="float">
            <text:p>169.74</text:p>
          </table:table-cell>
          <table:table-cell office:value-type="float" office:value="169.735" calcext:value-type="float">
            <text:p>169.735</text:p>
          </table:table-cell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office:value-type="float" office:value="170.153" calcext:value-type="float">
            <text:p>170.153</text:p>
          </table:table-cell>
          <table:table-cell office:value-type="float" office:value="169.971" calcext:value-type="float">
            <text:p>169.971</text:p>
          </table:table-cell>
          <table:table-cell office:value-type="float" office:value="169.666" calcext:value-type="float">
            <text:p>169.666</text:p>
          </table:table-cell>
          <table:table-cell office:value-type="float" office:value="169.581" calcext:value-type="float">
            <text:p>169.581</text:p>
          </table:table-cell>
          <table:table-cell office:value-type="float" office:value="169.576" calcext:value-type="float">
            <text:p>169.576</text:p>
          </table:table-cell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float" office:value="169.992" calcext:value-type="float">
            <text:p>169.992</text:p>
          </table:table-cell>
          <table:table-cell office:value-type="float" office:value="169.811" calcext:value-type="float">
            <text:p>169.811</text:p>
          </table:table-cell>
          <table:table-cell office:value-type="float" office:value="169.507" calcext:value-type="float">
            <text:p>169.507</text:p>
          </table:table-cell>
          <table:table-cell office:value-type="float" office:value="169.422" calcext:value-type="float">
            <text:p>169.422</text:p>
          </table:table-cell>
          <table:table-cell office:value-type="float" office:value="169.416" calcext:value-type="float">
            <text:p>169.416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169.833" calcext:value-type="float">
            <text:p>169.833</text:p>
          </table:table-cell>
          <table:table-cell office:value-type="float" office:value="169.651" calcext:value-type="float">
            <text:p>169.651</text:p>
          </table:table-cell>
          <table:table-cell office:value-type="float" office:value="169.348" calcext:value-type="float">
            <text:p>169.348</text:p>
          </table:table-cell>
          <table:table-cell office:value-type="float" office:value="169.263" calcext:value-type="float">
            <text:p>169.263</text:p>
          </table:table-cell>
          <table:table-cell office:value-type="float" office:value="169.258" calcext:value-type="float">
            <text:p>169.258</text:p>
          </table:table-cell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office:value-type="float" office:value="169.675" calcext:value-type="float">
            <text:p>169.675</text:p>
          </table:table-cell>
          <table:table-cell office:value-type="float" office:value="169.495" calcext:value-type="float">
            <text:p>169.495</text:p>
          </table:table-cell>
          <table:table-cell office:value-type="float" office:value="169.19" calcext:value-type="float">
            <text:p>169.19</text:p>
          </table:table-cell>
          <table:table-cell office:value-type="float" office:value="169.106" calcext:value-type="float">
            <text:p>169.106</text:p>
          </table:table-cell>
          <table:table-cell office:value-type="float" office:value="169.1" calcext:value-type="float">
            <text:p>169.1</text:p>
          </table:table-cell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office:value-type="float" office:value="169.516" calcext:value-type="float">
            <text:p>169.516</text:p>
          </table:table-cell>
          <table:table-cell office:value-type="float" office:value="169.337" calcext:value-type="float">
            <text:p>169.337</text:p>
          </table:table-cell>
          <table:table-cell office:value-type="float" office:value="169.034" calcext:value-type="float">
            <text:p>169.034</text:p>
          </table:table-cell>
          <table:table-cell office:value-type="float" office:value="168.949" calcext:value-type="float">
            <text:p>168.949</text:p>
          </table:table-cell>
          <table:table-cell office:value-type="float" office:value="168.943" calcext:value-type="float">
            <text:p>168.943</text:p>
          </table:table-cell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float" office:value="169.359" calcext:value-type="float">
            <text:p>169.359</text:p>
          </table:table-cell>
          <table:table-cell office:value-type="float" office:value="169.18" calcext:value-type="float">
            <text:p>169.18</text:p>
          </table:table-cell>
          <table:table-cell office:value-type="float" office:value="168.876" calcext:value-type="float">
            <text:p>168.876</text:p>
          </table:table-cell>
          <table:table-cell office:value-type="float" office:value="168.79" calcext:value-type="float">
            <text:p>168.79</text:p>
          </table:table-cell>
          <table:table-cell office:value-type="float" office:value="168.784" calcext:value-type="float">
            <text:p>168.784</text:p>
          </table:table-cell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office:value-type="float" office:value="169.201" calcext:value-type="float">
            <text:p>169.201</text:p>
          </table:table-cell>
          <table:table-cell office:value-type="float" office:value="169.024" calcext:value-type="float">
            <text:p>169.024</text:p>
          </table:table-cell>
          <table:table-cell office:value-type="float" office:value="168.718" calcext:value-type="float">
            <text:p>168.718</text:p>
          </table:table-cell>
          <table:table-cell office:value-type="float" office:value="168.634" calcext:value-type="float">
            <text:p>168.634</text:p>
          </table:table-cell>
          <table:table-cell office:value-type="float" office:value="168.628" calcext:value-type="float">
            <text:p>168.628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office:value-type="float" office:value="169.045" calcext:value-type="float">
            <text:p>169.045</text:p>
          </table:table-cell>
          <table:table-cell office:value-type="float" office:value="168.866" calcext:value-type="float">
            <text:p>168.866</text:p>
          </table:table-cell>
          <table:table-cell office:value-type="float" office:value="168.561" calcext:value-type="float">
            <text:p>168.561</text:p>
          </table:table-cell>
          <table:table-cell office:value-type="float" office:value="168.477" calcext:value-type="float">
            <text:p>168.477</text:p>
          </table:table-cell>
          <table:table-cell office:value-type="float" office:value="168.471" calcext:value-type="float">
            <text:p>168.471</text:p>
          </table:table-cell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office:value-type="float" office:value="168.888" calcext:value-type="float">
            <text:p>168.888</text:p>
          </table:table-cell>
          <table:table-cell office:value-type="float" office:value="168.71" calcext:value-type="float">
            <text:p>168.71</text:p>
          </table:table-cell>
          <table:table-cell office:value-type="float" office:value="168.405" calcext:value-type="float">
            <text:p>168.405</text:p>
          </table:table-cell>
          <table:table-cell office:value-type="float" office:value="168.321" calcext:value-type="float">
            <text:p>168.321</text:p>
          </table:table-cell>
          <table:table-cell office:value-type="float" office:value="168.315" calcext:value-type="float">
            <text:p>168.315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office:value-type="float" office:value="168.732" calcext:value-type="float">
            <text:p>168.732</text:p>
          </table:table-cell>
          <table:table-cell office:value-type="float" office:value="168.555" calcext:value-type="float">
            <text:p>168.555</text:p>
          </table:table-cell>
          <table:table-cell office:value-type="float" office:value="168.248" calcext:value-type="float">
            <text:p>168.248</text:p>
          </table:table-cell>
          <table:table-cell office:value-type="float" office:value="168.163" calcext:value-type="float">
            <text:p>168.163</text:p>
          </table:table-cell>
          <table:table-cell office:value-type="float" office:value="168.158" calcext:value-type="float">
            <text:p>168.158</text:p>
          </table:table-cell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office:value-type="float" office:value="168.574" calcext:value-type="float">
            <text:p>168.574</text:p>
          </table:table-cell>
          <table:table-cell office:value-type="float" office:value="168.4" calcext:value-type="float">
            <text:p>168.4</text:p>
          </table:table-cell>
          <table:table-cell office:value-type="float" office:value="168.094" calcext:value-type="float">
            <text:p>168.094</text:p>
          </table:table-cell>
          <table:table-cell office:value-type="float" office:value="168.009" calcext:value-type="float">
            <text:p>168.009</text:p>
          </table:table-cell>
          <table:table-cell office:value-type="float" office:value="168.003" calcext:value-type="float">
            <text:p>168.003</text:p>
          </table:table-cell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office:value-type="float" office:value="168.418" calcext:value-type="float">
            <text:p>168.418</text:p>
          </table:table-cell>
          <table:table-cell office:value-type="float" office:value="168.246" calcext:value-type="float">
            <text:p>168.246</text:p>
          </table:table-cell>
          <table:table-cell office:value-type="float" office:value="167.938" calcext:value-type="float">
            <text:p>167.938</text:p>
          </table:table-cell>
          <table:table-cell office:value-type="float" office:value="167.856" calcext:value-type="float">
            <text:p>167.856</text:p>
          </table:table-cell>
          <table:table-cell office:value-type="float" office:value="167.85" calcext:value-type="float">
            <text:p>167.85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168.263" calcext:value-type="float">
            <text:p>168.263</text:p>
          </table:table-cell>
          <table:table-cell office:value-type="float" office:value="168.09" calcext:value-type="float">
            <text:p>168.09</text:p>
          </table:table-cell>
          <table:table-cell office:value-type="float" office:value="167.786" calcext:value-type="float">
            <text:p>167.786</text:p>
          </table:table-cell>
          <table:table-cell office:value-type="float" office:value="167.7" calcext:value-type="float">
            <text:p>167.7</text:p>
          </table:table-cell>
          <table:table-cell office:value-type="float" office:value="167.694" calcext:value-type="float">
            <text:p>167.694</text:p>
          </table:table-cell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float" office:value="168.11" calcext:value-type="float">
            <text:p>168.11</text:p>
          </table:table-cell>
          <table:table-cell office:value-type="float" office:value="167.936" calcext:value-type="float">
            <text:p>167.936</text:p>
          </table:table-cell>
          <table:table-cell office:value-type="float" office:value="167.629" calcext:value-type="float">
            <text:p>167.629</text:p>
          </table:table-cell>
          <table:table-cell office:value-type="float" office:value="167.545" calcext:value-type="float">
            <text:p>167.545</text:p>
          </table:table-cell>
          <table:table-cell office:value-type="float" office:value="167.539" calcext:value-type="float">
            <text:p>167.539</text:p>
          </table:table-cell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float" office:value="167.956" calcext:value-type="float">
            <text:p>167.956</text:p>
          </table:table-cell>
          <table:table-cell office:value-type="float" office:value="167.781" calcext:value-type="float">
            <text:p>167.781</text:p>
          </table:table-cell>
          <table:table-cell office:value-type="float" office:value="167.475" calcext:value-type="float">
            <text:p>167.475</text:p>
          </table:table-cell>
          <table:table-cell office:value-type="float" office:value="167.39" calcext:value-type="float">
            <text:p>167.39</text:p>
          </table:table-cell>
          <table:table-cell office:value-type="float" office:value="167.385" calcext:value-type="float">
            <text:p>167.385</text:p>
          </table:table-cell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float" office:value="167.8" calcext:value-type="float">
            <text:p>167.8</text:p>
          </table:table-cell>
          <table:table-cell office:value-type="float" office:value="167.628" calcext:value-type="float">
            <text:p>167.628</text:p>
          </table:table-cell>
          <table:table-cell office:value-type="float" office:value="167.321" calcext:value-type="float">
            <text:p>167.321</text:p>
          </table:table-cell>
          <table:table-cell office:value-type="float" office:value="167.237" calcext:value-type="float">
            <text:p>167.237</text:p>
          </table:table-cell>
          <table:table-cell office:value-type="float" office:value="167.231" calcext:value-type="float">
            <text:p>167.231</text:p>
          </table:table-cell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float" office:value="167.646" calcext:value-type="float">
            <text:p>167.646</text:p>
          </table:table-cell>
          <table:table-cell office:value-type="float" office:value="167.473" calcext:value-type="float">
            <text:p>167.473</text:p>
          </table:table-cell>
          <table:table-cell office:value-type="float" office:value="167.168" calcext:value-type="float">
            <text:p>167.168</text:p>
          </table:table-cell>
          <table:table-cell office:value-type="float" office:value="167.084" calcext:value-type="float">
            <text:p>167.084</text:p>
          </table:table-cell>
          <table:table-cell office:value-type="float" office:value="167.079" calcext:value-type="float">
            <text:p>167.079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67.491" calcext:value-type="float">
            <text:p>167.491</text:p>
          </table:table-cell>
          <table:table-cell office:value-type="float" office:value="167.319" calcext:value-type="float">
            <text:p>167.319</text:p>
          </table:table-cell>
          <table:table-cell office:value-type="float" office:value="167.016" calcext:value-type="float">
            <text:p>167.016</text:p>
          </table:table-cell>
          <table:table-cell office:value-type="float" office:value="166.932" calcext:value-type="float">
            <text:p>166.932</text:p>
          </table:table-cell>
          <table:table-cell office:value-type="float" office:value="166.926" calcext:value-type="float">
            <text:p>166.926</text:p>
          </table:table-cell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float" office:value="167.337" calcext:value-type="float">
            <text:p>167.337</text:p>
          </table:table-cell>
          <table:table-cell office:value-type="float" office:value="167.164" calcext:value-type="float">
            <text:p>167.164</text:p>
          </table:table-cell>
          <table:table-cell office:value-type="float" office:value="166.862" calcext:value-type="float">
            <text:p>166.862</text:p>
          </table:table-cell>
          <table:table-cell office:value-type="float" office:value="166.777" calcext:value-type="float">
            <text:p>166.777</text:p>
          </table:table-cell>
          <table:table-cell office:value-type="float" office:value="166.771" calcext:value-type="float">
            <text:p>166.771</text:p>
          </table:table-cell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float" office:value="167.185" calcext:value-type="float">
            <text:p>167.185</text:p>
          </table:table-cell>
          <table:table-cell office:value-type="float" office:value="167.01" calcext:value-type="float">
            <text:p>167.01</text:p>
          </table:table-cell>
          <table:table-cell office:value-type="float" office:value="166.709" calcext:value-type="float">
            <text:p>166.709</text:p>
          </table:table-cell>
          <table:table-cell office:value-type="float" office:value="166.623" calcext:value-type="float">
            <text:p>166.623</text:p>
          </table:table-cell>
          <table:table-cell office:value-type="float" office:value="166.618" calcext:value-type="float">
            <text:p>166.618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167.034" calcext:value-type="float">
            <text:p>167.034</text:p>
          </table:table-cell>
          <table:table-cell office:value-type="float" office:value="166.861" calcext:value-type="float">
            <text:p>166.861</text:p>
          </table:table-cell>
          <table:table-cell office:value-type="float" office:value="166.556" calcext:value-type="float">
            <text:p>166.556</text:p>
          </table:table-cell>
          <table:table-cell office:value-type="float" office:value="166.473" calcext:value-type="float">
            <text:p>166.473</text:p>
          </table:table-cell>
          <table:table-cell office:value-type="float" office:value="166.468" calcext:value-type="float">
            <text:p>166.468</text:p>
          </table:table-cell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office:value-type="float" office:value="166.88" calcext:value-type="float">
            <text:p>166.88</text:p>
          </table:table-cell>
          <table:table-cell office:value-type="float" office:value="166.71" calcext:value-type="float">
            <text:p>166.71</text:p>
          </table:table-cell>
          <table:table-cell office:value-type="float" office:value="166.407" calcext:value-type="float">
            <text:p>166.407</text:p>
          </table:table-cell>
          <table:table-cell office:value-type="float" office:value="166.323" calcext:value-type="float">
            <text:p>166.323</text:p>
          </table:table-cell>
          <table:table-cell office:value-type="float" office:value="166.318" calcext:value-type="float">
            <text:p>166.318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66.73" calcext:value-type="float">
            <text:p>166.73</text:p>
          </table:table-cell>
          <table:table-cell office:value-type="float" office:value="166.559" calcext:value-type="float">
            <text:p>166.559</text:p>
          </table:table-cell>
          <table:table-cell office:value-type="float" office:value="166.256" calcext:value-type="float">
            <text:p>166.256</text:p>
          </table:table-cell>
          <table:table-cell office:value-type="float" office:value="166.172" calcext:value-type="float">
            <text:p>166.172</text:p>
          </table:table-cell>
          <table:table-cell office:value-type="float" office:value="166.166" calcext:value-type="float">
            <text:p>166.166</text:p>
          </table:table-cell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166.577" calcext:value-type="float">
            <text:p>166.577</text:p>
          </table:table-cell>
          <table:table-cell office:value-type="float" office:value="166.409" calcext:value-type="float">
            <text:p>166.409</text:p>
          </table:table-cell>
          <table:table-cell office:value-type="float" office:value="166.105" calcext:value-type="float">
            <text:p>166.105</text:p>
          </table:table-cell>
          <table:table-cell office:value-type="float" office:value="166.019" calcext:value-type="float">
            <text:p>166.019</text:p>
          </table:table-cell>
          <table:table-cell office:value-type="float" office:value="166.014" calcext:value-type="float">
            <text:p>166.014</text:p>
          </table:table-cell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office:value-type="float" office:value="166.426" calcext:value-type="float">
            <text:p>166.426</text:p>
          </table:table-cell>
          <table:table-cell office:value-type="float" office:value="166.259" calcext:value-type="float">
            <text:p>166.259</text:p>
          </table:table-cell>
          <table:table-cell office:value-type="float" office:value="165.954" calcext:value-type="float">
            <text:p>165.954</text:p>
          </table:table-cell>
          <table:table-cell office:value-type="float" office:value="165.869" calcext:value-type="float">
            <text:p>165.869</text:p>
          </table:table-cell>
          <table:table-cell office:value-type="float" office:value="165.864" calcext:value-type="float">
            <text:p>165.864</text:p>
          </table:table-cell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office:value-type="float" office:value="166.275" calcext:value-type="float">
            <text:p>166.275</text:p>
          </table:table-cell>
          <table:table-cell office:value-type="float" office:value="166.109" calcext:value-type="float">
            <text:p>166.109</text:p>
          </table:table-cell>
          <table:table-cell office:value-type="float" office:value="165.803" calcext:value-type="float">
            <text:p>165.803</text:p>
          </table:table-cell>
          <table:table-cell office:value-type="float" office:value="165.718" calcext:value-type="float">
            <text:p>165.718</text:p>
          </table:table-cell>
          <table:table-cell office:value-type="float" office:value="165.713" calcext:value-type="float">
            <text:p>165.713</text:p>
          </table:table-cell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office:value-type="float" office:value="166.124" calcext:value-type="float">
            <text:p>166.124</text:p>
          </table:table-cell>
          <table:table-cell office:value-type="float" office:value="165.959" calcext:value-type="float">
            <text:p>165.959</text:p>
          </table:table-cell>
          <table:table-cell office:value-type="float" office:value="165.653" calcext:value-type="float">
            <text:p>165.653</text:p>
          </table:table-cell>
          <table:table-cell office:value-type="float" office:value="165.568" calcext:value-type="float">
            <text:p>165.568</text:p>
          </table:table-cell>
          <table:table-cell office:value-type="float" office:value="165.563" calcext:value-type="float">
            <text:p>165.563</text:p>
          </table:table-cell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float" office:value="165.973" calcext:value-type="float">
            <text:p>165.973</text:p>
          </table:table-cell>
          <table:table-cell office:value-type="float" office:value="165.809" calcext:value-type="float">
            <text:p>165.809</text:p>
          </table:table-cell>
          <table:table-cell office:value-type="float" office:value="165.502" calcext:value-type="float">
            <text:p>165.502</text:p>
          </table:table-cell>
          <table:table-cell office:value-type="float" office:value="165.419" calcext:value-type="float">
            <text:p>165.419</text:p>
          </table:table-cell>
          <table:table-cell office:value-type="float" office:value="165.414" calcext:value-type="float">
            <text:p>165.414</text:p>
          </table:table-cell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office:value-type="float" office:value="165.823" calcext:value-type="float">
            <text:p>165.823</text:p>
          </table:table-cell>
          <table:table-cell office:value-type="float" office:value="165.66" calcext:value-type="float">
            <text:p>165.66</text:p>
          </table:table-cell>
          <table:table-cell office:value-type="float" office:value="165.353" calcext:value-type="float">
            <text:p>165.353</text:p>
          </table:table-cell>
          <table:table-cell office:value-type="float" office:value="165.271" calcext:value-type="float">
            <text:p>165.271</text:p>
          </table:table-cell>
          <table:table-cell office:value-type="float" office:value="165.265" calcext:value-type="float">
            <text:p>165.265</text:p>
          </table:table-cell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office:value-type="float" office:value="165.675" calcext:value-type="float">
            <text:p>165.675</text:p>
          </table:table-cell>
          <table:table-cell office:value-type="float" office:value="165.51" calcext:value-type="float">
            <text:p>165.51</text:p>
          </table:table-cell>
          <table:table-cell office:value-type="float" office:value="165.204" calcext:value-type="float">
            <text:p>165.204</text:p>
          </table:table-cell>
          <table:table-cell office:value-type="float" office:value="165.122" calcext:value-type="float">
            <text:p>165.122</text:p>
          </table:table-cell>
          <table:table-cell office:value-type="float" office:value="165.117" calcext:value-type="float">
            <text:p>165.117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165.526" calcext:value-type="float">
            <text:p>165.526</text:p>
          </table:table-cell>
          <table:table-cell office:value-type="float" office:value="165.364" calcext:value-type="float">
            <text:p>165.364</text:p>
          </table:table-cell>
          <table:table-cell office:value-type="float" office:value="165.057" calcext:value-type="float">
            <text:p>165.057</text:p>
          </table:table-cell>
          <table:table-cell office:value-type="float" office:value="164.974" calcext:value-type="float">
            <text:p>164.974</text:p>
          </table:table-cell>
          <table:table-cell office:value-type="float" office:value="164.968" calcext:value-type="float">
            <text:p>164.968</text:p>
          </table:table-cell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float" office:value="165.378" calcext:value-type="float">
            <text:p>165.378</text:p>
          </table:table-cell>
          <table:table-cell office:value-type="float" office:value="165.216" calcext:value-type="float">
            <text:p>165.216</text:p>
          </table:table-cell>
          <table:table-cell office:value-type="float" office:value="164.91" calcext:value-type="float">
            <text:p>164.91</text:p>
          </table:table-cell>
          <table:table-cell office:value-type="float" office:value="164.827" calcext:value-type="float">
            <text:p>164.827</text:p>
          </table:table-cell>
          <table:table-cell office:value-type="float" office:value="164.822" calcext:value-type="float">
            <text:p>164.822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165.229" calcext:value-type="float">
            <text:p>165.229</text:p>
          </table:table-cell>
          <table:table-cell office:value-type="float" office:value="165.068" calcext:value-type="float">
            <text:p>165.068</text:p>
          </table:table-cell>
          <table:table-cell office:value-type="float" office:value="164.761" calcext:value-type="float">
            <text:p>164.761</text:p>
          </table:table-cell>
          <table:table-cell office:value-type="float" office:value="164.68" calcext:value-type="float">
            <text:p>164.68</text:p>
          </table:table-cell>
          <table:table-cell office:value-type="float" office:value="164.674" calcext:value-type="float">
            <text:p>164.674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165.084" calcext:value-type="float">
            <text:p>165.084</text:p>
          </table:table-cell>
          <table:table-cell office:value-type="float" office:value="164.922" calcext:value-type="float">
            <text:p>164.922</text:p>
          </table:table-cell>
          <table:table-cell office:value-type="float" office:value="164.614" calcext:value-type="float">
            <text:p>164.614</text:p>
          </table:table-cell>
          <table:table-cell office:value-type="float" office:value="164.533" calcext:value-type="float">
            <text:p>164.533</text:p>
          </table:table-cell>
          <table:table-cell office:value-type="float" office:value="164.527" calcext:value-type="float">
            <text:p>164.527</text:p>
          </table:table-cell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float" office:value="164.936" calcext:value-type="float">
            <text:p>164.936</text:p>
          </table:table-cell>
          <table:table-cell office:value-type="float" office:value="164.775" calcext:value-type="float">
            <text:p>164.775</text:p>
          </table:table-cell>
          <table:table-cell office:value-type="float" office:value="164.468" calcext:value-type="float">
            <text:p>164.468</text:p>
          </table:table-cell>
          <table:table-cell office:value-type="float" office:value="164.385" calcext:value-type="float">
            <text:p>164.385</text:p>
          </table:table-cell>
          <table:table-cell office:value-type="float" office:value="164.379" calcext:value-type="float">
            <text:p>164.379</text:p>
          </table:table-cell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office:value-type="float" office:value="164.788" calcext:value-type="float">
            <text:p>164.788</text:p>
          </table:table-cell>
          <table:table-cell office:value-type="float" office:value="164.628" calcext:value-type="float">
            <text:p>164.628</text:p>
          </table:table-cell>
          <table:table-cell office:value-type="float" office:value="164.319" calcext:value-type="float">
            <text:p>164.319</text:p>
          </table:table-cell>
          <table:table-cell office:value-type="float" office:value="164.237" calcext:value-type="float">
            <text:p>164.237</text:p>
          </table:table-cell>
          <table:table-cell office:value-type="float" office:value="164.232" calcext:value-type="float">
            <text:p>164.232</text:p>
          </table:table-cell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office:value-type="float" office:value="164.642" calcext:value-type="float">
            <text:p>164.642</text:p>
          </table:table-cell>
          <table:table-cell office:value-type="float" office:value="164.482" calcext:value-type="float">
            <text:p>164.482</text:p>
          </table:table-cell>
          <table:table-cell office:value-type="float" office:value="164.174" calcext:value-type="float">
            <text:p>164.174</text:p>
          </table:table-cell>
          <table:table-cell office:value-type="float" office:value="164.094" calcext:value-type="float">
            <text:p>164.094</text:p>
          </table:table-cell>
          <table:table-cell office:value-type="float" office:value="164.088" calcext:value-type="float">
            <text:p>164.088</text:p>
          </table:table-cell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office:value-type="float" office:value="164.495" calcext:value-type="float">
            <text:p>164.495</text:p>
          </table:table-cell>
          <table:table-cell office:value-type="float" office:value="164.337" calcext:value-type="float">
            <text:p>164.337</text:p>
          </table:table-cell>
          <table:table-cell office:value-type="float" office:value="164.028" calcext:value-type="float">
            <text:p>164.028</text:p>
          </table:table-cell>
          <table:table-cell office:value-type="float" office:value="163.947" calcext:value-type="float">
            <text:p>163.947</text:p>
          </table:table-cell>
          <table:table-cell office:value-type="float" office:value="163.941" calcext:value-type="float">
            <text:p>163.941</text:p>
          </table:table-cell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164.35" calcext:value-type="float">
            <text:p>164.35</text:p>
          </table:table-cell>
          <table:table-cell office:value-type="float" office:value="164.19" calcext:value-type="float">
            <text:p>164.19</text:p>
          </table:table-cell>
          <table:table-cell office:value-type="float" office:value="163.883" calcext:value-type="float">
            <text:p>163.883</text:p>
          </table:table-cell>
          <table:table-cell office:value-type="float" office:value="163.801" calcext:value-type="float">
            <text:p>163.801</text:p>
          </table:table-cell>
          <table:table-cell office:value-type="float" office:value="163.796" calcext:value-type="float">
            <text:p>163.796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float" office:value="164.204" calcext:value-type="float">
            <text:p>164.204</text:p>
          </table:table-cell>
          <table:table-cell office:value-type="float" office:value="164.044" calcext:value-type="float">
            <text:p>164.044</text:p>
          </table:table-cell>
          <table:table-cell office:value-type="float" office:value="163.739" calcext:value-type="float">
            <text:p>163.739</text:p>
          </table:table-cell>
          <table:table-cell office:value-type="float" office:value="163.657" calcext:value-type="float">
            <text:p>163.657</text:p>
          </table:table-cell>
          <table:table-cell office:value-type="float" office:value="163.651" calcext:value-type="float">
            <text:p>163.651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float" office:value="164.058" calcext:value-type="float">
            <text:p>164.058</text:p>
          </table:table-cell>
          <table:table-cell office:value-type="float" office:value="163.898" calcext:value-type="float">
            <text:p>163.898</text:p>
          </table:table-cell>
          <table:table-cell office:value-type="float" office:value="163.591" calcext:value-type="float">
            <text:p>163.591</text:p>
          </table:table-cell>
          <table:table-cell office:value-type="float" office:value="163.51" calcext:value-type="float">
            <text:p>163.51</text:p>
          </table:table-cell>
          <table:table-cell office:value-type="float" office:value="163.505" calcext:value-type="float">
            <text:p>163.505</text:p>
          </table:table-cell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office:value-type="float" office:value="163.913" calcext:value-type="float">
            <text:p>163.913</text:p>
          </table:table-cell>
          <table:table-cell office:value-type="float" office:value="163.752" calcext:value-type="float">
            <text:p>163.752</text:p>
          </table:table-cell>
          <table:table-cell office:value-type="float" office:value="163.446" calcext:value-type="float">
            <text:p>163.446</text:p>
          </table:table-cell>
          <table:table-cell office:value-type="float" office:value="163.366" calcext:value-type="float">
            <text:p>163.366</text:p>
          </table:table-cell>
          <table:table-cell office:value-type="float" office:value="163.361" calcext:value-type="float">
            <text:p>163.361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163.766" calcext:value-type="float">
            <text:p>163.766</text:p>
          </table:table-cell>
          <table:table-cell office:value-type="float" office:value="163.609" calcext:value-type="float">
            <text:p>163.609</text:p>
          </table:table-cell>
          <table:table-cell office:value-type="float" office:value="163.3" calcext:value-type="float">
            <text:p>163.3</text:p>
          </table:table-cell>
          <table:table-cell office:value-type="float" office:value="163.22" calcext:value-type="float">
            <text:p>163.22</text:p>
          </table:table-cell>
          <table:table-cell office:value-type="float" office:value="163.214" calcext:value-type="float">
            <text:p>163.214</text:p>
          </table:table-cell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office:value-type="float" office:value="163.622" calcext:value-type="float">
            <text:p>163.622</text:p>
          </table:table-cell>
          <table:table-cell office:value-type="float" office:value="163.465" calcext:value-type="float">
            <text:p>163.465</text:p>
          </table:table-cell>
          <table:table-cell office:value-type="float" office:value="163.156" calcext:value-type="float">
            <text:p>163.156</text:p>
          </table:table-cell>
          <table:table-cell office:value-type="float" office:value="163.074" calcext:value-type="float">
            <text:p>163.074</text:p>
          </table:table-cell>
          <table:table-cell office:value-type="float" office:value="163.068" calcext:value-type="float">
            <text:p>163.068</text:p>
          </table:table-cell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office:value-type="float" office:value="163.477" calcext:value-type="float">
            <text:p>163.477</text:p>
          </table:table-cell>
          <table:table-cell office:value-type="float" office:value="163.321" calcext:value-type="float">
            <text:p>163.321</text:p>
          </table:table-cell>
          <table:table-cell office:value-type="float" office:value="163.011" calcext:value-type="float">
            <text:p>163.011</text:p>
          </table:table-cell>
          <table:table-cell office:value-type="float" office:value="162.929" calcext:value-type="float">
            <text:p>162.929</text:p>
          </table:table-cell>
          <table:table-cell office:value-type="float" office:value="162.925" calcext:value-type="float">
            <text:p>162.925</text:p>
          </table:table-cell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163.333" calcext:value-type="float">
            <text:p>163.333</text:p>
          </table:table-cell>
          <table:table-cell office:value-type="float" office:value="163.179" calcext:value-type="float">
            <text:p>163.179</text:p>
          </table:table-cell>
          <table:table-cell office:value-type="float" office:value="162.867" calcext:value-type="float">
            <text:p>162.867</text:p>
          </table:table-cell>
          <table:table-cell office:value-type="float" office:value="162.789" calcext:value-type="float">
            <text:p>162.789</text:p>
          </table:table-cell>
          <table:table-cell office:value-type="float" office:value="162.784" calcext:value-type="float">
            <text:p>162.784</text:p>
          </table:table-cell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office:value-type="float" office:value="163.189" calcext:value-type="float">
            <text:p>163.189</text:p>
          </table:table-cell>
          <table:table-cell office:value-type="float" office:value="163.035" calcext:value-type="float">
            <text:p>163.035</text:p>
          </table:table-cell>
          <table:table-cell office:value-type="float" office:value="162.725" calcext:value-type="float">
            <text:p>162.725</text:p>
          </table:table-cell>
          <table:table-cell office:value-type="float" office:value="162.645" calcext:value-type="float">
            <text:p>162.645</text:p>
          </table:table-cell>
          <table:table-cell office:value-type="float" office:value="162.64" calcext:value-type="float">
            <text:p>162.64</text:p>
          </table:table-cell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163.046" calcext:value-type="float">
            <text:p>163.046</text:p>
          </table:table-cell>
          <table:table-cell office:value-type="float" office:value="162.892" calcext:value-type="float">
            <text:p>162.892</text:p>
          </table:table-cell>
          <table:table-cell office:value-type="float" office:value="162.583" calcext:value-type="float">
            <text:p>162.583</text:p>
          </table:table-cell>
          <table:table-cell office:value-type="float" office:value="162.503" calcext:value-type="float">
            <text:p>162.503</text:p>
          </table:table-cell>
          <table:table-cell office:value-type="float" office:value="162.497" calcext:value-type="float">
            <text:p>162.497</text:p>
          </table:table-cell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office:value-type="float" office:value="162.905" calcext:value-type="float">
            <text:p>162.905</text:p>
          </table:table-cell>
          <table:table-cell office:value-type="float" office:value="162.75" calcext:value-type="float">
            <text:p>162.75</text:p>
          </table:table-cell>
          <table:table-cell office:value-type="float" office:value="162.441" calcext:value-type="float">
            <text:p>162.441</text:p>
          </table:table-cell>
          <table:table-cell office:value-type="float" office:value="162.362" calcext:value-type="float">
            <text:p>162.362</text:p>
          </table:table-cell>
          <table:table-cell office:value-type="float" office:value="162.357" calcext:value-type="float">
            <text:p>162.357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162.761" calcext:value-type="float">
            <text:p>162.761</text:p>
          </table:table-cell>
          <table:table-cell office:value-type="float" office:value="162.61" calcext:value-type="float">
            <text:p>162.61</text:p>
          </table:table-cell>
          <table:table-cell office:value-type="float" office:value="162.299" calcext:value-type="float">
            <text:p>162.299</text:p>
          </table:table-cell>
          <table:table-cell office:value-type="float" office:value="162.219" calcext:value-type="float">
            <text:p>162.219</text:p>
          </table:table-cell>
          <table:table-cell office:value-type="float" office:value="162.213" calcext:value-type="float">
            <text:p>162.213</text:p>
          </table:table-cell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office:value-type="float" office:value="162.617" calcext:value-type="float">
            <text:p>162.617</text:p>
          </table:table-cell>
          <table:table-cell office:value-type="float" office:value="162.467" calcext:value-type="float">
            <text:p>162.467</text:p>
          </table:table-cell>
          <table:table-cell office:value-type="float" office:value="162.156" calcext:value-type="float">
            <text:p>162.156</text:p>
          </table:table-cell>
          <table:table-cell office:value-type="float" office:value="162.078" calcext:value-type="float">
            <text:p>162.078</text:p>
          </table:table-cell>
          <table:table-cell office:value-type="float" office:value="162.072" calcext:value-type="float">
            <text:p>162.072</text:p>
          </table:table-cell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office:value-type="float" office:value="162.475" calcext:value-type="float">
            <text:p>162.475</text:p>
          </table:table-cell>
          <table:table-cell office:value-type="float" office:value="162.327" calcext:value-type="float">
            <text:p>162.327</text:p>
          </table:table-cell>
          <table:table-cell office:value-type="float" office:value="162.016" calcext:value-type="float">
            <text:p>162.016</text:p>
          </table:table-cell>
          <table:table-cell office:value-type="float" office:value="161.936" calcext:value-type="float">
            <text:p>161.936</text:p>
          </table:table-cell>
          <table:table-cell office:value-type="float" office:value="161.931" calcext:value-type="float">
            <text:p>161.931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162.333" calcext:value-type="float">
            <text:p>162.333</text:p>
          </table:table-cell>
          <table:table-cell office:value-type="float" office:value="162.185" calcext:value-type="float">
            <text:p>162.185</text:p>
          </table:table-cell>
          <table:table-cell office:value-type="float" office:value="161.875" calcext:value-type="float">
            <text:p>161.875</text:p>
          </table:table-cell>
          <table:table-cell office:value-type="float" office:value="161.795" calcext:value-type="float">
            <text:p>161.795</text:p>
          </table:table-cell>
          <table:table-cell office:value-type="float" office:value="161.79" calcext:value-type="float">
            <text:p>161.79</text:p>
          </table:table-cell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float" office:value="162.192" calcext:value-type="float">
            <text:p>162.192</text:p>
          </table:table-cell>
          <table:table-cell office:value-type="float" office:value="162.044" calcext:value-type="float">
            <text:p>162.044</text:p>
          </table:table-cell>
          <table:table-cell office:value-type="float" office:value="161.733" calcext:value-type="float">
            <text:p>161.733</text:p>
          </table:table-cell>
          <table:table-cell office:value-type="float" office:value="161.655" calcext:value-type="float">
            <text:p>161.655</text:p>
          </table:table-cell>
          <table:table-cell office:value-type="float" office:value="161.649" calcext:value-type="float">
            <text:p>161.649</text:p>
          </table:table-cell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office:value-type="float" office:value="162.051" calcext:value-type="float">
            <text:p>162.051</text:p>
          </table:table-cell>
          <table:table-cell office:value-type="float" office:value="161.902" calcext:value-type="float">
            <text:p>161.902</text:p>
          </table:table-cell>
          <table:table-cell office:value-type="float" office:value="161.593" calcext:value-type="float">
            <text:p>161.593</text:p>
          </table:table-cell>
          <table:table-cell office:value-type="float" office:value="161.514" calcext:value-type="float">
            <text:p>161.514</text:p>
          </table:table-cell>
          <table:table-cell office:value-type="float" office:value="161.509" calcext:value-type="float">
            <text:p>161.509</text:p>
          </table:table-cell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office:value-type="float" office:value="161.909" calcext:value-type="float">
            <text:p>161.909</text:p>
          </table:table-cell>
          <table:table-cell office:value-type="float" office:value="161.762" calcext:value-type="float">
            <text:p>161.762</text:p>
          </table:table-cell>
          <table:table-cell office:value-type="float" office:value="161.453" calcext:value-type="float">
            <text:p>161.453</text:p>
          </table:table-cell>
          <table:table-cell office:value-type="float" office:value="161.375" calcext:value-type="float">
            <text:p>161.375</text:p>
          </table:table-cell>
          <table:table-cell office:value-type="float" office:value="161.369" calcext:value-type="float">
            <text:p>161.369</text:p>
          </table:table-cell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office:value-type="float" office:value="161.77" calcext:value-type="float">
            <text:p>161.77</text:p>
          </table:table-cell>
          <table:table-cell office:value-type="float" office:value="161.622" calcext:value-type="float">
            <text:p>161.622</text:p>
          </table:table-cell>
          <table:table-cell office:value-type="float" office:value="161.313" calcext:value-type="float">
            <text:p>161.313</text:p>
          </table:table-cell>
          <table:table-cell office:value-type="float" office:value="161.234" calcext:value-type="float">
            <text:p>161.234</text:p>
          </table:table-cell>
          <table:table-cell office:value-type="float" office:value="161.229" calcext:value-type="float">
            <text:p>161.229</text:p>
          </table:table-cell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office:value-type="float" office:value="161.63" calcext:value-type="float">
            <text:p>161.63</text:p>
          </table:table-cell>
          <table:table-cell office:value-type="float" office:value="161.483" calcext:value-type="float">
            <text:p>161.483</text:p>
          </table:table-cell>
          <table:table-cell office:value-type="float" office:value="161.173" calcext:value-type="float">
            <text:p>161.173</text:p>
          </table:table-cell>
          <table:table-cell office:value-type="float" office:value="161.095" calcext:value-type="float">
            <text:p>161.095</text:p>
          </table:table-cell>
          <table:table-cell office:value-type="float" office:value="161.09" calcext:value-type="float">
            <text:p>161.09</text:p>
          </table:table-cell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161.489" calcext:value-type="float">
            <text:p>161.489</text:p>
          </table:table-cell>
          <table:table-cell office:value-type="float" office:value="161.344" calcext:value-type="float">
            <text:p>161.344</text:p>
          </table:table-cell>
          <table:table-cell office:value-type="float" office:value="161.034" calcext:value-type="float">
            <text:p>161.034</text:p>
          </table:table-cell>
          <table:table-cell office:value-type="float" office:value="160.955" calcext:value-type="float">
            <text:p>160.955</text:p>
          </table:table-cell>
          <table:table-cell office:value-type="float" office:value="160.949" calcext:value-type="float">
            <text:p>160.949</text:p>
          </table:table-cell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office:value-type="float" office:value="161.351" calcext:value-type="float">
            <text:p>161.351</text:p>
          </table:table-cell>
          <table:table-cell office:value-type="float" office:value="161.206" calcext:value-type="float">
            <text:p>161.206</text:p>
          </table:table-cell>
          <table:table-cell office:value-type="float" office:value="160.894" calcext:value-type="float">
            <text:p>160.894</text:p>
          </table:table-cell>
          <table:table-cell office:value-type="float" office:value="160.816" calcext:value-type="float">
            <text:p>160.816</text:p>
          </table:table-cell>
          <table:table-cell office:value-type="float" office:value="160.811" calcext:value-type="float">
            <text:p>160.811</text:p>
          </table:table-cell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office:value-type="float" office:value="161.211" calcext:value-type="float">
            <text:p>161.211</text:p>
          </table:table-cell>
          <table:table-cell office:value-type="float" office:value="161.067" calcext:value-type="float">
            <text:p>161.067</text:p>
          </table:table-cell>
          <table:table-cell office:value-type="float" office:value="160.755" calcext:value-type="float">
            <text:p>160.755</text:p>
          </table:table-cell>
          <table:table-cell office:value-type="float" office:value="160.677" calcext:value-type="float">
            <text:p>160.677</text:p>
          </table:table-cell>
          <table:table-cell office:value-type="float" office:value="160.672" calcext:value-type="float">
            <text:p>160.672</text:p>
          </table:table-cell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office:value-type="float" office:value="161.071" calcext:value-type="float">
            <text:p>161.071</text:p>
          </table:table-cell>
          <table:table-cell office:value-type="float" office:value="160.929" calcext:value-type="float">
            <text:p>160.929</text:p>
          </table:table-cell>
          <table:table-cell office:value-type="float" office:value="160.616" calcext:value-type="float">
            <text:p>160.616</text:p>
          </table:table-cell>
          <table:table-cell office:value-type="float" office:value="160.539" calcext:value-type="float">
            <text:p>160.539</text:p>
          </table:table-cell>
          <table:table-cell office:value-type="float" office:value="160.534" calcext:value-type="float">
            <text:p>160.534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160.931" calcext:value-type="float">
            <text:p>160.931</text:p>
          </table:table-cell>
          <table:table-cell office:value-type="float" office:value="160.791" calcext:value-type="float">
            <text:p>160.791</text:p>
          </table:table-cell>
          <table:table-cell office:value-type="float" office:value="160.478" calcext:value-type="float">
            <text:p>160.478</text:p>
          </table:table-cell>
          <table:table-cell office:value-type="float" office:value="160.402" calcext:value-type="float">
            <text:p>160.402</text:p>
          </table:table-cell>
          <table:table-cell office:value-type="float" office:value="160.396" calcext:value-type="float">
            <text:p>160.396</text:p>
          </table:table-cell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office:value-type="float" office:value="160.795" calcext:value-type="float">
            <text:p>160.795</text:p>
          </table:table-cell>
          <table:table-cell office:value-type="float" office:value="160.653" calcext:value-type="float">
            <text:p>160.653</text:p>
          </table:table-cell>
          <table:table-cell office:value-type="float" office:value="160.341" calcext:value-type="float">
            <text:p>160.341</text:p>
          </table:table-cell>
          <table:table-cell office:value-type="float" office:value="160.263" calcext:value-type="float">
            <text:p>160.263</text:p>
          </table:table-cell>
          <table:table-cell office:value-type="float" office:value="160.258" calcext:value-type="float">
            <text:p>160.258</text:p>
          </table:table-cell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office:value-type="float" office:value="160.656" calcext:value-type="float">
            <text:p>160.656</text:p>
          </table:table-cell>
          <table:table-cell office:value-type="float" office:value="160.515" calcext:value-type="float">
            <text:p>160.515</text:p>
          </table:table-cell>
          <table:table-cell office:value-type="float" office:value="160.204" calcext:value-type="float">
            <text:p>160.204</text:p>
          </table:table-cell>
          <table:table-cell office:value-type="float" office:value="160.125" calcext:value-type="float">
            <text:p>160.125</text:p>
          </table:table-cell>
          <table:table-cell office:value-type="float" office:value="160.12" calcext:value-type="float">
            <text:p>160.12</text:p>
          </table:table-cell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office:value-type="float" office:value="160.518" calcext:value-type="float">
            <text:p>160.518</text:p>
          </table:table-cell>
          <table:table-cell office:value-type="float" office:value="160.378" calcext:value-type="float">
            <text:p>160.378</text:p>
          </table:table-cell>
          <table:table-cell office:value-type="float" office:value="160.065" calcext:value-type="float">
            <text:p>160.065</text:p>
          </table:table-cell>
          <table:table-cell office:value-type="float" office:value="159.987" calcext:value-type="float">
            <text:p>159.987</text:p>
          </table:table-cell>
          <table:table-cell office:value-type="float" office:value="159.982" calcext:value-type="float">
            <text:p>159.982</text:p>
          </table:table-cell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office:value-type="float" office:value="160.381" calcext:value-type="float">
            <text:p>160.381</text:p>
          </table:table-cell>
          <table:table-cell office:value-type="float" office:value="160.241" calcext:value-type="float">
            <text:p>160.241</text:p>
          </table:table-cell>
          <table:table-cell office:value-type="float" office:value="159.928" calcext:value-type="float">
            <text:p>159.928</text:p>
          </table:table-cell>
          <table:table-cell office:value-type="float" office:value="159.852" calcext:value-type="float">
            <text:p>159.852</text:p>
          </table:table-cell>
          <table:table-cell office:value-type="float" office:value="159.846" calcext:value-type="float">
            <text:p>159.846</text:p>
          </table:table-cell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office:value-type="float" office:value="160.244" calcext:value-type="float">
            <text:p>160.244</text:p>
          </table:table-cell>
          <table:table-cell office:value-type="float" office:value="160.106" calcext:value-type="float">
            <text:p>160.106</text:p>
          </table:table-cell>
          <table:table-cell office:value-type="float" office:value="159.792" calcext:value-type="float">
            <text:p>159.792</text:p>
          </table:table-cell>
          <table:table-cell office:value-type="float" office:value="159.716" calcext:value-type="float">
            <text:p>159.716</text:p>
          </table:table-cell>
          <table:table-cell office:value-type="float" office:value="159.711" calcext:value-type="float">
            <text:p>159.711</text:p>
          </table:table-cell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office:value-type="float" office:value="160.107" calcext:value-type="float">
            <text:p>160.107</text:p>
          </table:table-cell>
          <table:table-cell office:value-type="float" office:value="159.97" calcext:value-type="float">
            <text:p>159.97</text:p>
          </table:table-cell>
          <table:table-cell office:value-type="float" office:value="159.656" calcext:value-type="float">
            <text:p>159.656</text:p>
          </table:table-cell>
          <table:table-cell office:value-type="float" office:value="159.581" calcext:value-type="float">
            <text:p>159.581</text:p>
          </table:table-cell>
          <table:table-cell office:value-type="float" office:value="159.576" calcext:value-type="float">
            <text:p>159.576</text:p>
          </table:table-cell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office:value-type="float" office:value="159.969" calcext:value-type="float">
            <text:p>159.969</text:p>
          </table:table-cell>
          <table:table-cell office:value-type="float" office:value="159.833" calcext:value-type="float">
            <text:p>159.833</text:p>
          </table:table-cell>
          <table:table-cell office:value-type="float" office:value="159.522" calcext:value-type="float">
            <text:p>159.522</text:p>
          </table:table-cell>
          <table:table-cell office:value-type="float" office:value="159.445" calcext:value-type="float">
            <text:p>159.445</text:p>
          </table:table-cell>
          <table:table-cell office:value-type="float" office:value="159.439" calcext:value-type="float">
            <text:p>159.439</text:p>
          </table:table-cell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office:value-type="float" office:value="159.835" calcext:value-type="float">
            <text:p>159.835</text:p>
          </table:table-cell>
          <table:table-cell office:value-type="float" office:value="159.698" calcext:value-type="float">
            <text:p>159.698</text:p>
          </table:table-cell>
          <table:table-cell office:value-type="float" office:value="159.386" calcext:value-type="float">
            <text:p>159.386</text:p>
          </table:table-cell>
          <table:table-cell office:value-type="float" office:value="159.309" calcext:value-type="float">
            <text:p>159.309</text:p>
          </table:table-cell>
          <table:table-cell office:value-type="float" office:value="159.305" calcext:value-type="float">
            <text:p>159.305</text:p>
          </table:table-cell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float" office:value="159.699" calcext:value-type="float">
            <text:p>159.699</text:p>
          </table:table-cell>
          <table:table-cell office:value-type="float" office:value="159.563" calcext:value-type="float">
            <text:p>159.563</text:p>
          </table:table-cell>
          <table:table-cell office:value-type="float" office:value="159.25" calcext:value-type="float">
            <text:p>159.25</text:p>
          </table:table-cell>
          <table:table-cell office:value-type="float" office:value="159.174" calcext:value-type="float">
            <text:p>159.174</text:p>
          </table:table-cell>
          <table:table-cell office:value-type="float" office:value="159.169" calcext:value-type="float">
            <text:p>159.169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159.563" calcext:value-type="float">
            <text:p>159.563</text:p>
          </table:table-cell>
          <table:table-cell office:value-type="float" office:value="159.428" calcext:value-type="float">
            <text:p>159.428</text:p>
          </table:table-cell>
          <table:table-cell office:value-type="float" office:value="159.115" calcext:value-type="float">
            <text:p>159.115</text:p>
          </table:table-cell>
          <table:table-cell office:value-type="float" office:value="159.039" calcext:value-type="float">
            <text:p>159.039</text:p>
          </table:table-cell>
          <table:table-cell office:value-type="float" office:value="159.034" calcext:value-type="float">
            <text:p>159.034</text:p>
          </table:table-cell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office:value-type="float" office:value="159.427" calcext:value-type="float">
            <text:p>159.427</text:p>
          </table:table-cell>
          <table:table-cell office:value-type="float" office:value="159.293" calcext:value-type="float">
            <text:p>159.293</text:p>
          </table:table-cell>
          <table:table-cell office:value-type="float" office:value="158.979" calcext:value-type="float">
            <text:p>158.979</text:p>
          </table:table-cell>
          <table:table-cell office:value-type="float" office:value="158.902" calcext:value-type="float">
            <text:p>158.902</text:p>
          </table:table-cell>
          <table:table-cell office:value-type="float" office:value="158.897" calcext:value-type="float">
            <text:p>158.897</text:p>
          </table:table-cell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office:value-type="float" office:value="159.292" calcext:value-type="float">
            <text:p>159.292</text:p>
          </table:table-cell>
          <table:table-cell office:value-type="float" office:value="159.159" calcext:value-type="float">
            <text:p>159.159</text:p>
          </table:table-cell>
          <table:table-cell office:value-type="float" office:value="158.845" calcext:value-type="float">
            <text:p>158.845</text:p>
          </table:table-cell>
          <table:table-cell office:value-type="float" office:value="158.768" calcext:value-type="float">
            <text:p>158.768</text:p>
          </table:table-cell>
          <table:table-cell office:value-type="float" office:value="158.763" calcext:value-type="float">
            <text:p>158.763</text:p>
          </table:table-cell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office:value-type="float" office:value="159.157" calcext:value-type="float">
            <text:p>159.157</text:p>
          </table:table-cell>
          <table:table-cell office:value-type="float" office:value="159.024" calcext:value-type="float">
            <text:p>159.024</text:p>
          </table:table-cell>
          <table:table-cell office:value-type="float" office:value="158.711" calcext:value-type="float">
            <text:p>158.711</text:p>
          </table:table-cell>
          <table:table-cell office:value-type="float" office:value="158.635" calcext:value-type="float">
            <text:p>158.635</text:p>
          </table:table-cell>
          <table:table-cell office:value-type="float" office:value="158.63" calcext:value-type="float">
            <text:p>158.63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159.024" calcext:value-type="float">
            <text:p>159.024</text:p>
          </table:table-cell>
          <table:table-cell office:value-type="float" office:value="158.89" calcext:value-type="float">
            <text:p>158.89</text:p>
          </table:table-cell>
          <table:table-cell office:value-type="float" office:value="158.578" calcext:value-type="float">
            <text:p>158.578</text:p>
          </table:table-cell>
          <table:table-cell office:value-type="float" office:value="158.502" calcext:value-type="float">
            <text:p>158.502</text:p>
          </table:table-cell>
          <table:table-cell office:value-type="float" office:value="158.497" calcext:value-type="float">
            <text:p>158.497</text:p>
          </table:table-cell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office:value-type="float" office:value="158.89" calcext:value-type="float">
            <text:p>158.89</text:p>
          </table:table-cell>
          <table:table-cell office:value-type="float" office:value="158.758" calcext:value-type="float">
            <text:p>158.758</text:p>
          </table:table-cell>
          <table:table-cell office:value-type="float" office:value="158.445" calcext:value-type="float">
            <text:p>158.445</text:p>
          </table:table-cell>
          <table:table-cell office:value-type="float" office:value="158.369" calcext:value-type="float">
            <text:p>158.369</text:p>
          </table:table-cell>
          <table:table-cell office:value-type="float" office:value="158.364" calcext:value-type="float">
            <text:p>158.364</text:p>
          </table:table-cell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office:value-type="float" office:value="158.757" calcext:value-type="float">
            <text:p>158.757</text:p>
          </table:table-cell>
          <table:table-cell office:value-type="float" office:value="158.625" calcext:value-type="float">
            <text:p>158.625</text:p>
          </table:table-cell>
          <table:table-cell office:value-type="float" office:value="158.312" calcext:value-type="float">
            <text:p>158.312</text:p>
          </table:table-cell>
          <table:table-cell office:value-type="float" office:value="158.235" calcext:value-type="float">
            <text:p>158.235</text:p>
          </table:table-cell>
          <table:table-cell office:value-type="float" office:value="158.229" calcext:value-type="float">
            <text:p>158.229</text:p>
          </table:table-cell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office:value-type="float" office:value="158.624" calcext:value-type="float">
            <text:p>158.624</text:p>
          </table:table-cell>
          <table:table-cell office:value-type="float" office:value="158.492" calcext:value-type="float">
            <text:p>158.492</text:p>
          </table:table-cell>
          <table:table-cell office:value-type="float" office:value="158.178" calcext:value-type="float">
            <text:p>158.178</text:p>
          </table:table-cell>
          <table:table-cell office:value-type="float" office:value="158.101" calcext:value-type="float">
            <text:p>158.101</text:p>
          </table:table-cell>
          <table:table-cell office:value-type="float" office:value="158.096" calcext:value-type="float">
            <text:p>158.096</text:p>
          </table:table-cell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office:value-type="float" office:value="158.492" calcext:value-type="float">
            <text:p>158.492</text:p>
          </table:table-cell>
          <table:table-cell office:value-type="float" office:value="158.36" calcext:value-type="float">
            <text:p>158.36</text:p>
          </table:table-cell>
          <table:table-cell office:value-type="float" office:value="158.045" calcext:value-type="float">
            <text:p>158.045</text:p>
          </table:table-cell>
          <table:table-cell office:value-type="float" office:value="157.969" calcext:value-type="float">
            <text:p>157.969</text:p>
          </table:table-cell>
          <table:table-cell office:value-type="float" office:value="157.963" calcext:value-type="float">
            <text:p>157.963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158.357" calcext:value-type="float">
            <text:p>158.357</text:p>
          </table:table-cell>
          <table:table-cell office:value-type="float" office:value="158.227" calcext:value-type="float">
            <text:p>158.227</text:p>
          </table:table-cell>
          <table:table-cell office:value-type="float" office:value="157.912" calcext:value-type="float">
            <text:p>157.912</text:p>
          </table:table-cell>
          <table:table-cell office:value-type="float" office:value="157.837" calcext:value-type="float">
            <text:p>157.837</text:p>
          </table:table-cell>
          <table:table-cell office:value-type="float" office:value="157.832" calcext:value-type="float">
            <text:p>157.832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158.224" calcext:value-type="float">
            <text:p>158.224</text:p>
          </table:table-cell>
          <table:table-cell office:value-type="float" office:value="158.094" calcext:value-type="float">
            <text:p>158.094</text:p>
          </table:table-cell>
          <table:table-cell office:value-type="float" office:value="157.78" calcext:value-type="float">
            <text:p>157.78</text:p>
          </table:table-cell>
          <table:table-cell office:value-type="float" office:value="157.706" calcext:value-type="float">
            <text:p>157.706</text:p>
          </table:table-cell>
          <table:table-cell office:value-type="float" office:value="157.7" calcext:value-type="float">
            <text:p>157.7</text:p>
          </table:table-cell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office:value-type="float" office:value="158.092" calcext:value-type="float">
            <text:p>158.092</text:p>
          </table:table-cell>
          <table:table-cell office:value-type="float" office:value="157.964" calcext:value-type="float">
            <text:p>157.964</text:p>
          </table:table-cell>
          <table:table-cell office:value-type="float" office:value="157.65" calcext:value-type="float">
            <text:p>157.65</text:p>
          </table:table-cell>
          <table:table-cell office:value-type="float" office:value="157.573" calcext:value-type="float">
            <text:p>157.573</text:p>
          </table:table-cell>
          <table:table-cell office:value-type="float" office:value="157.568" calcext:value-type="float">
            <text:p>157.568</text:p>
          </table:table-cell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office:value-type="float" office:value="157.962" calcext:value-type="float">
            <text:p>157.962</text:p>
          </table:table-cell>
          <table:table-cell office:value-type="float" office:value="157.832" calcext:value-type="float">
            <text:p>157.832</text:p>
          </table:table-cell>
          <table:table-cell office:value-type="float" office:value="157.517" calcext:value-type="float">
            <text:p>157.517</text:p>
          </table:table-cell>
          <table:table-cell office:value-type="float" office:value="157.442" calcext:value-type="float">
            <text:p>157.442</text:p>
          </table:table-cell>
          <table:table-cell office:value-type="float" office:value="157.437" calcext:value-type="float">
            <text:p>157.437</text:p>
          </table:table-cell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float" office:value="157.831" calcext:value-type="float">
            <text:p>157.831</text:p>
          </table:table-cell>
          <table:table-cell office:value-type="float" office:value="157.701" calcext:value-type="float">
            <text:p>157.701</text:p>
          </table:table-cell>
          <table:table-cell office:value-type="float" office:value="157.388" calcext:value-type="float">
            <text:p>157.388</text:p>
          </table:table-cell>
          <table:table-cell office:value-type="float" office:value="157.312" calcext:value-type="float">
            <text:p>157.312</text:p>
          </table:table-cell>
          <table:table-cell office:value-type="float" office:value="157.307" calcext:value-type="float">
            <text:p>157.307</text:p>
          </table:table-cell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office:value-type="float" office:value="157.7" calcext:value-type="float">
            <text:p>157.7</text:p>
          </table:table-cell>
          <table:table-cell office:value-type="float" office:value="157.569" calcext:value-type="float">
            <text:p>157.569</text:p>
          </table:table-cell>
          <table:table-cell office:value-type="float" office:value="157.258" calcext:value-type="float">
            <text:p>157.258</text:p>
          </table:table-cell>
          <table:table-cell office:value-type="float" office:value="157.183" calcext:value-type="float">
            <text:p>157.183</text:p>
          </table:table-cell>
          <table:table-cell office:value-type="float" office:value="157.177" calcext:value-type="float">
            <text:p>157.177</text:p>
          </table:table-cell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office:value-type="float" office:value="157.568" calcext:value-type="float">
            <text:p>157.568</text:p>
          </table:table-cell>
          <table:table-cell office:value-type="float" office:value="157.438" calcext:value-type="float">
            <text:p>157.438</text:p>
          </table:table-cell>
          <table:table-cell office:value-type="float" office:value="157.127" calcext:value-type="float">
            <text:p>157.127</text:p>
          </table:table-cell>
          <table:table-cell office:value-type="float" office:value="157.05" calcext:value-type="float">
            <text:p>157.05</text:p>
          </table:table-cell>
          <table:table-cell office:value-type="float" office:value="157.046" calcext:value-type="float">
            <text:p>157.046</text:p>
          </table:table-cell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office:value-type="float" office:value="157.435" calcext:value-type="float">
            <text:p>157.435</text:p>
          </table:table-cell>
          <table:table-cell office:value-type="float" office:value="157.307" calcext:value-type="float">
            <text:p>157.307</text:p>
          </table:table-cell>
          <table:table-cell office:value-type="float" office:value="156.994" calcext:value-type="float">
            <text:p>156.994</text:p>
          </table:table-cell>
          <table:table-cell office:value-type="float" office:value="156.92" calcext:value-type="float">
            <text:p>156.92</text:p>
          </table:table-cell>
          <table:table-cell office:value-type="float" office:value="156.915" calcext:value-type="float">
            <text:p>156.915</text:p>
          </table:table-cell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office:value-type="float" office:value="157.304" calcext:value-type="float">
            <text:p>157.304</text:p>
          </table:table-cell>
          <table:table-cell office:value-type="float" office:value="157.179" calcext:value-type="float">
            <text:p>157.179</text:p>
          </table:table-cell>
          <table:table-cell office:value-type="float" office:value="156.865" calcext:value-type="float">
            <text:p>156.865</text:p>
          </table:table-cell>
          <table:table-cell office:value-type="float" office:value="156.79" calcext:value-type="float">
            <text:p>156.79</text:p>
          </table:table-cell>
          <table:table-cell office:value-type="float" office:value="156.785" calcext:value-type="float">
            <text:p>156.785</text:p>
          </table:table-cell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office:value-type="float" office:value="157.174" calcext:value-type="float">
            <text:p>157.174</text:p>
          </table:table-cell>
          <table:table-cell office:value-type="float" office:value="157.05" calcext:value-type="float">
            <text:p>157.05</text:p>
          </table:table-cell>
          <table:table-cell office:value-type="float" office:value="156.734" calcext:value-type="float">
            <text:p>156.734</text:p>
          </table:table-cell>
          <table:table-cell office:value-type="float" office:value="156.66" calcext:value-type="float">
            <text:p>156.66</text:p>
          </table:table-cell>
          <table:table-cell office:value-type="float" office:value="156.655" calcext:value-type="float">
            <text:p>156.655</text:p>
          </table:table-cell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office:value-type="float" office:value="157.044" calcext:value-type="float">
            <text:p>157.044</text:p>
          </table:table-cell>
          <table:table-cell office:value-type="float" office:value="156.92" calcext:value-type="float">
            <text:p>156.92</text:p>
          </table:table-cell>
          <table:table-cell office:value-type="float" office:value="156.605" calcext:value-type="float">
            <text:p>156.605</text:p>
          </table:table-cell>
          <table:table-cell office:value-type="float" office:value="156.53" calcext:value-type="float">
            <text:p>156.53</text:p>
          </table:table-cell>
          <table:table-cell office:value-type="float" office:value="156.524" calcext:value-type="float">
            <text:p>156.524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156.914" calcext:value-type="float">
            <text:p>156.914</text:p>
          </table:table-cell>
          <table:table-cell office:value-type="float" office:value="156.79" calcext:value-type="float">
            <text:p>156.79</text:p>
          </table:table-cell>
          <table:table-cell office:value-type="float" office:value="156.476" calcext:value-type="float">
            <text:p>156.476</text:p>
          </table:table-cell>
          <table:table-cell office:value-type="float" office:value="156.399" calcext:value-type="float">
            <text:p>156.399</text:p>
          </table:table-cell>
          <table:table-cell office:value-type="float" office:value="156.394" calcext:value-type="float">
            <text:p>156.394</text:p>
          </table:table-cell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office:value-type="float" office:value="156.784" calcext:value-type="float">
            <text:p>156.784</text:p>
          </table:table-cell>
          <table:table-cell office:value-type="float" office:value="156.66" calcext:value-type="float">
            <text:p>156.66</text:p>
          </table:table-cell>
          <table:table-cell office:value-type="float" office:value="156.345" calcext:value-type="float">
            <text:p>156.345</text:p>
          </table:table-cell>
          <table:table-cell office:value-type="float" office:value="156.27" calcext:value-type="float">
            <text:p>156.27</text:p>
          </table:table-cell>
          <table:table-cell office:value-type="float" office:value="156.265" calcext:value-type="float">
            <text:p>156.265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float" office:value="156.656" calcext:value-type="float">
            <text:p>156.656</text:p>
          </table:table-cell>
          <table:table-cell office:value-type="float" office:value="156.531" calcext:value-type="float">
            <text:p>156.531</text:p>
          </table:table-cell>
          <table:table-cell office:value-type="float" office:value="156.218" calcext:value-type="float">
            <text:p>156.218</text:p>
          </table:table-cell>
          <table:table-cell office:value-type="float" office:value="156.142" calcext:value-type="float">
            <text:p>156.142</text:p>
          </table:table-cell>
          <table:table-cell office:value-type="float" office:value="156.137" calcext:value-type="float">
            <text:p>156.137</text:p>
          </table:table-cell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office:value-type="float" office:value="156.526" calcext:value-type="float">
            <text:p>156.526</text:p>
          </table:table-cell>
          <table:table-cell office:value-type="float" office:value="156.404" calcext:value-type="float">
            <text:p>156.404</text:p>
          </table:table-cell>
          <table:table-cell office:value-type="float" office:value="156.089" calcext:value-type="float">
            <text:p>156.089</text:p>
          </table:table-cell>
          <table:table-cell office:value-type="float" office:value="156.013" calcext:value-type="float">
            <text:p>156.013</text:p>
          </table:table-cell>
          <table:table-cell office:value-type="float" office:value="156.008" calcext:value-type="float">
            <text:p>156.008</text:p>
          </table:table-cell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office:value-type="float" office:value="156.398" calcext:value-type="float">
            <text:p>156.398</text:p>
          </table:table-cell>
          <table:table-cell office:value-type="float" office:value="156.275" calcext:value-type="float">
            <text:p>156.275</text:p>
          </table:table-cell>
          <table:table-cell office:value-type="float" office:value="155.96" calcext:value-type="float">
            <text:p>155.96</text:p>
          </table:table-cell>
          <table:table-cell office:value-type="float" office:value="155.886" calcext:value-type="float">
            <text:p>155.886</text:p>
          </table:table-cell>
          <table:table-cell office:value-type="float" office:value="155.88" calcext:value-type="float">
            <text:p>155.88</text:p>
          </table:table-cell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float" office:value="156.271" calcext:value-type="float">
            <text:p>156.271</text:p>
          </table:table-cell>
          <table:table-cell office:value-type="float" office:value="156.149" calcext:value-type="float">
            <text:p>156.149</text:p>
          </table:table-cell>
          <table:table-cell office:value-type="float" office:value="155.834" calcext:value-type="float">
            <text:p>155.834</text:p>
          </table:table-cell>
          <table:table-cell office:value-type="float" office:value="155.758" calcext:value-type="float">
            <text:p>155.758</text:p>
          </table:table-cell>
          <table:table-cell office:value-type="float" office:value="155.754" calcext:value-type="float">
            <text:p>155.754</text:p>
          </table:table-cell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float" office:value="156.141" calcext:value-type="float">
            <text:p>156.141</text:p>
          </table:table-cell>
          <table:table-cell office:value-type="float" office:value="156.021" calcext:value-type="float">
            <text:p>156.021</text:p>
          </table:table-cell>
          <table:table-cell office:value-type="float" office:value="155.706" calcext:value-type="float">
            <text:p>155.706</text:p>
          </table:table-cell>
          <table:table-cell office:value-type="float" office:value="155.63" calcext:value-type="float">
            <text:p>155.63</text:p>
          </table:table-cell>
          <table:table-cell office:value-type="float" office:value="155.625" calcext:value-type="float">
            <text:p>155.625</text:p>
          </table:table-cell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office:value-type="float" office:value="156.012" calcext:value-type="float">
            <text:p>156.012</text:p>
          </table:table-cell>
          <table:table-cell office:value-type="float" office:value="155.895" calcext:value-type="float">
            <text:p>155.895</text:p>
          </table:table-cell>
          <table:table-cell office:value-type="float" office:value="155.578" calcext:value-type="float">
            <text:p>155.578</text:p>
          </table:table-cell>
          <table:table-cell office:value-type="float" office:value="155.502" calcext:value-type="float">
            <text:p>155.502</text:p>
          </table:table-cell>
          <table:table-cell office:value-type="float" office:value="155.497" calcext:value-type="float">
            <text:p>155.497</text:p>
          </table:table-cell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office:value-type="float" office:value="155.885" calcext:value-type="float">
            <text:p>155.885</text:p>
          </table:table-cell>
          <table:table-cell office:value-type="float" office:value="155.767" calcext:value-type="float">
            <text:p>155.767</text:p>
          </table:table-cell>
          <table:table-cell office:value-type="float" office:value="155.451" calcext:value-type="float">
            <text:p>155.451</text:p>
          </table:table-cell>
          <table:table-cell office:value-type="float" office:value="155.375" calcext:value-type="float">
            <text:p>155.375</text:p>
          </table:table-cell>
          <table:table-cell office:value-type="float" office:value="155.37" calcext:value-type="float">
            <text:p>155.37</text:p>
          </table:table-cell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office:value-type="float" office:value="155.757" calcext:value-type="float">
            <text:p>155.757</text:p>
          </table:table-cell>
          <table:table-cell office:value-type="float" office:value="155.64" calcext:value-type="float">
            <text:p>155.64</text:p>
          </table:table-cell>
          <table:table-cell office:value-type="float" office:value="155.324" calcext:value-type="float">
            <text:p>155.324</text:p>
          </table:table-cell>
          <table:table-cell office:value-type="float" office:value="155.248" calcext:value-type="float">
            <text:p>155.248</text:p>
          </table:table-cell>
          <table:table-cell office:value-type="float" office:value="155.243" calcext:value-type="float">
            <text:p>155.243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155.63" calcext:value-type="float">
            <text:p>155.63</text:p>
          </table:table-cell>
          <table:table-cell office:value-type="float" office:value="155.513" calcext:value-type="float">
            <text:p>155.513</text:p>
          </table:table-cell>
          <table:table-cell office:value-type="float" office:value="155.196" calcext:value-type="float">
            <text:p>155.196</text:p>
          </table:table-cell>
          <table:table-cell office:value-type="float" office:value="155.12" calcext:value-type="float">
            <text:p>155.12</text:p>
          </table:table-cell>
          <table:table-cell office:value-type="float" office:value="155.116" calcext:value-type="float">
            <text:p>155.116</text:p>
          </table:table-cell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office:value-type="float" office:value="155.502" calcext:value-type="float">
            <text:p>155.502</text:p>
          </table:table-cell>
          <table:table-cell office:value-type="float" office:value="155.387" calcext:value-type="float">
            <text:p>155.387</text:p>
          </table:table-cell>
          <table:table-cell office:value-type="float" office:value="155.069" calcext:value-type="float">
            <text:p>155.069</text:p>
          </table:table-cell>
          <table:table-cell office:value-type="float" office:value="154.994" calcext:value-type="float">
            <text:p>154.994</text:p>
          </table:table-cell>
          <table:table-cell office:value-type="float" office:value="154.99" calcext:value-type="float">
            <text:p>154.99</text:p>
          </table:table-cell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office:value-type="float" office:value="155.376" calcext:value-type="float">
            <text:p>155.376</text:p>
          </table:table-cell>
          <table:table-cell office:value-type="float" office:value="155.261" calcext:value-type="float">
            <text:p>155.261</text:p>
          </table:table-cell>
          <table:table-cell office:value-type="float" office:value="154.943" calcext:value-type="float">
            <text:p>154.943</text:p>
          </table:table-cell>
          <table:table-cell office:value-type="float" office:value="154.868" calcext:value-type="float">
            <text:p>154.868</text:p>
          </table:table-cell>
          <table:table-cell office:value-type="float" office:value="154.864" calcext:value-type="float">
            <text:p>154.864</text:p>
          </table:table-cell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office:value-type="float" office:value="155.25" calcext:value-type="float">
            <text:p>155.25</text:p>
          </table:table-cell>
          <table:table-cell office:value-type="float" office:value="155.134" calcext:value-type="float">
            <text:p>155.134</text:p>
          </table:table-cell>
          <table:table-cell office:value-type="float" office:value="154.817" calcext:value-type="float">
            <text:p>154.817</text:p>
          </table:table-cell>
          <table:table-cell office:value-type="float" office:value="154.743" calcext:value-type="float">
            <text:p>154.743</text:p>
          </table:table-cell>
          <table:table-cell office:value-type="float" office:value="154.738" calcext:value-type="float">
            <text:p>154.738</text:p>
          </table:table-cell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office:value-type="float" office:value="155.124" calcext:value-type="float">
            <text:p>155.124</text:p>
          </table:table-cell>
          <table:table-cell office:value-type="float" office:value="155.008" calcext:value-type="float">
            <text:p>155.008</text:p>
          </table:table-cell>
          <table:table-cell office:value-type="float" office:value="154.693" calcext:value-type="float">
            <text:p>154.693</text:p>
          </table:table-cell>
          <table:table-cell office:value-type="float" office:value="154.619" calcext:value-type="float">
            <text:p>154.619</text:p>
          </table:table-cell>
          <table:table-cell office:value-type="float" office:value="154.614" calcext:value-type="float">
            <text:p>154.614</text:p>
          </table:table-cell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office:value-type="float" office:value="154.999" calcext:value-type="float">
            <text:p>154.999</text:p>
          </table:table-cell>
          <table:table-cell office:value-type="float" office:value="154.881" calcext:value-type="float">
            <text:p>154.881</text:p>
          </table:table-cell>
          <table:table-cell office:value-type="float" office:value="154.569" calcext:value-type="float">
            <text:p>154.569</text:p>
          </table:table-cell>
          <table:table-cell office:value-type="float" office:value="154.492" calcext:value-type="float">
            <text:p>154.492</text:p>
          </table:table-cell>
          <table:table-cell office:value-type="float" office:value="154.487" calcext:value-type="float">
            <text:p>154.487</text:p>
          </table:table-cell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office:value-type="float" office:value="154.874" calcext:value-type="float">
            <text:p>154.874</text:p>
          </table:table-cell>
          <table:table-cell office:value-type="float" office:value="154.76" calcext:value-type="float">
            <text:p>154.76</text:p>
          </table:table-cell>
          <table:table-cell office:value-type="float" office:value="154.445" calcext:value-type="float">
            <text:p>154.445</text:p>
          </table:table-cell>
          <table:table-cell office:value-type="float" office:value="154.369" calcext:value-type="float">
            <text:p>154.369</text:p>
          </table:table-cell>
          <table:table-cell office:value-type="float" office:value="154.365" calcext:value-type="float">
            <text:p>154.365</text:p>
          </table:table-cell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office:value-type="float" office:value="154.749" calcext:value-type="float">
            <text:p>154.749</text:p>
          </table:table-cell>
          <table:table-cell office:value-type="float" office:value="154.635" calcext:value-type="float">
            <text:p>154.635</text:p>
          </table:table-cell>
          <table:table-cell office:value-type="float" office:value="154.321" calcext:value-type="float">
            <text:p>154.321</text:p>
          </table:table-cell>
          <table:table-cell office:value-type="float" office:value="154.244" calcext:value-type="float">
            <text:p>154.244</text:p>
          </table:table-cell>
          <table:table-cell office:value-type="float" office:value="154.239" calcext:value-type="float">
            <text:p>154.239</text:p>
          </table:table-cell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office:value-type="float" office:value="154.625" calcext:value-type="float">
            <text:p>154.625</text:p>
          </table:table-cell>
          <table:table-cell office:value-type="float" office:value="154.511" calcext:value-type="float">
            <text:p>154.511</text:p>
          </table:table-cell>
          <table:table-cell office:value-type="float" office:value="154.195" calcext:value-type="float">
            <text:p>154.195</text:p>
          </table:table-cell>
          <table:table-cell office:value-type="float" office:value="154.121" calcext:value-type="float">
            <text:p>154.121</text:p>
          </table:table-cell>
          <table:table-cell office:value-type="float" office:value="154.116" calcext:value-type="float">
            <text:p>154.116</text:p>
          </table:table-cell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office:value-type="float" office:value="154.5" calcext:value-type="float">
            <text:p>154.5</text:p>
          </table:table-cell>
          <table:table-cell office:value-type="float" office:value="154.387" calcext:value-type="float">
            <text:p>154.387</text:p>
          </table:table-cell>
          <table:table-cell office:value-type="float" office:value="154.071" calcext:value-type="float">
            <text:p>154.071</text:p>
          </table:table-cell>
          <table:table-cell office:value-type="float" office:value="153.997" calcext:value-type="float">
            <text:p>153.997</text:p>
          </table:table-cell>
          <table:table-cell office:value-type="float" office:value="153.992" calcext:value-type="float">
            <text:p>153.992</text:p>
          </table:table-cell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float" office:value="154.376" calcext:value-type="float">
            <text:p>154.376</text:p>
          </table:table-cell>
          <table:table-cell office:value-type="float" office:value="154.265" calcext:value-type="float">
            <text:p>154.265</text:p>
          </table:table-cell>
          <table:table-cell office:value-type="float" office:value="153.949" calcext:value-type="float">
            <text:p>153.949</text:p>
          </table:table-cell>
          <table:table-cell office:value-type="float" office:value="153.873" calcext:value-type="float">
            <text:p>153.873</text:p>
          </table:table-cell>
          <table:table-cell office:value-type="float" office:value="153.868" calcext:value-type="float">
            <text:p>153.868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154.253" calcext:value-type="float">
            <text:p>154.253</text:p>
          </table:table-cell>
          <table:table-cell office:value-type="float" office:value="154.142" calcext:value-type="float">
            <text:p>154.142</text:p>
          </table:table-cell>
          <table:table-cell office:value-type="float" office:value="153.824" calcext:value-type="float">
            <text:p>153.824</text:p>
          </table:table-cell>
          <table:table-cell office:value-type="float" office:value="153.75" calcext:value-type="float">
            <text:p>153.75</text:p>
          </table:table-cell>
          <table:table-cell office:value-type="float" office:value="153.745" calcext:value-type="float">
            <text:p>153.745</text:p>
          </table:table-cell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float" office:value="154.129" calcext:value-type="float">
            <text:p>154.129</text:p>
          </table:table-cell>
          <table:table-cell office:value-type="float" office:value="154.017" calcext:value-type="float">
            <text:p>154.017</text:p>
          </table:table-cell>
          <table:table-cell office:value-type="float" office:value="153.702" calcext:value-type="float">
            <text:p>153.702</text:p>
          </table:table-cell>
          <table:table-cell office:value-type="float" office:value="153.626" calcext:value-type="float">
            <text:p>153.626</text:p>
          </table:table-cell>
          <table:table-cell office:value-type="float" office:value="153.621" calcext:value-type="float">
            <text:p>153.621</text:p>
          </table:table-cell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office:value-type="float" office:value="154.006" calcext:value-type="float">
            <text:p>154.006</text:p>
          </table:table-cell>
          <table:table-cell office:value-type="float" office:value="153.895" calcext:value-type="float">
            <text:p>153.895</text:p>
          </table:table-cell>
          <table:table-cell office:value-type="float" office:value="153.579" calcext:value-type="float">
            <text:p>153.579</text:p>
          </table:table-cell>
          <table:table-cell office:value-type="float" office:value="153.504" calcext:value-type="float">
            <text:p>153.504</text:p>
          </table:table-cell>
          <table:table-cell office:value-type="float" office:value="153.499" calcext:value-type="float">
            <text:p>153.499</text:p>
          </table:table-cell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office:value-type="float" office:value="153.881" calcext:value-type="float">
            <text:p>153.881</text:p>
          </table:table-cell>
          <table:table-cell office:value-type="float" office:value="153.772" calcext:value-type="float">
            <text:p>153.772</text:p>
          </table:table-cell>
          <table:table-cell office:value-type="float" office:value="153.457" calcext:value-type="float">
            <text:p>153.457</text:p>
          </table:table-cell>
          <table:table-cell office:value-type="float" office:value="153.381" calcext:value-type="float">
            <text:p>153.381</text:p>
          </table:table-cell>
          <table:table-cell office:value-type="float" office:value="153.376" calcext:value-type="float">
            <text:p>153.376</text:p>
          </table:table-cell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office:value-type="float" office:value="153.758" calcext:value-type="float">
            <text:p>153.758</text:p>
          </table:table-cell>
          <table:table-cell office:value-type="float" office:value="153.65" calcext:value-type="float">
            <text:p>153.65</text:p>
          </table:table-cell>
          <table:table-cell office:value-type="float" office:value="153.334" calcext:value-type="float">
            <text:p>153.334</text:p>
          </table:table-cell>
          <table:table-cell office:value-type="float" office:value="153.258" calcext:value-type="float">
            <text:p>153.258</text:p>
          </table:table-cell>
          <table:table-cell office:value-type="float" office:value="153.253" calcext:value-type="float">
            <text:p>153.253</text:p>
          </table:table-cell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office:value-type="float" office:value="153.635" calcext:value-type="float">
            <text:p>153.635</text:p>
          </table:table-cell>
          <table:table-cell office:value-type="float" office:value="153.527" calcext:value-type="float">
            <text:p>153.527</text:p>
          </table:table-cell>
          <table:table-cell office:value-type="float" office:value="153.211" calcext:value-type="float">
            <text:p>153.211</text:p>
          </table:table-cell>
          <table:table-cell office:value-type="float" office:value="153.135" calcext:value-type="float">
            <text:p>153.135</text:p>
          </table:table-cell>
          <table:table-cell office:value-type="float" office:value="153.13" calcext:value-type="float">
            <text:p>153.13</text:p>
          </table:table-cell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office:value-type="float" office:value="153.512" calcext:value-type="float">
            <text:p>153.512</text:p>
          </table:table-cell>
          <table:table-cell office:value-type="float" office:value="153.405" calcext:value-type="float">
            <text:p>153.405</text:p>
          </table:table-cell>
          <table:table-cell office:value-type="float" office:value="153.089" calcext:value-type="float">
            <text:p>153.089</text:p>
          </table:table-cell>
          <table:table-cell office:value-type="float" office:value="153.013" calcext:value-type="float">
            <text:p>153.013</text:p>
          </table:table-cell>
          <table:table-cell office:value-type="float" office:value="153.009" calcext:value-type="float">
            <text:p>153.009</text:p>
          </table:table-cell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office:value-type="float" office:value="153.39" calcext:value-type="float">
            <text:p>153.39</text:p>
          </table:table-cell>
          <table:table-cell office:value-type="float" office:value="153.285" calcext:value-type="float">
            <text:p>153.285</text:p>
          </table:table-cell>
          <table:table-cell office:value-type="float" office:value="152.967" calcext:value-type="float">
            <text:p>152.967</text:p>
          </table:table-cell>
          <table:table-cell office:value-type="float" office:value="152.891" calcext:value-type="float">
            <text:p>152.891</text:p>
          </table:table-cell>
          <table:table-cell office:value-type="float" office:value="152.885" calcext:value-type="float">
            <text:p>152.885</text:p>
          </table:table-cell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office:value-type="float" office:value="153.267" calcext:value-type="float">
            <text:p>153.267</text:p>
          </table:table-cell>
          <table:table-cell office:value-type="float" office:value="153.163" calcext:value-type="float">
            <text:p>153.163</text:p>
          </table:table-cell>
          <table:table-cell office:value-type="float" office:value="152.846" calcext:value-type="float">
            <text:p>152.846</text:p>
          </table:table-cell>
          <table:table-cell office:value-type="float" office:value="152.77" calcext:value-type="float">
            <text:p>152.77</text:p>
          </table:table-cell>
          <table:table-cell office:value-type="float" office:value="152.765" calcext:value-type="float">
            <text:p>152.765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153.145" calcext:value-type="float">
            <text:p>153.145</text:p>
          </table:table-cell>
          <table:table-cell office:value-type="float" office:value="153.041" calcext:value-type="float">
            <text:p>153.041</text:p>
          </table:table-cell>
          <table:table-cell office:value-type="float" office:value="152.724" calcext:value-type="float">
            <text:p>152.724</text:p>
          </table:table-cell>
          <table:table-cell office:value-type="float" office:value="152.649" calcext:value-type="float">
            <text:p>152.649</text:p>
          </table:table-cell>
          <table:table-cell office:value-type="float" office:value="152.644" calcext:value-type="float">
            <text:p>152.644</text:p>
          </table:table-cell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153.025" calcext:value-type="float">
            <text:p>153.025</text:p>
          </table:table-cell>
          <table:table-cell office:value-type="float" office:value="152.92" calcext:value-type="float">
            <text:p>152.92</text:p>
          </table:table-cell>
          <table:table-cell office:value-type="float" office:value="152.604" calcext:value-type="float">
            <text:p>152.604</text:p>
          </table:table-cell>
          <table:table-cell office:value-type="float" office:value="152.529" calcext:value-type="float">
            <text:p>152.529</text:p>
          </table:table-cell>
          <table:table-cell office:value-type="float" office:value="152.523" calcext:value-type="float">
            <text:p>152.523</text:p>
          </table:table-cell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office:value-type="float" office:value="152.904" calcext:value-type="float">
            <text:p>152.904</text:p>
          </table:table-cell>
          <table:table-cell office:value-type="float" office:value="152.799" calcext:value-type="float">
            <text:p>152.799</text:p>
          </table:table-cell>
          <table:table-cell office:value-type="float" office:value="152.483" calcext:value-type="float">
            <text:p>152.483</text:p>
          </table:table-cell>
          <table:table-cell office:value-type="float" office:value="152.407" calcext:value-type="float">
            <text:p>152.407</text:p>
          </table:table-cell>
          <table:table-cell office:value-type="float" office:value="152.402" calcext:value-type="float">
            <text:p>152.402</text:p>
          </table:table-cell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office:value-type="float" office:value="152.782" calcext:value-type="float">
            <text:p>152.782</text:p>
          </table:table-cell>
          <table:table-cell office:value-type="float" office:value="152.678" calcext:value-type="float">
            <text:p>152.678</text:p>
          </table:table-cell>
          <table:table-cell office:value-type="float" office:value="152.362" calcext:value-type="float">
            <text:p>152.362</text:p>
          </table:table-cell>
          <table:table-cell office:value-type="float" office:value="152.286" calcext:value-type="float">
            <text:p>152.286</text:p>
          </table:table-cell>
          <table:table-cell office:value-type="float" office:value="152.281" calcext:value-type="float">
            <text:p>152.281</text:p>
          </table:table-cell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office:value-type="float" office:value="152.662" calcext:value-type="float">
            <text:p>152.662</text:p>
          </table:table-cell>
          <table:table-cell office:value-type="float" office:value="152.558" calcext:value-type="float">
            <text:p>152.558</text:p>
          </table:table-cell>
          <table:table-cell office:value-type="float" office:value="152.241" calcext:value-type="float">
            <text:p>152.241</text:p>
          </table:table-cell>
          <table:table-cell office:value-type="float" office:value="152.167" calcext:value-type="float">
            <text:p>152.167</text:p>
          </table:table-cell>
          <table:table-cell office:value-type="float" office:value="152.162" calcext:value-type="float">
            <text:p>152.162</text:p>
          </table:table-cell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office:value-type="float" office:value="152.542" calcext:value-type="float">
            <text:p>152.542</text:p>
          </table:table-cell>
          <table:table-cell office:value-type="float" office:value="152.439" calcext:value-type="float">
            <text:p>152.439</text:p>
          </table:table-cell>
          <table:table-cell office:value-type="float" office:value="152.122" calcext:value-type="float">
            <text:p>152.122</text:p>
          </table:table-cell>
          <table:table-cell office:value-type="float" office:value="152.046" calcext:value-type="float">
            <text:p>152.046</text:p>
          </table:table-cell>
          <table:table-cell office:value-type="float" office:value="152.041" calcext:value-type="float">
            <text:p>152.041</text:p>
          </table:table-cell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office:value-type="float" office:value="152.421" calcext:value-type="float">
            <text:p>152.421</text:p>
          </table:table-cell>
          <table:table-cell office:value-type="float" office:value="152.318" calcext:value-type="float">
            <text:p>152.318</text:p>
          </table:table-cell>
          <table:table-cell office:value-type="float" office:value="152.002" calcext:value-type="float">
            <text:p>152.002</text:p>
          </table:table-cell>
          <table:table-cell office:value-type="float" office:value="151.926" calcext:value-type="float">
            <text:p>151.926</text:p>
          </table:table-cell>
          <table:table-cell office:value-type="float" office:value="151.921" calcext:value-type="float">
            <text:p>151.921</text:p>
          </table:table-cell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office:value-type="float" office:value="152.3" calcext:value-type="float">
            <text:p>152.3</text:p>
          </table:table-cell>
          <table:table-cell office:value-type="float" office:value="152.199" calcext:value-type="float">
            <text:p>152.199</text:p>
          </table:table-cell>
          <table:table-cell office:value-type="float" office:value="151.882" calcext:value-type="float">
            <text:p>151.882</text:p>
          </table:table-cell>
          <table:table-cell office:value-type="float" office:value="151.806" calcext:value-type="float">
            <text:p>151.806</text:p>
          </table:table-cell>
          <table:table-cell office:value-type="float" office:value="151.801" calcext:value-type="float">
            <text:p>151.801</text:p>
          </table:table-cell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office:value-type="float" office:value="152.181" calcext:value-type="float">
            <text:p>152.181</text:p>
          </table:table-cell>
          <table:table-cell office:value-type="float" office:value="152.081" calcext:value-type="float">
            <text:p>152.081</text:p>
          </table:table-cell>
          <table:table-cell office:value-type="float" office:value="151.761" calcext:value-type="float">
            <text:p>151.761</text:p>
          </table:table-cell>
          <table:table-cell office:value-type="float" office:value="151.688" calcext:value-type="float">
            <text:p>151.688</text:p>
          </table:table-cell>
          <table:table-cell office:value-type="float" office:value="151.682" calcext:value-type="float">
            <text:p>151.682</text:p>
          </table:table-cell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office:value-type="float" office:value="152.06" calcext:value-type="float">
            <text:p>152.06</text:p>
          </table:table-cell>
          <table:table-cell office:value-type="float" office:value="151.963" calcext:value-type="float">
            <text:p>151.963</text:p>
          </table:table-cell>
          <table:table-cell office:value-type="float" office:value="151.642" calcext:value-type="float">
            <text:p>151.642</text:p>
          </table:table-cell>
          <table:table-cell office:value-type="float" office:value="151.569" calcext:value-type="float">
            <text:p>151.569</text:p>
          </table:table-cell>
          <table:table-cell office:value-type="float" office:value="151.564" calcext:value-type="float">
            <text:p>151.564</text:p>
          </table:table-cell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float" office:value="151.943" calcext:value-type="float">
            <text:p>151.943</text:p>
          </table:table-cell>
          <table:table-cell office:value-type="float" office:value="151.844" calcext:value-type="float">
            <text:p>151.844</text:p>
          </table:table-cell>
          <table:table-cell office:value-type="float" office:value="151.523" calcext:value-type="float">
            <text:p>151.523</text:p>
          </table:table-cell>
          <table:table-cell office:value-type="float" office:value="151.451" calcext:value-type="float">
            <text:p>151.451</text:p>
          </table:table-cell>
          <table:table-cell office:value-type="float" office:value="151.446" calcext:value-type="float">
            <text:p>151.446</text:p>
          </table:table-cell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office:value-type="float" office:value="151.823" calcext:value-type="float">
            <text:p>151.823</text:p>
          </table:table-cell>
          <table:table-cell office:value-type="float" office:value="151.724" calcext:value-type="float">
            <text:p>151.724</text:p>
          </table:table-cell>
          <table:table-cell office:value-type="float" office:value="151.407" calcext:value-type="float">
            <text:p>151.407</text:p>
          </table:table-cell>
          <table:table-cell office:value-type="float" office:value="151.333" calcext:value-type="float">
            <text:p>151.333</text:p>
          </table:table-cell>
          <table:table-cell office:value-type="float" office:value="151.327" calcext:value-type="float">
            <text:p>151.327</text:p>
          </table:table-cell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float" office:value="151.704" calcext:value-type="float">
            <text:p>151.704</text:p>
          </table:table-cell>
          <table:table-cell office:value-type="float" office:value="151.606" calcext:value-type="float">
            <text:p>151.606</text:p>
          </table:table-cell>
          <table:table-cell office:value-type="float" office:value="151.288" calcext:value-type="float">
            <text:p>151.288</text:p>
          </table:table-cell>
          <table:table-cell office:value-type="float" office:value="151.215" calcext:value-type="float">
            <text:p>151.215</text:p>
          </table:table-cell>
          <table:table-cell office:value-type="float" office:value="151.209" calcext:value-type="float">
            <text:p>151.209</text:p>
          </table:table-cell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office:value-type="float" office:value="151.585" calcext:value-type="float">
            <text:p>151.585</text:p>
          </table:table-cell>
          <table:table-cell office:value-type="float" office:value="151.488" calcext:value-type="float">
            <text:p>151.488</text:p>
          </table:table-cell>
          <table:table-cell office:value-type="float" office:value="151.169" calcext:value-type="float">
            <text:p>151.169</text:p>
          </table:table-cell>
          <table:table-cell office:value-type="float" office:value="151.097" calcext:value-type="float">
            <text:p>151.097</text:p>
          </table:table-cell>
          <table:table-cell office:value-type="float" office:value="151.092" calcext:value-type="float">
            <text:p>151.092</text:p>
          </table:table-cell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office:value-type="float" office:value="151.468" calcext:value-type="float">
            <text:p>151.468</text:p>
          </table:table-cell>
          <table:table-cell office:value-type="float" office:value="151.371" calcext:value-type="float">
            <text:p>151.371</text:p>
          </table:table-cell>
          <table:table-cell office:value-type="float" office:value="151.051" calcext:value-type="float">
            <text:p>151.051</text:p>
          </table:table-cell>
          <table:table-cell office:value-type="float" office:value="150.978" calcext:value-type="float">
            <text:p>150.978</text:p>
          </table:table-cell>
          <table:table-cell office:value-type="float" office:value="150.974" calcext:value-type="float">
            <text:p>150.974</text:p>
          </table:table-cell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151.351" calcext:value-type="float">
            <text:p>151.351</text:p>
          </table:table-cell>
          <table:table-cell office:value-type="float" office:value="151.252" calcext:value-type="float">
            <text:p>151.252</text:p>
          </table:table-cell>
          <table:table-cell office:value-type="float" office:value="150.933" calcext:value-type="float">
            <text:p>150.933</text:p>
          </table:table-cell>
          <table:table-cell office:value-type="float" office:value="150.86" calcext:value-type="float">
            <text:p>150.86</text:p>
          </table:table-cell>
          <table:table-cell office:value-type="float" office:value="150.855" calcext:value-type="float">
            <text:p>150.855</text:p>
          </table:table-cell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office:value-type="float" office:value="151.232" calcext:value-type="float">
            <text:p>151.232</text:p>
          </table:table-cell>
          <table:table-cell office:value-type="float" office:value="151.136" calcext:value-type="float">
            <text:p>151.136</text:p>
          </table:table-cell>
          <table:table-cell office:value-type="float" office:value="150.815" calcext:value-type="float">
            <text:p>150.815</text:p>
          </table:table-cell>
          <table:table-cell office:value-type="float" office:value="150.742" calcext:value-type="float">
            <text:p>150.742</text:p>
          </table:table-cell>
          <table:table-cell office:value-type="float" office:value="150.738" calcext:value-type="float">
            <text:p>150.738</text:p>
          </table:table-cell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 office:value-type="float" office:value="151.116" calcext:value-type="float">
            <text:p>151.116</text:p>
          </table:table-cell>
          <table:table-cell office:value-type="float" office:value="151.018" calcext:value-type="float">
            <text:p>151.018</text:p>
          </table:table-cell>
          <table:table-cell office:value-type="float" office:value="150.699" calcext:value-type="float">
            <text:p>150.699</text:p>
          </table:table-cell>
          <table:table-cell office:value-type="float" office:value="150.626" calcext:value-type="float">
            <text:p>150.626</text:p>
          </table:table-cell>
          <table:table-cell office:value-type="float" office:value="150.621" calcext:value-type="float">
            <text:p>150.621</text:p>
          </table:table-cell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office:value-type="float" office:value="150.999" calcext:value-type="float">
            <text:p>150.999</text:p>
          </table:table-cell>
          <table:table-cell office:value-type="float" office:value="150.902" calcext:value-type="float">
            <text:p>150.902</text:p>
          </table:table-cell>
          <table:table-cell office:value-type="float" office:value="150.582" calcext:value-type="float">
            <text:p>150.582</text:p>
          </table:table-cell>
          <table:table-cell office:value-type="float" office:value="150.51" calcext:value-type="float">
            <text:p>150.51</text:p>
          </table:table-cell>
          <table:table-cell office:value-type="float" office:value="150.506" calcext:value-type="float">
            <text:p>150.506</text:p>
          </table:table-cell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office:value-type="float" office:value="150.882" calcext:value-type="float">
            <text:p>150.882</text:p>
          </table:table-cell>
          <table:table-cell office:value-type="float" office:value="150.786" calcext:value-type="float">
            <text:p>150.786</text:p>
          </table:table-cell>
          <table:table-cell office:value-type="float" office:value="150.466" calcext:value-type="float">
            <text:p>150.466</text:p>
          </table:table-cell>
          <table:table-cell office:value-type="float" office:value="150.393" calcext:value-type="float">
            <text:p>150.393</text:p>
          </table:table-cell>
          <table:table-cell office:value-type="float" office:value="150.388" calcext:value-type="float">
            <text:p>150.388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150.765" calcext:value-type="float">
            <text:p>150.765</text:p>
          </table:table-cell>
          <table:table-cell office:value-type="float" office:value="150.669" calcext:value-type="float">
            <text:p>150.669</text:p>
          </table:table-cell>
          <table:table-cell office:value-type="float" office:value="150.35" calcext:value-type="float">
            <text:p>150.35</text:p>
          </table:table-cell>
          <table:table-cell office:value-type="float" office:value="150.277" calcext:value-type="float">
            <text:p>150.277</text:p>
          </table:table-cell>
          <table:table-cell office:value-type="float" office:value="150.272" calcext:value-type="float">
            <text:p>150.272</text:p>
          </table:table-cell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office:value-type="float" office:value="150.646" calcext:value-type="float">
            <text:p>150.646</text:p>
          </table:table-cell>
          <table:table-cell office:value-type="float" office:value="150.554" calcext:value-type="float">
            <text:p>150.554</text:p>
          </table:table-cell>
          <table:table-cell office:value-type="float" office:value="150.234" calcext:value-type="float">
            <text:p>150.234</text:p>
          </table:table-cell>
          <table:table-cell office:value-type="float" office:value="150.161" calcext:value-type="float">
            <text:p>150.161</text:p>
          </table:table-cell>
          <table:table-cell office:value-type="float" office:value="150.156" calcext:value-type="float">
            <text:p>150.156</text:p>
          </table:table-cell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office:value-type="float" office:value="150.531" calcext:value-type="float">
            <text:p>150.531</text:p>
          </table:table-cell>
          <table:table-cell office:value-type="float" office:value="150.437" calcext:value-type="float">
            <text:p>150.437</text:p>
          </table:table-cell>
          <table:table-cell office:value-type="float" office:value="150.118" calcext:value-type="float">
            <text:p>150.118</text:p>
          </table:table-cell>
          <table:table-cell office:value-type="float" office:value="150.047" calcext:value-type="float">
            <text:p>150.047</text:p>
          </table:table-cell>
          <table:table-cell office:value-type="float" office:value="150.042" calcext:value-type="float">
            <text:p>150.042</text:p>
          </table:table-cell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office:value-type="float" office:value="150.417" calcext:value-type="float">
            <text:p>150.417</text:p>
          </table:table-cell>
          <table:table-cell office:value-type="float" office:value="150.321" calcext:value-type="float">
            <text:p>150.321</text:p>
          </table:table-cell>
          <table:table-cell office:value-type="float" office:value="150.003" calcext:value-type="float">
            <text:p>150.003</text:p>
          </table:table-cell>
          <table:table-cell office:value-type="float" office:value="149.932" calcext:value-type="float">
            <text:p>149.932</text:p>
          </table:table-cell>
          <table:table-cell office:value-type="float" office:value="149.927" calcext:value-type="float">
            <text:p>149.927</text:p>
          </table:table-cell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office:value-type="float" office:value="150.3" calcext:value-type="float">
            <text:p>150.3</text:p>
          </table:table-cell>
          <table:table-cell office:value-type="float" office:value="150.206" calcext:value-type="float">
            <text:p>150.206</text:p>
          </table:table-cell>
          <table:table-cell office:value-type="float" office:value="149.889" calcext:value-type="float">
            <text:p>149.889</text:p>
          </table:table-cell>
          <table:table-cell office:value-type="float" office:value="149.816" calcext:value-type="float">
            <text:p>149.816</text:p>
          </table:table-cell>
          <table:table-cell office:value-type="float" office:value="149.811" calcext:value-type="float">
            <text:p>149.811</text:p>
          </table:table-cell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office:value-type="float" office:value="150.185" calcext:value-type="float">
            <text:p>150.185</text:p>
          </table:table-cell>
          <table:table-cell office:value-type="float" office:value="150.092" calcext:value-type="float">
            <text:p>150.092</text:p>
          </table:table-cell>
          <table:table-cell office:value-type="float" office:value="149.773" calcext:value-type="float">
            <text:p>149.773</text:p>
          </table:table-cell>
          <table:table-cell office:value-type="float" office:value="149.702" calcext:value-type="float">
            <text:p>149.702</text:p>
          </table:table-cell>
          <table:table-cell office:value-type="float" office:value="149.697" calcext:value-type="float">
            <text:p>149.697</text:p>
          </table:table-cell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office:value-type="float" office:value="150.07" calcext:value-type="float">
            <text:p>150.07</text:p>
          </table:table-cell>
          <table:table-cell office:value-type="float" office:value="149.978" calcext:value-type="float">
            <text:p>149.978</text:p>
          </table:table-cell>
          <table:table-cell office:value-type="float" office:value="149.658" calcext:value-type="float">
            <text:p>149.658</text:p>
          </table:table-cell>
          <table:table-cell office:value-type="float" office:value="149.586" calcext:value-type="float">
            <text:p>149.586</text:p>
          </table:table-cell>
          <table:table-cell office:value-type="float" office:value="149.582" calcext:value-type="float">
            <text:p>149.582</text:p>
          </table:table-cell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office:value-type="float" office:value="149.953" calcext:value-type="float">
            <text:p>149.953</text:p>
          </table:table-cell>
          <table:table-cell office:value-type="float" office:value="149.862" calcext:value-type="float">
            <text:p>149.862</text:p>
          </table:table-cell>
          <table:table-cell office:value-type="float" office:value="149.543" calcext:value-type="float">
            <text:p>149.543</text:p>
          </table:table-cell>
          <table:table-cell office:value-type="float" office:value="149.471" calcext:value-type="float">
            <text:p>149.471</text:p>
          </table:table-cell>
          <table:table-cell office:value-type="float" office:value="149.466" calcext:value-type="float">
            <text:p>149.466</text:p>
          </table:table-cell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office:value-type="float" office:value="149.838" calcext:value-type="float">
            <text:p>149.838</text:p>
          </table:table-cell>
          <table:table-cell office:value-type="float" office:value="149.75" calcext:value-type="float">
            <text:p>149.75</text:p>
          </table:table-cell>
          <table:table-cell office:value-type="float" office:value="149.429" calcext:value-type="float">
            <text:p>149.429</text:p>
          </table:table-cell>
          <table:table-cell office:value-type="float" office:value="149.359" calcext:value-type="float">
            <text:p>149.359</text:p>
          </table:table-cell>
          <table:table-cell office:value-type="float" office:value="149.354" calcext:value-type="float">
            <text:p>149.354</text:p>
          </table:table-cell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office:value-type="float" office:value="149.725" calcext:value-type="float">
            <text:p>149.725</text:p>
          </table:table-cell>
          <table:table-cell office:value-type="float" office:value="149.636" calcext:value-type="float">
            <text:p>149.636</text:p>
          </table:table-cell>
          <table:table-cell office:value-type="float" office:value="149.316" calcext:value-type="float">
            <text:p>149.316</text:p>
          </table:table-cell>
          <table:table-cell office:value-type="float" office:value="149.245" calcext:value-type="float">
            <text:p>149.245</text:p>
          </table:table-cell>
          <table:table-cell office:value-type="float" office:value="149.24" calcext:value-type="float">
            <text:p>149.24</text:p>
          </table:table-cell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float" office:value="149.612" calcext:value-type="float">
            <text:p>149.612</text:p>
          </table:table-cell>
          <table:table-cell office:value-type="float" office:value="149.522" calcext:value-type="float">
            <text:p>149.522</text:p>
          </table:table-cell>
          <table:table-cell office:value-type="float" office:value="149.202" calcext:value-type="float">
            <text:p>149.202</text:p>
          </table:table-cell>
          <table:table-cell office:value-type="float" office:value="149.131" calcext:value-type="float">
            <text:p>149.131</text:p>
          </table:table-cell>
          <table:table-cell office:value-type="float" office:value="149.126" calcext:value-type="float">
            <text:p>149.126</text:p>
          </table:table-cell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float" office:value="149.498" calcext:value-type="float">
            <text:p>149.498</text:p>
          </table:table-cell>
          <table:table-cell office:value-type="float" office:value="149.408" calcext:value-type="float">
            <text:p>149.408</text:p>
          </table:table-cell>
          <table:table-cell office:value-type="float" office:value="149.089" calcext:value-type="float">
            <text:p>149.089</text:p>
          </table:table-cell>
          <table:table-cell office:value-type="float" office:value="149.018" calcext:value-type="float">
            <text:p>149.018</text:p>
          </table:table-cell>
          <table:table-cell office:value-type="float" office:value="149.013" calcext:value-type="float">
            <text:p>149.013</text:p>
          </table:table-cell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office:value-type="float" office:value="149.384" calcext:value-type="float">
            <text:p>149.384</text:p>
          </table:table-cell>
          <table:table-cell office:value-type="float" office:value="149.295" calcext:value-type="float">
            <text:p>149.295</text:p>
          </table:table-cell>
          <table:table-cell office:value-type="float" office:value="148.975" calcext:value-type="float">
            <text:p>148.975</text:p>
          </table:table-cell>
          <table:table-cell office:value-type="float" office:value="148.904" calcext:value-type="float">
            <text:p>148.904</text:p>
          </table:table-cell>
          <table:table-cell office:value-type="float" office:value="148.899" calcext:value-type="float">
            <text:p>148.899</text:p>
          </table:table-cell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office:value-type="float" office:value="149.27" calcext:value-type="float">
            <text:p>149.27</text:p>
          </table:table-cell>
          <table:table-cell office:value-type="float" office:value="149.182" calcext:value-type="float">
            <text:p>149.182</text:p>
          </table:table-cell>
          <table:table-cell office:value-type="float" office:value="148.862" calcext:value-type="float">
            <text:p>148.862</text:p>
          </table:table-cell>
          <table:table-cell office:value-type="float" office:value="148.79" calcext:value-type="float">
            <text:p>148.79</text:p>
          </table:table-cell>
          <table:table-cell office:value-type="float" office:value="148.785" calcext:value-type="float">
            <text:p>148.785</text:p>
          </table:table-cell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office:value-type="float" office:value="149.156" calcext:value-type="float">
            <text:p>149.156</text:p>
          </table:table-cell>
          <table:table-cell office:value-type="float" office:value="149.069" calcext:value-type="float">
            <text:p>149.069</text:p>
          </table:table-cell>
          <table:table-cell office:value-type="float" office:value="148.747" calcext:value-type="float">
            <text:p>148.747</text:p>
          </table:table-cell>
          <table:table-cell office:value-type="float" office:value="148.676" calcext:value-type="float">
            <text:p>148.676</text:p>
          </table:table-cell>
          <table:table-cell office:value-type="float" office:value="148.672" calcext:value-type="float">
            <text:p>148.672</text:p>
          </table:table-cell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149.043" calcext:value-type="float">
            <text:p>149.043</text:p>
          </table:table-cell>
          <table:table-cell office:value-type="float" office:value="148.957" calcext:value-type="float">
            <text:p>148.957</text:p>
          </table:table-cell>
          <table:table-cell office:value-type="float" office:value="148.634" calcext:value-type="float">
            <text:p>148.634</text:p>
          </table:table-cell>
          <table:table-cell office:value-type="float" office:value="148.564" calcext:value-type="float">
            <text:p>148.564</text:p>
          </table:table-cell>
          <table:table-cell office:value-type="float" office:value="148.56" calcext:value-type="float">
            <text:p>148.56</text:p>
          </table:table-cell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148.93" calcext:value-type="float">
            <text:p>148.93</text:p>
          </table:table-cell>
          <table:table-cell office:value-type="float" office:value="148.845" calcext:value-type="float">
            <text:p>148.845</text:p>
          </table:table-cell>
          <table:table-cell office:value-type="float" office:value="148.522" calcext:value-type="float">
            <text:p>148.522</text:p>
          </table:table-cell>
          <table:table-cell office:value-type="float" office:value="148.45" calcext:value-type="float">
            <text:p>148.45</text:p>
          </table:table-cell>
          <table:table-cell office:value-type="float" office:value="148.445" calcext:value-type="float">
            <text:p>148.445</text:p>
          </table:table-cell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148.818" calcext:value-type="float">
            <text:p>148.818</text:p>
          </table:table-cell>
          <table:table-cell office:value-type="float" office:value="148.732" calcext:value-type="float">
            <text:p>148.732</text:p>
          </table:table-cell>
          <table:table-cell office:value-type="float" office:value="148.409" calcext:value-type="float">
            <text:p>148.409</text:p>
          </table:table-cell>
          <table:table-cell office:value-type="float" office:value="148.338" calcext:value-type="float">
            <text:p>148.338</text:p>
          </table:table-cell>
          <table:table-cell office:value-type="float" office:value="148.334" calcext:value-type="float">
            <text:p>148.334</text:p>
          </table:table-cell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148.704" calcext:value-type="float">
            <text:p>148.704</text:p>
          </table:table-cell>
          <table:table-cell office:value-type="float" office:value="148.62" calcext:value-type="float">
            <text:p>148.62</text:p>
          </table:table-cell>
          <table:table-cell office:value-type="float" office:value="148.297" calcext:value-type="float">
            <text:p>148.297</text:p>
          </table:table-cell>
          <table:table-cell office:value-type="float" office:value="148.227" calcext:value-type="float">
            <text:p>148.227</text:p>
          </table:table-cell>
          <table:table-cell office:value-type="float" office:value="148.222" calcext:value-type="float">
            <text:p>148.222</text:p>
          </table:table-cell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float" office:value="148.591" calcext:value-type="float">
            <text:p>148.591</text:p>
          </table:table-cell>
          <table:table-cell office:value-type="float" office:value="148.509" calcext:value-type="float">
            <text:p>148.509</text:p>
          </table:table-cell>
          <table:table-cell office:value-type="float" office:value="148.185" calcext:value-type="float">
            <text:p>148.185</text:p>
          </table:table-cell>
          <table:table-cell office:value-type="float" office:value="148.113" calcext:value-type="float">
            <text:p>148.113</text:p>
          </table:table-cell>
          <table:table-cell office:value-type="float" office:value="148.108" calcext:value-type="float">
            <text:p>148.108</text:p>
          </table:table-cell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148.48" calcext:value-type="float">
            <text:p>148.48</text:p>
          </table:table-cell>
          <table:table-cell office:value-type="float" office:value="148.397" calcext:value-type="float">
            <text:p>148.397</text:p>
          </table:table-cell>
          <table:table-cell office:value-type="float" office:value="148.072" calcext:value-type="float">
            <text:p>148.072</text:p>
          </table:table-cell>
          <table:table-cell office:value-type="float" office:value="148.002" calcext:value-type="float">
            <text:p>148.002</text:p>
          </table:table-cell>
          <table:table-cell office:value-type="float" office:value="147.997" calcext:value-type="float">
            <text:p>147.997</text:p>
          </table:table-cell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office:value-type="float" office:value="148.369" calcext:value-type="float">
            <text:p>148.369</text:p>
          </table:table-cell>
          <table:table-cell office:value-type="float" office:value="148.285" calcext:value-type="float">
            <text:p>148.285</text:p>
          </table:table-cell>
          <table:table-cell office:value-type="float" office:value="147.96" calcext:value-type="float">
            <text:p>147.96</text:p>
          </table:table-cell>
          <table:table-cell office:value-type="float" office:value="147.89" calcext:value-type="float">
            <text:p>147.89</text:p>
          </table:table-cell>
          <table:table-cell office:value-type="float" office:value="147.886" calcext:value-type="float">
            <text:p>147.886</text:p>
          </table:table-cell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office:value-type="float" office:value="148.256" calcext:value-type="float">
            <text:p>148.256</text:p>
          </table:table-cell>
          <table:table-cell office:value-type="float" office:value="148.175" calcext:value-type="float">
            <text:p>148.175</text:p>
          </table:table-cell>
          <table:table-cell office:value-type="float" office:value="147.85" calcext:value-type="float">
            <text:p>147.85</text:p>
          </table:table-cell>
          <table:table-cell office:value-type="float" office:value="147.781" calcext:value-type="float">
            <text:p>147.781</text:p>
          </table:table-cell>
          <table:table-cell office:value-type="float" office:value="147.776" calcext:value-type="float">
            <text:p>147.776</text:p>
          </table:table-cell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148.145" calcext:value-type="float">
            <text:p>148.145</text:p>
          </table:table-cell>
          <table:table-cell office:value-type="float" office:value="148.063" calcext:value-type="float">
            <text:p>148.063</text:p>
          </table:table-cell>
          <table:table-cell office:value-type="float" office:value="147.739" calcext:value-type="float">
            <text:p>147.739</text:p>
          </table:table-cell>
          <table:table-cell office:value-type="float" office:value="147.669" calcext:value-type="float">
            <text:p>147.669</text:p>
          </table:table-cell>
          <table:table-cell office:value-type="float" office:value="147.664" calcext:value-type="float">
            <text:p>147.664</text:p>
          </table:table-cell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147.951" calcext:value-type="float">
            <text:p>147.951</text:p>
          </table:table-cell>
          <table:table-cell office:value-type="float" office:value="147.628" calcext:value-type="float">
            <text:p>147.628</text:p>
          </table:table-cell>
          <table:table-cell office:value-type="float" office:value="147.558" calcext:value-type="float">
            <text:p>147.558</text:p>
          </table:table-cell>
          <table:table-cell office:value-type="float" office:value="147.553" calcext:value-type="float">
            <text:p>147.553</text:p>
          </table:table-cell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office:value-type="float" office:value="147.922" calcext:value-type="float">
            <text:p>147.922</text:p>
          </table:table-cell>
          <table:table-cell office:value-type="float" office:value="147.841" calcext:value-type="float">
            <text:p>147.841</text:p>
          </table:table-cell>
          <table:table-cell office:value-type="float" office:value="147.517" calcext:value-type="float">
            <text:p>147.517</text:p>
          </table:table-cell>
          <table:table-cell office:value-type="float" office:value="147.448" calcext:value-type="float">
            <text:p>147.448</text:p>
          </table:table-cell>
          <table:table-cell office:value-type="float" office:value="147.443" calcext:value-type="float">
            <text:p>147.443</text:p>
          </table:table-cell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office:value-type="float" office:value="147.811" calcext:value-type="float">
            <text:p>147.811</text:p>
          </table:table-cell>
          <table:table-cell office:value-type="float" office:value="147.731" calcext:value-type="float">
            <text:p>147.731</text:p>
          </table:table-cell>
          <table:table-cell office:value-type="float" office:value="147.407" calcext:value-type="float">
            <text:p>147.407</text:p>
          </table:table-cell>
          <table:table-cell office:value-type="float" office:value="147.337" calcext:value-type="float">
            <text:p>147.337</text:p>
          </table:table-cell>
          <table:table-cell office:value-type="float" office:value="147.332" calcext:value-type="float">
            <text:p>147.332</text:p>
          </table:table-cell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office:value-type="float" office:value="147.701" calcext:value-type="float">
            <text:p>147.701</text:p>
          </table:table-cell>
          <table:table-cell office:value-type="float" office:value="147.621" calcext:value-type="float">
            <text:p>147.621</text:p>
          </table:table-cell>
          <table:table-cell office:value-type="float" office:value="147.296" calcext:value-type="float">
            <text:p>147.296</text:p>
          </table:table-cell>
          <table:table-cell office:value-type="float" office:value="147.228" calcext:value-type="float">
            <text:p>147.228</text:p>
          </table:table-cell>
          <table:table-cell office:value-type="float" office:value="147.223" calcext:value-type="float">
            <text:p>147.223</text:p>
          </table:table-cell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office:value-type="float" office:value="147.592" calcext:value-type="float">
            <text:p>147.592</text:p>
          </table:table-cell>
          <table:table-cell office:value-type="float" office:value="147.511" calcext:value-type="float">
            <text:p>147.511</text:p>
          </table:table-cell>
          <table:table-cell office:value-type="float" office:value="147.186" calcext:value-type="float">
            <text:p>147.186</text:p>
          </table:table-cell>
          <table:table-cell office:value-type="float" office:value="147.117" calcext:value-type="float">
            <text:p>147.117</text:p>
          </table:table-cell>
          <table:table-cell office:value-type="float" office:value="147.112" calcext:value-type="float">
            <text:p>147.112</text:p>
          </table:table-cell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147.481" calcext:value-type="float">
            <text:p>147.481</text:p>
          </table:table-cell>
          <table:table-cell office:value-type="float" office:value="147.402" calcext:value-type="float">
            <text:p>147.402</text:p>
          </table:table-cell>
          <table:table-cell office:value-type="float" office:value="147.075" calcext:value-type="float">
            <text:p>147.075</text:p>
          </table:table-cell>
          <table:table-cell office:value-type="float" office:value="147.008" calcext:value-type="float">
            <text:p>147.008</text:p>
          </table:table-cell>
          <table:table-cell office:value-type="float" office:value="147.003" calcext:value-type="float">
            <text:p>147.003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147.37" calcext:value-type="float">
            <text:p>147.37</text:p>
          </table:table-cell>
          <table:table-cell office:value-type="float" office:value="147.292" calcext:value-type="float">
            <text:p>147.292</text:p>
          </table:table-cell>
          <table:table-cell office:value-type="float" office:value="146.968" calcext:value-type="float">
            <text:p>146.968</text:p>
          </table:table-cell>
          <table:table-cell office:value-type="float" office:value="146.899" calcext:value-type="float">
            <text:p>146.899</text:p>
          </table:table-cell>
          <table:table-cell office:value-type="float" office:value="146.894" calcext:value-type="float">
            <text:p>146.894</text:p>
          </table:table-cell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office:value-type="float" office:value="147.26" calcext:value-type="float">
            <text:p>147.26</text:p>
          </table:table-cell>
          <table:table-cell office:value-type="float" office:value="147.183" calcext:value-type="float">
            <text:p>147.183</text:p>
          </table:table-cell>
          <table:table-cell office:value-type="float" office:value="146.858" calcext:value-type="float">
            <text:p>146.858</text:p>
          </table:table-cell>
          <table:table-cell office:value-type="float" office:value="146.789" calcext:value-type="float">
            <text:p>146.789</text:p>
          </table:table-cell>
          <table:table-cell office:value-type="float" office:value="146.784" calcext:value-type="float">
            <text:p>146.784</text:p>
          </table:table-cell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47.15" calcext:value-type="float">
            <text:p>147.15</text:p>
          </table:table-cell>
          <table:table-cell office:value-type="float" office:value="147.075" calcext:value-type="float">
            <text:p>147.075</text:p>
          </table:table-cell>
          <table:table-cell office:value-type="float" office:value="146.75" calcext:value-type="float">
            <text:p>146.75</text:p>
          </table:table-cell>
          <table:table-cell office:value-type="float" office:value="146.681" calcext:value-type="float">
            <text:p>146.681</text:p>
          </table:table-cell>
          <table:table-cell office:value-type="float" office:value="146.676" calcext:value-type="float">
            <text:p>146.676</text:p>
          </table:table-cell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office:value-type="float" office:value="147.042" calcext:value-type="float">
            <text:p>147.042</text:p>
          </table:table-cell>
          <table:table-cell office:value-type="float" office:value="146.964" calcext:value-type="float">
            <text:p>146.964</text:p>
          </table:table-cell>
          <table:table-cell office:value-type="float" office:value="146.64" calcext:value-type="float">
            <text:p>146.64</text:p>
          </table:table-cell>
          <table:table-cell office:value-type="float" office:value="146.572" calcext:value-type="float">
            <text:p>146.572</text:p>
          </table:table-cell>
          <table:table-cell office:value-type="float" office:value="146.568" calcext:value-type="float">
            <text:p>146.568</text:p>
          </table:table-cell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office:value-type="float" office:value="146.934" calcext:value-type="float">
            <text:p>146.934</text:p>
          </table:table-cell>
          <table:table-cell office:value-type="float" office:value="146.855" calcext:value-type="float">
            <text:p>146.855</text:p>
          </table:table-cell>
          <table:table-cell office:value-type="float" office:value="146.533" calcext:value-type="float">
            <text:p>146.533</text:p>
          </table:table-cell>
          <table:table-cell office:value-type="float" office:value="146.464" calcext:value-type="float">
            <text:p>146.464</text:p>
          </table:table-cell>
          <table:table-cell office:value-type="float" office:value="146.459" calcext:value-type="float">
            <text:p>146.459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146.826" calcext:value-type="float">
            <text:p>146.826</text:p>
          </table:table-cell>
          <table:table-cell office:value-type="float" office:value="146.746" calcext:value-type="float">
            <text:p>146.746</text:p>
          </table:table-cell>
          <table:table-cell office:value-type="float" office:value="146.425" calcext:value-type="float">
            <text:p>146.425</text:p>
          </table:table-cell>
          <table:table-cell office:value-type="float" office:value="146.355" calcext:value-type="float">
            <text:p>146.355</text:p>
          </table:table-cell>
          <table:table-cell office:value-type="float" office:value="146.351" calcext:value-type="float">
            <text:p>146.351</text:p>
          </table:table-cell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float" office:value="146.717" calcext:value-type="float">
            <text:p>146.717</text:p>
          </table:table-cell>
          <table:table-cell office:value-type="float" office:value="146.639" calcext:value-type="float">
            <text:p>146.639</text:p>
          </table:table-cell>
          <table:table-cell office:value-type="float" office:value="146.315" calcext:value-type="float">
            <text:p>146.315</text:p>
          </table:table-cell>
          <table:table-cell office:value-type="float" office:value="146.247" calcext:value-type="float">
            <text:p>146.247</text:p>
          </table:table-cell>
          <table:table-cell office:value-type="float" office:value="146.242" calcext:value-type="float">
            <text:p>146.242</text:p>
          </table:table-cell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146.609" calcext:value-type="float">
            <text:p>146.609</text:p>
          </table:table-cell>
          <table:table-cell office:value-type="float" office:value="146.532" calcext:value-type="float">
            <text:p>146.532</text:p>
          </table:table-cell>
          <table:table-cell office:value-type="float" office:value="146.207" calcext:value-type="float">
            <text:p>146.207</text:p>
          </table:table-cell>
          <table:table-cell office:value-type="float" office:value="146.138" calcext:value-type="float">
            <text:p>146.138</text:p>
          </table:table-cell>
          <table:table-cell office:value-type="float" office:value="146.133" calcext:value-type="float">
            <text:p>146.133</text:p>
          </table:table-cell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office:value-type="float" office:value="146.499" calcext:value-type="float">
            <text:p>146.499</text:p>
          </table:table-cell>
          <table:table-cell office:value-type="float" office:value="146.424" calcext:value-type="float">
            <text:p>146.424</text:p>
          </table:table-cell>
          <table:table-cell office:value-type="float" office:value="146.1" calcext:value-type="float">
            <text:p>146.1</text:p>
          </table:table-cell>
          <table:table-cell office:value-type="float" office:value="146.031" calcext:value-type="float">
            <text:p>146.031</text:p>
          </table:table-cell>
          <table:table-cell office:value-type="float" office:value="146.026" calcext:value-type="float">
            <text:p>146.026</text:p>
          </table:table-cell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office:value-type="float" office:value="146.391" calcext:value-type="float">
            <text:p>146.391</text:p>
          </table:table-cell>
          <table:table-cell office:value-type="float" office:value="146.318" calcext:value-type="float">
            <text:p>146.318</text:p>
          </table:table-cell>
          <table:table-cell office:value-type="float" office:value="145.993" calcext:value-type="float">
            <text:p>145.993</text:p>
          </table:table-cell>
          <table:table-cell office:value-type="float" office:value="145.924" calcext:value-type="float">
            <text:p>145.924</text:p>
          </table:table-cell>
          <table:table-cell office:value-type="float" office:value="145.919" calcext:value-type="float">
            <text:p>145.919</text:p>
          </table:table-cell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146.283" calcext:value-type="float">
            <text:p>146.283</text:p>
          </table:table-cell>
          <table:table-cell office:value-type="float" office:value="146.211" calcext:value-type="float">
            <text:p>146.211</text:p>
          </table:table-cell>
          <table:table-cell office:value-type="float" office:value="145.886" calcext:value-type="float">
            <text:p>145.886</text:p>
          </table:table-cell>
          <table:table-cell office:value-type="float" office:value="145.817" calcext:value-type="float">
            <text:p>145.817</text:p>
          </table:table-cell>
          <table:table-cell office:value-type="float" office:value="145.812" calcext:value-type="float">
            <text:p>145.812</text:p>
          </table:table-cell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office:value-type="float" office:value="146.175" calcext:value-type="float">
            <text:p>146.175</text:p>
          </table:table-cell>
          <table:table-cell office:value-type="float" office:value="146.104" calcext:value-type="float">
            <text:p>146.104</text:p>
          </table:table-cell>
          <table:table-cell office:value-type="float" office:value="145.779" calcext:value-type="float">
            <text:p>145.779</text:p>
          </table:table-cell>
          <table:table-cell office:value-type="float" office:value="145.711" calcext:value-type="float">
            <text:p>145.711</text:p>
          </table:table-cell>
          <table:table-cell office:value-type="float" office:value="145.707" calcext:value-type="float">
            <text:p>145.707</text:p>
          </table:table-cell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office:value-type="float" office:value="146.07" calcext:value-type="float">
            <text:p>146.07</text:p>
          </table:table-cell>
          <table:table-cell office:value-type="float" office:value="145.998" calcext:value-type="float">
            <text:p>145.998</text:p>
          </table:table-cell>
          <table:table-cell office:value-type="float" office:value="145.674" calcext:value-type="float">
            <text:p>145.674</text:p>
          </table:table-cell>
          <table:table-cell office:value-type="float" office:value="145.605" calcext:value-type="float">
            <text:p>145.605</text:p>
          </table:table-cell>
          <table:table-cell office:value-type="float" office:value="145.6" calcext:value-type="float">
            <text:p>145.6</text:p>
          </table:table-cell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office:value-type="float" office:value="145.963" calcext:value-type="float">
            <text:p>145.963</text:p>
          </table:table-cell>
          <table:table-cell office:value-type="float" office:value="145.892" calcext:value-type="float">
            <text:p>145.892</text:p>
          </table:table-cell>
          <table:table-cell office:value-type="float" office:value="145.568" calcext:value-type="float">
            <text:p>145.568</text:p>
          </table:table-cell>
          <table:table-cell office:value-type="float" office:value="145.498" calcext:value-type="float">
            <text:p>145.498</text:p>
          </table:table-cell>
          <table:table-cell office:value-type="float" office:value="145.493" calcext:value-type="float">
            <text:p>145.493</text:p>
          </table:table-cell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office:value-type="float" office:value="145.856" calcext:value-type="float">
            <text:p>145.856</text:p>
          </table:table-cell>
          <table:table-cell office:value-type="float" office:value="145.786" calcext:value-type="float">
            <text:p>145.786</text:p>
          </table:table-cell>
          <table:table-cell office:value-type="float" office:value="145.46" calcext:value-type="float">
            <text:p>145.46</text:p>
          </table:table-cell>
          <table:table-cell office:value-type="float" office:value="145.391" calcext:value-type="float">
            <text:p>145.391</text:p>
          </table:table-cell>
          <table:table-cell office:value-type="float" office:value="145.387" calcext:value-type="float">
            <text:p>145.387</text:p>
          </table:table-cell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office:value-type="float" office:value="145.749" calcext:value-type="float">
            <text:p>145.749</text:p>
          </table:table-cell>
          <table:table-cell office:value-type="float" office:value="145.679" calcext:value-type="float">
            <text:p>145.679</text:p>
          </table:table-cell>
          <table:table-cell office:value-type="float" office:value="145.354" calcext:value-type="float">
            <text:p>145.354</text:p>
          </table:table-cell>
          <table:table-cell office:value-type="float" office:value="145.286" calcext:value-type="float">
            <text:p>145.286</text:p>
          </table:table-cell>
          <table:table-cell office:value-type="float" office:value="145.281" calcext:value-type="float">
            <text:p>145.281</text:p>
          </table:table-cell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office:value-type="float" office:value="145.643" calcext:value-type="float">
            <text:p>145.643</text:p>
          </table:table-cell>
          <table:table-cell office:value-type="float" office:value="145.573" calcext:value-type="float">
            <text:p>145.573</text:p>
          </table:table-cell>
          <table:table-cell office:value-type="float" office:value="145.25" calcext:value-type="float">
            <text:p>145.2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5.175" calcext:value-type="float">
            <text:p>145.175</text:p>
          </table:table-cell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office:value-type="float" office:value="145.537" calcext:value-type="float">
            <text:p>145.537</text:p>
          </table:table-cell>
          <table:table-cell office:value-type="float" office:value="145.467" calcext:value-type="float">
            <text:p>145.467</text:p>
          </table:table-cell>
          <table:table-cell office:value-type="float" office:value="145.144" calcext:value-type="float">
            <text:p>145.144</text:p>
          </table:table-cell>
          <table:table-cell office:value-type="float" office:value="145.074" calcext:value-type="float">
            <text:p>145.074</text:p>
          </table:table-cell>
          <table:table-cell office:value-type="float" office:value="145.07" calcext:value-type="float">
            <text:p>145.07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145.43" calcext:value-type="float">
            <text:p>145.43</text:p>
          </table:table-cell>
          <table:table-cell office:value-type="float" office:value="145.361" calcext:value-type="float">
            <text:p>145.361</text:p>
          </table:table-cell>
          <table:table-cell office:value-type="float" office:value="145.036" calcext:value-type="float">
            <text:p>145.036</text:p>
          </table:table-cell>
          <table:table-cell office:value-type="float" office:value="144.968" calcext:value-type="float">
            <text:p>144.968</text:p>
          </table:table-cell>
          <table:table-cell office:value-type="float" office:value="144.964" calcext:value-type="float">
            <text:p>144.964</text:p>
          </table:table-cell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office:value-type="float" office:value="145.325" calcext:value-type="float">
            <text:p>145.325</text:p>
          </table:table-cell>
          <table:table-cell office:value-type="float" office:value="145.257" calcext:value-type="float">
            <text:p>145.257</text:p>
          </table:table-cell>
          <table:table-cell office:value-type="float" office:value="144.931" calcext:value-type="float">
            <text:p>144.931</text:p>
          </table:table-cell>
          <table:table-cell office:value-type="float" office:value="144.862" calcext:value-type="float">
            <text:p>144.862</text:p>
          </table:table-cell>
          <table:table-cell office:value-type="float" office:value="144.858" calcext:value-type="float">
            <text:p>144.858</text:p>
          </table:table-cell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office:value-type="float" office:value="145.219" calcext:value-type="float">
            <text:p>145.219</text:p>
          </table:table-cell>
          <table:table-cell office:value-type="float" office:value="145.151" calcext:value-type="float">
            <text:p>145.151</text:p>
          </table:table-cell>
          <table:table-cell office:value-type="float" office:value="144.826" calcext:value-type="float">
            <text:p>144.826</text:p>
          </table:table-cell>
          <table:table-cell office:value-type="float" office:value="144.758" calcext:value-type="float">
            <text:p>144.758</text:p>
          </table:table-cell>
          <table:table-cell office:value-type="float" office:value="144.754" calcext:value-type="float">
            <text:p>144.754</text:p>
          </table:table-cell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145.113" calcext:value-type="float">
            <text:p>145.113</text:p>
          </table:table-cell>
          <table:table-cell office:value-type="float" office:value="145.047" calcext:value-type="float">
            <text:p>145.047</text:p>
          </table:table-cell>
          <table:table-cell office:value-type="float" office:value="144.722" calcext:value-type="float">
            <text:p>144.722</text:p>
          </table:table-cell>
          <table:table-cell office:value-type="float" office:value="144.653" calcext:value-type="float">
            <text:p>144.653</text:p>
          </table:table-cell>
          <table:table-cell office:value-type="float" office:value="144.648" calcext:value-type="float">
            <text:p>144.648</text:p>
          </table:table-cell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office:value-type="float" office:value="145.008" calcext:value-type="float">
            <text:p>145.008</text:p>
          </table:table-cell>
          <table:table-cell office:value-type="float" office:value="144.942" calcext:value-type="float">
            <text:p>144.942</text:p>
          </table:table-cell>
          <table:table-cell office:value-type="float" office:value="144.617" calcext:value-type="float">
            <text:p>144.617</text:p>
          </table:table-cell>
          <table:table-cell office:value-type="float" office:value="144.547" calcext:value-type="float">
            <text:p>144.547</text:p>
          </table:table-cell>
          <table:table-cell office:value-type="float" office:value="144.543" calcext:value-type="float">
            <text:p>144.543</text:p>
          </table:table-cell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office:value-type="float" office:value="144.904" calcext:value-type="float">
            <text:p>144.904</text:p>
          </table:table-cell>
          <table:table-cell office:value-type="float" office:value="144.837" calcext:value-type="float">
            <text:p>144.837</text:p>
          </table:table-cell>
          <table:table-cell office:value-type="float" office:value="144.513" calcext:value-type="float">
            <text:p>144.513</text:p>
          </table:table-cell>
          <table:table-cell office:value-type="float" office:value="144.444" calcext:value-type="float">
            <text:p>144.444</text:p>
          </table:table-cell>
          <table:table-cell office:value-type="float" office:value="144.439" calcext:value-type="float">
            <text:p>144.439</text:p>
          </table:table-cell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office:value-type="float" office:value="144.799" calcext:value-type="float">
            <text:p>144.799</text:p>
          </table:table-cell>
          <table:table-cell office:value-type="float" office:value="144.732" calcext:value-type="float">
            <text:p>144.732</text:p>
          </table:table-cell>
          <table:table-cell office:value-type="float" office:value="144.408" calcext:value-type="float">
            <text:p>144.408</text:p>
          </table:table-cell>
          <table:table-cell office:value-type="float" office:value="144.339" calcext:value-type="float">
            <text:p>144.339</text:p>
          </table:table-cell>
          <table:table-cell office:value-type="float" office:value="144.334" calcext:value-type="float">
            <text:p>144.334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144.694" calcext:value-type="float">
            <text:p>144.694</text:p>
          </table:table-cell>
          <table:table-cell office:value-type="float" office:value="144.629" calcext:value-type="float">
            <text:p>144.629</text:p>
          </table:table-cell>
          <table:table-cell office:value-type="float" office:value="144.303" calcext:value-type="float">
            <text:p>144.303</text:p>
          </table:table-cell>
          <table:table-cell office:value-type="float" office:value="144.235" calcext:value-type="float">
            <text:p>144.235</text:p>
          </table:table-cell>
          <table:table-cell office:value-type="float" office:value="144.23" calcext:value-type="float">
            <text:p>144.23</text:p>
          </table:table-cell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office:value-type="float" office:value="144.59" calcext:value-type="float">
            <text:p>144.59</text:p>
          </table:table-cell>
          <table:table-cell office:value-type="float" office:value="144.525" calcext:value-type="float">
            <text:p>144.525</text:p>
          </table:table-cell>
          <table:table-cell office:value-type="float" office:value="144.199" calcext:value-type="float">
            <text:p>144.199</text:p>
          </table:table-cell>
          <table:table-cell office:value-type="float" office:value="144.131" calcext:value-type="float">
            <text:p>144.131</text:p>
          </table:table-cell>
          <table:table-cell office:value-type="float" office:value="144.126" calcext:value-type="float">
            <text:p>144.126</text:p>
          </table:table-cell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office:value-type="float" office:value="144.486" calcext:value-type="float">
            <text:p>144.486</text:p>
          </table:table-cell>
          <table:table-cell office:value-type="float" office:value="144.421" calcext:value-type="float">
            <text:p>144.421</text:p>
          </table:table-cell>
          <table:table-cell office:value-type="float" office:value="144.095" calcext:value-type="float">
            <text:p>144.095</text:p>
          </table:table-cell>
          <table:table-cell office:value-type="float" office:value="144.026" calcext:value-type="float">
            <text:p>144.026</text:p>
          </table:table-cell>
          <table:table-cell office:value-type="float" office:value="144.021" calcext:value-type="float">
            <text:p>144.021</text:p>
          </table:table-cell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office:value-type="float" office:value="144.382" calcext:value-type="float">
            <text:p>144.382</text:p>
          </table:table-cell>
          <table:table-cell office:value-type="float" office:value="144.317" calcext:value-type="float">
            <text:p>144.317</text:p>
          </table:table-cell>
          <table:table-cell office:value-type="float" office:value="143.992" calcext:value-type="float">
            <text:p>143.992</text:p>
          </table:table-cell>
          <table:table-cell office:value-type="float" office:value="143.923" calcext:value-type="float">
            <text:p>143.923</text:p>
          </table:table-cell>
          <table:table-cell office:value-type="float" office:value="143.918" calcext:value-type="float">
            <text:p>143.918</text:p>
          </table:table-cell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office:value-type="float" office:value="144.277" calcext:value-type="float">
            <text:p>144.277</text:p>
          </table:table-cell>
          <table:table-cell office:value-type="float" office:value="144.213" calcext:value-type="float">
            <text:p>144.213</text:p>
          </table:table-cell>
          <table:table-cell office:value-type="float" office:value="143.888" calcext:value-type="float">
            <text:p>143.888</text:p>
          </table:table-cell>
          <table:table-cell office:value-type="float" office:value="143.82" calcext:value-type="float">
            <text:p>143.82</text:p>
          </table:table-cell>
          <table:table-cell office:value-type="float" office:value="143.815" calcext:value-type="float">
            <text:p>143.815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144.176" calcext:value-type="float">
            <text:p>144.176</text:p>
          </table:table-cell>
          <table:table-cell office:value-type="float" office:value="144.111" calcext:value-type="float">
            <text:p>144.111</text:p>
          </table:table-cell>
          <table:table-cell office:value-type="float" office:value="143.785" calcext:value-type="float">
            <text:p>143.785</text:p>
          </table:table-cell>
          <table:table-cell office:value-type="float" office:value="143.716" calcext:value-type="float">
            <text:p>143.716</text:p>
          </table:table-cell>
          <table:table-cell office:value-type="float" office:value="143.712" calcext:value-type="float">
            <text:p>143.712</text:p>
          </table:table-cell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office:value-type="float" office:value="144.072" calcext:value-type="float">
            <text:p>144.072</text:p>
          </table:table-cell>
          <table:table-cell office:value-type="float" office:value="144.007" calcext:value-type="float">
            <text:p>144.007</text:p>
          </table:table-cell>
          <table:table-cell office:value-type="float" office:value="143.682" calcext:value-type="float">
            <text:p>143.682</text:p>
          </table:table-cell>
          <table:table-cell office:value-type="float" office:value="143.613" calcext:value-type="float">
            <text:p>143.613</text:p>
          </table:table-cell>
          <table:table-cell office:value-type="float" office:value="143.609" calcext:value-type="float">
            <text:p>143.609</text:p>
          </table:table-cell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office:value-type="float" office:value="143.969" calcext:value-type="float">
            <text:p>143.969</text:p>
          </table:table-cell>
          <table:table-cell office:value-type="float" office:value="143.905" calcext:value-type="float">
            <text:p>143.905</text:p>
          </table:table-cell>
          <table:table-cell office:value-type="float" office:value="143.58" calcext:value-type="float">
            <text:p>143.58</text:p>
          </table:table-cell>
          <table:table-cell office:value-type="float" office:value="143.511" calcext:value-type="float">
            <text:p>143.511</text:p>
          </table:table-cell>
          <table:table-cell office:value-type="float" office:value="143.506" calcext:value-type="float">
            <text:p>143.506</text:p>
          </table:table-cell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office:value-type="float" office:value="143.865" calcext:value-type="float">
            <text:p>143.865</text:p>
          </table:table-cell>
          <table:table-cell office:value-type="float" office:value="143.803" calcext:value-type="float">
            <text:p>143.803</text:p>
          </table:table-cell>
          <table:table-cell office:value-type="float" office:value="143.476" calcext:value-type="float">
            <text:p>143.476</text:p>
          </table:table-cell>
          <table:table-cell office:value-type="float" office:value="143.408" calcext:value-type="float">
            <text:p>143.408</text:p>
          </table:table-cell>
          <table:table-cell office:value-type="float" office:value="143.403" calcext:value-type="float">
            <text:p>143.403</text:p>
          </table:table-cell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office:value-type="float" office:value="143.763" calcext:value-type="float">
            <text:p>143.763</text:p>
          </table:table-cell>
          <table:table-cell office:value-type="float" office:value="143.701" calcext:value-type="float">
            <text:p>143.701</text:p>
          </table:table-cell>
          <table:table-cell office:value-type="float" office:value="143.373" calcext:value-type="float">
            <text:p>143.373</text:p>
          </table:table-cell>
          <table:table-cell office:value-type="float" office:value="143.305" calcext:value-type="float">
            <text:p>143.305</text:p>
          </table:table-cell>
          <table:table-cell office:value-type="float" office:value="143.301" calcext:value-type="float">
            <text:p>143.301</text:p>
          </table:table-cell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office:value-type="float" office:value="143.659" calcext:value-type="float">
            <text:p>143.659</text:p>
          </table:table-cell>
          <table:table-cell office:value-type="float" office:value="143.598" calcext:value-type="float">
            <text:p>143.598</text:p>
          </table:table-cell>
          <table:table-cell office:value-type="float" office:value="143.271" calcext:value-type="float">
            <text:p>143.271</text:p>
          </table:table-cell>
          <table:table-cell office:value-type="float" office:value="143.204" calcext:value-type="float">
            <text:p>143.204</text:p>
          </table:table-cell>
          <table:table-cell office:value-type="float" office:value="143.199" calcext:value-type="float">
            <text:p>143.199</text:p>
          </table:table-cell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office:value-type="float" office:value="143.556" calcext:value-type="float">
            <text:p>143.556</text:p>
          </table:table-cell>
          <table:table-cell office:value-type="float" office:value="143.496" calcext:value-type="float">
            <text:p>143.496</text:p>
          </table:table-cell>
          <table:table-cell office:value-type="float" office:value="143.171" calcext:value-type="float">
            <text:p>143.171</text:p>
          </table:table-cell>
          <table:table-cell office:value-type="float" office:value="143.102" calcext:value-type="float">
            <text:p>143.102</text:p>
          </table:table-cell>
          <table:table-cell office:value-type="float" office:value="143.097" calcext:value-type="float">
            <text:p>143.097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143.453" calcext:value-type="float">
            <text:p>143.453</text:p>
          </table:table-cell>
          <table:table-cell office:value-type="float" office:value="143.395" calcext:value-type="float">
            <text:p>143.395</text:p>
          </table:table-cell>
          <table:table-cell office:value-type="float" office:value="143.068" calcext:value-type="float">
            <text:p>143.068</text:p>
          </table:table-cell>
          <table:table-cell office:value-type="float" office:value="143" calcext:value-type="float">
            <text:p>143</text:p>
          </table:table-cell>
          <table:table-cell office:value-type="float" office:value="142.996" calcext:value-type="float">
            <text:p>142.996</text:p>
          </table:table-cell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office:value-type="float" office:value="143.352" calcext:value-type="float">
            <text:p>143.352</text:p>
          </table:table-cell>
          <table:table-cell office:value-type="float" office:value="143.293" calcext:value-type="float">
            <text:p>143.293</text:p>
          </table:table-cell>
          <table:table-cell office:value-type="float" office:value="142.967" calcext:value-type="float">
            <text:p>142.967</text:p>
          </table:table-cell>
          <table:table-cell office:value-type="float" office:value="142.899" calcext:value-type="float">
            <text:p>142.899</text:p>
          </table:table-cell>
          <table:table-cell office:value-type="float" office:value="142.895" calcext:value-type="float">
            <text:p>142.895</text:p>
          </table:table-cell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office:value-type="float" office:value="143.251" calcext:value-type="float">
            <text:p>143.251</text:p>
          </table:table-cell>
          <table:table-cell office:value-type="float" office:value="143.192" calcext:value-type="float">
            <text:p>143.192</text:p>
          </table:table-cell>
          <table:table-cell office:value-type="float" office:value="142.866" calcext:value-type="float">
            <text:p>142.866</text:p>
          </table:table-cell>
          <table:table-cell office:value-type="float" office:value="142.798" calcext:value-type="float">
            <text:p>142.798</text:p>
          </table:table-cell>
          <table:table-cell office:value-type="float" office:value="142.793" calcext:value-type="float">
            <text:p>142.793</text:p>
          </table:table-cell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office:value-type="float" office:value="143.149" calcext:value-type="float">
            <text:p>143.149</text:p>
          </table:table-cell>
          <table:table-cell office:value-type="float" office:value="143.091" calcext:value-type="float">
            <text:p>143.091</text:p>
          </table:table-cell>
          <table:table-cell office:value-type="float" office:value="142.765" calcext:value-type="float">
            <text:p>142.765</text:p>
          </table:table-cell>
          <table:table-cell office:value-type="float" office:value="142.697" calcext:value-type="float">
            <text:p>142.697</text:p>
          </table:table-cell>
          <table:table-cell office:value-type="float" office:value="142.693" calcext:value-type="float">
            <text:p>142.693</text:p>
          </table:table-cell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office:value-type="float" office:value="143.048" calcext:value-type="float">
            <text:p>143.048</text:p>
          </table:table-cell>
          <table:table-cell office:value-type="float" office:value="142.99" calcext:value-type="float">
            <text:p>142.99</text:p>
          </table:table-cell>
          <table:table-cell office:value-type="float" office:value="142.664" calcext:value-type="float">
            <text:p>142.664</text:p>
          </table:table-cell>
          <table:table-cell office:value-type="float" office:value="142.596" calcext:value-type="float">
            <text:p>142.596</text:p>
          </table:table-cell>
          <table:table-cell office:value-type="float" office:value="142.591" calcext:value-type="float">
            <text:p>142.591</text:p>
          </table:table-cell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office:value-type="float" office:value="142.947" calcext:value-type="float">
            <text:p>142.947</text:p>
          </table:table-cell>
          <table:table-cell office:value-type="float" office:value="142.889" calcext:value-type="float">
            <text:p>142.889</text:p>
          </table:table-cell>
          <table:table-cell office:value-type="float" office:value="142.563" calcext:value-type="float">
            <text:p>142.563</text:p>
          </table:table-cell>
          <table:table-cell office:value-type="float" office:value="142.495" calcext:value-type="float">
            <text:p>142.495</text:p>
          </table:table-cell>
          <table:table-cell office:value-type="float" office:value="142.49" calcext:value-type="float">
            <text:p>142.49</text:p>
          </table:table-cell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office:value-type="float" office:value="142.847" calcext:value-type="float">
            <text:p>142.847</text:p>
          </table:table-cell>
          <table:table-cell office:value-type="float" office:value="142.788" calcext:value-type="float">
            <text:p>142.788</text:p>
          </table:table-cell>
          <table:table-cell office:value-type="float" office:value="142.462" calcext:value-type="float">
            <text:p>142.462</text:p>
          </table:table-cell>
          <table:table-cell office:value-type="float" office:value="142.394" calcext:value-type="float">
            <text:p>142.394</text:p>
          </table:table-cell>
          <table:table-cell office:value-type="float" office:value="142.39" calcext:value-type="float">
            <text:p>142.39</text:p>
          </table:table-cell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office:value-type="float" office:value="142.746" calcext:value-type="float">
            <text:p>142.746</text:p>
          </table:table-cell>
          <table:table-cell office:value-type="float" office:value="142.687" calcext:value-type="float">
            <text:p>142.687</text:p>
          </table:table-cell>
          <table:table-cell office:value-type="float" office:value="142.362" calcext:value-type="float">
            <text:p>142.362</text:p>
          </table:table-cell>
          <table:table-cell office:value-type="float" office:value="142.295" calcext:value-type="float">
            <text:p>142.295</text:p>
          </table:table-cell>
          <table:table-cell office:value-type="float" office:value="142.29" calcext:value-type="float">
            <text:p>142.29</text:p>
          </table:table-cell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office:value-type="float" office:value="142.644" calcext:value-type="float">
            <text:p>142.644</text:p>
          </table:table-cell>
          <table:table-cell office:value-type="float" office:value="142.587" calcext:value-type="float">
            <text:p>142.587</text:p>
          </table:table-cell>
          <table:table-cell office:value-type="float" office:value="142.263" calcext:value-type="float">
            <text:p>142.263</text:p>
          </table:table-cell>
          <table:table-cell office:value-type="float" office:value="142.195" calcext:value-type="float">
            <text:p>142.195</text:p>
          </table:table-cell>
          <table:table-cell office:value-type="float" office:value="142.191" calcext:value-type="float">
            <text:p>142.191</text:p>
          </table:table-cell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office:value-type="float" office:value="142.544" calcext:value-type="float">
            <text:p>142.544</text:p>
          </table:table-cell>
          <table:table-cell office:value-type="float" office:value="142.488" calcext:value-type="float">
            <text:p>142.488</text:p>
          </table:table-cell>
          <table:table-cell office:value-type="float" office:value="142.163" calcext:value-type="float">
            <text:p>142.163</text:p>
          </table:table-cell>
          <table:table-cell office:value-type="float" office:value="142.096" calcext:value-type="float">
            <text:p>142.096</text:p>
          </table:table-cell>
          <table:table-cell office:value-type="float" office:value="142.092" calcext:value-type="float">
            <text:p>142.092</text:p>
          </table:table-cell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office:value-type="float" office:value="142.446" calcext:value-type="float">
            <text:p>142.446</text:p>
          </table:table-cell>
          <table:table-cell office:value-type="float" office:value="142.387" calcext:value-type="float">
            <text:p>142.387</text:p>
          </table:table-cell>
          <table:table-cell office:value-type="float" office:value="142.064" calcext:value-type="float">
            <text:p>142.064</text:p>
          </table:table-cell>
          <table:table-cell office:value-type="float" office:value="141.996" calcext:value-type="float">
            <text:p>141.996</text:p>
          </table:table-cell>
          <table:table-cell office:value-type="float" office:value="141.992" calcext:value-type="float">
            <text:p>141.992</text:p>
          </table:table-cell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office:value-type="float" office:value="142.347" calcext:value-type="float">
            <text:p>142.347</text:p>
          </table:table-cell>
          <table:table-cell office:value-type="float" office:value="142.288" calcext:value-type="float">
            <text:p>142.288</text:p>
          </table:table-cell>
          <table:table-cell office:value-type="float" office:value="141.965" calcext:value-type="float">
            <text:p>141.965</text:p>
          </table:table-cell>
          <table:table-cell office:value-type="float" office:value="141.897" calcext:value-type="float">
            <text:p>141.897</text:p>
          </table:table-cell>
          <table:table-cell office:value-type="float" office:value="141.892" calcext:value-type="float">
            <text:p>141.892</text:p>
          </table:table-cell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office:value-type="float" office:value="142.247" calcext:value-type="float">
            <text:p>142.247</text:p>
          </table:table-cell>
          <table:table-cell office:value-type="float" office:value="142.189" calcext:value-type="float">
            <text:p>142.189</text:p>
          </table:table-cell>
          <table:table-cell office:value-type="float" office:value="141.865" calcext:value-type="float">
            <text:p>141.865</text:p>
          </table:table-cell>
          <table:table-cell office:value-type="float" office:value="141.798" calcext:value-type="float">
            <text:p>141.798</text:p>
          </table:table-cell>
          <table:table-cell office:value-type="float" office:value="141.794" calcext:value-type="float">
            <text:p>141.794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42.148" calcext:value-type="float">
            <text:p>142.148</text:p>
          </table:table-cell>
          <table:table-cell office:value-type="float" office:value="142.09" calcext:value-type="float">
            <text:p>142.09</text:p>
          </table:table-cell>
          <table:table-cell office:value-type="float" office:value="141.766" calcext:value-type="float">
            <text:p>141.766</text:p>
          </table:table-cell>
          <table:table-cell office:value-type="float" office:value="141.698" calcext:value-type="float">
            <text:p>141.698</text:p>
          </table:table-cell>
          <table:table-cell office:value-type="float" office:value="141.693" calcext:value-type="float">
            <text:p>141.693</text:p>
          </table:table-cell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142.048" calcext:value-type="float">
            <text:p>142.048</text:p>
          </table:table-cell>
          <table:table-cell office:value-type="float" office:value="141.993" calcext:value-type="float">
            <text:p>141.993</text:p>
          </table:table-cell>
          <table:table-cell office:value-type="float" office:value="141.667" calcext:value-type="float">
            <text:p>141.667</text:p>
          </table:table-cell>
          <table:table-cell office:value-type="float" office:value="141.598" calcext:value-type="float">
            <text:p>141.598</text:p>
          </table:table-cell>
          <table:table-cell office:value-type="float" office:value="141.593" calcext:value-type="float">
            <text:p>141.593</text:p>
          </table:table-cell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office:value-type="float" office:value="141.949" calcext:value-type="float">
            <text:p>141.949</text:p>
          </table:table-cell>
          <table:table-cell office:value-type="float" office:value="141.895" calcext:value-type="float">
            <text:p>141.895</text:p>
          </table:table-cell>
          <table:table-cell office:value-type="float" office:value="141.568" calcext:value-type="float">
            <text:p>141.568</text:p>
          </table:table-cell>
          <table:table-cell office:value-type="float" office:value="141.501" calcext:value-type="float">
            <text:p>141.501</text:p>
          </table:table-cell>
          <table:table-cell office:value-type="float" office:value="141.496" calcext:value-type="float">
            <text:p>141.496</text:p>
          </table:table-cell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office:value-type="float" office:value="141.848" calcext:value-type="float">
            <text:p>141.848</text:p>
          </table:table-cell>
          <table:table-cell office:value-type="float" office:value="141.795" calcext:value-type="float">
            <text:p>141.795</text:p>
          </table:table-cell>
          <table:table-cell office:value-type="float" office:value="141.469" calcext:value-type="float">
            <text:p>141.469</text:p>
          </table:table-cell>
          <table:table-cell office:value-type="float" office:value="141.4" calcext:value-type="float">
            <text:p>141.4</text:p>
          </table:table-cell>
          <table:table-cell office:value-type="float" office:value="141.396" calcext:value-type="float">
            <text:p>141.396</text:p>
          </table:table-cell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office:value-type="float" office:value="141.749" calcext:value-type="float">
            <text:p>141.749</text:p>
          </table:table-cell>
          <table:table-cell office:value-type="float" office:value="141.696" calcext:value-type="float">
            <text:p>141.696</text:p>
          </table:table-cell>
          <table:table-cell office:value-type="float" office:value="141.371" calcext:value-type="float">
            <text:p>141.371</text:p>
          </table:table-cell>
          <table:table-cell office:value-type="float" office:value="141.302" calcext:value-type="float">
            <text:p>141.302</text:p>
          </table:table-cell>
          <table:table-cell office:value-type="float" office:value="141.297" calcext:value-type="float">
            <text:p>141.297</text:p>
          </table:table-cell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office:value-type="float" office:value="141.651" calcext:value-type="float">
            <text:p>141.651</text:p>
          </table:table-cell>
          <table:table-cell office:value-type="float" office:value="141.597" calcext:value-type="float">
            <text:p>141.597</text:p>
          </table:table-cell>
          <table:table-cell office:value-type="float" office:value="141.272" calcext:value-type="float">
            <text:p>141.272</text:p>
          </table:table-cell>
          <table:table-cell office:value-type="float" office:value="141.204" calcext:value-type="float">
            <text:p>141.204</text:p>
          </table:table-cell>
          <table:table-cell office:value-type="float" office:value="141.199" calcext:value-type="float">
            <text:p>141.199</text:p>
          </table:table-cell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office:value-type="float" office:value="141.552" calcext:value-type="float">
            <text:p>141.552</text:p>
          </table:table-cell>
          <table:table-cell office:value-type="float" office:value="141.5" calcext:value-type="float">
            <text:p>141.5</text:p>
          </table:table-cell>
          <table:table-cell office:value-type="float" office:value="141.174" calcext:value-type="float">
            <text:p>141.174</text:p>
          </table:table-cell>
          <table:table-cell office:value-type="float" office:value="141.106" calcext:value-type="float">
            <text:p>141.106</text:p>
          </table:table-cell>
          <table:table-cell office:value-type="float" office:value="141.102" calcext:value-type="float">
            <text:p>141.102</text:p>
          </table:table-cell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141.453" calcext:value-type="float">
            <text:p>141.453</text:p>
          </table:table-cell>
          <table:table-cell office:value-type="float" office:value="141.402" calcext:value-type="float">
            <text:p>141.402</text:p>
          </table:table-cell>
          <table:table-cell office:value-type="float" office:value="141.076" calcext:value-type="float">
            <text:p>141.076</text:p>
          </table:table-cell>
          <table:table-cell office:value-type="float" office:value="141.009" calcext:value-type="float">
            <text:p>141.009</text:p>
          </table:table-cell>
          <table:table-cell office:value-type="float" office:value="141.004" calcext:value-type="float">
            <text:p>141.004</text:p>
          </table:table-cell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office:value-type="float" office:value="141.355" calcext:value-type="float">
            <text:p>141.355</text:p>
          </table:table-cell>
          <table:table-cell office:value-type="float" office:value="141.304" calcext:value-type="float">
            <text:p>141.304</text:p>
          </table:table-cell>
          <table:table-cell office:value-type="float" office:value="140.978" calcext:value-type="float">
            <text:p>140.978</text:p>
          </table:table-cell>
          <table:table-cell office:value-type="float" office:value="140.912" calcext:value-type="float">
            <text:p>140.912</text:p>
          </table:table-cell>
          <table:table-cell office:value-type="float" office:value="140.908" calcext:value-type="float">
            <text:p>140.908</text:p>
          </table:table-cell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office:value-type="float" office:value="141.258" calcext:value-type="float">
            <text:p>141.258</text:p>
          </table:table-cell>
          <table:table-cell office:value-type="float" office:value="141.207" calcext:value-type="float">
            <text:p>141.207</text:p>
          </table:table-cell>
          <table:table-cell office:value-type="float" office:value="140.881" calcext:value-type="float">
            <text:p>140.881</text:p>
          </table:table-cell>
          <table:table-cell office:value-type="float" office:value="140.815" calcext:value-type="float">
            <text:p>140.815</text:p>
          </table:table-cell>
          <table:table-cell office:value-type="float" office:value="140.811" calcext:value-type="float">
            <text:p>140.811</text:p>
          </table:table-cell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office:value-type="float" office:value="141.16" calcext:value-type="float">
            <text:p>141.16</text:p>
          </table:table-cell>
          <table:table-cell office:value-type="float" office:value="141.109" calcext:value-type="float">
            <text:p>141.109</text:p>
          </table:table-cell>
          <table:table-cell office:value-type="float" office:value="140.786" calcext:value-type="float">
            <text:p>140.786</text:p>
          </table:table-cell>
          <table:table-cell office:value-type="float" office:value="140.717" calcext:value-type="float">
            <text:p>140.717</text:p>
          </table:table-cell>
          <table:table-cell office:value-type="float" office:value="140.713" calcext:value-type="float">
            <text:p>140.713</text:p>
          </table:table-cell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141.064" calcext:value-type="float">
            <text:p>141.064</text:p>
          </table:table-cell>
          <table:table-cell office:value-type="float" office:value="141.012" calcext:value-type="float">
            <text:p>141.012</text:p>
          </table:table-cell>
          <table:table-cell office:value-type="float" office:value="140.687" calcext:value-type="float">
            <text:p>140.687</text:p>
          </table:table-cell>
          <table:table-cell office:value-type="float" office:value="140.62" calcext:value-type="float">
            <text:p>140.62</text:p>
          </table:table-cell>
          <table:table-cell office:value-type="float" office:value="140.615" calcext:value-type="float">
            <text:p>140.615</text:p>
          </table:table-cell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office:value-type="float" office:value="140.965" calcext:value-type="float">
            <text:p>140.965</text:p>
          </table:table-cell>
          <table:table-cell office:value-type="float" office:value="140.916" calcext:value-type="float">
            <text:p>140.916</text:p>
          </table:table-cell>
          <table:table-cell office:value-type="float" office:value="140.59" calcext:value-type="float">
            <text:p>140.59</text:p>
          </table:table-cell>
          <table:table-cell office:value-type="float" office:value="140.524" calcext:value-type="float">
            <text:p>140.524</text:p>
          </table:table-cell>
          <table:table-cell office:value-type="float" office:value="140.52" calcext:value-type="float">
            <text:p>140.52</text:p>
          </table:table-cell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office:value-type="float" office:value="140.869" calcext:value-type="float">
            <text:p>140.869</text:p>
          </table:table-cell>
          <table:table-cell office:value-type="float" office:value="140.819" calcext:value-type="float">
            <text:p>140.819</text:p>
          </table:table-cell>
          <table:table-cell office:value-type="float" office:value="140.494" calcext:value-type="float">
            <text:p>140.494</text:p>
          </table:table-cell>
          <table:table-cell office:value-type="float" office:value="140.427" calcext:value-type="float">
            <text:p>140.427</text:p>
          </table:table-cell>
          <table:table-cell office:value-type="float" office:value="140.422" calcext:value-type="float">
            <text:p>140.422</text:p>
          </table:table-cell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office:value-type="float" office:value="140.771" calcext:value-type="float">
            <text:p>140.771</text:p>
          </table:table-cell>
          <table:table-cell office:value-type="float" office:value="140.723" calcext:value-type="float">
            <text:p>140.723</text:p>
          </table:table-cell>
          <table:table-cell office:value-type="float" office:value="140.397" calcext:value-type="float">
            <text:p>140.397</text:p>
          </table:table-cell>
          <table:table-cell office:value-type="float" office:value="140.33" calcext:value-type="float">
            <text:p>140.33</text:p>
          </table:table-cell>
          <table:table-cell office:value-type="float" office:value="140.326" calcext:value-type="float">
            <text:p>140.326</text:p>
          </table:table-cell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office:value-type="float" office:value="140.676" calcext:value-type="float">
            <text:p>140.676</text:p>
          </table:table-cell>
          <table:table-cell office:value-type="float" office:value="140.627" calcext:value-type="float">
            <text:p>140.627</text:p>
          </table:table-cell>
          <table:table-cell office:value-type="float" office:value="140.301" calcext:value-type="float">
            <text:p>140.301</text:p>
          </table:table-cell>
          <table:table-cell office:value-type="float" office:value="140.234" calcext:value-type="float">
            <text:p>140.234</text:p>
          </table:table-cell>
          <table:table-cell office:value-type="float" office:value="140.23" calcext:value-type="float">
            <text:p>140.23</text:p>
          </table:table-cell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float" office:value="140.579" calcext:value-type="float">
            <text:p>140.579</text:p>
          </table:table-cell>
          <table:table-cell office:value-type="float" office:value="140.531" calcext:value-type="float">
            <text:p>140.531</text:p>
          </table:table-cell>
          <table:table-cell office:value-type="float" office:value="140.205" calcext:value-type="float">
            <text:p>140.205</text:p>
          </table:table-cell>
          <table:table-cell office:value-type="float" office:value="140.138" calcext:value-type="float">
            <text:p>140.138</text:p>
          </table:table-cell>
          <table:table-cell office:value-type="float" office:value="140.133" calcext:value-type="float">
            <text:p>140.133</text:p>
          </table:table-cell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office:value-type="float" office:value="140.483" calcext:value-type="float">
            <text:p>140.483</text:p>
          </table:table-cell>
          <table:table-cell office:value-type="float" office:value="140.434" calcext:value-type="float">
            <text:p>140.434</text:p>
          </table:table-cell>
          <table:table-cell office:value-type="float" office:value="140.108" calcext:value-type="float">
            <text:p>140.108</text:p>
          </table:table-cell>
          <table:table-cell office:value-type="float" office:value="140.042" calcext:value-type="float">
            <text:p>140.042</text:p>
          </table:table-cell>
          <table:table-cell office:value-type="float" office:value="140.038" calcext:value-type="float">
            <text:p>140.038</text:p>
          </table:table-cell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office:value-type="float" office:value="140.387" calcext:value-type="float">
            <text:p>140.387</text:p>
          </table:table-cell>
          <table:table-cell office:value-type="float" office:value="140.339" calcext:value-type="float">
            <text:p>140.339</text:p>
          </table:table-cell>
          <table:table-cell office:value-type="float" office:value="140.013" calcext:value-type="float">
            <text:p>140.013</text:p>
          </table:table-cell>
          <table:table-cell office:value-type="float" office:value="139.947" calcext:value-type="float">
            <text:p>139.947</text:p>
          </table:table-cell>
          <table:table-cell office:value-type="float" office:value="139.942" calcext:value-type="float">
            <text:p>139.942</text:p>
          </table:table-cell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office:value-type="float" office:value="140.292" calcext:value-type="float">
            <text:p>140.292</text:p>
          </table:table-cell>
          <table:table-cell office:value-type="float" office:value="140.245" calcext:value-type="float">
            <text:p>140.245</text:p>
          </table:table-cell>
          <table:table-cell office:value-type="float" office:value="139.917" calcext:value-type="float">
            <text:p>139.917</text:p>
          </table:table-cell>
          <table:table-cell office:value-type="float" office:value="139.851" calcext:value-type="float">
            <text:p>139.851</text:p>
          </table:table-cell>
          <table:table-cell office:value-type="float" office:value="139.847" calcext:value-type="float">
            <text:p>139.847</text:p>
          </table:table-cell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140.197" calcext:value-type="float">
            <text:p>140.197</text:p>
          </table:table-cell>
          <table:table-cell office:value-type="float" office:value="140.149" calcext:value-type="float">
            <text:p>140.149</text:p>
          </table:table-cell>
          <table:table-cell office:value-type="float" office:value="139.823" calcext:value-type="float">
            <text:p>139.823</text:p>
          </table:table-cell>
          <table:table-cell office:value-type="float" office:value="139.756" calcext:value-type="float">
            <text:p>139.756</text:p>
          </table:table-cell>
          <table:table-cell office:value-type="float" office:value="139.752" calcext:value-type="float">
            <text:p>139.752</text:p>
          </table:table-cell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office:value-type="float" office:value="140.1" calcext:value-type="float">
            <text:p>140.1</text:p>
          </table:table-cell>
          <table:table-cell office:value-type="float" office:value="140.055" calcext:value-type="float">
            <text:p>140.055</text:p>
          </table:table-cell>
          <table:table-cell office:value-type="float" office:value="139.727" calcext:value-type="float">
            <text:p>139.727</text:p>
          </table:table-cell>
          <table:table-cell office:value-type="float" office:value="139.662" calcext:value-type="float">
            <text:p>139.662</text:p>
          </table:table-cell>
          <table:table-cell office:value-type="float" office:value="139.657" calcext:value-type="float">
            <text:p>139.657</text:p>
          </table:table-cell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office:value-type="float" office:value="140.005" calcext:value-type="float">
            <text:p>140.005</text:p>
          </table:table-cell>
          <table:table-cell office:value-type="float" office:value="139.96" calcext:value-type="float">
            <text:p>139.96</text:p>
          </table:table-cell>
          <table:table-cell office:value-type="float" office:value="139.633" calcext:value-type="float">
            <text:p>139.633</text:p>
          </table:table-cell>
          <table:table-cell office:value-type="float" office:value="139.567" calcext:value-type="float">
            <text:p>139.567</text:p>
          </table:table-cell>
          <table:table-cell office:value-type="float" office:value="139.563" calcext:value-type="float">
            <text:p>139.563</text:p>
          </table:table-cell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office:value-type="float" office:value="139.909" calcext:value-type="float">
            <text:p>139.909</text:p>
          </table:table-cell>
          <table:table-cell office:value-type="float" office:value="139.865" calcext:value-type="float">
            <text:p>139.865</text:p>
          </table:table-cell>
          <table:table-cell office:value-type="float" office:value="139.537" calcext:value-type="float">
            <text:p>139.537</text:p>
          </table:table-cell>
          <table:table-cell office:value-type="float" office:value="139.471" calcext:value-type="float">
            <text:p>139.471</text:p>
          </table:table-cell>
          <table:table-cell office:value-type="float" office:value="139.466" calcext:value-type="float">
            <text:p>139.466</text:p>
          </table:table-cell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office:value-type="float" office:value="139.814" calcext:value-type="float">
            <text:p>139.814</text:p>
          </table:table-cell>
          <table:table-cell office:value-type="float" office:value="139.771" calcext:value-type="float">
            <text:p>139.771</text:p>
          </table:table-cell>
          <table:table-cell office:value-type="float" office:value="139.442" calcext:value-type="float">
            <text:p>139.442</text:p>
          </table:table-cell>
          <table:table-cell office:value-type="float" office:value="139.376" calcext:value-type="float">
            <text:p>139.376</text:p>
          </table:table-cell>
          <table:table-cell office:value-type="float" office:value="139.371" calcext:value-type="float">
            <text:p>139.371</text:p>
          </table:table-cell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office:value-type="float" office:value="139.718" calcext:value-type="float">
            <text:p>139.718</text:p>
          </table:table-cell>
          <table:table-cell office:value-type="float" office:value="139.676" calcext:value-type="float">
            <text:p>139.676</text:p>
          </table:table-cell>
          <table:table-cell office:value-type="float" office:value="139.347" calcext:value-type="float">
            <text:p>139.347</text:p>
          </table:table-cell>
          <table:table-cell office:value-type="float" office:value="139.281" calcext:value-type="float">
            <text:p>139.281</text:p>
          </table:table-cell>
          <table:table-cell office:value-type="float" office:value="139.276" calcext:value-type="float">
            <text:p>139.276</text:p>
          </table:table-cell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office:value-type="float" office:value="139.623" calcext:value-type="float">
            <text:p>139.623</text:p>
          </table:table-cell>
          <table:table-cell office:value-type="float" office:value="139.582" calcext:value-type="float">
            <text:p>139.582</text:p>
          </table:table-cell>
          <table:table-cell office:value-type="float" office:value="139.252" calcext:value-type="float">
            <text:p>139.252</text:p>
          </table:table-cell>
          <table:table-cell office:value-type="float" office:value="139.187" calcext:value-type="float">
            <text:p>139.187</text:p>
          </table:table-cell>
          <table:table-cell office:value-type="float" office:value="139.182" calcext:value-type="float">
            <text:p>139.182</text:p>
          </table:table-cell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office:value-type="float" office:value="139.527" calcext:value-type="float">
            <text:p>139.527</text:p>
          </table:table-cell>
          <table:table-cell office:value-type="float" office:value="139.488" calcext:value-type="float">
            <text:p>139.488</text:p>
          </table:table-cell>
          <table:table-cell office:value-type="float" office:value="139.158" calcext:value-type="float">
            <text:p>139.158</text:p>
          </table:table-cell>
          <table:table-cell office:value-type="float" office:value="139.093" calcext:value-type="float">
            <text:p>139.093</text:p>
          </table:table-cell>
          <table:table-cell office:value-type="float" office:value="139.088" calcext:value-type="float">
            <text:p>139.088</text:p>
          </table:table-cell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office:value-type="float" office:value="139.434" calcext:value-type="float">
            <text:p>139.434</text:p>
          </table:table-cell>
          <table:table-cell office:value-type="float" office:value="139.394" calcext:value-type="float">
            <text:p>139.394</text:p>
          </table:table-cell>
          <table:table-cell office:value-type="float" office:value="139.063" calcext:value-type="float">
            <text:p>139.063</text:p>
          </table:table-cell>
          <table:table-cell office:value-type="float" office:value="138.998" calcext:value-type="float">
            <text:p>138.998</text:p>
          </table:table-cell>
          <table:table-cell office:value-type="float" office:value="138.993" calcext:value-type="float">
            <text:p>138.993</text:p>
          </table:table-cell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office:value-type="float" office:value="139.34" calcext:value-type="float">
            <text:p>139.34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969" calcext:value-type="float">
            <text:p>138.969</text:p>
          </table:table-cell>
          <table:table-cell office:value-type="float" office:value="138.903" calcext:value-type="float">
            <text:p>138.903</text:p>
          </table:table-cell>
          <table:table-cell office:value-type="float" office:value="138.899" calcext:value-type="float">
            <text:p>138.899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139.245" calcext:value-type="float">
            <text:p>139.245</text:p>
          </table:table-cell>
          <table:table-cell office:value-type="float" office:value="139.206" calcext:value-type="float">
            <text:p>139.206</text:p>
          </table:table-cell>
          <table:table-cell office:value-type="float" office:value="138.874" calcext:value-type="float">
            <text:p>138.874</text:p>
          </table:table-cell>
          <table:table-cell office:value-type="float" office:value="138.811" calcext:value-type="float">
            <text:p>138.811</text:p>
          </table:table-cell>
          <table:table-cell office:value-type="float" office:value="138.806" calcext:value-type="float">
            <text:p>138.806</text:p>
          </table:table-cell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office:value-type="float" office:value="139.151" calcext:value-type="float">
            <text:p>139.151</text:p>
          </table:table-cell>
          <table:table-cell office:value-type="float" office:value="139.112" calcext:value-type="float">
            <text:p>139.112</text:p>
          </table:table-cell>
          <table:table-cell office:value-type="float" office:value="138.783" calcext:value-type="float">
            <text:p>138.783</text:p>
          </table:table-cell>
          <table:table-cell office:value-type="float" office:value="138.718" calcext:value-type="float">
            <text:p>138.718</text:p>
          </table:table-cell>
          <table:table-cell office:value-type="float" office:value="138.713" calcext:value-type="float">
            <text:p>138.713</text:p>
          </table:table-cell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office:value-type="float" office:value="139.057" calcext:value-type="float">
            <text:p>139.057</text:p>
          </table:table-cell>
          <table:table-cell office:value-type="float" office:value="139.019" calcext:value-type="float">
            <text:p>139.019</text:p>
          </table:table-cell>
          <table:table-cell office:value-type="float" office:value="138.688" calcext:value-type="float">
            <text:p>138.688</text:p>
          </table:table-cell>
          <table:table-cell office:value-type="float" office:value="138.623" calcext:value-type="float">
            <text:p>138.623</text:p>
          </table:table-cell>
          <table:table-cell office:value-type="float" office:value="138.619" calcext:value-type="float">
            <text:p>138.619</text:p>
          </table:table-cell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office:value-type="float" office:value="138.963" calcext:value-type="float">
            <text:p>138.963</text:p>
          </table:table-cell>
          <table:table-cell office:value-type="float" office:value="138.926" calcext:value-type="float">
            <text:p>138.926</text:p>
          </table:table-cell>
          <table:table-cell office:value-type="float" office:value="138.595" calcext:value-type="float">
            <text:p>138.595</text:p>
          </table:table-cell>
          <table:table-cell office:value-type="float" office:value="138.531" calcext:value-type="float">
            <text:p>138.531</text:p>
          </table:table-cell>
          <table:table-cell office:value-type="float" office:value="138.528" calcext:value-type="float">
            <text:p>138.528</text:p>
          </table:table-cell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office:value-type="float" office:value="138.87" calcext:value-type="float">
            <text:p>138.87</text:p>
          </table:table-cell>
          <table:table-cell office:value-type="float" office:value="138.832" calcext:value-type="float">
            <text:p>138.832</text:p>
          </table:table-cell>
          <table:table-cell office:value-type="float" office:value="138.503" calcext:value-type="float">
            <text:p>138.503</text:p>
          </table:table-cell>
          <table:table-cell office:value-type="float" office:value="138.438" calcext:value-type="float">
            <text:p>138.438</text:p>
          </table:table-cell>
          <table:table-cell office:value-type="float" office:value="138.434" calcext:value-type="float">
            <text:p>138.434</text:p>
          </table:table-cell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office:value-type="float" office:value="138.778" calcext:value-type="float">
            <text:p>138.778</text:p>
          </table:table-cell>
          <table:table-cell office:value-type="float" office:value="138.739" calcext:value-type="float">
            <text:p>138.739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8.346" calcext:value-type="float">
            <text:p>138.346</text:p>
          </table:table-cell>
          <table:table-cell office:value-type="float" office:value="138.341" calcext:value-type="float">
            <text:p>138.341</text:p>
          </table:table-cell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office:value-type="float" office:value="138.685" calcext:value-type="float">
            <text:p>138.685</text:p>
          </table:table-cell>
          <table:table-cell office:value-type="float" office:value="138.648" calcext:value-type="float">
            <text:p>138.648</text:p>
          </table:table-cell>
          <table:table-cell office:value-type="float" office:value="138.316" calcext:value-type="float">
            <text:p>138.316</text:p>
          </table:table-cell>
          <table:table-cell office:value-type="float" office:value="138.253" calcext:value-type="float">
            <text:p>138.253</text:p>
          </table:table-cell>
          <table:table-cell office:value-type="float" office:value="138.249" calcext:value-type="float">
            <text:p>138.249</text:p>
          </table:table-cell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office:value-type="float" office:value="138.592" calcext:value-type="float">
            <text:p>138.592</text:p>
          </table:table-cell>
          <table:table-cell office:value-type="float" office:value="138.555" calcext:value-type="float">
            <text:p>138.555</text:p>
          </table:table-cell>
          <table:table-cell office:value-type="float" office:value="138.224" calcext:value-type="float">
            <text:p>138.224</text:p>
          </table:table-cell>
          <table:table-cell office:value-type="float" office:value="138.16" calcext:value-type="float">
            <text:p>138.16</text:p>
          </table:table-cell>
          <table:table-cell office:value-type="float" office:value="138.156" calcext:value-type="float">
            <text:p>138.156</text:p>
          </table:table-cell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office:value-type="float" office:value="138.501" calcext:value-type="float">
            <text:p>138.501</text:p>
          </table:table-cell>
          <table:table-cell office:value-type="float" office:value="138.462" calcext:value-type="float">
            <text:p>138.462</text:p>
          </table:table-cell>
          <table:table-cell office:value-type="float" office:value="138.133" calcext:value-type="float">
            <text:p>138.133</text:p>
          </table:table-cell>
          <table:table-cell office:value-type="float" office:value="138.069" calcext:value-type="float">
            <text:p>138.069</text:p>
          </table:table-cell>
          <table:table-cell office:value-type="float" office:value="138.064" calcext:value-type="float">
            <text:p>138.064</text:p>
          </table:table-cell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office:value-type="float" office:value="138.409" calcext:value-type="float">
            <text:p>138.409</text:p>
          </table:table-cell>
          <table:table-cell office:value-type="float" office:value="138.371" calcext:value-type="float">
            <text:p>138.371</text:p>
          </table:table-cell>
          <table:table-cell office:value-type="float" office:value="138.04" calcext:value-type="float">
            <text:p>138.04</text:p>
          </table:table-cell>
          <table:table-cell office:value-type="float" office:value="137.976" calcext:value-type="float">
            <text:p>137.976</text:p>
          </table:table-cell>
          <table:table-cell office:value-type="float" office:value="137.971" calcext:value-type="float">
            <text:p>137.971</text:p>
          </table:table-cell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138.317" calcext:value-type="float">
            <text:p>138.317</text:p>
          </table:table-cell>
          <table:table-cell office:value-type="float" office:value="138.278" calcext:value-type="float">
            <text:p>138.278</text:p>
          </table:table-cell>
          <table:table-cell office:value-type="float" office:value="137.949" calcext:value-type="float">
            <text:p>137.949</text:p>
          </table:table-cell>
          <table:table-cell office:value-type="float" office:value="137.885" calcext:value-type="float">
            <text:p>137.885</text:p>
          </table:table-cell>
          <table:table-cell office:value-type="float" office:value="137.881" calcext:value-type="float">
            <text:p>137.881</text:p>
          </table:table-cell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office:value-type="float" office:value="138.225" calcext:value-type="float">
            <text:p>138.225</text:p>
          </table:table-cell>
          <table:table-cell office:value-type="float" office:value="138.187" calcext:value-type="float">
            <text:p>138.187</text:p>
          </table:table-cell>
          <table:table-cell office:value-type="float" office:value="137.858" calcext:value-type="float">
            <text:p>137.858</text:p>
          </table:table-cell>
          <table:table-cell office:value-type="float" office:value="137.793" calcext:value-type="float">
            <text:p>137.793</text:p>
          </table:table-cell>
          <table:table-cell office:value-type="float" office:value="137.789" calcext:value-type="float">
            <text:p>137.789</text:p>
          </table:table-cell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office:value-type="float" office:value="138.133" calcext:value-type="float">
            <text:p>138.133</text:p>
          </table:table-cell>
          <table:table-cell office:value-type="float" office:value="138.097" calcext:value-type="float">
            <text:p>138.097</text:p>
          </table:table-cell>
          <table:table-cell office:value-type="float" office:value="137.765" calcext:value-type="float">
            <text:p>137.765</text:p>
          </table:table-cell>
          <table:table-cell office:value-type="float" office:value="137.701" calcext:value-type="float">
            <text:p>137.701</text:p>
          </table:table-cell>
          <table:table-cell office:value-type="float" office:value="137.696" calcext:value-type="float">
            <text:p>137.696</text:p>
          </table:table-cell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office:value-type="float" office:value="138.041" calcext:value-type="float">
            <text:p>138.041</text:p>
          </table:table-cell>
          <table:table-cell office:value-type="float" office:value="138.006" calcext:value-type="float">
            <text:p>138.006</text:p>
          </table:table-cell>
          <table:table-cell office:value-type="float" office:value="137.674" calcext:value-type="float">
            <text:p>137.674</text:p>
          </table:table-cell>
          <table:table-cell office:value-type="float" office:value="137.61" calcext:value-type="float">
            <text:p>137.61</text:p>
          </table:table-cell>
          <table:table-cell office:value-type="float" office:value="137.606" calcext:value-type="float">
            <text:p>137.606</text:p>
          </table:table-cell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office:value-type="float" office:value="137.949" calcext:value-type="float">
            <text:p>137.949</text:p>
          </table:table-cell>
          <table:table-cell office:value-type="float" office:value="137.914" calcext:value-type="float">
            <text:p>137.914</text:p>
          </table:table-cell>
          <table:table-cell office:value-type="float" office:value="137.582" calcext:value-type="float">
            <text:p>137.582</text:p>
          </table:table-cell>
          <table:table-cell office:value-type="float" office:value="137.517" calcext:value-type="float">
            <text:p>137.517</text:p>
          </table:table-cell>
          <table:table-cell office:value-type="float" office:value="137.513" calcext:value-type="float">
            <text:p>137.513</text:p>
          </table:table-cell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office:value-type="float" office:value="137.857" calcext:value-type="float">
            <text:p>137.857</text:p>
          </table:table-cell>
          <table:table-cell office:value-type="float" office:value="137.823" calcext:value-type="float">
            <text:p>137.823</text:p>
          </table:table-cell>
          <table:table-cell office:value-type="float" office:value="137.489" calcext:value-type="float">
            <text:p>137.489</text:p>
          </table:table-cell>
          <table:table-cell office:value-type="float" office:value="137.426" calcext:value-type="float">
            <text:p>137.426</text:p>
          </table:table-cell>
          <table:table-cell office:value-type="float" office:value="137.422" calcext:value-type="float">
            <text:p>137.422</text:p>
          </table:table-cell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office:value-type="float" office:value="137.766" calcext:value-type="float">
            <text:p>137.766</text:p>
          </table:table-cell>
          <table:table-cell office:value-type="float" office:value="137.731" calcext:value-type="float">
            <text:p>137.731</text:p>
          </table:table-cell>
          <table:table-cell office:value-type="float" office:value="137.399" calcext:value-type="float">
            <text:p>137.399</text:p>
          </table:table-cell>
          <table:table-cell office:value-type="float" office:value="137.335" calcext:value-type="float">
            <text:p>137.335</text:p>
          </table:table-cell>
          <table:table-cell office:value-type="float" office:value="137.331" calcext:value-type="float">
            <text:p>137.331</text:p>
          </table:table-cell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office:value-type="float" office:value="137.675" calcext:value-type="float">
            <text:p>137.675</text:p>
          </table:table-cell>
          <table:table-cell office:value-type="float" office:value="137.641" calcext:value-type="float">
            <text:p>137.641</text:p>
          </table:table-cell>
          <table:table-cell office:value-type="float" office:value="137.309" calcext:value-type="float">
            <text:p>137.309</text:p>
          </table:table-cell>
          <table:table-cell office:value-type="float" office:value="137.245" calcext:value-type="float">
            <text:p>137.245</text:p>
          </table:table-cell>
          <table:table-cell office:value-type="float" office:value="137.241" calcext:value-type="float">
            <text:p>137.241</text:p>
          </table:table-cell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office:value-type="float" office:value="137.582" calcext:value-type="float">
            <text:p>137.582</text:p>
          </table:table-cell>
          <table:table-cell office:value-type="float" office:value="137.552" calcext:value-type="float">
            <text:p>137.552</text:p>
          </table:table-cell>
          <table:table-cell office:value-type="float" office:value="137.219" calcext:value-type="float">
            <text:p>137.219</text:p>
          </table:table-cell>
          <table:table-cell office:value-type="float" office:value="137.155" calcext:value-type="float">
            <text:p>137.155</text:p>
          </table:table-cell>
          <table:table-cell office:value-type="float" office:value="137.151" calcext:value-type="float">
            <text:p>137.151</text:p>
          </table:table-cell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office:value-type="float" office:value="137.492" calcext:value-type="float">
            <text:p>137.492</text:p>
          </table:table-cell>
          <table:table-cell office:value-type="float" office:value="137.461" calcext:value-type="float">
            <text:p>137.461</text:p>
          </table:table-cell>
          <table:table-cell office:value-type="float" office:value="137.128" calcext:value-type="float">
            <text:p>137.128</text:p>
          </table:table-cell>
          <table:table-cell office:value-type="float" office:value="137.064" calcext:value-type="float">
            <text:p>137.064</text:p>
          </table:table-cell>
          <table:table-cell office:value-type="float" office:value="137.06" calcext:value-type="float">
            <text:p>137.06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137.401" calcext:value-type="float">
            <text:p>137.401</text:p>
          </table:table-cell>
          <table:table-cell office:value-type="float" office:value="137.371" calcext:value-type="float">
            <text:p>137.371</text:p>
          </table:table-cell>
          <table:table-cell office:value-type="float" office:value="137.037" calcext:value-type="float">
            <text:p>137.037</text:p>
          </table:table-cell>
          <table:table-cell office:value-type="float" office:value="136.974" calcext:value-type="float">
            <text:p>136.974</text:p>
          </table:table-cell>
          <table:table-cell office:value-type="float" office:value="136.97" calcext:value-type="float">
            <text:p>136.97</text:p>
          </table:table-cell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office:value-type="float" office:value="137.31" calcext:value-type="float">
            <text:p>137.31</text:p>
          </table:table-cell>
          <table:table-cell office:value-type="float" office:value="137.281" calcext:value-type="float">
            <text:p>137.281</text:p>
          </table:table-cell>
          <table:table-cell office:value-type="float" office:value="136.947" calcext:value-type="float">
            <text:p>136.947</text:p>
          </table:table-cell>
          <table:table-cell office:value-type="float" office:value="136.882" calcext:value-type="float">
            <text:p>136.882</text:p>
          </table:table-cell>
          <table:table-cell office:value-type="float" office:value="136.878" calcext:value-type="float">
            <text:p>136.878</text:p>
          </table:table-cell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office:value-type="float" office:value="137.22" calcext:value-type="float">
            <text:p>137.22</text:p>
          </table:table-cell>
          <table:table-cell office:value-type="float" office:value="137.19" calcext:value-type="float">
            <text:p>137.19</text:p>
          </table:table-cell>
          <table:table-cell office:value-type="float" office:value="136.856" calcext:value-type="float">
            <text:p>136.856</text:p>
          </table:table-cell>
          <table:table-cell office:value-type="float" office:value="136.793" calcext:value-type="float">
            <text:p>136.793</text:p>
          </table:table-cell>
          <table:table-cell office:value-type="float" office:value="136.789" calcext:value-type="float">
            <text:p>136.789</text:p>
          </table:table-cell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office:value-type="float" office:value="137.13" calcext:value-type="float">
            <text:p>137.13</text:p>
          </table:table-cell>
          <table:table-cell office:value-type="float" office:value="137.101" calcext:value-type="float">
            <text:p>137.101</text:p>
          </table:table-cell>
          <table:table-cell office:value-type="float" office:value="136.766" calcext:value-type="float">
            <text:p>136.766</text:p>
          </table:table-cell>
          <table:table-cell office:value-type="float" office:value="136.704" calcext:value-type="float">
            <text:p>136.704</text:p>
          </table:table-cell>
          <table:table-cell office:value-type="float" office:value="136.7" calcext:value-type="float">
            <text:p>136.7</text:p>
          </table:table-cell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office:value-type="float" office:value="137.041" calcext:value-type="float">
            <text:p>137.041</text:p>
          </table:table-cell>
          <table:table-cell office:value-type="float" office:value="137.011" calcext:value-type="float">
            <text:p>137.011</text:p>
          </table:table-cell>
          <table:table-cell office:value-type="float" office:value="136.677" calcext:value-type="float">
            <text:p>136.677</text:p>
          </table:table-cell>
          <table:table-cell office:value-type="float" office:value="136.616" calcext:value-type="float">
            <text:p>136.616</text:p>
          </table:table-cell>
          <table:table-cell office:value-type="float" office:value="136.611" calcext:value-type="float">
            <text:p>136.611</text:p>
          </table:table-cell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office:value-type="float" office:value="136.95" calcext:value-type="float">
            <text:p>136.95</text:p>
          </table:table-cell>
          <table:table-cell office:value-type="float" office:value="136.921" calcext:value-type="float">
            <text:p>136.921</text:p>
          </table:table-cell>
          <table:table-cell office:value-type="float" office:value="136.589" calcext:value-type="float">
            <text:p>136.589</text:p>
          </table:table-cell>
          <table:table-cell office:value-type="float" office:value="136.525" calcext:value-type="float">
            <text:p>136.525</text:p>
          </table:table-cell>
          <table:table-cell office:value-type="float" office:value="136.521" calcext:value-type="float">
            <text:p>136.521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float" office:value="136.859" calcext:value-type="float">
            <text:p>136.859</text:p>
          </table:table-cell>
          <table:table-cell office:value-type="float" office:value="136.832" calcext:value-type="float">
            <text:p>136.832</text:p>
          </table:table-cell>
          <table:table-cell office:value-type="float" office:value="136.498" calcext:value-type="float">
            <text:p>136.498</text:p>
          </table:table-cell>
          <table:table-cell office:value-type="float" office:value="136.435" calcext:value-type="float">
            <text:p>136.435</text:p>
          </table:table-cell>
          <table:table-cell office:value-type="float" office:value="136.431" calcext:value-type="float">
            <text:p>136.431</text:p>
          </table:table-cell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office:value-type="float" office:value="136.77" calcext:value-type="float">
            <text:p>136.77</text:p>
          </table:table-cell>
          <table:table-cell office:value-type="float" office:value="136.742" calcext:value-type="float">
            <text:p>136.742</text:p>
          </table:table-cell>
          <table:table-cell office:value-type="float" office:value="136.409" calcext:value-type="float">
            <text:p>136.409</text:p>
          </table:table-cell>
          <table:table-cell office:value-type="float" office:value="136.347" calcext:value-type="float">
            <text:p>136.347</text:p>
          </table:table-cell>
          <table:table-cell office:value-type="float" office:value="136.343" calcext:value-type="float">
            <text:p>136.343</text:p>
          </table:table-cell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office:value-type="float" office:value="136.682" calcext:value-type="float">
            <text:p>136.682</text:p>
          </table:table-cell>
          <table:table-cell office:value-type="float" office:value="136.653" calcext:value-type="float">
            <text:p>136.653</text:p>
          </table:table-cell>
          <table:table-cell office:value-type="float" office:value="136.321" calcext:value-type="float">
            <text:p>136.321</text:p>
          </table:table-cell>
          <table:table-cell office:value-type="float" office:value="136.259" calcext:value-type="float">
            <text:p>136.259</text:p>
          </table:table-cell>
          <table:table-cell office:value-type="float" office:value="136.254" calcext:value-type="float">
            <text:p>136.254</text:p>
          </table:table-cell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office:value-type="float" office:value="136.594" calcext:value-type="float">
            <text:p>136.594</text:p>
          </table:table-cell>
          <table:table-cell office:value-type="float" office:value="136.564" calcext:value-type="float">
            <text:p>136.564</text:p>
          </table:table-cell>
          <table:table-cell office:value-type="float" office:value="136.232" calcext:value-type="float">
            <text:p>136.232</text:p>
          </table:table-cell>
          <table:table-cell office:value-type="float" office:value="136.169" calcext:value-type="float">
            <text:p>136.169</text:p>
          </table:table-cell>
          <table:table-cell office:value-type="float" office:value="136.165" calcext:value-type="float">
            <text:p>136.165</text:p>
          </table:table-cell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136.506" calcext:value-type="float">
            <text:p>136.506</text:p>
          </table:table-cell>
          <table:table-cell office:value-type="float" office:value="136.476" calcext:value-type="float">
            <text:p>136.476</text:p>
          </table:table-cell>
          <table:table-cell office:value-type="float" office:value="136.145" calcext:value-type="float">
            <text:p>136.145</text:p>
          </table:table-cell>
          <table:table-cell office:value-type="float" office:value="136.082" calcext:value-type="float">
            <text:p>136.082</text:p>
          </table:table-cell>
          <table:table-cell office:value-type="float" office:value="136.077" calcext:value-type="float">
            <text:p>136.077</text:p>
          </table:table-cell>
        </table:table-row>
        <table:table-row table:style-name="ro1">
          <table:table-cell/>
          <table:table-cell office:value-type="float" office:value="861" calcext:value-type="float">
            <text:p>861</text:p>
          </table:table-cell>
          <table:table-cell office:value-type="float" office:value="136.417" calcext:value-type="float">
            <text:p>136.417</text:p>
          </table:table-cell>
          <table:table-cell office:value-type="float" office:value="136.388" calcext:value-type="float">
            <text:p>136.388</text:p>
          </table:table-cell>
          <table:table-cell office:value-type="float" office:value="136.057" calcext:value-type="float">
            <text:p>136.057</text:p>
          </table:table-cell>
          <table:table-cell office:value-type="float" office:value="135.994" calcext:value-type="float">
            <text:p>135.994</text:p>
          </table:table-cell>
          <table:table-cell office:value-type="float" office:value="135.989" calcext:value-type="float">
            <text:p>135.989</text:p>
          </table:table-cell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office:value-type="float" office:value="136.328" calcext:value-type="float">
            <text:p>136.328</text:p>
          </table:table-cell>
          <table:table-cell office:value-type="float" office:value="136.3" calcext:value-type="float">
            <text:p>136.3</text:p>
          </table:table-cell>
          <table:table-cell office:value-type="float" office:value="135.968" calcext:value-type="float">
            <text:p>135.968</text:p>
          </table:table-cell>
          <table:table-cell office:value-type="float" office:value="135.905" calcext:value-type="float">
            <text:p>135.905</text:p>
          </table:table-cell>
          <table:table-cell office:value-type="float" office:value="135.901" calcext:value-type="float">
            <text:p>135.901</text:p>
          </table:table-cell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office:value-type="float" office:value="136.239" calcext:value-type="float">
            <text:p>136.239</text:p>
          </table:table-cell>
          <table:table-cell office:value-type="float" office:value="136.212" calcext:value-type="float">
            <text:p>136.212</text:p>
          </table:table-cell>
          <table:table-cell office:value-type="float" office:value="135.879" calcext:value-type="float">
            <text:p>135.879</text:p>
          </table:table-cell>
          <table:table-cell office:value-type="float" office:value="135.817" calcext:value-type="float">
            <text:p>135.817</text:p>
          </table:table-cell>
          <table:table-cell office:value-type="float" office:value="135.813" calcext:value-type="float">
            <text:p>135.813</text:p>
          </table:table-cell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office:value-type="float" office:value="136.152" calcext:value-type="float">
            <text:p>136.152</text:p>
          </table:table-cell>
          <table:table-cell office:value-type="float" office:value="136.124" calcext:value-type="float">
            <text:p>136.124</text:p>
          </table:table-cell>
          <table:table-cell office:value-type="float" office:value="135.792" calcext:value-type="float">
            <text:p>135.792</text:p>
          </table:table-cell>
          <table:table-cell office:value-type="float" office:value="135.729" calcext:value-type="float">
            <text:p>135.729</text:p>
          </table:table-cell>
          <table:table-cell office:value-type="float" office:value="135.725" calcext:value-type="float">
            <text:p>135.725</text:p>
          </table:table-cell>
        </table:table-row>
        <table:table-row table:style-name="ro1">
          <table:table-cell/>
          <table:table-cell office:value-type="float" office:value="865" calcext:value-type="float">
            <text:p>865</text:p>
          </table:table-cell>
          <table:table-cell office:value-type="float" office:value="136.065" calcext:value-type="float">
            <text:p>136.065</text:p>
          </table:table-cell>
          <table:table-cell office:value-type="float" office:value="136.037" calcext:value-type="float">
            <text:p>136.037</text:p>
          </table:table-cell>
          <table:table-cell office:value-type="float" office:value="135.705" calcext:value-type="float">
            <text:p>135.705</text:p>
          </table:table-cell>
          <table:table-cell office:value-type="float" office:value="135.643" calcext:value-type="float">
            <text:p>135.643</text:p>
          </table:table-cell>
          <table:table-cell office:value-type="float" office:value="135.639" calcext:value-type="float">
            <text:p>135.639</text:p>
          </table:table-cell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office:value-type="float" office:value="135.977" calcext:value-type="float">
            <text:p>135.977</text:p>
          </table:table-cell>
          <table:table-cell office:value-type="float" office:value="135.95" calcext:value-type="float">
            <text:p>135.95</text:p>
          </table:table-cell>
          <table:table-cell office:value-type="float" office:value="135.617" calcext:value-type="float">
            <text:p>135.617</text:p>
          </table:table-cell>
          <table:table-cell office:value-type="float" office:value="135.555" calcext:value-type="float">
            <text:p>135.555</text:p>
          </table:table-cell>
          <table:table-cell office:value-type="float" office:value="135.551" calcext:value-type="float">
            <text:p>135.551</text:p>
          </table:table-cell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office:value-type="float" office:value="135.888" calcext:value-type="float">
            <text:p>135.888</text:p>
          </table:table-cell>
          <table:table-cell office:value-type="float" office:value="135.864" calcext:value-type="float">
            <text:p>135.864</text:p>
          </table:table-cell>
          <table:table-cell office:value-type="float" office:value="135.531" calcext:value-type="float">
            <text:p>135.531</text:p>
          </table:table-cell>
          <table:table-cell office:value-type="float" office:value="135.468" calcext:value-type="float">
            <text:p>135.468</text:p>
          </table:table-cell>
          <table:table-cell office:value-type="float" office:value="135.464" calcext:value-type="float">
            <text:p>135.464</text:p>
          </table:table-cell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office:value-type="float" office:value="135.801" calcext:value-type="float">
            <text:p>135.801</text:p>
          </table:table-cell>
          <table:table-cell office:value-type="float" office:value="135.777" calcext:value-type="float">
            <text:p>135.777</text:p>
          </table:table-cell>
          <table:table-cell office:value-type="float" office:value="135.444" calcext:value-type="float">
            <text:p>135.444</text:p>
          </table:table-cell>
          <table:table-cell office:value-type="float" office:value="135.381" calcext:value-type="float">
            <text:p>135.381</text:p>
          </table:table-cell>
          <table:table-cell office:value-type="float" office:value="135.376" calcext:value-type="float">
            <text:p>135.376</text:p>
          </table:table-cell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office:value-type="float" office:value="135.713" calcext:value-type="float">
            <text:p>135.713</text:p>
          </table:table-cell>
          <table:table-cell office:value-type="float" office:value="135.69" calcext:value-type="float">
            <text:p>135.69</text:p>
          </table:table-cell>
          <table:table-cell office:value-type="float" office:value="135.356" calcext:value-type="float">
            <text:p>135.356</text:p>
          </table:table-cell>
          <table:table-cell office:value-type="float" office:value="135.294" calcext:value-type="float">
            <text:p>135.294</text:p>
          </table:table-cell>
          <table:table-cell office:value-type="float" office:value="135.289" calcext:value-type="float">
            <text:p>135.289</text:p>
          </table:table-cell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135.626" calcext:value-type="float">
            <text:p>135.626</text:p>
          </table:table-cell>
          <table:table-cell office:value-type="float" office:value="135.602" calcext:value-type="float">
            <text:p>135.602</text:p>
          </table:table-cell>
          <table:table-cell office:value-type="float" office:value="135.27" calcext:value-type="float">
            <text:p>135.27</text:p>
          </table:table-cell>
          <table:table-cell office:value-type="float" office:value="135.208" calcext:value-type="float">
            <text:p>135.208</text:p>
          </table:table-cell>
          <table:table-cell office:value-type="float" office:value="135.203" calcext:value-type="float">
            <text:p>135.203</text:p>
          </table:table-cell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office:value-type="float" office:value="135.54" calcext:value-type="float">
            <text:p>135.54</text:p>
          </table:table-cell>
          <table:table-cell office:value-type="float" office:value="135.516" calcext:value-type="float">
            <text:p>135.516</text:p>
          </table:table-cell>
          <table:table-cell office:value-type="float" office:value="135.183" calcext:value-type="float">
            <text:p>135.183</text:p>
          </table:table-cell>
          <table:table-cell office:value-type="float" office:value="135.121" calcext:value-type="float">
            <text:p>135.121</text:p>
          </table:table-cell>
          <table:table-cell office:value-type="float" office:value="135.116" calcext:value-type="float">
            <text:p>135.116</text:p>
          </table:table-cell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office:value-type="float" office:value="135.454" calcext:value-type="float">
            <text:p>135.454</text:p>
          </table:table-cell>
          <table:table-cell office:value-type="float" office:value="135.429" calcext:value-type="float">
            <text:p>135.429</text:p>
          </table:table-cell>
          <table:table-cell office:value-type="float" office:value="135.097" calcext:value-type="float">
            <text:p>135.097</text:p>
          </table:table-cell>
          <table:table-cell office:value-type="float" office:value="135.034" calcext:value-type="float">
            <text:p>135.034</text:p>
          </table:table-cell>
          <table:table-cell office:value-type="float" office:value="135.03" calcext:value-type="float">
            <text:p>135.03</text:p>
          </table:table-cell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office:value-type="float" office:value="135.366" calcext:value-type="float">
            <text:p>135.366</text:p>
          </table:table-cell>
          <table:table-cell office:value-type="float" office:value="135.341" calcext:value-type="float">
            <text:p>135.341</text:p>
          </table:table-cell>
          <table:table-cell office:value-type="float" office:value="135.011" calcext:value-type="float">
            <text:p>135.011</text:p>
          </table:table-cell>
          <table:table-cell office:value-type="float" office:value="134.949" calcext:value-type="float">
            <text:p>134.949</text:p>
          </table:table-cell>
          <table:table-cell office:value-type="float" office:value="134.944" calcext:value-type="float">
            <text:p>134.944</text:p>
          </table:table-cell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office:value-type="float" office:value="135.28" calcext:value-type="float">
            <text:p>135.28</text:p>
          </table:table-cell>
          <table:table-cell office:value-type="float" office:value="135.255" calcext:value-type="float">
            <text:p>135.255</text:p>
          </table:table-cell>
          <table:table-cell office:value-type="float" office:value="134.925" calcext:value-type="float">
            <text:p>134.925</text:p>
          </table:table-cell>
          <table:table-cell office:value-type="float" office:value="134.863" calcext:value-type="float">
            <text:p>134.863</text:p>
          </table:table-cell>
          <table:table-cell office:value-type="float" office:value="134.859" calcext:value-type="float">
            <text:p>134.859</text:p>
          </table:table-cell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office:value-type="float" office:value="135.195" calcext:value-type="float">
            <text:p>135.195</text:p>
          </table:table-cell>
          <table:table-cell office:value-type="float" office:value="135.17" calcext:value-type="float">
            <text:p>135.17</text:p>
          </table:table-cell>
          <table:table-cell office:value-type="float" office:value="134.839" calcext:value-type="float">
            <text:p>134.839</text:p>
          </table:table-cell>
          <table:table-cell office:value-type="float" office:value="134.777" calcext:value-type="float">
            <text:p>134.777</text:p>
          </table:table-cell>
          <table:table-cell office:value-type="float" office:value="134.773" calcext:value-type="float">
            <text:p>134.773</text:p>
          </table:table-cell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office:value-type="float" office:value="135.109" calcext:value-type="float">
            <text:p>135.109</text:p>
          </table:table-cell>
          <table:table-cell office:value-type="float" office:value="135.083" calcext:value-type="float">
            <text:p>135.083</text:p>
          </table:table-cell>
          <table:table-cell office:value-type="float" office:value="134.754" calcext:value-type="float">
            <text:p>134.754</text:p>
          </table:table-cell>
          <table:table-cell office:value-type="float" office:value="134.69" calcext:value-type="float">
            <text:p>134.69</text:p>
          </table:table-cell>
          <table:table-cell office:value-type="float" office:value="134.686" calcext:value-type="float">
            <text:p>134.686</text:p>
          </table:table-cell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office:value-type="float" office:value="135.022" calcext:value-type="float">
            <text:p>135.022</text:p>
          </table:table-cell>
          <table:table-cell office:value-type="float" office:value="134.997" calcext:value-type="float">
            <text:p>134.997</text:p>
          </table:table-cell>
          <table:table-cell office:value-type="float" office:value="134.668" calcext:value-type="float">
            <text:p>134.668</text:p>
          </table:table-cell>
          <table:table-cell office:value-type="float" office:value="134.603" calcext:value-type="float">
            <text:p>134.603</text:p>
          </table:table-cell>
          <table:table-cell office:value-type="float" office:value="134.599" calcext:value-type="float">
            <text:p>134.599</text:p>
          </table:table-cell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office:value-type="float" office:value="134.936" calcext:value-type="float">
            <text:p>134.936</text:p>
          </table:table-cell>
          <table:table-cell office:value-type="float" office:value="134.912" calcext:value-type="float">
            <text:p>134.912</text:p>
          </table:table-cell>
          <table:table-cell office:value-type="float" office:value="134.581" calcext:value-type="float">
            <text:p>134.581</text:p>
          </table:table-cell>
          <table:table-cell office:value-type="float" office:value="134.517" calcext:value-type="float">
            <text:p>134.517</text:p>
          </table:table-cell>
          <table:table-cell office:value-type="float" office:value="134.512" calcext:value-type="float">
            <text:p>134.512</text:p>
          </table:table-cell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office:value-type="float" office:value="134.85" calcext:value-type="float">
            <text:p>134.85</text:p>
          </table:table-cell>
          <table:table-cell office:value-type="float" office:value="134.826" calcext:value-type="float">
            <text:p>134.826</text:p>
          </table:table-cell>
          <table:table-cell office:value-type="float" office:value="134.493" calcext:value-type="float">
            <text:p>134.493</text:p>
          </table:table-cell>
          <table:table-cell office:value-type="float" office:value="134.431" calcext:value-type="float">
            <text:p>134.431</text:p>
          </table:table-cell>
          <table:table-cell office:value-type="float" office:value="134.427" calcext:value-type="float">
            <text:p>134.427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134.763" calcext:value-type="float">
            <text:p>134.763</text:p>
          </table:table-cell>
          <table:table-cell office:value-type="float" office:value="134.74" calcext:value-type="float">
            <text:p>134.74</text:p>
          </table:table-cell>
          <table:table-cell office:value-type="float" office:value="134.409" calcext:value-type="float">
            <text:p>134.409</text:p>
          </table:table-cell>
          <table:table-cell office:value-type="float" office:value="134.346" calcext:value-type="float">
            <text:p>134.346</text:p>
          </table:table-cell>
          <table:table-cell office:value-type="float" office:value="134.342" calcext:value-type="float">
            <text:p>134.342</text:p>
          </table:table-cell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134.677" calcext:value-type="float">
            <text:p>134.677</text:p>
          </table:table-cell>
          <table:table-cell office:value-type="float" office:value="134.657" calcext:value-type="float">
            <text:p>134.657</text:p>
          </table:table-cell>
          <table:table-cell office:value-type="float" office:value="134.324" calcext:value-type="float">
            <text:p>134.324</text:p>
          </table:table-cell>
          <table:table-cell office:value-type="float" office:value="134.261" calcext:value-type="float">
            <text:p>134.261</text:p>
          </table:table-cell>
          <table:table-cell office:value-type="float" office:value="134.257" calcext:value-type="float">
            <text:p>134.257</text:p>
          </table:table-cell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office:value-type="float" office:value="134.591" calcext:value-type="float">
            <text:p>134.591</text:p>
          </table:table-cell>
          <table:table-cell office:value-type="float" office:value="134.573" calcext:value-type="float">
            <text:p>134.573</text:p>
          </table:table-cell>
          <table:table-cell office:value-type="float" office:value="134.238" calcext:value-type="float">
            <text:p>134.238</text:p>
          </table:table-cell>
          <table:table-cell office:value-type="float" office:value="134.175" calcext:value-type="float">
            <text:p>134.175</text:p>
          </table:table-cell>
          <table:table-cell office:value-type="float" office:value="134.171" calcext:value-type="float">
            <text:p>134.171</text:p>
          </table:table-cell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office:value-type="float" office:value="134.505" calcext:value-type="float">
            <text:p>134.505</text:p>
          </table:table-cell>
          <table:table-cell office:value-type="float" office:value="134.487" calcext:value-type="float">
            <text:p>134.487</text:p>
          </table:table-cell>
          <table:table-cell office:value-type="float" office:value="134.152" calcext:value-type="float">
            <text:p>134.152</text:p>
          </table:table-cell>
          <table:table-cell office:value-type="float" office:value="134.089" calcext:value-type="float">
            <text:p>134.089</text:p>
          </table:table-cell>
          <table:table-cell office:value-type="float" office:value="134.085" calcext:value-type="float">
            <text:p>134.085</text:p>
          </table:table-cell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office:value-type="float" office:value="134.42" calcext:value-type="float">
            <text:p>134.42</text:p>
          </table:table-cell>
          <table:table-cell office:value-type="float" office:value="134.401" calcext:value-type="float">
            <text:p>134.401</text:p>
          </table:table-cell>
          <table:table-cell office:value-type="float" office:value="134.067" calcext:value-type="float">
            <text:p>134.067</text:p>
          </table:table-cell>
          <table:table-cell office:value-type="float" office:value="134.004" calcext:value-type="float">
            <text:p>134.00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office:value-type="float" office:value="134.335" calcext:value-type="float">
            <text:p>134.335</text:p>
          </table:table-cell>
          <table:table-cell office:value-type="float" office:value="134.317" calcext:value-type="float">
            <text:p>134.317</text:p>
          </table:table-cell>
          <table:table-cell office:value-type="float" office:value="133.983" calcext:value-type="float">
            <text:p>133.983</text:p>
          </table:table-cell>
          <table:table-cell office:value-type="float" office:value="133.921" calcext:value-type="float">
            <text:p>133.921</text:p>
          </table:table-cell>
          <table:table-cell office:value-type="float" office:value="133.917" calcext:value-type="float">
            <text:p>133.917</text:p>
          </table:table-cell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4.232" calcext:value-type="float">
            <text:p>134.232</text:p>
          </table:table-cell>
          <table:table-cell office:value-type="float" office:value="133.899" calcext:value-type="float">
            <text:p>133.899</text:p>
          </table:table-cell>
          <table:table-cell office:value-type="float" office:value="133.837" calcext:value-type="float">
            <text:p>133.837</text:p>
          </table:table-cell>
          <table:table-cell office:value-type="float" office:value="133.833" calcext:value-type="float">
            <text:p>133.833</text:p>
          </table:table-cell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office:value-type="float" office:value="134.166" calcext:value-type="float">
            <text:p>134.166</text:p>
          </table:table-cell>
          <table:table-cell office:value-type="float" office:value="134.147" calcext:value-type="float">
            <text:p>134.147</text:p>
          </table:table-cell>
          <table:table-cell office:value-type="float" office:value="133.815" calcext:value-type="float">
            <text:p>133.815</text:p>
          </table:table-cell>
          <table:table-cell office:value-type="float" office:value="133.753" calcext:value-type="float">
            <text:p>133.753</text:p>
          </table:table-cell>
          <table:table-cell office:value-type="float" office:value="133.748" calcext:value-type="float">
            <text:p>133.748</text:p>
          </table:table-cell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office:value-type="float" office:value="134.081" calcext:value-type="float">
            <text:p>134.081</text:p>
          </table:table-cell>
          <table:table-cell office:value-type="float" office:value="134.063" calcext:value-type="float">
            <text:p>134.063</text:p>
          </table:table-cell>
          <table:table-cell office:value-type="float" office:value="133.732" calcext:value-type="float">
            <text:p>133.732</text:p>
          </table:table-cell>
          <table:table-cell office:value-type="float" office:value="133.669" calcext:value-type="float">
            <text:p>133.669</text:p>
          </table:table-cell>
          <table:table-cell office:value-type="float" office:value="133.665" calcext:value-type="float">
            <text:p>133.665</text:p>
          </table:table-cell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office:value-type="float" office:value="133.996" calcext:value-type="float">
            <text:p>133.996</text:p>
          </table:table-cell>
          <table:table-cell office:value-type="float" office:value="133.979" calcext:value-type="float">
            <text:p>133.979</text:p>
          </table:table-cell>
          <table:table-cell office:value-type="float" office:value="133.648" calcext:value-type="float">
            <text:p>133.648</text:p>
          </table:table-cell>
          <table:table-cell office:value-type="float" office:value="133.584" calcext:value-type="float">
            <text:p>133.584</text:p>
          </table:table-cell>
          <table:table-cell office:value-type="float" office:value="133.58" calcext:value-type="float">
            <text:p>133.58</text:p>
          </table:table-cell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float" office:value="133.912" calcext:value-type="float">
            <text:p>133.912</text:p>
          </table:table-cell>
          <table:table-cell office:value-type="float" office:value="133.895" calcext:value-type="float">
            <text:p>133.895</text:p>
          </table:table-cell>
          <table:table-cell office:value-type="float" office:value="133.564" calcext:value-type="float">
            <text:p>133.564</text:p>
          </table:table-cell>
          <table:table-cell office:value-type="float" office:value="133.5" calcext:value-type="float">
            <text:p>133.5</text:p>
          </table:table-cell>
          <table:table-cell office:value-type="float" office:value="133.496" calcext:value-type="float">
            <text:p>133.496</text:p>
          </table:table-cell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office:value-type="float" office:value="133.828" calcext:value-type="float">
            <text:p>133.828</text:p>
          </table:table-cell>
          <table:table-cell office:value-type="float" office:value="133.812" calcext:value-type="float">
            <text:p>133.812</text:p>
          </table:table-cell>
          <table:table-cell office:value-type="float" office:value="133.48" calcext:value-type="float">
            <text:p>133.48</text:p>
          </table:table-cell>
          <table:table-cell office:value-type="float" office:value="133.417" calcext:value-type="float">
            <text:p>133.417</text:p>
          </table:table-cell>
          <table:table-cell office:value-type="float" office:value="133.413" calcext:value-type="float">
            <text:p>133.413</text:p>
          </table:table-cell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office:value-type="float" office:value="133.744" calcext:value-type="float">
            <text:p>133.744</text:p>
          </table:table-cell>
          <table:table-cell office:value-type="float" office:value="133.728" calcext:value-type="float">
            <text:p>133.728</text:p>
          </table:table-cell>
          <table:table-cell office:value-type="float" office:value="133.397" calcext:value-type="float">
            <text:p>133.397</text:p>
          </table:table-cell>
          <table:table-cell office:value-type="float" office:value="133.333" calcext:value-type="float">
            <text:p>133.333</text:p>
          </table:table-cell>
          <table:table-cell office:value-type="float" office:value="133.329" calcext:value-type="float">
            <text:p>133.329</text:p>
          </table:table-cell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office:value-type="float" office:value="133.662" calcext:value-type="float">
            <text:p>133.662</text:p>
          </table:table-cell>
          <table:table-cell office:value-type="float" office:value="133.647" calcext:value-type="float">
            <text:p>133.647</text:p>
          </table:table-cell>
          <table:table-cell office:value-type="float" office:value="133.313" calcext:value-type="float">
            <text:p>133.313</text:p>
          </table:table-cell>
          <table:table-cell office:value-type="float" office:value="133.251" calcext:value-type="float">
            <text:p>133.251</text:p>
          </table:table-cell>
          <table:table-cell office:value-type="float" office:value="133.247" calcext:value-type="float">
            <text:p>133.247</text:p>
          </table:table-cell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office:value-type="float" office:value="133.577" calcext:value-type="float">
            <text:p>133.577</text:p>
          </table:table-cell>
          <table:table-cell office:value-type="float" office:value="133.562" calcext:value-type="float">
            <text:p>133.562</text:p>
          </table:table-cell>
          <table:table-cell office:value-type="float" office:value="133.231" calcext:value-type="float">
            <text:p>133.231</text:p>
          </table:table-cell>
          <table:table-cell office:value-type="float" office:value="133.168" calcext:value-type="float">
            <text:p>133.168</text:p>
          </table:table-cell>
          <table:table-cell office:value-type="float" office:value="133.164" calcext:value-type="float">
            <text:p>133.164</text:p>
          </table:table-cell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office:value-type="float" office:value="133.496" calcext:value-type="float">
            <text:p>133.496</text:p>
          </table:table-cell>
          <table:table-cell office:value-type="float" office:value="133.478" calcext:value-type="float">
            <text:p>133.478</text:p>
          </table:table-cell>
          <table:table-cell office:value-type="float" office:value="133.148" calcext:value-type="float">
            <text:p>133.148</text:p>
          </table:table-cell>
          <table:table-cell office:value-type="float" office:value="133.085" calcext:value-type="float">
            <text:p>133.085</text:p>
          </table:table-cell>
          <table:table-cell office:value-type="float" office:value="133.081" calcext:value-type="float">
            <text:p>133.081</text:p>
          </table:table-cell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office:value-type="float" office:value="133.412" calcext:value-type="float">
            <text:p>133.412</text:p>
          </table:table-cell>
          <table:table-cell office:value-type="float" office:value="133.396" calcext:value-type="float">
            <text:p>133.396</text:p>
          </table:table-cell>
          <table:table-cell office:value-type="float" office:value="133.065" calcext:value-type="float">
            <text:p>133.065</text:p>
          </table:table-cell>
          <table:table-cell office:value-type="float" office:value="133.004" calcext:value-type="float">
            <text:p>133.004</text:p>
          </table:table-cell>
          <table:table-cell office:value-type="float" office:value="132.999" calcext:value-type="float">
            <text:p>132.999</text:p>
          </table:table-cell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office:value-type="float" office:value="133.327" calcext:value-type="float">
            <text:p>133.327</text:p>
          </table:table-cell>
          <table:table-cell office:value-type="float" office:value="133.313" calcext:value-type="float">
            <text:p>133.313</text:p>
          </table:table-cell>
          <table:table-cell office:value-type="float" office:value="132.983" calcext:value-type="float">
            <text:p>132.983</text:p>
          </table:table-cell>
          <table:table-cell office:value-type="float" office:value="132.92" calcext:value-type="float">
            <text:p>132.92</text:p>
          </table:table-cell>
          <table:table-cell office:value-type="float" office:value="132.916" calcext:value-type="float">
            <text:p>132.916</text:p>
          </table:table-cell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float" office:value="133.245" calcext:value-type="float">
            <text:p>133.245</text:p>
          </table:table-cell>
          <table:table-cell office:value-type="float" office:value="133.231" calcext:value-type="float">
            <text:p>133.231</text:p>
          </table:table-cell>
          <table:table-cell office:value-type="float" office:value="132.9" calcext:value-type="float">
            <text:p>132.9</text:p>
          </table:table-cell>
          <table:table-cell office:value-type="float" office:value="132.837" calcext:value-type="float">
            <text:p>132.837</text:p>
          </table:table-cell>
          <table:table-cell office:value-type="float" office:value="132.833" calcext:value-type="float">
            <text:p>132.833</text:p>
          </table:table-cell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office:value-type="float" office:value="133.163" calcext:value-type="float">
            <text:p>133.163</text:p>
          </table:table-cell>
          <table:table-cell office:value-type="float" office:value="133.149" calcext:value-type="float">
            <text:p>133.149</text:p>
          </table:table-cell>
          <table:table-cell office:value-type="float" office:value="132.817" calcext:value-type="float">
            <text:p>132.817</text:p>
          </table:table-cell>
          <table:table-cell office:value-type="float" office:value="132.754" calcext:value-type="float">
            <text:p>132.754</text:p>
          </table:table-cell>
          <table:table-cell office:value-type="float" office:value="132.749" calcext:value-type="float">
            <text:p>132.749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33.08" calcext:value-type="float">
            <text:p>133.08</text:p>
          </table:table-cell>
          <table:table-cell office:value-type="float" office:value="133.067" calcext:value-type="float">
            <text:p>133.067</text:p>
          </table:table-cell>
          <table:table-cell office:value-type="float" office:value="132.734" calcext:value-type="float">
            <text:p>132.734</text:p>
          </table:table-cell>
          <table:table-cell office:value-type="float" office:value="132.672" calcext:value-type="float">
            <text:p>132.672</text:p>
          </table:table-cell>
          <table:table-cell office:value-type="float" office:value="132.668" calcext:value-type="float">
            <text:p>132.668</text:p>
          </table:table-cell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132.996" calcext:value-type="float">
            <text:p>132.996</text:p>
          </table:table-cell>
          <table:table-cell office:value-type="float" office:value="132.985" calcext:value-type="float">
            <text:p>132.985</text:p>
          </table:table-cell>
          <table:table-cell office:value-type="float" office:value="132.652" calcext:value-type="float">
            <text:p>132.652</text:p>
          </table:table-cell>
          <table:table-cell office:value-type="float" office:value="132.59" calcext:value-type="float">
            <text:p>132.59</text:p>
          </table:table-cell>
          <table:table-cell office:value-type="float" office:value="132.585" calcext:value-type="float">
            <text:p>132.585</text:p>
          </table:table-cell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office:value-type="float" office:value="132.914" calcext:value-type="float">
            <text:p>132.914</text:p>
          </table:table-cell>
          <table:table-cell office:value-type="float" office:value="132.902" calcext:value-type="float">
            <text:p>132.902</text:p>
          </table:table-cell>
          <table:table-cell office:value-type="float" office:value="132.57" calcext:value-type="float">
            <text:p>132.57</text:p>
          </table:table-cell>
          <table:table-cell office:value-type="float" office:value="132.507" calcext:value-type="float">
            <text:p>132.507</text:p>
          </table:table-cell>
          <table:table-cell office:value-type="float" office:value="132.503" calcext:value-type="float">
            <text:p>132.503</text:p>
          </table:table-cell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office:value-type="float" office:value="132.832" calcext:value-type="float">
            <text:p>132.832</text:p>
          </table:table-cell>
          <table:table-cell office:value-type="float" office:value="132.82" calcext:value-type="float">
            <text:p>132.82</text:p>
          </table:table-cell>
          <table:table-cell office:value-type="float" office:value="132.488" calcext:value-type="float">
            <text:p>132.488</text:p>
          </table:table-cell>
          <table:table-cell office:value-type="float" office:value="132.426" calcext:value-type="float">
            <text:p>132.426</text:p>
          </table:table-cell>
          <table:table-cell office:value-type="float" office:value="132.422" calcext:value-type="float">
            <text:p>132.422</text:p>
          </table:table-cell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office:value-type="float" office:value="132.75" calcext:value-type="float">
            <text:p>132.75</text:p>
          </table:table-cell>
          <table:table-cell office:value-type="float" office:value="132.738" calcext:value-type="float">
            <text:p>132.738</text:p>
          </table:table-cell>
          <table:table-cell office:value-type="float" office:value="132.405" calcext:value-type="float">
            <text:p>132.405</text:p>
          </table:table-cell>
          <table:table-cell office:value-type="float" office:value="132.343" calcext:value-type="float">
            <text:p>132.343</text:p>
          </table:table-cell>
          <table:table-cell office:value-type="float" office:value="132.338" calcext:value-type="float">
            <text:p>132.338</text:p>
          </table:table-cell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office:value-type="float" office:value="132.668" calcext:value-type="float">
            <text:p>132.668</text:p>
          </table:table-cell>
          <table:table-cell office:value-type="float" office:value="132.657" calcext:value-type="float">
            <text:p>132.657</text:p>
          </table:table-cell>
          <table:table-cell office:value-type="float" office:value="132.323" calcext:value-type="float">
            <text:p>132.323</text:p>
          </table:table-cell>
          <table:table-cell office:value-type="float" office:value="132.261" calcext:value-type="float">
            <text:p>132.261</text:p>
          </table:table-cell>
          <table:table-cell office:value-type="float" office:value="132.257" calcext:value-type="float">
            <text:p>132.257</text:p>
          </table:table-cell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office:value-type="float" office:value="132.586" calcext:value-type="float">
            <text:p>132.586</text:p>
          </table:table-cell>
          <table:table-cell office:value-type="float" office:value="132.575" calcext:value-type="float">
            <text:p>132.575</text:p>
          </table:table-cell>
          <table:table-cell office:value-type="float" office:value="132.242" calcext:value-type="float">
            <text:p>132.242</text:p>
          </table:table-cell>
          <table:table-cell office:value-type="float" office:value="132.18" calcext:value-type="float">
            <text:p>132.18</text:p>
          </table:table-cell>
          <table:table-cell office:value-type="float" office:value="132.175" calcext:value-type="float">
            <text:p>132.175</text:p>
          </table:table-cell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office:value-type="float" office:value="132.505" calcext:value-type="float">
            <text:p>132.505</text:p>
          </table:table-cell>
          <table:table-cell office:value-type="float" office:value="132.494" calcext:value-type="float">
            <text:p>132.494</text:p>
          </table:table-cell>
          <table:table-cell office:value-type="float" office:value="132.16" calcext:value-type="float">
            <text:p>132.16</text:p>
          </table:table-cell>
          <table:table-cell office:value-type="float" office:value="132.098" calcext:value-type="float">
            <text:p>132.098</text:p>
          </table:table-cell>
          <table:table-cell office:value-type="float" office:value="132.094" calcext:value-type="float">
            <text:p>132.094</text:p>
          </table:table-cell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office:value-type="float" office:value="132.422" calcext:value-type="float">
            <text:p>132.422</text:p>
          </table:table-cell>
          <table:table-cell office:value-type="float" office:value="132.413" calcext:value-type="float">
            <text:p>132.413</text:p>
          </table:table-cell>
          <table:table-cell office:value-type="float" office:value="132.079" calcext:value-type="float">
            <text:p>132.079</text:p>
          </table:table-cell>
          <table:table-cell office:value-type="float" office:value="132.017" calcext:value-type="float">
            <text:p>132.017</text:p>
          </table:table-cell>
          <table:table-cell office:value-type="float" office:value="132.013" calcext:value-type="float">
            <text:p>132.013</text:p>
          </table:table-cell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office:value-type="float" office:value="132.342" calcext:value-type="float">
            <text:p>132.342</text:p>
          </table:table-cell>
          <table:table-cell office:value-type="float" office:value="132.332" calcext:value-type="float">
            <text:p>132.332</text:p>
          </table:table-cell>
          <table:table-cell office:value-type="float" office:value="131.998" calcext:value-type="float">
            <text:p>131.998</text:p>
          </table:table-cell>
          <table:table-cell office:value-type="float" office:value="131.937" calcext:value-type="float">
            <text:p>131.937</text:p>
          </table:table-cell>
          <table:table-cell office:value-type="float" office:value="131.933" calcext:value-type="float">
            <text:p>131.933</text:p>
          </table:table-cell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office:value-type="float" office:value="132.259" calcext:value-type="float">
            <text:p>132.259</text:p>
          </table:table-cell>
          <table:table-cell office:value-type="float" office:value="132.251" calcext:value-type="float">
            <text:p>132.251</text:p>
          </table:table-cell>
          <table:table-cell office:value-type="float" office:value="131.917" calcext:value-type="float">
            <text:p>131.917</text:p>
          </table:table-cell>
          <table:table-cell office:value-type="float" office:value="131.856" calcext:value-type="float">
            <text:p>131.856</text:p>
          </table:table-cell>
          <table:table-cell office:value-type="float" office:value="131.852" calcext:value-type="float">
            <text:p>131.852</text:p>
          </table:table-cell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office:value-type="float" office:value="132.178" calcext:value-type="float">
            <text:p>132.178</text:p>
          </table:table-cell>
          <table:table-cell office:value-type="float" office:value="132.171" calcext:value-type="float">
            <text:p>132.171</text:p>
          </table:table-cell>
          <table:table-cell office:value-type="float" office:value="131.836" calcext:value-type="float">
            <text:p>131.836</text:p>
          </table:table-cell>
          <table:table-cell office:value-type="float" office:value="131.776" calcext:value-type="float">
            <text:p>131.776</text:p>
          </table:table-cell>
          <table:table-cell office:value-type="float" office:value="131.771" calcext:value-type="float">
            <text:p>131.771</text:p>
          </table:table-cell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office:value-type="float" office:value="132.098" calcext:value-type="float">
            <text:p>132.098</text:p>
          </table:table-cell>
          <table:table-cell office:value-type="float" office:value="132.09" calcext:value-type="float">
            <text:p>132.09</text:p>
          </table:table-cell>
          <table:table-cell office:value-type="float" office:value="131.756" calcext:value-type="float">
            <text:p>131.756</text:p>
          </table:table-cell>
          <table:table-cell office:value-type="float" office:value="131.694" calcext:value-type="float">
            <text:p>131.694</text:p>
          </table:table-cell>
          <table:table-cell office:value-type="float" office:value="131.689" calcext:value-type="float">
            <text:p>131.689</text:p>
          </table:table-cell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office:value-type="float" office:value="132.018" calcext:value-type="float">
            <text:p>132.018</text:p>
          </table:table-cell>
          <table:table-cell office:value-type="float" office:value="132.01" calcext:value-type="float">
            <text:p>132.01</text:p>
          </table:table-cell>
          <table:table-cell office:value-type="float" office:value="131.675" calcext:value-type="float">
            <text:p>131.675</text:p>
          </table:table-cell>
          <table:table-cell office:value-type="float" office:value="131.614" calcext:value-type="float">
            <text:p>131.614</text:p>
          </table:table-cell>
          <table:table-cell office:value-type="float" office:value="131.61" calcext:value-type="float">
            <text:p>131.61</text:p>
          </table:table-cell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office:value-type="float" office:value="131.937" calcext:value-type="float">
            <text:p>131.937</text:p>
          </table:table-cell>
          <table:table-cell office:value-type="float" office:value="131.929" calcext:value-type="float">
            <text:p>131.929</text:p>
          </table:table-cell>
          <table:table-cell office:value-type="float" office:value="131.595" calcext:value-type="float">
            <text:p>131.595</text:p>
          </table:table-cell>
          <table:table-cell office:value-type="float" office:value="131.534" calcext:value-type="float">
            <text:p>131.534</text:p>
          </table:table-cell>
          <table:table-cell office:value-type="float" office:value="131.53" calcext:value-type="float">
            <text:p>131.53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131.858" calcext:value-type="float">
            <text:p>131.858</text:p>
          </table:table-cell>
          <table:table-cell office:value-type="float" office:value="131.85" calcext:value-type="float">
            <text:p>131.85</text:p>
          </table:table-cell>
          <table:table-cell office:value-type="float" office:value="131.515" calcext:value-type="float">
            <text:p>131.515</text:p>
          </table:table-cell>
          <table:table-cell office:value-type="float" office:value="131.453" calcext:value-type="float">
            <text:p>131.453</text:p>
          </table:table-cell>
          <table:table-cell office:value-type="float" office:value="131.449" calcext:value-type="float">
            <text:p>131.449</text:p>
          </table:table-cell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office:value-type="float" office:value="131.777" calcext:value-type="float">
            <text:p>131.777</text:p>
          </table:table-cell>
          <table:table-cell office:value-type="float" office:value="131.769" calcext:value-type="float">
            <text:p>131.769</text:p>
          </table:table-cell>
          <table:table-cell office:value-type="float" office:value="131.434" calcext:value-type="float">
            <text:p>131.434</text:p>
          </table:table-cell>
          <table:table-cell office:value-type="float" office:value="131.374" calcext:value-type="float">
            <text:p>131.374</text:p>
          </table:table-cell>
          <table:table-cell office:value-type="float" office:value="131.37" calcext:value-type="float">
            <text:p>131.37</text:p>
          </table:table-cell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office:value-type="float" office:value="131.696" calcext:value-type="float">
            <text:p>131.696</text:p>
          </table:table-cell>
          <table:table-cell office:value-type="float" office:value="131.689" calcext:value-type="float">
            <text:p>131.689</text:p>
          </table:table-cell>
          <table:table-cell office:value-type="float" office:value="131.355" calcext:value-type="float">
            <text:p>131.355</text:p>
          </table:table-cell>
          <table:table-cell office:value-type="float" office:value="131.294" calcext:value-type="float">
            <text:p>131.294</text:p>
          </table:table-cell>
          <table:table-cell office:value-type="float" office:value="131.291" calcext:value-type="float">
            <text:p>131.291</text:p>
          </table:table-cell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office:value-type="float" office:value="131.616" calcext:value-type="float">
            <text:p>131.616</text:p>
          </table:table-cell>
          <table:table-cell office:value-type="float" office:value="131.611" calcext:value-type="float">
            <text:p>131.611</text:p>
          </table:table-cell>
          <table:table-cell office:value-type="float" office:value="131.277" calcext:value-type="float">
            <text:p>131.277</text:p>
          </table:table-cell>
          <table:table-cell office:value-type="float" office:value="131.216" calcext:value-type="float">
            <text:p>131.216</text:p>
          </table:table-cell>
          <table:table-cell office:value-type="float" office:value="131.212" calcext:value-type="float">
            <text:p>131.212</text:p>
          </table:table-cell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office:value-type="float" office:value="131.535" calcext:value-type="float">
            <text:p>131.535</text:p>
          </table:table-cell>
          <table:table-cell office:value-type="float" office:value="131.531" calcext:value-type="float">
            <text:p>131.531</text:p>
          </table:table-cell>
          <table:table-cell office:value-type="float" office:value="131.197" calcext:value-type="float">
            <text:p>131.197</text:p>
          </table:table-cell>
          <table:table-cell office:value-type="float" office:value="131.136" calcext:value-type="float">
            <text:p>131.136</text:p>
          </table:table-cell>
          <table:table-cell office:value-type="float" office:value="131.132" calcext:value-type="float">
            <text:p>131.132</text:p>
          </table:table-cell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float" office:value="131.456" calcext:value-type="float">
            <text:p>131.456</text:p>
          </table:table-cell>
          <table:table-cell office:value-type="float" office:value="131.451" calcext:value-type="float">
            <text:p>131.451</text:p>
          </table:table-cell>
          <table:table-cell office:value-type="float" office:value="131.117" calcext:value-type="float">
            <text:p>131.117</text:p>
          </table:table-cell>
          <table:table-cell office:value-type="float" office:value="131.057" calcext:value-type="float">
            <text:p>131.057</text:p>
          </table:table-cell>
          <table:table-cell office:value-type="float" office:value="131.053" calcext:value-type="float">
            <text:p>131.053</text:p>
          </table:table-cell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office:value-type="float" office:value="131.377" calcext:value-type="float">
            <text:p>131.377</text:p>
          </table:table-cell>
          <table:table-cell office:value-type="float" office:value="131.373" calcext:value-type="float">
            <text:p>131.373</text:p>
          </table:table-cell>
          <table:table-cell office:value-type="float" office:value="131.037" calcext:value-type="float">
            <text:p>131.037</text:p>
          </table:table-cell>
          <table:table-cell office:value-type="float" office:value="130.977" calcext:value-type="float">
            <text:p>130.977</text:p>
          </table:table-cell>
          <table:table-cell office:value-type="float" office:value="130.973" calcext:value-type="float">
            <text:p>130.973</text:p>
          </table:table-cell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office:value-type="float" office:value="131.297" calcext:value-type="float">
            <text:p>131.297</text:p>
          </table:table-cell>
          <table:table-cell office:value-type="float" office:value="131.293" calcext:value-type="float">
            <text:p>131.293</text:p>
          </table:table-cell>
          <table:table-cell office:value-type="float" office:value="130.958" calcext:value-type="float">
            <text:p>130.958</text:p>
          </table:table-cell>
          <table:table-cell office:value-type="float" office:value="130.898" calcext:value-type="float">
            <text:p>130.898</text:p>
          </table:table-cell>
          <table:table-cell office:value-type="float" office:value="130.894" calcext:value-type="float">
            <text:p>130.894</text:p>
          </table:table-cell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office:value-type="float" office:value="131.217" calcext:value-type="float">
            <text:p>131.217</text:p>
          </table:table-cell>
          <table:table-cell office:value-type="float" office:value="131.213" calcext:value-type="float">
            <text:p>131.213</text:p>
          </table:table-cell>
          <table:table-cell office:value-type="float" office:value="130.879" calcext:value-type="float">
            <text:p>130.879</text:p>
          </table:table-cell>
          <table:table-cell office:value-type="float" office:value="130.819" calcext:value-type="float">
            <text:p>130.819</text:p>
          </table:table-cell>
          <table:table-cell office:value-type="float" office:value="130.815" calcext:value-type="float">
            <text:p>130.815</text:p>
          </table:table-cell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office:value-type="float" office:value="131.138" calcext:value-type="float">
            <text:p>131.138</text:p>
          </table:table-cell>
          <table:table-cell office:value-type="float" office:value="131.133" calcext:value-type="float">
            <text:p>131.133</text:p>
          </table:table-cell>
          <table:table-cell office:value-type="float" office:value="130.799" calcext:value-type="float">
            <text:p>130.799</text:p>
          </table:table-cell>
          <table:table-cell office:value-type="float" office:value="130.739" calcext:value-type="float">
            <text:p>130.739</text:p>
          </table:table-cell>
          <table:table-cell office:value-type="float" office:value="130.735" calcext:value-type="float">
            <text:p>130.735</text:p>
          </table:table-cell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office:value-type="float" office:value="131.06" calcext:value-type="float">
            <text:p>131.06</text:p>
          </table:table-cell>
          <table:table-cell office:value-type="float" office:value="131.055" calcext:value-type="float">
            <text:p>131.055</text:p>
          </table:table-cell>
          <table:table-cell office:value-type="float" office:value="130.721" calcext:value-type="float">
            <text:p>130.721</text:p>
          </table:table-cell>
          <table:table-cell office:value-type="float" office:value="130.662" calcext:value-type="float">
            <text:p>130.662</text:p>
          </table:table-cell>
          <table:table-cell office:value-type="float" office:value="130.658" calcext:value-type="float">
            <text:p>130.658</text:p>
          </table:table-cell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office:value-type="float" office:value="130.982" calcext:value-type="float">
            <text:p>130.982</text:p>
          </table:table-cell>
          <table:table-cell office:value-type="float" office:value="130.977" calcext:value-type="float">
            <text:p>130.977</text:p>
          </table:table-cell>
          <table:table-cell office:value-type="float" office:value="130.642" calcext:value-type="float">
            <text:p>130.642</text:p>
          </table:table-cell>
          <table:table-cell office:value-type="float" office:value="130.582" calcext:value-type="float">
            <text:p>130.582</text:p>
          </table:table-cell>
          <table:table-cell office:value-type="float" office:value="130.578" calcext:value-type="float">
            <text:p>130.578</text:p>
          </table:table-cell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office:value-type="float" office:value="130.902" calcext:value-type="float">
            <text:p>130.902</text:p>
          </table:table-cell>
          <table:table-cell office:value-type="float" office:value="130.899" calcext:value-type="float">
            <text:p>130.899</text:p>
          </table:table-cell>
          <table:table-cell office:value-type="float" office:value="130.564" calcext:value-type="float">
            <text:p>130.564</text:p>
          </table:table-cell>
          <table:table-cell office:value-type="float" office:value="130.504" calcext:value-type="float">
            <text:p>130.504</text:p>
          </table:table-cell>
          <table:table-cell office:value-type="float" office:value="130.499" calcext:value-type="float">
            <text:p>130.499</text:p>
          </table:table-cell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office:value-type="float" office:value="130.822" calcext:value-type="float">
            <text:p>130.822</text:p>
          </table:table-cell>
          <table:table-cell office:value-type="float" office:value="130.821" calcext:value-type="float">
            <text:p>130.821</text:p>
          </table:table-cell>
          <table:table-cell office:value-type="float" office:value="130.485" calcext:value-type="float">
            <text:p>130.485</text:p>
          </table:table-cell>
          <table:table-cell office:value-type="float" office:value="130.425" calcext:value-type="float">
            <text:p>130.425</text:p>
          </table:table-cell>
          <table:table-cell office:value-type="float" office:value="130.421" calcext:value-type="float">
            <text:p>130.421</text:p>
          </table:table-cell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office:value-type="float" office:value="130.743" calcext:value-type="float">
            <text:p>130.743</text:p>
          </table:table-cell>
          <table:table-cell office:value-type="float" office:value="130.742" calcext:value-type="float">
            <text:p>130.742</text:p>
          </table:table-cell>
          <table:table-cell office:value-type="float" office:value="130.408" calcext:value-type="float">
            <text:p>130.408</text:p>
          </table:table-cell>
          <table:table-cell office:value-type="float" office:value="130.347" calcext:value-type="float">
            <text:p>130.347</text:p>
          </table:table-cell>
          <table:table-cell office:value-type="float" office:value="130.343" calcext:value-type="float">
            <text:p>130.343</text:p>
          </table:table-cell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float" office:value="130.667" calcext:value-type="float">
            <text:p>130.667</text:p>
          </table:table-cell>
          <table:table-cell office:value-type="float" office:value="130.664" calcext:value-type="float">
            <text:p>130.664</text:p>
          </table:table-cell>
          <table:table-cell office:value-type="float" office:value="130.329" calcext:value-type="float">
            <text:p>130.329</text:p>
          </table:table-cell>
          <table:table-cell office:value-type="float" office:value="130.269" calcext:value-type="float">
            <text:p>130.269</text:p>
          </table:table-cell>
          <table:table-cell office:value-type="float" office:value="130.265" calcext:value-type="float">
            <text:p>130.265</text:p>
          </table:table-cell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office:value-type="float" office:value="130.589" calcext:value-type="float">
            <text:p>130.589</text:p>
          </table:table-cell>
          <table:table-cell office:value-type="float" office:value="130.586" calcext:value-type="float">
            <text:p>130.586</text:p>
          </table:table-cell>
          <table:table-cell office:value-type="float" office:value="130.252" calcext:value-type="float">
            <text:p>130.252</text:p>
          </table:table-cell>
          <table:table-cell office:value-type="float" office:value="130.193" calcext:value-type="float">
            <text:p>130.193</text:p>
          </table:table-cell>
          <table:table-cell office:value-type="float" office:value="130.188" calcext:value-type="float">
            <text:p>130.188</text:p>
          </table:table-cell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office:value-type="float" office:value="130.511" calcext:value-type="float">
            <text:p>130.511</text:p>
          </table:table-cell>
          <table:table-cell office:value-type="float" office:value="130.51" calcext:value-type="float">
            <text:p>130.51</text:p>
          </table:table-cell>
          <table:table-cell office:value-type="float" office:value="130.175" calcext:value-type="float">
            <text:p>130.175</text:p>
          </table:table-cell>
          <table:table-cell office:value-type="float" office:value="130.115" calcext:value-type="float">
            <text:p>130.115</text:p>
          </table:table-cell>
          <table:table-cell office:value-type="float" office:value="130.112" calcext:value-type="float">
            <text:p>130.112</text:p>
          </table:table-cell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office:value-type="float" office:value="130.433" calcext:value-type="float">
            <text:p>130.433</text:p>
          </table:table-cell>
          <table:table-cell office:value-type="float" office:value="130.432" calcext:value-type="float">
            <text:p>130.432</text:p>
          </table:table-cell>
          <table:table-cell office:value-type="float" office:value="130.098" calcext:value-type="float">
            <text:p>130.098</text:p>
          </table:table-cell>
          <table:table-cell office:value-type="float" office:value="130.038" calcext:value-type="float">
            <text:p>130.038</text:p>
          </table:table-cell>
          <table:table-cell office:value-type="float" office:value="130.034" calcext:value-type="float">
            <text:p>130.034</text:p>
          </table:table-cell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table:number-columns-repeated="2" office:value-type="float" office:value="130.356" calcext:value-type="float">
            <text:p>130.356</text:p>
          </table:table-cell>
          <table:table-cell office:value-type="float" office:value="130.021" calcext:value-type="float">
            <text:p>130.021</text:p>
          </table:table-cell>
          <table:table-cell office:value-type="float" office:value="129.961" calcext:value-type="float">
            <text:p>129.961</text:p>
          </table:table-cell>
          <table:table-cell office:value-type="float" office:value="129.957" calcext:value-type="float">
            <text:p>129.957</text:p>
          </table:table-cell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office:value-type="float" office:value="130.277" calcext:value-type="float">
            <text:p>130.277</text:p>
          </table:table-cell>
          <table:table-cell office:value-type="float" office:value="130.278" calcext:value-type="float">
            <text:p>130.278</text:p>
          </table:table-cell>
          <table:table-cell office:value-type="float" office:value="129.944" calcext:value-type="float">
            <text:p>129.944</text:p>
          </table:table-cell>
          <table:table-cell office:value-type="float" office:value="129.884" calcext:value-type="float">
            <text:p>129.884</text:p>
          </table:table-cell>
          <table:table-cell office:value-type="float" office:value="129.88" calcext:value-type="float">
            <text:p>129.88</text:p>
          </table:table-cell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130.2" calcext:value-type="float">
            <text:p>130.2</text:p>
          </table:table-cell>
          <table:table-cell office:value-type="float" office:value="130.201" calcext:value-type="float">
            <text:p>130.201</text:p>
          </table:table-cell>
          <table:table-cell office:value-type="float" office:value="129.865" calcext:value-type="float">
            <text:p>129.865</text:p>
          </table:table-cell>
          <table:table-cell office:value-type="float" office:value="129.806" calcext:value-type="float">
            <text:p>129.806</text:p>
          </table:table-cell>
          <table:table-cell office:value-type="float" office:value="129.803" calcext:value-type="float">
            <text:p>129.803</text:p>
          </table:table-cell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130.123" calcext:value-type="float">
            <text:p>130.123</text:p>
          </table:table-cell>
          <table:table-cell office:value-type="float" office:value="130.124" calcext:value-type="float">
            <text:p>130.124</text:p>
          </table:table-cell>
          <table:table-cell office:value-type="float" office:value="129.789" calcext:value-type="float">
            <text:p>129.789</text:p>
          </table:table-cell>
          <table:table-cell office:value-type="float" office:value="129.729" calcext:value-type="float">
            <text:p>129.729</text:p>
          </table:table-cell>
          <table:table-cell office:value-type="float" office:value="129.725" calcext:value-type="float">
            <text:p>129.725</text:p>
          </table:table-cell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table:number-columns-repeated="2" office:value-type="float" office:value="130.046" calcext:value-type="float">
            <text:p>130.046</text:p>
          </table:table-cell>
          <table:table-cell office:value-type="float" office:value="129.712" calcext:value-type="float">
            <text:p>129.712</text:p>
          </table:table-cell>
          <table:table-cell office:value-type="float" office:value="129.652" calcext:value-type="float">
            <text:p>129.652</text:p>
          </table:table-cell>
          <table:table-cell office:value-type="float" office:value="129.648" calcext:value-type="float">
            <text:p>129.648</text:p>
          </table:table-cell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office:value-type="float" office:value="129.968" calcext:value-type="float">
            <text:p>129.968</text:p>
          </table:table-cell>
          <table:table-cell office:value-type="float" office:value="129.97" calcext:value-type="float">
            <text:p>129.97</text:p>
          </table:table-cell>
          <table:table-cell office:value-type="float" office:value="129.634" calcext:value-type="float">
            <text:p>129.634</text:p>
          </table:table-cell>
          <table:table-cell office:value-type="float" office:value="129.575" calcext:value-type="float">
            <text:p>129.575</text:p>
          </table:table-cell>
          <table:table-cell office:value-type="float" office:value="129.571" calcext:value-type="float">
            <text:p>129.571</text:p>
          </table:table-cell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129.89" calcext:value-type="float">
            <text:p>129.89</text:p>
          </table:table-cell>
          <table:table-cell office:value-type="float" office:value="129.892" calcext:value-type="float">
            <text:p>129.892</text:p>
          </table:table-cell>
          <table:table-cell office:value-type="float" office:value="129.557" calcext:value-type="float">
            <text:p>129.557</text:p>
          </table:table-cell>
          <table:table-cell office:value-type="float" office:value="129.498" calcext:value-type="float">
            <text:p>129.498</text:p>
          </table:table-cell>
          <table:table-cell office:value-type="float" office:value="129.494" calcext:value-type="float">
            <text:p>129.494</text:p>
          </table:table-cell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float" office:value="129.813" calcext:value-type="float">
            <text:p>129.813</text:p>
          </table:table-cell>
          <table:table-cell office:value-type="float" office:value="129.815" calcext:value-type="float">
            <text:p>129.815</text:p>
          </table:table-cell>
          <table:table-cell office:value-type="float" office:value="129.481" calcext:value-type="float">
            <text:p>129.481</text:p>
          </table:table-cell>
          <table:table-cell office:value-type="float" office:value="129.421" calcext:value-type="float">
            <text:p>129.421</text:p>
          </table:table-cell>
          <table:table-cell office:value-type="float" office:value="129.417" calcext:value-type="float">
            <text:p>129.417</text:p>
          </table:table-cell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float" office:value="129.737" calcext:value-type="float">
            <text:p>129.737</text:p>
          </table:table-cell>
          <table:table-cell office:value-type="float" office:value="129.738" calcext:value-type="float">
            <text:p>129.738</text:p>
          </table:table-cell>
          <table:table-cell office:value-type="float" office:value="129.404" calcext:value-type="float">
            <text:p>129.404</text:p>
          </table:table-cell>
          <table:table-cell office:value-type="float" office:value="129.345" calcext:value-type="float">
            <text:p>129.345</text:p>
          </table:table-cell>
          <table:table-cell office:value-type="float" office:value="129.341" calcext:value-type="float">
            <text:p>129.341</text:p>
          </table:table-cell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float" office:value="129.661" calcext:value-type="float">
            <text:p>129.661</text:p>
          </table:table-cell>
          <table:table-cell office:value-type="float" office:value="129.663" calcext:value-type="float">
            <text:p>129.663</text:p>
          </table:table-cell>
          <table:table-cell office:value-type="float" office:value="129.328" calcext:value-type="float">
            <text:p>129.328</text:p>
          </table:table-cell>
          <table:table-cell office:value-type="float" office:value="129.268" calcext:value-type="float">
            <text:p>129.268</text:p>
          </table:table-cell>
          <table:table-cell office:value-type="float" office:value="129.264" calcext:value-type="float">
            <text:p>129.264</text:p>
          </table:table-cell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129.583" calcext:value-type="float">
            <text:p>129.583</text:p>
          </table:table-cell>
          <table:table-cell office:value-type="float" office:value="129.587" calcext:value-type="float">
            <text:p>129.587</text:p>
          </table:table-cell>
          <table:table-cell office:value-type="float" office:value="129.25" calcext:value-type="float">
            <text:p>129.25</text:p>
          </table:table-cell>
          <table:table-cell office:value-type="float" office:value="129.191" calcext:value-type="float">
            <text:p>129.191</text:p>
          </table:table-cell>
          <table:table-cell office:value-type="float" office:value="129.187" calcext:value-type="float">
            <text:p>129.187</text:p>
          </table:table-cell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129.508" calcext:value-type="float">
            <text:p>129.508</text:p>
          </table:table-cell>
          <table:table-cell office:value-type="float" office:value="129.512" calcext:value-type="float">
            <text:p>129.512</text:p>
          </table:table-cell>
          <table:table-cell office:value-type="float" office:value="129.175" calcext:value-type="float">
            <text:p>129.175</text:p>
          </table:table-cell>
          <table:table-cell office:value-type="float" office:value="129.116" calcext:value-type="float">
            <text:p>129.116</text:p>
          </table:table-cell>
          <table:table-cell office:value-type="float" office:value="129.112" calcext:value-type="float">
            <text:p>129.112</text:p>
          </table:table-cell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29.431" calcext:value-type="float">
            <text:p>129.431</text:p>
          </table:table-cell>
          <table:table-cell office:value-type="float" office:value="129.436" calcext:value-type="float">
            <text:p>129.436</text:p>
          </table:table-cell>
          <table:table-cell office:value-type="float" office:value="129.099" calcext:value-type="float">
            <text:p>129.099</text:p>
          </table:table-cell>
          <table:table-cell office:value-type="float" office:value="129.04" calcext:value-type="float">
            <text:p>129.04</text:p>
          </table:table-cell>
          <table:table-cell office:value-type="float" office:value="129.036" calcext:value-type="float">
            <text:p>129.036</text:p>
          </table:table-cell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129.355" calcext:value-type="float">
            <text:p>129.355</text:p>
          </table:table-cell>
          <table:table-cell office:value-type="float" office:value="129.359" calcext:value-type="float">
            <text:p>129.359</text:p>
          </table:table-cell>
          <table:table-cell office:value-type="float" office:value="129.023" calcext:value-type="float">
            <text:p>129.023</text:p>
          </table:table-cell>
          <table:table-cell office:value-type="float" office:value="128.964" calcext:value-type="float">
            <text:p>128.964</text:p>
          </table:table-cell>
          <table:table-cell office:value-type="float" office:value="128.959" calcext:value-type="float">
            <text:p>128.959</text:p>
          </table:table-cell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129.279" calcext:value-type="float">
            <text:p>129.279</text:p>
          </table:table-cell>
          <table:table-cell office:value-type="float" office:value="129.283" calcext:value-type="float">
            <text:p>129.283</text:p>
          </table:table-cell>
          <table:table-cell office:value-type="float" office:value="128.947" calcext:value-type="float">
            <text:p>128.947</text:p>
          </table:table-cell>
          <table:table-cell office:value-type="float" office:value="128.888" calcext:value-type="float">
            <text:p>128.888</text:p>
          </table:table-cell>
          <table:table-cell office:value-type="float" office:value="128.884" calcext:value-type="float">
            <text:p>128.884</text:p>
          </table:table-cell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129.204" calcext:value-type="float">
            <text:p>129.204</text:p>
          </table:table-cell>
          <table:table-cell office:value-type="float" office:value="129.208" calcext:value-type="float">
            <text:p>129.208</text:p>
          </table:table-cell>
          <table:table-cell office:value-type="float" office:value="128.872" calcext:value-type="float">
            <text:p>128.872</text:p>
          </table:table-cell>
          <table:table-cell office:value-type="float" office:value="128.814" calcext:value-type="float">
            <text:p>128.814</text:p>
          </table:table-cell>
          <table:table-cell office:value-type="float" office:value="128.81" calcext:value-type="float">
            <text:p>128.81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129.129" calcext:value-type="float">
            <text:p>129.129</text:p>
          </table:table-cell>
          <table:table-cell office:value-type="float" office:value="129.133" calcext:value-type="float">
            <text:p>129.133</text:p>
          </table:table-cell>
          <table:table-cell office:value-type="float" office:value="128.798" calcext:value-type="float">
            <text:p>128.798</text:p>
          </table:table-cell>
          <table:table-cell office:value-type="float" office:value="128.739" calcext:value-type="float">
            <text:p>128.739</text:p>
          </table:table-cell>
          <table:table-cell office:value-type="float" office:value="128.735" calcext:value-type="float">
            <text:p>128.735</text:p>
          </table:table-cell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office:value-type="float" office:value="129.054" calcext:value-type="float">
            <text:p>129.054</text:p>
          </table:table-cell>
          <table:table-cell office:value-type="float" office:value="129.058" calcext:value-type="float">
            <text:p>129.058</text:p>
          </table:table-cell>
          <table:table-cell office:value-type="float" office:value="128.722" calcext:value-type="float">
            <text:p>128.722</text:p>
          </table:table-cell>
          <table:table-cell office:value-type="float" office:value="128.664" calcext:value-type="float">
            <text:p>128.664</text:p>
          </table:table-cell>
          <table:table-cell office:value-type="float" office:value="128.66" calcext:value-type="float">
            <text:p>128.66</text:p>
          </table:table-cell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float" office:value="128.978" calcext:value-type="float">
            <text:p>128.978</text:p>
          </table:table-cell>
          <table:table-cell office:value-type="float" office:value="128.983" calcext:value-type="float">
            <text:p>128.983</text:p>
          </table:table-cell>
          <table:table-cell office:value-type="float" office:value="128.647" calcext:value-type="float">
            <text:p>128.647</text:p>
          </table:table-cell>
          <table:table-cell office:value-type="float" office:value="128.589" calcext:value-type="float">
            <text:p>128.589</text:p>
          </table:table-cell>
          <table:table-cell office:value-type="float" office:value="128.585" calcext:value-type="float">
            <text:p>128.585</text:p>
          </table:table-cell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128.907" calcext:value-type="float">
            <text:p>128.907</text:p>
          </table:table-cell>
          <table:table-cell office:value-type="float" office:value="128.572" calcext:value-type="float">
            <text:p>128.572</text:p>
          </table:table-cell>
          <table:table-cell office:value-type="float" office:value="128.514" calcext:value-type="float">
            <text:p>128.514</text:p>
          </table:table-cell>
          <table:table-cell office:value-type="float" office:value="128.51" calcext:value-type="float">
            <text:p>128.51</text:p>
          </table:table-cell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float" office:value="128.827" calcext:value-type="float">
            <text:p>128.827</text:p>
          </table:table-cell>
          <table:table-cell office:value-type="float" office:value="128.832" calcext:value-type="float">
            <text:p>128.832</text:p>
          </table:table-cell>
          <table:table-cell office:value-type="float" office:value="128.498" calcext:value-type="float">
            <text:p>128.498</text:p>
          </table:table-cell>
          <table:table-cell office:value-type="float" office:value="128.44" calcext:value-type="float">
            <text:p>128.44</text:p>
          </table:table-cell>
          <table:table-cell office:value-type="float" office:value="128.436" calcext:value-type="float">
            <text:p>128.436</text:p>
          </table:table-cell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128.753" calcext:value-type="float">
            <text:p>128.753</text:p>
          </table:table-cell>
          <table:table-cell office:value-type="float" office:value="128.758" calcext:value-type="float">
            <text:p>128.758</text:p>
          </table:table-cell>
          <table:table-cell office:value-type="float" office:value="128.423" calcext:value-type="float">
            <text:p>128.423</text:p>
          </table:table-cell>
          <table:table-cell office:value-type="float" office:value="128.364" calcext:value-type="float">
            <text:p>128.364</text:p>
          </table:table-cell>
          <table:table-cell office:value-type="float" office:value="128.361" calcext:value-type="float">
            <text:p>128.361</text:p>
          </table:table-cell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office:value-type="float" office:value="128.678" calcext:value-type="float">
            <text:p>128.678</text:p>
          </table:table-cell>
          <table:table-cell office:value-type="float" office:value="128.684" calcext:value-type="float">
            <text:p>128.684</text:p>
          </table:table-cell>
          <table:table-cell office:value-type="float" office:value="128.348" calcext:value-type="float">
            <text:p>128.348</text:p>
          </table:table-cell>
          <table:table-cell office:value-type="float" office:value="128.29" calcext:value-type="float">
            <text:p>128.29</text:p>
          </table:table-cell>
          <table:table-cell office:value-type="float" office:value="128.286" calcext:value-type="float">
            <text:p>128.286</text:p>
          </table:table-cell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office:value-type="float" office:value="128.602" calcext:value-type="float">
            <text:p>128.602</text:p>
          </table:table-cell>
          <table:table-cell office:value-type="float" office:value="128.609" calcext:value-type="float">
            <text:p>128.609</text:p>
          </table:table-cell>
          <table:table-cell office:value-type="float" office:value="128.273" calcext:value-type="float">
            <text:p>128.273</text:p>
          </table:table-cell>
          <table:table-cell office:value-type="float" office:value="128.215" calcext:value-type="float">
            <text:p>128.215</text:p>
          </table:table-cell>
          <table:table-cell office:value-type="float" office:value="128.211" calcext:value-type="float">
            <text:p>128.211</text:p>
          </table:table-cell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office:value-type="float" office:value="128.528" calcext:value-type="float">
            <text:p>128.528</text:p>
          </table:table-cell>
          <table:table-cell office:value-type="float" office:value="128.535" calcext:value-type="float">
            <text:p>128.535</text:p>
          </table:table-cell>
          <table:table-cell office:value-type="float" office:value="128.198" calcext:value-type="float">
            <text:p>128.198</text:p>
          </table:table-cell>
          <table:table-cell office:value-type="float" office:value="128.14" calcext:value-type="float">
            <text:p>128.14</text:p>
          </table:table-cell>
          <table:table-cell office:value-type="float" office:value="128.136" calcext:value-type="float">
            <text:p>128.136</text:p>
          </table:table-cell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office:value-type="float" office:value="128.453" calcext:value-type="float">
            <text:p>128.453</text:p>
          </table:table-cell>
          <table:table-cell office:value-type="float" office:value="128.461" calcext:value-type="float">
            <text:p>128.461</text:p>
          </table:table-cell>
          <table:table-cell office:value-type="float" office:value="128.124" calcext:value-type="float">
            <text:p>128.124</text:p>
          </table:table-cell>
          <table:table-cell office:value-type="float" office:value="128.066" calcext:value-type="float">
            <text:p>128.066</text:p>
          </table:table-cell>
          <table:table-cell office:value-type="float" office:value="128.062" calcext:value-type="float">
            <text:p>128.062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28.379" calcext:value-type="float">
            <text:p>128.379</text:p>
          </table:table-cell>
          <table:table-cell office:value-type="float" office:value="128.386" calcext:value-type="float">
            <text:p>128.386</text:p>
          </table:table-cell>
          <table:table-cell office:value-type="float" office:value="128.05" calcext:value-type="float">
            <text:p>128.05</text:p>
          </table:table-cell>
          <table:table-cell office:value-type="float" office:value="127.992" calcext:value-type="float">
            <text:p>127.992</text:p>
          </table:table-cell>
          <table:table-cell office:value-type="float" office:value="127.988" calcext:value-type="float">
            <text:p>127.988</text:p>
          </table:table-cell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office:value-type="float" office:value="128.304" calcext:value-type="float">
            <text:p>128.304</text:p>
          </table:table-cell>
          <table:table-cell office:value-type="float" office:value="128.313" calcext:value-type="float">
            <text:p>128.313</text:p>
          </table:table-cell>
          <table:table-cell office:value-type="float" office:value="127.977" calcext:value-type="float">
            <text:p>127.977</text:p>
          </table:table-cell>
          <table:table-cell office:value-type="float" office:value="127.919" calcext:value-type="float">
            <text:p>127.919</text:p>
          </table:table-cell>
          <table:table-cell office:value-type="float" office:value="127.915" calcext:value-type="float">
            <text:p>127.915</text:p>
          </table:table-cell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office:value-type="float" office:value="128.231" calcext:value-type="float">
            <text:p>128.231</text:p>
          </table:table-cell>
          <table:table-cell office:value-type="float" office:value="128.239" calcext:value-type="float">
            <text:p>128.239</text:p>
          </table:table-cell>
          <table:table-cell office:value-type="float" office:value="127.902" calcext:value-type="float">
            <text:p>127.902</text:p>
          </table:table-cell>
          <table:table-cell office:value-type="float" office:value="127.845" calcext:value-type="float">
            <text:p>127.845</text:p>
          </table:table-cell>
          <table:table-cell office:value-type="float" office:value="127.841" calcext:value-type="float">
            <text:p>127.841</text:p>
          </table:table-cell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office:value-type="float" office:value="128.158" calcext:value-type="float">
            <text:p>128.158</text:p>
          </table:table-cell>
          <table:table-cell office:value-type="float" office:value="128.167" calcext:value-type="float">
            <text:p>128.167</text:p>
          </table:table-cell>
          <table:table-cell office:value-type="float" office:value="127.83" calcext:value-type="float">
            <text:p>127.83</text:p>
          </table:table-cell>
          <table:table-cell office:value-type="float" office:value="127.773" calcext:value-type="float">
            <text:p>127.773</text:p>
          </table:table-cell>
          <table:table-cell office:value-type="float" office:value="127.769" calcext:value-type="float">
            <text:p>127.769</text:p>
          </table:table-cell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office:value-type="float" office:value="128.085" calcext:value-type="float">
            <text:p>128.085</text:p>
          </table:table-cell>
          <table:table-cell office:value-type="float" office:value="128.093" calcext:value-type="float">
            <text:p>128.093</text:p>
          </table:table-cell>
          <table:table-cell office:value-type="float" office:value="127.757" calcext:value-type="float">
            <text:p>127.757</text:p>
          </table:table-cell>
          <table:table-cell office:value-type="float" office:value="127.699" calcext:value-type="float">
            <text:p>127.699</text:p>
          </table:table-cell>
          <table:table-cell office:value-type="float" office:value="127.695" calcext:value-type="float">
            <text:p>127.695</text:p>
          </table:table-cell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office:value-type="float" office:value="128.01" calcext:value-type="float">
            <text:p>128.01</text:p>
          </table:table-cell>
          <table:table-cell office:value-type="float" office:value="128.02" calcext:value-type="float">
            <text:p>128.02</text:p>
          </table:table-cell>
          <table:table-cell office:value-type="float" office:value="127.684" calcext:value-type="float">
            <text:p>127.684</text:p>
          </table:table-cell>
          <table:table-cell office:value-type="float" office:value="127.626" calcext:value-type="float">
            <text:p>127.626</text:p>
          </table:table-cell>
          <table:table-cell office:value-type="float" office:value="127.622" calcext:value-type="float">
            <text:p>127.622</text:p>
          </table:table-cell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office:value-type="float" office:value="127.936" calcext:value-type="float">
            <text:p>127.936</text:p>
          </table:table-cell>
          <table:table-cell office:value-type="float" office:value="127.947" calcext:value-type="float">
            <text:p>127.947</text:p>
          </table:table-cell>
          <table:table-cell office:value-type="float" office:value="127.611" calcext:value-type="float">
            <text:p>127.611</text:p>
          </table:table-cell>
          <table:table-cell office:value-type="float" office:value="127.553" calcext:value-type="float">
            <text:p>127.553</text:p>
          </table:table-cell>
          <table:table-cell office:value-type="float" office:value="127.548" calcext:value-type="float">
            <text:p>127.548</text:p>
          </table:table-cell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office:value-type="float" office:value="127.863" calcext:value-type="float">
            <text:p>127.863</text:p>
          </table:table-cell>
          <table:table-cell office:value-type="float" office:value="127.873" calcext:value-type="float">
            <text:p>127.873</text:p>
          </table:table-cell>
          <table:table-cell office:value-type="float" office:value="127.537" calcext:value-type="float">
            <text:p>127.537</text:p>
          </table:table-cell>
          <table:table-cell office:value-type="float" office:value="127.479" calcext:value-type="float">
            <text:p>127.479</text:p>
          </table:table-cell>
          <table:table-cell office:value-type="float" office:value="127.475" calcext:value-type="float">
            <text:p>127.475</text:p>
          </table:table-cell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127.789" calcext:value-type="float">
            <text:p>127.789</text:p>
          </table:table-cell>
          <table:table-cell office:value-type="float" office:value="127.8" calcext:value-type="float">
            <text:p>127.8</text:p>
          </table:table-cell>
          <table:table-cell office:value-type="float" office:value="127.464" calcext:value-type="float">
            <text:p>127.464</text:p>
          </table:table-cell>
          <table:table-cell office:value-type="float" office:value="127.407" calcext:value-type="float">
            <text:p>127.407</text:p>
          </table:table-cell>
          <table:table-cell office:value-type="float" office:value="127.403" calcext:value-type="float">
            <text:p>127.403</text:p>
          </table:table-cell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office:value-type="float" office:value="127.717" calcext:value-type="float">
            <text:p>127.717</text:p>
          </table:table-cell>
          <table:table-cell office:value-type="float" office:value="127.727" calcext:value-type="float">
            <text:p>127.727</text:p>
          </table:table-cell>
          <table:table-cell office:value-type="float" office:value="127.391" calcext:value-type="float">
            <text:p>127.391</text:p>
          </table:table-cell>
          <table:table-cell office:value-type="float" office:value="127.334" calcext:value-type="float">
            <text:p>127.334</text:p>
          </table:table-cell>
          <table:table-cell office:value-type="float" office:value="127.33" calcext:value-type="float">
            <text:p>127.33</text:p>
          </table:table-cell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float" office:value="127.644" calcext:value-type="float">
            <text:p>127.644</text:p>
          </table:table-cell>
          <table:table-cell office:value-type="float" office:value="127.654" calcext:value-type="float">
            <text:p>127.654</text:p>
          </table:table-cell>
          <table:table-cell office:value-type="float" office:value="127.319" calcext:value-type="float">
            <text:p>127.319</text:p>
          </table:table-cell>
          <table:table-cell office:value-type="float" office:value="127.261" calcext:value-type="float">
            <text:p>127.261</text:p>
          </table:table-cell>
          <table:table-cell office:value-type="float" office:value="127.257" calcext:value-type="float">
            <text:p>127.257</text:p>
          </table:table-cell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office:value-type="float" office:value="127.572" calcext:value-type="float">
            <text:p>127.572</text:p>
          </table:table-cell>
          <table:table-cell office:value-type="float" office:value="127.581" calcext:value-type="float">
            <text:p>127.581</text:p>
          </table:table-cell>
          <table:table-cell office:value-type="float" office:value="127.246" calcext:value-type="float">
            <text:p>127.246</text:p>
          </table:table-cell>
          <table:table-cell office:value-type="float" office:value="127.188" calcext:value-type="float">
            <text:p>127.188</text:p>
          </table:table-cell>
          <table:table-cell office:value-type="float" office:value="127.185" calcext:value-type="float">
            <text:p>127.185</text:p>
          </table:table-cell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office:value-type="float" office:value="127.498" calcext:value-type="float">
            <text:p>127.498</text:p>
          </table:table-cell>
          <table:table-cell office:value-type="float" office:value="127.51" calcext:value-type="float">
            <text:p>127.51</text:p>
          </table:table-cell>
          <table:table-cell office:value-type="float" office:value="127.174" calcext:value-type="float">
            <text:p>127.174</text:p>
          </table:table-cell>
          <table:table-cell office:value-type="float" office:value="127.116" calcext:value-type="float">
            <text:p>127.116</text:p>
          </table:table-cell>
          <table:table-cell office:value-type="float" office:value="127.112" calcext:value-type="float">
            <text:p>127.112</text:p>
          </table:table-cell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office:value-type="float" office:value="127.425" calcext:value-type="float">
            <text:p>127.425</text:p>
          </table:table-cell>
          <table:table-cell office:value-type="float" office:value="127.437" calcext:value-type="float">
            <text:p>127.437</text:p>
          </table:table-cell>
          <table:table-cell office:value-type="float" office:value="127.101" calcext:value-type="float">
            <text:p>127.101</text:p>
          </table:table-cell>
          <table:table-cell office:value-type="float" office:value="127.043" calcext:value-type="float">
            <text:p>127.043</text:p>
          </table:table-cell>
          <table:table-cell office:value-type="float" office:value="127.039" calcext:value-type="float">
            <text:p>127.039</text:p>
          </table:table-cell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office:value-type="float" office:value="127.353" calcext:value-type="float">
            <text:p>127.353</text:p>
          </table:table-cell>
          <table:table-cell office:value-type="float" office:value="127.364" calcext:value-type="float">
            <text:p>127.364</text:p>
          </table:table-cell>
          <table:table-cell office:value-type="float" office:value="127.028" calcext:value-type="float">
            <text:p>127.028</text:p>
          </table:table-cell>
          <table:table-cell office:value-type="float" office:value="126.97" calcext:value-type="float">
            <text:p>126.97</text:p>
          </table:table-cell>
          <table:table-cell office:value-type="float" office:value="126.966" calcext:value-type="float">
            <text:p>126.966</text:p>
          </table:table-cell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office:value-type="float" office:value="127.28" calcext:value-type="float">
            <text:p>127.28</text:p>
          </table:table-cell>
          <table:table-cell office:value-type="float" office:value="127.292" calcext:value-type="float">
            <text:p>127.292</text:p>
          </table:table-cell>
          <table:table-cell office:value-type="float" office:value="126.956" calcext:value-type="float">
            <text:p>126.956</text:p>
          </table:table-cell>
          <table:table-cell office:value-type="float" office:value="126.898" calcext:value-type="float">
            <text:p>126.898</text:p>
          </table:table-cell>
          <table:table-cell office:value-type="float" office:value="126.895" calcext:value-type="float">
            <text:p>126.895</text:p>
          </table:table-cell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office:value-type="float" office:value="127.206" calcext:value-type="float">
            <text:p>127.206</text:p>
          </table:table-cell>
          <table:table-cell office:value-type="float" office:value="127.219" calcext:value-type="float">
            <text:p>127.219</text:p>
          </table:table-cell>
          <table:table-cell office:value-type="float" office:value="126.884" calcext:value-type="float">
            <text:p>126.884</text:p>
          </table:table-cell>
          <table:table-cell office:value-type="float" office:value="126.827" calcext:value-type="float">
            <text:p>126.827</text:p>
          </table:table-cell>
          <table:table-cell office:value-type="float" office:value="126.824" calcext:value-type="float">
            <text:p>126.824</text:p>
          </table:table-cell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office:value-type="float" office:value="127.135" calcext:value-type="float">
            <text:p>127.135</text:p>
          </table:table-cell>
          <table:table-cell office:value-type="float" office:value="127.148" calcext:value-type="float">
            <text:p>127.148</text:p>
          </table:table-cell>
          <table:table-cell office:value-type="float" office:value="126.812" calcext:value-type="float">
            <text:p>126.812</text:p>
          </table:table-cell>
          <table:table-cell office:value-type="float" office:value="126.755" calcext:value-type="float">
            <text:p>126.755</text:p>
          </table:table-cell>
          <table:table-cell office:value-type="float" office:value="126.751" calcext:value-type="float">
            <text:p>126.751</text:p>
          </table:table-cell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office:value-type="float" office:value="127.062" calcext:value-type="float">
            <text:p>127.062</text:p>
          </table:table-cell>
          <table:table-cell office:value-type="float" office:value="127.076" calcext:value-type="float">
            <text:p>127.076</text:p>
          </table:table-cell>
          <table:table-cell office:value-type="float" office:value="126.74" calcext:value-type="float">
            <text:p>126.74</text:p>
          </table:table-cell>
          <table:table-cell office:value-type="float" office:value="126.682" calcext:value-type="float">
            <text:p>126.682</text:p>
          </table:table-cell>
          <table:table-cell office:value-type="float" office:value="126.678" calcext:value-type="float">
            <text:p>126.678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126.99" calcext:value-type="float">
            <text:p>126.99</text:p>
          </table:table-cell>
          <table:table-cell office:value-type="float" office:value="127.004" calcext:value-type="float">
            <text:p>127.004</text:p>
          </table:table-cell>
          <table:table-cell office:value-type="float" office:value="126.668" calcext:value-type="float">
            <text:p>126.668</text:p>
          </table:table-cell>
          <table:table-cell office:value-type="float" office:value="126.611" calcext:value-type="float">
            <text:p>126.611</text:p>
          </table:table-cell>
          <table:table-cell office:value-type="float" office:value="126.607" calcext:value-type="float">
            <text:p>126.607</text:p>
          </table:table-cell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float" office:value="126.918" calcext:value-type="float">
            <text:p>126.918</text:p>
          </table:table-cell>
          <table:table-cell office:value-type="float" office:value="126.933" calcext:value-type="float">
            <text:p>126.933</text:p>
          </table:table-cell>
          <table:table-cell office:value-type="float" office:value="126.596" calcext:value-type="float">
            <text:p>126.596</text:p>
          </table:table-cell>
          <table:table-cell office:value-type="float" office:value="126.539" calcext:value-type="float">
            <text:p>126.539</text:p>
          </table:table-cell>
          <table:table-cell office:value-type="float" office:value="126.535" calcext:value-type="float">
            <text:p>126.535</text:p>
          </table:table-cell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office:value-type="float" office:value="126.846" calcext:value-type="float">
            <text:p>126.846</text:p>
          </table:table-cell>
          <table:table-cell office:value-type="float" office:value="126.861" calcext:value-type="float">
            <text:p>126.861</text:p>
          </table:table-cell>
          <table:table-cell office:value-type="float" office:value="126.526" calcext:value-type="float">
            <text:p>126.526</text:p>
          </table:table-cell>
          <table:table-cell office:value-type="float" office:value="126.467" calcext:value-type="float">
            <text:p>126.467</text:p>
          </table:table-cell>
          <table:table-cell office:value-type="float" office:value="126.463" calcext:value-type="float">
            <text:p>126.463</text:p>
          </table:table-cell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office:value-type="float" office:value="126.775" calcext:value-type="float">
            <text:p>126.775</text:p>
          </table:table-cell>
          <table:table-cell office:value-type="float" office:value="126.791" calcext:value-type="float">
            <text:p>126.791</text:p>
          </table:table-cell>
          <table:table-cell office:value-type="float" office:value="126.453" calcext:value-type="float">
            <text:p>126.453</text:p>
          </table:table-cell>
          <table:table-cell office:value-type="float" office:value="126.394" calcext:value-type="float">
            <text:p>126.394</text:p>
          </table:table-cell>
          <table:table-cell office:value-type="float" office:value="126.39" calcext:value-type="float">
            <text:p>126.39</text:p>
          </table:table-cell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office:value-type="float" office:value="126.702" calcext:value-type="float">
            <text:p>126.702</text:p>
          </table:table-cell>
          <table:table-cell office:value-type="float" office:value="126.72" calcext:value-type="float">
            <text:p>126.72</text:p>
          </table:table-cell>
          <table:table-cell office:value-type="float" office:value="126.381" calcext:value-type="float">
            <text:p>126.381</text:p>
          </table:table-cell>
          <table:table-cell office:value-type="float" office:value="126.324" calcext:value-type="float">
            <text:p>126.324</text:p>
          </table:table-cell>
          <table:table-cell office:value-type="float" office:value="126.321" calcext:value-type="float">
            <text:p>126.321</text:p>
          </table:table-cell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office:value-type="float" office:value="126.63" calcext:value-type="float">
            <text:p>126.63</text:p>
          </table:table-cell>
          <table:table-cell office:value-type="float" office:value="126.647" calcext:value-type="float">
            <text:p>126.647</text:p>
          </table:table-cell>
          <table:table-cell office:value-type="float" office:value="126.311" calcext:value-type="float">
            <text:p>126.311</text:p>
          </table:table-cell>
          <table:table-cell office:value-type="float" office:value="126.254" calcext:value-type="float">
            <text:p>126.254</text:p>
          </table:table-cell>
          <table:table-cell office:value-type="float" office:value="126.25" calcext:value-type="float">
            <text:p>126.25</text:p>
          </table:table-cell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office:value-type="float" office:value="126.559" calcext:value-type="float">
            <text:p>126.559</text:p>
          </table:table-cell>
          <table:table-cell office:value-type="float" office:value="126.577" calcext:value-type="float">
            <text:p>126.577</text:p>
          </table:table-cell>
          <table:table-cell office:value-type="float" office:value="126.241" calcext:value-type="float">
            <text:p>126.241</text:p>
          </table:table-cell>
          <table:table-cell office:value-type="float" office:value="126.183" calcext:value-type="float">
            <text:p>126.183</text:p>
          </table:table-cell>
          <table:table-cell office:value-type="float" office:value="126.179" calcext:value-type="float">
            <text:p>126.179</text:p>
          </table:table-cell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office:value-type="float" office:value="126.489" calcext:value-type="float">
            <text:p>126.489</text:p>
          </table:table-cell>
          <table:table-cell office:value-type="float" office:value="126.506" calcext:value-type="float">
            <text:p>126.506</text:p>
          </table:table-cell>
          <table:table-cell office:value-type="float" office:value="126.17" calcext:value-type="float">
            <text:p>126.17</text:p>
          </table:table-cell>
          <table:table-cell office:value-type="float" office:value="126.112" calcext:value-type="float">
            <text:p>126.112</text:p>
          </table:table-cell>
          <table:table-cell office:value-type="float" office:value="126.108" calcext:value-type="float">
            <text:p>126.108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office:value-type="float" office:value="126.418" calcext:value-type="float">
            <text:p>126.418</text:p>
          </table:table-cell>
          <table:table-cell office:value-type="float" office:value="126.435" calcext:value-type="float">
            <text:p>126.435</text:p>
          </table:table-cell>
          <table:table-cell office:value-type="float" office:value="126.098" calcext:value-type="float">
            <text:p>126.098</text:p>
          </table:table-cell>
          <table:table-cell office:value-type="float" office:value="126.04" calcext:value-type="float">
            <text:p>126.04</text:p>
          </table:table-cell>
          <table:table-cell office:value-type="float" office:value="126.037" calcext:value-type="float">
            <text:p>126.037</text:p>
          </table:table-cell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office:value-type="float" office:value="126.348" calcext:value-type="float">
            <text:p>126.348</text:p>
          </table:table-cell>
          <table:table-cell office:value-type="float" office:value="126.364" calcext:value-type="float">
            <text:p>126.364</text:p>
          </table:table-cell>
          <table:table-cell office:value-type="float" office:value="126.028" calcext:value-type="float">
            <text:p>126.028</text:p>
          </table:table-cell>
          <table:table-cell office:value-type="float" office:value="125.97" calcext:value-type="float">
            <text:p>125.97</text:p>
          </table:table-cell>
          <table:table-cell office:value-type="float" office:value="125.966" calcext:value-type="float">
            <text:p>125.966</text:p>
          </table:table-cell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office:value-type="float" office:value="126.277" calcext:value-type="float">
            <text:p>126.277</text:p>
          </table:table-cell>
          <table:table-cell office:value-type="float" office:value="126.294" calcext:value-type="float">
            <text:p>126.294</text:p>
          </table:table-cell>
          <table:table-cell office:value-type="float" office:value="125.956" calcext:value-type="float">
            <text:p>125.956</text:p>
          </table:table-cell>
          <table:table-cell office:value-type="float" office:value="125.899" calcext:value-type="float">
            <text:p>125.899</text:p>
          </table:table-cell>
          <table:table-cell office:value-type="float" office:value="125.895" calcext:value-type="float">
            <text:p>125.895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float" office:value="126.207" calcext:value-type="float">
            <text:p>126.207</text:p>
          </table:table-cell>
          <table:table-cell office:value-type="float" office:value="126.224" calcext:value-type="float">
            <text:p>126.224</text:p>
          </table:table-cell>
          <table:table-cell office:value-type="float" office:value="125.886" calcext:value-type="float">
            <text:p>125.886</text:p>
          </table:table-cell>
          <table:table-cell office:value-type="float" office:value="125.829" calcext:value-type="float">
            <text:p>125.829</text:p>
          </table:table-cell>
          <table:table-cell office:value-type="float" office:value="125.825" calcext:value-type="float">
            <text:p>125.825</text:p>
          </table:table-cell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office:value-type="float" office:value="126.137" calcext:value-type="float">
            <text:p>126.137</text:p>
          </table:table-cell>
          <table:table-cell office:value-type="float" office:value="126.154" calcext:value-type="float">
            <text:p>126.154</text:p>
          </table:table-cell>
          <table:table-cell office:value-type="float" office:value="125.817" calcext:value-type="float">
            <text:p>125.817</text:p>
          </table:table-cell>
          <table:table-cell office:value-type="float" office:value="125.76" calcext:value-type="float">
            <text:p>125.76</text:p>
          </table:table-cell>
          <table:table-cell office:value-type="float" office:value="125.756" calcext:value-type="float">
            <text:p>125.756</text:p>
          </table:table-cell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office:value-type="float" office:value="126.066" calcext:value-type="float">
            <text:p>126.066</text:p>
          </table:table-cell>
          <table:table-cell office:value-type="float" office:value="126.083" calcext:value-type="float">
            <text:p>126.083</text:p>
          </table:table-cell>
          <table:table-cell office:value-type="float" office:value="125.747" calcext:value-type="float">
            <text:p>125.747</text:p>
          </table:table-cell>
          <table:table-cell office:value-type="float" office:value="125.691" calcext:value-type="float">
            <text:p>125.691</text:p>
          </table:table-cell>
          <table:table-cell office:value-type="float" office:value="125.686" calcext:value-type="float">
            <text:p>125.686</text:p>
          </table:table-cell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office:value-type="float" office:value="125.994" calcext:value-type="float">
            <text:p>125.994</text:p>
          </table:table-cell>
          <table:table-cell office:value-type="float" office:value="126.013" calcext:value-type="float">
            <text:p>126.013</text:p>
          </table:table-cell>
          <table:table-cell office:value-type="float" office:value="125.677" calcext:value-type="float">
            <text:p>125.677</text:p>
          </table:table-cell>
          <table:table-cell office:value-type="float" office:value="125.62" calcext:value-type="float">
            <text:p>125.62</text:p>
          </table:table-cell>
          <table:table-cell office:value-type="float" office:value="125.616" calcext:value-type="float">
            <text:p>125.616</text:p>
          </table:table-cell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office:value-type="float" office:value="125.925" calcext:value-type="float">
            <text:p>125.925</text:p>
          </table:table-cell>
          <table:table-cell office:value-type="float" office:value="125.942" calcext:value-type="float">
            <text:p>125.942</text:p>
          </table:table-cell>
          <table:table-cell office:value-type="float" office:value="125.608" calcext:value-type="float">
            <text:p>125.608</text:p>
          </table:table-cell>
          <table:table-cell office:value-type="float" office:value="125.55" calcext:value-type="float">
            <text:p>125.55</text:p>
          </table:table-cell>
          <table:table-cell office:value-type="float" office:value="125.546" calcext:value-type="float">
            <text:p>125.546</text:p>
          </table:table-cell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office:value-type="float" office:value="125.854" calcext:value-type="float">
            <text:p>125.854</text:p>
          </table:table-cell>
          <table:table-cell office:value-type="float" office:value="125.872" calcext:value-type="float">
            <text:p>125.872</text:p>
          </table:table-cell>
          <table:table-cell office:value-type="float" office:value="125.537" calcext:value-type="float">
            <text:p>125.537</text:p>
          </table:table-cell>
          <table:table-cell office:value-type="float" office:value="125.48" calcext:value-type="float">
            <text:p>125.48</text:p>
          </table:table-cell>
          <table:table-cell office:value-type="float" office:value="125.477" calcext:value-type="float">
            <text:p>125.477</text:p>
          </table:table-cell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office:value-type="float" office:value="125.784" calcext:value-type="float">
            <text:p>125.784</text:p>
          </table:table-cell>
          <table:table-cell office:value-type="float" office:value="125.802" calcext:value-type="float">
            <text:p>125.802</text:p>
          </table:table-cell>
          <table:table-cell office:value-type="float" office:value="125.469" calcext:value-type="float">
            <text:p>125.469</text:p>
          </table:table-cell>
          <table:table-cell office:value-type="float" office:value="125.411" calcext:value-type="float">
            <text:p>125.411</text:p>
          </table:table-cell>
          <table:table-cell office:value-type="float" office:value="125.408" calcext:value-type="float">
            <text:p>125.408</text:p>
          </table:table-cell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office:value-type="float" office:value="125.714" calcext:value-type="float">
            <text:p>125.714</text:p>
          </table:table-cell>
          <table:table-cell office:value-type="float" office:value="125.734" calcext:value-type="float">
            <text:p>125.734</text:p>
          </table:table-cell>
          <table:table-cell office:value-type="float" office:value="125.4" calcext:value-type="float">
            <text:p>125.4</text:p>
          </table:table-cell>
          <table:table-cell office:value-type="float" office:value="125.341" calcext:value-type="float">
            <text:p>125.341</text:p>
          </table:table-cell>
          <table:table-cell office:value-type="float" office:value="125.337" calcext:value-type="float">
            <text:p>125.337</text:p>
          </table:table-cell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office:value-type="float" office:value="125.645" calcext:value-type="float">
            <text:p>125.645</text:p>
          </table:table-cell>
          <table:table-cell office:value-type="float" office:value="125.664" calcext:value-type="float">
            <text:p>125.664</text:p>
          </table:table-cell>
          <table:table-cell office:value-type="float" office:value="125.329" calcext:value-type="float">
            <text:p>125.329</text:p>
          </table:table-cell>
          <table:table-cell office:value-type="float" office:value="125.271" calcext:value-type="float">
            <text:p>125.271</text:p>
          </table:table-cell>
          <table:table-cell office:value-type="float" office:value="125.268" calcext:value-type="float">
            <text:p>125.268</text:p>
          </table:table-cell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float" office:value="125.575" calcext:value-type="float">
            <text:p>125.575</text:p>
          </table:table-cell>
          <table:table-cell office:value-type="float" office:value="125.595" calcext:value-type="float">
            <text:p>125.595</text:p>
          </table:table-cell>
          <table:table-cell office:value-type="float" office:value="125.259" calcext:value-type="float">
            <text:p>125.259</text:p>
          </table:table-cell>
          <table:table-cell office:value-type="float" office:value="125.202" calcext:value-type="float">
            <text:p>125.202</text:p>
          </table:table-cell>
          <table:table-cell office:value-type="float" office:value="125.198" calcext:value-type="float">
            <text:p>125.19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25.506" calcext:value-type="float">
            <text:p>125.506</text:p>
          </table:table-cell>
          <table:table-cell office:value-type="float" office:value="125.526" calcext:value-type="float">
            <text:p>125.526</text:p>
          </table:table-cell>
          <table:table-cell office:value-type="float" office:value="125.191" calcext:value-type="float">
            <text:p>125.191</text:p>
          </table:table-cell>
          <table:table-cell office:value-type="float" office:value="125.132" calcext:value-type="float">
            <text:p>125.132</text:p>
          </table:table-cell>
          <table:table-cell office:value-type="float" office:value="125.129" calcext:value-type="float">
            <text:p>125.1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10:26:42.746559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5:19:53.997947907</meta:creation-date>
    <dc:date>2018-04-22T10:31:13.491262820</dc:date>
    <meta:editing-duration>PT37M36S</meta:editing-duration>
    <meta:editing-cycles>5</meta:editing-cycles>
    <meta:generator>LibreOffice/5.1.6.2$Linux_X86_64 LibreOffice_project/10m0$Build-2</meta:generator>
    <meta:document-statistic meta:table-count="1" meta:cell-count="60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631cm" svg:height="13.946cm" xlink:href=".." xlink:type="simple" chart:class="chart:line" chart:style-name="ch1">
        <chart:legend chart:legend-position="end" svg:x="20.185cm" svg:y="5.678cm" style:legend-expansion="high" chart:style-name="ch2"/>
        <chart:plot-area chart:style-name="ch3" table:cell-range-address="Sheet1.C1:Sheet1.G1000" chart:data-source-has-labels="row" svg:x="0.612cm" svg:y="0.278cm" svg:width="18.961cm" svg:height="13.39cm">
          <chartooo:coordinate-region svg:x="1.419cm" svg:y="0.399cm" svg:width="17.901cm" svg:height="12.2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000" chart:label-cell-address="Sheet1.C1:Sheet1.C2" chart:class="chart:line">
            <chart:data-point chart:repeated="998"/>
          </chart:series>
          <chart:series chart:style-name="ch7" chart:values-cell-range-address="Sheet1.D3:Sheet1.D1000" chart:label-cell-address="Sheet1.D1:Sheet1.D2" chart:class="chart:line">
            <chart:data-point chart:repeated="998"/>
          </chart:series>
          <chart:series chart:style-name="ch8" chart:values-cell-range-address="Sheet1.E3:Sheet1.E1000" chart:label-cell-address="Sheet1.E1:Sheet1.E2" chart:class="chart:line">
            <chart:data-point chart:repeated="998"/>
          </chart:series>
          <chart:series chart:style-name="ch9" chart:values-cell-range-address="Sheet1.F3:Sheet1.F1000" chart:label-cell-address="Sheet1.F1:Sheet1.F2" chart:class="chart:line">
            <chart:data-point chart:repeated="998"/>
          </chart:series>
          <chart:series chart:style-name="ch10" chart:values-cell-range-address="Sheet1.G3:Sheet1.G1000" chart:label-cell-address="Sheet1.G1:Sheet1.G2" chart:class="chart:line">
            <chart:data-point chart:repeated="99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D Squared Loss</text:p>
                <text:list>
                  <text:list-item>
                    <text:p>SCD Squared Loss</text:p>
                  </text:list-item>
                  <text:list-item>
                    <text:p/>
                  </text:list-item>
                </text:list>
                <draw:g>
                  <svg:desc>Sheet1.C1:Sheet1.C2</svg:desc>
                </draw:g>
              </table:table-cell>
              <table:table-cell office:value-type="string">
                <text:p>Minibatch-SCD Squared Loss, No Residual Update</text:p>
                <text:list>
                  <text:list-item>
                    <text:p>Minibatch-SCD Squared Loss, No Residual Update</text:p>
                  </text:list-item>
                  <text:list-item>
                    <text:p/>
                  </text:list-item>
                </text:list>
                <draw:g>
                  <svg:desc>Sheet1.D1:Sheet1.D2</svg:desc>
                </draw:g>
              </table:table-cell>
              <table:table-cell office:value-type="string">
                <text:p>Minibatch-SCD Squared Loss, Residual Update Period=100</text:p>
                <text:list>
                  <text:list-item>
                    <text:p>Minibatch-SCD Squared Loss, Residual Update Period=100</text:p>
                  </text:list-item>
                  <text:list-item>
                    <text:p/>
                  </text:list-item>
                </text:list>
                <draw:g>
                  <svg:desc>Sheet1.E1:Sheet1.E2</svg:desc>
                </draw:g>
              </table:table-cell>
              <table:table-cell office:value-type="string">
                <text:p>Minibatch-SCD Squared Loss, Residual Update Period=10</text:p>
                <text:list>
                  <text:list-item>
                    <text:p>Minibatch-SCD Squared Loss, Residual Update Period=10</text:p>
                  </text:list-item>
                  <text:list-item>
                    <text:p/>
                  </text:list-item>
                </text:list>
                <draw:g>
                  <svg:desc>Sheet1.F1:Sheet1.F2</svg:desc>
                </draw:g>
              </table:table-cell>
              <table:table-cell office:value-type="string">
                <text:p>Minibatch-SCD Squared Loss, Residual Update Period=2</text:p>
                <text:list>
                  <text:list-item>
                    <text:p>Minibatch-SCD Squared Loss, Residual Update Period=2</text:p>
                  </text:list-item>
                  <text:list-item>
                    <text:p/>
                  </text:list-item>
                </text:list>
                <draw:g>
                  <svg:desc>Sheet1.G1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.21">
                <text:p>1100.21</text:p>
                <draw:g>
                  <svg:desc>Sheet1.C3:Sheet1.C1000</svg:desc>
                </draw:g>
              </table:table-cell>
              <table:table-cell office:value-type="float" office:value="1094.48">
                <text:p>1094.48</text:p>
                <draw:g>
                  <svg:desc>Sheet1.D3:Sheet1.D1000</svg:desc>
                </draw:g>
              </table:table-cell>
              <table:table-cell office:value-type="float" office:value="1094.48">
                <text:p>1094.48</text:p>
                <draw:g>
                  <svg:desc>Sheet1.E3:Sheet1.E1000</svg:desc>
                </draw:g>
              </table:table-cell>
              <table:table-cell office:value-type="float" office:value="1094.48">
                <text:p>1094.48</text:p>
                <draw:g>
                  <svg:desc>Sheet1.F3:Sheet1.F1000</svg:desc>
                </draw:g>
              </table:table-cell>
              <table:table-cell office:value-type="float" office:value="1094.48">
                <text:p>1094.48</text:p>
                <draw:g>
                  <svg:desc>Sheet1.G3:Sheet1.G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7.88">
                <text:p>1087.88</text:p>
              </table:table-cell>
              <table:table-cell office:value-type="float" office:value="1082.22">
                <text:p>1082.22</text:p>
              </table:table-cell>
              <table:table-cell office:value-type="float" office:value="1082.22">
                <text:p>1082.22</text:p>
              </table:table-cell>
              <table:table-cell office:value-type="float" office:value="1082.22">
                <text:p>1082.22</text:p>
              </table:table-cell>
              <table:table-cell office:value-type="float" office:value="1082.22">
                <text:p>1082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75.72">
                <text:p>1075.72</text:p>
              </table:table-cell>
              <table:table-cell office:value-type="float" office:value="1070.14">
                <text:p>1070.14</text:p>
              </table:table-cell>
              <table:table-cell office:value-type="float" office:value="1070.14">
                <text:p>1070.14</text:p>
              </table:table-cell>
              <table:table-cell office:value-type="float" office:value="1070.14">
                <text:p>1070.14</text:p>
              </table:table-cell>
              <table:table-cell office:value-type="float" office:value="1070.14">
                <text:p>1070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3.75">
                <text:p>1063.75</text:p>
              </table:table-cell>
              <table:table-cell office:value-type="float" office:value="1058.25">
                <text:p>1058.25</text:p>
              </table:table-cell>
              <table:table-cell office:value-type="float" office:value="1058.25">
                <text:p>1058.25</text:p>
              </table:table-cell>
              <table:table-cell office:value-type="float" office:value="1058.25">
                <text:p>1058.25</text:p>
              </table:table-cell>
              <table:table-cell office:value-type="float" office:value="1058.25">
                <text:p>1058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1.97">
                <text:p>1051.97</text:p>
              </table:table-cell>
              <table:table-cell office:value-type="float" office:value="1046.54">
                <text:p>1046.54</text:p>
              </table:table-cell>
              <table:table-cell office:value-type="float" office:value="1046.54">
                <text:p>1046.54</text:p>
              </table:table-cell>
              <table:table-cell office:value-type="float" office:value="1046.54">
                <text:p>1046.54</text:p>
              </table:table-cell>
              <table:table-cell office:value-type="float" office:value="1046.54">
                <text:p>1046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0.37">
                <text:p>1040.37</text:p>
              </table:table-cell>
              <table:table-cell office:value-type="float" office:value="1035.04">
                <text:p>1035.04</text:p>
              </table:table-cell>
              <table:table-cell office:value-type="float" office:value="1035.04">
                <text:p>1035.04</text:p>
              </table:table-cell>
              <table:table-cell office:value-type="float" office:value="1035.04">
                <text:p>1035.04</text:p>
              </table:table-cell>
              <table:table-cell office:value-type="float" office:value="1035.04">
                <text:p>1035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8.97">
                <text:p>1028.97</text:p>
              </table:table-cell>
              <table:table-cell office:value-type="float" office:value="1023.69">
                <text:p>1023.69</text:p>
              </table:table-cell>
              <table:table-cell office:value-type="float" office:value="1023.69">
                <text:p>1023.69</text:p>
              </table:table-cell>
              <table:table-cell office:value-type="float" office:value="1023.69">
                <text:p>1023.69</text:p>
              </table:table-cell>
              <table:table-cell office:value-type="float" office:value="1023.7">
                <text:p>1023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7.73">
                <text:p>1017.73</text:p>
              </table:table-cell>
              <table:table-cell office:value-type="float" office:value="1012.53">
                <text:p>1012.53</text:p>
              </table:table-cell>
              <table:table-cell office:value-type="float" office:value="1012.53">
                <text:p>1012.53</text:p>
              </table:table-cell>
              <table:table-cell office:value-type="float" office:value="1012.53">
                <text:p>1012.53</text:p>
              </table:table-cell>
              <table:table-cell office:value-type="float" office:value="1012.54">
                <text:p>1012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6.64">
                <text:p>1006.64</text:p>
              </table:table-cell>
              <table:table-cell office:value-type="float" office:value="1001.55">
                <text:p>1001.55</text:p>
              </table:table-cell>
              <table:table-cell office:value-type="float" office:value="1001.55">
                <text:p>1001.55</text:p>
              </table:table-cell>
              <table:table-cell office:value-type="float" office:value="1001.55">
                <text:p>1001.55</text:p>
              </table:table-cell>
              <table:table-cell office:value-type="float" office:value="1001.55">
                <text:p>1001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5.771">
                <text:p>995.771</text:p>
              </table:table-cell>
              <table:table-cell office:value-type="float" office:value="990.714">
                <text:p>990.714</text:p>
              </table:table-cell>
              <table:table-cell office:value-type="float" office:value="990.714">
                <text:p>990.714</text:p>
              </table:table-cell>
              <table:table-cell office:value-type="float" office:value="990.714">
                <text:p>990.714</text:p>
              </table:table-cell>
              <table:table-cell office:value-type="float" office:value="990.711">
                <text:p>990.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5.029">
                <text:p>985.029</text:p>
              </table:table-cell>
              <table:table-cell office:value-type="float" office:value="980.057">
                <text:p>980.057</text:p>
              </table:table-cell>
              <table:table-cell office:value-type="float" office:value="980.057">
                <text:p>980.057</text:p>
              </table:table-cell>
              <table:table-cell office:value-type="float" office:value="980.058">
                <text:p>980.058</text:p>
              </table:table-cell>
              <table:table-cell office:value-type="float" office:value="980.039">
                <text:p>980.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4.472">
                <text:p>974.472</text:p>
              </table:table-cell>
              <table:table-cell office:value-type="float" office:value="969.575">
                <text:p>969.575</text:p>
              </table:table-cell>
              <table:table-cell office:value-type="float" office:value="969.575">
                <text:p>969.575</text:p>
              </table:table-cell>
              <table:table-cell office:value-type="float" office:value="969.578">
                <text:p>969.578</text:p>
              </table:table-cell>
              <table:table-cell office:value-type="float" office:value="969.556">
                <text:p>969.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4.076">
                <text:p>964.076</text:p>
              </table:table-cell>
              <table:table-cell office:value-type="float" office:value="959.243">
                <text:p>959.243</text:p>
              </table:table-cell>
              <table:table-cell office:value-type="float" office:value="959.243">
                <text:p>959.243</text:p>
              </table:table-cell>
              <table:table-cell office:value-type="float" office:value="959.239">
                <text:p>959.239</text:p>
              </table:table-cell>
              <table:table-cell office:value-type="float" office:value="959.217">
                <text:p>959.2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3.823">
                <text:p>953.823</text:p>
              </table:table-cell>
              <table:table-cell office:value-type="float" office:value="949.054">
                <text:p>949.054</text:p>
              </table:table-cell>
              <table:table-cell office:value-type="float" office:value="949.054">
                <text:p>949.054</text:p>
              </table:table-cell>
              <table:table-cell office:value-type="float" office:value="949.052">
                <text:p>949.052</text:p>
              </table:table-cell>
              <table:table-cell office:value-type="float" office:value="949.031">
                <text:p>949.0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3.748">
                <text:p>943.748</text:p>
              </table:table-cell>
              <table:table-cell office:value-type="float" office:value="939.054">
                <text:p>939.054</text:p>
              </table:table-cell>
              <table:table-cell office:value-type="float" office:value="939.054">
                <text:p>939.054</text:p>
              </table:table-cell>
              <table:table-cell office:value-type="float" office:value="939.05">
                <text:p>939.05</text:p>
              </table:table-cell>
              <table:table-cell office:value-type="float" office:value="939.031">
                <text:p>939.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3.806">
                <text:p>933.806</text:p>
              </table:table-cell>
              <table:table-cell office:value-type="float" office:value="929.171">
                <text:p>929.171</text:p>
              </table:table-cell>
              <table:table-cell office:value-type="float" office:value="929.171">
                <text:p>929.171</text:p>
              </table:table-cell>
              <table:table-cell office:value-type="float" office:value="929.156">
                <text:p>929.156</text:p>
              </table:table-cell>
              <table:table-cell office:value-type="float" office:value="929.134">
                <text:p>929.1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24.045">
                <text:p>924.045</text:p>
              </table:table-cell>
              <table:table-cell office:value-type="float" office:value="919.485">
                <text:p>919.485</text:p>
              </table:table-cell>
              <table:table-cell office:value-type="float" office:value="919.485">
                <text:p>919.485</text:p>
              </table:table-cell>
              <table:table-cell office:value-type="float" office:value="919.468">
                <text:p>919.468</text:p>
              </table:table-cell>
              <table:table-cell office:value-type="float" office:value="919.443">
                <text:p>919.4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4.416">
                <text:p>914.416</text:p>
              </table:table-cell>
              <table:table-cell office:value-type="float" office:value="909.923">
                <text:p>909.923</text:p>
              </table:table-cell>
              <table:table-cell office:value-type="float" office:value="909.923">
                <text:p>909.923</text:p>
              </table:table-cell>
              <table:table-cell office:value-type="float" office:value="909.902">
                <text:p>909.902</text:p>
              </table:table-cell>
              <table:table-cell office:value-type="float" office:value="909.873">
                <text:p>909.8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4.936">
                <text:p>904.936</text:p>
              </table:table-cell>
              <table:table-cell office:value-type="float" office:value="900.516">
                <text:p>900.516</text:p>
              </table:table-cell>
              <table:table-cell office:value-type="float" office:value="900.516">
                <text:p>900.516</text:p>
              </table:table-cell>
              <table:table-cell office:value-type="float" office:value="900.491">
                <text:p>900.491</text:p>
              </table:table-cell>
              <table:table-cell office:value-type="float" office:value="900.464">
                <text:p>900.4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5.612">
                <text:p>895.612</text:p>
              </table:table-cell>
              <table:table-cell office:value-type="float" office:value="891.243">
                <text:p>891.243</text:p>
              </table:table-cell>
              <table:table-cell office:value-type="float" office:value="891.243">
                <text:p>891.243</text:p>
              </table:table-cell>
              <table:table-cell office:value-type="float" office:value="891.218">
                <text:p>891.218</text:p>
              </table:table-cell>
              <table:table-cell office:value-type="float" office:value="891.188">
                <text:p>891.1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6.412">
                <text:p>886.412</text:p>
              </table:table-cell>
              <table:table-cell office:value-type="float" office:value="882.129">
                <text:p>882.129</text:p>
              </table:table-cell>
              <table:table-cell office:value-type="float" office:value="882.129">
                <text:p>882.129</text:p>
              </table:table-cell>
              <table:table-cell office:value-type="float" office:value="882.089">
                <text:p>882.089</text:p>
              </table:table-cell>
              <table:table-cell office:value-type="float" office:value="882.059">
                <text:p>882.0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77.38">
                <text:p>877.38</text:p>
              </table:table-cell>
              <table:table-cell office:value-type="float" office:value="873.154">
                <text:p>873.154</text:p>
              </table:table-cell>
              <table:table-cell office:value-type="float" office:value="873.154">
                <text:p>873.154</text:p>
              </table:table-cell>
              <table:table-cell office:value-type="float" office:value="873.11">
                <text:p>873.11</text:p>
              </table:table-cell>
              <table:table-cell office:value-type="float" office:value="873.081">
                <text:p>873.0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8.471">
                <text:p>868.471</text:p>
              </table:table-cell>
              <table:table-cell office:value-type="float" office:value="864.289">
                <text:p>864.289</text:p>
              </table:table-cell>
              <table:table-cell office:value-type="float" office:value="864.289">
                <text:p>864.289</text:p>
              </table:table-cell>
              <table:table-cell office:value-type="float" office:value="864.241">
                <text:p>864.241</text:p>
              </table:table-cell>
              <table:table-cell office:value-type="float" office:value="864.209">
                <text:p>864.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9.694">
                <text:p>859.694</text:p>
              </table:table-cell>
              <table:table-cell office:value-type="float" office:value="855.587">
                <text:p>855.587</text:p>
              </table:table-cell>
              <table:table-cell office:value-type="float" office:value="855.587">
                <text:p>855.587</text:p>
              </table:table-cell>
              <table:table-cell office:value-type="float" office:value="855.533">
                <text:p>855.533</text:p>
              </table:table-cell>
              <table:table-cell office:value-type="float" office:value="855.501">
                <text:p>855.5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1.06">
                <text:p>851.06</text:p>
              </table:table-cell>
              <table:table-cell office:value-type="float" office:value="847.009">
                <text:p>847.009</text:p>
              </table:table-cell>
              <table:table-cell office:value-type="float" office:value="847.009">
                <text:p>847.009</text:p>
              </table:table-cell>
              <table:table-cell office:value-type="float" office:value="846.941">
                <text:p>846.941</text:p>
              </table:table-cell>
              <table:table-cell office:value-type="float" office:value="846.912">
                <text:p>846.9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2.567">
                <text:p>842.567</text:p>
              </table:table-cell>
              <table:table-cell office:value-type="float" office:value="838.566">
                <text:p>838.566</text:p>
              </table:table-cell>
              <table:table-cell office:value-type="float" office:value="838.566">
                <text:p>838.566</text:p>
              </table:table-cell>
              <table:table-cell office:value-type="float" office:value="838.498">
                <text:p>838.498</text:p>
              </table:table-cell>
              <table:table-cell office:value-type="float" office:value="838.465">
                <text:p>838.4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4.199">
                <text:p>834.199</text:p>
              </table:table-cell>
              <table:table-cell office:value-type="float" office:value="830.252">
                <text:p>830.252</text:p>
              </table:table-cell>
              <table:table-cell office:value-type="float" office:value="830.252">
                <text:p>830.252</text:p>
              </table:table-cell>
              <table:table-cell office:value-type="float" office:value="830.181">
                <text:p>830.181</text:p>
              </table:table-cell>
              <table:table-cell office:value-type="float" office:value="830.149">
                <text:p>830.1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5.932">
                <text:p>825.932</text:p>
              </table:table-cell>
              <table:table-cell office:value-type="float" office:value="822.061">
                <text:p>822.061</text:p>
              </table:table-cell>
              <table:table-cell office:value-type="float" office:value="822.061">
                <text:p>822.061</text:p>
              </table:table-cell>
              <table:table-cell office:value-type="float" office:value="821.976">
                <text:p>821.976</text:p>
              </table:table-cell>
              <table:table-cell office:value-type="float" office:value="821.941">
                <text:p>821.9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7.808">
                <text:p>817.808</text:p>
              </table:table-cell>
              <table:table-cell office:value-type="float" office:value="813.977">
                <text:p>813.977</text:p>
              </table:table-cell>
              <table:table-cell office:value-type="float" office:value="813.977">
                <text:p>813.977</text:p>
              </table:table-cell>
              <table:table-cell office:value-type="float" office:value="813.894">
                <text:p>813.894</text:p>
              </table:table-cell>
              <table:table-cell office:value-type="float" office:value="813.861">
                <text:p>813.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9.799">
                <text:p>809.799</text:p>
              </table:table-cell>
              <table:table-cell office:value-type="float" office:value="806.039">
                <text:p>806.039</text:p>
              </table:table-cell>
              <table:table-cell office:value-type="float" office:value="806.039">
                <text:p>806.039</text:p>
              </table:table-cell>
              <table:table-cell office:value-type="float" office:value="805.946">
                <text:p>805.946</text:p>
              </table:table-cell>
              <table:table-cell office:value-type="float" office:value="805.909">
                <text:p>805.9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1.92">
                <text:p>801.92</text:p>
              </table:table-cell>
              <table:table-cell office:value-type="float" office:value="798.21">
                <text:p>798.21</text:p>
              </table:table-cell>
              <table:table-cell office:value-type="float" office:value="798.21">
                <text:p>798.21</text:p>
              </table:table-cell>
              <table:table-cell office:value-type="float" office:value="798.108">
                <text:p>798.108</text:p>
              </table:table-cell>
              <table:table-cell office:value-type="float" office:value="798.07">
                <text:p>798.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4.16">
                <text:p>794.16</text:p>
              </table:table-cell>
              <table:table-cell office:value-type="float" office:value="790.508">
                <text:p>790.508</text:p>
              </table:table-cell>
              <table:table-cell office:value-type="float" office:value="790.508">
                <text:p>790.508</text:p>
              </table:table-cell>
              <table:table-cell office:value-type="float" office:value="790.401">
                <text:p>790.401</text:p>
              </table:table-cell>
              <table:table-cell office:value-type="float" office:value="790.365">
                <text:p>790.3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86.528">
                <text:p>786.528</text:p>
              </table:table-cell>
              <table:table-cell office:value-type="float" office:value="782.918">
                <text:p>782.918</text:p>
              </table:table-cell>
              <table:table-cell office:value-type="float" office:value="782.918">
                <text:p>782.918</text:p>
              </table:table-cell>
              <table:table-cell office:value-type="float" office:value="782.798">
                <text:p>782.798</text:p>
              </table:table-cell>
              <table:table-cell office:value-type="float" office:value="782.763">
                <text:p>782.7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8.991">
                <text:p>778.991</text:p>
              </table:table-cell>
              <table:table-cell office:value-type="float" office:value="775.436">
                <text:p>775.436</text:p>
              </table:table-cell>
              <table:table-cell office:value-type="float" office:value="775.436">
                <text:p>775.436</text:p>
              </table:table-cell>
              <table:table-cell office:value-type="float" office:value="775.32">
                <text:p>775.32</text:p>
              </table:table-cell>
              <table:table-cell office:value-type="float" office:value="775.284">
                <text:p>775.2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71.583">
                <text:p>771.583</text:p>
              </table:table-cell>
              <table:table-cell office:value-type="float" office:value="768.071">
                <text:p>768.071</text:p>
              </table:table-cell>
              <table:table-cell office:value-type="float" office:value="768.071">
                <text:p>768.071</text:p>
              </table:table-cell>
              <table:table-cell office:value-type="float" office:value="767.953">
                <text:p>767.953</text:p>
              </table:table-cell>
              <table:table-cell office:value-type="float" office:value="767.918">
                <text:p>767.9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4.282">
                <text:p>764.282</text:p>
              </table:table-cell>
              <table:table-cell office:value-type="float" office:value="760.82">
                <text:p>760.82</text:p>
              </table:table-cell>
              <table:table-cell office:value-type="float" office:value="760.82">
                <text:p>760.82</text:p>
              </table:table-cell>
              <table:table-cell office:value-type="float" office:value="760.687">
                <text:p>760.687</text:p>
              </table:table-cell>
              <table:table-cell office:value-type="float" office:value="760.648">
                <text:p>760.6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7.085">
                <text:p>757.085</text:p>
              </table:table-cell>
              <table:table-cell office:value-type="float" office:value="753.697">
                <text:p>753.697</text:p>
              </table:table-cell>
              <table:table-cell office:value-type="float" office:value="753.697">
                <text:p>753.697</text:p>
              </table:table-cell>
              <table:table-cell office:value-type="float" office:value="753.556">
                <text:p>753.556</text:p>
              </table:table-cell>
              <table:table-cell office:value-type="float" office:value="753.517">
                <text:p>753.5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9.999">
                <text:p>749.999</text:p>
              </table:table-cell>
              <table:table-cell office:value-type="float" office:value="746.651">
                <text:p>746.651</text:p>
              </table:table-cell>
              <table:table-cell office:value-type="float" office:value="746.651">
                <text:p>746.651</text:p>
              </table:table-cell>
              <table:table-cell office:value-type="float" office:value="746.511">
                <text:p>746.511</text:p>
              </table:table-cell>
              <table:table-cell office:value-type="float" office:value="746.474">
                <text:p>746.4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43.021">
                <text:p>743.021</text:p>
              </table:table-cell>
              <table:table-cell office:value-type="float" office:value="739.717">
                <text:p>739.717</text:p>
              </table:table-cell>
              <table:table-cell office:value-type="float" office:value="739.717">
                <text:p>739.717</text:p>
              </table:table-cell>
              <table:table-cell office:value-type="float" office:value="739.576">
                <text:p>739.576</text:p>
              </table:table-cell>
              <table:table-cell office:value-type="float" office:value="739.537">
                <text:p>739.5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6.149">
                <text:p>736.149</text:p>
              </table:table-cell>
              <table:table-cell office:value-type="float" office:value="732.89">
                <text:p>732.89</text:p>
              </table:table-cell>
              <table:table-cell office:value-type="float" office:value="732.89">
                <text:p>732.89</text:p>
              </table:table-cell>
              <table:table-cell office:value-type="float" office:value="732.734">
                <text:p>732.734</text:p>
              </table:table-cell>
              <table:table-cell office:value-type="float" office:value="732.694">
                <text:p>732.6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9.374">
                <text:p>729.374</text:p>
              </table:table-cell>
              <table:table-cell office:value-type="float" office:value="726.169">
                <text:p>726.169</text:p>
              </table:table-cell>
              <table:table-cell office:value-type="float" office:value="726.169">
                <text:p>726.169</text:p>
              </table:table-cell>
              <table:table-cell office:value-type="float" office:value="726.008">
                <text:p>726.008</text:p>
              </table:table-cell>
              <table:table-cell office:value-type="float" office:value="725.965">
                <text:p>725.9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2.702">
                <text:p>722.702</text:p>
              </table:table-cell>
              <table:table-cell office:value-type="float" office:value="719.545">
                <text:p>719.545</text:p>
              </table:table-cell>
              <table:table-cell office:value-type="float" office:value="719.545">
                <text:p>719.545</text:p>
              </table:table-cell>
              <table:table-cell office:value-type="float" office:value="719.379">
                <text:p>719.379</text:p>
              </table:table-cell>
              <table:table-cell office:value-type="float" office:value="719.338">
                <text:p>719.3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6.136">
                <text:p>716.136</text:p>
              </table:table-cell>
              <table:table-cell office:value-type="float" office:value="713.026">
                <text:p>713.026</text:p>
              </table:table-cell>
              <table:table-cell office:value-type="float" office:value="713.026">
                <text:p>713.026</text:p>
              </table:table-cell>
              <table:table-cell office:value-type="float" office:value="712.851">
                <text:p>712.851</text:p>
              </table:table-cell>
              <table:table-cell office:value-type="float" office:value="712.812">
                <text:p>712.8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9.672">
                <text:p>709.672</text:p>
              </table:table-cell>
              <table:table-cell office:value-type="float" office:value="706.608">
                <text:p>706.608</text:p>
              </table:table-cell>
              <table:table-cell office:value-type="float" office:value="706.608">
                <text:p>706.608</text:p>
              </table:table-cell>
              <table:table-cell office:value-type="float" office:value="706.417">
                <text:p>706.417</text:p>
              </table:table-cell>
              <table:table-cell office:value-type="float" office:value="706.378">
                <text:p>706.3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3.293">
                <text:p>703.293</text:p>
              </table:table-cell>
              <table:table-cell office:value-type="float" office:value="700.266">
                <text:p>700.266</text:p>
              </table:table-cell>
              <table:table-cell office:value-type="float" office:value="700.266">
                <text:p>700.266</text:p>
              </table:table-cell>
              <table:table-cell office:value-type="float" office:value="700.072">
                <text:p>700.072</text:p>
              </table:table-cell>
              <table:table-cell office:value-type="float" office:value="700.033">
                <text:p>700.0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7.007">
                <text:p>697.007</text:p>
              </table:table-cell>
              <table:table-cell office:value-type="float" office:value="694.021">
                <text:p>694.021</text:p>
              </table:table-cell>
              <table:table-cell office:value-type="float" office:value="694.021">
                <text:p>694.021</text:p>
              </table:table-cell>
              <table:table-cell office:value-type="float" office:value="693.833">
                <text:p>693.833</text:p>
              </table:table-cell>
              <table:table-cell office:value-type="float" office:value="693.795">
                <text:p>693.7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0.832">
                <text:p>690.832</text:p>
              </table:table-cell>
              <table:table-cell office:value-type="float" office:value="687.898">
                <text:p>687.898</text:p>
              </table:table-cell>
              <table:table-cell office:value-type="float" office:value="687.898">
                <text:p>687.898</text:p>
              </table:table-cell>
              <table:table-cell office:value-type="float" office:value="687.692">
                <text:p>687.692</text:p>
              </table:table-cell>
              <table:table-cell office:value-type="float" office:value="687.653">
                <text:p>687.6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4.751">
                <text:p>684.751</text:p>
              </table:table-cell>
              <table:table-cell office:value-type="float" office:value="681.852">
                <text:p>681.852</text:p>
              </table:table-cell>
              <table:table-cell office:value-type="float" office:value="681.852">
                <text:p>681.852</text:p>
              </table:table-cell>
              <table:table-cell office:value-type="float" office:value="681.642">
                <text:p>681.642</text:p>
              </table:table-cell>
              <table:table-cell office:value-type="float" office:value="681.604">
                <text:p>681.6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8.73">
                <text:p>678.73</text:p>
              </table:table-cell>
              <table:table-cell office:value-type="float" office:value="675.887">
                <text:p>675.887</text:p>
              </table:table-cell>
              <table:table-cell office:value-type="float" office:value="675.887">
                <text:p>675.887</text:p>
              </table:table-cell>
              <table:table-cell office:value-type="float" office:value="675.675">
                <text:p>675.675</text:p>
              </table:table-cell>
              <table:table-cell office:value-type="float" office:value="675.637">
                <text:p>675.6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2.822">
                <text:p>672.822</text:p>
              </table:table-cell>
              <table:table-cell office:value-type="float" office:value="670.019">
                <text:p>670.019</text:p>
              </table:table-cell>
              <table:table-cell office:value-type="float" office:value="670.019">
                <text:p>670.019</text:p>
              </table:table-cell>
              <table:table-cell office:value-type="float" office:value="669.799">
                <text:p>669.799</text:p>
              </table:table-cell>
              <table:table-cell office:value-type="float" office:value="669.757">
                <text:p>669.7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6.997">
                <text:p>666.997</text:p>
              </table:table-cell>
              <table:table-cell office:value-type="float" office:value="664.23">
                <text:p>664.23</text:p>
              </table:table-cell>
              <table:table-cell office:value-type="float" office:value="664.23">
                <text:p>664.23</text:p>
              </table:table-cell>
              <table:table-cell office:value-type="float" office:value="664.004">
                <text:p>664.004</text:p>
              </table:table-cell>
              <table:table-cell office:value-type="float" office:value="663.961">
                <text:p>663.9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1.255">
                <text:p>661.255</text:p>
              </table:table-cell>
              <table:table-cell office:value-type="float" office:value="658.534">
                <text:p>658.534</text:p>
              </table:table-cell>
              <table:table-cell office:value-type="float" office:value="658.534">
                <text:p>658.534</text:p>
              </table:table-cell>
              <table:table-cell office:value-type="float" office:value="658.297">
                <text:p>658.297</text:p>
              </table:table-cell>
              <table:table-cell office:value-type="float" office:value="658.256">
                <text:p>658.2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5.603">
                <text:p>655.603</text:p>
              </table:table-cell>
              <table:table-cell office:value-type="float" office:value="652.913">
                <text:p>652.913</text:p>
              </table:table-cell>
              <table:table-cell office:value-type="float" office:value="652.913">
                <text:p>652.913</text:p>
              </table:table-cell>
              <table:table-cell office:value-type="float" office:value="652.669">
                <text:p>652.669</text:p>
              </table:table-cell>
              <table:table-cell office:value-type="float" office:value="652.629">
                <text:p>652.6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0.025">
                <text:p>650.025</text:p>
              </table:table-cell>
              <table:table-cell office:value-type="float" office:value="647.385">
                <text:p>647.385</text:p>
              </table:table-cell>
              <table:table-cell office:value-type="float" office:value="647.385">
                <text:p>647.385</text:p>
              </table:table-cell>
              <table:table-cell office:value-type="float" office:value="647.132">
                <text:p>647.132</text:p>
              </table:table-cell>
              <table:table-cell office:value-type="float" office:value="647.092">
                <text:p>647.0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4.534">
                <text:p>644.534</text:p>
              </table:table-cell>
              <table:table-cell office:value-type="float" office:value="641.937">
                <text:p>641.937</text:p>
              </table:table-cell>
              <table:table-cell office:value-type="float" office:value="641.937">
                <text:p>641.937</text:p>
              </table:table-cell>
              <table:table-cell office:value-type="float" office:value="641.681">
                <text:p>641.681</text:p>
              </table:table-cell>
              <table:table-cell office:value-type="float" office:value="641.642">
                <text:p>641.6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9.135">
                <text:p>639.135</text:p>
              </table:table-cell>
              <table:table-cell office:value-type="float" office:value="636.564">
                <text:p>636.564</text:p>
              </table:table-cell>
              <table:table-cell office:value-type="float" office:value="636.564">
                <text:p>636.564</text:p>
              </table:table-cell>
              <table:table-cell office:value-type="float" office:value="636.302">
                <text:p>636.302</text:p>
              </table:table-cell>
              <table:table-cell office:value-type="float" office:value="636.259">
                <text:p>636.2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3.8">
                <text:p>633.8</text:p>
              </table:table-cell>
              <table:table-cell office:value-type="float" office:value="631.265">
                <text:p>631.265</text:p>
              </table:table-cell>
              <table:table-cell office:value-type="float" office:value="631.265">
                <text:p>631.265</text:p>
              </table:table-cell>
              <table:table-cell office:value-type="float" office:value="631.003">
                <text:p>631.003</text:p>
              </table:table-cell>
              <table:table-cell office:value-type="float" office:value="630.963">
                <text:p>630.9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8.549">
                <text:p>628.549</text:p>
              </table:table-cell>
              <table:table-cell office:value-type="float" office:value="626.051">
                <text:p>626.051</text:p>
              </table:table-cell>
              <table:table-cell office:value-type="float" office:value="626.051">
                <text:p>626.051</text:p>
              </table:table-cell>
              <table:table-cell office:value-type="float" office:value="625.779">
                <text:p>625.779</text:p>
              </table:table-cell>
              <table:table-cell office:value-type="float" office:value="625.739">
                <text:p>625.7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3.369">
                <text:p>623.369</text:p>
              </table:table-cell>
              <table:table-cell office:value-type="float" office:value="620.912">
                <text:p>620.912</text:p>
              </table:table-cell>
              <table:table-cell office:value-type="float" office:value="620.912">
                <text:p>620.912</text:p>
              </table:table-cell>
              <table:table-cell office:value-type="float" office:value="620.635">
                <text:p>620.635</text:p>
              </table:table-cell>
              <table:table-cell office:value-type="float" office:value="620.591">
                <text:p>620.5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8.264">
                <text:p>618.264</text:p>
              </table:table-cell>
              <table:table-cell office:value-type="float" office:value="615.839">
                <text:p>615.839</text:p>
              </table:table-cell>
              <table:table-cell office:value-type="float" office:value="615.839">
                <text:p>615.839</text:p>
              </table:table-cell>
              <table:table-cell office:value-type="float" office:value="615.552">
                <text:p>615.552</text:p>
              </table:table-cell>
              <table:table-cell office:value-type="float" office:value="615.509">
                <text:p>615.5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3.236">
                <text:p>613.236</text:p>
              </table:table-cell>
              <table:table-cell office:value-type="float" office:value="610.849">
                <text:p>610.849</text:p>
              </table:table-cell>
              <table:table-cell office:value-type="float" office:value="610.849">
                <text:p>610.849</text:p>
              </table:table-cell>
              <table:table-cell office:value-type="float" office:value="610.565">
                <text:p>610.565</text:p>
              </table:table-cell>
              <table:table-cell office:value-type="float" office:value="610.523">
                <text:p>610.5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8.285">
                <text:p>608.285</text:p>
              </table:table-cell>
              <table:table-cell office:value-type="float" office:value="605.92">
                <text:p>605.92</text:p>
              </table:table-cell>
              <table:table-cell office:value-type="float" office:value="605.92">
                <text:p>605.92</text:p>
              </table:table-cell>
              <table:table-cell office:value-type="float" office:value="605.634">
                <text:p>605.634</text:p>
              </table:table-cell>
              <table:table-cell office:value-type="float" office:value="605.593">
                <text:p>605.5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3.405">
                <text:p>603.405</text:p>
              </table:table-cell>
              <table:table-cell office:value-type="float" office:value="601.087">
                <text:p>601.087</text:p>
              </table:table-cell>
              <table:table-cell office:value-type="float" office:value="601.087">
                <text:p>601.087</text:p>
              </table:table-cell>
              <table:table-cell office:value-type="float" office:value="600.783">
                <text:p>600.783</text:p>
              </table:table-cell>
              <table:table-cell office:value-type="float" office:value="600.742">
                <text:p>600.7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8.605">
                <text:p>598.605</text:p>
              </table:table-cell>
              <table:table-cell office:value-type="float" office:value="596.316">
                <text:p>596.316</text:p>
              </table:table-cell>
              <table:table-cell office:value-type="float" office:value="596.316">
                <text:p>596.316</text:p>
              </table:table-cell>
              <table:table-cell office:value-type="float" office:value="596.01">
                <text:p>596.01</text:p>
              </table:table-cell>
              <table:table-cell office:value-type="float" office:value="595.969">
                <text:p>595.9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3.864">
                <text:p>593.864</text:p>
              </table:table-cell>
              <table:table-cell office:value-type="float" office:value="591.61">
                <text:p>591.61</text:p>
              </table:table-cell>
              <table:table-cell office:value-type="float" office:value="591.61">
                <text:p>591.61</text:p>
              </table:table-cell>
              <table:table-cell office:value-type="float" office:value="591.292">
                <text:p>591.292</text:p>
              </table:table-cell>
              <table:table-cell office:value-type="float" office:value="591.252">
                <text:p>591.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9.192">
                <text:p>589.192</text:p>
              </table:table-cell>
              <table:table-cell office:value-type="float" office:value="586.974">
                <text:p>586.974</text:p>
              </table:table-cell>
              <table:table-cell office:value-type="float" office:value="586.974">
                <text:p>586.974</text:p>
              </table:table-cell>
              <table:table-cell office:value-type="float" office:value="586.653">
                <text:p>586.653</text:p>
              </table:table-cell>
              <table:table-cell office:value-type="float" office:value="586.613">
                <text:p>586.6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4.579">
                <text:p>584.579</text:p>
              </table:table-cell>
              <table:table-cell office:value-type="float" office:value="582.399">
                <text:p>582.399</text:p>
              </table:table-cell>
              <table:table-cell office:value-type="float" office:value="582.399">
                <text:p>582.399</text:p>
              </table:table-cell>
              <table:table-cell office:value-type="float" office:value="582.066">
                <text:p>582.066</text:p>
              </table:table-cell>
              <table:table-cell office:value-type="float" office:value="582.026">
                <text:p>582.0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0.051">
                <text:p>580.051</text:p>
              </table:table-cell>
              <table:table-cell office:value-type="float" office:value="577.897">
                <text:p>577.897</text:p>
              </table:table-cell>
              <table:table-cell office:value-type="float" office:value="577.897">
                <text:p>577.897</text:p>
              </table:table-cell>
              <table:table-cell office:value-type="float" office:value="577.561">
                <text:p>577.561</text:p>
              </table:table-cell>
              <table:table-cell office:value-type="float" office:value="577.519">
                <text:p>577.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5.584">
                <text:p>575.584</text:p>
              </table:table-cell>
              <table:table-cell office:value-type="float" office:value="573.46">
                <text:p>573.46</text:p>
              </table:table-cell>
              <table:table-cell office:value-type="float" office:value="573.46">
                <text:p>573.46</text:p>
              </table:table-cell>
              <table:table-cell office:value-type="float" office:value="573.122">
                <text:p>573.122</text:p>
              </table:table-cell>
              <table:table-cell office:value-type="float" office:value="573.079">
                <text:p>573.0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1.169">
                <text:p>571.169</text:p>
              </table:table-cell>
              <table:table-cell office:value-type="float" office:value="569.068">
                <text:p>569.068</text:p>
              </table:table-cell>
              <table:table-cell office:value-type="float" office:value="569.068">
                <text:p>569.068</text:p>
              </table:table-cell>
              <table:table-cell office:value-type="float" office:value="568.728">
                <text:p>568.728</text:p>
              </table:table-cell>
              <table:table-cell office:value-type="float" office:value="568.687">
                <text:p>568.6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6.83">
                <text:p>566.83</text:p>
              </table:table-cell>
              <table:table-cell office:value-type="float" office:value="564.758">
                <text:p>564.758</text:p>
              </table:table-cell>
              <table:table-cell office:value-type="float" office:value="564.758">
                <text:p>564.758</text:p>
              </table:table-cell>
              <table:table-cell office:value-type="float" office:value="564.412">
                <text:p>564.412</text:p>
              </table:table-cell>
              <table:table-cell office:value-type="float" office:value="564.371">
                <text:p>564.3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2.538">
                <text:p>562.538</text:p>
              </table:table-cell>
              <table:table-cell office:value-type="float" office:value="560.506">
                <text:p>560.506</text:p>
              </table:table-cell>
              <table:table-cell office:value-type="float" office:value="560.506">
                <text:p>560.506</text:p>
              </table:table-cell>
              <table:table-cell office:value-type="float" office:value="560.148">
                <text:p>560.148</text:p>
              </table:table-cell>
              <table:table-cell office:value-type="float" office:value="560.109">
                <text:p>560.1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8.323">
                <text:p>558.323</text:p>
              </table:table-cell>
              <table:table-cell office:value-type="float" office:value="556.32">
                <text:p>556.32</text:p>
              </table:table-cell>
              <table:table-cell office:value-type="float" office:value="556.32">
                <text:p>556.32</text:p>
              </table:table-cell>
              <table:table-cell office:value-type="float" office:value="555.954">
                <text:p>555.954</text:p>
              </table:table-cell>
              <table:table-cell office:value-type="float" office:value="555.914">
                <text:p>555.9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4.158">
                <text:p>554.158</text:p>
              </table:table-cell>
              <table:table-cell office:value-type="float" office:value="552.176">
                <text:p>552.176</text:p>
              </table:table-cell>
              <table:table-cell office:value-type="float" office:value="552.176">
                <text:p>552.176</text:p>
              </table:table-cell>
              <table:table-cell office:value-type="float" office:value="551.816">
                <text:p>551.816</text:p>
              </table:table-cell>
              <table:table-cell office:value-type="float" office:value="551.776">
                <text:p>551.7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0.062">
                <text:p>550.062</text:p>
              </table:table-cell>
              <table:table-cell office:value-type="float" office:value="548.098">
                <text:p>548.098</text:p>
              </table:table-cell>
              <table:table-cell office:value-type="float" office:value="548.098">
                <text:p>548.098</text:p>
              </table:table-cell>
              <table:table-cell office:value-type="float" office:value="547.731">
                <text:p>547.731</text:p>
              </table:table-cell>
              <table:table-cell office:value-type="float" office:value="547.693">
                <text:p>547.6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6.011">
                <text:p>546.011</text:p>
              </table:table-cell>
              <table:table-cell office:value-type="float" office:value="544.08">
                <text:p>544.08</text:p>
              </table:table-cell>
              <table:table-cell office:value-type="float" office:value="544.08">
                <text:p>544.08</text:p>
              </table:table-cell>
              <table:table-cell office:value-type="float" office:value="543.708">
                <text:p>543.708</text:p>
              </table:table-cell>
              <table:table-cell office:value-type="float" office:value="543.669">
                <text:p>543.6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2.015">
                <text:p>542.015</text:p>
              </table:table-cell>
              <table:table-cell office:value-type="float" office:value="540.12">
                <text:p>540.12</text:p>
              </table:table-cell>
              <table:table-cell office:value-type="float" office:value="540.12">
                <text:p>540.12</text:p>
              </table:table-cell>
              <table:table-cell office:value-type="float" office:value="539.743">
                <text:p>539.743</text:p>
              </table:table-cell>
              <table:table-cell office:value-type="float" office:value="539.704">
                <text:p>539.7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8.091">
                <text:p>538.091</text:p>
              </table:table-cell>
              <table:table-cell office:value-type="float" office:value="536.22">
                <text:p>536.22</text:p>
              </table:table-cell>
              <table:table-cell office:value-type="float" office:value="536.22">
                <text:p>536.22</text:p>
              </table:table-cell>
              <table:table-cell office:value-type="float" office:value="535.841">
                <text:p>535.841</text:p>
              </table:table-cell>
              <table:table-cell office:value-type="float" office:value="535.8">
                <text:p>535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4.21">
                <text:p>534.21</text:p>
              </table:table-cell>
              <table:table-cell office:value-type="float" office:value="532.367">
                <text:p>532.367</text:p>
              </table:table-cell>
              <table:table-cell office:value-type="float" office:value="532.367">
                <text:p>532.367</text:p>
              </table:table-cell>
              <table:table-cell office:value-type="float" office:value="531.982">
                <text:p>531.982</text:p>
              </table:table-cell>
              <table:table-cell office:value-type="float" office:value="531.941">
                <text:p>531.9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0.388">
                <text:p>530.388</text:p>
              </table:table-cell>
              <table:table-cell office:value-type="float" office:value="528.574">
                <text:p>528.574</text:p>
              </table:table-cell>
              <table:table-cell office:value-type="float" office:value="528.574">
                <text:p>528.574</text:p>
              </table:table-cell>
              <table:table-cell office:value-type="float" office:value="528.183">
                <text:p>528.183</text:p>
              </table:table-cell>
              <table:table-cell office:value-type="float" office:value="528.139">
                <text:p>528.1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6.628">
                <text:p>526.628</text:p>
              </table:table-cell>
              <table:table-cell office:value-type="float" office:value="524.824">
                <text:p>524.824</text:p>
              </table:table-cell>
              <table:table-cell office:value-type="float" office:value="524.824">
                <text:p>524.824</text:p>
              </table:table-cell>
              <table:table-cell office:value-type="float" office:value="524.428">
                <text:p>524.428</text:p>
              </table:table-cell>
              <table:table-cell office:value-type="float" office:value="524.387">
                <text:p>524.3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2.91">
                <text:p>522.91</text:p>
              </table:table-cell>
              <table:table-cell office:value-type="float" office:value="521.136">
                <text:p>521.136</text:p>
              </table:table-cell>
              <table:table-cell office:value-type="float" office:value="521.136">
                <text:p>521.136</text:p>
              </table:table-cell>
              <table:table-cell office:value-type="float" office:value="520.741">
                <text:p>520.741</text:p>
              </table:table-cell>
              <table:table-cell office:value-type="float" office:value="520.702">
                <text:p>520.7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9.251">
                <text:p>519.251</text:p>
              </table:table-cell>
              <table:table-cell office:value-type="float" office:value="517.507">
                <text:p>517.507</text:p>
              </table:table-cell>
              <table:table-cell office:value-type="float" office:value="517.507">
                <text:p>517.507</text:p>
              </table:table-cell>
              <table:table-cell office:value-type="float" office:value="517.101">
                <text:p>517.101</text:p>
              </table:table-cell>
              <table:table-cell office:value-type="float" office:value="517.062">
                <text:p>517.0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5.641">
                <text:p>515.641</text:p>
              </table:table-cell>
              <table:table-cell office:value-type="float" office:value="513.92">
                <text:p>513.92</text:p>
              </table:table-cell>
              <table:table-cell office:value-type="float" office:value="513.92">
                <text:p>513.92</text:p>
              </table:table-cell>
              <table:table-cell office:value-type="float" office:value="513.511">
                <text:p>513.511</text:p>
              </table:table-cell>
              <table:table-cell office:value-type="float" office:value="513.47">
                <text:p>513.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2.078">
                <text:p>512.078</text:p>
              </table:table-cell>
              <table:table-cell office:value-type="float" office:value="510.376">
                <text:p>510.376</text:p>
              </table:table-cell>
              <table:table-cell office:value-type="float" office:value="510.376">
                <text:p>510.376</text:p>
              </table:table-cell>
              <table:table-cell office:value-type="float" office:value="509.967">
                <text:p>509.967</text:p>
              </table:table-cell>
              <table:table-cell office:value-type="float" office:value="509.928">
                <text:p>509.9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8.57">
                <text:p>508.57</text:p>
              </table:table-cell>
              <table:table-cell office:value-type="float" office:value="506.896">
                <text:p>506.896</text:p>
              </table:table-cell>
              <table:table-cell office:value-type="float" office:value="506.896">
                <text:p>506.896</text:p>
              </table:table-cell>
              <table:table-cell office:value-type="float" office:value="506.473">
                <text:p>506.473</text:p>
              </table:table-cell>
              <table:table-cell office:value-type="float" office:value="506.434">
                <text:p>506.4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5.105">
                <text:p>505.105</text:p>
              </table:table-cell>
              <table:table-cell office:value-type="float" office:value="503.456">
                <text:p>503.456</text:p>
              </table:table-cell>
              <table:table-cell office:value-type="float" office:value="503.456">
                <text:p>503.456</text:p>
              </table:table-cell>
              <table:table-cell office:value-type="float" office:value="503.026">
                <text:p>503.026</text:p>
              </table:table-cell>
              <table:table-cell office:value-type="float" office:value="502.988">
                <text:p>502.9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1.695">
                <text:p>501.695</text:p>
              </table:table-cell>
              <table:table-cell office:value-type="float" office:value="500.07">
                <text:p>500.07</text:p>
              </table:table-cell>
              <table:table-cell office:value-type="float" office:value="500.07">
                <text:p>500.07</text:p>
              </table:table-cell>
              <table:table-cell office:value-type="float" office:value="499.64">
                <text:p>499.64</text:p>
              </table:table-cell>
              <table:table-cell office:value-type="float" office:value="499.601">
                <text:p>499.6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8.327">
                <text:p>498.327</text:p>
              </table:table-cell>
              <table:table-cell office:value-type="float" office:value="496.724">
                <text:p>496.724</text:p>
              </table:table-cell>
              <table:table-cell office:value-type="float" office:value="496.724">
                <text:p>496.724</text:p>
              </table:table-cell>
              <table:table-cell office:value-type="float" office:value="496.291">
                <text:p>496.291</text:p>
              </table:table-cell>
              <table:table-cell office:value-type="float" office:value="496.251">
                <text:p>496.2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5.008">
                <text:p>495.008</text:p>
              </table:table-cell>
              <table:table-cell office:value-type="float" office:value="493.43">
                <text:p>493.43</text:p>
              </table:table-cell>
              <table:table-cell office:value-type="float" office:value="493.43">
                <text:p>493.43</text:p>
              </table:table-cell>
              <table:table-cell office:value-type="float" office:value="492.989">
                <text:p>492.989</text:p>
              </table:table-cell>
              <table:table-cell office:value-type="float" office:value="492.949">
                <text:p>492.9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1.743">
                <text:p>491.743</text:p>
              </table:table-cell>
              <table:table-cell office:value-type="float" office:value="490.184">
                <text:p>490.184</text:p>
              </table:table-cell>
              <table:table-cell office:value-type="float" office:value="490.184">
                <text:p>490.184</text:p>
              </table:table-cell>
              <table:table-cell office:value-type="float" office:value="489.738">
                <text:p>489.738</text:p>
              </table:table-cell>
              <table:table-cell office:value-type="float" office:value="489.699">
                <text:p>489.6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8.508">
                <text:p>488.508</text:p>
              </table:table-cell>
              <table:table-cell office:value-type="float" office:value="486.971">
                <text:p>486.971</text:p>
              </table:table-cell>
              <table:table-cell office:value-type="float" office:value="486.971">
                <text:p>486.971</text:p>
              </table:table-cell>
              <table:table-cell office:value-type="float" office:value="486.525">
                <text:p>486.525</text:p>
              </table:table-cell>
              <table:table-cell office:value-type="float" office:value="486.485">
                <text:p>486.4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5.315">
                <text:p>485.315</text:p>
              </table:table-cell>
              <table:table-cell office:value-type="float" office:value="483.798">
                <text:p>483.798</text:p>
              </table:table-cell>
              <table:table-cell office:value-type="float" office:value="483.798">
                <text:p>483.798</text:p>
              </table:table-cell>
              <table:table-cell office:value-type="float" office:value="483.35">
                <text:p>483.35</text:p>
              </table:table-cell>
              <table:table-cell office:value-type="float" office:value="483.313">
                <text:p>483.3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2.179">
                <text:p>482.179</text:p>
              </table:table-cell>
              <table:table-cell office:value-type="float" office:value="480.683">
                <text:p>480.683</text:p>
              </table:table-cell>
              <table:table-cell office:value-type="float" office:value="480.683">
                <text:p>480.683</text:p>
              </table:table-cell>
              <table:table-cell office:value-type="float" office:value="480.228">
                <text:p>480.228</text:p>
              </table:table-cell>
              <table:table-cell office:value-type="float" office:value="480.192">
                <text:p>480.1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9.085">
                <text:p>479.085</text:p>
              </table:table-cell>
              <table:table-cell office:value-type="float" office:value="477.611">
                <text:p>477.611</text:p>
              </table:table-cell>
              <table:table-cell office:value-type="float" office:value="477.611">
                <text:p>477.611</text:p>
              </table:table-cell>
              <table:table-cell office:value-type="float" office:value="477.156">
                <text:p>477.156</text:p>
              </table:table-cell>
              <table:table-cell office:value-type="float" office:value="477.12">
                <text:p>477.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6.032">
                <text:p>476.032</text:p>
              </table:table-cell>
              <table:table-cell office:value-type="float" office:value="474.578">
                <text:p>474.578</text:p>
              </table:table-cell>
              <table:table-cell office:value-type="float" office:value="474.578">
                <text:p>474.578</text:p>
              </table:table-cell>
              <table:table-cell office:value-type="float" office:value="474.118">
                <text:p>474.118</text:p>
              </table:table-cell>
              <table:table-cell office:value-type="float" office:value="474.081">
                <text:p>474.0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3.005">
                <text:p>473.005</text:p>
              </table:table-cell>
              <table:table-cell office:value-type="float" office:value="471.574">
                <text:p>471.574</text:p>
              </table:table-cell>
              <table:table-cell office:value-type="float" office:value="471.574">
                <text:p>471.574</text:p>
              </table:table-cell>
              <table:table-cell office:value-type="float" office:value="471.116">
                <text:p>471.116</text:p>
              </table:table-cell>
              <table:table-cell office:value-type="float" office:value="471.077">
                <text:p>471.0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0.034">
                <text:p>470.034</text:p>
              </table:table-cell>
              <table:table-cell office:value-type="float" office:value="468.624">
                <text:p>468.624</text:p>
              </table:table-cell>
              <table:table-cell office:value-type="float" office:value="468.624">
                <text:p>468.624</text:p>
              </table:table-cell>
              <table:table-cell office:value-type="float" office:value="468.155">
                <text:p>468.155</text:p>
              </table:table-cell>
              <table:table-cell office:value-type="float" office:value="468.117">
                <text:p>468.1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7.107">
                <text:p>467.107</text:p>
              </table:table-cell>
              <table:table-cell office:value-type="float" office:value="465.704">
                <text:p>465.704</text:p>
              </table:table-cell>
              <table:table-cell office:value-type="float" office:value="465.704">
                <text:p>465.704</text:p>
              </table:table-cell>
              <table:table-cell office:value-type="float" office:value="465.239">
                <text:p>465.239</text:p>
              </table:table-cell>
              <table:table-cell office:value-type="float" office:value="465.201">
                <text:p>465.2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4.219">
                <text:p>464.219</text:p>
              </table:table-cell>
              <table:table-cell office:value-type="float" office:value="462.837">
                <text:p>462.837</text:p>
              </table:table-cell>
              <table:table-cell office:value-type="float" office:value="462.837">
                <text:p>462.837</text:p>
              </table:table-cell>
              <table:table-cell office:value-type="float" office:value="462.36">
                <text:p>462.36</text:p>
              </table:table-cell>
              <table:table-cell office:value-type="float" office:value="462.324">
                <text:p>462.3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61.367">
                <text:p>461.367</text:p>
              </table:table-cell>
              <table:table-cell office:value-type="float" office:value="459.995">
                <text:p>459.995</text:p>
              </table:table-cell>
              <table:table-cell office:value-type="float" office:value="460.009">
                <text:p>460.009</text:p>
              </table:table-cell>
              <table:table-cell office:value-type="float" office:value="459.522">
                <text:p>459.522</text:p>
              </table:table-cell>
              <table:table-cell office:value-type="float" office:value="459.483">
                <text:p>459.4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8.553">
                <text:p>458.553</text:p>
              </table:table-cell>
              <table:table-cell office:value-type="float" office:value="457.211">
                <text:p>457.211</text:p>
              </table:table-cell>
              <table:table-cell office:value-type="float" office:value="457.206">
                <text:p>457.206</text:p>
              </table:table-cell>
              <table:table-cell office:value-type="float" office:value="456.734">
                <text:p>456.734</text:p>
              </table:table-cell>
              <table:table-cell office:value-type="float" office:value="456.698">
                <text:p>456.6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5.77">
                <text:p>455.77</text:p>
              </table:table-cell>
              <table:table-cell office:value-type="float" office:value="454.442">
                <text:p>454.442</text:p>
              </table:table-cell>
              <table:table-cell office:value-type="float" office:value="454.433">
                <text:p>454.433</text:p>
              </table:table-cell>
              <table:table-cell office:value-type="float" office:value="453.959">
                <text:p>453.959</text:p>
              </table:table-cell>
              <table:table-cell office:value-type="float" office:value="453.924">
                <text:p>453.9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3.033">
                <text:p>453.033</text:p>
              </table:table-cell>
              <table:table-cell office:value-type="float" office:value="451.725">
                <text:p>451.725</text:p>
              </table:table-cell>
              <table:table-cell office:value-type="float" office:value="451.702">
                <text:p>451.702</text:p>
              </table:table-cell>
              <table:table-cell office:value-type="float" office:value="451.238">
                <text:p>451.238</text:p>
              </table:table-cell>
              <table:table-cell office:value-type="float" office:value="451.203">
                <text:p>451.2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50.33">
                <text:p>450.33</text:p>
              </table:table-cell>
              <table:table-cell office:value-type="float" office:value="449.032">
                <text:p>449.032</text:p>
              </table:table-cell>
              <table:table-cell office:value-type="float" office:value="449.001">
                <text:p>449.001</text:p>
              </table:table-cell>
              <table:table-cell office:value-type="float" office:value="448.543">
                <text:p>448.543</text:p>
              </table:table-cell>
              <table:table-cell office:value-type="float" office:value="448.51">
                <text:p>448.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7.663">
                <text:p>447.663</text:p>
              </table:table-cell>
              <table:table-cell office:value-type="float" office:value="446.381">
                <text:p>446.381</text:p>
              </table:table-cell>
              <table:table-cell office:value-type="float" office:value="446.342">
                <text:p>446.342</text:p>
              </table:table-cell>
              <table:table-cell office:value-type="float" office:value="445.893">
                <text:p>445.893</text:p>
              </table:table-cell>
              <table:table-cell office:value-type="float" office:value="445.857">
                <text:p>445.8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5.033">
                <text:p>445.033</text:p>
              </table:table-cell>
              <table:table-cell office:value-type="float" office:value="443.768">
                <text:p>443.768</text:p>
              </table:table-cell>
              <table:table-cell office:value-type="float" office:value="443.718">
                <text:p>443.718</text:p>
              </table:table-cell>
              <table:table-cell office:value-type="float" office:value="443.272">
                <text:p>443.272</text:p>
              </table:table-cell>
              <table:table-cell office:value-type="float" office:value="443.237">
                <text:p>443.2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2.434">
                <text:p>442.434</text:p>
              </table:table-cell>
              <table:table-cell office:value-type="float" office:value="441.187">
                <text:p>441.187</text:p>
              </table:table-cell>
              <table:table-cell office:value-type="float" office:value="441.119">
                <text:p>441.119</text:p>
              </table:table-cell>
              <table:table-cell office:value-type="float" office:value="440.687">
                <text:p>440.687</text:p>
              </table:table-cell>
              <table:table-cell office:value-type="float" office:value="440.651">
                <text:p>440.6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9.875">
                <text:p>439.875</text:p>
              </table:table-cell>
              <table:table-cell office:value-type="float" office:value="438.651">
                <text:p>438.651</text:p>
              </table:table-cell>
              <table:table-cell office:value-type="float" office:value="438.58">
                <text:p>438.58</text:p>
              </table:table-cell>
              <table:table-cell office:value-type="float" office:value="438.147">
                <text:p>438.147</text:p>
              </table:table-cell>
              <table:table-cell office:value-type="float" office:value="438.113">
                <text:p>438.1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7.349">
                <text:p>437.349</text:p>
              </table:table-cell>
              <table:table-cell office:value-type="float" office:value="436.138">
                <text:p>436.138</text:p>
              </table:table-cell>
              <table:table-cell office:value-type="float" office:value="436.058">
                <text:p>436.058</text:p>
              </table:table-cell>
              <table:table-cell office:value-type="float" office:value="435.635">
                <text:p>435.635</text:p>
              </table:table-cell>
              <table:table-cell office:value-type="float" office:value="435.601">
                <text:p>435.6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4.863">
                <text:p>434.863</text:p>
              </table:table-cell>
              <table:table-cell office:value-type="float" office:value="433.661">
                <text:p>433.661</text:p>
              </table:table-cell>
              <table:table-cell office:value-type="float" office:value="433.574">
                <text:p>433.574</text:p>
              </table:table-cell>
              <table:table-cell office:value-type="float" office:value="433.158">
                <text:p>433.158</text:p>
              </table:table-cell>
              <table:table-cell office:value-type="float" office:value="433.123">
                <text:p>433.1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32.394">
                <text:p>432.394</text:p>
              </table:table-cell>
              <table:table-cell office:value-type="float" office:value="431.217">
                <text:p>431.217</text:p>
              </table:table-cell>
              <table:table-cell office:value-type="float" office:value="431.12">
                <text:p>431.12</text:p>
              </table:table-cell>
              <table:table-cell office:value-type="float" office:value="430.705">
                <text:p>430.705</text:p>
              </table:table-cell>
              <table:table-cell office:value-type="float" office:value="430.669">
                <text:p>430.6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9.961">
                <text:p>429.961</text:p>
              </table:table-cell>
              <table:table-cell office:value-type="float" office:value="428.791">
                <text:p>428.791</text:p>
              </table:table-cell>
              <table:table-cell office:value-type="float" office:value="428.695">
                <text:p>428.695</text:p>
              </table:table-cell>
              <table:table-cell office:value-type="float" office:value="428.282">
                <text:p>428.282</text:p>
              </table:table-cell>
              <table:table-cell office:value-type="float" office:value="428.247">
                <text:p>428.2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7.566">
                <text:p>427.566</text:p>
              </table:table-cell>
              <table:table-cell office:value-type="float" office:value="426.414">
                <text:p>426.414</text:p>
              </table:table-cell>
              <table:table-cell office:value-type="float" office:value="426.299">
                <text:p>426.299</text:p>
              </table:table-cell>
              <table:table-cell office:value-type="float" office:value="425.897">
                <text:p>425.897</text:p>
              </table:table-cell>
              <table:table-cell office:value-type="float" office:value="425.863">
                <text:p>425.8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5.198">
                <text:p>425.198</text:p>
              </table:table-cell>
              <table:table-cell office:value-type="float" office:value="424.064">
                <text:p>424.064</text:p>
              </table:table-cell>
              <table:table-cell office:value-type="float" office:value="423.95">
                <text:p>423.95</text:p>
              </table:table-cell>
              <table:table-cell office:value-type="float" office:value="423.551">
                <text:p>423.551</text:p>
              </table:table-cell>
              <table:table-cell office:value-type="float" office:value="423.518">
                <text:p>423.5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2.868">
                <text:p>422.868</text:p>
              </table:table-cell>
              <table:table-cell office:value-type="float" office:value="421.743">
                <text:p>421.743</text:p>
              </table:table-cell>
              <table:table-cell office:value-type="float" office:value="421.617">
                <text:p>421.617</text:p>
              </table:table-cell>
              <table:table-cell office:value-type="float" office:value="421.224">
                <text:p>421.224</text:p>
              </table:table-cell>
              <table:table-cell office:value-type="float" office:value="421.191">
                <text:p>421.1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0.557">
                <text:p>420.557</text:p>
              </table:table-cell>
              <table:table-cell office:value-type="float" office:value="419.447">
                <text:p>419.447</text:p>
              </table:table-cell>
              <table:table-cell office:value-type="float" office:value="419.315">
                <text:p>419.315</text:p>
              </table:table-cell>
              <table:table-cell office:value-type="float" office:value="418.924">
                <text:p>418.924</text:p>
              </table:table-cell>
              <table:table-cell office:value-type="float" office:value="418.889">
                <text:p>418.8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8.28">
                <text:p>418.28</text:p>
              </table:table-cell>
              <table:table-cell office:value-type="float" office:value="417.183">
                <text:p>417.183</text:p>
              </table:table-cell>
              <table:table-cell office:value-type="float" office:value="417.044">
                <text:p>417.044</text:p>
              </table:table-cell>
              <table:table-cell office:value-type="float" office:value="416.658">
                <text:p>416.658</text:p>
              </table:table-cell>
              <table:table-cell office:value-type="float" office:value="416.623">
                <text:p>416.6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6.026">
                <text:p>416.026</text:p>
              </table:table-cell>
              <table:table-cell office:value-type="float" office:value="414.947">
                <text:p>414.947</text:p>
              </table:table-cell>
              <table:table-cell office:value-type="float" office:value="414.805">
                <text:p>414.805</text:p>
              </table:table-cell>
              <table:table-cell office:value-type="float" office:value="414.42">
                <text:p>414.42</text:p>
              </table:table-cell>
              <table:table-cell office:value-type="float" office:value="414.387">
                <text:p>414.3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3.813">
                <text:p>413.813</text:p>
              </table:table-cell>
              <table:table-cell office:value-type="float" office:value="412.737">
                <text:p>412.737</text:p>
              </table:table-cell>
              <table:table-cell office:value-type="float" office:value="412.596">
                <text:p>412.596</text:p>
              </table:table-cell>
              <table:table-cell office:value-type="float" office:value="412.22">
                <text:p>412.22</text:p>
              </table:table-cell>
              <table:table-cell office:value-type="float" office:value="412.186">
                <text:p>412.1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1.633">
                <text:p>411.633</text:p>
              </table:table-cell>
              <table:table-cell office:value-type="float" office:value="410.562">
                <text:p>410.562</text:p>
              </table:table-cell>
              <table:table-cell office:value-type="float" office:value="410.421">
                <text:p>410.421</text:p>
              </table:table-cell>
              <table:table-cell office:value-type="float" office:value="410.047">
                <text:p>410.047</text:p>
              </table:table-cell>
              <table:table-cell office:value-type="float" office:value="410.012">
                <text:p>410.0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9.466">
                <text:p>409.466</text:p>
              </table:table-cell>
              <table:table-cell office:value-type="float" office:value="408.419">
                <text:p>408.419</text:p>
              </table:table-cell>
              <table:table-cell office:value-type="float" office:value="408.263">
                <text:p>408.263</text:p>
              </table:table-cell>
              <table:table-cell office:value-type="float" office:value="407.888">
                <text:p>407.888</text:p>
              </table:table-cell>
              <table:table-cell office:value-type="float" office:value="407.854">
                <text:p>407.8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7.326">
                <text:p>407.326</text:p>
              </table:table-cell>
              <table:table-cell office:value-type="float" office:value="406.295">
                <text:p>406.295</text:p>
              </table:table-cell>
              <table:table-cell office:value-type="float" office:value="406.131">
                <text:p>406.131</text:p>
              </table:table-cell>
              <table:table-cell office:value-type="float" office:value="405.765">
                <text:p>405.765</text:p>
              </table:table-cell>
              <table:table-cell office:value-type="float" office:value="405.732">
                <text:p>405.7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5.218">
                <text:p>405.218</text:p>
              </table:table-cell>
              <table:table-cell office:value-type="float" office:value="404.198">
                <text:p>404.198</text:p>
              </table:table-cell>
              <table:table-cell office:value-type="float" office:value="404.027">
                <text:p>404.027</text:p>
              </table:table-cell>
              <table:table-cell office:value-type="float" office:value="403.669">
                <text:p>403.669</text:p>
              </table:table-cell>
              <table:table-cell office:value-type="float" office:value="403.637">
                <text:p>403.6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3.142">
                <text:p>403.142</text:p>
              </table:table-cell>
              <table:table-cell office:value-type="float" office:value="402.129">
                <text:p>402.129</text:p>
              </table:table-cell>
              <table:table-cell office:value-type="float" office:value="401.954">
                <text:p>401.954</text:p>
              </table:table-cell>
              <table:table-cell office:value-type="float" office:value="401.597">
                <text:p>401.597</text:p>
              </table:table-cell>
              <table:table-cell office:value-type="float" office:value="401.567">
                <text:p>401.5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1.089">
                <text:p>401.089</text:p>
              </table:table-cell>
              <table:table-cell office:value-type="float" office:value="400.093">
                <text:p>400.093</text:p>
              </table:table-cell>
              <table:table-cell office:value-type="float" office:value="399.915">
                <text:p>399.915</text:p>
              </table:table-cell>
              <table:table-cell office:value-type="float" office:value="399.56">
                <text:p>399.56</text:p>
              </table:table-cell>
              <table:table-cell office:value-type="float" office:value="399.529">
                <text:p>399.5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9.068">
                <text:p>399.068</text:p>
              </table:table-cell>
              <table:table-cell office:value-type="float" office:value="398.079">
                <text:p>398.079</text:p>
              </table:table-cell>
              <table:table-cell office:value-type="float" office:value="397.9">
                <text:p>397.9</text:p>
              </table:table-cell>
              <table:table-cell office:value-type="float" office:value="397.544">
                <text:p>397.544</text:p>
              </table:table-cell>
              <table:table-cell office:value-type="float" office:value="397.512">
                <text:p>397.5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7.064">
                <text:p>397.064</text:p>
              </table:table-cell>
              <table:table-cell office:value-type="float" office:value="396.088">
                <text:p>396.088</text:p>
              </table:table-cell>
              <table:table-cell office:value-type="float" office:value="395.896">
                <text:p>395.896</text:p>
              </table:table-cell>
              <table:table-cell office:value-type="float" office:value="395.544">
                <text:p>395.544</text:p>
              </table:table-cell>
              <table:table-cell office:value-type="float" office:value="395.513">
                <text:p>395.5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5.081">
                <text:p>395.081</text:p>
              </table:table-cell>
              <table:table-cell office:value-type="float" office:value="394.118">
                <text:p>394.118</text:p>
              </table:table-cell>
              <table:table-cell office:value-type="float" office:value="393.922">
                <text:p>393.922</text:p>
              </table:table-cell>
              <table:table-cell office:value-type="float" office:value="393.582">
                <text:p>393.582</text:p>
              </table:table-cell>
              <table:table-cell office:value-type="float" office:value="393.55">
                <text:p>393.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3.136">
                <text:p>393.136</text:p>
              </table:table-cell>
              <table:table-cell office:value-type="float" office:value="392.178">
                <text:p>392.178</text:p>
              </table:table-cell>
              <table:table-cell office:value-type="float" office:value="391.979">
                <text:p>391.979</text:p>
              </table:table-cell>
              <table:table-cell office:value-type="float" office:value="391.644">
                <text:p>391.644</text:p>
              </table:table-cell>
              <table:table-cell office:value-type="float" office:value="391.613">
                <text:p>391.6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1.214">
                <text:p>391.214</text:p>
              </table:table-cell>
              <table:table-cell office:value-type="float" office:value="390.269">
                <text:p>390.269</text:p>
              </table:table-cell>
              <table:table-cell office:value-type="float" office:value="390.063">
                <text:p>390.063</text:p>
              </table:table-cell>
              <table:table-cell office:value-type="float" office:value="389.728">
                <text:p>389.728</text:p>
              </table:table-cell>
              <table:table-cell office:value-type="float" office:value="389.697">
                <text:p>389.6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9.312">
                <text:p>389.312</text:p>
              </table:table-cell>
              <table:table-cell office:value-type="float" office:value="388.375">
                <text:p>388.375</text:p>
              </table:table-cell>
              <table:table-cell office:value-type="float" office:value="388.164">
                <text:p>388.164</text:p>
              </table:table-cell>
              <table:table-cell office:value-type="float" office:value="387.834">
                <text:p>387.834</text:p>
              </table:table-cell>
              <table:table-cell office:value-type="float" office:value="387.803">
                <text:p>387.8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7.434">
                <text:p>387.434</text:p>
              </table:table-cell>
              <table:table-cell office:value-type="float" office:value="386.509">
                <text:p>386.509</text:p>
              </table:table-cell>
              <table:table-cell office:value-type="float" office:value="386.293">
                <text:p>386.293</text:p>
              </table:table-cell>
              <table:table-cell office:value-type="float" office:value="385.962">
                <text:p>385.962</text:p>
              </table:table-cell>
              <table:table-cell office:value-type="float" office:value="385.933">
                <text:p>385.9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5.568">
                <text:p>385.568</text:p>
              </table:table-cell>
              <table:table-cell office:value-type="float" office:value="384.666">
                <text:p>384.666</text:p>
              </table:table-cell>
              <table:table-cell office:value-type="float" office:value="384.444">
                <text:p>384.444</text:p>
              </table:table-cell>
              <table:table-cell office:value-type="float" office:value="384.118">
                <text:p>384.118</text:p>
              </table:table-cell>
              <table:table-cell office:value-type="float" office:value="384.087">
                <text:p>384.0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3.743">
                <text:p>383.743</text:p>
              </table:table-cell>
              <table:table-cell office:value-type="float" office:value="382.843">
                <text:p>382.843</text:p>
              </table:table-cell>
              <table:table-cell office:value-type="float" office:value="382.615">
                <text:p>382.615</text:p>
              </table:table-cell>
              <table:table-cell office:value-type="float" office:value="382.289">
                <text:p>382.289</text:p>
              </table:table-cell>
              <table:table-cell office:value-type="float" office:value="382.26">
                <text:p>382.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1.928">
                <text:p>381.928</text:p>
              </table:table-cell>
              <table:table-cell office:value-type="float" office:value="381.051">
                <text:p>381.051</text:p>
              </table:table-cell>
              <table:table-cell office:value-type="float" office:value="380.822">
                <text:p>380.822</text:p>
              </table:table-cell>
              <table:table-cell office:value-type="float" office:value="380.496">
                <text:p>380.496</text:p>
              </table:table-cell>
              <table:table-cell office:value-type="float" office:value="380.468">
                <text:p>380.4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0.151">
                <text:p>380.151</text:p>
              </table:table-cell>
              <table:table-cell office:value-type="float" office:value="379.271">
                <text:p>379.271</text:p>
              </table:table-cell>
              <table:table-cell office:value-type="float" office:value="379.043">
                <text:p>379.043</text:p>
              </table:table-cell>
              <table:table-cell office:value-type="float" office:value="378.72">
                <text:p>378.72</text:p>
              </table:table-cell>
              <table:table-cell office:value-type="float" office:value="378.69">
                <text:p>378.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8.381">
                <text:p>378.381</text:p>
              </table:table-cell>
              <table:table-cell office:value-type="float" office:value="377.51">
                <text:p>377.51</text:p>
              </table:table-cell>
              <table:table-cell office:value-type="float" office:value="377.277">
                <text:p>377.277</text:p>
              </table:table-cell>
              <table:table-cell office:value-type="float" office:value="376.958">
                <text:p>376.958</text:p>
              </table:table-cell>
              <table:table-cell office:value-type="float" office:value="376.928">
                <text:p>376.9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6.635">
                <text:p>376.635</text:p>
              </table:table-cell>
              <table:table-cell office:value-type="float" office:value="375.777">
                <text:p>375.777</text:p>
              </table:table-cell>
              <table:table-cell office:value-type="float" office:value="375.537">
                <text:p>375.537</text:p>
              </table:table-cell>
              <table:table-cell office:value-type="float" office:value="375.218">
                <text:p>375.218</text:p>
              </table:table-cell>
              <table:table-cell office:value-type="float" office:value="375.188">
                <text:p>375.1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4.907">
                <text:p>374.907</text:p>
              </table:table-cell>
              <table:table-cell office:value-type="float" office:value="374.06">
                <text:p>374.06</text:p>
              </table:table-cell>
              <table:table-cell office:value-type="float" office:value="373.813">
                <text:p>373.813</text:p>
              </table:table-cell>
              <table:table-cell office:value-type="float" office:value="373.502">
                <text:p>373.502</text:p>
              </table:table-cell>
              <table:table-cell office:value-type="float" office:value="373.474">
                <text:p>373.4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3.209">
                <text:p>373.209</text:p>
              </table:table-cell>
              <table:table-cell office:value-type="float" office:value="372.367">
                <text:p>372.367</text:p>
              </table:table-cell>
              <table:table-cell office:value-type="float" office:value="372.118">
                <text:p>372.118</text:p>
              </table:table-cell>
              <table:table-cell office:value-type="float" office:value="371.812">
                <text:p>371.812</text:p>
              </table:table-cell>
              <table:table-cell office:value-type="float" office:value="371.783">
                <text:p>371.7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1.528">
                <text:p>371.528</text:p>
              </table:table-cell>
              <table:table-cell office:value-type="float" office:value="370.695">
                <text:p>370.695</text:p>
              </table:table-cell>
              <table:table-cell office:value-type="float" office:value="370.447">
                <text:p>370.447</text:p>
              </table:table-cell>
              <table:table-cell office:value-type="float" office:value="370.145">
                <text:p>370.145</text:p>
              </table:table-cell>
              <table:table-cell office:value-type="float" office:value="370.116">
                <text:p>370.1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9.864">
                <text:p>369.864</text:p>
              </table:table-cell>
              <table:table-cell office:value-type="float" office:value="369.046">
                <text:p>369.046</text:p>
              </table:table-cell>
              <table:table-cell office:value-type="float" office:value="368.789">
                <text:p>368.789</text:p>
              </table:table-cell>
              <table:table-cell office:value-type="float" office:value="368.482">
                <text:p>368.482</text:p>
              </table:table-cell>
              <table:table-cell office:value-type="float" office:value="368.455">
                <text:p>368.4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8.225">
                <text:p>368.225</text:p>
              </table:table-cell>
              <table:table-cell office:value-type="float" office:value="367.401">
                <text:p>367.401</text:p>
              </table:table-cell>
              <table:table-cell office:value-type="float" office:value="367.15">
                <text:p>367.15</text:p>
              </table:table-cell>
              <table:table-cell office:value-type="float" office:value="366.844">
                <text:p>366.844</text:p>
              </table:table-cell>
              <table:table-cell office:value-type="float" office:value="366.815">
                <text:p>366.8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6.592">
                <text:p>366.592</text:p>
              </table:table-cell>
              <table:table-cell office:value-type="float" office:value="365.793">
                <text:p>365.793</text:p>
              </table:table-cell>
              <table:table-cell office:value-type="float" office:value="365.537">
                <text:p>365.537</text:p>
              </table:table-cell>
              <table:table-cell office:value-type="float" office:value="365.23">
                <text:p>365.23</text:p>
              </table:table-cell>
              <table:table-cell office:value-type="float" office:value="365.203">
                <text:p>365.2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5.001">
                <text:p>365.001</text:p>
              </table:table-cell>
              <table:table-cell office:value-type="float" office:value="364.199">
                <text:p>364.199</text:p>
              </table:table-cell>
              <table:table-cell office:value-type="float" office:value="363.939">
                <text:p>363.939</text:p>
              </table:table-cell>
              <table:table-cell office:value-type="float" office:value="363.637">
                <text:p>363.637</text:p>
              </table:table-cell>
              <table:table-cell office:value-type="float" office:value="363.608">
                <text:p>363.6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3.41">
                <text:p>363.41</text:p>
              </table:table-cell>
              <table:table-cell office:value-type="float" office:value="362.621">
                <text:p>362.621</text:p>
              </table:table-cell>
              <table:table-cell office:value-type="float" office:value="362.356">
                <text:p>362.356</text:p>
              </table:table-cell>
              <table:table-cell office:value-type="float" office:value="362.057">
                <text:p>362.057</text:p>
              </table:table-cell>
              <table:table-cell office:value-type="float" office:value="362.03">
                <text:p>362.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1.848">
                <text:p>361.848</text:p>
              </table:table-cell>
              <table:table-cell office:value-type="float" office:value="361.062">
                <text:p>361.062</text:p>
              </table:table-cell>
              <table:table-cell office:value-type="float" office:value="360.797">
                <text:p>360.797</text:p>
              </table:table-cell>
              <table:table-cell office:value-type="float" office:value="360.501">
                <text:p>360.501</text:p>
              </table:table-cell>
              <table:table-cell office:value-type="float" office:value="360.474">
                <text:p>360.4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0.301">
                <text:p>360.301</text:p>
              </table:table-cell>
              <table:table-cell office:value-type="float" office:value="359.522">
                <text:p>359.522</text:p>
              </table:table-cell>
              <table:table-cell office:value-type="float" office:value="359.25">
                <text:p>359.25</text:p>
              </table:table-cell>
              <table:table-cell office:value-type="float" office:value="358.959">
                <text:p>358.959</text:p>
              </table:table-cell>
              <table:table-cell office:value-type="float" office:value="358.932">
                <text:p>358.9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8.771">
                <text:p>358.771</text:p>
              </table:table-cell>
              <table:table-cell office:value-type="float" office:value="358">
                <text:p>358</text:p>
              </table:table-cell>
              <table:table-cell office:value-type="float" office:value="357.733">
                <text:p>357.733</text:p>
              </table:table-cell>
              <table:table-cell office:value-type="float" office:value="357.441">
                <text:p>357.441</text:p>
              </table:table-cell>
              <table:table-cell office:value-type="float" office:value="357.415">
                <text:p>357.4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7.259">
                <text:p>357.259</text:p>
              </table:table-cell>
              <table:table-cell office:value-type="float" office:value="356.495">
                <text:p>356.495</text:p>
              </table:table-cell>
              <table:table-cell office:value-type="float" office:value="356.225">
                <text:p>356.225</text:p>
              </table:table-cell>
              <table:table-cell office:value-type="float" office:value="355.934">
                <text:p>355.934</text:p>
              </table:table-cell>
              <table:table-cell office:value-type="float" office:value="355.907">
                <text:p>355.9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5.767">
                <text:p>355.767</text:p>
              </table:table-cell>
              <table:table-cell office:value-type="float" office:value="355.005">
                <text:p>355.005</text:p>
              </table:table-cell>
              <table:table-cell office:value-type="float" office:value="354.736">
                <text:p>354.736</text:p>
              </table:table-cell>
              <table:table-cell office:value-type="float" office:value="354.445">
                <text:p>354.445</text:p>
              </table:table-cell>
              <table:table-cell office:value-type="float" office:value="354.419">
                <text:p>354.4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4.289">
                <text:p>354.289</text:p>
              </table:table-cell>
              <table:table-cell office:value-type="float" office:value="353.537">
                <text:p>353.537</text:p>
              </table:table-cell>
              <table:table-cell office:value-type="float" office:value="353.263">
                <text:p>353.263</text:p>
              </table:table-cell>
              <table:table-cell office:value-type="float" office:value="352.978">
                <text:p>352.978</text:p>
              </table:table-cell>
              <table:table-cell office:value-type="float" office:value="352.951">
                <text:p>352.9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2.828">
                <text:p>352.828</text:p>
              </table:table-cell>
              <table:table-cell office:value-type="float" office:value="352.085">
                <text:p>352.085</text:p>
              </table:table-cell>
              <table:table-cell office:value-type="float" office:value="351.804">
                <text:p>351.804</text:p>
              </table:table-cell>
              <table:table-cell office:value-type="float" office:value="351.52">
                <text:p>351.52</text:p>
              </table:table-cell>
              <table:table-cell office:value-type="float" office:value="351.493">
                <text:p>351.4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1.391">
                <text:p>351.391</text:p>
              </table:table-cell>
              <table:table-cell office:value-type="float" office:value="350.654">
                <text:p>350.654</text:p>
              </table:table-cell>
              <table:table-cell office:value-type="float" office:value="350.375">
                <text:p>350.375</text:p>
              </table:table-cell>
              <table:table-cell office:value-type="float" office:value="350.091">
                <text:p>350.091</text:p>
              </table:table-cell>
              <table:table-cell office:value-type="float" office:value="350.066">
                <text:p>350.0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9.969">
                <text:p>349.969</text:p>
              </table:table-cell>
              <table:table-cell office:value-type="float" office:value="349.238">
                <text:p>349.238</text:p>
              </table:table-cell>
              <table:table-cell office:value-type="float" office:value="348.957">
                <text:p>348.957</text:p>
              </table:table-cell>
              <table:table-cell office:value-type="float" office:value="348.669">
                <text:p>348.669</text:p>
              </table:table-cell>
              <table:table-cell office:value-type="float" office:value="348.643">
                <text:p>348.6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8.552">
                <text:p>348.552</text:p>
              </table:table-cell>
              <table:table-cell office:value-type="float" office:value="347.835">
                <text:p>347.835</text:p>
              </table:table-cell>
              <table:table-cell office:value-type="float" office:value="347.551">
                <text:p>347.551</text:p>
              </table:table-cell>
              <table:table-cell office:value-type="float" office:value="347.264">
                <text:p>347.264</text:p>
              </table:table-cell>
              <table:table-cell office:value-type="float" office:value="347.238">
                <text:p>347.2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7.16">
                <text:p>347.16</text:p>
              </table:table-cell>
              <table:table-cell office:value-type="float" office:value="346.444">
                <text:p>346.444</text:p>
              </table:table-cell>
              <table:table-cell office:value-type="float" office:value="346.16">
                <text:p>346.16</text:p>
              </table:table-cell>
              <table:table-cell office:value-type="float" office:value="345.881">
                <text:p>345.881</text:p>
              </table:table-cell>
              <table:table-cell office:value-type="float" office:value="345.855">
                <text:p>345.8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5.781">
                <text:p>345.781</text:p>
              </table:table-cell>
              <table:table-cell office:value-type="float" office:value="345.076">
                <text:p>345.076</text:p>
              </table:table-cell>
              <table:table-cell office:value-type="float" office:value="344.789">
                <text:p>344.789</text:p>
              </table:table-cell>
              <table:table-cell office:value-type="float" office:value="344.509">
                <text:p>344.509</text:p>
              </table:table-cell>
              <table:table-cell office:value-type="float" office:value="344.483">
                <text:p>344.4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4.419">
                <text:p>344.419</text:p>
              </table:table-cell>
              <table:table-cell office:value-type="float" office:value="343.721">
                <text:p>343.721</text:p>
              </table:table-cell>
              <table:table-cell office:value-type="float" office:value="343.433">
                <text:p>343.433</text:p>
              </table:table-cell>
              <table:table-cell office:value-type="float" office:value="343.153">
                <text:p>343.153</text:p>
              </table:table-cell>
              <table:table-cell office:value-type="float" office:value="343.128">
                <text:p>343.1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3.073">
                <text:p>343.073</text:p>
              </table:table-cell>
              <table:table-cell office:value-type="float" office:value="342.38">
                <text:p>342.38</text:p>
              </table:table-cell>
              <table:table-cell office:value-type="float" office:value="342.093">
                <text:p>342.093</text:p>
              </table:table-cell>
              <table:table-cell office:value-type="float" office:value="341.817">
                <text:p>341.817</text:p>
              </table:table-cell>
              <table:table-cell office:value-type="float" office:value="341.791">
                <text:p>341.7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1.749">
                <text:p>341.749</text:p>
              </table:table-cell>
              <table:table-cell office:value-type="float" office:value="341.058">
                <text:p>341.058</text:p>
              </table:table-cell>
              <table:table-cell office:value-type="float" office:value="340.764">
                <text:p>340.764</text:p>
              </table:table-cell>
              <table:table-cell office:value-type="float" office:value="340.489">
                <text:p>340.489</text:p>
              </table:table-cell>
              <table:table-cell office:value-type="float" office:value="340.464">
                <text:p>340.4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0.433">
                <text:p>340.433</text:p>
              </table:table-cell>
              <table:table-cell office:value-type="float" office:value="339.745">
                <text:p>339.745</text:p>
              </table:table-cell>
              <table:table-cell office:value-type="float" office:value="339.453">
                <text:p>339.453</text:p>
              </table:table-cell>
              <table:table-cell office:value-type="float" office:value="339.177">
                <text:p>339.177</text:p>
              </table:table-cell>
              <table:table-cell office:value-type="float" office:value="339.153">
                <text:p>339.1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9.134">
                <text:p>339.134</text:p>
              </table:table-cell>
              <table:table-cell office:value-type="float" office:value="338.452">
                <text:p>338.452</text:p>
              </table:table-cell>
              <table:table-cell office:value-type="float" office:value="338.161">
                <text:p>338.161</text:p>
              </table:table-cell>
              <table:table-cell office:value-type="float" office:value="337.883">
                <text:p>337.883</text:p>
              </table:table-cell>
              <table:table-cell office:value-type="float" office:value="337.859">
                <text:p>337.8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7.844">
                <text:p>337.844</text:p>
              </table:table-cell>
              <table:table-cell office:value-type="float" office:value="337.169">
                <text:p>337.169</text:p>
              </table:table-cell>
              <table:table-cell office:value-type="float" office:value="336.877">
                <text:p>336.877</text:p>
              </table:table-cell>
              <table:table-cell office:value-type="float" office:value="336.603">
                <text:p>336.603</text:p>
              </table:table-cell>
              <table:table-cell office:value-type="float" office:value="336.578">
                <text:p>336.5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6.57">
                <text:p>336.57</text:p>
              </table:table-cell>
              <table:table-cell office:value-type="float" office:value="335.902">
                <text:p>335.902</text:p>
              </table:table-cell>
              <table:table-cell office:value-type="float" office:value="335.609">
                <text:p>335.609</text:p>
              </table:table-cell>
              <table:table-cell office:value-type="float" office:value="335.335">
                <text:p>335.335</text:p>
              </table:table-cell>
              <table:table-cell office:value-type="float" office:value="335.312">
                <text:p>335.3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5.313">
                <text:p>335.313</text:p>
              </table:table-cell>
              <table:table-cell office:value-type="float" office:value="334.651">
                <text:p>334.651</text:p>
              </table:table-cell>
              <table:table-cell office:value-type="float" office:value="334.358">
                <text:p>334.358</text:p>
              </table:table-cell>
              <table:table-cell office:value-type="float" office:value="334.086">
                <text:p>334.086</text:p>
              </table:table-cell>
              <table:table-cell office:value-type="float" office:value="334.063">
                <text:p>334.0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4.071">
                <text:p>334.071</text:p>
              </table:table-cell>
              <table:table-cell office:value-type="float" office:value="333.413">
                <text:p>333.413</text:p>
              </table:table-cell>
              <table:table-cell office:value-type="float" office:value="333.116">
                <text:p>333.116</text:p>
              </table:table-cell>
              <table:table-cell office:value-type="float" office:value="332.851">
                <text:p>332.851</text:p>
              </table:table-cell>
              <table:table-cell office:value-type="float" office:value="332.828">
                <text:p>332.8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2.839">
                <text:p>332.839</text:p>
              </table:table-cell>
              <table:table-cell office:value-type="float" office:value="332.189">
                <text:p>332.189</text:p>
              </table:table-cell>
              <table:table-cell office:value-type="float" office:value="331.895">
                <text:p>331.895</text:p>
              </table:table-cell>
              <table:table-cell office:value-type="float" office:value="331.623">
                <text:p>331.623</text:p>
              </table:table-cell>
              <table:table-cell office:value-type="float" office:value="331.6">
                <text:p>331.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1.625">
                <text:p>331.625</text:p>
              </table:table-cell>
              <table:table-cell office:value-type="float" office:value="330.976">
                <text:p>330.976</text:p>
              </table:table-cell>
              <table:table-cell office:value-type="float" office:value="330.681">
                <text:p>330.681</text:p>
              </table:table-cell>
              <table:table-cell office:value-type="float" office:value="330.413">
                <text:p>330.413</text:p>
              </table:table-cell>
              <table:table-cell office:value-type="float" office:value="330.389">
                <text:p>330.3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0.416">
                <text:p>330.416</text:p>
              </table:table-cell>
              <table:table-cell office:value-type="float" office:value="329.775">
                <text:p>329.775</text:p>
              </table:table-cell>
              <table:table-cell office:value-type="float" office:value="329.477">
                <text:p>329.477</text:p>
              </table:table-cell>
              <table:table-cell office:value-type="float" office:value="329.211">
                <text:p>329.211</text:p>
              </table:table-cell>
              <table:table-cell office:value-type="float" office:value="329.188">
                <text:p>329.1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9.227">
                <text:p>329.227</text:p>
              </table:table-cell>
              <table:table-cell office:value-type="float" office:value="328.593">
                <text:p>328.593</text:p>
              </table:table-cell>
              <table:table-cell office:value-type="float" office:value="328.294">
                <text:p>328.294</text:p>
              </table:table-cell>
              <table:table-cell office:value-type="float" office:value="328.024">
                <text:p>328.024</text:p>
              </table:table-cell>
              <table:table-cell office:value-type="float" office:value="328.002">
                <text:p>328.0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8.044">
                <text:p>328.044</text:p>
              </table:table-cell>
              <table:table-cell office:value-type="float" office:value="327.419">
                <text:p>327.419</text:p>
              </table:table-cell>
              <table:table-cell office:value-type="float" office:value="327.118">
                <text:p>327.118</text:p>
              </table:table-cell>
              <table:table-cell office:value-type="float" office:value="326.851">
                <text:p>326.851</text:p>
              </table:table-cell>
              <table:table-cell office:value-type="float" office:value="326.829">
                <text:p>326.8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6.882">
                <text:p>326.882</text:p>
              </table:table-cell>
              <table:table-cell office:value-type="float" office:value="326.262">
                <text:p>326.262</text:p>
              </table:table-cell>
              <table:table-cell office:value-type="float" office:value="325.957">
                <text:p>325.957</text:p>
              </table:table-cell>
              <table:table-cell office:value-type="float" office:value="325.691">
                <text:p>325.691</text:p>
              </table:table-cell>
              <table:table-cell office:value-type="float" office:value="325.668">
                <text:p>325.6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5.731">
                <text:p>325.731</text:p>
              </table:table-cell>
              <table:table-cell office:value-type="float" office:value="325.111">
                <text:p>325.111</text:p>
              </table:table-cell>
              <table:table-cell office:value-type="float" office:value="324.809">
                <text:p>324.809</text:p>
              </table:table-cell>
              <table:table-cell office:value-type="float" office:value="324.546">
                <text:p>324.546</text:p>
              </table:table-cell>
              <table:table-cell office:value-type="float" office:value="324.525">
                <text:p>324.5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4.586">
                <text:p>324.586</text:p>
              </table:table-cell>
              <table:table-cell office:value-type="float" office:value="323.973">
                <text:p>323.973</text:p>
              </table:table-cell>
              <table:table-cell office:value-type="float" office:value="323.674">
                <text:p>323.674</text:p>
              </table:table-cell>
              <table:table-cell office:value-type="float" office:value="323.408">
                <text:p>323.408</text:p>
              </table:table-cell>
              <table:table-cell office:value-type="float" office:value="323.386">
                <text:p>323.3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3.456">
                <text:p>323.456</text:p>
              </table:table-cell>
              <table:table-cell office:value-type="float" office:value="322.849">
                <text:p>322.849</text:p>
              </table:table-cell>
              <table:table-cell office:value-type="float" office:value="322.551">
                <text:p>322.551</text:p>
              </table:table-cell>
              <table:table-cell office:value-type="float" office:value="322.285">
                <text:p>322.285</text:p>
              </table:table-cell>
              <table:table-cell office:value-type="float" office:value="322.264">
                <text:p>322.2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2.342">
                <text:p>322.342</text:p>
              </table:table-cell>
              <table:table-cell office:value-type="float" office:value="321.733">
                <text:p>321.733</text:p>
              </table:table-cell>
              <table:table-cell office:value-type="float" office:value="321.435">
                <text:p>321.435</text:p>
              </table:table-cell>
              <table:table-cell office:value-type="float" office:value="321.172">
                <text:p>321.172</text:p>
              </table:table-cell>
              <table:table-cell office:value-type="float" office:value="321.149">
                <text:p>321.1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21.24">
                <text:p>321.24</text:p>
              </table:table-cell>
              <table:table-cell office:value-type="float" office:value="320.632">
                <text:p>320.632</text:p>
              </table:table-cell>
              <table:table-cell office:value-type="float" office:value="320.332">
                <text:p>320.332</text:p>
              </table:table-cell>
              <table:table-cell office:value-type="float" office:value="320.07">
                <text:p>320.07</text:p>
              </table:table-cell>
              <table:table-cell office:value-type="float" office:value="320.048">
                <text:p>320.0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0.147">
                <text:p>320.147</text:p>
              </table:table-cell>
              <table:table-cell office:value-type="float" office:value="319.545">
                <text:p>319.545</text:p>
              </table:table-cell>
              <table:table-cell office:value-type="float" office:value="319.243">
                <text:p>319.243</text:p>
              </table:table-cell>
              <table:table-cell office:value-type="float" office:value="318.983">
                <text:p>318.983</text:p>
              </table:table-cell>
              <table:table-cell office:value-type="float" office:value="318.961">
                <text:p>318.9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9.068">
                <text:p>319.068</text:p>
              </table:table-cell>
              <table:table-cell office:value-type="float" office:value="318.47">
                <text:p>318.47</text:p>
              </table:table-cell>
              <table:table-cell office:value-type="float" office:value="318.169">
                <text:p>318.169</text:p>
              </table:table-cell>
              <table:table-cell office:value-type="float" office:value="317.908">
                <text:p>317.908</text:p>
              </table:table-cell>
              <table:table-cell office:value-type="float" office:value="317.886">
                <text:p>317.8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7.994">
                <text:p>317.994</text:p>
              </table:table-cell>
              <table:table-cell office:value-type="float" office:value="317.407">
                <text:p>317.407</text:p>
              </table:table-cell>
              <table:table-cell office:value-type="float" office:value="317.099">
                <text:p>317.099</text:p>
              </table:table-cell>
              <table:table-cell office:value-type="float" office:value="316.842">
                <text:p>316.842</text:p>
              </table:table-cell>
              <table:table-cell office:value-type="float" office:value="316.821">
                <text:p>316.8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6.933">
                <text:p>316.933</text:p>
              </table:table-cell>
              <table:table-cell office:value-type="float" office:value="316.35">
                <text:p>316.35</text:p>
              </table:table-cell>
              <table:table-cell office:value-type="float" office:value="316.047">
                <text:p>316.047</text:p>
              </table:table-cell>
              <table:table-cell office:value-type="float" office:value="315.786">
                <text:p>315.786</text:p>
              </table:table-cell>
              <table:table-cell office:value-type="float" office:value="315.764">
                <text:p>315.7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5.884">
                <text:p>315.884</text:p>
              </table:table-cell>
              <table:table-cell office:value-type="float" office:value="315.304">
                <text:p>315.304</text:p>
              </table:table-cell>
              <table:table-cell office:value-type="float" office:value="314.998">
                <text:p>314.998</text:p>
              </table:table-cell>
              <table:table-cell office:value-type="float" office:value="314.74">
                <text:p>314.74</text:p>
              </table:table-cell>
              <table:table-cell office:value-type="float" office:value="314.72">
                <text:p>314.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4.846">
                <text:p>314.846</text:p>
              </table:table-cell>
              <table:table-cell office:value-type="float" office:value="314.269">
                <text:p>314.269</text:p>
              </table:table-cell>
              <table:table-cell office:value-type="float" office:value="313.966">
                <text:p>313.966</text:p>
              </table:table-cell>
              <table:table-cell office:value-type="float" office:value="313.704">
                <text:p>313.704</text:p>
              </table:table-cell>
              <table:table-cell office:value-type="float" office:value="313.684">
                <text:p>313.6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3.818">
                <text:p>313.818</text:p>
              </table:table-cell>
              <table:table-cell office:value-type="float" office:value="313.246">
                <text:p>313.246</text:p>
              </table:table-cell>
              <table:table-cell office:value-type="float" office:value="312.941">
                <text:p>312.941</text:p>
              </table:table-cell>
              <table:table-cell office:value-type="float" office:value="312.681">
                <text:p>312.681</text:p>
              </table:table-cell>
              <table:table-cell office:value-type="float" office:value="312.661">
                <text:p>312.6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2.8">
                <text:p>312.8</text:p>
              </table:table-cell>
              <table:table-cell office:value-type="float" office:value="312.231">
                <text:p>312.231</text:p>
              </table:table-cell>
              <table:table-cell office:value-type="float" office:value="311.927">
                <text:p>311.927</text:p>
              </table:table-cell>
              <table:table-cell office:value-type="float" office:value="311.669">
                <text:p>311.669</text:p>
              </table:table-cell>
              <table:table-cell office:value-type="float" office:value="311.649">
                <text:p>311.6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1.794">
                <text:p>311.794</text:p>
              </table:table-cell>
              <table:table-cell office:value-type="float" office:value="311.226">
                <text:p>311.226</text:p>
              </table:table-cell>
              <table:table-cell office:value-type="float" office:value="310.924">
                <text:p>310.924</text:p>
              </table:table-cell>
              <table:table-cell office:value-type="float" office:value="310.665">
                <text:p>310.665</text:p>
              </table:table-cell>
              <table:table-cell office:value-type="float" office:value="310.646">
                <text:p>310.6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0.797">
                <text:p>310.797</text:p>
              </table:table-cell>
              <table:table-cell office:value-type="float" office:value="310.234">
                <text:p>310.234</text:p>
              </table:table-cell>
              <table:table-cell office:value-type="float" office:value="309.932">
                <text:p>309.932</text:p>
              </table:table-cell>
              <table:table-cell office:value-type="float" office:value="309.672">
                <text:p>309.672</text:p>
              </table:table-cell>
              <table:table-cell office:value-type="float" office:value="309.652">
                <text:p>309.6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9.807">
                <text:p>309.807</text:p>
              </table:table-cell>
              <table:table-cell office:value-type="float" office:value="309.251">
                <text:p>309.251</text:p>
              </table:table-cell>
              <table:table-cell office:value-type="float" office:value="308.948">
                <text:p>308.948</text:p>
              </table:table-cell>
              <table:table-cell office:value-type="float" office:value="308.692">
                <text:p>308.692</text:p>
              </table:table-cell>
              <table:table-cell office:value-type="float" office:value="308.672">
                <text:p>308.6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8.829">
                <text:p>308.829</text:p>
              </table:table-cell>
              <table:table-cell office:value-type="float" office:value="308.278">
                <text:p>308.278</text:p>
              </table:table-cell>
              <table:table-cell office:value-type="float" office:value="307.973">
                <text:p>307.973</text:p>
              </table:table-cell>
              <table:table-cell office:value-type="float" office:value="307.717">
                <text:p>307.717</text:p>
              </table:table-cell>
              <table:table-cell office:value-type="float" office:value="307.698">
                <text:p>307.6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7.866">
                <text:p>307.866</text:p>
              </table:table-cell>
              <table:table-cell office:value-type="float" office:value="307.311">
                <text:p>307.311</text:p>
              </table:table-cell>
              <table:table-cell office:value-type="float" office:value="307.009">
                <text:p>307.009</text:p>
              </table:table-cell>
              <table:table-cell office:value-type="float" office:value="306.752">
                <text:p>306.752</text:p>
              </table:table-cell>
              <table:table-cell office:value-type="float" office:value="306.733">
                <text:p>306.7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6.908">
                <text:p>306.908</text:p>
              </table:table-cell>
              <table:table-cell office:value-type="float" office:value="306.356">
                <text:p>306.356</text:p>
              </table:table-cell>
              <table:table-cell office:value-type="float" office:value="306.054">
                <text:p>306.054</text:p>
              </table:table-cell>
              <table:table-cell office:value-type="float" office:value="305.799">
                <text:p>305.799</text:p>
              </table:table-cell>
              <table:table-cell office:value-type="float" office:value="305.779">
                <text:p>305.7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5.961">
                <text:p>305.961</text:p>
              </table:table-cell>
              <table:table-cell office:value-type="float" office:value="305.419">
                <text:p>305.419</text:p>
              </table:table-cell>
              <table:table-cell office:value-type="float" office:value="305.114">
                <text:p>305.114</text:p>
              </table:table-cell>
              <table:table-cell office:value-type="float" office:value="304.86">
                <text:p>304.86</text:p>
              </table:table-cell>
              <table:table-cell office:value-type="float" office:value="304.841">
                <text:p>304.8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5.023">
                <text:p>305.023</text:p>
              </table:table-cell>
              <table:table-cell office:value-type="float" office:value="304.482">
                <text:p>304.482</text:p>
              </table:table-cell>
              <table:table-cell office:value-type="float" office:value="304.183">
                <text:p>304.183</text:p>
              </table:table-cell>
              <table:table-cell office:value-type="float" office:value="303.926">
                <text:p>303.926</text:p>
              </table:table-cell>
              <table:table-cell office:value-type="float" office:value="303.906">
                <text:p>303.9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4.092">
                <text:p>304.092</text:p>
              </table:table-cell>
              <table:table-cell office:value-type="float" office:value="303.554">
                <text:p>303.554</text:p>
              </table:table-cell>
              <table:table-cell office:value-type="float" office:value="303.253">
                <text:p>303.253</text:p>
              </table:table-cell>
              <table:table-cell office:value-type="float" office:value="302.997">
                <text:p>302.997</text:p>
              </table:table-cell>
              <table:table-cell office:value-type="float" office:value="302.977">
                <text:p>302.9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3.173">
                <text:p>303.173</text:p>
              </table:table-cell>
              <table:table-cell office:value-type="float" office:value="302.639">
                <text:p>302.639</text:p>
              </table:table-cell>
              <table:table-cell office:value-type="float" office:value="302.34">
                <text:p>302.34</text:p>
              </table:table-cell>
              <table:table-cell office:value-type="float" office:value="302.085">
                <text:p>302.085</text:p>
              </table:table-cell>
              <table:table-cell office:value-type="float" office:value="302.066">
                <text:p>302.0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2.259">
                <text:p>302.259</text:p>
              </table:table-cell>
              <table:table-cell office:value-type="float" office:value="301.727">
                <text:p>301.727</text:p>
              </table:table-cell>
              <table:table-cell office:value-type="float" office:value="301.429">
                <text:p>301.429</text:p>
              </table:table-cell>
              <table:table-cell office:value-type="float" office:value="301.173">
                <text:p>301.173</text:p>
              </table:table-cell>
              <table:table-cell office:value-type="float" office:value="301.155">
                <text:p>301.1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1.356">
                <text:p>301.356</text:p>
              </table:table-cell>
              <table:table-cell office:value-type="float" office:value="300.828">
                <text:p>300.828</text:p>
              </table:table-cell>
              <table:table-cell office:value-type="float" office:value="300.529">
                <text:p>300.529</text:p>
              </table:table-cell>
              <table:table-cell office:value-type="float" office:value="300.277">
                <text:p>300.277</text:p>
              </table:table-cell>
              <table:table-cell office:value-type="float" office:value="300.258">
                <text:p>300.2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0.465">
                <text:p>300.465</text:p>
              </table:table-cell>
              <table:table-cell office:value-type="float" office:value="299.942">
                <text:p>299.942</text:p>
              </table:table-cell>
              <table:table-cell office:value-type="float" office:value="299.64">
                <text:p>299.64</text:p>
              </table:table-cell>
              <table:table-cell office:value-type="float" office:value="299.384">
                <text:p>299.384</text:p>
              </table:table-cell>
              <table:table-cell office:value-type="float" office:value="299.365">
                <text:p>299.3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9.58">
                <text:p>299.58</text:p>
              </table:table-cell>
              <table:table-cell office:value-type="float" office:value="299.06">
                <text:p>299.06</text:p>
              </table:table-cell>
              <table:table-cell office:value-type="float" office:value="298.761">
                <text:p>298.761</text:p>
              </table:table-cell>
              <table:table-cell office:value-type="float" office:value="298.505">
                <text:p>298.505</text:p>
              </table:table-cell>
              <table:table-cell office:value-type="float" office:value="298.487">
                <text:p>298.4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8.705">
                <text:p>298.705</text:p>
              </table:table-cell>
              <table:table-cell office:value-type="float" office:value="298.185">
                <text:p>298.185</text:p>
              </table:table-cell>
              <table:table-cell office:value-type="float" office:value="297.883">
                <text:p>297.883</text:p>
              </table:table-cell>
              <table:table-cell office:value-type="float" office:value="297.631">
                <text:p>297.631</text:p>
              </table:table-cell>
              <table:table-cell office:value-type="float" office:value="297.614">
                <text:p>297.6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7.831">
                <text:p>297.831</text:p>
              </table:table-cell>
              <table:table-cell office:value-type="float" office:value="297.317">
                <text:p>297.317</text:p>
              </table:table-cell>
              <table:table-cell office:value-type="float" office:value="297.015">
                <text:p>297.015</text:p>
              </table:table-cell>
              <table:table-cell office:value-type="float" office:value="296.764">
                <text:p>296.764</text:p>
              </table:table-cell>
              <table:table-cell office:value-type="float" office:value="296.745">
                <text:p>296.7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6.97">
                <text:p>296.97</text:p>
              </table:table-cell>
              <table:table-cell office:value-type="float" office:value="296.46">
                <text:p>296.46</text:p>
              </table:table-cell>
              <table:table-cell office:value-type="float" office:value="296.152">
                <text:p>296.152</text:p>
              </table:table-cell>
              <table:table-cell office:value-type="float" office:value="295.906">
                <text:p>295.906</text:p>
              </table:table-cell>
              <table:table-cell office:value-type="float" office:value="295.888">
                <text:p>295.8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6.116">
                <text:p>296.116</text:p>
              </table:table-cell>
              <table:table-cell office:value-type="float" office:value="295.609">
                <text:p>295.609</text:p>
              </table:table-cell>
              <table:table-cell office:value-type="float" office:value="295.299">
                <text:p>295.299</text:p>
              </table:table-cell>
              <table:table-cell office:value-type="float" office:value="295.055">
                <text:p>295.055</text:p>
              </table:table-cell>
              <table:table-cell office:value-type="float" office:value="295.038">
                <text:p>295.0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5.275">
                <text:p>295.275</text:p>
              </table:table-cell>
              <table:table-cell office:value-type="float" office:value="294.766">
                <text:p>294.766</text:p>
              </table:table-cell>
              <table:table-cell office:value-type="float" office:value="294.457">
                <text:p>294.457</text:p>
              </table:table-cell>
              <table:table-cell office:value-type="float" office:value="294.215">
                <text:p>294.215</text:p>
              </table:table-cell>
              <table:table-cell office:value-type="float" office:value="294.198">
                <text:p>294.1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4.436">
                <text:p>294.436</text:p>
              </table:table-cell>
              <table:table-cell office:value-type="float" office:value="293.929">
                <text:p>293.929</text:p>
              </table:table-cell>
              <table:table-cell office:value-type="float" office:value="293.625">
                <text:p>293.625</text:p>
              </table:table-cell>
              <table:table-cell office:value-type="float" office:value="293.383">
                <text:p>293.383</text:p>
              </table:table-cell>
              <table:table-cell office:value-type="float" office:value="293.367">
                <text:p>293.3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3.608">
                <text:p>293.608</text:p>
              </table:table-cell>
              <table:table-cell office:value-type="float" office:value="293.105">
                <text:p>293.105</text:p>
              </table:table-cell>
              <table:table-cell office:value-type="float" office:value="292.792">
                <text:p>292.792</text:p>
              </table:table-cell>
              <table:table-cell office:value-type="float" office:value="292.557">
                <text:p>292.557</text:p>
              </table:table-cell>
              <table:table-cell office:value-type="float" office:value="292.539">
                <text:p>292.5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2.79">
                <text:p>292.79</text:p>
              </table:table-cell>
              <table:table-cell office:value-type="float" office:value="292.288">
                <text:p>292.288</text:p>
              </table:table-cell>
              <table:table-cell office:value-type="float" office:value="291.975">
                <text:p>291.975</text:p>
              </table:table-cell>
              <table:table-cell office:value-type="float" office:value="291.741">
                <text:p>291.741</text:p>
              </table:table-cell>
              <table:table-cell office:value-type="float" office:value="291.724">
                <text:p>291.7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1.977">
                <text:p>291.977</text:p>
              </table:table-cell>
              <table:table-cell office:value-type="float" office:value="291.476">
                <text:p>291.476</text:p>
              </table:table-cell>
              <table:table-cell office:value-type="float" office:value="291.161">
                <text:p>291.161</text:p>
              </table:table-cell>
              <table:table-cell office:value-type="float" office:value="290.928">
                <text:p>290.928</text:p>
              </table:table-cell>
              <table:table-cell office:value-type="float" office:value="290.911">
                <text:p>290.9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1.169">
                <text:p>291.169</text:p>
              </table:table-cell>
              <table:table-cell office:value-type="float" office:value="290.672">
                <text:p>290.672</text:p>
              </table:table-cell>
              <table:table-cell office:value-type="float" office:value="290.352">
                <text:p>290.352</text:p>
              </table:table-cell>
              <table:table-cell office:value-type="float" office:value="290.124">
                <text:p>290.124</text:p>
              </table:table-cell>
              <table:table-cell office:value-type="float" office:value="290.107">
                <text:p>290.1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0.369">
                <text:p>290.369</text:p>
              </table:table-cell>
              <table:table-cell office:value-type="float" office:value="289.874">
                <text:p>289.874</text:p>
              </table:table-cell>
              <table:table-cell office:value-type="float" office:value="289.555">
                <text:p>289.555</text:p>
              </table:table-cell>
              <table:table-cell office:value-type="float" office:value="289.328">
                <text:p>289.328</text:p>
              </table:table-cell>
              <table:table-cell office:value-type="float" office:value="289.311">
                <text:p>289.3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9.572">
                <text:p>289.572</text:p>
              </table:table-cell>
              <table:table-cell office:value-type="float" office:value="289.083">
                <text:p>289.083</text:p>
              </table:table-cell>
              <table:table-cell office:value-type="float" office:value="288.764">
                <text:p>288.764</text:p>
              </table:table-cell>
              <table:table-cell office:value-type="float" office:value="288.54">
                <text:p>288.54</text:p>
              </table:table-cell>
              <table:table-cell office:value-type="float" office:value="288.523">
                <text:p>288.5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8.788">
                <text:p>288.788</text:p>
              </table:table-cell>
              <table:table-cell office:value-type="float" office:value="288.298">
                <text:p>288.298</text:p>
              </table:table-cell>
              <table:table-cell office:value-type="float" office:value="287.978">
                <text:p>287.978</text:p>
              </table:table-cell>
              <table:table-cell office:value-type="float" office:value="287.755">
                <text:p>287.755</text:p>
              </table:table-cell>
              <table:table-cell office:value-type="float" office:value="287.738">
                <text:p>287.7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8.012">
                <text:p>288.012</text:p>
              </table:table-cell>
              <table:table-cell office:value-type="float" office:value="287.526">
                <text:p>287.526</text:p>
              </table:table-cell>
              <table:table-cell office:value-type="float" office:value="287.199">
                <text:p>287.199</text:p>
              </table:table-cell>
              <table:table-cell office:value-type="float" office:value="286.981">
                <text:p>286.981</text:p>
              </table:table-cell>
              <table:table-cell office:value-type="float" office:value="286.965">
                <text:p>286.9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7.238">
                <text:p>287.238</text:p>
              </table:table-cell>
              <table:table-cell office:value-type="float" office:value="286.755">
                <text:p>286.755</text:p>
              </table:table-cell>
              <table:table-cell office:value-type="float" office:value="286.43">
                <text:p>286.43</text:p>
              </table:table-cell>
              <table:table-cell office:value-type="float" office:value="286.214">
                <text:p>286.214</text:p>
              </table:table-cell>
              <table:table-cell office:value-type="float" office:value="286.198">
                <text:p>286.1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6.476">
                <text:p>286.476</text:p>
              </table:table-cell>
              <table:table-cell office:value-type="float" office:value="285.997">
                <text:p>285.997</text:p>
              </table:table-cell>
              <table:table-cell office:value-type="float" office:value="285.672">
                <text:p>285.672</text:p>
              </table:table-cell>
              <table:table-cell office:value-type="float" office:value="285.456">
                <text:p>285.456</text:p>
              </table:table-cell>
              <table:table-cell office:value-type="float" office:value="285.439">
                <text:p>285.4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5.72">
                <text:p>285.72</text:p>
              </table:table-cell>
              <table:table-cell office:value-type="float" office:value="285.243">
                <text:p>285.243</text:p>
              </table:table-cell>
              <table:table-cell office:value-type="float" office:value="284.915">
                <text:p>284.915</text:p>
              </table:table-cell>
              <table:table-cell office:value-type="float" office:value="284.698">
                <text:p>284.698</text:p>
              </table:table-cell>
              <table:table-cell office:value-type="float" office:value="284.681">
                <text:p>284.6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4.969">
                <text:p>284.969</text:p>
              </table:table-cell>
              <table:table-cell office:value-type="float" office:value="284.493">
                <text:p>284.493</text:p>
              </table:table-cell>
              <table:table-cell office:value-type="float" office:value="284.163">
                <text:p>284.163</text:p>
              </table:table-cell>
              <table:table-cell office:value-type="float" office:value="283.948">
                <text:p>283.948</text:p>
              </table:table-cell>
              <table:table-cell office:value-type="float" office:value="283.931">
                <text:p>283.9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4.225">
                <text:p>284.225</text:p>
              </table:table-cell>
              <table:table-cell office:value-type="float" office:value="283.751">
                <text:p>283.751</text:p>
              </table:table-cell>
              <table:table-cell office:value-type="float" office:value="283.422">
                <text:p>283.422</text:p>
              </table:table-cell>
              <table:table-cell office:value-type="float" office:value="283.214">
                <text:p>283.214</text:p>
              </table:table-cell>
              <table:table-cell office:value-type="float" office:value="283.198">
                <text:p>283.1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3.489">
                <text:p>283.489</text:p>
              </table:table-cell>
              <table:table-cell office:value-type="float" office:value="283.019">
                <text:p>283.019</text:p>
              </table:table-cell>
              <table:table-cell office:value-type="float" office:value="282.686">
                <text:p>282.686</text:p>
              </table:table-cell>
              <table:table-cell office:value-type="float" office:value="282.477">
                <text:p>282.477</text:p>
              </table:table-cell>
              <table:table-cell office:value-type="float" office:value="282.46">
                <text:p>282.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2.754">
                <text:p>282.754</text:p>
              </table:table-cell>
              <table:table-cell office:value-type="float" office:value="282.287">
                <text:p>282.287</text:p>
              </table:table-cell>
              <table:table-cell office:value-type="float" office:value="281.953">
                <text:p>281.953</text:p>
              </table:table-cell>
              <table:table-cell office:value-type="float" office:value="281.746">
                <text:p>281.746</text:p>
              </table:table-cell>
              <table:table-cell office:value-type="float" office:value="281.73">
                <text:p>281.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2.032">
                <text:p>282.032</text:p>
              </table:table-cell>
              <table:table-cell office:value-type="float" office:value="281.562">
                <text:p>281.562</text:p>
              </table:table-cell>
              <table:table-cell office:value-type="float" office:value="281.231">
                <text:p>281.231</text:p>
              </table:table-cell>
              <table:table-cell office:value-type="float" office:value="281.023">
                <text:p>281.023</text:p>
              </table:table-cell>
              <table:table-cell office:value-type="float" office:value="281.007">
                <text:p>281.0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1.312">
                <text:p>281.312</text:p>
              </table:table-cell>
              <table:table-cell office:value-type="float" office:value="280.844">
                <text:p>280.844</text:p>
              </table:table-cell>
              <table:table-cell office:value-type="float" office:value="280.508">
                <text:p>280.508</text:p>
              </table:table-cell>
              <table:table-cell office:value-type="float" office:value="280.305">
                <text:p>280.305</text:p>
              </table:table-cell>
              <table:table-cell office:value-type="float" office:value="280.29">
                <text:p>280.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0.596">
                <text:p>280.596</text:p>
              </table:table-cell>
              <table:table-cell office:value-type="float" office:value="280.13">
                <text:p>280.13</text:p>
              </table:table-cell>
              <table:table-cell office:value-type="float" office:value="279.797">
                <text:p>279.797</text:p>
              </table:table-cell>
              <table:table-cell office:value-type="float" office:value="279.593">
                <text:p>279.593</text:p>
              </table:table-cell>
              <table:table-cell office:value-type="float" office:value="279.578">
                <text:p>279.5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9.885">
                <text:p>279.885</text:p>
              </table:table-cell>
              <table:table-cell office:value-type="float" office:value="279.424">
                <text:p>279.424</text:p>
              </table:table-cell>
              <table:table-cell office:value-type="float" office:value="279.088">
                <text:p>279.088</text:p>
              </table:table-cell>
              <table:table-cell office:value-type="float" office:value="278.887">
                <text:p>278.887</text:p>
              </table:table-cell>
              <table:table-cell office:value-type="float" office:value="278.872">
                <text:p>278.8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9.189">
                <text:p>279.189</text:p>
              </table:table-cell>
              <table:table-cell office:value-type="float" office:value="278.723">
                <text:p>278.723</text:p>
              </table:table-cell>
              <table:table-cell office:value-type="float" office:value="278.392">
                <text:p>278.392</text:p>
              </table:table-cell>
              <table:table-cell office:value-type="float" office:value="278.191">
                <text:p>278.191</text:p>
              </table:table-cell>
              <table:table-cell office:value-type="float" office:value="278.176">
                <text:p>278.1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8.492">
                <text:p>278.492</text:p>
              </table:table-cell>
              <table:table-cell office:value-type="float" office:value="278.032">
                <text:p>278.032</text:p>
              </table:table-cell>
              <table:table-cell office:value-type="float" office:value="277.696">
                <text:p>277.696</text:p>
              </table:table-cell>
              <table:table-cell office:value-type="float" office:value="277.502">
                <text:p>277.502</text:p>
              </table:table-cell>
              <table:table-cell office:value-type="float" office:value="277.486">
                <text:p>277.4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7.803">
                <text:p>277.803</text:p>
              </table:table-cell>
              <table:table-cell office:value-type="float" office:value="277.342">
                <text:p>277.342</text:p>
              </table:table-cell>
              <table:table-cell office:value-type="float" office:value="277.01">
                <text:p>277.01</text:p>
              </table:table-cell>
              <table:table-cell office:value-type="float" office:value="276.811">
                <text:p>276.811</text:p>
              </table:table-cell>
              <table:table-cell office:value-type="float" office:value="276.797">
                <text:p>276.7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7.119">
                <text:p>277.119</text:p>
              </table:table-cell>
              <table:table-cell office:value-type="float" office:value="276.661">
                <text:p>276.661</text:p>
              </table:table-cell>
              <table:table-cell office:value-type="float" office:value="276.326">
                <text:p>276.326</text:p>
              </table:table-cell>
              <table:table-cell office:value-type="float" office:value="276.131">
                <text:p>276.131</text:p>
              </table:table-cell>
              <table:table-cell office:value-type="float" office:value="276.115">
                <text:p>276.1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6.444">
                <text:p>276.444</text:p>
              </table:table-cell>
              <table:table-cell office:value-type="float" office:value="275.985">
                <text:p>275.985</text:p>
              </table:table-cell>
              <table:table-cell office:value-type="float" office:value="275.65">
                <text:p>275.65</text:p>
              </table:table-cell>
              <table:table-cell office:value-type="float" office:value="275.46">
                <text:p>275.46</text:p>
              </table:table-cell>
              <table:table-cell office:value-type="float" office:value="275.445">
                <text:p>275.4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5.773">
                <text:p>275.773</text:p>
              </table:table-cell>
              <table:table-cell office:value-type="float" office:value="275.318">
                <text:p>275.318</text:p>
              </table:table-cell>
              <table:table-cell office:value-type="float" office:value="274.978">
                <text:p>274.978</text:p>
              </table:table-cell>
              <table:table-cell office:value-type="float" office:value="274.789">
                <text:p>274.789</text:p>
              </table:table-cell>
              <table:table-cell office:value-type="float" office:value="274.773">
                <text:p>274.7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5.106">
                <text:p>275.106</text:p>
              </table:table-cell>
              <table:table-cell office:value-type="float" office:value="274.653">
                <text:p>274.653</text:p>
              </table:table-cell>
              <table:table-cell office:value-type="float" office:value="274.315">
                <text:p>274.315</text:p>
              </table:table-cell>
              <table:table-cell office:value-type="float" office:value="274.124">
                <text:p>274.124</text:p>
              </table:table-cell>
              <table:table-cell office:value-type="float" office:value="274.11">
                <text:p>274.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4.445">
                <text:p>274.445</text:p>
              </table:table-cell>
              <table:table-cell office:value-type="float" office:value="273.992">
                <text:p>273.992</text:p>
              </table:table-cell>
              <table:table-cell office:value-type="float" office:value="273.654">
                <text:p>273.654</text:p>
              </table:table-cell>
              <table:table-cell office:value-type="float" office:value="273.467">
                <text:p>273.467</text:p>
              </table:table-cell>
              <table:table-cell office:value-type="float" office:value="273.453">
                <text:p>273.4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3.79">
                <text:p>273.79</text:p>
              </table:table-cell>
              <table:table-cell office:value-type="float" office:value="273.338">
                <text:p>273.338</text:p>
              </table:table-cell>
              <table:table-cell office:value-type="float" office:value="273.001">
                <text:p>273.001</text:p>
              </table:table-cell>
              <table:table-cell office:value-type="float" office:value="272.813">
                <text:p>272.813</text:p>
              </table:table-cell>
              <table:table-cell office:value-type="float" office:value="272.799">
                <text:p>272.7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3.137">
                <text:p>273.137</text:p>
              </table:table-cell>
              <table:table-cell office:value-type="float" office:value="272.686">
                <text:p>272.686</text:p>
              </table:table-cell>
              <table:table-cell office:value-type="float" office:value="272.351">
                <text:p>272.351</text:p>
              </table:table-cell>
              <table:table-cell office:value-type="float" office:value="272.165">
                <text:p>272.165</text:p>
              </table:table-cell>
              <table:table-cell office:value-type="float" office:value="272.15">
                <text:p>272.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2.491">
                <text:p>272.491</text:p>
              </table:table-cell>
              <table:table-cell office:value-type="float" office:value="272.045">
                <text:p>272.045</text:p>
              </table:table-cell>
              <table:table-cell office:value-type="float" office:value="271.706">
                <text:p>271.706</text:p>
              </table:table-cell>
              <table:table-cell office:value-type="float" office:value="271.524">
                <text:p>271.524</text:p>
              </table:table-cell>
              <table:table-cell office:value-type="float" office:value="271.509">
                <text:p>271.5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1.852">
                <text:p>271.852</text:p>
              </table:table-cell>
              <table:table-cell office:value-type="float" office:value="271.407">
                <text:p>271.407</text:p>
              </table:table-cell>
              <table:table-cell office:value-type="float" office:value="271.069">
                <text:p>271.069</text:p>
              </table:table-cell>
              <table:table-cell office:value-type="float" office:value="270.884">
                <text:p>270.884</text:p>
              </table:table-cell>
              <table:table-cell office:value-type="float" office:value="270.869">
                <text:p>270.8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1.216">
                <text:p>271.216</text:p>
              </table:table-cell>
              <table:table-cell office:value-type="float" office:value="270.772">
                <text:p>270.772</text:p>
              </table:table-cell>
              <table:table-cell office:value-type="float" office:value="270.434">
                <text:p>270.434</text:p>
              </table:table-cell>
              <table:table-cell office:value-type="float" office:value="270.252">
                <text:p>270.252</text:p>
              </table:table-cell>
              <table:table-cell office:value-type="float" office:value="270.237">
                <text:p>270.2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0.583">
                <text:p>270.583</text:p>
              </table:table-cell>
              <table:table-cell office:value-type="float" office:value="270.14">
                <text:p>270.14</text:p>
              </table:table-cell>
              <table:table-cell office:value-type="float" office:value="269.805">
                <text:p>269.805</text:p>
              </table:table-cell>
              <table:table-cell office:value-type="float" office:value="269.621">
                <text:p>269.621</text:p>
              </table:table-cell>
              <table:table-cell office:value-type="float" office:value="269.607">
                <text:p>269.6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9.957">
                <text:p>269.957</text:p>
              </table:table-cell>
              <table:table-cell office:value-type="float" office:value="269.516">
                <text:p>269.516</text:p>
              </table:table-cell>
              <table:table-cell office:value-type="float" office:value="269.176">
                <text:p>269.176</text:p>
              </table:table-cell>
              <table:table-cell office:value-type="float" office:value="268.996">
                <text:p>268.996</text:p>
              </table:table-cell>
              <table:table-cell office:value-type="float" office:value="268.982">
                <text:p>268.9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9.333">
                <text:p>269.333</text:p>
              </table:table-cell>
              <table:table-cell office:value-type="float" office:value="268.897">
                <text:p>268.897</text:p>
              </table:table-cell>
              <table:table-cell office:value-type="float" office:value="268.558">
                <text:p>268.558</text:p>
              </table:table-cell>
              <table:table-cell office:value-type="float" office:value="268.379">
                <text:p>268.379</text:p>
              </table:table-cell>
              <table:table-cell office:value-type="float" office:value="268.365">
                <text:p>268.3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8.719">
                <text:p>268.719</text:p>
              </table:table-cell>
              <table:table-cell office:value-type="float" office:value="268.283">
                <text:p>268.283</text:p>
              </table:table-cell>
              <table:table-cell office:value-type="float" office:value="267.942">
                <text:p>267.942</text:p>
              </table:table-cell>
              <table:table-cell office:value-type="float" office:value="267.763">
                <text:p>267.763</text:p>
              </table:table-cell>
              <table:table-cell office:value-type="float" office:value="267.749">
                <text:p>267.7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8.107">
                <text:p>268.107</text:p>
              </table:table-cell>
              <table:table-cell office:value-type="float" office:value="267.67">
                <text:p>267.67</text:p>
              </table:table-cell>
              <table:table-cell office:value-type="float" office:value="267.329">
                <text:p>267.329</text:p>
              </table:table-cell>
              <table:table-cell office:value-type="float" office:value="267.152">
                <text:p>267.152</text:p>
              </table:table-cell>
              <table:table-cell office:value-type="float" office:value="267.138">
                <text:p>267.1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7.506">
                <text:p>267.506</text:p>
              </table:table-cell>
              <table:table-cell office:value-type="float" office:value="267.065">
                <text:p>267.065</text:p>
              </table:table-cell>
              <table:table-cell office:value-type="float" office:value="266.725">
                <text:p>266.725</text:p>
              </table:table-cell>
              <table:table-cell office:value-type="float" office:value="266.55">
                <text:p>266.55</text:p>
              </table:table-cell>
              <table:table-cell office:value-type="float" office:value="266.537">
                <text:p>266.5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6.902">
                <text:p>266.902</text:p>
              </table:table-cell>
              <table:table-cell office:value-type="float" office:value="266.466">
                <text:p>266.466</text:p>
              </table:table-cell>
              <table:table-cell office:value-type="float" office:value="266.127">
                <text:p>266.127</text:p>
              </table:table-cell>
              <table:table-cell office:value-type="float" office:value="265.953">
                <text:p>265.953</text:p>
              </table:table-cell>
              <table:table-cell office:value-type="float" office:value="265.939">
                <text:p>265.9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6.302">
                <text:p>266.302</text:p>
              </table:table-cell>
              <table:table-cell office:value-type="float" office:value="265.873">
                <text:p>265.873</text:p>
              </table:table-cell>
              <table:table-cell office:value-type="float" office:value="265.53">
                <text:p>265.53</text:p>
              </table:table-cell>
              <table:table-cell office:value-type="float" office:value="265.356">
                <text:p>265.356</text:p>
              </table:table-cell>
              <table:table-cell office:value-type="float" office:value="265.343">
                <text:p>265.3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5.715">
                <text:p>265.715</text:p>
              </table:table-cell>
              <table:table-cell office:value-type="float" office:value="265.278">
                <text:p>265.278</text:p>
              </table:table-cell>
              <table:table-cell office:value-type="float" office:value="264.941">
                <text:p>264.941</text:p>
              </table:table-cell>
              <table:table-cell office:value-type="float" office:value="264.767">
                <text:p>264.767</text:p>
              </table:table-cell>
              <table:table-cell office:value-type="float" office:value="264.753">
                <text:p>264.7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5.12">
                <text:p>265.12</text:p>
              </table:table-cell>
              <table:table-cell office:value-type="float" office:value="264.693">
                <text:p>264.693</text:p>
              </table:table-cell>
              <table:table-cell office:value-type="float" office:value="264.355">
                <text:p>264.355</text:p>
              </table:table-cell>
              <table:table-cell office:value-type="float" office:value="264.182">
                <text:p>264.182</text:p>
              </table:table-cell>
              <table:table-cell office:value-type="float" office:value="264.169">
                <text:p>264.1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4.535">
                <text:p>264.535</text:p>
              </table:table-cell>
              <table:table-cell office:value-type="float" office:value="264.11">
                <text:p>264.11</text:p>
              </table:table-cell>
              <table:table-cell office:value-type="float" office:value="263.77">
                <text:p>263.77</text:p>
              </table:table-cell>
              <table:table-cell office:value-type="float" office:value="263.597">
                <text:p>263.597</text:p>
              </table:table-cell>
              <table:table-cell office:value-type="float" office:value="263.583">
                <text:p>263.5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3.959">
                <text:p>263.959</text:p>
              </table:table-cell>
              <table:table-cell office:value-type="float" office:value="263.533">
                <text:p>263.533</text:p>
              </table:table-cell>
              <table:table-cell office:value-type="float" office:value="263.192">
                <text:p>263.192</text:p>
              </table:table-cell>
              <table:table-cell office:value-type="float" office:value="263.021">
                <text:p>263.021</text:p>
              </table:table-cell>
              <table:table-cell office:value-type="float" office:value="263.008">
                <text:p>263.0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3.385">
                <text:p>263.385</text:p>
              </table:table-cell>
              <table:table-cell office:value-type="float" office:value="262.959">
                <text:p>262.959</text:p>
              </table:table-cell>
              <table:table-cell office:value-type="float" office:value="262.619">
                <text:p>262.619</text:p>
              </table:table-cell>
              <table:table-cell office:value-type="float" office:value="262.448">
                <text:p>262.448</text:p>
              </table:table-cell>
              <table:table-cell office:value-type="float" office:value="262.434">
                <text:p>262.4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2.812">
                <text:p>262.812</text:p>
              </table:table-cell>
              <table:table-cell office:value-type="float" office:value="262.388">
                <text:p>262.388</text:p>
              </table:table-cell>
              <table:table-cell office:value-type="float" office:value="262.049">
                <text:p>262.049</text:p>
              </table:table-cell>
              <table:table-cell office:value-type="float" office:value="261.879">
                <text:p>261.879</text:p>
              </table:table-cell>
              <table:table-cell office:value-type="float" office:value="261.866">
                <text:p>261.8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2.245">
                <text:p>262.245</text:p>
              </table:table-cell>
              <table:table-cell office:value-type="float" office:value="261.823">
                <text:p>261.823</text:p>
              </table:table-cell>
              <table:table-cell office:value-type="float" office:value="261.485">
                <text:p>261.485</text:p>
              </table:table-cell>
              <table:table-cell office:value-type="float" office:value="261.315">
                <text:p>261.315</text:p>
              </table:table-cell>
              <table:table-cell office:value-type="float" office:value="261.302">
                <text:p>261.3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1.683">
                <text:p>261.683</text:p>
              </table:table-cell>
              <table:table-cell office:value-type="float" office:value="261.263">
                <text:p>261.263</text:p>
              </table:table-cell>
              <table:table-cell office:value-type="float" office:value="260.921">
                <text:p>260.921</text:p>
              </table:table-cell>
              <table:table-cell office:value-type="float" office:value="260.753">
                <text:p>260.753</text:p>
              </table:table-cell>
              <table:table-cell office:value-type="float" office:value="260.739">
                <text:p>260.7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1.124">
                <text:p>261.124</text:p>
              </table:table-cell>
              <table:table-cell office:value-type="float" office:value="260.703">
                <text:p>260.703</text:p>
              </table:table-cell>
              <table:table-cell office:value-type="float" office:value="260.362">
                <text:p>260.362</text:p>
              </table:table-cell>
              <table:table-cell office:value-type="float" office:value="260.196">
                <text:p>260.196</text:p>
              </table:table-cell>
              <table:table-cell office:value-type="float" office:value="260.183">
                <text:p>260.1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0.566">
                <text:p>260.566</text:p>
              </table:table-cell>
              <table:table-cell office:value-type="float" office:value="260.149">
                <text:p>260.149</text:p>
              </table:table-cell>
              <table:table-cell office:value-type="float" office:value="259.809">
                <text:p>259.809</text:p>
              </table:table-cell>
              <table:table-cell office:value-type="float" office:value="259.642">
                <text:p>259.642</text:p>
              </table:table-cell>
              <table:table-cell office:value-type="float" office:value="259.63">
                <text:p>259.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0.017">
                <text:p>260.017</text:p>
              </table:table-cell>
              <table:table-cell office:value-type="float" office:value="259.601">
                <text:p>259.601</text:p>
              </table:table-cell>
              <table:table-cell office:value-type="float" office:value="259.259">
                <text:p>259.259</text:p>
              </table:table-cell>
              <table:table-cell office:value-type="float" office:value="259.095">
                <text:p>259.095</text:p>
              </table:table-cell>
              <table:table-cell office:value-type="float" office:value="259.083">
                <text:p>259.0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.469">
                <text:p>259.469</text:p>
              </table:table-cell>
              <table:table-cell office:value-type="float" office:value="259.055">
                <text:p>259.055</text:p>
              </table:table-cell>
              <table:table-cell office:value-type="float" office:value="258.714">
                <text:p>258.714</text:p>
              </table:table-cell>
              <table:table-cell office:value-type="float" office:value="258.548">
                <text:p>258.548</text:p>
              </table:table-cell>
              <table:table-cell office:value-type="float" office:value="258.535">
                <text:p>258.5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8.924">
                <text:p>258.924</text:p>
              </table:table-cell>
              <table:table-cell office:value-type="float" office:value="258.516">
                <text:p>258.516</text:p>
              </table:table-cell>
              <table:table-cell office:value-type="float" office:value="258.173">
                <text:p>258.173</text:p>
              </table:table-cell>
              <table:table-cell office:value-type="float" office:value="258.004">
                <text:p>258.004</text:p>
              </table:table-cell>
              <table:table-cell office:value-type="float" office:value="257.992">
                <text:p>257.9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8.388">
                <text:p>258.388</text:p>
              </table:table-cell>
              <table:table-cell office:value-type="float" office:value="257.976">
                <text:p>257.976</text:p>
              </table:table-cell>
              <table:table-cell office:value-type="float" office:value="257.634">
                <text:p>257.634</text:p>
              </table:table-cell>
              <table:table-cell office:value-type="float" office:value="257.469">
                <text:p>257.469</text:p>
              </table:table-cell>
              <table:table-cell office:value-type="float" office:value="257.457">
                <text:p>257.4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7.852">
                <text:p>257.852</text:p>
              </table:table-cell>
              <table:table-cell office:value-type="float" office:value="257.44">
                <text:p>257.44</text:p>
              </table:table-cell>
              <table:table-cell office:value-type="float" office:value="257.103">
                <text:p>257.103</text:p>
              </table:table-cell>
              <table:table-cell office:value-type="float" office:value="256.939">
                <text:p>256.939</text:p>
              </table:table-cell>
              <table:table-cell office:value-type="float" office:value="256.927">
                <text:p>256.9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7.323">
                <text:p>257.323</text:p>
              </table:table-cell>
              <table:table-cell office:value-type="float" office:value="256.909">
                <text:p>256.909</text:p>
              </table:table-cell>
              <table:table-cell office:value-type="float" office:value="256.572">
                <text:p>256.572</text:p>
              </table:table-cell>
              <table:table-cell office:value-type="float" office:value="256.409">
                <text:p>256.409</text:p>
              </table:table-cell>
              <table:table-cell office:value-type="float" office:value="256.396">
                <text:p>256.3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6.79">
                <text:p>256.79</text:p>
              </table:table-cell>
              <table:table-cell office:value-type="float" office:value="256.383">
                <text:p>256.383</text:p>
              </table:table-cell>
              <table:table-cell office:value-type="float" office:value="256.046">
                <text:p>256.046</text:p>
              </table:table-cell>
              <table:table-cell office:value-type="float" office:value="255.883">
                <text:p>255.883</text:p>
              </table:table-cell>
              <table:table-cell office:value-type="float" office:value="255.871">
                <text:p>255.8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6.267">
                <text:p>256.267</text:p>
              </table:table-cell>
              <table:table-cell office:value-type="float" office:value="255.857">
                <text:p>255.857</text:p>
              </table:table-cell>
              <table:table-cell office:value-type="float" office:value="255.519">
                <text:p>255.519</text:p>
              </table:table-cell>
              <table:table-cell office:value-type="float" office:value="255.359">
                <text:p>255.359</text:p>
              </table:table-cell>
              <table:table-cell office:value-type="float" office:value="255.346">
                <text:p>255.3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5.745">
                <text:p>255.745</text:p>
              </table:table-cell>
              <table:table-cell office:value-type="float" office:value="255.34">
                <text:p>255.34</text:p>
              </table:table-cell>
              <table:table-cell office:value-type="float" office:value="255.001">
                <text:p>255.001</text:p>
              </table:table-cell>
              <table:table-cell office:value-type="float" office:value="254.84">
                <text:p>254.84</text:p>
              </table:table-cell>
              <table:table-cell office:value-type="float" office:value="254.828">
                <text:p>254.8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5.226">
                <text:p>255.226</text:p>
              </table:table-cell>
              <table:table-cell office:value-type="float" office:value="254.819">
                <text:p>254.819</text:p>
              </table:table-cell>
              <table:table-cell office:value-type="float" office:value="254.486">
                <text:p>254.486</text:p>
              </table:table-cell>
              <table:table-cell office:value-type="float" office:value="254.323">
                <text:p>254.323</text:p>
              </table:table-cell>
              <table:table-cell office:value-type="float" office:value="254.311">
                <text:p>254.3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4.715">
                <text:p>254.715</text:p>
              </table:table-cell>
              <table:table-cell office:value-type="float" office:value="254.311">
                <text:p>254.311</text:p>
              </table:table-cell>
              <table:table-cell office:value-type="float" office:value="253.975">
                <text:p>253.975</text:p>
              </table:table-cell>
              <table:table-cell office:value-type="float" office:value="253.813">
                <text:p>253.813</text:p>
              </table:table-cell>
              <table:table-cell office:value-type="float" office:value="253.802">
                <text:p>253.8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4.205">
                <text:p>254.205</text:p>
              </table:table-cell>
              <table:table-cell office:value-type="float" office:value="253.797">
                <text:p>253.797</text:p>
              </table:table-cell>
              <table:table-cell office:value-type="float" office:value="253.464">
                <text:p>253.464</text:p>
              </table:table-cell>
              <table:table-cell office:value-type="float" office:value="253.303">
                <text:p>253.303</text:p>
              </table:table-cell>
              <table:table-cell office:value-type="float" office:value="253.292">
                <text:p>253.2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3.698">
                <text:p>253.698</text:p>
              </table:table-cell>
              <table:table-cell office:value-type="float" office:value="253.294">
                <text:p>253.294</text:p>
              </table:table-cell>
              <table:table-cell office:value-type="float" office:value="252.96">
                <text:p>252.96</text:p>
              </table:table-cell>
              <table:table-cell office:value-type="float" office:value="252.804">
                <text:p>252.804</text:p>
              </table:table-cell>
              <table:table-cell office:value-type="float" office:value="252.793">
                <text:p>252.7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3.195">
                <text:p>253.195</text:p>
              </table:table-cell>
              <table:table-cell office:value-type="float" office:value="252.792">
                <text:p>252.792</text:p>
              </table:table-cell>
              <table:table-cell office:value-type="float" office:value="252.463">
                <text:p>252.463</text:p>
              </table:table-cell>
              <table:table-cell office:value-type="float" office:value="252.302">
                <text:p>252.302</text:p>
              </table:table-cell>
              <table:table-cell office:value-type="float" office:value="252.29">
                <text:p>252.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2.695">
                <text:p>252.695</text:p>
              </table:table-cell>
              <table:table-cell office:value-type="float" office:value="252.297">
                <text:p>252.297</text:p>
              </table:table-cell>
              <table:table-cell office:value-type="float" office:value="251.96">
                <text:p>251.96</text:p>
              </table:table-cell>
              <table:table-cell office:value-type="float" office:value="251.8">
                <text:p>251.8</text:p>
              </table:table-cell>
              <table:table-cell office:value-type="float" office:value="251.788">
                <text:p>251.7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2.196">
                <text:p>252.196</text:p>
              </table:table-cell>
              <table:table-cell office:value-type="float" office:value="251.797">
                <text:p>251.797</text:p>
              </table:table-cell>
              <table:table-cell office:value-type="float" office:value="251.461">
                <text:p>251.461</text:p>
              </table:table-cell>
              <table:table-cell office:value-type="float" office:value="251.304">
                <text:p>251.304</text:p>
              </table:table-cell>
              <table:table-cell office:value-type="float" office:value="251.293">
                <text:p>251.2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1.703">
                <text:p>251.703</text:p>
              </table:table-cell>
              <table:table-cell office:value-type="float" office:value="251.304">
                <text:p>251.304</text:p>
              </table:table-cell>
              <table:table-cell office:value-type="float" office:value="250.972">
                <text:p>250.972</text:p>
              </table:table-cell>
              <table:table-cell office:value-type="float" office:value="250.814">
                <text:p>250.814</text:p>
              </table:table-cell>
              <table:table-cell office:value-type="float" office:value="250.802">
                <text:p>250.8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1.213">
                <text:p>251.213</text:p>
              </table:table-cell>
              <table:table-cell office:value-type="float" office:value="250.812">
                <text:p>250.812</text:p>
              </table:table-cell>
              <table:table-cell office:value-type="float" office:value="250.484">
                <text:p>250.484</text:p>
              </table:table-cell>
              <table:table-cell office:value-type="float" office:value="250.324">
                <text:p>250.324</text:p>
              </table:table-cell>
              <table:table-cell office:value-type="float" office:value="250.312">
                <text:p>250.3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0.727">
                <text:p>250.727</text:p>
              </table:table-cell>
              <table:table-cell office:value-type="float" office:value="250.328">
                <text:p>250.328</text:p>
              </table:table-cell>
              <table:table-cell office:value-type="float" office:value="249.997">
                <text:p>249.997</text:p>
              </table:table-cell>
              <table:table-cell office:value-type="float" office:value="249.838">
                <text:p>249.838</text:p>
              </table:table-cell>
              <table:table-cell office:value-type="float" office:value="249.827">
                <text:p>249.8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0.244">
                <text:p>250.244</text:p>
              </table:table-cell>
              <table:table-cell office:value-type="float" office:value="249.844">
                <text:p>249.844</text:p>
              </table:table-cell>
              <table:table-cell office:value-type="float" office:value="249.514">
                <text:p>249.514</text:p>
              </table:table-cell>
              <table:table-cell office:value-type="float" office:value="249.357">
                <text:p>249.357</text:p>
              </table:table-cell>
              <table:table-cell office:value-type="float" office:value="249.345">
                <text:p>249.3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9.76">
                <text:p>249.76</text:p>
              </table:table-cell>
              <table:table-cell office:value-type="float" office:value="249.364">
                <text:p>249.364</text:p>
              </table:table-cell>
              <table:table-cell office:value-type="float" office:value="249.035">
                <text:p>249.035</text:p>
              </table:table-cell>
              <table:table-cell office:value-type="float" office:value="248.877">
                <text:p>248.877</text:p>
              </table:table-cell>
              <table:table-cell office:value-type="float" office:value="248.865">
                <text:p>248.8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9.283">
                <text:p>249.283</text:p>
              </table:table-cell>
              <table:table-cell office:value-type="float" office:value="248.885">
                <text:p>248.885</text:p>
              </table:table-cell>
              <table:table-cell office:value-type="float" office:value="248.557">
                <text:p>248.557</text:p>
              </table:table-cell>
              <table:table-cell office:value-type="float" office:value="248.401">
                <text:p>248.401</text:p>
              </table:table-cell>
              <table:table-cell office:value-type="float" office:value="248.39">
                <text:p>248.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8.806">
                <text:p>248.806</text:p>
              </table:table-cell>
              <table:table-cell office:value-type="float" office:value="248.414">
                <text:p>248.414</text:p>
              </table:table-cell>
              <table:table-cell office:value-type="float" office:value="248.084">
                <text:p>248.084</text:p>
              </table:table-cell>
              <table:table-cell office:value-type="float" office:value="247.926">
                <text:p>247.926</text:p>
              </table:table-cell>
              <table:table-cell office:value-type="float" office:value="247.914">
                <text:p>247.9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8.334">
                <text:p>248.334</text:p>
              </table:table-cell>
              <table:table-cell office:value-type="float" office:value="247.945">
                <text:p>247.945</text:p>
              </table:table-cell>
              <table:table-cell office:value-type="float" office:value="247.614">
                <text:p>247.614</text:p>
              </table:table-cell>
              <table:table-cell office:value-type="float" office:value="247.458">
                <text:p>247.458</text:p>
              </table:table-cell>
              <table:table-cell office:value-type="float" office:value="247.447">
                <text:p>247.4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7.87">
                <text:p>247.87</text:p>
              </table:table-cell>
              <table:table-cell office:value-type="float" office:value="247.475">
                <text:p>247.475</text:p>
              </table:table-cell>
              <table:table-cell office:value-type="float" office:value="247.145">
                <text:p>247.145</text:p>
              </table:table-cell>
              <table:table-cell office:value-type="float" office:value="246.989">
                <text:p>246.989</text:p>
              </table:table-cell>
              <table:table-cell office:value-type="float" office:value="246.978">
                <text:p>246.9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7.402">
                <text:p>247.402</text:p>
              </table:table-cell>
              <table:table-cell office:value-type="float" office:value="247.009">
                <text:p>247.009</text:p>
              </table:table-cell>
              <table:table-cell office:value-type="float" office:value="246.682">
                <text:p>246.682</text:p>
              </table:table-cell>
              <table:table-cell office:value-type="float" office:value="246.526">
                <text:p>246.526</text:p>
              </table:table-cell>
              <table:table-cell office:value-type="float" office:value="246.515">
                <text:p>246.5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6.941">
                <text:p>246.941</text:p>
              </table:table-cell>
              <table:table-cell office:value-type="float" office:value="246.548">
                <text:p>246.548</text:p>
              </table:table-cell>
              <table:table-cell office:value-type="float" office:value="246.218">
                <text:p>246.218</text:p>
              </table:table-cell>
              <table:table-cell office:value-type="float" office:value="246.063">
                <text:p>246.063</text:p>
              </table:table-cell>
              <table:table-cell office:value-type="float" office:value="246.052">
                <text:p>246.0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6.48">
                <text:p>246.48</text:p>
              </table:table-cell>
              <table:table-cell office:value-type="float" office:value="246.088">
                <text:p>246.088</text:p>
              </table:table-cell>
              <table:table-cell office:value-type="float" office:value="245.759">
                <text:p>245.759</text:p>
              </table:table-cell>
              <table:table-cell office:value-type="float" office:value="245.604">
                <text:p>245.604</text:p>
              </table:table-cell>
              <table:table-cell office:value-type="float" office:value="245.593">
                <text:p>245.5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6.021">
                <text:p>246.021</text:p>
              </table:table-cell>
              <table:table-cell office:value-type="float" office:value="245.63">
                <text:p>245.63</text:p>
              </table:table-cell>
              <table:table-cell office:value-type="float" office:value="245.306">
                <text:p>245.306</text:p>
              </table:table-cell>
              <table:table-cell office:value-type="float" office:value="245.149">
                <text:p>245.149</text:p>
              </table:table-cell>
              <table:table-cell office:value-type="float" office:value="245.138">
                <text:p>245.1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5.568">
                <text:p>245.568</text:p>
              </table:table-cell>
              <table:table-cell office:value-type="float" office:value="245.178">
                <text:p>245.178</text:p>
              </table:table-cell>
              <table:table-cell office:value-type="float" office:value="244.854">
                <text:p>244.854</text:p>
              </table:table-cell>
              <table:table-cell office:value-type="float" office:value="244.697">
                <text:p>244.697</text:p>
              </table:table-cell>
              <table:table-cell office:value-type="float" office:value="244.685">
                <text:p>244.6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5.117">
                <text:p>245.117</text:p>
              </table:table-cell>
              <table:table-cell office:value-type="float" office:value="244.728">
                <text:p>244.728</text:p>
              </table:table-cell>
              <table:table-cell office:value-type="float" office:value="244.402">
                <text:p>244.402</text:p>
              </table:table-cell>
              <table:table-cell office:value-type="float" office:value="244.246">
                <text:p>244.246</text:p>
              </table:table-cell>
              <table:table-cell office:value-type="float" office:value="244.236">
                <text:p>244.2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4.667">
                <text:p>244.667</text:p>
              </table:table-cell>
              <table:table-cell office:value-type="float" office:value="244.277">
                <text:p>244.277</text:p>
              </table:table-cell>
              <table:table-cell office:value-type="float" office:value="243.955">
                <text:p>243.955</text:p>
              </table:table-cell>
              <table:table-cell office:value-type="float" office:value="243.798">
                <text:p>243.798</text:p>
              </table:table-cell>
              <table:table-cell office:value-type="float" office:value="243.787">
                <text:p>243.78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4.221">
                <text:p>244.221</text:p>
              </table:table-cell>
              <table:table-cell office:value-type="float" office:value="243.835">
                <text:p>243.835</text:p>
              </table:table-cell>
              <table:table-cell office:value-type="float" office:value="243.509">
                <text:p>243.509</text:p>
              </table:table-cell>
              <table:table-cell office:value-type="float" office:value="243.355">
                <text:p>243.355</text:p>
              </table:table-cell>
              <table:table-cell office:value-type="float" office:value="243.344">
                <text:p>243.3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3.777">
                <text:p>243.777</text:p>
              </table:table-cell>
              <table:table-cell office:value-type="float" office:value="243.39">
                <text:p>243.39</text:p>
              </table:table-cell>
              <table:table-cell office:value-type="float" office:value="243.068">
                <text:p>243.068</text:p>
              </table:table-cell>
              <table:table-cell office:value-type="float" office:value="242.914">
                <text:p>242.914</text:p>
              </table:table-cell>
              <table:table-cell office:value-type="float" office:value="242.904">
                <text:p>242.9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3.335">
                <text:p>243.335</text:p>
              </table:table-cell>
              <table:table-cell office:value-type="float" office:value="242.951">
                <text:p>242.951</text:p>
              </table:table-cell>
              <table:table-cell office:value-type="float" office:value="242.631">
                <text:p>242.631</text:p>
              </table:table-cell>
              <table:table-cell office:value-type="float" office:value="242.475">
                <text:p>242.475</text:p>
              </table:table-cell>
              <table:table-cell office:value-type="float" office:value="242.464">
                <text:p>242.4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2.897">
                <text:p>242.897</text:p>
              </table:table-cell>
              <table:table-cell office:value-type="float" office:value="242.511">
                <text:p>242.511</text:p>
              </table:table-cell>
              <table:table-cell office:value-type="float" office:value="242.192">
                <text:p>242.192</text:p>
              </table:table-cell>
              <table:table-cell office:value-type="float" office:value="242.038">
                <text:p>242.038</text:p>
              </table:table-cell>
              <table:table-cell office:value-type="float" office:value="242.027">
                <text:p>242.0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2.461">
                <text:p>242.461</text:p>
              </table:table-cell>
              <table:table-cell office:value-type="float" office:value="242.079">
                <text:p>242.079</text:p>
              </table:table-cell>
              <table:table-cell office:value-type="float" office:value="241.76">
                <text:p>241.76</text:p>
              </table:table-cell>
              <table:table-cell office:value-type="float" office:value="241.603">
                <text:p>241.603</text:p>
              </table:table-cell>
              <table:table-cell office:value-type="float" office:value="241.593">
                <text:p>241.5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2.028">
                <text:p>242.028</text:p>
              </table:table-cell>
              <table:table-cell office:value-type="float" office:value="241.646">
                <text:p>241.646</text:p>
              </table:table-cell>
              <table:table-cell office:value-type="float" office:value="241.325">
                <text:p>241.325</text:p>
              </table:table-cell>
              <table:table-cell office:value-type="float" office:value="241.171">
                <text:p>241.171</text:p>
              </table:table-cell>
              <table:table-cell office:value-type="float" office:value="241.16">
                <text:p>241.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1.593">
                <text:p>241.593</text:p>
              </table:table-cell>
              <table:table-cell office:value-type="float" office:value="241.216">
                <text:p>241.216</text:p>
              </table:table-cell>
              <table:table-cell office:value-type="float" office:value="240.893">
                <text:p>240.893</text:p>
              </table:table-cell>
              <table:table-cell office:value-type="float" office:value="240.74">
                <text:p>240.74</text:p>
              </table:table-cell>
              <table:table-cell office:value-type="float" office:value="240.73">
                <text:p>240.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1.169">
                <text:p>241.169</text:p>
              </table:table-cell>
              <table:table-cell office:value-type="float" office:value="240.785">
                <text:p>240.785</text:p>
              </table:table-cell>
              <table:table-cell office:value-type="float" office:value="240.469">
                <text:p>240.469</text:p>
              </table:table-cell>
              <table:table-cell office:value-type="float" office:value="240.316">
                <text:p>240.316</text:p>
              </table:table-cell>
              <table:table-cell office:value-type="float" office:value="240.306">
                <text:p>240.3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0.742">
                <text:p>240.742</text:p>
              </table:table-cell>
              <table:table-cell office:value-type="float" office:value="240.36">
                <text:p>240.36</text:p>
              </table:table-cell>
              <table:table-cell office:value-type="float" office:value="240.044">
                <text:p>240.044</text:p>
              </table:table-cell>
              <table:table-cell office:value-type="float" office:value="239.891">
                <text:p>239.891</text:p>
              </table:table-cell>
              <table:table-cell office:value-type="float" office:value="239.882">
                <text:p>239.8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0.321">
                <text:p>240.321</text:p>
              </table:table-cell>
              <table:table-cell office:value-type="float" office:value="239.937">
                <text:p>239.937</text:p>
              </table:table-cell>
              <table:table-cell office:value-type="float" office:value="239.621">
                <text:p>239.621</text:p>
              </table:table-cell>
              <table:table-cell office:value-type="float" office:value="239.468">
                <text:p>239.468</text:p>
              </table:table-cell>
              <table:table-cell office:value-type="float" office:value="239.457">
                <text:p>239.4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9.897">
                <text:p>239.897</text:p>
              </table:table-cell>
              <table:table-cell office:value-type="float" office:value="239.518">
                <text:p>239.518</text:p>
              </table:table-cell>
              <table:table-cell office:value-type="float" office:value="239.202">
                <text:p>239.202</text:p>
              </table:table-cell>
              <table:table-cell office:value-type="float" office:value="239.048">
                <text:p>239.048</text:p>
              </table:table-cell>
              <table:table-cell office:value-type="float" office:value="239.039">
                <text:p>239.03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9.477">
                <text:p>239.477</text:p>
              </table:table-cell>
              <table:table-cell office:value-type="float" office:value="239.097">
                <text:p>239.097</text:p>
              </table:table-cell>
              <table:table-cell office:value-type="float" office:value="238.786">
                <text:p>238.786</text:p>
              </table:table-cell>
              <table:table-cell office:value-type="float" office:value="238.632">
                <text:p>238.632</text:p>
              </table:table-cell>
              <table:table-cell office:value-type="float" office:value="238.621">
                <text:p>238.6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39.064">
                <text:p>239.064</text:p>
              </table:table-cell>
              <table:table-cell office:value-type="float" office:value="238.682">
                <text:p>238.682</text:p>
              </table:table-cell>
              <table:table-cell office:value-type="float" office:value="238.37">
                <text:p>238.37</text:p>
              </table:table-cell>
              <table:table-cell office:value-type="float" office:value="238.218">
                <text:p>238.218</text:p>
              </table:table-cell>
              <table:table-cell office:value-type="float" office:value="238.208">
                <text:p>238.2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38.649">
                <text:p>238.649</text:p>
              </table:table-cell>
              <table:table-cell office:value-type="float" office:value="238.272">
                <text:p>238.272</text:p>
              </table:table-cell>
              <table:table-cell office:value-type="float" office:value="237.957">
                <text:p>237.957</text:p>
              </table:table-cell>
              <table:table-cell office:value-type="float" office:value="237.803">
                <text:p>237.803</text:p>
              </table:table-cell>
              <table:table-cell office:value-type="float" office:value="237.793">
                <text:p>237.7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38.24">
                <text:p>238.24</text:p>
              </table:table-cell>
              <table:table-cell office:value-type="float" office:value="237.863">
                <text:p>237.863</text:p>
              </table:table-cell>
              <table:table-cell office:value-type="float" office:value="237.546">
                <text:p>237.546</text:p>
              </table:table-cell>
              <table:table-cell office:value-type="float" office:value="237.396">
                <text:p>237.396</text:p>
              </table:table-cell>
              <table:table-cell office:value-type="float" office:value="237.386">
                <text:p>237.3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37.829">
                <text:p>237.829</text:p>
              </table:table-cell>
              <table:table-cell office:value-type="float" office:value="237.456">
                <text:p>237.456</text:p>
              </table:table-cell>
              <table:table-cell office:value-type="float" office:value="237.139">
                <text:p>237.139</text:p>
              </table:table-cell>
              <table:table-cell office:value-type="float" office:value="236.992">
                <text:p>236.992</text:p>
              </table:table-cell>
              <table:table-cell office:value-type="float" office:value="236.982">
                <text:p>236.9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37.424">
                <text:p>237.424</text:p>
              </table:table-cell>
              <table:table-cell office:value-type="float" office:value="237.05">
                <text:p>237.05</text:p>
              </table:table-cell>
              <table:table-cell office:value-type="float" office:value="236.734">
                <text:p>236.734</text:p>
              </table:table-cell>
              <table:table-cell office:value-type="float" office:value="236.587">
                <text:p>236.587</text:p>
              </table:table-cell>
              <table:table-cell office:value-type="float" office:value="236.576">
                <text:p>236.5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7.021">
                <text:p>237.021</text:p>
              </table:table-cell>
              <table:table-cell office:value-type="float" office:value="236.647">
                <text:p>236.647</text:p>
              </table:table-cell>
              <table:table-cell office:value-type="float" office:value="236.329">
                <text:p>236.329</text:p>
              </table:table-cell>
              <table:table-cell office:value-type="float" office:value="236.18">
                <text:p>236.18</text:p>
              </table:table-cell>
              <table:table-cell office:value-type="float" office:value="236.171">
                <text:p>236.1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36.617">
                <text:p>236.617</text:p>
              </table:table-cell>
              <table:table-cell office:value-type="float" office:value="236.244">
                <text:p>236.244</text:p>
              </table:table-cell>
              <table:table-cell office:value-type="float" office:value="235.927">
                <text:p>235.927</text:p>
              </table:table-cell>
              <table:table-cell office:value-type="float" office:value="235.78">
                <text:p>235.78</text:p>
              </table:table-cell>
              <table:table-cell office:value-type="float" office:value="235.77">
                <text:p>235.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36.216">
                <text:p>236.216</text:p>
              </table:table-cell>
              <table:table-cell office:value-type="float" office:value="235.845">
                <text:p>235.845</text:p>
              </table:table-cell>
              <table:table-cell office:value-type="float" office:value="235.529">
                <text:p>235.529</text:p>
              </table:table-cell>
              <table:table-cell office:value-type="float" office:value="235.383">
                <text:p>235.383</text:p>
              </table:table-cell>
              <table:table-cell office:value-type="float" office:value="235.373">
                <text:p>235.37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5.818">
                <text:p>235.818</text:p>
              </table:table-cell>
              <table:table-cell office:value-type="float" office:value="235.445">
                <text:p>235.445</text:p>
              </table:table-cell>
              <table:table-cell office:value-type="float" office:value="235.131">
                <text:p>235.131</text:p>
              </table:table-cell>
              <table:table-cell office:value-type="float" office:value="234.986">
                <text:p>234.986</text:p>
              </table:table-cell>
              <table:table-cell office:value-type="float" office:value="234.976">
                <text:p>234.9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35.423">
                <text:p>235.423</text:p>
              </table:table-cell>
              <table:table-cell office:value-type="float" office:value="235.051">
                <text:p>235.051</text:p>
              </table:table-cell>
              <table:table-cell office:value-type="float" office:value="234.733">
                <text:p>234.733</text:p>
              </table:table-cell>
              <table:table-cell office:value-type="float" office:value="234.59">
                <text:p>234.59</text:p>
              </table:table-cell>
              <table:table-cell office:value-type="float" office:value="234.579">
                <text:p>234.5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35.028">
                <text:p>235.028</text:p>
              </table:table-cell>
              <table:table-cell office:value-type="float" office:value="234.66">
                <text:p>234.66</text:p>
              </table:table-cell>
              <table:table-cell office:value-type="float" office:value="234.34">
                <text:p>234.34</text:p>
              </table:table-cell>
              <table:table-cell office:value-type="float" office:value="234.198">
                <text:p>234.198</text:p>
              </table:table-cell>
              <table:table-cell office:value-type="float" office:value="234.187">
                <text:p>234.1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34.638">
                <text:p>234.638</text:p>
              </table:table-cell>
              <table:table-cell office:value-type="float" office:value="234.267">
                <text:p>234.267</text:p>
              </table:table-cell>
              <table:table-cell office:value-type="float" office:value="233.949">
                <text:p>233.949</text:p>
              </table:table-cell>
              <table:table-cell office:value-type="float" office:value="233.808">
                <text:p>233.808</text:p>
              </table:table-cell>
              <table:table-cell office:value-type="float" office:value="233.798">
                <text:p>233.7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34.244">
                <text:p>234.244</text:p>
              </table:table-cell>
              <table:table-cell office:value-type="float" office:value="233.879">
                <text:p>233.879</text:p>
              </table:table-cell>
              <table:table-cell office:value-type="float" office:value="233.559">
                <text:p>233.559</text:p>
              </table:table-cell>
              <table:table-cell office:value-type="float" office:value="233.42">
                <text:p>233.42</text:p>
              </table:table-cell>
              <table:table-cell office:value-type="float" office:value="233.41">
                <text:p>233.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33.856">
                <text:p>233.856</text:p>
              </table:table-cell>
              <table:table-cell office:value-type="float" office:value="233.488">
                <text:p>233.488</text:p>
              </table:table-cell>
              <table:table-cell office:value-type="float" office:value="233.172">
                <text:p>233.172</text:p>
              </table:table-cell>
              <table:table-cell office:value-type="float" office:value="233.032">
                <text:p>233.032</text:p>
              </table:table-cell>
              <table:table-cell office:value-type="float" office:value="233.022">
                <text:p>233.0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33.468">
                <text:p>233.468</text:p>
              </table:table-cell>
              <table:table-cell office:value-type="float" office:value="233.105">
                <text:p>233.105</text:p>
              </table:table-cell>
              <table:table-cell office:value-type="float" office:value="232.785">
                <text:p>232.785</text:p>
              </table:table-cell>
              <table:table-cell office:value-type="float" office:value="232.647">
                <text:p>232.647</text:p>
              </table:table-cell>
              <table:table-cell office:value-type="float" office:value="232.638">
                <text:p>232.6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3.088">
                <text:p>233.088</text:p>
              </table:table-cell>
              <table:table-cell office:value-type="float" office:value="232.722">
                <text:p>232.722</text:p>
              </table:table-cell>
              <table:table-cell office:value-type="float" office:value="232.403">
                <text:p>232.403</text:p>
              </table:table-cell>
              <table:table-cell office:value-type="float" office:value="232.263">
                <text:p>232.263</text:p>
              </table:table-cell>
              <table:table-cell office:value-type="float" office:value="232.253">
                <text:p>232.2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2.705">
                <text:p>232.705</text:p>
              </table:table-cell>
              <table:table-cell office:value-type="float" office:value="232.34">
                <text:p>232.34</text:p>
              </table:table-cell>
              <table:table-cell office:value-type="float" office:value="232.021">
                <text:p>232.021</text:p>
              </table:table-cell>
              <table:table-cell office:value-type="float" office:value="231.884">
                <text:p>231.884</text:p>
              </table:table-cell>
              <table:table-cell office:value-type="float" office:value="231.875">
                <text:p>231.8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2.327">
                <text:p>232.327</text:p>
              </table:table-cell>
              <table:table-cell office:value-type="float" office:value="231.959">
                <text:p>231.959</text:p>
              </table:table-cell>
              <table:table-cell office:value-type="float" office:value="231.643">
                <text:p>231.643</text:p>
              </table:table-cell>
              <table:table-cell office:value-type="float" office:value="231.507">
                <text:p>231.507</text:p>
              </table:table-cell>
              <table:table-cell office:value-type="float" office:value="231.497">
                <text:p>231.4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1.947">
                <text:p>231.947</text:p>
              </table:table-cell>
              <table:table-cell office:value-type="float" office:value="231.582">
                <text:p>231.582</text:p>
              </table:table-cell>
              <table:table-cell office:value-type="float" office:value="231.265">
                <text:p>231.265</text:p>
              </table:table-cell>
              <table:table-cell office:value-type="float" office:value="231.131">
                <text:p>231.131</text:p>
              </table:table-cell>
              <table:table-cell office:value-type="float" office:value="231.122">
                <text:p>231.1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1.575">
                <text:p>231.575</text:p>
              </table:table-cell>
              <table:table-cell office:value-type="float" office:value="231.209">
                <text:p>231.209</text:p>
              </table:table-cell>
              <table:table-cell office:value-type="float" office:value="230.892">
                <text:p>230.892</text:p>
              </table:table-cell>
              <table:table-cell office:value-type="float" office:value="230.758">
                <text:p>230.758</text:p>
              </table:table-cell>
              <table:table-cell office:value-type="float" office:value="230.749">
                <text:p>230.7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1.202">
                <text:p>231.202</text:p>
              </table:table-cell>
              <table:table-cell office:value-type="float" office:value="230.837">
                <text:p>230.837</text:p>
              </table:table-cell>
              <table:table-cell office:value-type="float" office:value="230.521">
                <text:p>230.521</text:p>
              </table:table-cell>
              <table:table-cell office:value-type="float" office:value="230.385">
                <text:p>230.385</text:p>
              </table:table-cell>
              <table:table-cell office:value-type="float" office:value="230.375">
                <text:p>230.3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30.829">
                <text:p>230.829</text:p>
              </table:table-cell>
              <table:table-cell office:value-type="float" office:value="230.467">
                <text:p>230.467</text:p>
              </table:table-cell>
              <table:table-cell office:value-type="float" office:value="230.148">
                <text:p>230.148</text:p>
              </table:table-cell>
              <table:table-cell office:value-type="float" office:value="230.014">
                <text:p>230.014</text:p>
              </table:table-cell>
              <table:table-cell office:value-type="float" office:value="230.004">
                <text:p>230.0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0.458">
                <text:p>230.458</text:p>
              </table:table-cell>
              <table:table-cell office:value-type="float" office:value="230.097">
                <text:p>230.097</text:p>
              </table:table-cell>
              <table:table-cell office:value-type="float" office:value="229.778">
                <text:p>229.778</text:p>
              </table:table-cell>
              <table:table-cell office:value-type="float" office:value="229.646">
                <text:p>229.646</text:p>
              </table:table-cell>
              <table:table-cell office:value-type="float" office:value="229.637">
                <text:p>229.63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30.089">
                <text:p>230.089</text:p>
              </table:table-cell>
              <table:table-cell office:value-type="float" office:value="229.73">
                <text:p>229.73</text:p>
              </table:table-cell>
              <table:table-cell office:value-type="float" office:value="229.412">
                <text:p>229.412</text:p>
              </table:table-cell>
              <table:table-cell office:value-type="float" office:value="229.279">
                <text:p>229.279</text:p>
              </table:table-cell>
              <table:table-cell office:value-type="float" office:value="229.27">
                <text:p>229.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9.723">
                <text:p>229.723</text:p>
              </table:table-cell>
              <table:table-cell office:value-type="float" office:value="229.363">
                <text:p>229.363</text:p>
              </table:table-cell>
              <table:table-cell office:value-type="float" office:value="229.049">
                <text:p>229.049</text:p>
              </table:table-cell>
              <table:table-cell office:value-type="float" office:value="228.916">
                <text:p>228.916</text:p>
              </table:table-cell>
              <table:table-cell office:value-type="float" office:value="228.907">
                <text:p>228.9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9.359">
                <text:p>229.359</text:p>
              </table:table-cell>
              <table:table-cell office:value-type="float" office:value="228.999">
                <text:p>228.999</text:p>
              </table:table-cell>
              <table:table-cell office:value-type="float" office:value="228.682">
                <text:p>228.682</text:p>
              </table:table-cell>
              <table:table-cell office:value-type="float" office:value="228.55">
                <text:p>228.55</text:p>
              </table:table-cell>
              <table:table-cell office:value-type="float" office:value="228.541">
                <text:p>228.5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28.997">
                <text:p>228.997</text:p>
              </table:table-cell>
              <table:table-cell office:value-type="float" office:value="228.638">
                <text:p>228.638</text:p>
              </table:table-cell>
              <table:table-cell office:value-type="float" office:value="228.32">
                <text:p>228.32</text:p>
              </table:table-cell>
              <table:table-cell office:value-type="float" office:value="228.19">
                <text:p>228.19</text:p>
              </table:table-cell>
              <table:table-cell office:value-type="float" office:value="228.181">
                <text:p>228.1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8.637">
                <text:p>228.637</text:p>
              </table:table-cell>
              <table:table-cell office:value-type="float" office:value="228.278">
                <text:p>228.278</text:p>
              </table:table-cell>
              <table:table-cell office:value-type="float" office:value="227.958">
                <text:p>227.958</text:p>
              </table:table-cell>
              <table:table-cell office:value-type="float" office:value="227.83">
                <text:p>227.83</text:p>
              </table:table-cell>
              <table:table-cell office:value-type="float" office:value="227.821">
                <text:p>227.8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28.278">
                <text:p>228.278</text:p>
              </table:table-cell>
              <table:table-cell office:value-type="float" office:value="227.919">
                <text:p>227.919</text:p>
              </table:table-cell>
              <table:table-cell office:value-type="float" office:value="227.601">
                <text:p>227.601</text:p>
              </table:table-cell>
              <table:table-cell office:value-type="float" office:value="227.472">
                <text:p>227.472</text:p>
              </table:table-cell>
              <table:table-cell office:value-type="float" office:value="227.463">
                <text:p>227.4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27.922">
                <text:p>227.922</text:p>
              </table:table-cell>
              <table:table-cell office:value-type="float" office:value="227.559">
                <text:p>227.559</text:p>
              </table:table-cell>
              <table:table-cell office:value-type="float" office:value="227.246">
                <text:p>227.246</text:p>
              </table:table-cell>
              <table:table-cell office:value-type="float" office:value="227.117">
                <text:p>227.117</text:p>
              </table:table-cell>
              <table:table-cell office:value-type="float" office:value="227.108">
                <text:p>227.1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27.562">
                <text:p>227.562</text:p>
              </table:table-cell>
              <table:table-cell office:value-type="float" office:value="227.208">
                <text:p>227.208</text:p>
              </table:table-cell>
              <table:table-cell office:value-type="float" office:value="226.891">
                <text:p>226.891</text:p>
              </table:table-cell>
              <table:table-cell office:value-type="float" office:value="226.765">
                <text:p>226.765</text:p>
              </table:table-cell>
              <table:table-cell office:value-type="float" office:value="226.756">
                <text:p>226.7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7.209">
                <text:p>227.209</text:p>
              </table:table-cell>
              <table:table-cell office:value-type="float" office:value="226.853">
                <text:p>226.853</text:p>
              </table:table-cell>
              <table:table-cell office:value-type="float" office:value="226.539">
                <text:p>226.539</text:p>
              </table:table-cell>
              <table:table-cell office:value-type="float" office:value="226.411">
                <text:p>226.411</text:p>
              </table:table-cell>
              <table:table-cell office:value-type="float" office:value="226.402">
                <text:p>226.4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6.855">
                <text:p>226.855</text:p>
              </table:table-cell>
              <table:table-cell office:value-type="float" office:value="226.503">
                <text:p>226.503</text:p>
              </table:table-cell>
              <table:table-cell office:value-type="float" office:value="226.189">
                <text:p>226.189</text:p>
              </table:table-cell>
              <table:table-cell office:value-type="float" office:value="226.059">
                <text:p>226.059</text:p>
              </table:table-cell>
              <table:table-cell office:value-type="float" office:value="226.05">
                <text:p>226.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6.504">
                <text:p>226.504</text:p>
              </table:table-cell>
              <table:table-cell office:value-type="float" office:value="226.153">
                <text:p>226.153</text:p>
              </table:table-cell>
              <table:table-cell office:value-type="float" office:value="225.834">
                <text:p>225.834</text:p>
              </table:table-cell>
              <table:table-cell office:value-type="float" office:value="225.706">
                <text:p>225.706</text:p>
              </table:table-cell>
              <table:table-cell office:value-type="float" office:value="225.697">
                <text:p>225.6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6.16">
                <text:p>226.16</text:p>
              </table:table-cell>
              <table:table-cell office:value-type="float" office:value="225.803">
                <text:p>225.803</text:p>
              </table:table-cell>
              <table:table-cell office:value-type="float" office:value="225.484">
                <text:p>225.484</text:p>
              </table:table-cell>
              <table:table-cell office:value-type="float" office:value="225.358">
                <text:p>225.358</text:p>
              </table:table-cell>
              <table:table-cell office:value-type="float" office:value="225.349">
                <text:p>225.3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5.81">
                <text:p>225.81</text:p>
              </table:table-cell>
              <table:table-cell office:value-type="float" office:value="225.455">
                <text:p>225.455</text:p>
              </table:table-cell>
              <table:table-cell office:value-type="float" office:value="225.136">
                <text:p>225.136</text:p>
              </table:table-cell>
              <table:table-cell office:value-type="float" office:value="225.012">
                <text:p>225.012</text:p>
              </table:table-cell>
              <table:table-cell office:value-type="float" office:value="225.003">
                <text:p>225.0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25.465">
                <text:p>225.465</text:p>
              </table:table-cell>
              <table:table-cell office:value-type="float" office:value="225.111">
                <text:p>225.111</text:p>
              </table:table-cell>
              <table:table-cell office:value-type="float" office:value="224.792">
                <text:p>224.792</text:p>
              </table:table-cell>
              <table:table-cell office:value-type="float" office:value="224.669">
                <text:p>224.669</text:p>
              </table:table-cell>
              <table:table-cell office:value-type="float" office:value="224.66">
                <text:p>224.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5.121">
                <text:p>225.121</text:p>
              </table:table-cell>
              <table:table-cell office:value-type="float" office:value="224.767">
                <text:p>224.767</text:p>
              </table:table-cell>
              <table:table-cell office:value-type="float" office:value="224.45">
                <text:p>224.45</text:p>
              </table:table-cell>
              <table:table-cell office:value-type="float" office:value="224.326">
                <text:p>224.326</text:p>
              </table:table-cell>
              <table:table-cell office:value-type="float" office:value="224.317">
                <text:p>224.3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24.78">
                <text:p>224.78</text:p>
              </table:table-cell>
              <table:table-cell office:value-type="float" office:value="224.425">
                <text:p>224.425</text:p>
              </table:table-cell>
              <table:table-cell office:value-type="float" office:value="224.109">
                <text:p>224.109</text:p>
              </table:table-cell>
              <table:table-cell office:value-type="float" office:value="223.983">
                <text:p>223.983</text:p>
              </table:table-cell>
              <table:table-cell office:value-type="float" office:value="223.975">
                <text:p>223.9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24.437">
                <text:p>224.437</text:p>
              </table:table-cell>
              <table:table-cell office:value-type="float" office:value="224.085">
                <text:p>224.085</text:p>
              </table:table-cell>
              <table:table-cell office:value-type="float" office:value="223.767">
                <text:p>223.767</text:p>
              </table:table-cell>
              <table:table-cell office:value-type="float" office:value="223.645">
                <text:p>223.645</text:p>
              </table:table-cell>
              <table:table-cell office:value-type="float" office:value="223.637">
                <text:p>223.63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24.098">
                <text:p>224.098</text:p>
              </table:table-cell>
              <table:table-cell office:value-type="float" office:value="223.746">
                <text:p>223.746</text:p>
              </table:table-cell>
              <table:table-cell office:value-type="float" office:value="223.43">
                <text:p>223.43</text:p>
              </table:table-cell>
              <table:table-cell office:value-type="float" office:value="223.308">
                <text:p>223.308</text:p>
              </table:table-cell>
              <table:table-cell office:value-type="float" office:value="223.3">
                <text:p>223.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3.759">
                <text:p>223.759</text:p>
              </table:table-cell>
              <table:table-cell office:value-type="float" office:value="223.411">
                <text:p>223.411</text:p>
              </table:table-cell>
              <table:table-cell office:value-type="float" office:value="223.096">
                <text:p>223.096</text:p>
              </table:table-cell>
              <table:table-cell office:value-type="float" office:value="222.975">
                <text:p>222.975</text:p>
              </table:table-cell>
              <table:table-cell office:value-type="float" office:value="222.966">
                <text:p>222.9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23.425">
                <text:p>223.425</text:p>
              </table:table-cell>
              <table:table-cell office:value-type="float" office:value="223.076">
                <text:p>223.076</text:p>
              </table:table-cell>
              <table:table-cell office:value-type="float" office:value="222.764">
                <text:p>222.764</text:p>
              </table:table-cell>
              <table:table-cell office:value-type="float" office:value="222.641">
                <text:p>222.641</text:p>
              </table:table-cell>
              <table:table-cell office:value-type="float" office:value="222.632">
                <text:p>222.6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3.09">
                <text:p>223.09</text:p>
              </table:table-cell>
              <table:table-cell office:value-type="float" office:value="222.744">
                <text:p>222.744</text:p>
              </table:table-cell>
              <table:table-cell office:value-type="float" office:value="222.431">
                <text:p>222.431</text:p>
              </table:table-cell>
              <table:table-cell office:value-type="float" office:value="222.31">
                <text:p>222.31</text:p>
              </table:table-cell>
              <table:table-cell office:value-type="float" office:value="222.302">
                <text:p>222.3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2.759">
                <text:p>222.759</text:p>
              </table:table-cell>
              <table:table-cell office:value-type="float" office:value="222.413">
                <text:p>222.413</text:p>
              </table:table-cell>
              <table:table-cell office:value-type="float" office:value="222.099">
                <text:p>222.099</text:p>
              </table:table-cell>
              <table:table-cell office:value-type="float" office:value="221.976">
                <text:p>221.976</text:p>
              </table:table-cell>
              <table:table-cell office:value-type="float" office:value="221.967">
                <text:p>221.9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2.426">
                <text:p>222.426</text:p>
              </table:table-cell>
              <table:table-cell office:value-type="float" office:value="222.085">
                <text:p>222.085</text:p>
              </table:table-cell>
              <table:table-cell office:value-type="float" office:value="221.766">
                <text:p>221.766</text:p>
              </table:table-cell>
              <table:table-cell office:value-type="float" office:value="221.645">
                <text:p>221.645</text:p>
              </table:table-cell>
              <table:table-cell office:value-type="float" office:value="221.636">
                <text:p>221.6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2.095">
                <text:p>222.095</text:p>
              </table:table-cell>
              <table:table-cell office:value-type="float" office:value="221.752">
                <text:p>221.752</text:p>
              </table:table-cell>
              <table:table-cell office:value-type="float" office:value="221.435">
                <text:p>221.435</text:p>
              </table:table-cell>
              <table:table-cell office:value-type="float" office:value="221.316">
                <text:p>221.316</text:p>
              </table:table-cell>
              <table:table-cell office:value-type="float" office:value="221.307">
                <text:p>221.3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1.767">
                <text:p>221.767</text:p>
              </table:table-cell>
              <table:table-cell office:value-type="float" office:value="221.424">
                <text:p>221.424</text:p>
              </table:table-cell>
              <table:table-cell office:value-type="float" office:value="221.109">
                <text:p>221.109</text:p>
              </table:table-cell>
              <table:table-cell office:value-type="float" office:value="220.99">
                <text:p>220.99</text:p>
              </table:table-cell>
              <table:table-cell office:value-type="float" office:value="220.982">
                <text:p>220.9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1.441">
                <text:p>221.441</text:p>
              </table:table-cell>
              <table:table-cell office:value-type="float" office:value="221.096">
                <text:p>221.096</text:p>
              </table:table-cell>
              <table:table-cell office:value-type="float" office:value="220.782">
                <text:p>220.782</text:p>
              </table:table-cell>
              <table:table-cell office:value-type="float" office:value="220.663">
                <text:p>220.663</text:p>
              </table:table-cell>
              <table:table-cell office:value-type="float" office:value="220.655">
                <text:p>220.6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1.116">
                <text:p>221.116</text:p>
              </table:table-cell>
              <table:table-cell office:value-type="float" office:value="220.773">
                <text:p>220.773</text:p>
              </table:table-cell>
              <table:table-cell office:value-type="float" office:value="220.459">
                <text:p>220.459</text:p>
              </table:table-cell>
              <table:table-cell office:value-type="float" office:value="220.337">
                <text:p>220.337</text:p>
              </table:table-cell>
              <table:table-cell office:value-type="float" office:value="220.329">
                <text:p>220.3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0.792">
                <text:p>220.792</text:p>
              </table:table-cell>
              <table:table-cell office:value-type="float" office:value="220.451">
                <text:p>220.451</text:p>
              </table:table-cell>
              <table:table-cell office:value-type="float" office:value="220.135">
                <text:p>220.135</text:p>
              </table:table-cell>
              <table:table-cell office:value-type="float" office:value="220.016">
                <text:p>220.016</text:p>
              </table:table-cell>
              <table:table-cell office:value-type="float" office:value="220.008">
                <text:p>220.0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0.469">
                <text:p>220.469</text:p>
              </table:table-cell>
              <table:table-cell office:value-type="float" office:value="220.126">
                <text:p>220.126</text:p>
              </table:table-cell>
              <table:table-cell office:value-type="float" office:value="219.811">
                <text:p>219.811</text:p>
              </table:table-cell>
              <table:table-cell office:value-type="float" office:value="219.691">
                <text:p>219.691</text:p>
              </table:table-cell>
              <table:table-cell office:value-type="float" office:value="219.683">
                <text:p>219.68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0.145">
                <text:p>220.145</text:p>
              </table:table-cell>
              <table:table-cell office:value-type="float" office:value="219.806">
                <text:p>219.806</text:p>
              </table:table-cell>
              <table:table-cell office:value-type="float" office:value="219.491">
                <text:p>219.491</text:p>
              </table:table-cell>
              <table:table-cell office:value-type="float" office:value="219.37">
                <text:p>219.37</text:p>
              </table:table-cell>
              <table:table-cell office:value-type="float" office:value="219.362">
                <text:p>219.3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9.826">
                <text:p>219.826</text:p>
              </table:table-cell>
              <table:table-cell office:value-type="float" office:value="219.484">
                <text:p>219.484</text:p>
              </table:table-cell>
              <table:table-cell office:value-type="float" office:value="219.17">
                <text:p>219.17</text:p>
              </table:table-cell>
              <table:table-cell office:value-type="float" office:value="219.051">
                <text:p>219.051</text:p>
              </table:table-cell>
              <table:table-cell office:value-type="float" office:value="219.044">
                <text:p>219.04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19.505">
                <text:p>219.505</text:p>
              </table:table-cell>
              <table:table-cell office:value-type="float" office:value="219.165">
                <text:p>219.165</text:p>
              </table:table-cell>
              <table:table-cell office:value-type="float" office:value="218.852">
                <text:p>218.852</text:p>
              </table:table-cell>
              <table:table-cell office:value-type="float" office:value="218.735">
                <text:p>218.735</text:p>
              </table:table-cell>
              <table:table-cell office:value-type="float" office:value="218.727">
                <text:p>218.7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19.186">
                <text:p>219.186</text:p>
              </table:table-cell>
              <table:table-cell office:value-type="float" office:value="218.849">
                <text:p>218.849</text:p>
              </table:table-cell>
              <table:table-cell office:value-type="float" office:value="218.538">
                <text:p>218.538</text:p>
              </table:table-cell>
              <table:table-cell office:value-type="float" office:value="218.417">
                <text:p>218.417</text:p>
              </table:table-cell>
              <table:table-cell office:value-type="float" office:value="218.409">
                <text:p>218.4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18.873">
                <text:p>218.873</text:p>
              </table:table-cell>
              <table:table-cell office:value-type="float" office:value="218.536">
                <text:p>218.536</text:p>
              </table:table-cell>
              <table:table-cell office:value-type="float" office:value="218.222">
                <text:p>218.222</text:p>
              </table:table-cell>
              <table:table-cell office:value-type="float" office:value="218.103">
                <text:p>218.103</text:p>
              </table:table-cell>
              <table:table-cell office:value-type="float" office:value="218.095">
                <text:p>218.0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8.56">
                <text:p>218.56</text:p>
              </table:table-cell>
              <table:table-cell office:value-type="float" office:value="218.22">
                <text:p>218.22</text:p>
              </table:table-cell>
              <table:table-cell office:value-type="float" office:value="217.908">
                <text:p>217.908</text:p>
              </table:table-cell>
              <table:table-cell office:value-type="float" office:value="217.79">
                <text:p>217.79</text:p>
              </table:table-cell>
              <table:table-cell office:value-type="float" office:value="217.781">
                <text:p>217.78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18.246">
                <text:p>218.246</text:p>
              </table:table-cell>
              <table:table-cell office:value-type="float" office:value="217.908">
                <text:p>217.908</text:p>
              </table:table-cell>
              <table:table-cell office:value-type="float" office:value="217.597">
                <text:p>217.597</text:p>
              </table:table-cell>
              <table:table-cell office:value-type="float" office:value="217.48">
                <text:p>217.48</text:p>
              </table:table-cell>
              <table:table-cell office:value-type="float" office:value="217.472">
                <text:p>217.4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17.935">
                <text:p>217.935</text:p>
              </table:table-cell>
              <table:table-cell office:value-type="float" office:value="217.598">
                <text:p>217.598</text:p>
              </table:table-cell>
              <table:table-cell office:value-type="float" office:value="217.287">
                <text:p>217.287</text:p>
              </table:table-cell>
              <table:table-cell office:value-type="float" office:value="217.168">
                <text:p>217.168</text:p>
              </table:table-cell>
              <table:table-cell office:value-type="float" office:value="217.16">
                <text:p>217.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17.625">
                <text:p>217.625</text:p>
              </table:table-cell>
              <table:table-cell office:value-type="float" office:value="217.285">
                <text:p>217.285</text:p>
              </table:table-cell>
              <table:table-cell office:value-type="float" office:value="216.975">
                <text:p>216.975</text:p>
              </table:table-cell>
              <table:table-cell office:value-type="float" office:value="216.86">
                <text:p>216.86</text:p>
              </table:table-cell>
              <table:table-cell office:value-type="float" office:value="216.852">
                <text:p>216.8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17.316">
                <text:p>217.316</text:p>
              </table:table-cell>
              <table:table-cell office:value-type="float" office:value="216.979">
                <text:p>216.979</text:p>
              </table:table-cell>
              <table:table-cell office:value-type="float" office:value="216.67">
                <text:p>216.67</text:p>
              </table:table-cell>
              <table:table-cell office:value-type="float" office:value="216.554">
                <text:p>216.554</text:p>
              </table:table-cell>
              <table:table-cell office:value-type="float" office:value="216.545">
                <text:p>216.5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7.008">
                <text:p>217.008</text:p>
              </table:table-cell>
              <table:table-cell office:value-type="float" office:value="216.669">
                <text:p>216.669</text:p>
              </table:table-cell>
              <table:table-cell office:value-type="float" office:value="216.363">
                <text:p>216.363</text:p>
              </table:table-cell>
              <table:table-cell office:value-type="float" office:value="216.247">
                <text:p>216.247</text:p>
              </table:table-cell>
              <table:table-cell office:value-type="float" office:value="216.238">
                <text:p>216.2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16.704">
                <text:p>216.704</text:p>
              </table:table-cell>
              <table:table-cell office:value-type="float" office:value="216.367">
                <text:p>216.367</text:p>
              </table:table-cell>
              <table:table-cell office:value-type="float" office:value="216.058">
                <text:p>216.058</text:p>
              </table:table-cell>
              <table:table-cell office:value-type="float" office:value="215.941">
                <text:p>215.941</text:p>
              </table:table-cell>
              <table:table-cell office:value-type="float" office:value="215.933">
                <text:p>215.9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6.393">
                <text:p>216.393</text:p>
              </table:table-cell>
              <table:table-cell office:value-type="float" office:value="216.065">
                <text:p>216.065</text:p>
              </table:table-cell>
              <table:table-cell office:value-type="float" office:value="215.751">
                <text:p>215.751</text:p>
              </table:table-cell>
              <table:table-cell office:value-type="float" office:value="215.633">
                <text:p>215.633</text:p>
              </table:table-cell>
              <table:table-cell office:value-type="float" office:value="215.625">
                <text:p>215.6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6.088">
                <text:p>216.088</text:p>
              </table:table-cell>
              <table:table-cell office:value-type="float" office:value="215.76">
                <text:p>215.76</text:p>
              </table:table-cell>
              <table:table-cell office:value-type="float" office:value="215.447">
                <text:p>215.447</text:p>
              </table:table-cell>
              <table:table-cell office:value-type="float" office:value="215.331">
                <text:p>215.331</text:p>
              </table:table-cell>
              <table:table-cell office:value-type="float" office:value="215.323">
                <text:p>215.3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5.786">
                <text:p>215.786</text:p>
              </table:table-cell>
              <table:table-cell office:value-type="float" office:value="215.458">
                <text:p>215.458</text:p>
              </table:table-cell>
              <table:table-cell office:value-type="float" office:value="215.145">
                <text:p>215.145</text:p>
              </table:table-cell>
              <table:table-cell office:value-type="float" office:value="215.031">
                <text:p>215.031</text:p>
              </table:table-cell>
              <table:table-cell office:value-type="float" office:value="215.023">
                <text:p>215.0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5.487">
                <text:p>215.487</text:p>
              </table:table-cell>
              <table:table-cell office:value-type="float" office:value="215.156">
                <text:p>215.156</text:p>
              </table:table-cell>
              <table:table-cell office:value-type="float" office:value="214.845">
                <text:p>214.845</text:p>
              </table:table-cell>
              <table:table-cell office:value-type="float" office:value="214.729">
                <text:p>214.729</text:p>
              </table:table-cell>
              <table:table-cell office:value-type="float" office:value="214.721">
                <text:p>214.72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5.186">
                <text:p>215.186</text:p>
              </table:table-cell>
              <table:table-cell office:value-type="float" office:value="214.854">
                <text:p>214.854</text:p>
              </table:table-cell>
              <table:table-cell office:value-type="float" office:value="214.546">
                <text:p>214.546</text:p>
              </table:table-cell>
              <table:table-cell office:value-type="float" office:value="214.431">
                <text:p>214.431</text:p>
              </table:table-cell>
              <table:table-cell office:value-type="float" office:value="214.423">
                <text:p>214.4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4.889">
                <text:p>214.889</text:p>
              </table:table-cell>
              <table:table-cell office:value-type="float" office:value="214.554">
                <text:p>214.554</text:p>
              </table:table-cell>
              <table:table-cell office:value-type="float" office:value="214.249">
                <text:p>214.249</text:p>
              </table:table-cell>
              <table:table-cell office:value-type="float" office:value="214.134">
                <text:p>214.134</text:p>
              </table:table-cell>
              <table:table-cell office:value-type="float" office:value="214.127">
                <text:p>214.1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4.589">
                <text:p>214.589</text:p>
              </table:table-cell>
              <table:table-cell office:value-type="float" office:value="214.256">
                <text:p>214.256</text:p>
              </table:table-cell>
              <table:table-cell office:value-type="float" office:value="213.951">
                <text:p>213.951</text:p>
              </table:table-cell>
              <table:table-cell office:value-type="float" office:value="213.836">
                <text:p>213.836</text:p>
              </table:table-cell>
              <table:table-cell office:value-type="float" office:value="213.829">
                <text:p>213.8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4.292">
                <text:p>214.292</text:p>
              </table:table-cell>
              <table:table-cell office:value-type="float" office:value="213.961">
                <text:p>213.961</text:p>
              </table:table-cell>
              <table:table-cell office:value-type="float" office:value="213.657">
                <text:p>213.657</text:p>
              </table:table-cell>
              <table:table-cell office:value-type="float" office:value="213.541">
                <text:p>213.541</text:p>
              </table:table-cell>
              <table:table-cell office:value-type="float" office:value="213.533">
                <text:p>213.5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3.998">
                <text:p>213.998</text:p>
              </table:table-cell>
              <table:table-cell office:value-type="float" office:value="213.669">
                <text:p>213.669</text:p>
              </table:table-cell>
              <table:table-cell office:value-type="float" office:value="213.362">
                <text:p>213.362</text:p>
              </table:table-cell>
              <table:table-cell office:value-type="float" office:value="213.246">
                <text:p>213.246</text:p>
              </table:table-cell>
              <table:table-cell office:value-type="float" office:value="213.238">
                <text:p>213.2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3.702">
                <text:p>213.702</text:p>
              </table:table-cell>
              <table:table-cell office:value-type="float" office:value="213.376">
                <text:p>213.376</text:p>
              </table:table-cell>
              <table:table-cell office:value-type="float" office:value="213.068">
                <text:p>213.068</text:p>
              </table:table-cell>
              <table:table-cell office:value-type="float" office:value="212.954">
                <text:p>212.954</text:p>
              </table:table-cell>
              <table:table-cell office:value-type="float" office:value="212.947">
                <text:p>212.94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3.409">
                <text:p>213.409</text:p>
              </table:table-cell>
              <table:table-cell office:value-type="float" office:value="213.083">
                <text:p>213.083</text:p>
              </table:table-cell>
              <table:table-cell office:value-type="float" office:value="212.777">
                <text:p>212.777</text:p>
              </table:table-cell>
              <table:table-cell office:value-type="float" office:value="212.66">
                <text:p>212.66</text:p>
              </table:table-cell>
              <table:table-cell office:value-type="float" office:value="212.651">
                <text:p>212.6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3.115">
                <text:p>213.115</text:p>
              </table:table-cell>
              <table:table-cell office:value-type="float" office:value="212.791">
                <text:p>212.791</text:p>
              </table:table-cell>
              <table:table-cell office:value-type="float" office:value="212.483">
                <text:p>212.483</text:p>
              </table:table-cell>
              <table:table-cell office:value-type="float" office:value="212.37">
                <text:p>212.37</text:p>
              </table:table-cell>
              <table:table-cell office:value-type="float" office:value="212.362">
                <text:p>212.3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2.829">
                <text:p>212.829</text:p>
              </table:table-cell>
              <table:table-cell office:value-type="float" office:value="212.501">
                <text:p>212.501</text:p>
              </table:table-cell>
              <table:table-cell office:value-type="float" office:value="212.196">
                <text:p>212.196</text:p>
              </table:table-cell>
              <table:table-cell office:value-type="float" office:value="212.082">
                <text:p>212.082</text:p>
              </table:table-cell>
              <table:table-cell office:value-type="float" office:value="212.074">
                <text:p>212.0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2.539">
                <text:p>212.539</text:p>
              </table:table-cell>
              <table:table-cell office:value-type="float" office:value="212.213">
                <text:p>212.213</text:p>
              </table:table-cell>
              <table:table-cell office:value-type="float" office:value="211.908">
                <text:p>211.908</text:p>
              </table:table-cell>
              <table:table-cell office:value-type="float" office:value="211.794">
                <text:p>211.794</text:p>
              </table:table-cell>
              <table:table-cell office:value-type="float" office:value="211.786">
                <text:p>211.7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2.25">
                <text:p>212.25</text:p>
              </table:table-cell>
              <table:table-cell office:value-type="float" office:value="211.923">
                <text:p>211.923</text:p>
              </table:table-cell>
              <table:table-cell office:value-type="float" office:value="211.621">
                <text:p>211.621</text:p>
              </table:table-cell>
              <table:table-cell office:value-type="float" office:value="211.507">
                <text:p>211.507</text:p>
              </table:table-cell>
              <table:table-cell office:value-type="float" office:value="211.499">
                <text:p>211.4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1.964">
                <text:p>211.964</text:p>
              </table:table-cell>
              <table:table-cell office:value-type="float" office:value="211.636">
                <text:p>211.636</text:p>
              </table:table-cell>
              <table:table-cell office:value-type="float" office:value="211.334">
                <text:p>211.334</text:p>
              </table:table-cell>
              <table:table-cell office:value-type="float" office:value="211.221">
                <text:p>211.221</text:p>
              </table:table-cell>
              <table:table-cell office:value-type="float" office:value="211.212">
                <text:p>211.2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1.676">
                <text:p>211.676</text:p>
              </table:table-cell>
              <table:table-cell office:value-type="float" office:value="211.351">
                <text:p>211.351</text:p>
              </table:table-cell>
              <table:table-cell office:value-type="float" office:value="211.05">
                <text:p>211.05</text:p>
              </table:table-cell>
              <table:table-cell office:value-type="float" office:value="210.937">
                <text:p>210.937</text:p>
              </table:table-cell>
              <table:table-cell office:value-type="float" office:value="210.929">
                <text:p>210.9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1.391">
                <text:p>211.391</text:p>
              </table:table-cell>
              <table:table-cell office:value-type="float" office:value="211.066">
                <text:p>211.066</text:p>
              </table:table-cell>
              <table:table-cell office:value-type="float" office:value="210.767">
                <text:p>210.767</text:p>
              </table:table-cell>
              <table:table-cell office:value-type="float" office:value="210.651">
                <text:p>210.651</text:p>
              </table:table-cell>
              <table:table-cell office:value-type="float" office:value="210.643">
                <text:p>210.64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1.107">
                <text:p>211.107</text:p>
              </table:table-cell>
              <table:table-cell office:value-type="float" office:value="210.785">
                <text:p>210.785</text:p>
              </table:table-cell>
              <table:table-cell office:value-type="float" office:value="210.483">
                <text:p>210.483</text:p>
              </table:table-cell>
              <table:table-cell office:value-type="float" office:value="210.369">
                <text:p>210.369</text:p>
              </table:table-cell>
              <table:table-cell office:value-type="float" office:value="210.361">
                <text:p>210.3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0.825">
                <text:p>210.825</text:p>
              </table:table-cell>
              <table:table-cell office:value-type="float" office:value="210.503">
                <text:p>210.503</text:p>
              </table:table-cell>
              <table:table-cell office:value-type="float" office:value="210.201">
                <text:p>210.201</text:p>
              </table:table-cell>
              <table:table-cell office:value-type="float" office:value="210.085">
                <text:p>210.085</text:p>
              </table:table-cell>
              <table:table-cell office:value-type="float" office:value="210.078">
                <text:p>210.0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10.542">
                <text:p>210.542</text:p>
              </table:table-cell>
              <table:table-cell office:value-type="float" office:value="210.222">
                <text:p>210.222</text:p>
              </table:table-cell>
              <table:table-cell office:value-type="float" office:value="209.919">
                <text:p>209.919</text:p>
              </table:table-cell>
              <table:table-cell office:value-type="float" office:value="209.805">
                <text:p>209.805</text:p>
              </table:table-cell>
              <table:table-cell office:value-type="float" office:value="209.799">
                <text:p>209.7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10.262">
                <text:p>210.262</text:p>
              </table:table-cell>
              <table:table-cell office:value-type="float" office:value="209.94">
                <text:p>209.94</text:p>
              </table:table-cell>
              <table:table-cell office:value-type="float" office:value="209.641">
                <text:p>209.641</text:p>
              </table:table-cell>
              <table:table-cell office:value-type="float" office:value="209.524">
                <text:p>209.524</text:p>
              </table:table-cell>
              <table:table-cell office:value-type="float" office:value="209.517">
                <text:p>209.5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9.98">
                <text:p>209.98</text:p>
              </table:table-cell>
              <table:table-cell office:value-type="float" office:value="209.662">
                <text:p>209.662</text:p>
              </table:table-cell>
              <table:table-cell office:value-type="float" office:value="209.361">
                <text:p>209.361</text:p>
              </table:table-cell>
              <table:table-cell office:value-type="float" office:value="209.244">
                <text:p>209.244</text:p>
              </table:table-cell>
              <table:table-cell office:value-type="float" office:value="209.237">
                <text:p>209.2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9.702">
                <text:p>209.702</text:p>
              </table:table-cell>
              <table:table-cell office:value-type="float" office:value="209.384">
                <text:p>209.384</text:p>
              </table:table-cell>
              <table:table-cell office:value-type="float" office:value="209.081">
                <text:p>209.081</text:p>
              </table:table-cell>
              <table:table-cell office:value-type="float" office:value="208.968">
                <text:p>208.968</text:p>
              </table:table-cell>
              <table:table-cell office:value-type="float" office:value="208.96">
                <text:p>208.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9.426">
                <text:p>209.426</text:p>
              </table:table-cell>
              <table:table-cell office:value-type="float" office:value="209.108">
                <text:p>209.108</text:p>
              </table:table-cell>
              <table:table-cell office:value-type="float" office:value="208.806">
                <text:p>208.806</text:p>
              </table:table-cell>
              <table:table-cell office:value-type="float" office:value="208.69">
                <text:p>208.69</text:p>
              </table:table-cell>
              <table:table-cell office:value-type="float" office:value="208.684">
                <text:p>208.6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9.147">
                <text:p>209.147</text:p>
              </table:table-cell>
              <table:table-cell office:value-type="float" office:value="208.831">
                <text:p>208.831</text:p>
              </table:table-cell>
              <table:table-cell office:value-type="float" office:value="208.529">
                <text:p>208.529</text:p>
              </table:table-cell>
              <table:table-cell office:value-type="float" office:value="208.413">
                <text:p>208.413</text:p>
              </table:table-cell>
              <table:table-cell office:value-type="float" office:value="208.406">
                <text:p>208.4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8.875">
                <text:p>208.875</text:p>
              </table:table-cell>
              <table:table-cell office:value-type="float" office:value="208.558">
                <text:p>208.558</text:p>
              </table:table-cell>
              <table:table-cell office:value-type="float" office:value="208.252">
                <text:p>208.252</text:p>
              </table:table-cell>
              <table:table-cell office:value-type="float" office:value="208.139">
                <text:p>208.139</text:p>
              </table:table-cell>
              <table:table-cell office:value-type="float" office:value="208.131">
                <text:p>208.1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8.597">
                <text:p>208.597</text:p>
              </table:table-cell>
              <table:table-cell office:value-type="float" office:value="208.282">
                <text:p>208.282</text:p>
              </table:table-cell>
              <table:table-cell office:value-type="float" office:value="207.977">
                <text:p>207.977</text:p>
              </table:table-cell>
              <table:table-cell office:value-type="float" office:value="207.865">
                <text:p>207.865</text:p>
              </table:table-cell>
              <table:table-cell office:value-type="float" office:value="207.857">
                <text:p>207.8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8.322">
                <text:p>208.322</text:p>
              </table:table-cell>
              <table:table-cell office:value-type="float" office:value="208.006">
                <text:p>208.006</text:p>
              </table:table-cell>
              <table:table-cell office:value-type="float" office:value="207.707">
                <text:p>207.707</text:p>
              </table:table-cell>
              <table:table-cell office:value-type="float" office:value="207.595">
                <text:p>207.595</text:p>
              </table:table-cell>
              <table:table-cell office:value-type="float" office:value="207.588">
                <text:p>207.5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8.051">
                <text:p>208.051</text:p>
              </table:table-cell>
              <table:table-cell office:value-type="float" office:value="207.734">
                <text:p>207.734</text:p>
              </table:table-cell>
              <table:table-cell office:value-type="float" office:value="207.438">
                <text:p>207.438</text:p>
              </table:table-cell>
              <table:table-cell office:value-type="float" office:value="207.325">
                <text:p>207.325</text:p>
              </table:table-cell>
              <table:table-cell office:value-type="float" office:value="207.318">
                <text:p>207.3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7.781">
                <text:p>207.781</text:p>
              </table:table-cell>
              <table:table-cell office:value-type="float" office:value="207.465">
                <text:p>207.465</text:p>
              </table:table-cell>
              <table:table-cell office:value-type="float" office:value="207.168">
                <text:p>207.168</text:p>
              </table:table-cell>
              <table:table-cell office:value-type="float" office:value="207.053">
                <text:p>207.053</text:p>
              </table:table-cell>
              <table:table-cell office:value-type="float" office:value="207.045">
                <text:p>207.0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7.511">
                <text:p>207.511</text:p>
              </table:table-cell>
              <table:table-cell office:value-type="float" office:value="207.197">
                <text:p>207.197</text:p>
              </table:table-cell>
              <table:table-cell office:value-type="float" office:value="206.899">
                <text:p>206.899</text:p>
              </table:table-cell>
              <table:table-cell office:value-type="float" office:value="206.784">
                <text:p>206.784</text:p>
              </table:table-cell>
              <table:table-cell office:value-type="float" office:value="206.776">
                <text:p>206.7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7.241">
                <text:p>207.241</text:p>
              </table:table-cell>
              <table:table-cell office:value-type="float" office:value="206.928">
                <text:p>206.928</text:p>
              </table:table-cell>
              <table:table-cell office:value-type="float" office:value="206.63">
                <text:p>206.63</text:p>
              </table:table-cell>
              <table:table-cell office:value-type="float" office:value="206.515">
                <text:p>206.515</text:p>
              </table:table-cell>
              <table:table-cell office:value-type="float" office:value="206.508">
                <text:p>206.5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6.974">
                <text:p>206.974</text:p>
              </table:table-cell>
              <table:table-cell office:value-type="float" office:value="206.661">
                <text:p>206.661</text:p>
              </table:table-cell>
              <table:table-cell office:value-type="float" office:value="206.362">
                <text:p>206.362</text:p>
              </table:table-cell>
              <table:table-cell office:value-type="float" office:value="206.248">
                <text:p>206.248</text:p>
              </table:table-cell>
              <table:table-cell office:value-type="float" office:value="206.241">
                <text:p>206.2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6.704">
                <text:p>206.704</text:p>
              </table:table-cell>
              <table:table-cell office:value-type="float" office:value="206.393">
                <text:p>206.393</text:p>
              </table:table-cell>
              <table:table-cell office:value-type="float" office:value="206.096">
                <text:p>206.096</text:p>
              </table:table-cell>
              <table:table-cell office:value-type="float" office:value="205.983">
                <text:p>205.983</text:p>
              </table:table-cell>
              <table:table-cell office:value-type="float" office:value="205.975">
                <text:p>205.9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6.437">
                <text:p>206.437</text:p>
              </table:table-cell>
              <table:table-cell office:value-type="float" office:value="206.127">
                <text:p>206.127</text:p>
              </table:table-cell>
              <table:table-cell office:value-type="float" office:value="205.831">
                <text:p>205.831</text:p>
              </table:table-cell>
              <table:table-cell office:value-type="float" office:value="205.717">
                <text:p>205.717</text:p>
              </table:table-cell>
              <table:table-cell office:value-type="float" office:value="205.71">
                <text:p>205.7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6.171">
                <text:p>206.171</text:p>
              </table:table-cell>
              <table:table-cell office:value-type="float" office:value="205.862">
                <text:p>205.862</text:p>
              </table:table-cell>
              <table:table-cell office:value-type="float" office:value="205.565">
                <text:p>205.565</text:p>
              </table:table-cell>
              <table:table-cell office:value-type="float" office:value="205.448">
                <text:p>205.448</text:p>
              </table:table-cell>
              <table:table-cell office:value-type="float" office:value="205.441">
                <text:p>205.4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5.907">
                <text:p>205.907</text:p>
              </table:table-cell>
              <table:table-cell office:value-type="float" office:value="205.597">
                <text:p>205.597</text:p>
              </table:table-cell>
              <table:table-cell office:value-type="float" office:value="205.3">
                <text:p>205.3</text:p>
              </table:table-cell>
              <table:table-cell office:value-type="float" office:value="205.184">
                <text:p>205.184</text:p>
              </table:table-cell>
              <table:table-cell office:value-type="float" office:value="205.177">
                <text:p>205.1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5.643">
                <text:p>205.643</text:p>
              </table:table-cell>
              <table:table-cell office:value-type="float" office:value="205.333">
                <text:p>205.333</text:p>
              </table:table-cell>
              <table:table-cell office:value-type="float" office:value="205.035">
                <text:p>205.035</text:p>
              </table:table-cell>
              <table:table-cell office:value-type="float" office:value="204.922">
                <text:p>204.922</text:p>
              </table:table-cell>
              <table:table-cell office:value-type="float" office:value="204.915">
                <text:p>204.9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5.38">
                <text:p>205.38</text:p>
              </table:table-cell>
              <table:table-cell office:value-type="float" office:value="205.071">
                <text:p>205.071</text:p>
              </table:table-cell>
              <table:table-cell office:value-type="float" office:value="204.774">
                <text:p>204.774</text:p>
              </table:table-cell>
              <table:table-cell office:value-type="float" office:value="204.662">
                <text:p>204.662</text:p>
              </table:table-cell>
              <table:table-cell office:value-type="float" office:value="204.654">
                <text:p>204.6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5.119">
                <text:p>205.119</text:p>
              </table:table-cell>
              <table:table-cell office:value-type="float" office:value="204.809">
                <text:p>204.809</text:p>
              </table:table-cell>
              <table:table-cell office:value-type="float" office:value="204.512">
                <text:p>204.512</text:p>
              </table:table-cell>
              <table:table-cell office:value-type="float" office:value="204.4">
                <text:p>204.4</text:p>
              </table:table-cell>
              <table:table-cell office:value-type="float" office:value="204.392">
                <text:p>204.3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4.856">
                <text:p>204.856</text:p>
              </table:table-cell>
              <table:table-cell office:value-type="float" office:value="204.549">
                <text:p>204.549</text:p>
              </table:table-cell>
              <table:table-cell office:value-type="float" office:value="204.252">
                <text:p>204.252</text:p>
              </table:table-cell>
              <table:table-cell office:value-type="float" office:value="204.138">
                <text:p>204.138</text:p>
              </table:table-cell>
              <table:table-cell office:value-type="float" office:value="204.131">
                <text:p>204.1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4.596">
                <text:p>204.596</text:p>
              </table:table-cell>
              <table:table-cell office:value-type="float" office:value="204.291">
                <text:p>204.291</text:p>
              </table:table-cell>
              <table:table-cell office:value-type="float" office:value="203.989">
                <text:p>203.989</text:p>
              </table:table-cell>
              <table:table-cell office:value-type="float" office:value="203.877">
                <text:p>203.877</text:p>
              </table:table-cell>
              <table:table-cell office:value-type="float" office:value="203.87">
                <text:p>203.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4.334">
                <text:p>204.334</text:p>
              </table:table-cell>
              <table:table-cell office:value-type="float" office:value="204.033">
                <text:p>204.033</text:p>
              </table:table-cell>
              <table:table-cell office:value-type="float" office:value="203.732">
                <text:p>203.732</text:p>
              </table:table-cell>
              <table:table-cell office:value-type="float" office:value="203.624">
                <text:p>203.624</text:p>
              </table:table-cell>
              <table:table-cell office:value-type="float" office:value="203.617">
                <text:p>203.61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4.077">
                <text:p>204.077</text:p>
              </table:table-cell>
              <table:table-cell office:value-type="float" office:value="203.777">
                <text:p>203.777</text:p>
              </table:table-cell>
              <table:table-cell office:value-type="float" office:value="203.476">
                <text:p>203.476</text:p>
              </table:table-cell>
              <table:table-cell office:value-type="float" office:value="203.367">
                <text:p>203.367</text:p>
              </table:table-cell>
              <table:table-cell office:value-type="float" office:value="203.36">
                <text:p>203.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3.822">
                <text:p>203.822</text:p>
              </table:table-cell>
              <table:table-cell office:value-type="float" office:value="203.52">
                <text:p>203.52</text:p>
              </table:table-cell>
              <table:table-cell office:value-type="float" office:value="203.22">
                <text:p>203.22</text:p>
              </table:table-cell>
              <table:table-cell office:value-type="float" office:value="203.111">
                <text:p>203.111</text:p>
              </table:table-cell>
              <table:table-cell office:value-type="float" office:value="203.104">
                <text:p>203.10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3.566">
                <text:p>203.566</text:p>
              </table:table-cell>
              <table:table-cell office:value-type="float" office:value="203.263">
                <text:p>203.263</text:p>
              </table:table-cell>
              <table:table-cell office:value-type="float" office:value="202.964">
                <text:p>202.964</text:p>
              </table:table-cell>
              <table:table-cell office:value-type="float" office:value="202.856">
                <text:p>202.856</text:p>
              </table:table-cell>
              <table:table-cell office:value-type="float" office:value="202.849">
                <text:p>202.8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3.311">
                <text:p>203.311</text:p>
              </table:table-cell>
              <table:table-cell office:value-type="float" office:value="203.007">
                <text:p>203.007</text:p>
              </table:table-cell>
              <table:table-cell office:value-type="float" office:value="202.71">
                <text:p>202.71</text:p>
              </table:table-cell>
              <table:table-cell office:value-type="float" office:value="202.603">
                <text:p>202.603</text:p>
              </table:table-cell>
              <table:table-cell office:value-type="float" office:value="202.596">
                <text:p>202.5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3.055">
                <text:p>203.055</text:p>
              </table:table-cell>
              <table:table-cell office:value-type="float" office:value="202.752">
                <text:p>202.752</text:p>
              </table:table-cell>
              <table:table-cell office:value-type="float" office:value="202.457">
                <text:p>202.457</text:p>
              </table:table-cell>
              <table:table-cell office:value-type="float" office:value="202.348">
                <text:p>202.348</text:p>
              </table:table-cell>
              <table:table-cell office:value-type="float" office:value="202.341">
                <text:p>202.3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2.8">
                <text:p>202.8</text:p>
              </table:table-cell>
              <table:table-cell office:value-type="float" office:value="202.502">
                <text:p>202.502</text:p>
              </table:table-cell>
              <table:table-cell office:value-type="float" office:value="202.201">
                <text:p>202.201</text:p>
              </table:table-cell>
              <table:table-cell office:value-type="float" office:value="202.091">
                <text:p>202.091</text:p>
              </table:table-cell>
              <table:table-cell office:value-type="float" office:value="202.084">
                <text:p>202.0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2.545">
                <text:p>202.545</text:p>
              </table:table-cell>
              <table:table-cell office:value-type="float" office:value="202.248">
                <text:p>202.248</text:p>
              </table:table-cell>
              <table:table-cell office:value-type="float" office:value="201.946">
                <text:p>201.946</text:p>
              </table:table-cell>
              <table:table-cell office:value-type="float" office:value="201.838">
                <text:p>201.838</text:p>
              </table:table-cell>
              <table:table-cell office:value-type="float" office:value="201.831">
                <text:p>201.83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2.293">
                <text:p>202.293</text:p>
              </table:table-cell>
              <table:table-cell office:value-type="float" office:value="201.996">
                <text:p>201.996</text:p>
              </table:table-cell>
              <table:table-cell office:value-type="float" office:value="201.697">
                <text:p>201.697</text:p>
              </table:table-cell>
              <table:table-cell office:value-type="float" office:value="201.591">
                <text:p>201.591</text:p>
              </table:table-cell>
              <table:table-cell office:value-type="float" office:value="201.584">
                <text:p>201.5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2.042">
                <text:p>202.042</text:p>
              </table:table-cell>
              <table:table-cell office:value-type="float" office:value="201.746">
                <text:p>201.746</text:p>
              </table:table-cell>
              <table:table-cell office:value-type="float" office:value="201.446">
                <text:p>201.446</text:p>
              </table:table-cell>
              <table:table-cell office:value-type="float" office:value="201.337">
                <text:p>201.337</text:p>
              </table:table-cell>
              <table:table-cell office:value-type="float" office:value="201.33">
                <text:p>201.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1.79">
                <text:p>201.79</text:p>
              </table:table-cell>
              <table:table-cell office:value-type="float" office:value="201.496">
                <text:p>201.496</text:p>
              </table:table-cell>
              <table:table-cell office:value-type="float" office:value="201.194">
                <text:p>201.194</text:p>
              </table:table-cell>
              <table:table-cell office:value-type="float" office:value="201.087">
                <text:p>201.087</text:p>
              </table:table-cell>
              <table:table-cell office:value-type="float" office:value="201.08">
                <text:p>201.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1.543">
                <text:p>201.543</text:p>
              </table:table-cell>
              <table:table-cell office:value-type="float" office:value="201.248">
                <text:p>201.248</text:p>
              </table:table-cell>
              <table:table-cell office:value-type="float" office:value="200.946">
                <text:p>200.946</text:p>
              </table:table-cell>
              <table:table-cell office:value-type="float" office:value="200.843">
                <text:p>200.843</text:p>
              </table:table-cell>
              <table:table-cell office:value-type="float" office:value="200.836">
                <text:p>200.8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1.294">
                <text:p>201.294</text:p>
              </table:table-cell>
              <table:table-cell office:value-type="float" office:value="201">
                <text:p>201</text:p>
              </table:table-cell>
              <table:table-cell office:value-type="float" office:value="200.7">
                <text:p>200.7</text:p>
              </table:table-cell>
              <table:table-cell office:value-type="float" office:value="200.592">
                <text:p>200.592</text:p>
              </table:table-cell>
              <table:table-cell office:value-type="float" office:value="200.585">
                <text:p>200.5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1.047">
                <text:p>201.047</text:p>
              </table:table-cell>
              <table:table-cell office:value-type="float" office:value="200.751">
                <text:p>200.751</text:p>
              </table:table-cell>
              <table:table-cell office:value-type="float" office:value="200.452">
                <text:p>200.452</text:p>
              </table:table-cell>
              <table:table-cell office:value-type="float" office:value="200.344">
                <text:p>200.344</text:p>
              </table:table-cell>
              <table:table-cell office:value-type="float" office:value="200.338">
                <text:p>200.3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0.799">
                <text:p>200.799</text:p>
              </table:table-cell>
              <table:table-cell office:value-type="float" office:value="200.504">
                <text:p>200.504</text:p>
              </table:table-cell>
              <table:table-cell office:value-type="float" office:value="200.204">
                <text:p>200.204</text:p>
              </table:table-cell>
              <table:table-cell office:value-type="float" office:value="200.1">
                <text:p>200.1</text:p>
              </table:table-cell>
              <table:table-cell office:value-type="float" office:value="200.093">
                <text:p>200.0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0.554">
                <text:p>200.554</text:p>
              </table:table-cell>
              <table:table-cell office:value-type="float" office:value="200.259">
                <text:p>200.259</text:p>
              </table:table-cell>
              <table:table-cell office:value-type="float" office:value="199.959">
                <text:p>199.959</text:p>
              </table:table-cell>
              <table:table-cell office:value-type="float" office:value="199.855">
                <text:p>199.855</text:p>
              </table:table-cell>
              <table:table-cell office:value-type="float" office:value="199.848">
                <text:p>199.8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0.309">
                <text:p>200.309</text:p>
              </table:table-cell>
              <table:table-cell office:value-type="float" office:value="200.014">
                <text:p>200.014</text:p>
              </table:table-cell>
              <table:table-cell office:value-type="float" office:value="199.713">
                <text:p>199.713</text:p>
              </table:table-cell>
              <table:table-cell office:value-type="float" office:value="199.61">
                <text:p>199.61</text:p>
              </table:table-cell>
              <table:table-cell office:value-type="float" office:value="199.603">
                <text:p>199.60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0.065">
                <text:p>200.065</text:p>
              </table:table-cell>
              <table:table-cell office:value-type="float" office:value="199.771">
                <text:p>199.771</text:p>
              </table:table-cell>
              <table:table-cell office:value-type="float" office:value="199.47">
                <text:p>199.47</text:p>
              </table:table-cell>
              <table:table-cell office:value-type="float" office:value="199.365">
                <text:p>199.365</text:p>
              </table:table-cell>
              <table:table-cell office:value-type="float" office:value="199.358">
                <text:p>199.3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99.819">
                <text:p>199.819</text:p>
              </table:table-cell>
              <table:table-cell office:value-type="float" office:value="199.526">
                <text:p>199.526</text:p>
              </table:table-cell>
              <table:table-cell office:value-type="float" office:value="199.226">
                <text:p>199.226</text:p>
              </table:table-cell>
              <table:table-cell office:value-type="float" office:value="199.124">
                <text:p>199.124</text:p>
              </table:table-cell>
              <table:table-cell office:value-type="float" office:value="199.117">
                <text:p>199.1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9.578">
                <text:p>199.578</text:p>
              </table:table-cell>
              <table:table-cell office:value-type="float" office:value="199.283">
                <text:p>199.283</text:p>
              </table:table-cell>
              <table:table-cell office:value-type="float" office:value="198.985">
                <text:p>198.985</text:p>
              </table:table-cell>
              <table:table-cell office:value-type="float" office:value="198.881">
                <text:p>198.881</text:p>
              </table:table-cell>
              <table:table-cell office:value-type="float" office:value="198.874">
                <text:p>198.87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9.334">
                <text:p>199.334</text:p>
              </table:table-cell>
              <table:table-cell office:value-type="float" office:value="199.043">
                <text:p>199.043</text:p>
              </table:table-cell>
              <table:table-cell office:value-type="float" office:value="198.744">
                <text:p>198.744</text:p>
              </table:table-cell>
              <table:table-cell office:value-type="float" office:value="198.64">
                <text:p>198.64</text:p>
              </table:table-cell>
              <table:table-cell office:value-type="float" office:value="198.633">
                <text:p>198.6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9.095">
                <text:p>199.095</text:p>
              </table:table-cell>
              <table:table-cell office:value-type="float" office:value="198.803">
                <text:p>198.803</text:p>
              </table:table-cell>
              <table:table-cell office:value-type="float" office:value="198.502">
                <text:p>198.502</text:p>
              </table:table-cell>
              <table:table-cell office:value-type="float" office:value="198.4">
                <text:p>198.4</text:p>
              </table:table-cell>
              <table:table-cell office:value-type="float" office:value="198.393">
                <text:p>198.3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8.856">
                <text:p>198.856</text:p>
              </table:table-cell>
              <table:table-cell office:value-type="float" office:value="198.562">
                <text:p>198.562</text:p>
              </table:table-cell>
              <table:table-cell office:value-type="float" office:value="198.261">
                <text:p>198.261</text:p>
              </table:table-cell>
              <table:table-cell office:value-type="float" office:value="198.161">
                <text:p>198.161</text:p>
              </table:table-cell>
              <table:table-cell office:value-type="float" office:value="198.154">
                <text:p>198.15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8.614">
                <text:p>198.614</text:p>
              </table:table-cell>
              <table:table-cell office:value-type="float" office:value="198.323">
                <text:p>198.323</text:p>
              </table:table-cell>
              <table:table-cell office:value-type="float" office:value="198.024">
                <text:p>198.024</text:p>
              </table:table-cell>
              <table:table-cell office:value-type="float" office:value="197.922">
                <text:p>197.922</text:p>
              </table:table-cell>
              <table:table-cell office:value-type="float" office:value="197.915">
                <text:p>197.9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8.377">
                <text:p>198.377</text:p>
              </table:table-cell>
              <table:table-cell office:value-type="float" office:value="198.085">
                <text:p>198.085</text:p>
              </table:table-cell>
              <table:table-cell office:value-type="float" office:value="197.787">
                <text:p>197.787</text:p>
              </table:table-cell>
              <table:table-cell office:value-type="float" office:value="197.685">
                <text:p>197.685</text:p>
              </table:table-cell>
              <table:table-cell office:value-type="float" office:value="197.678">
                <text:p>197.67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8.136">
                <text:p>198.136</text:p>
              </table:table-cell>
              <table:table-cell office:value-type="float" office:value="197.852">
                <text:p>197.852</text:p>
              </table:table-cell>
              <table:table-cell office:value-type="float" office:value="197.548">
                <text:p>197.548</text:p>
              </table:table-cell>
              <table:table-cell office:value-type="float" office:value="197.447">
                <text:p>197.447</text:p>
              </table:table-cell>
              <table:table-cell office:value-type="float" office:value="197.441">
                <text:p>197.4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7.898">
                <text:p>197.898</text:p>
              </table:table-cell>
              <table:table-cell office:value-type="float" office:value="197.616">
                <text:p>197.616</text:p>
              </table:table-cell>
              <table:table-cell office:value-type="float" office:value="197.313">
                <text:p>197.313</text:p>
              </table:table-cell>
              <table:table-cell office:value-type="float" office:value="197.212">
                <text:p>197.212</text:p>
              </table:table-cell>
              <table:table-cell office:value-type="float" office:value="197.205">
                <text:p>197.2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7.663">
                <text:p>197.663</text:p>
              </table:table-cell>
              <table:table-cell office:value-type="float" office:value="197.38">
                <text:p>197.38</text:p>
              </table:table-cell>
              <table:table-cell office:value-type="float" office:value="197.079">
                <text:p>197.079</text:p>
              </table:table-cell>
              <table:table-cell office:value-type="float" office:value="196.977">
                <text:p>196.977</text:p>
              </table:table-cell>
              <table:table-cell office:value-type="float" office:value="196.97">
                <text:p>196.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7.429">
                <text:p>197.429</text:p>
              </table:table-cell>
              <table:table-cell office:value-type="float" office:value="197.142">
                <text:p>197.142</text:p>
              </table:table-cell>
              <table:table-cell office:value-type="float" office:value="196.843">
                <text:p>196.843</text:p>
              </table:table-cell>
              <table:table-cell office:value-type="float" office:value="196.742">
                <text:p>196.742</text:p>
              </table:table-cell>
              <table:table-cell office:value-type="float" office:value="196.735">
                <text:p>196.7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7.192">
                <text:p>197.192</text:p>
              </table:table-cell>
              <table:table-cell office:value-type="float" office:value="196.907">
                <text:p>196.907</text:p>
              </table:table-cell>
              <table:table-cell office:value-type="float" office:value="196.609">
                <text:p>196.609</text:p>
              </table:table-cell>
              <table:table-cell office:value-type="float" office:value="196.508">
                <text:p>196.508</text:p>
              </table:table-cell>
              <table:table-cell office:value-type="float" office:value="196.502">
                <text:p>196.5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6.956">
                <text:p>196.956</text:p>
              </table:table-cell>
              <table:table-cell office:value-type="float" office:value="196.676">
                <text:p>196.676</text:p>
              </table:table-cell>
              <table:table-cell office:value-type="float" office:value="196.375">
                <text:p>196.375</text:p>
              </table:table-cell>
              <table:table-cell office:value-type="float" office:value="196.272">
                <text:p>196.272</text:p>
              </table:table-cell>
              <table:table-cell office:value-type="float" office:value="196.265">
                <text:p>196.26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6.722">
                <text:p>196.722</text:p>
              </table:table-cell>
              <table:table-cell office:value-type="float" office:value="196.443">
                <text:p>196.443</text:p>
              </table:table-cell>
              <table:table-cell office:value-type="float" office:value="196.14">
                <text:p>196.14</text:p>
              </table:table-cell>
              <table:table-cell office:value-type="float" office:value="196.039">
                <text:p>196.039</text:p>
              </table:table-cell>
              <table:table-cell office:value-type="float" office:value="196.033">
                <text:p>196.0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6.49">
                <text:p>196.49</text:p>
              </table:table-cell>
              <table:table-cell office:value-type="float" office:value="196.21">
                <text:p>196.21</text:p>
              </table:table-cell>
              <table:table-cell office:value-type="float" office:value="195.907">
                <text:p>195.907</text:p>
              </table:table-cell>
              <table:table-cell office:value-type="float" office:value="195.809">
                <text:p>195.809</text:p>
              </table:table-cell>
              <table:table-cell office:value-type="float" office:value="195.802">
                <text:p>195.80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6.259">
                <text:p>196.259</text:p>
              </table:table-cell>
              <table:table-cell office:value-type="float" office:value="195.979">
                <text:p>195.979</text:p>
              </table:table-cell>
              <table:table-cell office:value-type="float" office:value="195.677">
                <text:p>195.677</text:p>
              </table:table-cell>
              <table:table-cell office:value-type="float" office:value="195.578">
                <text:p>195.578</text:p>
              </table:table-cell>
              <table:table-cell office:value-type="float" office:value="195.571">
                <text:p>195.5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6.03">
                <text:p>196.03</text:p>
              </table:table-cell>
              <table:table-cell office:value-type="float" office:value="195.747">
                <text:p>195.747</text:p>
              </table:table-cell>
              <table:table-cell office:value-type="float" office:value="195.446">
                <text:p>195.446</text:p>
              </table:table-cell>
              <table:table-cell office:value-type="float" office:value="195.348">
                <text:p>195.348</text:p>
              </table:table-cell>
              <table:table-cell office:value-type="float" office:value="195.341">
                <text:p>195.34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5.8">
                <text:p>195.8</text:p>
              </table:table-cell>
              <table:table-cell office:value-type="float" office:value="195.519">
                <text:p>195.519</text:p>
              </table:table-cell>
              <table:table-cell office:value-type="float" office:value="195.217">
                <text:p>195.217</text:p>
              </table:table-cell>
              <table:table-cell office:value-type="float" office:value="195.118">
                <text:p>195.118</text:p>
              </table:table-cell>
              <table:table-cell office:value-type="float" office:value="195.112">
                <text:p>195.1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5.568">
                <text:p>195.568</text:p>
              </table:table-cell>
              <table:table-cell office:value-type="float" office:value="195.288">
                <text:p>195.288</text:p>
              </table:table-cell>
              <table:table-cell office:value-type="float" office:value="194.989">
                <text:p>194.989</text:p>
              </table:table-cell>
              <table:table-cell office:value-type="float" office:value="194.89">
                <text:p>194.89</text:p>
              </table:table-cell>
              <table:table-cell office:value-type="float" office:value="194.883">
                <text:p>194.88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5.339">
                <text:p>195.339</text:p>
              </table:table-cell>
              <table:table-cell office:value-type="float" office:value="195.059">
                <text:p>195.059</text:p>
              </table:table-cell>
              <table:table-cell office:value-type="float" office:value="194.76">
                <text:p>194.76</text:p>
              </table:table-cell>
              <table:table-cell office:value-type="float" office:value="194.661">
                <text:p>194.661</text:p>
              </table:table-cell>
              <table:table-cell office:value-type="float" office:value="194.654">
                <text:p>194.6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5.111">
                <text:p>195.111</text:p>
              </table:table-cell>
              <table:table-cell office:value-type="float" office:value="194.831">
                <text:p>194.831</text:p>
              </table:table-cell>
              <table:table-cell office:value-type="float" office:value="194.531">
                <text:p>194.531</text:p>
              </table:table-cell>
              <table:table-cell office:value-type="float" office:value="194.431">
                <text:p>194.431</text:p>
              </table:table-cell>
              <table:table-cell office:value-type="float" office:value="194.425">
                <text:p>194.4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4.881">
                <text:p>194.881</text:p>
              </table:table-cell>
              <table:table-cell office:value-type="float" office:value="194.605">
                <text:p>194.605</text:p>
              </table:table-cell>
              <table:table-cell office:value-type="float" office:value="194.304">
                <text:p>194.304</text:p>
              </table:table-cell>
              <table:table-cell office:value-type="float" office:value="194.206">
                <text:p>194.206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4.657">
                <text:p>194.657</text:p>
              </table:table-cell>
              <table:table-cell office:value-type="float" office:value="194.377">
                <text:p>194.377</text:p>
              </table:table-cell>
              <table:table-cell office:value-type="float" office:value="194.079">
                <text:p>194.079</text:p>
              </table:table-cell>
              <table:table-cell office:value-type="float" office:value="193.982">
                <text:p>193.982</text:p>
              </table:table-cell>
              <table:table-cell office:value-type="float" office:value="193.975">
                <text:p>193.9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4.429">
                <text:p>194.429</text:p>
              </table:table-cell>
              <table:table-cell office:value-type="float" office:value="194.153">
                <text:p>194.153</text:p>
              </table:table-cell>
              <table:table-cell office:value-type="float" office:value="193.854">
                <text:p>193.854</text:p>
              </table:table-cell>
              <table:table-cell office:value-type="float" office:value="193.757">
                <text:p>193.757</text:p>
              </table:table-cell>
              <table:table-cell office:value-type="float" office:value="193.75">
                <text:p>193.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4.204">
                <text:p>194.204</text:p>
              </table:table-cell>
              <table:table-cell office:value-type="float" office:value="193.93">
                <text:p>193.93</text:p>
              </table:table-cell>
              <table:table-cell office:value-type="float" office:value="193.63">
                <text:p>193.63</text:p>
              </table:table-cell>
              <table:table-cell office:value-type="float" office:value="193.532">
                <text:p>193.532</text:p>
              </table:table-cell>
              <table:table-cell office:value-type="float" office:value="193.525">
                <text:p>193.5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3.979">
                <text:p>193.979</text:p>
              </table:table-cell>
              <table:table-cell office:value-type="float" office:value="193.705">
                <text:p>193.705</text:p>
              </table:table-cell>
              <table:table-cell office:value-type="float" office:value="193.404">
                <text:p>193.404</text:p>
              </table:table-cell>
              <table:table-cell office:value-type="float" office:value="193.305">
                <text:p>193.305</text:p>
              </table:table-cell>
              <table:table-cell office:value-type="float" office:value="193.298">
                <text:p>193.2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3.755">
                <text:p>193.755</text:p>
              </table:table-cell>
              <table:table-cell office:value-type="float" office:value="193.48">
                <text:p>193.48</text:p>
              </table:table-cell>
              <table:table-cell office:value-type="float" office:value="193.181">
                <text:p>193.181</text:p>
              </table:table-cell>
              <table:table-cell office:value-type="float" office:value="193.083">
                <text:p>193.083</text:p>
              </table:table-cell>
              <table:table-cell office:value-type="float" office:value="193.077">
                <text:p>193.0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3.532">
                <text:p>193.532</text:p>
              </table:table-cell>
              <table:table-cell office:value-type="float" office:value="193.259">
                <text:p>193.259</text:p>
              </table:table-cell>
              <table:table-cell office:value-type="float" office:value="192.957">
                <text:p>192.957</text:p>
              </table:table-cell>
              <table:table-cell office:value-type="float" office:value="192.861">
                <text:p>192.861</text:p>
              </table:table-cell>
              <table:table-cell office:value-type="float" office:value="192.855">
                <text:p>192.8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3.309">
                <text:p>193.309</text:p>
              </table:table-cell>
              <table:table-cell office:value-type="float" office:value="193.036">
                <text:p>193.036</text:p>
              </table:table-cell>
              <table:table-cell office:value-type="float" office:value="192.738">
                <text:p>192.738</text:p>
              </table:table-cell>
              <table:table-cell office:value-type="float" office:value="192.639">
                <text:p>192.639</text:p>
              </table:table-cell>
              <table:table-cell office:value-type="float" office:value="192.633">
                <text:p>192.6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3.085">
                <text:p>193.085</text:p>
              </table:table-cell>
              <table:table-cell office:value-type="float" office:value="192.815">
                <text:p>192.815</text:p>
              </table:table-cell>
              <table:table-cell office:value-type="float" office:value="192.515">
                <text:p>192.515</text:p>
              </table:table-cell>
              <table:table-cell office:value-type="float" office:value="192.417">
                <text:p>192.417</text:p>
              </table:table-cell>
              <table:table-cell office:value-type="float" office:value="192.411">
                <text:p>192.4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2.865">
                <text:p>192.865</text:p>
              </table:table-cell>
              <table:table-cell office:value-type="float" office:value="192.594">
                <text:p>192.594</text:p>
              </table:table-cell>
              <table:table-cell office:value-type="float" office:value="192.295">
                <text:p>192.295</text:p>
              </table:table-cell>
              <table:table-cell office:value-type="float" office:value="192.198">
                <text:p>192.198</text:p>
              </table:table-cell>
              <table:table-cell office:value-type="float" office:value="192.192">
                <text:p>192.1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2.645">
                <text:p>192.645</text:p>
              </table:table-cell>
              <table:table-cell office:value-type="float" office:value="192.373">
                <text:p>192.373</text:p>
              </table:table-cell>
              <table:table-cell office:value-type="float" office:value="192.075">
                <text:p>192.075</text:p>
              </table:table-cell>
              <table:table-cell office:value-type="float" office:value="191.978">
                <text:p>191.978</text:p>
              </table:table-cell>
              <table:table-cell office:value-type="float" office:value="191.971">
                <text:p>191.97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92.425">
                <text:p>192.425</text:p>
              </table:table-cell>
              <table:table-cell office:value-type="float" office:value="192.156">
                <text:p>192.156</text:p>
              </table:table-cell>
              <table:table-cell office:value-type="float" office:value="191.855">
                <text:p>191.855</text:p>
              </table:table-cell>
              <table:table-cell office:value-type="float" office:value="191.759">
                <text:p>191.759</text:p>
              </table:table-cell>
              <table:table-cell office:value-type="float" office:value="191.753">
                <text:p>191.7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2.208">
                <text:p>192.208</text:p>
              </table:table-cell>
              <table:table-cell office:value-type="float" office:value="191.937">
                <text:p>191.937</text:p>
              </table:table-cell>
              <table:table-cell office:value-type="float" office:value="191.64">
                <text:p>191.64</text:p>
              </table:table-cell>
              <table:table-cell office:value-type="float" office:value="191.543">
                <text:p>191.543</text:p>
              </table:table-cell>
              <table:table-cell office:value-type="float" office:value="191.536">
                <text:p>191.5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91.989">
                <text:p>191.989</text:p>
              </table:table-cell>
              <table:table-cell office:value-type="float" office:value="191.718">
                <text:p>191.718</text:p>
              </table:table-cell>
              <table:table-cell office:value-type="float" office:value="191.422">
                <text:p>191.422</text:p>
              </table:table-cell>
              <table:table-cell office:value-type="float" office:value="191.323">
                <text:p>191.323</text:p>
              </table:table-cell>
              <table:table-cell office:value-type="float" office:value="191.317">
                <text:p>191.3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1.77">
                <text:p>191.77</text:p>
              </table:table-cell>
              <table:table-cell office:value-type="float" office:value="191.502">
                <text:p>191.502</text:p>
              </table:table-cell>
              <table:table-cell office:value-type="float" office:value="191.203">
                <text:p>191.203</text:p>
              </table:table-cell>
              <table:table-cell office:value-type="float" office:value="191.105">
                <text:p>191.105</text:p>
              </table:table-cell>
              <table:table-cell office:value-type="float" office:value="191.099">
                <text:p>191.0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1.55">
                <text:p>191.55</text:p>
              </table:table-cell>
              <table:table-cell office:value-type="float" office:value="191.286">
                <text:p>191.286</text:p>
              </table:table-cell>
              <table:table-cell office:value-type="float" office:value="190.986">
                <text:p>190.986</text:p>
              </table:table-cell>
              <table:table-cell office:value-type="float" office:value="190.889">
                <text:p>190.889</text:p>
              </table:table-cell>
              <table:table-cell office:value-type="float" office:value="190.882">
                <text:p>190.88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1.334">
                <text:p>191.334</text:p>
              </table:table-cell>
              <table:table-cell office:value-type="float" office:value="191.069">
                <text:p>191.069</text:p>
              </table:table-cell>
              <table:table-cell office:value-type="float" office:value="190.77">
                <text:p>190.77</text:p>
              </table:table-cell>
              <table:table-cell office:value-type="float" office:value="190.673">
                <text:p>190.673</text:p>
              </table:table-cell>
              <table:table-cell office:value-type="float" office:value="190.668">
                <text:p>190.66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1.121">
                <text:p>191.121</text:p>
              </table:table-cell>
              <table:table-cell office:value-type="float" office:value="190.853">
                <text:p>190.853</text:p>
              </table:table-cell>
              <table:table-cell office:value-type="float" office:value="190.556">
                <text:p>190.556</text:p>
              </table:table-cell>
              <table:table-cell office:value-type="float" office:value="190.459">
                <text:p>190.459</text:p>
              </table:table-cell>
              <table:table-cell office:value-type="float" office:value="190.453">
                <text:p>190.45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0.905">
                <text:p>190.905</text:p>
              </table:table-cell>
              <table:table-cell office:value-type="float" office:value="190.638">
                <text:p>190.638</text:p>
              </table:table-cell>
              <table:table-cell office:value-type="float" office:value="190.341">
                <text:p>190.341</text:p>
              </table:table-cell>
              <table:table-cell office:value-type="float" office:value="190.245">
                <text:p>190.245</text:p>
              </table:table-cell>
              <table:table-cell office:value-type="float" office:value="190.237">
                <text:p>190.2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90.689">
                <text:p>190.689</text:p>
              </table:table-cell>
              <table:table-cell office:value-type="float" office:value="190.425">
                <text:p>190.425</text:p>
              </table:table-cell>
              <table:table-cell office:value-type="float" office:value="190.127">
                <text:p>190.127</text:p>
              </table:table-cell>
              <table:table-cell office:value-type="float" office:value="190.031">
                <text:p>190.031</text:p>
              </table:table-cell>
              <table:table-cell office:value-type="float" office:value="190.025">
                <text:p>190.0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0.476">
                <text:p>190.476</text:p>
              </table:table-cell>
              <table:table-cell office:value-type="float" office:value="190.211">
                <text:p>190.211</text:p>
              </table:table-cell>
              <table:table-cell office:value-type="float" office:value="189.915">
                <text:p>189.915</text:p>
              </table:table-cell>
              <table:table-cell office:value-type="float" office:value="189.817">
                <text:p>189.817</text:p>
              </table:table-cell>
              <table:table-cell office:value-type="float" office:value="189.81">
                <text:p>189.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0.259">
                <text:p>190.259</text:p>
              </table:table-cell>
              <table:table-cell office:value-type="float" office:value="189.999">
                <text:p>189.999</text:p>
              </table:table-cell>
              <table:table-cell office:value-type="float" office:value="189.7">
                <text:p>189.7</text:p>
              </table:table-cell>
              <table:table-cell office:value-type="float" office:value="189.605">
                <text:p>189.605</text:p>
              </table:table-cell>
              <table:table-cell office:value-type="float" office:value="189.598">
                <text:p>189.59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0.045">
                <text:p>190.045</text:p>
              </table:table-cell>
              <table:table-cell office:value-type="float" office:value="189.786">
                <text:p>189.786</text:p>
              </table:table-cell>
              <table:table-cell office:value-type="float" office:value="189.487">
                <text:p>189.487</text:p>
              </table:table-cell>
              <table:table-cell office:value-type="float" office:value="189.392">
                <text:p>189.392</text:p>
              </table:table-cell>
              <table:table-cell office:value-type="float" office:value="189.386">
                <text:p>189.3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9.835">
                <text:p>189.835</text:p>
              </table:table-cell>
              <table:table-cell office:value-type="float" office:value="189.574">
                <text:p>189.574</text:p>
              </table:table-cell>
              <table:table-cell office:value-type="float" office:value="189.275">
                <text:p>189.275</text:p>
              </table:table-cell>
              <table:table-cell office:value-type="float" office:value="189.179">
                <text:p>189.179</text:p>
              </table:table-cell>
              <table:table-cell office:value-type="float" office:value="189.172">
                <text:p>189.1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9.622">
                <text:p>189.622</text:p>
              </table:table-cell>
              <table:table-cell office:value-type="float" office:value="189.361">
                <text:p>189.361</text:p>
              </table:table-cell>
              <table:table-cell office:value-type="float" office:value="189.063">
                <text:p>189.063</text:p>
              </table:table-cell>
              <table:table-cell office:value-type="float" office:value="188.966">
                <text:p>188.966</text:p>
              </table:table-cell>
              <table:table-cell office:value-type="float" office:value="188.961">
                <text:p>188.96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89.413">
                <text:p>189.413</text:p>
              </table:table-cell>
              <table:table-cell office:value-type="float" office:value="189.151">
                <text:p>189.151</text:p>
              </table:table-cell>
              <table:table-cell office:value-type="float" office:value="188.852">
                <text:p>188.852</text:p>
              </table:table-cell>
              <table:table-cell office:value-type="float" office:value="188.756">
                <text:p>188.756</text:p>
              </table:table-cell>
              <table:table-cell office:value-type="float" office:value="188.75">
                <text:p>188.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9.202">
                <text:p>189.202</text:p>
              </table:table-cell>
              <table:table-cell office:value-type="float" office:value="188.942">
                <text:p>188.942</text:p>
              </table:table-cell>
              <table:table-cell office:value-type="float" office:value="188.643">
                <text:p>188.643</text:p>
              </table:table-cell>
              <table:table-cell office:value-type="float" office:value="188.547">
                <text:p>188.547</text:p>
              </table:table-cell>
              <table:table-cell office:value-type="float" office:value="188.54">
                <text:p>188.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88.99">
                <text:p>188.99</text:p>
              </table:table-cell>
              <table:table-cell office:value-type="float" office:value="188.732">
                <text:p>188.732</text:p>
              </table:table-cell>
              <table:table-cell office:value-type="float" office:value="188.433">
                <text:p>188.433</text:p>
              </table:table-cell>
              <table:table-cell office:value-type="float" office:value="188.337">
                <text:p>188.337</text:p>
              </table:table-cell>
              <table:table-cell office:value-type="float" office:value="188.331">
                <text:p>188.33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88.782">
                <text:p>188.782</text:p>
              </table:table-cell>
              <table:table-cell office:value-type="float" office:value="188.526">
                <text:p>188.526</text:p>
              </table:table-cell>
              <table:table-cell office:value-type="float" office:value="188.223">
                <text:p>188.223</text:p>
              </table:table-cell>
              <table:table-cell office:value-type="float" office:value="188.129">
                <text:p>188.129</text:p>
              </table:table-cell>
              <table:table-cell office:value-type="float" office:value="188.123">
                <text:p>188.1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88.572">
                <text:p>188.572</text:p>
              </table:table-cell>
              <table:table-cell office:value-type="float" office:value="188.319">
                <text:p>188.319</text:p>
              </table:table-cell>
              <table:table-cell office:value-type="float" office:value="188.016">
                <text:p>188.016</text:p>
              </table:table-cell>
              <table:table-cell office:value-type="float" office:value="187.921">
                <text:p>187.921</text:p>
              </table:table-cell>
              <table:table-cell office:value-type="float" office:value="187.915">
                <text:p>187.9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88.364">
                <text:p>188.364</text:p>
              </table:table-cell>
              <table:table-cell office:value-type="float" office:value="188.109">
                <text:p>188.109</text:p>
              </table:table-cell>
              <table:table-cell office:value-type="float" office:value="187.809">
                <text:p>187.809</text:p>
              </table:table-cell>
              <table:table-cell office:value-type="float" office:value="187.715">
                <text:p>187.715</text:p>
              </table:table-cell>
              <table:table-cell office:value-type="float" office:value="187.708">
                <text:p>187.70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8.156">
                <text:p>188.156</text:p>
              </table:table-cell>
              <table:table-cell office:value-type="float" office:value="187.902">
                <text:p>187.902</text:p>
              </table:table-cell>
              <table:table-cell office:value-type="float" office:value="187.604">
                <text:p>187.604</text:p>
              </table:table-cell>
              <table:table-cell office:value-type="float" office:value="187.508">
                <text:p>187.508</text:p>
              </table:table-cell>
              <table:table-cell office:value-type="float" office:value="187.503">
                <text:p>187.5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87.949">
                <text:p>187.949</text:p>
              </table:table-cell>
              <table:table-cell office:value-type="float" office:value="187.698">
                <text:p>187.698</text:p>
              </table:table-cell>
              <table:table-cell office:value-type="float" office:value="187.398">
                <text:p>187.398</text:p>
              </table:table-cell>
              <table:table-cell office:value-type="float" office:value="187.301">
                <text:p>187.301</text:p>
              </table:table-cell>
              <table:table-cell office:value-type="float" office:value="187.295">
                <text:p>187.2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87.744">
                <text:p>187.744</text:p>
              </table:table-cell>
              <table:table-cell office:value-type="float" office:value="187.491">
                <text:p>187.491</text:p>
              </table:table-cell>
              <table:table-cell office:value-type="float" office:value="187.193">
                <text:p>187.193</text:p>
              </table:table-cell>
              <table:table-cell office:value-type="float" office:value="187.096">
                <text:p>187.096</text:p>
              </table:table-cell>
              <table:table-cell office:value-type="float" office:value="187.089">
                <text:p>187.0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7.536">
                <text:p>187.536</text:p>
              </table:table-cell>
              <table:table-cell office:value-type="float" office:value="187.284">
                <text:p>187.284</text:p>
              </table:table-cell>
              <table:table-cell office:value-type="float" office:value="186.988">
                <text:p>186.988</text:p>
              </table:table-cell>
              <table:table-cell office:value-type="float" office:value="186.892">
                <text:p>186.892</text:p>
              </table:table-cell>
              <table:table-cell office:value-type="float" office:value="186.885">
                <text:p>186.88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87.333">
                <text:p>187.333</text:p>
              </table:table-cell>
              <table:table-cell office:value-type="float" office:value="187.082">
                <text:p>187.082</text:p>
              </table:table-cell>
              <table:table-cell office:value-type="float" office:value="186.784">
                <text:p>186.784</text:p>
              </table:table-cell>
              <table:table-cell office:value-type="float" office:value="186.688">
                <text:p>186.688</text:p>
              </table:table-cell>
              <table:table-cell office:value-type="float" office:value="186.681">
                <text:p>186.68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87.126">
                <text:p>187.126</text:p>
              </table:table-cell>
              <table:table-cell office:value-type="float" office:value="186.877">
                <text:p>186.877</text:p>
              </table:table-cell>
              <table:table-cell office:value-type="float" office:value="186.579">
                <text:p>186.579</text:p>
              </table:table-cell>
              <table:table-cell office:value-type="float" office:value="186.483">
                <text:p>186.483</text:p>
              </table:table-cell>
              <table:table-cell office:value-type="float" office:value="186.477">
                <text:p>186.4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86.925">
                <text:p>186.925</text:p>
              </table:table-cell>
              <table:table-cell office:value-type="float" office:value="186.674">
                <text:p>186.674</text:p>
              </table:table-cell>
              <table:table-cell office:value-type="float" office:value="186.375">
                <text:p>186.375</text:p>
              </table:table-cell>
              <table:table-cell office:value-type="float" office:value="186.281">
                <text:p>186.281</text:p>
              </table:table-cell>
              <table:table-cell office:value-type="float" office:value="186.274">
                <text:p>186.27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86.72">
                <text:p>186.72</text:p>
              </table:table-cell>
              <table:table-cell office:value-type="float" office:value="186.471">
                <text:p>186.471</text:p>
              </table:table-cell>
              <table:table-cell office:value-type="float" office:value="186.173">
                <text:p>186.173</text:p>
              </table:table-cell>
              <table:table-cell office:value-type="float" office:value="186.077">
                <text:p>186.077</text:p>
              </table:table-cell>
              <table:table-cell office:value-type="float" office:value="186.071">
                <text:p>186.0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86.517">
                <text:p>186.517</text:p>
              </table:table-cell>
              <table:table-cell office:value-type="float" office:value="186.269">
                <text:p>186.269</text:p>
              </table:table-cell>
              <table:table-cell office:value-type="float" office:value="185.97">
                <text:p>185.97</text:p>
              </table:table-cell>
              <table:table-cell office:value-type="float" office:value="185.875">
                <text:p>185.875</text:p>
              </table:table-cell>
              <table:table-cell office:value-type="float" office:value="185.868">
                <text:p>185.86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86.315">
                <text:p>186.315</text:p>
              </table:table-cell>
              <table:table-cell office:value-type="float" office:value="186.067">
                <text:p>186.067</text:p>
              </table:table-cell>
              <table:table-cell office:value-type="float" office:value="185.77">
                <text:p>185.77</text:p>
              </table:table-cell>
              <table:table-cell office:value-type="float" office:value="185.673">
                <text:p>185.673</text:p>
              </table:table-cell>
              <table:table-cell office:value-type="float" office:value="185.667">
                <text:p>185.6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86.114">
                <text:p>186.114</text:p>
              </table:table-cell>
              <table:table-cell office:value-type="float" office:value="185.865">
                <text:p>185.865</text:p>
              </table:table-cell>
              <table:table-cell office:value-type="float" office:value="185.57">
                <text:p>185.57</text:p>
              </table:table-cell>
              <table:table-cell office:value-type="float" office:value="185.474">
                <text:p>185.474</text:p>
              </table:table-cell>
              <table:table-cell office:value-type="float" office:value="185.467">
                <text:p>185.4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85.914">
                <text:p>185.914</text:p>
              </table:table-cell>
              <table:table-cell office:value-type="float" office:value="185.665">
                <text:p>185.665</text:p>
              </table:table-cell>
              <table:table-cell office:value-type="float" office:value="185.37">
                <text:p>185.37</text:p>
              </table:table-cell>
              <table:table-cell office:value-type="float" office:value="185.273">
                <text:p>185.273</text:p>
              </table:table-cell>
              <table:table-cell office:value-type="float" office:value="185.267">
                <text:p>185.2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85.713">
                <text:p>185.713</text:p>
              </table:table-cell>
              <table:table-cell office:value-type="float" office:value="185.466">
                <text:p>185.466</text:p>
              </table:table-cell>
              <table:table-cell office:value-type="float" office:value="185.17">
                <text:p>185.17</text:p>
              </table:table-cell>
              <table:table-cell office:value-type="float" office:value="185.074">
                <text:p>185.074</text:p>
              </table:table-cell>
              <table:table-cell office:value-type="float" office:value="185.068">
                <text:p>185.0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85.512">
                <text:p>185.512</text:p>
              </table:table-cell>
              <table:table-cell office:value-type="float" office:value="185.267">
                <text:p>185.267</text:p>
              </table:table-cell>
              <table:table-cell office:value-type="float" office:value="184.971">
                <text:p>184.971</text:p>
              </table:table-cell>
              <table:table-cell office:value-type="float" office:value="184.874">
                <text:p>184.874</text:p>
              </table:table-cell>
              <table:table-cell office:value-type="float" office:value="184.868">
                <text:p>184.86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85.312">
                <text:p>185.312</text:p>
              </table:table-cell>
              <table:table-cell office:value-type="float" office:value="185.069">
                <text:p>185.069</text:p>
              </table:table-cell>
              <table:table-cell office:value-type="float" office:value="184.773">
                <text:p>184.773</text:p>
              </table:table-cell>
              <table:table-cell office:value-type="float" office:value="184.675">
                <text:p>184.675</text:p>
              </table:table-cell>
              <table:table-cell office:value-type="float" office:value="184.669">
                <text:p>184.6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85.113">
                <text:p>185.113</text:p>
              </table:table-cell>
              <table:table-cell office:value-type="float" office:value="184.87">
                <text:p>184.87</text:p>
              </table:table-cell>
              <table:table-cell office:value-type="float" office:value="184.573">
                <text:p>184.573</text:p>
              </table:table-cell>
              <table:table-cell office:value-type="float" office:value="184.477">
                <text:p>184.477</text:p>
              </table:table-cell>
              <table:table-cell office:value-type="float" office:value="184.471">
                <text:p>184.47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84.916">
                <text:p>184.916</text:p>
              </table:table-cell>
              <table:table-cell office:value-type="float" office:value="184.674">
                <text:p>184.674</text:p>
              </table:table-cell>
              <table:table-cell office:value-type="float" office:value="184.376">
                <text:p>184.376</text:p>
              </table:table-cell>
              <table:table-cell office:value-type="float" office:value="184.281">
                <text:p>184.281</text:p>
              </table:table-cell>
              <table:table-cell office:value-type="float" office:value="184.274">
                <text:p>184.27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84.719">
                <text:p>184.719</text:p>
              </table:table-cell>
              <table:table-cell office:value-type="float" office:value="184.474">
                <text:p>184.474</text:p>
              </table:table-cell>
              <table:table-cell office:value-type="float" office:value="184.179">
                <text:p>184.179</text:p>
              </table:table-cell>
              <table:table-cell office:value-type="float" office:value="184.083">
                <text:p>184.083</text:p>
              </table:table-cell>
              <table:table-cell office:value-type="float" office:value="184.077">
                <text:p>184.07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84.521">
                <text:p>184.521</text:p>
              </table:table-cell>
              <table:table-cell office:value-type="float" office:value="184.277">
                <text:p>184.277</text:p>
              </table:table-cell>
              <table:table-cell office:value-type="float" office:value="183.983">
                <text:p>183.983</text:p>
              </table:table-cell>
              <table:table-cell office:value-type="float" office:value="183.888">
                <text:p>183.888</text:p>
              </table:table-cell>
              <table:table-cell office:value-type="float" office:value="183.881">
                <text:p>183.88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4.323">
                <text:p>184.323</text:p>
              </table:table-cell>
              <table:table-cell office:value-type="float" office:value="184.082">
                <text:p>184.082</text:p>
              </table:table-cell>
              <table:table-cell office:value-type="float" office:value="183.788">
                <text:p>183.788</text:p>
              </table:table-cell>
              <table:table-cell office:value-type="float" office:value="183.692">
                <text:p>183.692</text:p>
              </table:table-cell>
              <table:table-cell office:value-type="float" office:value="183.685">
                <text:p>183.68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84.127">
                <text:p>184.127</text:p>
              </table:table-cell>
              <table:table-cell office:value-type="float" office:value="183.889">
                <text:p>183.889</text:p>
              </table:table-cell>
              <table:table-cell office:value-type="float" office:value="183.59">
                <text:p>183.59</text:p>
              </table:table-cell>
              <table:table-cell office:value-type="float" office:value="183.494">
                <text:p>183.494</text:p>
              </table:table-cell>
              <table:table-cell office:value-type="float" office:value="183.488">
                <text:p>183.48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3.93">
                <text:p>183.93</text:p>
              </table:table-cell>
              <table:table-cell office:value-type="float" office:value="183.693">
                <text:p>183.693</text:p>
              </table:table-cell>
              <table:table-cell office:value-type="float" office:value="183.397">
                <text:p>183.397</text:p>
              </table:table-cell>
              <table:table-cell office:value-type="float" office:value="183.3">
                <text:p>183.3</text:p>
              </table:table-cell>
              <table:table-cell office:value-type="float" office:value="183.293">
                <text:p>183.29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83.736">
                <text:p>183.736</text:p>
              </table:table-cell>
              <table:table-cell office:value-type="float" office:value="183.499">
                <text:p>183.499</text:p>
              </table:table-cell>
              <table:table-cell office:value-type="float" office:value="183.202">
                <text:p>183.202</text:p>
              </table:table-cell>
              <table:table-cell office:value-type="float" office:value="183.106">
                <text:p>183.106</text:p>
              </table:table-cell>
              <table:table-cell office:value-type="float" office:value="183.1">
                <text:p>183.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3.541">
                <text:p>183.541</text:p>
              </table:table-cell>
              <table:table-cell office:value-type="float" office:value="183.304">
                <text:p>183.304</text:p>
              </table:table-cell>
              <table:table-cell office:value-type="float" office:value="183.009">
                <text:p>183.009</text:p>
              </table:table-cell>
              <table:table-cell office:value-type="float" office:value="182.912">
                <text:p>182.912</text:p>
              </table:table-cell>
              <table:table-cell office:value-type="float" office:value="182.906">
                <text:p>182.90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83.347">
                <text:p>183.347</text:p>
              </table:table-cell>
              <table:table-cell office:value-type="float" office:value="183.111">
                <text:p>183.111</text:p>
              </table:table-cell>
              <table:table-cell office:value-type="float" office:value="182.814">
                <text:p>182.814</text:p>
              </table:table-cell>
              <table:table-cell office:value-type="float" office:value="182.719">
                <text:p>182.719</text:p>
              </table:table-cell>
              <table:table-cell office:value-type="float" office:value="182.713">
                <text:p>182.7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83.154">
                <text:p>183.154</text:p>
              </table:table-cell>
              <table:table-cell office:value-type="float" office:value="182.919">
                <text:p>182.919</text:p>
              </table:table-cell>
              <table:table-cell office:value-type="float" office:value="182.622">
                <text:p>182.622</text:p>
              </table:table-cell>
              <table:table-cell office:value-type="float" office:value="182.527">
                <text:p>182.527</text:p>
              </table:table-cell>
              <table:table-cell office:value-type="float" office:value="182.52">
                <text:p>182.5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82.961">
                <text:p>182.961</text:p>
              </table:table-cell>
              <table:table-cell office:value-type="float" office:value="182.726">
                <text:p>182.726</text:p>
              </table:table-cell>
              <table:table-cell office:value-type="float" office:value="182.431">
                <text:p>182.431</text:p>
              </table:table-cell>
              <table:table-cell office:value-type="float" office:value="182.335">
                <text:p>182.335</text:p>
              </table:table-cell>
              <table:table-cell office:value-type="float" office:value="182.329">
                <text:p>182.32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82.77">
                <text:p>182.77</text:p>
              </table:table-cell>
              <table:table-cell office:value-type="float" office:value="182.534">
                <text:p>182.534</text:p>
              </table:table-cell>
              <table:table-cell office:value-type="float" office:value="182.237">
                <text:p>182.237</text:p>
              </table:table-cell>
              <table:table-cell office:value-type="float" office:value="182.142">
                <text:p>182.142</text:p>
              </table:table-cell>
              <table:table-cell office:value-type="float" office:value="182.136">
                <text:p>182.1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82.577">
                <text:p>182.577</text:p>
              </table:table-cell>
              <table:table-cell office:value-type="float" office:value="182.343">
                <text:p>182.343</text:p>
              </table:table-cell>
              <table:table-cell office:value-type="float" office:value="182.045">
                <text:p>182.045</text:p>
              </table:table-cell>
              <table:table-cell office:value-type="float" office:value="181.95">
                <text:p>181.95</text:p>
              </table:table-cell>
              <table:table-cell office:value-type="float" office:value="181.943">
                <text:p>181.94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82.384">
                <text:p>182.384</text:p>
              </table:table-cell>
              <table:table-cell office:value-type="float" office:value="182.152">
                <text:p>182.152</text:p>
              </table:table-cell>
              <table:table-cell office:value-type="float" office:value="181.852">
                <text:p>181.852</text:p>
              </table:table-cell>
              <table:table-cell office:value-type="float" office:value="181.758">
                <text:p>181.758</text:p>
              </table:table-cell>
              <table:table-cell office:value-type="float" office:value="181.752">
                <text:p>181.75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82.192">
                <text:p>182.192</text:p>
              </table:table-cell>
              <table:table-cell office:value-type="float" office:value="181.961">
                <text:p>181.961</text:p>
              </table:table-cell>
              <table:table-cell office:value-type="float" office:value="181.66">
                <text:p>181.66</text:p>
              </table:table-cell>
              <table:table-cell office:value-type="float" office:value="181.567">
                <text:p>181.567</text:p>
              </table:table-cell>
              <table:table-cell office:value-type="float" office:value="181.561">
                <text:p>181.56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82.001">
                <text:p>182.001</text:p>
              </table:table-cell>
              <table:table-cell office:value-type="float" office:value="181.771">
                <text:p>181.771</text:p>
              </table:table-cell>
              <table:table-cell office:value-type="float" office:value="181.471">
                <text:p>181.471</text:p>
              </table:table-cell>
              <table:table-cell office:value-type="float" office:value="181.378">
                <text:p>181.378</text:p>
              </table:table-cell>
              <table:table-cell office:value-type="float" office:value="181.372">
                <text:p>181.37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81.812">
                <text:p>181.812</text:p>
              </table:table-cell>
              <table:table-cell office:value-type="float" office:value="181.582">
                <text:p>181.582</text:p>
              </table:table-cell>
              <table:table-cell office:value-type="float" office:value="181.282">
                <text:p>181.282</text:p>
              </table:table-cell>
              <table:table-cell office:value-type="float" office:value="181.188">
                <text:p>181.188</text:p>
              </table:table-cell>
              <table:table-cell office:value-type="float" office:value="181.182">
                <text:p>181.18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81.623">
                <text:p>181.623</text:p>
              </table:table-cell>
              <table:table-cell office:value-type="float" office:value="181.393">
                <text:p>181.393</text:p>
              </table:table-cell>
              <table:table-cell office:value-type="float" office:value="181.094">
                <text:p>181.094</text:p>
              </table:table-cell>
              <table:table-cell office:value-type="float" office:value="181.003">
                <text:p>181.003</text:p>
              </table:table-cell>
              <table:table-cell office:value-type="float" office:value="180.997">
                <text:p>180.99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1.434">
                <text:p>181.434</text:p>
              </table:table-cell>
              <table:table-cell office:value-type="float" office:value="181.206">
                <text:p>181.206</text:p>
              </table:table-cell>
              <table:table-cell office:value-type="float" office:value="180.908">
                <text:p>180.908</text:p>
              </table:table-cell>
              <table:table-cell office:value-type="float" office:value="180.814">
                <text:p>180.814</text:p>
              </table:table-cell>
              <table:table-cell office:value-type="float" office:value="180.808">
                <text:p>180.80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81.247">
                <text:p>181.247</text:p>
              </table:table-cell>
              <table:table-cell office:value-type="float" office:value="181.018">
                <text:p>181.018</text:p>
              </table:table-cell>
              <table:table-cell office:value-type="float" office:value="180.72">
                <text:p>180.72</text:p>
              </table:table-cell>
              <table:table-cell office:value-type="float" office:value="180.627">
                <text:p>180.627</text:p>
              </table:table-cell>
              <table:table-cell office:value-type="float" office:value="180.62">
                <text:p>180.6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81.059">
                <text:p>181.059</text:p>
              </table:table-cell>
              <table:table-cell office:value-type="float" office:value="180.83">
                <text:p>180.83</text:p>
              </table:table-cell>
              <table:table-cell office:value-type="float" office:value="180.533">
                <text:p>180.533</text:p>
              </table:table-cell>
              <table:table-cell office:value-type="float" office:value="180.44">
                <text:p>180.44</text:p>
              </table:table-cell>
              <table:table-cell office:value-type="float" office:value="180.435">
                <text:p>180.43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80.871">
                <text:p>180.871</text:p>
              </table:table-cell>
              <table:table-cell office:value-type="float" office:value="180.644">
                <text:p>180.644</text:p>
              </table:table-cell>
              <table:table-cell office:value-type="float" office:value="180.344">
                <text:p>180.344</text:p>
              </table:table-cell>
              <table:table-cell office:value-type="float" office:value="180.253">
                <text:p>180.253</text:p>
              </table:table-cell>
              <table:table-cell office:value-type="float" office:value="180.247">
                <text:p>180.24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80.684">
                <text:p>180.684</text:p>
              </table:table-cell>
              <table:table-cell office:value-type="float" office:value="180.457">
                <text:p>180.457</text:p>
              </table:table-cell>
              <table:table-cell office:value-type="float" office:value="180.157">
                <text:p>180.157</text:p>
              </table:table-cell>
              <table:table-cell office:value-type="float" office:value="180.064">
                <text:p>180.064</text:p>
              </table:table-cell>
              <table:table-cell office:value-type="float" office:value="180.059">
                <text:p>180.05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80.496">
                <text:p>180.496</text:p>
              </table:table-cell>
              <table:table-cell office:value-type="float" office:value="180.273">
                <text:p>180.273</text:p>
              </table:table-cell>
              <table:table-cell office:value-type="float" office:value="179.971">
                <text:p>179.971</text:p>
              </table:table-cell>
              <table:table-cell office:value-type="float" office:value="179.879">
                <text:p>179.879</text:p>
              </table:table-cell>
              <table:table-cell office:value-type="float" office:value="179.873">
                <text:p>179.87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80.312">
                <text:p>180.312</text:p>
              </table:table-cell>
              <table:table-cell office:value-type="float" office:value="180.086">
                <text:p>180.086</text:p>
              </table:table-cell>
              <table:table-cell office:value-type="float" office:value="179.786">
                <text:p>179.786</text:p>
              </table:table-cell>
              <table:table-cell office:value-type="float" office:value="179.693">
                <text:p>179.693</text:p>
              </table:table-cell>
              <table:table-cell office:value-type="float" office:value="179.687">
                <text:p>179.68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80.127">
                <text:p>180.127</text:p>
              </table:table-cell>
              <table:table-cell office:value-type="float" office:value="179.9">
                <text:p>179.9</text:p>
              </table:table-cell>
              <table:table-cell office:value-type="float" office:value="179.6">
                <text:p>179.6</text:p>
              </table:table-cell>
              <table:table-cell office:value-type="float" office:value="179.51">
                <text:p>179.51</text:p>
              </table:table-cell>
              <table:table-cell office:value-type="float" office:value="179.505">
                <text:p>179.5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9.942">
                <text:p>179.942</text:p>
              </table:table-cell>
              <table:table-cell office:value-type="float" office:value="179.717">
                <text:p>179.717</text:p>
              </table:table-cell>
              <table:table-cell office:value-type="float" office:value="179.418">
                <text:p>179.418</text:p>
              </table:table-cell>
              <table:table-cell office:value-type="float" office:value="179.33">
                <text:p>179.33</text:p>
              </table:table-cell>
              <table:table-cell office:value-type="float" office:value="179.324">
                <text:p>179.3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9.757">
                <text:p>179.757</text:p>
              </table:table-cell>
              <table:table-cell office:value-type="float" office:value="179.534">
                <text:p>179.534</text:p>
              </table:table-cell>
              <table:table-cell office:value-type="float" office:value="179.237">
                <text:p>179.237</text:p>
              </table:table-cell>
              <table:table-cell office:value-type="float" office:value="179.146">
                <text:p>179.146</text:p>
              </table:table-cell>
              <table:table-cell office:value-type="float" office:value="179.14">
                <text:p>179.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9.575">
                <text:p>179.575</text:p>
              </table:table-cell>
              <table:table-cell office:value-type="float" office:value="179.352">
                <text:p>179.352</text:p>
              </table:table-cell>
              <table:table-cell office:value-type="float" office:value="179.053">
                <text:p>179.053</text:p>
              </table:table-cell>
              <table:table-cell office:value-type="float" office:value="178.962">
                <text:p>178.962</text:p>
              </table:table-cell>
              <table:table-cell office:value-type="float" office:value="178.956">
                <text:p>178.9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9.393">
                <text:p>179.393</text:p>
              </table:table-cell>
              <table:table-cell office:value-type="float" office:value="179.169">
                <text:p>179.169</text:p>
              </table:table-cell>
              <table:table-cell office:value-type="float" office:value="178.868">
                <text:p>178.868</text:p>
              </table:table-cell>
              <table:table-cell office:value-type="float" office:value="178.779">
                <text:p>178.779</text:p>
              </table:table-cell>
              <table:table-cell office:value-type="float" office:value="178.773">
                <text:p>178.77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9.21">
                <text:p>179.21</text:p>
              </table:table-cell>
              <table:table-cell office:value-type="float" office:value="178.988">
                <text:p>178.988</text:p>
              </table:table-cell>
              <table:table-cell office:value-type="float" office:value="178.687">
                <text:p>178.687</text:p>
              </table:table-cell>
              <table:table-cell office:value-type="float" office:value="178.598">
                <text:p>178.598</text:p>
              </table:table-cell>
              <table:table-cell office:value-type="float" office:value="178.591">
                <text:p>178.59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9.025">
                <text:p>179.025</text:p>
              </table:table-cell>
              <table:table-cell office:value-type="float" office:value="178.807">
                <text:p>178.807</text:p>
              </table:table-cell>
              <table:table-cell office:value-type="float" office:value="178.505">
                <text:p>178.505</text:p>
              </table:table-cell>
              <table:table-cell office:value-type="float" office:value="178.417">
                <text:p>178.417</text:p>
              </table:table-cell>
              <table:table-cell office:value-type="float" office:value="178.41">
                <text:p>178.4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8.845">
                <text:p>178.845</text:p>
              </table:table-cell>
              <table:table-cell office:value-type="float" office:value="178.627">
                <text:p>178.627</text:p>
              </table:table-cell>
              <table:table-cell office:value-type="float" office:value="178.325">
                <text:p>178.325</text:p>
              </table:table-cell>
              <table:table-cell office:value-type="float" office:value="178.238">
                <text:p>178.238</text:p>
              </table:table-cell>
              <table:table-cell office:value-type="float" office:value="178.231">
                <text:p>178.23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8.664">
                <text:p>178.664</text:p>
              </table:table-cell>
              <table:table-cell office:value-type="float" office:value="178.446">
                <text:p>178.446</text:p>
              </table:table-cell>
              <table:table-cell office:value-type="float" office:value="178.146">
                <text:p>178.146</text:p>
              </table:table-cell>
              <table:table-cell office:value-type="float" office:value="178.058">
                <text:p>178.058</text:p>
              </table:table-cell>
              <table:table-cell office:value-type="float" office:value="178.052">
                <text:p>178.05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8.483">
                <text:p>178.483</text:p>
              </table:table-cell>
              <table:table-cell office:value-type="float" office:value="178.265">
                <text:p>178.265</text:p>
              </table:table-cell>
              <table:table-cell office:value-type="float" office:value="177.966">
                <text:p>177.966</text:p>
              </table:table-cell>
              <table:table-cell office:value-type="float" office:value="177.877">
                <text:p>177.877</text:p>
              </table:table-cell>
              <table:table-cell office:value-type="float" office:value="177.872">
                <text:p>177.87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8.302">
                <text:p>178.302</text:p>
              </table:table-cell>
              <table:table-cell office:value-type="float" office:value="178.087">
                <text:p>178.087</text:p>
              </table:table-cell>
              <table:table-cell office:value-type="float" office:value="177.785">
                <text:p>177.785</text:p>
              </table:table-cell>
              <table:table-cell office:value-type="float" office:value="177.697">
                <text:p>177.697</text:p>
              </table:table-cell>
              <table:table-cell office:value-type="float" office:value="177.692">
                <text:p>177.6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8.123">
                <text:p>178.123</text:p>
              </table:table-cell>
              <table:table-cell office:value-type="float" office:value="177.907">
                <text:p>177.907</text:p>
              </table:table-cell>
              <table:table-cell office:value-type="float" office:value="177.608">
                <text:p>177.608</text:p>
              </table:table-cell>
              <table:table-cell office:value-type="float" office:value="177.516">
                <text:p>177.516</text:p>
              </table:table-cell>
              <table:table-cell office:value-type="float" office:value="177.511">
                <text:p>177.51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7.945">
                <text:p>177.945</text:p>
              </table:table-cell>
              <table:table-cell office:value-type="float" office:value="177.729">
                <text:p>177.729</text:p>
              </table:table-cell>
              <table:table-cell office:value-type="float" office:value="177.425">
                <text:p>177.425</text:p>
              </table:table-cell>
              <table:table-cell office:value-type="float" office:value="177.338">
                <text:p>177.338</text:p>
              </table:table-cell>
              <table:table-cell office:value-type="float" office:value="177.332">
                <text:p>177.3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7.767">
                <text:p>177.767</text:p>
              </table:table-cell>
              <table:table-cell office:value-type="float" office:value="177.548">
                <text:p>177.548</text:p>
              </table:table-cell>
              <table:table-cell office:value-type="float" office:value="177.248">
                <text:p>177.248</text:p>
              </table:table-cell>
              <table:table-cell office:value-type="float" office:value="177.16">
                <text:p>177.16</text:p>
              </table:table-cell>
              <table:table-cell office:value-type="float" office:value="177.155">
                <text:p>177.1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7.587">
                <text:p>177.587</text:p>
              </table:table-cell>
              <table:table-cell office:value-type="float" office:value="177.369">
                <text:p>177.369</text:p>
              </table:table-cell>
              <table:table-cell office:value-type="float" office:value="177.072">
                <text:p>177.072</text:p>
              </table:table-cell>
              <table:table-cell office:value-type="float" office:value="176.984">
                <text:p>176.984</text:p>
              </table:table-cell>
              <table:table-cell office:value-type="float" office:value="176.978">
                <text:p>176.97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7.407">
                <text:p>177.407</text:p>
              </table:table-cell>
              <table:table-cell office:value-type="float" office:value="177.193">
                <text:p>177.193</text:p>
              </table:table-cell>
              <table:table-cell office:value-type="float" office:value="176.893">
                <text:p>176.893</text:p>
              </table:table-cell>
              <table:table-cell office:value-type="float" office:value="176.805">
                <text:p>176.805</text:p>
              </table:table-cell>
              <table:table-cell office:value-type="float" office:value="176.8">
                <text:p>176.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7.231">
                <text:p>177.231</text:p>
              </table:table-cell>
              <table:table-cell office:value-type="float" office:value="177.018">
                <text:p>177.018</text:p>
              </table:table-cell>
              <table:table-cell office:value-type="float" office:value="176.716">
                <text:p>176.716</text:p>
              </table:table-cell>
              <table:table-cell office:value-type="float" office:value="176.626">
                <text:p>176.626</text:p>
              </table:table-cell>
              <table:table-cell office:value-type="float" office:value="176.62">
                <text:p>176.6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7.052">
                <text:p>177.052</text:p>
              </table:table-cell>
              <table:table-cell office:value-type="float" office:value="176.84">
                <text:p>176.84</text:p>
              </table:table-cell>
              <table:table-cell office:value-type="float" office:value="176.536">
                <text:p>176.536</text:p>
              </table:table-cell>
              <table:table-cell office:value-type="float" office:value="176.45">
                <text:p>176.45</text:p>
              </table:table-cell>
              <table:table-cell office:value-type="float" office:value="176.445">
                <text:p>176.4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6.873">
                <text:p>176.873</text:p>
              </table:table-cell>
              <table:table-cell office:value-type="float" office:value="176.665">
                <text:p>176.665</text:p>
              </table:table-cell>
              <table:table-cell office:value-type="float" office:value="176.361">
                <text:p>176.361</text:p>
              </table:table-cell>
              <table:table-cell office:value-type="float" office:value="176.273">
                <text:p>176.273</text:p>
              </table:table-cell>
              <table:table-cell office:value-type="float" office:value="176.267">
                <text:p>176.26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6.697">
                <text:p>176.697</text:p>
              </table:table-cell>
              <table:table-cell office:value-type="float" office:value="176.489">
                <text:p>176.489</text:p>
              </table:table-cell>
              <table:table-cell office:value-type="float" office:value="176.184">
                <text:p>176.184</text:p>
              </table:table-cell>
              <table:table-cell office:value-type="float" office:value="176.097">
                <text:p>176.097</text:p>
              </table:table-cell>
              <table:table-cell office:value-type="float" office:value="176.091">
                <text:p>176.09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6.521">
                <text:p>176.521</text:p>
              </table:table-cell>
              <table:table-cell office:value-type="float" office:value="176.313">
                <text:p>176.313</text:p>
              </table:table-cell>
              <table:table-cell office:value-type="float" office:value="176.008">
                <text:p>176.008</text:p>
              </table:table-cell>
              <table:table-cell office:value-type="float" office:value="175.921">
                <text:p>175.921</text:p>
              </table:table-cell>
              <table:table-cell office:value-type="float" office:value="175.915">
                <text:p>175.91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6.345">
                <text:p>176.345</text:p>
              </table:table-cell>
              <table:table-cell office:value-type="float" office:value="176.138">
                <text:p>176.138</text:p>
              </table:table-cell>
              <table:table-cell office:value-type="float" office:value="175.833">
                <text:p>175.833</text:p>
              </table:table-cell>
              <table:table-cell office:value-type="float" office:value="175.747">
                <text:p>175.747</text:p>
              </table:table-cell>
              <table:table-cell office:value-type="float" office:value="175.741">
                <text:p>175.74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6.171">
                <text:p>176.171</text:p>
              </table:table-cell>
              <table:table-cell office:value-type="float" office:value="175.963">
                <text:p>175.963</text:p>
              </table:table-cell>
              <table:table-cell office:value-type="float" office:value="175.659">
                <text:p>175.659</text:p>
              </table:table-cell>
              <table:table-cell office:value-type="float" office:value="175.571">
                <text:p>175.571</text:p>
              </table:table-cell>
              <table:table-cell office:value-type="float" office:value="175.565">
                <text:p>175.56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5.997">
                <text:p>175.997</text:p>
              </table:table-cell>
              <table:table-cell office:value-type="float" office:value="175.786">
                <text:p>175.786</text:p>
              </table:table-cell>
              <table:table-cell office:value-type="float" office:value="175.483">
                <text:p>175.483</text:p>
              </table:table-cell>
              <table:table-cell office:value-type="float" office:value="175.399">
                <text:p>175.399</text:p>
              </table:table-cell>
              <table:table-cell office:value-type="float" office:value="175.394">
                <text:p>175.39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5.823">
                <text:p>175.823</text:p>
              </table:table-cell>
              <table:table-cell office:value-type="float" office:value="175.612">
                <text:p>175.612</text:p>
              </table:table-cell>
              <table:table-cell office:value-type="float" office:value="175.311">
                <text:p>175.311</text:p>
              </table:table-cell>
              <table:table-cell office:value-type="float" office:value="175.224">
                <text:p>175.224</text:p>
              </table:table-cell>
              <table:table-cell office:value-type="float" office:value="175.218">
                <text:p>175.21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5.649">
                <text:p>175.649</text:p>
              </table:table-cell>
              <table:table-cell office:value-type="float" office:value="175.44">
                <text:p>175.44</text:p>
              </table:table-cell>
              <table:table-cell office:value-type="float" office:value="175.138">
                <text:p>175.138</text:p>
              </table:table-cell>
              <table:table-cell office:value-type="float" office:value="175.052">
                <text:p>175.052</text:p>
              </table:table-cell>
              <table:table-cell office:value-type="float" office:value="175.046">
                <text:p>175.0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5.477">
                <text:p>175.477</text:p>
              </table:table-cell>
              <table:table-cell office:value-type="float" office:value="175.268">
                <text:p>175.268</text:p>
              </table:table-cell>
              <table:table-cell office:value-type="float" office:value="174.965">
                <text:p>174.965</text:p>
              </table:table-cell>
              <table:table-cell office:value-type="float" office:value="174.879">
                <text:p>174.879</text:p>
              </table:table-cell>
              <table:table-cell office:value-type="float" office:value="174.873">
                <text:p>174.87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5.304">
                <text:p>175.304</text:p>
              </table:table-cell>
              <table:table-cell office:value-type="float" office:value="175.097">
                <text:p>175.097</text:p>
              </table:table-cell>
              <table:table-cell office:value-type="float" office:value="174.794">
                <text:p>174.794</text:p>
              </table:table-cell>
              <table:table-cell office:value-type="float" office:value="174.706">
                <text:p>174.706</text:p>
              </table:table-cell>
              <table:table-cell office:value-type="float" office:value="174.701">
                <text:p>174.70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5.13">
                <text:p>175.13</text:p>
              </table:table-cell>
              <table:table-cell office:value-type="float" office:value="174.924">
                <text:p>174.924</text:p>
              </table:table-cell>
              <table:table-cell office:value-type="float" office:value="174.62">
                <text:p>174.62</text:p>
              </table:table-cell>
              <table:table-cell office:value-type="float" office:value="174.535">
                <text:p>174.535</text:p>
              </table:table-cell>
              <table:table-cell office:value-type="float" office:value="174.53">
                <text:p>174.5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4.958">
                <text:p>174.958</text:p>
              </table:table-cell>
              <table:table-cell office:value-type="float" office:value="174.753">
                <text:p>174.753</text:p>
              </table:table-cell>
              <table:table-cell office:value-type="float" office:value="174.451">
                <text:p>174.451</text:p>
              </table:table-cell>
              <table:table-cell office:value-type="float" office:value="174.365">
                <text:p>174.365</text:p>
              </table:table-cell>
              <table:table-cell office:value-type="float" office:value="174.359">
                <text:p>174.35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4.786">
                <text:p>174.786</text:p>
              </table:table-cell>
              <table:table-cell office:value-type="float" office:value="174.584">
                <text:p>174.584</text:p>
              </table:table-cell>
              <table:table-cell office:value-type="float" office:value="174.281">
                <text:p>174.281</text:p>
              </table:table-cell>
              <table:table-cell office:value-type="float" office:value="174.194">
                <text:p>174.194</text:p>
              </table:table-cell>
              <table:table-cell office:value-type="float" office:value="174.188">
                <text:p>174.18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4.615">
                <text:p>174.615</text:p>
              </table:table-cell>
              <table:table-cell office:value-type="float" office:value="174.414">
                <text:p>174.414</text:p>
              </table:table-cell>
              <table:table-cell office:value-type="float" office:value="174.109">
                <text:p>174.109</text:p>
              </table:table-cell>
              <table:table-cell office:value-type="float" office:value="174.024">
                <text:p>174.024</text:p>
              </table:table-cell>
              <table:table-cell office:value-type="float" office:value="174.018">
                <text:p>174.01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4.444">
                <text:p>174.444</text:p>
              </table:table-cell>
              <table:table-cell office:value-type="float" office:value="174.245">
                <text:p>174.245</text:p>
              </table:table-cell>
              <table:table-cell office:value-type="float" office:value="173.94">
                <text:p>173.94</text:p>
              </table:table-cell>
              <table:table-cell office:value-type="float" office:value="173.854">
                <text:p>173.854</text:p>
              </table:table-cell>
              <table:table-cell office:value-type="float" office:value="173.847">
                <text:p>173.84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4.275">
                <text:p>174.275</text:p>
              </table:table-cell>
              <table:table-cell office:value-type="float" office:value="174.075">
                <text:p>174.075</text:p>
              </table:table-cell>
              <table:table-cell office:value-type="float" office:value="173.77">
                <text:p>173.77</text:p>
              </table:table-cell>
              <table:table-cell office:value-type="float" office:value="173.683">
                <text:p>173.683</text:p>
              </table:table-cell>
              <table:table-cell office:value-type="float" office:value="173.678">
                <text:p>173.67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74.104">
                <text:p>174.104</text:p>
              </table:table-cell>
              <table:table-cell office:value-type="float" office:value="173.906">
                <text:p>173.906</text:p>
              </table:table-cell>
              <table:table-cell office:value-type="float" office:value="173.599">
                <text:p>173.599</text:p>
              </table:table-cell>
              <table:table-cell office:value-type="float" office:value="173.515">
                <text:p>173.515</text:p>
              </table:table-cell>
              <table:table-cell office:value-type="float" office:value="173.509">
                <text:p>173.50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3.935">
                <text:p>173.935</text:p>
              </table:table-cell>
              <table:table-cell office:value-type="float" office:value="173.737">
                <text:p>173.737</text:p>
              </table:table-cell>
              <table:table-cell office:value-type="float" office:value="173.431">
                <text:p>173.431</text:p>
              </table:table-cell>
              <table:table-cell office:value-type="float" office:value="173.346">
                <text:p>173.346</text:p>
              </table:table-cell>
              <table:table-cell office:value-type="float" office:value="173.34">
                <text:p>173.3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3.766">
                <text:p>173.766</text:p>
              </table:table-cell>
              <table:table-cell office:value-type="float" office:value="173.568">
                <text:p>173.568</text:p>
              </table:table-cell>
              <table:table-cell office:value-type="float" office:value="173.264">
                <text:p>173.264</text:p>
              </table:table-cell>
              <table:table-cell office:value-type="float" office:value="173.178">
                <text:p>173.178</text:p>
              </table:table-cell>
              <table:table-cell office:value-type="float" office:value="173.172">
                <text:p>173.17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3.597">
                <text:p>173.597</text:p>
              </table:table-cell>
              <table:table-cell office:value-type="float" office:value="173.401">
                <text:p>173.401</text:p>
              </table:table-cell>
              <table:table-cell office:value-type="float" office:value="173.096">
                <text:p>173.096</text:p>
              </table:table-cell>
              <table:table-cell office:value-type="float" office:value="173.011">
                <text:p>173.011</text:p>
              </table:table-cell>
              <table:table-cell office:value-type="float" office:value="173.004">
                <text:p>173.0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3.427">
                <text:p>173.427</text:p>
              </table:table-cell>
              <table:table-cell office:value-type="float" office:value="173.232">
                <text:p>173.232</text:p>
              </table:table-cell>
              <table:table-cell office:value-type="float" office:value="172.927">
                <text:p>172.927</text:p>
              </table:table-cell>
              <table:table-cell office:value-type="float" office:value="172.844">
                <text:p>172.844</text:p>
              </table:table-cell>
              <table:table-cell office:value-type="float" office:value="172.838">
                <text:p>172.83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3.26">
                <text:p>173.26</text:p>
              </table:table-cell>
              <table:table-cell office:value-type="float" office:value="173.067">
                <text:p>173.067</text:p>
              </table:table-cell>
              <table:table-cell office:value-type="float" office:value="172.761">
                <text:p>172.761</text:p>
              </table:table-cell>
              <table:table-cell office:value-type="float" office:value="172.677">
                <text:p>172.677</text:p>
              </table:table-cell>
              <table:table-cell office:value-type="float" office:value="172.671">
                <text:p>172.67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3.093">
                <text:p>173.093</text:p>
              </table:table-cell>
              <table:table-cell office:value-type="float" office:value="172.899">
                <text:p>172.899</text:p>
              </table:table-cell>
              <table:table-cell office:value-type="float" office:value="172.595">
                <text:p>172.595</text:p>
              </table:table-cell>
              <table:table-cell office:value-type="float" office:value="172.509">
                <text:p>172.509</text:p>
              </table:table-cell>
              <table:table-cell office:value-type="float" office:value="172.503">
                <text:p>172.50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2.926">
                <text:p>172.926</text:p>
              </table:table-cell>
              <table:table-cell office:value-type="float" office:value="172.731">
                <text:p>172.731</text:p>
              </table:table-cell>
              <table:table-cell office:value-type="float" office:value="172.428">
                <text:p>172.428</text:p>
              </table:table-cell>
              <table:table-cell office:value-type="float" office:value="172.342">
                <text:p>172.342</text:p>
              </table:table-cell>
              <table:table-cell office:value-type="float" office:value="172.336">
                <text:p>172.33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2.761">
                <text:p>172.761</text:p>
              </table:table-cell>
              <table:table-cell office:value-type="float" office:value="172.565">
                <text:p>172.565</text:p>
              </table:table-cell>
              <table:table-cell office:value-type="float" office:value="172.261">
                <text:p>172.261</text:p>
              </table:table-cell>
              <table:table-cell office:value-type="float" office:value="172.177">
                <text:p>172.177</text:p>
              </table:table-cell>
              <table:table-cell office:value-type="float" office:value="172.171">
                <text:p>172.17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2.597">
                <text:p>172.597</text:p>
              </table:table-cell>
              <table:table-cell office:value-type="float" office:value="172.402">
                <text:p>172.402</text:p>
              </table:table-cell>
              <table:table-cell office:value-type="float" office:value="172.095">
                <text:p>172.095</text:p>
              </table:table-cell>
              <table:table-cell office:value-type="float" office:value="172.011">
                <text:p>172.011</text:p>
              </table:table-cell>
              <table:table-cell office:value-type="float" office:value="172.006">
                <text:p>172.00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72.432">
                <text:p>172.432</text:p>
              </table:table-cell>
              <table:table-cell office:value-type="float" office:value="172.237">
                <text:p>172.237</text:p>
              </table:table-cell>
              <table:table-cell office:value-type="float" office:value="171.932">
                <text:p>171.932</text:p>
              </table:table-cell>
              <table:table-cell office:value-type="float" office:value="171.846">
                <text:p>171.846</text:p>
              </table:table-cell>
              <table:table-cell office:value-type="float" office:value="171.84">
                <text:p>171.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2.265">
                <text:p>172.265</text:p>
              </table:table-cell>
              <table:table-cell office:value-type="float" office:value="172.072">
                <text:p>172.072</text:p>
              </table:table-cell>
              <table:table-cell office:value-type="float" office:value="171.766">
                <text:p>171.766</text:p>
              </table:table-cell>
              <table:table-cell office:value-type="float" office:value="171.682">
                <text:p>171.682</text:p>
              </table:table-cell>
              <table:table-cell office:value-type="float" office:value="171.676">
                <text:p>171.67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72.099">
                <text:p>172.099</text:p>
              </table:table-cell>
              <table:table-cell office:value-type="float" office:value="171.908">
                <text:p>171.908</text:p>
              </table:table-cell>
              <table:table-cell office:value-type="float" office:value="171.602">
                <text:p>171.602</text:p>
              </table:table-cell>
              <table:table-cell office:value-type="float" office:value="171.519">
                <text:p>171.519</text:p>
              </table:table-cell>
              <table:table-cell office:value-type="float" office:value="171.514">
                <text:p>171.51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1.934">
                <text:p>171.934</text:p>
              </table:table-cell>
              <table:table-cell office:value-type="float" office:value="171.744">
                <text:p>171.744</text:p>
              </table:table-cell>
              <table:table-cell office:value-type="float" office:value="171.439">
                <text:p>171.439</text:p>
              </table:table-cell>
              <table:table-cell office:value-type="float" office:value="171.356">
                <text:p>171.356</text:p>
              </table:table-cell>
              <table:table-cell office:value-type="float" office:value="171.35">
                <text:p>171.3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1.771">
                <text:p>171.771</text:p>
              </table:table-cell>
              <table:table-cell office:value-type="float" office:value="171.581">
                <text:p>171.581</text:p>
              </table:table-cell>
              <table:table-cell office:value-type="float" office:value="171.277">
                <text:p>171.277</text:p>
              </table:table-cell>
              <table:table-cell office:value-type="float" office:value="171.193">
                <text:p>171.193</text:p>
              </table:table-cell>
              <table:table-cell office:value-type="float" office:value="171.188">
                <text:p>171.18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1.607">
                <text:p>171.607</text:p>
              </table:table-cell>
              <table:table-cell office:value-type="float" office:value="171.419">
                <text:p>171.419</text:p>
              </table:table-cell>
              <table:table-cell office:value-type="float" office:value="171.114">
                <text:p>171.114</text:p>
              </table:table-cell>
              <table:table-cell office:value-type="float" office:value="171.029">
                <text:p>171.029</text:p>
              </table:table-cell>
              <table:table-cell office:value-type="float" office:value="171.023">
                <text:p>171.02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1.444">
                <text:p>171.444</text:p>
              </table:table-cell>
              <table:table-cell office:value-type="float" office:value="171.256">
                <text:p>171.256</text:p>
              </table:table-cell>
              <table:table-cell office:value-type="float" office:value="170.951">
                <text:p>170.951</text:p>
              </table:table-cell>
              <table:table-cell office:value-type="float" office:value="170.869">
                <text:p>170.869</text:p>
              </table:table-cell>
              <table:table-cell office:value-type="float" office:value="170.863">
                <text:p>170.8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71.279">
                <text:p>171.279</text:p>
              </table:table-cell>
              <table:table-cell office:value-type="float" office:value="171.094">
                <text:p>171.094</text:p>
              </table:table-cell>
              <table:table-cell office:value-type="float" office:value="170.791">
                <text:p>170.791</text:p>
              </table:table-cell>
              <table:table-cell office:value-type="float" office:value="170.706">
                <text:p>170.706</text:p>
              </table:table-cell>
              <table:table-cell office:value-type="float" office:value="170.701">
                <text:p>170.70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71.118">
                <text:p>171.118</text:p>
              </table:table-cell>
              <table:table-cell office:value-type="float" office:value="170.933">
                <text:p>170.933</text:p>
              </table:table-cell>
              <table:table-cell office:value-type="float" office:value="170.629">
                <text:p>170.629</text:p>
              </table:table-cell>
              <table:table-cell office:value-type="float" office:value="170.545">
                <text:p>170.545</text:p>
              </table:table-cell>
              <table:table-cell office:value-type="float" office:value="170.539">
                <text:p>170.5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0.957">
                <text:p>170.957</text:p>
              </table:table-cell>
              <table:table-cell office:value-type="float" office:value="170.77">
                <text:p>170.77</text:p>
              </table:table-cell>
              <table:table-cell office:value-type="float" office:value="170.467">
                <text:p>170.467</text:p>
              </table:table-cell>
              <table:table-cell office:value-type="float" office:value="170.382">
                <text:p>170.382</text:p>
              </table:table-cell>
              <table:table-cell office:value-type="float" office:value="170.376">
                <text:p>170.37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70.796">
                <text:p>170.796</text:p>
              </table:table-cell>
              <table:table-cell office:value-type="float" office:value="170.611">
                <text:p>170.611</text:p>
              </table:table-cell>
              <table:table-cell office:value-type="float" office:value="170.305">
                <text:p>170.305</text:p>
              </table:table-cell>
              <table:table-cell office:value-type="float" office:value="170.222">
                <text:p>170.222</text:p>
              </table:table-cell>
              <table:table-cell office:value-type="float" office:value="170.216">
                <text:p>170.2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0.635">
                <text:p>170.635</text:p>
              </table:table-cell>
              <table:table-cell office:value-type="float" office:value="170.449">
                <text:p>170.449</text:p>
              </table:table-cell>
              <table:table-cell office:value-type="float" office:value="170.145">
                <text:p>170.145</text:p>
              </table:table-cell>
              <table:table-cell office:value-type="float" office:value="170.061">
                <text:p>170.061</text:p>
              </table:table-cell>
              <table:table-cell office:value-type="float" office:value="170.056">
                <text:p>170.05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0.474">
                <text:p>170.474</text:p>
              </table:table-cell>
              <table:table-cell office:value-type="float" office:value="170.289">
                <text:p>170.289</text:p>
              </table:table-cell>
              <table:table-cell office:value-type="float" office:value="169.983">
                <text:p>169.983</text:p>
              </table:table-cell>
              <table:table-cell office:value-type="float" office:value="169.899">
                <text:p>169.899</text:p>
              </table:table-cell>
              <table:table-cell office:value-type="float" office:value="169.893">
                <text:p>169.89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0.312">
                <text:p>170.312</text:p>
              </table:table-cell>
              <table:table-cell office:value-type="float" office:value="170.128">
                <text:p>170.128</text:p>
              </table:table-cell>
              <table:table-cell office:value-type="float" office:value="169.823">
                <text:p>169.823</text:p>
              </table:table-cell>
              <table:table-cell office:value-type="float" office:value="169.74">
                <text:p>169.74</text:p>
              </table:table-cell>
              <table:table-cell office:value-type="float" office:value="169.735">
                <text:p>169.73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0.153">
                <text:p>170.153</text:p>
              </table:table-cell>
              <table:table-cell office:value-type="float" office:value="169.971">
                <text:p>169.971</text:p>
              </table:table-cell>
              <table:table-cell office:value-type="float" office:value="169.666">
                <text:p>169.666</text:p>
              </table:table-cell>
              <table:table-cell office:value-type="float" office:value="169.581">
                <text:p>169.581</text:p>
              </table:table-cell>
              <table:table-cell office:value-type="float" office:value="169.576">
                <text:p>169.5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9.992">
                <text:p>169.992</text:p>
              </table:table-cell>
              <table:table-cell office:value-type="float" office:value="169.811">
                <text:p>169.811</text:p>
              </table:table-cell>
              <table:table-cell office:value-type="float" office:value="169.507">
                <text:p>169.507</text:p>
              </table:table-cell>
              <table:table-cell office:value-type="float" office:value="169.422">
                <text:p>169.422</text:p>
              </table:table-cell>
              <table:table-cell office:value-type="float" office:value="169.416">
                <text:p>169.4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9.833">
                <text:p>169.833</text:p>
              </table:table-cell>
              <table:table-cell office:value-type="float" office:value="169.651">
                <text:p>169.651</text:p>
              </table:table-cell>
              <table:table-cell office:value-type="float" office:value="169.348">
                <text:p>169.348</text:p>
              </table:table-cell>
              <table:table-cell office:value-type="float" office:value="169.263">
                <text:p>169.263</text:p>
              </table:table-cell>
              <table:table-cell office:value-type="float" office:value="169.258">
                <text:p>169.25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69.675">
                <text:p>169.675</text:p>
              </table:table-cell>
              <table:table-cell office:value-type="float" office:value="169.495">
                <text:p>169.495</text:p>
              </table:table-cell>
              <table:table-cell office:value-type="float" office:value="169.19">
                <text:p>169.19</text:p>
              </table:table-cell>
              <table:table-cell office:value-type="float" office:value="169.106">
                <text:p>169.106</text:p>
              </table:table-cell>
              <table:table-cell office:value-type="float" office:value="169.1">
                <text:p>169.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9.516">
                <text:p>169.516</text:p>
              </table:table-cell>
              <table:table-cell office:value-type="float" office:value="169.337">
                <text:p>169.337</text:p>
              </table:table-cell>
              <table:table-cell office:value-type="float" office:value="169.034">
                <text:p>169.034</text:p>
              </table:table-cell>
              <table:table-cell office:value-type="float" office:value="168.949">
                <text:p>168.949</text:p>
              </table:table-cell>
              <table:table-cell office:value-type="float" office:value="168.943">
                <text:p>168.94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9.359">
                <text:p>169.359</text:p>
              </table:table-cell>
              <table:table-cell office:value-type="float" office:value="169.18">
                <text:p>169.18</text:p>
              </table:table-cell>
              <table:table-cell office:value-type="float" office:value="168.876">
                <text:p>168.876</text:p>
              </table:table-cell>
              <table:table-cell office:value-type="float" office:value="168.79">
                <text:p>168.79</text:p>
              </table:table-cell>
              <table:table-cell office:value-type="float" office:value="168.784">
                <text:p>168.78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9.201">
                <text:p>169.201</text:p>
              </table:table-cell>
              <table:table-cell office:value-type="float" office:value="169.024">
                <text:p>169.024</text:p>
              </table:table-cell>
              <table:table-cell office:value-type="float" office:value="168.718">
                <text:p>168.718</text:p>
              </table:table-cell>
              <table:table-cell office:value-type="float" office:value="168.634">
                <text:p>168.634</text:p>
              </table:table-cell>
              <table:table-cell office:value-type="float" office:value="168.628">
                <text:p>168.62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69.045">
                <text:p>169.045</text:p>
              </table:table-cell>
              <table:table-cell office:value-type="float" office:value="168.866">
                <text:p>168.866</text:p>
              </table:table-cell>
              <table:table-cell office:value-type="float" office:value="168.561">
                <text:p>168.561</text:p>
              </table:table-cell>
              <table:table-cell office:value-type="float" office:value="168.477">
                <text:p>168.477</text:p>
              </table:table-cell>
              <table:table-cell office:value-type="float" office:value="168.471">
                <text:p>168.47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8.888">
                <text:p>168.888</text:p>
              </table:table-cell>
              <table:table-cell office:value-type="float" office:value="168.71">
                <text:p>168.71</text:p>
              </table:table-cell>
              <table:table-cell office:value-type="float" office:value="168.405">
                <text:p>168.405</text:p>
              </table:table-cell>
              <table:table-cell office:value-type="float" office:value="168.321">
                <text:p>168.321</text:p>
              </table:table-cell>
              <table:table-cell office:value-type="float" office:value="168.315">
                <text:p>168.3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68.732">
                <text:p>168.732</text:p>
              </table:table-cell>
              <table:table-cell office:value-type="float" office:value="168.555">
                <text:p>168.555</text:p>
              </table:table-cell>
              <table:table-cell office:value-type="float" office:value="168.248">
                <text:p>168.248</text:p>
              </table:table-cell>
              <table:table-cell office:value-type="float" office:value="168.163">
                <text:p>168.163</text:p>
              </table:table-cell>
              <table:table-cell office:value-type="float" office:value="168.158">
                <text:p>168.15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68.574">
                <text:p>168.574</text:p>
              </table:table-cell>
              <table:table-cell office:value-type="float" office:value="168.4">
                <text:p>168.4</text:p>
              </table:table-cell>
              <table:table-cell office:value-type="float" office:value="168.094">
                <text:p>168.094</text:p>
              </table:table-cell>
              <table:table-cell office:value-type="float" office:value="168.009">
                <text:p>168.009</text:p>
              </table:table-cell>
              <table:table-cell office:value-type="float" office:value="168.003">
                <text:p>168.00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8.418">
                <text:p>168.418</text:p>
              </table:table-cell>
              <table:table-cell office:value-type="float" office:value="168.246">
                <text:p>168.246</text:p>
              </table:table-cell>
              <table:table-cell office:value-type="float" office:value="167.938">
                <text:p>167.938</text:p>
              </table:table-cell>
              <table:table-cell office:value-type="float" office:value="167.856">
                <text:p>167.856</text:p>
              </table:table-cell>
              <table:table-cell office:value-type="float" office:value="167.85">
                <text:p>167.8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8.263">
                <text:p>168.263</text:p>
              </table:table-cell>
              <table:table-cell office:value-type="float" office:value="168.09">
                <text:p>168.09</text:p>
              </table:table-cell>
              <table:table-cell office:value-type="float" office:value="167.786">
                <text:p>167.786</text:p>
              </table:table-cell>
              <table:table-cell office:value-type="float" office:value="167.7">
                <text:p>167.7</text:p>
              </table:table-cell>
              <table:table-cell office:value-type="float" office:value="167.694">
                <text:p>167.69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8.11">
                <text:p>168.11</text:p>
              </table:table-cell>
              <table:table-cell office:value-type="float" office:value="167.936">
                <text:p>167.936</text:p>
              </table:table-cell>
              <table:table-cell office:value-type="float" office:value="167.629">
                <text:p>167.629</text:p>
              </table:table-cell>
              <table:table-cell office:value-type="float" office:value="167.545">
                <text:p>167.545</text:p>
              </table:table-cell>
              <table:table-cell office:value-type="float" office:value="167.539">
                <text:p>167.53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7.956">
                <text:p>167.956</text:p>
              </table:table-cell>
              <table:table-cell office:value-type="float" office:value="167.781">
                <text:p>167.781</text:p>
              </table:table-cell>
              <table:table-cell office:value-type="float" office:value="167.475">
                <text:p>167.475</text:p>
              </table:table-cell>
              <table:table-cell office:value-type="float" office:value="167.39">
                <text:p>167.39</text:p>
              </table:table-cell>
              <table:table-cell office:value-type="float" office:value="167.385">
                <text:p>167.3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7.8">
                <text:p>167.8</text:p>
              </table:table-cell>
              <table:table-cell office:value-type="float" office:value="167.628">
                <text:p>167.628</text:p>
              </table:table-cell>
              <table:table-cell office:value-type="float" office:value="167.321">
                <text:p>167.321</text:p>
              </table:table-cell>
              <table:table-cell office:value-type="float" office:value="167.237">
                <text:p>167.237</text:p>
              </table:table-cell>
              <table:table-cell office:value-type="float" office:value="167.231">
                <text:p>167.23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67.646">
                <text:p>167.646</text:p>
              </table:table-cell>
              <table:table-cell office:value-type="float" office:value="167.473">
                <text:p>167.473</text:p>
              </table:table-cell>
              <table:table-cell office:value-type="float" office:value="167.168">
                <text:p>167.168</text:p>
              </table:table-cell>
              <table:table-cell office:value-type="float" office:value="167.084">
                <text:p>167.084</text:p>
              </table:table-cell>
              <table:table-cell office:value-type="float" office:value="167.079">
                <text:p>167.07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67.491">
                <text:p>167.491</text:p>
              </table:table-cell>
              <table:table-cell office:value-type="float" office:value="167.319">
                <text:p>167.319</text:p>
              </table:table-cell>
              <table:table-cell office:value-type="float" office:value="167.016">
                <text:p>167.016</text:p>
              </table:table-cell>
              <table:table-cell office:value-type="float" office:value="166.932">
                <text:p>166.932</text:p>
              </table:table-cell>
              <table:table-cell office:value-type="float" office:value="166.926">
                <text:p>166.92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7.337">
                <text:p>167.337</text:p>
              </table:table-cell>
              <table:table-cell office:value-type="float" office:value="167.164">
                <text:p>167.164</text:p>
              </table:table-cell>
              <table:table-cell office:value-type="float" office:value="166.862">
                <text:p>166.862</text:p>
              </table:table-cell>
              <table:table-cell office:value-type="float" office:value="166.777">
                <text:p>166.777</text:p>
              </table:table-cell>
              <table:table-cell office:value-type="float" office:value="166.771">
                <text:p>166.77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7.185">
                <text:p>167.185</text:p>
              </table:table-cell>
              <table:table-cell office:value-type="float" office:value="167.01">
                <text:p>167.01</text:p>
              </table:table-cell>
              <table:table-cell office:value-type="float" office:value="166.709">
                <text:p>166.709</text:p>
              </table:table-cell>
              <table:table-cell office:value-type="float" office:value="166.623">
                <text:p>166.623</text:p>
              </table:table-cell>
              <table:table-cell office:value-type="float" office:value="166.618">
                <text:p>166.61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67.034">
                <text:p>167.034</text:p>
              </table:table-cell>
              <table:table-cell office:value-type="float" office:value="166.861">
                <text:p>166.861</text:p>
              </table:table-cell>
              <table:table-cell office:value-type="float" office:value="166.556">
                <text:p>166.556</text:p>
              </table:table-cell>
              <table:table-cell office:value-type="float" office:value="166.473">
                <text:p>166.473</text:p>
              </table:table-cell>
              <table:table-cell office:value-type="float" office:value="166.468">
                <text:p>166.46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6.88">
                <text:p>166.88</text:p>
              </table:table-cell>
              <table:table-cell office:value-type="float" office:value="166.71">
                <text:p>166.71</text:p>
              </table:table-cell>
              <table:table-cell office:value-type="float" office:value="166.407">
                <text:p>166.407</text:p>
              </table:table-cell>
              <table:table-cell office:value-type="float" office:value="166.323">
                <text:p>166.323</text:p>
              </table:table-cell>
              <table:table-cell office:value-type="float" office:value="166.318">
                <text:p>166.31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6.73">
                <text:p>166.73</text:p>
              </table:table-cell>
              <table:table-cell office:value-type="float" office:value="166.559">
                <text:p>166.559</text:p>
              </table:table-cell>
              <table:table-cell office:value-type="float" office:value="166.256">
                <text:p>166.256</text:p>
              </table:table-cell>
              <table:table-cell office:value-type="float" office:value="166.172">
                <text:p>166.172</text:p>
              </table:table-cell>
              <table:table-cell office:value-type="float" office:value="166.166">
                <text:p>166.16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66.577">
                <text:p>166.577</text:p>
              </table:table-cell>
              <table:table-cell office:value-type="float" office:value="166.409">
                <text:p>166.409</text:p>
              </table:table-cell>
              <table:table-cell office:value-type="float" office:value="166.105">
                <text:p>166.105</text:p>
              </table:table-cell>
              <table:table-cell office:value-type="float" office:value="166.019">
                <text:p>166.019</text:p>
              </table:table-cell>
              <table:table-cell office:value-type="float" office:value="166.014">
                <text:p>166.0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6.426">
                <text:p>166.426</text:p>
              </table:table-cell>
              <table:table-cell office:value-type="float" office:value="166.259">
                <text:p>166.259</text:p>
              </table:table-cell>
              <table:table-cell office:value-type="float" office:value="165.954">
                <text:p>165.954</text:p>
              </table:table-cell>
              <table:table-cell office:value-type="float" office:value="165.869">
                <text:p>165.869</text:p>
              </table:table-cell>
              <table:table-cell office:value-type="float" office:value="165.864">
                <text:p>165.86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66.275">
                <text:p>166.275</text:p>
              </table:table-cell>
              <table:table-cell office:value-type="float" office:value="166.109">
                <text:p>166.109</text:p>
              </table:table-cell>
              <table:table-cell office:value-type="float" office:value="165.803">
                <text:p>165.803</text:p>
              </table:table-cell>
              <table:table-cell office:value-type="float" office:value="165.718">
                <text:p>165.718</text:p>
              </table:table-cell>
              <table:table-cell office:value-type="float" office:value="165.713">
                <text:p>165.7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66.124">
                <text:p>166.124</text:p>
              </table:table-cell>
              <table:table-cell office:value-type="float" office:value="165.959">
                <text:p>165.959</text:p>
              </table:table-cell>
              <table:table-cell office:value-type="float" office:value="165.653">
                <text:p>165.653</text:p>
              </table:table-cell>
              <table:table-cell office:value-type="float" office:value="165.568">
                <text:p>165.568</text:p>
              </table:table-cell>
              <table:table-cell office:value-type="float" office:value="165.563">
                <text:p>165.56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5.973">
                <text:p>165.973</text:p>
              </table:table-cell>
              <table:table-cell office:value-type="float" office:value="165.809">
                <text:p>165.809</text:p>
              </table:table-cell>
              <table:table-cell office:value-type="float" office:value="165.502">
                <text:p>165.502</text:p>
              </table:table-cell>
              <table:table-cell office:value-type="float" office:value="165.419">
                <text:p>165.419</text:p>
              </table:table-cell>
              <table:table-cell office:value-type="float" office:value="165.414">
                <text:p>165.4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5.823">
                <text:p>165.823</text:p>
              </table:table-cell>
              <table:table-cell office:value-type="float" office:value="165.66">
                <text:p>165.66</text:p>
              </table:table-cell>
              <table:table-cell office:value-type="float" office:value="165.353">
                <text:p>165.353</text:p>
              </table:table-cell>
              <table:table-cell office:value-type="float" office:value="165.271">
                <text:p>165.271</text:p>
              </table:table-cell>
              <table:table-cell office:value-type="float" office:value="165.265">
                <text:p>165.26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5.675">
                <text:p>165.675</text:p>
              </table:table-cell>
              <table:table-cell office:value-type="float" office:value="165.51">
                <text:p>165.51</text:p>
              </table:table-cell>
              <table:table-cell office:value-type="float" office:value="165.204">
                <text:p>165.204</text:p>
              </table:table-cell>
              <table:table-cell office:value-type="float" office:value="165.122">
                <text:p>165.122</text:p>
              </table:table-cell>
              <table:table-cell office:value-type="float" office:value="165.117">
                <text:p>165.11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5.526">
                <text:p>165.526</text:p>
              </table:table-cell>
              <table:table-cell office:value-type="float" office:value="165.364">
                <text:p>165.364</text:p>
              </table:table-cell>
              <table:table-cell office:value-type="float" office:value="165.057">
                <text:p>165.057</text:p>
              </table:table-cell>
              <table:table-cell office:value-type="float" office:value="164.974">
                <text:p>164.974</text:p>
              </table:table-cell>
              <table:table-cell office:value-type="float" office:value="164.968">
                <text:p>164.96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65.378">
                <text:p>165.378</text:p>
              </table:table-cell>
              <table:table-cell office:value-type="float" office:value="165.216">
                <text:p>165.216</text:p>
              </table:table-cell>
              <table:table-cell office:value-type="float" office:value="164.91">
                <text:p>164.91</text:p>
              </table:table-cell>
              <table:table-cell office:value-type="float" office:value="164.827">
                <text:p>164.827</text:p>
              </table:table-cell>
              <table:table-cell office:value-type="float" office:value="164.822">
                <text:p>164.82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5.229">
                <text:p>165.229</text:p>
              </table:table-cell>
              <table:table-cell office:value-type="float" office:value="165.068">
                <text:p>165.068</text:p>
              </table:table-cell>
              <table:table-cell office:value-type="float" office:value="164.761">
                <text:p>164.761</text:p>
              </table:table-cell>
              <table:table-cell office:value-type="float" office:value="164.68">
                <text:p>164.68</text:p>
              </table:table-cell>
              <table:table-cell office:value-type="float" office:value="164.674">
                <text:p>164.67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5.084">
                <text:p>165.084</text:p>
              </table:table-cell>
              <table:table-cell office:value-type="float" office:value="164.922">
                <text:p>164.922</text:p>
              </table:table-cell>
              <table:table-cell office:value-type="float" office:value="164.614">
                <text:p>164.614</text:p>
              </table:table-cell>
              <table:table-cell office:value-type="float" office:value="164.533">
                <text:p>164.533</text:p>
              </table:table-cell>
              <table:table-cell office:value-type="float" office:value="164.527">
                <text:p>164.52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4.936">
                <text:p>164.936</text:p>
              </table:table-cell>
              <table:table-cell office:value-type="float" office:value="164.775">
                <text:p>164.775</text:p>
              </table:table-cell>
              <table:table-cell office:value-type="float" office:value="164.468">
                <text:p>164.468</text:p>
              </table:table-cell>
              <table:table-cell office:value-type="float" office:value="164.385">
                <text:p>164.385</text:p>
              </table:table-cell>
              <table:table-cell office:value-type="float" office:value="164.379">
                <text:p>164.37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64.788">
                <text:p>164.788</text:p>
              </table:table-cell>
              <table:table-cell office:value-type="float" office:value="164.628">
                <text:p>164.628</text:p>
              </table:table-cell>
              <table:table-cell office:value-type="float" office:value="164.319">
                <text:p>164.319</text:p>
              </table:table-cell>
              <table:table-cell office:value-type="float" office:value="164.237">
                <text:p>164.237</text:p>
              </table:table-cell>
              <table:table-cell office:value-type="float" office:value="164.232">
                <text:p>164.2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4.642">
                <text:p>164.642</text:p>
              </table:table-cell>
              <table:table-cell office:value-type="float" office:value="164.482">
                <text:p>164.482</text:p>
              </table:table-cell>
              <table:table-cell office:value-type="float" office:value="164.174">
                <text:p>164.174</text:p>
              </table:table-cell>
              <table:table-cell office:value-type="float" office:value="164.094">
                <text:p>164.094</text:p>
              </table:table-cell>
              <table:table-cell office:value-type="float" office:value="164.088">
                <text:p>164.08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4.495">
                <text:p>164.495</text:p>
              </table:table-cell>
              <table:table-cell office:value-type="float" office:value="164.337">
                <text:p>164.337</text:p>
              </table:table-cell>
              <table:table-cell office:value-type="float" office:value="164.028">
                <text:p>164.028</text:p>
              </table:table-cell>
              <table:table-cell office:value-type="float" office:value="163.947">
                <text:p>163.947</text:p>
              </table:table-cell>
              <table:table-cell office:value-type="float" office:value="163.941">
                <text:p>163.9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64.35">
                <text:p>164.35</text:p>
              </table:table-cell>
              <table:table-cell office:value-type="float" office:value="164.19">
                <text:p>164.19</text:p>
              </table:table-cell>
              <table:table-cell office:value-type="float" office:value="163.883">
                <text:p>163.883</text:p>
              </table:table-cell>
              <table:table-cell office:value-type="float" office:value="163.801">
                <text:p>163.801</text:p>
              </table:table-cell>
              <table:table-cell office:value-type="float" office:value="163.796">
                <text:p>163.79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64.204">
                <text:p>164.204</text:p>
              </table:table-cell>
              <table:table-cell office:value-type="float" office:value="164.044">
                <text:p>164.044</text:p>
              </table:table-cell>
              <table:table-cell office:value-type="float" office:value="163.739">
                <text:p>163.739</text:p>
              </table:table-cell>
              <table:table-cell office:value-type="float" office:value="163.657">
                <text:p>163.657</text:p>
              </table:table-cell>
              <table:table-cell office:value-type="float" office:value="163.651">
                <text:p>163.65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64.058">
                <text:p>164.058</text:p>
              </table:table-cell>
              <table:table-cell office:value-type="float" office:value="163.898">
                <text:p>163.898</text:p>
              </table:table-cell>
              <table:table-cell office:value-type="float" office:value="163.591">
                <text:p>163.591</text:p>
              </table:table-cell>
              <table:table-cell office:value-type="float" office:value="163.51">
                <text:p>163.51</text:p>
              </table:table-cell>
              <table:table-cell office:value-type="float" office:value="163.505">
                <text:p>163.50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3.913">
                <text:p>163.913</text:p>
              </table:table-cell>
              <table:table-cell office:value-type="float" office:value="163.752">
                <text:p>163.752</text:p>
              </table:table-cell>
              <table:table-cell office:value-type="float" office:value="163.446">
                <text:p>163.446</text:p>
              </table:table-cell>
              <table:table-cell office:value-type="float" office:value="163.366">
                <text:p>163.366</text:p>
              </table:table-cell>
              <table:table-cell office:value-type="float" office:value="163.361">
                <text:p>163.36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63.766">
                <text:p>163.766</text:p>
              </table:table-cell>
              <table:table-cell office:value-type="float" office:value="163.609">
                <text:p>163.609</text:p>
              </table:table-cell>
              <table:table-cell office:value-type="float" office:value="163.3">
                <text:p>163.3</text:p>
              </table:table-cell>
              <table:table-cell office:value-type="float" office:value="163.22">
                <text:p>163.22</text:p>
              </table:table-cell>
              <table:table-cell office:value-type="float" office:value="163.214">
                <text:p>163.2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63.622">
                <text:p>163.622</text:p>
              </table:table-cell>
              <table:table-cell office:value-type="float" office:value="163.465">
                <text:p>163.465</text:p>
              </table:table-cell>
              <table:table-cell office:value-type="float" office:value="163.156">
                <text:p>163.156</text:p>
              </table:table-cell>
              <table:table-cell office:value-type="float" office:value="163.074">
                <text:p>163.074</text:p>
              </table:table-cell>
              <table:table-cell office:value-type="float" office:value="163.068">
                <text:p>163.06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63.477">
                <text:p>163.477</text:p>
              </table:table-cell>
              <table:table-cell office:value-type="float" office:value="163.321">
                <text:p>163.321</text:p>
              </table:table-cell>
              <table:table-cell office:value-type="float" office:value="163.011">
                <text:p>163.011</text:p>
              </table:table-cell>
              <table:table-cell office:value-type="float" office:value="162.929">
                <text:p>162.929</text:p>
              </table:table-cell>
              <table:table-cell office:value-type="float" office:value="162.925">
                <text:p>162.92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3.333">
                <text:p>163.333</text:p>
              </table:table-cell>
              <table:table-cell office:value-type="float" office:value="163.179">
                <text:p>163.179</text:p>
              </table:table-cell>
              <table:table-cell office:value-type="float" office:value="162.867">
                <text:p>162.867</text:p>
              </table:table-cell>
              <table:table-cell office:value-type="float" office:value="162.789">
                <text:p>162.789</text:p>
              </table:table-cell>
              <table:table-cell office:value-type="float" office:value="162.784">
                <text:p>162.78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63.189">
                <text:p>163.189</text:p>
              </table:table-cell>
              <table:table-cell office:value-type="float" office:value="163.035">
                <text:p>163.035</text:p>
              </table:table-cell>
              <table:table-cell office:value-type="float" office:value="162.725">
                <text:p>162.725</text:p>
              </table:table-cell>
              <table:table-cell office:value-type="float" office:value="162.645">
                <text:p>162.645</text:p>
              </table:table-cell>
              <table:table-cell office:value-type="float" office:value="162.64">
                <text:p>162.6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3.046">
                <text:p>163.046</text:p>
              </table:table-cell>
              <table:table-cell office:value-type="float" office:value="162.892">
                <text:p>162.892</text:p>
              </table:table-cell>
              <table:table-cell office:value-type="float" office:value="162.583">
                <text:p>162.583</text:p>
              </table:table-cell>
              <table:table-cell office:value-type="float" office:value="162.503">
                <text:p>162.503</text:p>
              </table:table-cell>
              <table:table-cell office:value-type="float" office:value="162.497">
                <text:p>162.49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62.905">
                <text:p>162.905</text:p>
              </table:table-cell>
              <table:table-cell office:value-type="float" office:value="162.75">
                <text:p>162.75</text:p>
              </table:table-cell>
              <table:table-cell office:value-type="float" office:value="162.441">
                <text:p>162.441</text:p>
              </table:table-cell>
              <table:table-cell office:value-type="float" office:value="162.362">
                <text:p>162.362</text:p>
              </table:table-cell>
              <table:table-cell office:value-type="float" office:value="162.357">
                <text:p>162.35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62.761">
                <text:p>162.761</text:p>
              </table:table-cell>
              <table:table-cell office:value-type="float" office:value="162.61">
                <text:p>162.61</text:p>
              </table:table-cell>
              <table:table-cell office:value-type="float" office:value="162.299">
                <text:p>162.299</text:p>
              </table:table-cell>
              <table:table-cell office:value-type="float" office:value="162.219">
                <text:p>162.219</text:p>
              </table:table-cell>
              <table:table-cell office:value-type="float" office:value="162.213">
                <text:p>162.21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2.617">
                <text:p>162.617</text:p>
              </table:table-cell>
              <table:table-cell office:value-type="float" office:value="162.467">
                <text:p>162.467</text:p>
              </table:table-cell>
              <table:table-cell office:value-type="float" office:value="162.156">
                <text:p>162.156</text:p>
              </table:table-cell>
              <table:table-cell office:value-type="float" office:value="162.078">
                <text:p>162.078</text:p>
              </table:table-cell>
              <table:table-cell office:value-type="float" office:value="162.072">
                <text:p>162.07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2.475">
                <text:p>162.475</text:p>
              </table:table-cell>
              <table:table-cell office:value-type="float" office:value="162.327">
                <text:p>162.327</text:p>
              </table:table-cell>
              <table:table-cell office:value-type="float" office:value="162.016">
                <text:p>162.016</text:p>
              </table:table-cell>
              <table:table-cell office:value-type="float" office:value="161.936">
                <text:p>161.936</text:p>
              </table:table-cell>
              <table:table-cell office:value-type="float" office:value="161.931">
                <text:p>161.9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62.333">
                <text:p>162.333</text:p>
              </table:table-cell>
              <table:table-cell office:value-type="float" office:value="162.185">
                <text:p>162.185</text:p>
              </table:table-cell>
              <table:table-cell office:value-type="float" office:value="161.875">
                <text:p>161.875</text:p>
              </table:table-cell>
              <table:table-cell office:value-type="float" office:value="161.795">
                <text:p>161.795</text:p>
              </table:table-cell>
              <table:table-cell office:value-type="float" office:value="161.79">
                <text:p>161.7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2.192">
                <text:p>162.192</text:p>
              </table:table-cell>
              <table:table-cell office:value-type="float" office:value="162.044">
                <text:p>162.044</text:p>
              </table:table-cell>
              <table:table-cell office:value-type="float" office:value="161.733">
                <text:p>161.733</text:p>
              </table:table-cell>
              <table:table-cell office:value-type="float" office:value="161.655">
                <text:p>161.655</text:p>
              </table:table-cell>
              <table:table-cell office:value-type="float" office:value="161.649">
                <text:p>161.64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2.051">
                <text:p>162.051</text:p>
              </table:table-cell>
              <table:table-cell office:value-type="float" office:value="161.902">
                <text:p>161.902</text:p>
              </table:table-cell>
              <table:table-cell office:value-type="float" office:value="161.593">
                <text:p>161.593</text:p>
              </table:table-cell>
              <table:table-cell office:value-type="float" office:value="161.514">
                <text:p>161.514</text:p>
              </table:table-cell>
              <table:table-cell office:value-type="float" office:value="161.509">
                <text:p>161.50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1.909">
                <text:p>161.909</text:p>
              </table:table-cell>
              <table:table-cell office:value-type="float" office:value="161.762">
                <text:p>161.762</text:p>
              </table:table-cell>
              <table:table-cell office:value-type="float" office:value="161.453">
                <text:p>161.453</text:p>
              </table:table-cell>
              <table:table-cell office:value-type="float" office:value="161.375">
                <text:p>161.375</text:p>
              </table:table-cell>
              <table:table-cell office:value-type="float" office:value="161.369">
                <text:p>161.36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1.77">
                <text:p>161.77</text:p>
              </table:table-cell>
              <table:table-cell office:value-type="float" office:value="161.622">
                <text:p>161.622</text:p>
              </table:table-cell>
              <table:table-cell office:value-type="float" office:value="161.313">
                <text:p>161.313</text:p>
              </table:table-cell>
              <table:table-cell office:value-type="float" office:value="161.234">
                <text:p>161.234</text:p>
              </table:table-cell>
              <table:table-cell office:value-type="float" office:value="161.229">
                <text:p>161.22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1.63">
                <text:p>161.63</text:p>
              </table:table-cell>
              <table:table-cell office:value-type="float" office:value="161.483">
                <text:p>161.483</text:p>
              </table:table-cell>
              <table:table-cell office:value-type="float" office:value="161.173">
                <text:p>161.173</text:p>
              </table:table-cell>
              <table:table-cell office:value-type="float" office:value="161.095">
                <text:p>161.095</text:p>
              </table:table-cell>
              <table:table-cell office:value-type="float" office:value="161.09">
                <text:p>161.0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1.489">
                <text:p>161.489</text:p>
              </table:table-cell>
              <table:table-cell office:value-type="float" office:value="161.344">
                <text:p>161.344</text:p>
              </table:table-cell>
              <table:table-cell office:value-type="float" office:value="161.034">
                <text:p>161.034</text:p>
              </table:table-cell>
              <table:table-cell office:value-type="float" office:value="160.955">
                <text:p>160.955</text:p>
              </table:table-cell>
              <table:table-cell office:value-type="float" office:value="160.949">
                <text:p>160.94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61.351">
                <text:p>161.351</text:p>
              </table:table-cell>
              <table:table-cell office:value-type="float" office:value="161.206">
                <text:p>161.206</text:p>
              </table:table-cell>
              <table:table-cell office:value-type="float" office:value="160.894">
                <text:p>160.894</text:p>
              </table:table-cell>
              <table:table-cell office:value-type="float" office:value="160.816">
                <text:p>160.816</text:p>
              </table:table-cell>
              <table:table-cell office:value-type="float" office:value="160.811">
                <text:p>160.8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1.211">
                <text:p>161.211</text:p>
              </table:table-cell>
              <table:table-cell office:value-type="float" office:value="161.067">
                <text:p>161.067</text:p>
              </table:table-cell>
              <table:table-cell office:value-type="float" office:value="160.755">
                <text:p>160.755</text:p>
              </table:table-cell>
              <table:table-cell office:value-type="float" office:value="160.677">
                <text:p>160.677</text:p>
              </table:table-cell>
              <table:table-cell office:value-type="float" office:value="160.672">
                <text:p>160.67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1.071">
                <text:p>161.071</text:p>
              </table:table-cell>
              <table:table-cell office:value-type="float" office:value="160.929">
                <text:p>160.929</text:p>
              </table:table-cell>
              <table:table-cell office:value-type="float" office:value="160.616">
                <text:p>160.616</text:p>
              </table:table-cell>
              <table:table-cell office:value-type="float" office:value="160.539">
                <text:p>160.539</text:p>
              </table:table-cell>
              <table:table-cell office:value-type="float" office:value="160.534">
                <text:p>160.53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0.931">
                <text:p>160.931</text:p>
              </table:table-cell>
              <table:table-cell office:value-type="float" office:value="160.791">
                <text:p>160.791</text:p>
              </table:table-cell>
              <table:table-cell office:value-type="float" office:value="160.478">
                <text:p>160.478</text:p>
              </table:table-cell>
              <table:table-cell office:value-type="float" office:value="160.402">
                <text:p>160.402</text:p>
              </table:table-cell>
              <table:table-cell office:value-type="float" office:value="160.396">
                <text:p>160.39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0.795">
                <text:p>160.795</text:p>
              </table:table-cell>
              <table:table-cell office:value-type="float" office:value="160.653">
                <text:p>160.653</text:p>
              </table:table-cell>
              <table:table-cell office:value-type="float" office:value="160.341">
                <text:p>160.341</text:p>
              </table:table-cell>
              <table:table-cell office:value-type="float" office:value="160.263">
                <text:p>160.263</text:p>
              </table:table-cell>
              <table:table-cell office:value-type="float" office:value="160.258">
                <text:p>160.25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0.656">
                <text:p>160.656</text:p>
              </table:table-cell>
              <table:table-cell office:value-type="float" office:value="160.515">
                <text:p>160.515</text:p>
              </table:table-cell>
              <table:table-cell office:value-type="float" office:value="160.204">
                <text:p>160.204</text:p>
              </table:table-cell>
              <table:table-cell office:value-type="float" office:value="160.125">
                <text:p>160.125</text:p>
              </table:table-cell>
              <table:table-cell office:value-type="float" office:value="160.12">
                <text:p>160.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0.518">
                <text:p>160.518</text:p>
              </table:table-cell>
              <table:table-cell office:value-type="float" office:value="160.378">
                <text:p>160.378</text:p>
              </table:table-cell>
              <table:table-cell office:value-type="float" office:value="160.065">
                <text:p>160.065</text:p>
              </table:table-cell>
              <table:table-cell office:value-type="float" office:value="159.987">
                <text:p>159.987</text:p>
              </table:table-cell>
              <table:table-cell office:value-type="float" office:value="159.982">
                <text:p>159.98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0.381">
                <text:p>160.381</text:p>
              </table:table-cell>
              <table:table-cell office:value-type="float" office:value="160.241">
                <text:p>160.241</text:p>
              </table:table-cell>
              <table:table-cell office:value-type="float" office:value="159.928">
                <text:p>159.928</text:p>
              </table:table-cell>
              <table:table-cell office:value-type="float" office:value="159.852">
                <text:p>159.852</text:p>
              </table:table-cell>
              <table:table-cell office:value-type="float" office:value="159.846">
                <text:p>159.84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0.244">
                <text:p>160.244</text:p>
              </table:table-cell>
              <table:table-cell office:value-type="float" office:value="160.106">
                <text:p>160.106</text:p>
              </table:table-cell>
              <table:table-cell office:value-type="float" office:value="159.792">
                <text:p>159.792</text:p>
              </table:table-cell>
              <table:table-cell office:value-type="float" office:value="159.716">
                <text:p>159.716</text:p>
              </table:table-cell>
              <table:table-cell office:value-type="float" office:value="159.711">
                <text:p>159.71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60.107">
                <text:p>160.107</text:p>
              </table:table-cell>
              <table:table-cell office:value-type="float" office:value="159.97">
                <text:p>159.97</text:p>
              </table:table-cell>
              <table:table-cell office:value-type="float" office:value="159.656">
                <text:p>159.656</text:p>
              </table:table-cell>
              <table:table-cell office:value-type="float" office:value="159.581">
                <text:p>159.581</text:p>
              </table:table-cell>
              <table:table-cell office:value-type="float" office:value="159.576">
                <text:p>159.57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9.969">
                <text:p>159.969</text:p>
              </table:table-cell>
              <table:table-cell office:value-type="float" office:value="159.833">
                <text:p>159.833</text:p>
              </table:table-cell>
              <table:table-cell office:value-type="float" office:value="159.522">
                <text:p>159.522</text:p>
              </table:table-cell>
              <table:table-cell office:value-type="float" office:value="159.445">
                <text:p>159.445</text:p>
              </table:table-cell>
              <table:table-cell office:value-type="float" office:value="159.439">
                <text:p>159.43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9.835">
                <text:p>159.835</text:p>
              </table:table-cell>
              <table:table-cell office:value-type="float" office:value="159.698">
                <text:p>159.698</text:p>
              </table:table-cell>
              <table:table-cell office:value-type="float" office:value="159.386">
                <text:p>159.386</text:p>
              </table:table-cell>
              <table:table-cell office:value-type="float" office:value="159.309">
                <text:p>159.309</text:p>
              </table:table-cell>
              <table:table-cell office:value-type="float" office:value="159.305">
                <text:p>159.3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9.699">
                <text:p>159.699</text:p>
              </table:table-cell>
              <table:table-cell office:value-type="float" office:value="159.563">
                <text:p>159.563</text:p>
              </table:table-cell>
              <table:table-cell office:value-type="float" office:value="159.25">
                <text:p>159.25</text:p>
              </table:table-cell>
              <table:table-cell office:value-type="float" office:value="159.174">
                <text:p>159.174</text:p>
              </table:table-cell>
              <table:table-cell office:value-type="float" office:value="159.169">
                <text:p>159.16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9.563">
                <text:p>159.563</text:p>
              </table:table-cell>
              <table:table-cell office:value-type="float" office:value="159.428">
                <text:p>159.428</text:p>
              </table:table-cell>
              <table:table-cell office:value-type="float" office:value="159.115">
                <text:p>159.115</text:p>
              </table:table-cell>
              <table:table-cell office:value-type="float" office:value="159.039">
                <text:p>159.039</text:p>
              </table:table-cell>
              <table:table-cell office:value-type="float" office:value="159.034">
                <text:p>159.03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9.427">
                <text:p>159.427</text:p>
              </table:table-cell>
              <table:table-cell office:value-type="float" office:value="159.293">
                <text:p>159.293</text:p>
              </table:table-cell>
              <table:table-cell office:value-type="float" office:value="158.979">
                <text:p>158.979</text:p>
              </table:table-cell>
              <table:table-cell office:value-type="float" office:value="158.902">
                <text:p>158.902</text:p>
              </table:table-cell>
              <table:table-cell office:value-type="float" office:value="158.897">
                <text:p>158.89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9.292">
                <text:p>159.292</text:p>
              </table:table-cell>
              <table:table-cell office:value-type="float" office:value="159.159">
                <text:p>159.159</text:p>
              </table:table-cell>
              <table:table-cell office:value-type="float" office:value="158.845">
                <text:p>158.845</text:p>
              </table:table-cell>
              <table:table-cell office:value-type="float" office:value="158.768">
                <text:p>158.768</text:p>
              </table:table-cell>
              <table:table-cell office:value-type="float" office:value="158.763">
                <text:p>158.7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9.157">
                <text:p>159.157</text:p>
              </table:table-cell>
              <table:table-cell office:value-type="float" office:value="159.024">
                <text:p>159.024</text:p>
              </table:table-cell>
              <table:table-cell office:value-type="float" office:value="158.711">
                <text:p>158.711</text:p>
              </table:table-cell>
              <table:table-cell office:value-type="float" office:value="158.635">
                <text:p>158.635</text:p>
              </table:table-cell>
              <table:table-cell office:value-type="float" office:value="158.63">
                <text:p>158.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59.024">
                <text:p>159.024</text:p>
              </table:table-cell>
              <table:table-cell office:value-type="float" office:value="158.89">
                <text:p>158.89</text:p>
              </table:table-cell>
              <table:table-cell office:value-type="float" office:value="158.578">
                <text:p>158.578</text:p>
              </table:table-cell>
              <table:table-cell office:value-type="float" office:value="158.502">
                <text:p>158.502</text:p>
              </table:table-cell>
              <table:table-cell office:value-type="float" office:value="158.497">
                <text:p>158.49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8.89">
                <text:p>158.89</text:p>
              </table:table-cell>
              <table:table-cell office:value-type="float" office:value="158.758">
                <text:p>158.758</text:p>
              </table:table-cell>
              <table:table-cell office:value-type="float" office:value="158.445">
                <text:p>158.445</text:p>
              </table:table-cell>
              <table:table-cell office:value-type="float" office:value="158.369">
                <text:p>158.369</text:p>
              </table:table-cell>
              <table:table-cell office:value-type="float" office:value="158.364">
                <text:p>158.36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8.757">
                <text:p>158.757</text:p>
              </table:table-cell>
              <table:table-cell office:value-type="float" office:value="158.625">
                <text:p>158.625</text:p>
              </table:table-cell>
              <table:table-cell office:value-type="float" office:value="158.312">
                <text:p>158.312</text:p>
              </table:table-cell>
              <table:table-cell office:value-type="float" office:value="158.235">
                <text:p>158.235</text:p>
              </table:table-cell>
              <table:table-cell office:value-type="float" office:value="158.229">
                <text:p>158.22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8.624">
                <text:p>158.624</text:p>
              </table:table-cell>
              <table:table-cell office:value-type="float" office:value="158.492">
                <text:p>158.492</text:p>
              </table:table-cell>
              <table:table-cell office:value-type="float" office:value="158.178">
                <text:p>158.178</text:p>
              </table:table-cell>
              <table:table-cell office:value-type="float" office:value="158.101">
                <text:p>158.101</text:p>
              </table:table-cell>
              <table:table-cell office:value-type="float" office:value="158.096">
                <text:p>158.09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8.492">
                <text:p>158.492</text:p>
              </table:table-cell>
              <table:table-cell office:value-type="float" office:value="158.36">
                <text:p>158.36</text:p>
              </table:table-cell>
              <table:table-cell office:value-type="float" office:value="158.045">
                <text:p>158.045</text:p>
              </table:table-cell>
              <table:table-cell office:value-type="float" office:value="157.969">
                <text:p>157.969</text:p>
              </table:table-cell>
              <table:table-cell office:value-type="float" office:value="157.963">
                <text:p>157.96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58.357">
                <text:p>158.357</text:p>
              </table:table-cell>
              <table:table-cell office:value-type="float" office:value="158.227">
                <text:p>158.227</text:p>
              </table:table-cell>
              <table:table-cell office:value-type="float" office:value="157.912">
                <text:p>157.912</text:p>
              </table:table-cell>
              <table:table-cell office:value-type="float" office:value="157.837">
                <text:p>157.837</text:p>
              </table:table-cell>
              <table:table-cell office:value-type="float" office:value="157.832">
                <text:p>157.83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8.224">
                <text:p>158.224</text:p>
              </table:table-cell>
              <table:table-cell office:value-type="float" office:value="158.094">
                <text:p>158.094</text:p>
              </table:table-cell>
              <table:table-cell office:value-type="float" office:value="157.78">
                <text:p>157.78</text:p>
              </table:table-cell>
              <table:table-cell office:value-type="float" office:value="157.706">
                <text:p>157.706</text:p>
              </table:table-cell>
              <table:table-cell office:value-type="float" office:value="157.7">
                <text:p>157.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8.092">
                <text:p>158.092</text:p>
              </table:table-cell>
              <table:table-cell office:value-type="float" office:value="157.964">
                <text:p>157.964</text:p>
              </table:table-cell>
              <table:table-cell office:value-type="float" office:value="157.65">
                <text:p>157.65</text:p>
              </table:table-cell>
              <table:table-cell office:value-type="float" office:value="157.573">
                <text:p>157.573</text:p>
              </table:table-cell>
              <table:table-cell office:value-type="float" office:value="157.568">
                <text:p>157.56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57.962">
                <text:p>157.962</text:p>
              </table:table-cell>
              <table:table-cell office:value-type="float" office:value="157.832">
                <text:p>157.832</text:p>
              </table:table-cell>
              <table:table-cell office:value-type="float" office:value="157.517">
                <text:p>157.517</text:p>
              </table:table-cell>
              <table:table-cell office:value-type="float" office:value="157.442">
                <text:p>157.442</text:p>
              </table:table-cell>
              <table:table-cell office:value-type="float" office:value="157.437">
                <text:p>157.43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7.831">
                <text:p>157.831</text:p>
              </table:table-cell>
              <table:table-cell office:value-type="float" office:value="157.701">
                <text:p>157.701</text:p>
              </table:table-cell>
              <table:table-cell office:value-type="float" office:value="157.388">
                <text:p>157.388</text:p>
              </table:table-cell>
              <table:table-cell office:value-type="float" office:value="157.312">
                <text:p>157.312</text:p>
              </table:table-cell>
              <table:table-cell office:value-type="float" office:value="157.307">
                <text:p>157.30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7.7">
                <text:p>157.7</text:p>
              </table:table-cell>
              <table:table-cell office:value-type="float" office:value="157.569">
                <text:p>157.569</text:p>
              </table:table-cell>
              <table:table-cell office:value-type="float" office:value="157.258">
                <text:p>157.258</text:p>
              </table:table-cell>
              <table:table-cell office:value-type="float" office:value="157.183">
                <text:p>157.183</text:p>
              </table:table-cell>
              <table:table-cell office:value-type="float" office:value="157.177">
                <text:p>157.17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7.568">
                <text:p>157.568</text:p>
              </table:table-cell>
              <table:table-cell office:value-type="float" office:value="157.438">
                <text:p>157.438</text:p>
              </table:table-cell>
              <table:table-cell office:value-type="float" office:value="157.127">
                <text:p>157.127</text:p>
              </table:table-cell>
              <table:table-cell office:value-type="float" office:value="157.05">
                <text:p>157.05</text:p>
              </table:table-cell>
              <table:table-cell office:value-type="float" office:value="157.046">
                <text:p>157.04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7.435">
                <text:p>157.435</text:p>
              </table:table-cell>
              <table:table-cell office:value-type="float" office:value="157.307">
                <text:p>157.307</text:p>
              </table:table-cell>
              <table:table-cell office:value-type="float" office:value="156.994">
                <text:p>156.994</text:p>
              </table:table-cell>
              <table:table-cell office:value-type="float" office:value="156.92">
                <text:p>156.92</text:p>
              </table:table-cell>
              <table:table-cell office:value-type="float" office:value="156.915">
                <text:p>156.91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7.304">
                <text:p>157.304</text:p>
              </table:table-cell>
              <table:table-cell office:value-type="float" office:value="157.179">
                <text:p>157.179</text:p>
              </table:table-cell>
              <table:table-cell office:value-type="float" office:value="156.865">
                <text:p>156.865</text:p>
              </table:table-cell>
              <table:table-cell office:value-type="float" office:value="156.79">
                <text:p>156.79</text:p>
              </table:table-cell>
              <table:table-cell office:value-type="float" office:value="156.785">
                <text:p>156.78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7.174">
                <text:p>157.174</text:p>
              </table:table-cell>
              <table:table-cell office:value-type="float" office:value="157.05">
                <text:p>157.05</text:p>
              </table:table-cell>
              <table:table-cell office:value-type="float" office:value="156.734">
                <text:p>156.734</text:p>
              </table:table-cell>
              <table:table-cell office:value-type="float" office:value="156.66">
                <text:p>156.66</text:p>
              </table:table-cell>
              <table:table-cell office:value-type="float" office:value="156.655">
                <text:p>156.6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7.044">
                <text:p>157.044</text:p>
              </table:table-cell>
              <table:table-cell office:value-type="float" office:value="156.92">
                <text:p>156.92</text:p>
              </table:table-cell>
              <table:table-cell office:value-type="float" office:value="156.605">
                <text:p>156.605</text:p>
              </table:table-cell>
              <table:table-cell office:value-type="float" office:value="156.53">
                <text:p>156.53</text:p>
              </table:table-cell>
              <table:table-cell office:value-type="float" office:value="156.524">
                <text:p>156.5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6.914">
                <text:p>156.914</text:p>
              </table:table-cell>
              <table:table-cell office:value-type="float" office:value="156.79">
                <text:p>156.79</text:p>
              </table:table-cell>
              <table:table-cell office:value-type="float" office:value="156.476">
                <text:p>156.476</text:p>
              </table:table-cell>
              <table:table-cell office:value-type="float" office:value="156.399">
                <text:p>156.399</text:p>
              </table:table-cell>
              <table:table-cell office:value-type="float" office:value="156.394">
                <text:p>156.39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6.784">
                <text:p>156.784</text:p>
              </table:table-cell>
              <table:table-cell office:value-type="float" office:value="156.66">
                <text:p>156.66</text:p>
              </table:table-cell>
              <table:table-cell office:value-type="float" office:value="156.345">
                <text:p>156.345</text:p>
              </table:table-cell>
              <table:table-cell office:value-type="float" office:value="156.27">
                <text:p>156.27</text:p>
              </table:table-cell>
              <table:table-cell office:value-type="float" office:value="156.265">
                <text:p>156.26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56.656">
                <text:p>156.656</text:p>
              </table:table-cell>
              <table:table-cell office:value-type="float" office:value="156.531">
                <text:p>156.531</text:p>
              </table:table-cell>
              <table:table-cell office:value-type="float" office:value="156.218">
                <text:p>156.218</text:p>
              </table:table-cell>
              <table:table-cell office:value-type="float" office:value="156.142">
                <text:p>156.142</text:p>
              </table:table-cell>
              <table:table-cell office:value-type="float" office:value="156.137">
                <text:p>156.13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56.526">
                <text:p>156.526</text:p>
              </table:table-cell>
              <table:table-cell office:value-type="float" office:value="156.404">
                <text:p>156.404</text:p>
              </table:table-cell>
              <table:table-cell office:value-type="float" office:value="156.089">
                <text:p>156.089</text:p>
              </table:table-cell>
              <table:table-cell office:value-type="float" office:value="156.013">
                <text:p>156.013</text:p>
              </table:table-cell>
              <table:table-cell office:value-type="float" office:value="156.008">
                <text:p>156.00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6.398">
                <text:p>156.398</text:p>
              </table:table-cell>
              <table:table-cell office:value-type="float" office:value="156.275">
                <text:p>156.275</text:p>
              </table:table-cell>
              <table:table-cell office:value-type="float" office:value="155.96">
                <text:p>155.96</text:p>
              </table:table-cell>
              <table:table-cell office:value-type="float" office:value="155.886">
                <text:p>155.886</text:p>
              </table:table-cell>
              <table:table-cell office:value-type="float" office:value="155.88">
                <text:p>155.8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6.271">
                <text:p>156.271</text:p>
              </table:table-cell>
              <table:table-cell office:value-type="float" office:value="156.149">
                <text:p>156.149</text:p>
              </table:table-cell>
              <table:table-cell office:value-type="float" office:value="155.834">
                <text:p>155.834</text:p>
              </table:table-cell>
              <table:table-cell office:value-type="float" office:value="155.758">
                <text:p>155.758</text:p>
              </table:table-cell>
              <table:table-cell office:value-type="float" office:value="155.754">
                <text:p>155.75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56.141">
                <text:p>156.141</text:p>
              </table:table-cell>
              <table:table-cell office:value-type="float" office:value="156.021">
                <text:p>156.021</text:p>
              </table:table-cell>
              <table:table-cell office:value-type="float" office:value="155.706">
                <text:p>155.706</text:p>
              </table:table-cell>
              <table:table-cell office:value-type="float" office:value="155.63">
                <text:p>155.63</text:p>
              </table:table-cell>
              <table:table-cell office:value-type="float" office:value="155.625">
                <text:p>155.62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56.012">
                <text:p>156.012</text:p>
              </table:table-cell>
              <table:table-cell office:value-type="float" office:value="155.895">
                <text:p>155.895</text:p>
              </table:table-cell>
              <table:table-cell office:value-type="float" office:value="155.578">
                <text:p>155.578</text:p>
              </table:table-cell>
              <table:table-cell office:value-type="float" office:value="155.502">
                <text:p>155.502</text:p>
              </table:table-cell>
              <table:table-cell office:value-type="float" office:value="155.497">
                <text:p>155.49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5.885">
                <text:p>155.885</text:p>
              </table:table-cell>
              <table:table-cell office:value-type="float" office:value="155.767">
                <text:p>155.767</text:p>
              </table:table-cell>
              <table:table-cell office:value-type="float" office:value="155.451">
                <text:p>155.451</text:p>
              </table:table-cell>
              <table:table-cell office:value-type="float" office:value="155.375">
                <text:p>155.375</text:p>
              </table:table-cell>
              <table:table-cell office:value-type="float" office:value="155.37">
                <text:p>155.3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5.757">
                <text:p>155.757</text:p>
              </table:table-cell>
              <table:table-cell office:value-type="float" office:value="155.64">
                <text:p>155.64</text:p>
              </table:table-cell>
              <table:table-cell office:value-type="float" office:value="155.324">
                <text:p>155.324</text:p>
              </table:table-cell>
              <table:table-cell office:value-type="float" office:value="155.248">
                <text:p>155.248</text:p>
              </table:table-cell>
              <table:table-cell office:value-type="float" office:value="155.243">
                <text:p>155.24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5.63">
                <text:p>155.63</text:p>
              </table:table-cell>
              <table:table-cell office:value-type="float" office:value="155.513">
                <text:p>155.513</text:p>
              </table:table-cell>
              <table:table-cell office:value-type="float" office:value="155.196">
                <text:p>155.196</text:p>
              </table:table-cell>
              <table:table-cell office:value-type="float" office:value="155.12">
                <text:p>155.12</text:p>
              </table:table-cell>
              <table:table-cell office:value-type="float" office:value="155.116">
                <text:p>155.1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5.502">
                <text:p>155.502</text:p>
              </table:table-cell>
              <table:table-cell office:value-type="float" office:value="155.387">
                <text:p>155.387</text:p>
              </table:table-cell>
              <table:table-cell office:value-type="float" office:value="155.069">
                <text:p>155.069</text:p>
              </table:table-cell>
              <table:table-cell office:value-type="float" office:value="154.994">
                <text:p>154.994</text:p>
              </table:table-cell>
              <table:table-cell office:value-type="float" office:value="154.99">
                <text:p>154.9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5.376">
                <text:p>155.376</text:p>
              </table:table-cell>
              <table:table-cell office:value-type="float" office:value="155.261">
                <text:p>155.261</text:p>
              </table:table-cell>
              <table:table-cell office:value-type="float" office:value="154.943">
                <text:p>154.943</text:p>
              </table:table-cell>
              <table:table-cell office:value-type="float" office:value="154.868">
                <text:p>154.868</text:p>
              </table:table-cell>
              <table:table-cell office:value-type="float" office:value="154.864">
                <text:p>154.86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5.25">
                <text:p>155.25</text:p>
              </table:table-cell>
              <table:table-cell office:value-type="float" office:value="155.134">
                <text:p>155.134</text:p>
              </table:table-cell>
              <table:table-cell office:value-type="float" office:value="154.817">
                <text:p>154.817</text:p>
              </table:table-cell>
              <table:table-cell office:value-type="float" office:value="154.743">
                <text:p>154.743</text:p>
              </table:table-cell>
              <table:table-cell office:value-type="float" office:value="154.738">
                <text:p>154.73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5.124">
                <text:p>155.124</text:p>
              </table:table-cell>
              <table:table-cell office:value-type="float" office:value="155.008">
                <text:p>155.008</text:p>
              </table:table-cell>
              <table:table-cell office:value-type="float" office:value="154.693">
                <text:p>154.693</text:p>
              </table:table-cell>
              <table:table-cell office:value-type="float" office:value="154.619">
                <text:p>154.619</text:p>
              </table:table-cell>
              <table:table-cell office:value-type="float" office:value="154.614">
                <text:p>154.61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4.999">
                <text:p>154.999</text:p>
              </table:table-cell>
              <table:table-cell office:value-type="float" office:value="154.881">
                <text:p>154.881</text:p>
              </table:table-cell>
              <table:table-cell office:value-type="float" office:value="154.569">
                <text:p>154.569</text:p>
              </table:table-cell>
              <table:table-cell office:value-type="float" office:value="154.492">
                <text:p>154.492</text:p>
              </table:table-cell>
              <table:table-cell office:value-type="float" office:value="154.487">
                <text:p>154.48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4.874">
                <text:p>154.874</text:p>
              </table:table-cell>
              <table:table-cell office:value-type="float" office:value="154.76">
                <text:p>154.76</text:p>
              </table:table-cell>
              <table:table-cell office:value-type="float" office:value="154.445">
                <text:p>154.445</text:p>
              </table:table-cell>
              <table:table-cell office:value-type="float" office:value="154.369">
                <text:p>154.369</text:p>
              </table:table-cell>
              <table:table-cell office:value-type="float" office:value="154.365">
                <text:p>154.36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4.749">
                <text:p>154.749</text:p>
              </table:table-cell>
              <table:table-cell office:value-type="float" office:value="154.635">
                <text:p>154.635</text:p>
              </table:table-cell>
              <table:table-cell office:value-type="float" office:value="154.321">
                <text:p>154.321</text:p>
              </table:table-cell>
              <table:table-cell office:value-type="float" office:value="154.244">
                <text:p>154.244</text:p>
              </table:table-cell>
              <table:table-cell office:value-type="float" office:value="154.239">
                <text:p>154.23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4.625">
                <text:p>154.625</text:p>
              </table:table-cell>
              <table:table-cell office:value-type="float" office:value="154.511">
                <text:p>154.511</text:p>
              </table:table-cell>
              <table:table-cell office:value-type="float" office:value="154.195">
                <text:p>154.195</text:p>
              </table:table-cell>
              <table:table-cell office:value-type="float" office:value="154.121">
                <text:p>154.121</text:p>
              </table:table-cell>
              <table:table-cell office:value-type="float" office:value="154.116">
                <text:p>154.1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4.5">
                <text:p>154.5</text:p>
              </table:table-cell>
              <table:table-cell office:value-type="float" office:value="154.387">
                <text:p>154.387</text:p>
              </table:table-cell>
              <table:table-cell office:value-type="float" office:value="154.071">
                <text:p>154.071</text:p>
              </table:table-cell>
              <table:table-cell office:value-type="float" office:value="153.997">
                <text:p>153.997</text:p>
              </table:table-cell>
              <table:table-cell office:value-type="float" office:value="153.992">
                <text:p>153.9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4.376">
                <text:p>154.376</text:p>
              </table:table-cell>
              <table:table-cell office:value-type="float" office:value="154.265">
                <text:p>154.265</text:p>
              </table:table-cell>
              <table:table-cell office:value-type="float" office:value="153.949">
                <text:p>153.949</text:p>
              </table:table-cell>
              <table:table-cell office:value-type="float" office:value="153.873">
                <text:p>153.873</text:p>
              </table:table-cell>
              <table:table-cell office:value-type="float" office:value="153.868">
                <text:p>153.86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4.253">
                <text:p>154.253</text:p>
              </table:table-cell>
              <table:table-cell office:value-type="float" office:value="154.142">
                <text:p>154.142</text:p>
              </table:table-cell>
              <table:table-cell office:value-type="float" office:value="153.824">
                <text:p>153.824</text:p>
              </table:table-cell>
              <table:table-cell office:value-type="float" office:value="153.75">
                <text:p>153.75</text:p>
              </table:table-cell>
              <table:table-cell office:value-type="float" office:value="153.745">
                <text:p>153.74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4.129">
                <text:p>154.129</text:p>
              </table:table-cell>
              <table:table-cell office:value-type="float" office:value="154.017">
                <text:p>154.017</text:p>
              </table:table-cell>
              <table:table-cell office:value-type="float" office:value="153.702">
                <text:p>153.702</text:p>
              </table:table-cell>
              <table:table-cell office:value-type="float" office:value="153.626">
                <text:p>153.626</text:p>
              </table:table-cell>
              <table:table-cell office:value-type="float" office:value="153.621">
                <text:p>153.62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4.006">
                <text:p>154.006</text:p>
              </table:table-cell>
              <table:table-cell office:value-type="float" office:value="153.895">
                <text:p>153.895</text:p>
              </table:table-cell>
              <table:table-cell office:value-type="float" office:value="153.579">
                <text:p>153.579</text:p>
              </table:table-cell>
              <table:table-cell office:value-type="float" office:value="153.504">
                <text:p>153.504</text:p>
              </table:table-cell>
              <table:table-cell office:value-type="float" office:value="153.499">
                <text:p>153.49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3.881">
                <text:p>153.881</text:p>
              </table:table-cell>
              <table:table-cell office:value-type="float" office:value="153.772">
                <text:p>153.772</text:p>
              </table:table-cell>
              <table:table-cell office:value-type="float" office:value="153.457">
                <text:p>153.457</text:p>
              </table:table-cell>
              <table:table-cell office:value-type="float" office:value="153.381">
                <text:p>153.381</text:p>
              </table:table-cell>
              <table:table-cell office:value-type="float" office:value="153.376">
                <text:p>153.37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3.758">
                <text:p>153.758</text:p>
              </table:table-cell>
              <table:table-cell office:value-type="float" office:value="153.65">
                <text:p>153.65</text:p>
              </table:table-cell>
              <table:table-cell office:value-type="float" office:value="153.334">
                <text:p>153.334</text:p>
              </table:table-cell>
              <table:table-cell office:value-type="float" office:value="153.258">
                <text:p>153.258</text:p>
              </table:table-cell>
              <table:table-cell office:value-type="float" office:value="153.253">
                <text:p>153.25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3.635">
                <text:p>153.635</text:p>
              </table:table-cell>
              <table:table-cell office:value-type="float" office:value="153.527">
                <text:p>153.527</text:p>
              </table:table-cell>
              <table:table-cell office:value-type="float" office:value="153.211">
                <text:p>153.211</text:p>
              </table:table-cell>
              <table:table-cell office:value-type="float" office:value="153.135">
                <text:p>153.135</text:p>
              </table:table-cell>
              <table:table-cell office:value-type="float" office:value="153.13">
                <text:p>153.1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3.512">
                <text:p>153.512</text:p>
              </table:table-cell>
              <table:table-cell office:value-type="float" office:value="153.405">
                <text:p>153.405</text:p>
              </table:table-cell>
              <table:table-cell office:value-type="float" office:value="153.089">
                <text:p>153.089</text:p>
              </table:table-cell>
              <table:table-cell office:value-type="float" office:value="153.013">
                <text:p>153.013</text:p>
              </table:table-cell>
              <table:table-cell office:value-type="float" office:value="153.009">
                <text:p>153.00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3.39">
                <text:p>153.39</text:p>
              </table:table-cell>
              <table:table-cell office:value-type="float" office:value="153.285">
                <text:p>153.285</text:p>
              </table:table-cell>
              <table:table-cell office:value-type="float" office:value="152.967">
                <text:p>152.967</text:p>
              </table:table-cell>
              <table:table-cell office:value-type="float" office:value="152.891">
                <text:p>152.891</text:p>
              </table:table-cell>
              <table:table-cell office:value-type="float" office:value="152.885">
                <text:p>152.88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3.267">
                <text:p>153.267</text:p>
              </table:table-cell>
              <table:table-cell office:value-type="float" office:value="153.163">
                <text:p>153.163</text:p>
              </table:table-cell>
              <table:table-cell office:value-type="float" office:value="152.846">
                <text:p>152.846</text:p>
              </table:table-cell>
              <table:table-cell office:value-type="float" office:value="152.77">
                <text:p>152.77</text:p>
              </table:table-cell>
              <table:table-cell office:value-type="float" office:value="152.765">
                <text:p>152.76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3.145">
                <text:p>153.145</text:p>
              </table:table-cell>
              <table:table-cell office:value-type="float" office:value="153.041">
                <text:p>153.041</text:p>
              </table:table-cell>
              <table:table-cell office:value-type="float" office:value="152.724">
                <text:p>152.724</text:p>
              </table:table-cell>
              <table:table-cell office:value-type="float" office:value="152.649">
                <text:p>152.649</text:p>
              </table:table-cell>
              <table:table-cell office:value-type="float" office:value="152.644">
                <text:p>152.64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3.025">
                <text:p>153.025</text:p>
              </table:table-cell>
              <table:table-cell office:value-type="float" office:value="152.92">
                <text:p>152.92</text:p>
              </table:table-cell>
              <table:table-cell office:value-type="float" office:value="152.604">
                <text:p>152.604</text:p>
              </table:table-cell>
              <table:table-cell office:value-type="float" office:value="152.529">
                <text:p>152.529</text:p>
              </table:table-cell>
              <table:table-cell office:value-type="float" office:value="152.523">
                <text:p>152.52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2.904">
                <text:p>152.904</text:p>
              </table:table-cell>
              <table:table-cell office:value-type="float" office:value="152.799">
                <text:p>152.799</text:p>
              </table:table-cell>
              <table:table-cell office:value-type="float" office:value="152.483">
                <text:p>152.483</text:p>
              </table:table-cell>
              <table:table-cell office:value-type="float" office:value="152.407">
                <text:p>152.407</text:p>
              </table:table-cell>
              <table:table-cell office:value-type="float" office:value="152.402">
                <text:p>152.40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2.782">
                <text:p>152.782</text:p>
              </table:table-cell>
              <table:table-cell office:value-type="float" office:value="152.678">
                <text:p>152.678</text:p>
              </table:table-cell>
              <table:table-cell office:value-type="float" office:value="152.362">
                <text:p>152.362</text:p>
              </table:table-cell>
              <table:table-cell office:value-type="float" office:value="152.286">
                <text:p>152.286</text:p>
              </table:table-cell>
              <table:table-cell office:value-type="float" office:value="152.281">
                <text:p>152.28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2.662">
                <text:p>152.662</text:p>
              </table:table-cell>
              <table:table-cell office:value-type="float" office:value="152.558">
                <text:p>152.558</text:p>
              </table:table-cell>
              <table:table-cell office:value-type="float" office:value="152.241">
                <text:p>152.241</text:p>
              </table:table-cell>
              <table:table-cell office:value-type="float" office:value="152.167">
                <text:p>152.167</text:p>
              </table:table-cell>
              <table:table-cell office:value-type="float" office:value="152.162">
                <text:p>152.16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2.542">
                <text:p>152.542</text:p>
              </table:table-cell>
              <table:table-cell office:value-type="float" office:value="152.439">
                <text:p>152.439</text:p>
              </table:table-cell>
              <table:table-cell office:value-type="float" office:value="152.122">
                <text:p>152.122</text:p>
              </table:table-cell>
              <table:table-cell office:value-type="float" office:value="152.046">
                <text:p>152.046</text:p>
              </table:table-cell>
              <table:table-cell office:value-type="float" office:value="152.041">
                <text:p>152.04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2.421">
                <text:p>152.421</text:p>
              </table:table-cell>
              <table:table-cell office:value-type="float" office:value="152.318">
                <text:p>152.318</text:p>
              </table:table-cell>
              <table:table-cell office:value-type="float" office:value="152.002">
                <text:p>152.002</text:p>
              </table:table-cell>
              <table:table-cell office:value-type="float" office:value="151.926">
                <text:p>151.926</text:p>
              </table:table-cell>
              <table:table-cell office:value-type="float" office:value="151.921">
                <text:p>151.92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2.3">
                <text:p>152.3</text:p>
              </table:table-cell>
              <table:table-cell office:value-type="float" office:value="152.199">
                <text:p>152.199</text:p>
              </table:table-cell>
              <table:table-cell office:value-type="float" office:value="151.882">
                <text:p>151.882</text:p>
              </table:table-cell>
              <table:table-cell office:value-type="float" office:value="151.806">
                <text:p>151.806</text:p>
              </table:table-cell>
              <table:table-cell office:value-type="float" office:value="151.801">
                <text:p>151.80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2.181">
                <text:p>152.181</text:p>
              </table:table-cell>
              <table:table-cell office:value-type="float" office:value="152.081">
                <text:p>152.081</text:p>
              </table:table-cell>
              <table:table-cell office:value-type="float" office:value="151.761">
                <text:p>151.761</text:p>
              </table:table-cell>
              <table:table-cell office:value-type="float" office:value="151.688">
                <text:p>151.688</text:p>
              </table:table-cell>
              <table:table-cell office:value-type="float" office:value="151.682">
                <text:p>151.68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2.06">
                <text:p>152.06</text:p>
              </table:table-cell>
              <table:table-cell office:value-type="float" office:value="151.963">
                <text:p>151.963</text:p>
              </table:table-cell>
              <table:table-cell office:value-type="float" office:value="151.642">
                <text:p>151.642</text:p>
              </table:table-cell>
              <table:table-cell office:value-type="float" office:value="151.569">
                <text:p>151.569</text:p>
              </table:table-cell>
              <table:table-cell office:value-type="float" office:value="151.564">
                <text:p>151.56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1.943">
                <text:p>151.943</text:p>
              </table:table-cell>
              <table:table-cell office:value-type="float" office:value="151.844">
                <text:p>151.844</text:p>
              </table:table-cell>
              <table:table-cell office:value-type="float" office:value="151.523">
                <text:p>151.523</text:p>
              </table:table-cell>
              <table:table-cell office:value-type="float" office:value="151.451">
                <text:p>151.451</text:p>
              </table:table-cell>
              <table:table-cell office:value-type="float" office:value="151.446">
                <text:p>151.44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1.823">
                <text:p>151.823</text:p>
              </table:table-cell>
              <table:table-cell office:value-type="float" office:value="151.724">
                <text:p>151.724</text:p>
              </table:table-cell>
              <table:table-cell office:value-type="float" office:value="151.407">
                <text:p>151.407</text:p>
              </table:table-cell>
              <table:table-cell office:value-type="float" office:value="151.333">
                <text:p>151.333</text:p>
              </table:table-cell>
              <table:table-cell office:value-type="float" office:value="151.327">
                <text:p>151.32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1.704">
                <text:p>151.704</text:p>
              </table:table-cell>
              <table:table-cell office:value-type="float" office:value="151.606">
                <text:p>151.606</text:p>
              </table:table-cell>
              <table:table-cell office:value-type="float" office:value="151.288">
                <text:p>151.288</text:p>
              </table:table-cell>
              <table:table-cell office:value-type="float" office:value="151.215">
                <text:p>151.215</text:p>
              </table:table-cell>
              <table:table-cell office:value-type="float" office:value="151.209">
                <text:p>151.20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1.585">
                <text:p>151.585</text:p>
              </table:table-cell>
              <table:table-cell office:value-type="float" office:value="151.488">
                <text:p>151.488</text:p>
              </table:table-cell>
              <table:table-cell office:value-type="float" office:value="151.169">
                <text:p>151.169</text:p>
              </table:table-cell>
              <table:table-cell office:value-type="float" office:value="151.097">
                <text:p>151.097</text:p>
              </table:table-cell>
              <table:table-cell office:value-type="float" office:value="151.092">
                <text:p>151.09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1.468">
                <text:p>151.468</text:p>
              </table:table-cell>
              <table:table-cell office:value-type="float" office:value="151.371">
                <text:p>151.371</text:p>
              </table:table-cell>
              <table:table-cell office:value-type="float" office:value="151.051">
                <text:p>151.051</text:p>
              </table:table-cell>
              <table:table-cell office:value-type="float" office:value="150.978">
                <text:p>150.978</text:p>
              </table:table-cell>
              <table:table-cell office:value-type="float" office:value="150.974">
                <text:p>150.97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1.351">
                <text:p>151.351</text:p>
              </table:table-cell>
              <table:table-cell office:value-type="float" office:value="151.252">
                <text:p>151.252</text:p>
              </table:table-cell>
              <table:table-cell office:value-type="float" office:value="150.933">
                <text:p>150.933</text:p>
              </table:table-cell>
              <table:table-cell office:value-type="float" office:value="150.86">
                <text:p>150.86</text:p>
              </table:table-cell>
              <table:table-cell office:value-type="float" office:value="150.855">
                <text:p>150.8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1.232">
                <text:p>151.232</text:p>
              </table:table-cell>
              <table:table-cell office:value-type="float" office:value="151.136">
                <text:p>151.136</text:p>
              </table:table-cell>
              <table:table-cell office:value-type="float" office:value="150.815">
                <text:p>150.815</text:p>
              </table:table-cell>
              <table:table-cell office:value-type="float" office:value="150.742">
                <text:p>150.742</text:p>
              </table:table-cell>
              <table:table-cell office:value-type="float" office:value="150.738">
                <text:p>150.73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1.116">
                <text:p>151.116</text:p>
              </table:table-cell>
              <table:table-cell office:value-type="float" office:value="151.018">
                <text:p>151.018</text:p>
              </table:table-cell>
              <table:table-cell office:value-type="float" office:value="150.699">
                <text:p>150.699</text:p>
              </table:table-cell>
              <table:table-cell office:value-type="float" office:value="150.626">
                <text:p>150.626</text:p>
              </table:table-cell>
              <table:table-cell office:value-type="float" office:value="150.621">
                <text:p>150.62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0.999">
                <text:p>150.999</text:p>
              </table:table-cell>
              <table:table-cell office:value-type="float" office:value="150.902">
                <text:p>150.902</text:p>
              </table:table-cell>
              <table:table-cell office:value-type="float" office:value="150.582">
                <text:p>150.582</text:p>
              </table:table-cell>
              <table:table-cell office:value-type="float" office:value="150.51">
                <text:p>150.51</text:p>
              </table:table-cell>
              <table:table-cell office:value-type="float" office:value="150.506">
                <text:p>150.50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0.882">
                <text:p>150.882</text:p>
              </table:table-cell>
              <table:table-cell office:value-type="float" office:value="150.786">
                <text:p>150.786</text:p>
              </table:table-cell>
              <table:table-cell office:value-type="float" office:value="150.466">
                <text:p>150.466</text:p>
              </table:table-cell>
              <table:table-cell office:value-type="float" office:value="150.393">
                <text:p>150.393</text:p>
              </table:table-cell>
              <table:table-cell office:value-type="float" office:value="150.388">
                <text:p>150.3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0.765">
                <text:p>150.765</text:p>
              </table:table-cell>
              <table:table-cell office:value-type="float" office:value="150.669">
                <text:p>150.669</text:p>
              </table:table-cell>
              <table:table-cell office:value-type="float" office:value="150.35">
                <text:p>150.35</text:p>
              </table:table-cell>
              <table:table-cell office:value-type="float" office:value="150.277">
                <text:p>150.277</text:p>
              </table:table-cell>
              <table:table-cell office:value-type="float" office:value="150.272">
                <text:p>150.27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0.646">
                <text:p>150.646</text:p>
              </table:table-cell>
              <table:table-cell office:value-type="float" office:value="150.554">
                <text:p>150.554</text:p>
              </table:table-cell>
              <table:table-cell office:value-type="float" office:value="150.234">
                <text:p>150.234</text:p>
              </table:table-cell>
              <table:table-cell office:value-type="float" office:value="150.161">
                <text:p>150.161</text:p>
              </table:table-cell>
              <table:table-cell office:value-type="float" office:value="150.156">
                <text:p>150.15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0.531">
                <text:p>150.531</text:p>
              </table:table-cell>
              <table:table-cell office:value-type="float" office:value="150.437">
                <text:p>150.437</text:p>
              </table:table-cell>
              <table:table-cell office:value-type="float" office:value="150.118">
                <text:p>150.118</text:p>
              </table:table-cell>
              <table:table-cell office:value-type="float" office:value="150.047">
                <text:p>150.047</text:p>
              </table:table-cell>
              <table:table-cell office:value-type="float" office:value="150.042">
                <text:p>150.04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0.417">
                <text:p>150.417</text:p>
              </table:table-cell>
              <table:table-cell office:value-type="float" office:value="150.321">
                <text:p>150.321</text:p>
              </table:table-cell>
              <table:table-cell office:value-type="float" office:value="150.003">
                <text:p>150.003</text:p>
              </table:table-cell>
              <table:table-cell office:value-type="float" office:value="149.932">
                <text:p>149.932</text:p>
              </table:table-cell>
              <table:table-cell office:value-type="float" office:value="149.927">
                <text:p>149.92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0.3">
                <text:p>150.3</text:p>
              </table:table-cell>
              <table:table-cell office:value-type="float" office:value="150.206">
                <text:p>150.206</text:p>
              </table:table-cell>
              <table:table-cell office:value-type="float" office:value="149.889">
                <text:p>149.889</text:p>
              </table:table-cell>
              <table:table-cell office:value-type="float" office:value="149.816">
                <text:p>149.816</text:p>
              </table:table-cell>
              <table:table-cell office:value-type="float" office:value="149.811">
                <text:p>149.81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0.185">
                <text:p>150.185</text:p>
              </table:table-cell>
              <table:table-cell office:value-type="float" office:value="150.092">
                <text:p>150.092</text:p>
              </table:table-cell>
              <table:table-cell office:value-type="float" office:value="149.773">
                <text:p>149.773</text:p>
              </table:table-cell>
              <table:table-cell office:value-type="float" office:value="149.702">
                <text:p>149.702</text:p>
              </table:table-cell>
              <table:table-cell office:value-type="float" office:value="149.697">
                <text:p>149.69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0.07">
                <text:p>150.07</text:p>
              </table:table-cell>
              <table:table-cell office:value-type="float" office:value="149.978">
                <text:p>149.978</text:p>
              </table:table-cell>
              <table:table-cell office:value-type="float" office:value="149.658">
                <text:p>149.658</text:p>
              </table:table-cell>
              <table:table-cell office:value-type="float" office:value="149.586">
                <text:p>149.586</text:p>
              </table:table-cell>
              <table:table-cell office:value-type="float" office:value="149.582">
                <text:p>149.58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9.953">
                <text:p>149.953</text:p>
              </table:table-cell>
              <table:table-cell office:value-type="float" office:value="149.862">
                <text:p>149.862</text:p>
              </table:table-cell>
              <table:table-cell office:value-type="float" office:value="149.543">
                <text:p>149.543</text:p>
              </table:table-cell>
              <table:table-cell office:value-type="float" office:value="149.471">
                <text:p>149.471</text:p>
              </table:table-cell>
              <table:table-cell office:value-type="float" office:value="149.466">
                <text:p>149.46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9.838">
                <text:p>149.838</text:p>
              </table:table-cell>
              <table:table-cell office:value-type="float" office:value="149.75">
                <text:p>149.75</text:p>
              </table:table-cell>
              <table:table-cell office:value-type="float" office:value="149.429">
                <text:p>149.429</text:p>
              </table:table-cell>
              <table:table-cell office:value-type="float" office:value="149.359">
                <text:p>149.359</text:p>
              </table:table-cell>
              <table:table-cell office:value-type="float" office:value="149.354">
                <text:p>149.35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9.725">
                <text:p>149.725</text:p>
              </table:table-cell>
              <table:table-cell office:value-type="float" office:value="149.636">
                <text:p>149.636</text:p>
              </table:table-cell>
              <table:table-cell office:value-type="float" office:value="149.316">
                <text:p>149.316</text:p>
              </table:table-cell>
              <table:table-cell office:value-type="float" office:value="149.245">
                <text:p>149.245</text:p>
              </table:table-cell>
              <table:table-cell office:value-type="float" office:value="149.24">
                <text:p>149.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9.612">
                <text:p>149.612</text:p>
              </table:table-cell>
              <table:table-cell office:value-type="float" office:value="149.522">
                <text:p>149.522</text:p>
              </table:table-cell>
              <table:table-cell office:value-type="float" office:value="149.202">
                <text:p>149.202</text:p>
              </table:table-cell>
              <table:table-cell office:value-type="float" office:value="149.131">
                <text:p>149.131</text:p>
              </table:table-cell>
              <table:table-cell office:value-type="float" office:value="149.126">
                <text:p>149.12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9.498">
                <text:p>149.498</text:p>
              </table:table-cell>
              <table:table-cell office:value-type="float" office:value="149.408">
                <text:p>149.408</text:p>
              </table:table-cell>
              <table:table-cell office:value-type="float" office:value="149.089">
                <text:p>149.089</text:p>
              </table:table-cell>
              <table:table-cell office:value-type="float" office:value="149.018">
                <text:p>149.018</text:p>
              </table:table-cell>
              <table:table-cell office:value-type="float" office:value="149.013">
                <text:p>149.01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9.384">
                <text:p>149.384</text:p>
              </table:table-cell>
              <table:table-cell office:value-type="float" office:value="149.295">
                <text:p>149.295</text:p>
              </table:table-cell>
              <table:table-cell office:value-type="float" office:value="148.975">
                <text:p>148.975</text:p>
              </table:table-cell>
              <table:table-cell office:value-type="float" office:value="148.904">
                <text:p>148.904</text:p>
              </table:table-cell>
              <table:table-cell office:value-type="float" office:value="148.899">
                <text:p>148.89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9.27">
                <text:p>149.27</text:p>
              </table:table-cell>
              <table:table-cell office:value-type="float" office:value="149.182">
                <text:p>149.182</text:p>
              </table:table-cell>
              <table:table-cell office:value-type="float" office:value="148.862">
                <text:p>148.862</text:p>
              </table:table-cell>
              <table:table-cell office:value-type="float" office:value="148.79">
                <text:p>148.79</text:p>
              </table:table-cell>
              <table:table-cell office:value-type="float" office:value="148.785">
                <text:p>148.78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9.156">
                <text:p>149.156</text:p>
              </table:table-cell>
              <table:table-cell office:value-type="float" office:value="149.069">
                <text:p>149.069</text:p>
              </table:table-cell>
              <table:table-cell office:value-type="float" office:value="148.747">
                <text:p>148.747</text:p>
              </table:table-cell>
              <table:table-cell office:value-type="float" office:value="148.676">
                <text:p>148.676</text:p>
              </table:table-cell>
              <table:table-cell office:value-type="float" office:value="148.672">
                <text:p>148.67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9.043">
                <text:p>149.043</text:p>
              </table:table-cell>
              <table:table-cell office:value-type="float" office:value="148.957">
                <text:p>148.957</text:p>
              </table:table-cell>
              <table:table-cell office:value-type="float" office:value="148.634">
                <text:p>148.634</text:p>
              </table:table-cell>
              <table:table-cell office:value-type="float" office:value="148.564">
                <text:p>148.564</text:p>
              </table:table-cell>
              <table:table-cell office:value-type="float" office:value="148.56">
                <text:p>148.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8.93">
                <text:p>148.93</text:p>
              </table:table-cell>
              <table:table-cell office:value-type="float" office:value="148.845">
                <text:p>148.845</text:p>
              </table:table-cell>
              <table:table-cell office:value-type="float" office:value="148.522">
                <text:p>148.522</text:p>
              </table:table-cell>
              <table:table-cell office:value-type="float" office:value="148.45">
                <text:p>148.45</text:p>
              </table:table-cell>
              <table:table-cell office:value-type="float" office:value="148.445">
                <text:p>148.44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8.818">
                <text:p>148.818</text:p>
              </table:table-cell>
              <table:table-cell office:value-type="float" office:value="148.732">
                <text:p>148.732</text:p>
              </table:table-cell>
              <table:table-cell office:value-type="float" office:value="148.409">
                <text:p>148.409</text:p>
              </table:table-cell>
              <table:table-cell office:value-type="float" office:value="148.338">
                <text:p>148.338</text:p>
              </table:table-cell>
              <table:table-cell office:value-type="float" office:value="148.334">
                <text:p>148.33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8.704">
                <text:p>148.704</text:p>
              </table:table-cell>
              <table:table-cell office:value-type="float" office:value="148.62">
                <text:p>148.62</text:p>
              </table:table-cell>
              <table:table-cell office:value-type="float" office:value="148.297">
                <text:p>148.297</text:p>
              </table:table-cell>
              <table:table-cell office:value-type="float" office:value="148.227">
                <text:p>148.227</text:p>
              </table:table-cell>
              <table:table-cell office:value-type="float" office:value="148.222">
                <text:p>148.22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8.591">
                <text:p>148.591</text:p>
              </table:table-cell>
              <table:table-cell office:value-type="float" office:value="148.509">
                <text:p>148.509</text:p>
              </table:table-cell>
              <table:table-cell office:value-type="float" office:value="148.185">
                <text:p>148.185</text:p>
              </table:table-cell>
              <table:table-cell office:value-type="float" office:value="148.113">
                <text:p>148.113</text:p>
              </table:table-cell>
              <table:table-cell office:value-type="float" office:value="148.108">
                <text:p>148.10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8.48">
                <text:p>148.48</text:p>
              </table:table-cell>
              <table:table-cell office:value-type="float" office:value="148.397">
                <text:p>148.397</text:p>
              </table:table-cell>
              <table:table-cell office:value-type="float" office:value="148.072">
                <text:p>148.072</text:p>
              </table:table-cell>
              <table:table-cell office:value-type="float" office:value="148.002">
                <text:p>148.002</text:p>
              </table:table-cell>
              <table:table-cell office:value-type="float" office:value="147.997">
                <text:p>147.99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.369">
                <text:p>148.369</text:p>
              </table:table-cell>
              <table:table-cell office:value-type="float" office:value="148.285">
                <text:p>148.285</text:p>
              </table:table-cell>
              <table:table-cell office:value-type="float" office:value="147.96">
                <text:p>147.96</text:p>
              </table:table-cell>
              <table:table-cell office:value-type="float" office:value="147.89">
                <text:p>147.89</text:p>
              </table:table-cell>
              <table:table-cell office:value-type="float" office:value="147.886">
                <text:p>147.88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.256">
                <text:p>148.256</text:p>
              </table:table-cell>
              <table:table-cell office:value-type="float" office:value="148.175">
                <text:p>148.175</text:p>
              </table:table-cell>
              <table:table-cell office:value-type="float" office:value="147.85">
                <text:p>147.85</text:p>
              </table:table-cell>
              <table:table-cell office:value-type="float" office:value="147.781">
                <text:p>147.781</text:p>
              </table:table-cell>
              <table:table-cell office:value-type="float" office:value="147.776">
                <text:p>147.77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.145">
                <text:p>148.145</text:p>
              </table:table-cell>
              <table:table-cell office:value-type="float" office:value="148.063">
                <text:p>148.063</text:p>
              </table:table-cell>
              <table:table-cell office:value-type="float" office:value="147.739">
                <text:p>147.739</text:p>
              </table:table-cell>
              <table:table-cell office:value-type="float" office:value="147.669">
                <text:p>147.669</text:p>
              </table:table-cell>
              <table:table-cell office:value-type="float" office:value="147.664">
                <text:p>147.66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.034">
                <text:p>148.034</text:p>
              </table:table-cell>
              <table:table-cell office:value-type="float" office:value="147.951">
                <text:p>147.951</text:p>
              </table:table-cell>
              <table:table-cell office:value-type="float" office:value="147.628">
                <text:p>147.628</text:p>
              </table:table-cell>
              <table:table-cell office:value-type="float" office:value="147.558">
                <text:p>147.558</text:p>
              </table:table-cell>
              <table:table-cell office:value-type="float" office:value="147.553">
                <text:p>147.55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7.922">
                <text:p>147.922</text:p>
              </table:table-cell>
              <table:table-cell office:value-type="float" office:value="147.841">
                <text:p>147.841</text:p>
              </table:table-cell>
              <table:table-cell office:value-type="float" office:value="147.517">
                <text:p>147.517</text:p>
              </table:table-cell>
              <table:table-cell office:value-type="float" office:value="147.448">
                <text:p>147.448</text:p>
              </table:table-cell>
              <table:table-cell office:value-type="float" office:value="147.443">
                <text:p>147.44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7.811">
                <text:p>147.811</text:p>
              </table:table-cell>
              <table:table-cell office:value-type="float" office:value="147.731">
                <text:p>147.731</text:p>
              </table:table-cell>
              <table:table-cell office:value-type="float" office:value="147.407">
                <text:p>147.407</text:p>
              </table:table-cell>
              <table:table-cell office:value-type="float" office:value="147.337">
                <text:p>147.337</text:p>
              </table:table-cell>
              <table:table-cell office:value-type="float" office:value="147.332">
                <text:p>147.33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7.701">
                <text:p>147.701</text:p>
              </table:table-cell>
              <table:table-cell office:value-type="float" office:value="147.621">
                <text:p>147.621</text:p>
              </table:table-cell>
              <table:table-cell office:value-type="float" office:value="147.296">
                <text:p>147.296</text:p>
              </table:table-cell>
              <table:table-cell office:value-type="float" office:value="147.228">
                <text:p>147.228</text:p>
              </table:table-cell>
              <table:table-cell office:value-type="float" office:value="147.223">
                <text:p>147.22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7.592">
                <text:p>147.592</text:p>
              </table:table-cell>
              <table:table-cell office:value-type="float" office:value="147.511">
                <text:p>147.511</text:p>
              </table:table-cell>
              <table:table-cell office:value-type="float" office:value="147.186">
                <text:p>147.186</text:p>
              </table:table-cell>
              <table:table-cell office:value-type="float" office:value="147.117">
                <text:p>147.117</text:p>
              </table:table-cell>
              <table:table-cell office:value-type="float" office:value="147.112">
                <text:p>147.11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7.481">
                <text:p>147.481</text:p>
              </table:table-cell>
              <table:table-cell office:value-type="float" office:value="147.402">
                <text:p>147.402</text:p>
              </table:table-cell>
              <table:table-cell office:value-type="float" office:value="147.075">
                <text:p>147.075</text:p>
              </table:table-cell>
              <table:table-cell office:value-type="float" office:value="147.008">
                <text:p>147.008</text:p>
              </table:table-cell>
              <table:table-cell office:value-type="float" office:value="147.003">
                <text:p>147.00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7.37">
                <text:p>147.37</text:p>
              </table:table-cell>
              <table:table-cell office:value-type="float" office:value="147.292">
                <text:p>147.292</text:p>
              </table:table-cell>
              <table:table-cell office:value-type="float" office:value="146.968">
                <text:p>146.968</text:p>
              </table:table-cell>
              <table:table-cell office:value-type="float" office:value="146.899">
                <text:p>146.899</text:p>
              </table:table-cell>
              <table:table-cell office:value-type="float" office:value="146.894">
                <text:p>146.89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7.26">
                <text:p>147.26</text:p>
              </table:table-cell>
              <table:table-cell office:value-type="float" office:value="147.183">
                <text:p>147.183</text:p>
              </table:table-cell>
              <table:table-cell office:value-type="float" office:value="146.858">
                <text:p>146.858</text:p>
              </table:table-cell>
              <table:table-cell office:value-type="float" office:value="146.789">
                <text:p>146.789</text:p>
              </table:table-cell>
              <table:table-cell office:value-type="float" office:value="146.784">
                <text:p>146.78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7.15">
                <text:p>147.15</text:p>
              </table:table-cell>
              <table:table-cell office:value-type="float" office:value="147.075">
                <text:p>147.075</text:p>
              </table:table-cell>
              <table:table-cell office:value-type="float" office:value="146.75">
                <text:p>146.75</text:p>
              </table:table-cell>
              <table:table-cell office:value-type="float" office:value="146.681">
                <text:p>146.681</text:p>
              </table:table-cell>
              <table:table-cell office:value-type="float" office:value="146.676">
                <text:p>146.67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7.042">
                <text:p>147.042</text:p>
              </table:table-cell>
              <table:table-cell office:value-type="float" office:value="146.964">
                <text:p>146.964</text:p>
              </table:table-cell>
              <table:table-cell office:value-type="float" office:value="146.64">
                <text:p>146.64</text:p>
              </table:table-cell>
              <table:table-cell office:value-type="float" office:value="146.572">
                <text:p>146.572</text:p>
              </table:table-cell>
              <table:table-cell office:value-type="float" office:value="146.568">
                <text:p>146.56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46.934">
                <text:p>146.934</text:p>
              </table:table-cell>
              <table:table-cell office:value-type="float" office:value="146.855">
                <text:p>146.855</text:p>
              </table:table-cell>
              <table:table-cell office:value-type="float" office:value="146.533">
                <text:p>146.533</text:p>
              </table:table-cell>
              <table:table-cell office:value-type="float" office:value="146.464">
                <text:p>146.464</text:p>
              </table:table-cell>
              <table:table-cell office:value-type="float" office:value="146.459">
                <text:p>146.45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6.826">
                <text:p>146.826</text:p>
              </table:table-cell>
              <table:table-cell office:value-type="float" office:value="146.746">
                <text:p>146.746</text:p>
              </table:table-cell>
              <table:table-cell office:value-type="float" office:value="146.425">
                <text:p>146.425</text:p>
              </table:table-cell>
              <table:table-cell office:value-type="float" office:value="146.355">
                <text:p>146.355</text:p>
              </table:table-cell>
              <table:table-cell office:value-type="float" office:value="146.351">
                <text:p>146.35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6.717">
                <text:p>146.717</text:p>
              </table:table-cell>
              <table:table-cell office:value-type="float" office:value="146.639">
                <text:p>146.639</text:p>
              </table:table-cell>
              <table:table-cell office:value-type="float" office:value="146.315">
                <text:p>146.315</text:p>
              </table:table-cell>
              <table:table-cell office:value-type="float" office:value="146.247">
                <text:p>146.247</text:p>
              </table:table-cell>
              <table:table-cell office:value-type="float" office:value="146.242">
                <text:p>146.24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6.609">
                <text:p>146.609</text:p>
              </table:table-cell>
              <table:table-cell office:value-type="float" office:value="146.532">
                <text:p>146.532</text:p>
              </table:table-cell>
              <table:table-cell office:value-type="float" office:value="146.207">
                <text:p>146.207</text:p>
              </table:table-cell>
              <table:table-cell office:value-type="float" office:value="146.138">
                <text:p>146.138</text:p>
              </table:table-cell>
              <table:table-cell office:value-type="float" office:value="146.133">
                <text:p>146.13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6.499">
                <text:p>146.499</text:p>
              </table:table-cell>
              <table:table-cell office:value-type="float" office:value="146.424">
                <text:p>146.424</text:p>
              </table:table-cell>
              <table:table-cell office:value-type="float" office:value="146.1">
                <text:p>146.1</text:p>
              </table:table-cell>
              <table:table-cell office:value-type="float" office:value="146.031">
                <text:p>146.031</text:p>
              </table:table-cell>
              <table:table-cell office:value-type="float" office:value="146.026">
                <text:p>146.02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6.391">
                <text:p>146.391</text:p>
              </table:table-cell>
              <table:table-cell office:value-type="float" office:value="146.318">
                <text:p>146.318</text:p>
              </table:table-cell>
              <table:table-cell office:value-type="float" office:value="145.993">
                <text:p>145.993</text:p>
              </table:table-cell>
              <table:table-cell office:value-type="float" office:value="145.924">
                <text:p>145.924</text:p>
              </table:table-cell>
              <table:table-cell office:value-type="float" office:value="145.919">
                <text:p>145.91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6.283">
                <text:p>146.283</text:p>
              </table:table-cell>
              <table:table-cell office:value-type="float" office:value="146.211">
                <text:p>146.211</text:p>
              </table:table-cell>
              <table:table-cell office:value-type="float" office:value="145.886">
                <text:p>145.886</text:p>
              </table:table-cell>
              <table:table-cell office:value-type="float" office:value="145.817">
                <text:p>145.817</text:p>
              </table:table-cell>
              <table:table-cell office:value-type="float" office:value="145.812">
                <text:p>145.8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6.175">
                <text:p>146.175</text:p>
              </table:table-cell>
              <table:table-cell office:value-type="float" office:value="146.104">
                <text:p>146.104</text:p>
              </table:table-cell>
              <table:table-cell office:value-type="float" office:value="145.779">
                <text:p>145.779</text:p>
              </table:table-cell>
              <table:table-cell office:value-type="float" office:value="145.711">
                <text:p>145.711</text:p>
              </table:table-cell>
              <table:table-cell office:value-type="float" office:value="145.707">
                <text:p>145.70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6.07">
                <text:p>146.07</text:p>
              </table:table-cell>
              <table:table-cell office:value-type="float" office:value="145.998">
                <text:p>145.998</text:p>
              </table:table-cell>
              <table:table-cell office:value-type="float" office:value="145.674">
                <text:p>145.674</text:p>
              </table:table-cell>
              <table:table-cell office:value-type="float" office:value="145.605">
                <text:p>145.605</text:p>
              </table:table-cell>
              <table:table-cell office:value-type="float" office:value="145.6">
                <text:p>145.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5.963">
                <text:p>145.963</text:p>
              </table:table-cell>
              <table:table-cell office:value-type="float" office:value="145.892">
                <text:p>145.892</text:p>
              </table:table-cell>
              <table:table-cell office:value-type="float" office:value="145.568">
                <text:p>145.568</text:p>
              </table:table-cell>
              <table:table-cell office:value-type="float" office:value="145.498">
                <text:p>145.498</text:p>
              </table:table-cell>
              <table:table-cell office:value-type="float" office:value="145.493">
                <text:p>145.49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45.856">
                <text:p>145.856</text:p>
              </table:table-cell>
              <table:table-cell office:value-type="float" office:value="145.786">
                <text:p>145.786</text:p>
              </table:table-cell>
              <table:table-cell office:value-type="float" office:value="145.46">
                <text:p>145.46</text:p>
              </table:table-cell>
              <table:table-cell office:value-type="float" office:value="145.391">
                <text:p>145.391</text:p>
              </table:table-cell>
              <table:table-cell office:value-type="float" office:value="145.387">
                <text:p>145.38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5.749">
                <text:p>145.749</text:p>
              </table:table-cell>
              <table:table-cell office:value-type="float" office:value="145.679">
                <text:p>145.679</text:p>
              </table:table-cell>
              <table:table-cell office:value-type="float" office:value="145.354">
                <text:p>145.354</text:p>
              </table:table-cell>
              <table:table-cell office:value-type="float" office:value="145.286">
                <text:p>145.286</text:p>
              </table:table-cell>
              <table:table-cell office:value-type="float" office:value="145.281">
                <text:p>145.28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5.643">
                <text:p>145.643</text:p>
              </table:table-cell>
              <table:table-cell office:value-type="float" office:value="145.573">
                <text:p>145.573</text:p>
              </table:table-cell>
              <table:table-cell office:value-type="float" office:value="145.25">
                <text:p>145.25</text:p>
              </table:table-cell>
              <table:table-cell office:value-type="float" office:value="145.18">
                <text:p>145.18</text:p>
              </table:table-cell>
              <table:table-cell office:value-type="float" office:value="145.175">
                <text:p>145.1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5.537">
                <text:p>145.537</text:p>
              </table:table-cell>
              <table:table-cell office:value-type="float" office:value="145.467">
                <text:p>145.467</text:p>
              </table:table-cell>
              <table:table-cell office:value-type="float" office:value="145.144">
                <text:p>145.144</text:p>
              </table:table-cell>
              <table:table-cell office:value-type="float" office:value="145.074">
                <text:p>145.074</text:p>
              </table:table-cell>
              <table:table-cell office:value-type="float" office:value="145.07">
                <text:p>145.0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5.43">
                <text:p>145.43</text:p>
              </table:table-cell>
              <table:table-cell office:value-type="float" office:value="145.361">
                <text:p>145.361</text:p>
              </table:table-cell>
              <table:table-cell office:value-type="float" office:value="145.036">
                <text:p>145.036</text:p>
              </table:table-cell>
              <table:table-cell office:value-type="float" office:value="144.968">
                <text:p>144.968</text:p>
              </table:table-cell>
              <table:table-cell office:value-type="float" office:value="144.964">
                <text:p>144.96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5.325">
                <text:p>145.325</text:p>
              </table:table-cell>
              <table:table-cell office:value-type="float" office:value="145.257">
                <text:p>145.257</text:p>
              </table:table-cell>
              <table:table-cell office:value-type="float" office:value="144.931">
                <text:p>144.931</text:p>
              </table:table-cell>
              <table:table-cell office:value-type="float" office:value="144.862">
                <text:p>144.862</text:p>
              </table:table-cell>
              <table:table-cell office:value-type="float" office:value="144.858">
                <text:p>144.85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5.219">
                <text:p>145.219</text:p>
              </table:table-cell>
              <table:table-cell office:value-type="float" office:value="145.151">
                <text:p>145.151</text:p>
              </table:table-cell>
              <table:table-cell office:value-type="float" office:value="144.826">
                <text:p>144.826</text:p>
              </table:table-cell>
              <table:table-cell office:value-type="float" office:value="144.758">
                <text:p>144.758</text:p>
              </table:table-cell>
              <table:table-cell office:value-type="float" office:value="144.754">
                <text:p>144.75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45.113">
                <text:p>145.113</text:p>
              </table:table-cell>
              <table:table-cell office:value-type="float" office:value="145.047">
                <text:p>145.047</text:p>
              </table:table-cell>
              <table:table-cell office:value-type="float" office:value="144.722">
                <text:p>144.722</text:p>
              </table:table-cell>
              <table:table-cell office:value-type="float" office:value="144.653">
                <text:p>144.653</text:p>
              </table:table-cell>
              <table:table-cell office:value-type="float" office:value="144.648">
                <text:p>144.64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45.008">
                <text:p>145.008</text:p>
              </table:table-cell>
              <table:table-cell office:value-type="float" office:value="144.942">
                <text:p>144.942</text:p>
              </table:table-cell>
              <table:table-cell office:value-type="float" office:value="144.617">
                <text:p>144.617</text:p>
              </table:table-cell>
              <table:table-cell office:value-type="float" office:value="144.547">
                <text:p>144.547</text:p>
              </table:table-cell>
              <table:table-cell office:value-type="float" office:value="144.543">
                <text:p>144.54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4.904">
                <text:p>144.904</text:p>
              </table:table-cell>
              <table:table-cell office:value-type="float" office:value="144.837">
                <text:p>144.837</text:p>
              </table:table-cell>
              <table:table-cell office:value-type="float" office:value="144.513">
                <text:p>144.513</text:p>
              </table:table-cell>
              <table:table-cell office:value-type="float" office:value="144.444">
                <text:p>144.444</text:p>
              </table:table-cell>
              <table:table-cell office:value-type="float" office:value="144.439">
                <text:p>144.43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44.799">
                <text:p>144.799</text:p>
              </table:table-cell>
              <table:table-cell office:value-type="float" office:value="144.732">
                <text:p>144.732</text:p>
              </table:table-cell>
              <table:table-cell office:value-type="float" office:value="144.408">
                <text:p>144.408</text:p>
              </table:table-cell>
              <table:table-cell office:value-type="float" office:value="144.339">
                <text:p>144.339</text:p>
              </table:table-cell>
              <table:table-cell office:value-type="float" office:value="144.334">
                <text:p>144.33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4.694">
                <text:p>144.694</text:p>
              </table:table-cell>
              <table:table-cell office:value-type="float" office:value="144.629">
                <text:p>144.629</text:p>
              </table:table-cell>
              <table:table-cell office:value-type="float" office:value="144.303">
                <text:p>144.303</text:p>
              </table:table-cell>
              <table:table-cell office:value-type="float" office:value="144.235">
                <text:p>144.235</text:p>
              </table:table-cell>
              <table:table-cell office:value-type="float" office:value="144.23">
                <text:p>144.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4.59">
                <text:p>144.59</text:p>
              </table:table-cell>
              <table:table-cell office:value-type="float" office:value="144.525">
                <text:p>144.525</text:p>
              </table:table-cell>
              <table:table-cell office:value-type="float" office:value="144.199">
                <text:p>144.199</text:p>
              </table:table-cell>
              <table:table-cell office:value-type="float" office:value="144.131">
                <text:p>144.131</text:p>
              </table:table-cell>
              <table:table-cell office:value-type="float" office:value="144.126">
                <text:p>144.12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4.486">
                <text:p>144.486</text:p>
              </table:table-cell>
              <table:table-cell office:value-type="float" office:value="144.421">
                <text:p>144.421</text:p>
              </table:table-cell>
              <table:table-cell office:value-type="float" office:value="144.095">
                <text:p>144.095</text:p>
              </table:table-cell>
              <table:table-cell office:value-type="float" office:value="144.026">
                <text:p>144.026</text:p>
              </table:table-cell>
              <table:table-cell office:value-type="float" office:value="144.021">
                <text:p>144.02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44.382">
                <text:p>144.382</text:p>
              </table:table-cell>
              <table:table-cell office:value-type="float" office:value="144.317">
                <text:p>144.317</text:p>
              </table:table-cell>
              <table:table-cell office:value-type="float" office:value="143.992">
                <text:p>143.992</text:p>
              </table:table-cell>
              <table:table-cell office:value-type="float" office:value="143.923">
                <text:p>143.923</text:p>
              </table:table-cell>
              <table:table-cell office:value-type="float" office:value="143.918">
                <text:p>143.91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44.277">
                <text:p>144.277</text:p>
              </table:table-cell>
              <table:table-cell office:value-type="float" office:value="144.213">
                <text:p>144.213</text:p>
              </table:table-cell>
              <table:table-cell office:value-type="float" office:value="143.888">
                <text:p>143.888</text:p>
              </table:table-cell>
              <table:table-cell office:value-type="float" office:value="143.82">
                <text:p>143.82</text:p>
              </table:table-cell>
              <table:table-cell office:value-type="float" office:value="143.815">
                <text:p>143.81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44.176">
                <text:p>144.176</text:p>
              </table:table-cell>
              <table:table-cell office:value-type="float" office:value="144.111">
                <text:p>144.111</text:p>
              </table:table-cell>
              <table:table-cell office:value-type="float" office:value="143.785">
                <text:p>143.785</text:p>
              </table:table-cell>
              <table:table-cell office:value-type="float" office:value="143.716">
                <text:p>143.716</text:p>
              </table:table-cell>
              <table:table-cell office:value-type="float" office:value="143.712">
                <text:p>143.71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44.072">
                <text:p>144.072</text:p>
              </table:table-cell>
              <table:table-cell office:value-type="float" office:value="144.007">
                <text:p>144.007</text:p>
              </table:table-cell>
              <table:table-cell office:value-type="float" office:value="143.682">
                <text:p>143.682</text:p>
              </table:table-cell>
              <table:table-cell office:value-type="float" office:value="143.613">
                <text:p>143.613</text:p>
              </table:table-cell>
              <table:table-cell office:value-type="float" office:value="143.609">
                <text:p>143.60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3.969">
                <text:p>143.969</text:p>
              </table:table-cell>
              <table:table-cell office:value-type="float" office:value="143.905">
                <text:p>143.905</text:p>
              </table:table-cell>
              <table:table-cell office:value-type="float" office:value="143.58">
                <text:p>143.58</text:p>
              </table:table-cell>
              <table:table-cell office:value-type="float" office:value="143.511">
                <text:p>143.511</text:p>
              </table:table-cell>
              <table:table-cell office:value-type="float" office:value="143.506">
                <text:p>143.50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43.865">
                <text:p>143.865</text:p>
              </table:table-cell>
              <table:table-cell office:value-type="float" office:value="143.803">
                <text:p>143.803</text:p>
              </table:table-cell>
              <table:table-cell office:value-type="float" office:value="143.476">
                <text:p>143.476</text:p>
              </table:table-cell>
              <table:table-cell office:value-type="float" office:value="143.408">
                <text:p>143.408</text:p>
              </table:table-cell>
              <table:table-cell office:value-type="float" office:value="143.403">
                <text:p>143.40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43.763">
                <text:p>143.763</text:p>
              </table:table-cell>
              <table:table-cell office:value-type="float" office:value="143.701">
                <text:p>143.701</text:p>
              </table:table-cell>
              <table:table-cell office:value-type="float" office:value="143.373">
                <text:p>143.373</text:p>
              </table:table-cell>
              <table:table-cell office:value-type="float" office:value="143.305">
                <text:p>143.305</text:p>
              </table:table-cell>
              <table:table-cell office:value-type="float" office:value="143.301">
                <text:p>143.30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43.659">
                <text:p>143.659</text:p>
              </table:table-cell>
              <table:table-cell office:value-type="float" office:value="143.598">
                <text:p>143.598</text:p>
              </table:table-cell>
              <table:table-cell office:value-type="float" office:value="143.271">
                <text:p>143.271</text:p>
              </table:table-cell>
              <table:table-cell office:value-type="float" office:value="143.204">
                <text:p>143.204</text:p>
              </table:table-cell>
              <table:table-cell office:value-type="float" office:value="143.199">
                <text:p>143.19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3.556">
                <text:p>143.556</text:p>
              </table:table-cell>
              <table:table-cell office:value-type="float" office:value="143.496">
                <text:p>143.496</text:p>
              </table:table-cell>
              <table:table-cell office:value-type="float" office:value="143.171">
                <text:p>143.171</text:p>
              </table:table-cell>
              <table:table-cell office:value-type="float" office:value="143.102">
                <text:p>143.102</text:p>
              </table:table-cell>
              <table:table-cell office:value-type="float" office:value="143.097">
                <text:p>143.09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43.453">
                <text:p>143.453</text:p>
              </table:table-cell>
              <table:table-cell office:value-type="float" office:value="143.395">
                <text:p>143.395</text:p>
              </table:table-cell>
              <table:table-cell office:value-type="float" office:value="143.068">
                <text:p>143.068</text:p>
              </table:table-cell>
              <table:table-cell office:value-type="float" office:value="143">
                <text:p>143</text:p>
              </table:table-cell>
              <table:table-cell office:value-type="float" office:value="142.996">
                <text:p>142.99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43.352">
                <text:p>143.352</text:p>
              </table:table-cell>
              <table:table-cell office:value-type="float" office:value="143.293">
                <text:p>143.293</text:p>
              </table:table-cell>
              <table:table-cell office:value-type="float" office:value="142.967">
                <text:p>142.967</text:p>
              </table:table-cell>
              <table:table-cell office:value-type="float" office:value="142.899">
                <text:p>142.899</text:p>
              </table:table-cell>
              <table:table-cell office:value-type="float" office:value="142.895">
                <text:p>142.89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43.251">
                <text:p>143.251</text:p>
              </table:table-cell>
              <table:table-cell office:value-type="float" office:value="143.192">
                <text:p>143.192</text:p>
              </table:table-cell>
              <table:table-cell office:value-type="float" office:value="142.866">
                <text:p>142.866</text:p>
              </table:table-cell>
              <table:table-cell office:value-type="float" office:value="142.798">
                <text:p>142.798</text:p>
              </table:table-cell>
              <table:table-cell office:value-type="float" office:value="142.793">
                <text:p>142.79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43.149">
                <text:p>143.149</text:p>
              </table:table-cell>
              <table:table-cell office:value-type="float" office:value="143.091">
                <text:p>143.091</text:p>
              </table:table-cell>
              <table:table-cell office:value-type="float" office:value="142.765">
                <text:p>142.765</text:p>
              </table:table-cell>
              <table:table-cell office:value-type="float" office:value="142.697">
                <text:p>142.697</text:p>
              </table:table-cell>
              <table:table-cell office:value-type="float" office:value="142.693">
                <text:p>142.69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43.048">
                <text:p>143.048</text:p>
              </table:table-cell>
              <table:table-cell office:value-type="float" office:value="142.99">
                <text:p>142.99</text:p>
              </table:table-cell>
              <table:table-cell office:value-type="float" office:value="142.664">
                <text:p>142.664</text:p>
              </table:table-cell>
              <table:table-cell office:value-type="float" office:value="142.596">
                <text:p>142.596</text:p>
              </table:table-cell>
              <table:table-cell office:value-type="float" office:value="142.591">
                <text:p>142.59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42.947">
                <text:p>142.947</text:p>
              </table:table-cell>
              <table:table-cell office:value-type="float" office:value="142.889">
                <text:p>142.889</text:p>
              </table:table-cell>
              <table:table-cell office:value-type="float" office:value="142.563">
                <text:p>142.563</text:p>
              </table:table-cell>
              <table:table-cell office:value-type="float" office:value="142.495">
                <text:p>142.495</text:p>
              </table:table-cell>
              <table:table-cell office:value-type="float" office:value="142.49">
                <text:p>142.4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42.847">
                <text:p>142.847</text:p>
              </table:table-cell>
              <table:table-cell office:value-type="float" office:value="142.788">
                <text:p>142.788</text:p>
              </table:table-cell>
              <table:table-cell office:value-type="float" office:value="142.462">
                <text:p>142.462</text:p>
              </table:table-cell>
              <table:table-cell office:value-type="float" office:value="142.394">
                <text:p>142.394</text:p>
              </table:table-cell>
              <table:table-cell office:value-type="float" office:value="142.39">
                <text:p>142.3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2.746">
                <text:p>142.746</text:p>
              </table:table-cell>
              <table:table-cell office:value-type="float" office:value="142.687">
                <text:p>142.687</text:p>
              </table:table-cell>
              <table:table-cell office:value-type="float" office:value="142.362">
                <text:p>142.362</text:p>
              </table:table-cell>
              <table:table-cell office:value-type="float" office:value="142.295">
                <text:p>142.295</text:p>
              </table:table-cell>
              <table:table-cell office:value-type="float" office:value="142.29">
                <text:p>142.2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42.644">
                <text:p>142.644</text:p>
              </table:table-cell>
              <table:table-cell office:value-type="float" office:value="142.587">
                <text:p>142.587</text:p>
              </table:table-cell>
              <table:table-cell office:value-type="float" office:value="142.263">
                <text:p>142.263</text:p>
              </table:table-cell>
              <table:table-cell office:value-type="float" office:value="142.195">
                <text:p>142.195</text:p>
              </table:table-cell>
              <table:table-cell office:value-type="float" office:value="142.191">
                <text:p>142.19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42.544">
                <text:p>142.544</text:p>
              </table:table-cell>
              <table:table-cell office:value-type="float" office:value="142.488">
                <text:p>142.488</text:p>
              </table:table-cell>
              <table:table-cell office:value-type="float" office:value="142.163">
                <text:p>142.163</text:p>
              </table:table-cell>
              <table:table-cell office:value-type="float" office:value="142.096">
                <text:p>142.096</text:p>
              </table:table-cell>
              <table:table-cell office:value-type="float" office:value="142.092">
                <text:p>142.09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42.446">
                <text:p>142.446</text:p>
              </table:table-cell>
              <table:table-cell office:value-type="float" office:value="142.387">
                <text:p>142.387</text:p>
              </table:table-cell>
              <table:table-cell office:value-type="float" office:value="142.064">
                <text:p>142.064</text:p>
              </table:table-cell>
              <table:table-cell office:value-type="float" office:value="141.996">
                <text:p>141.996</text:p>
              </table:table-cell>
              <table:table-cell office:value-type="float" office:value="141.992">
                <text:p>141.99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42.347">
                <text:p>142.347</text:p>
              </table:table-cell>
              <table:table-cell office:value-type="float" office:value="142.288">
                <text:p>142.288</text:p>
              </table:table-cell>
              <table:table-cell office:value-type="float" office:value="141.965">
                <text:p>141.965</text:p>
              </table:table-cell>
              <table:table-cell office:value-type="float" office:value="141.897">
                <text:p>141.897</text:p>
              </table:table-cell>
              <table:table-cell office:value-type="float" office:value="141.892">
                <text:p>141.89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42.247">
                <text:p>142.247</text:p>
              </table:table-cell>
              <table:table-cell office:value-type="float" office:value="142.189">
                <text:p>142.189</text:p>
              </table:table-cell>
              <table:table-cell office:value-type="float" office:value="141.865">
                <text:p>141.865</text:p>
              </table:table-cell>
              <table:table-cell office:value-type="float" office:value="141.798">
                <text:p>141.798</text:p>
              </table:table-cell>
              <table:table-cell office:value-type="float" office:value="141.794">
                <text:p>141.79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42.148">
                <text:p>142.148</text:p>
              </table:table-cell>
              <table:table-cell office:value-type="float" office:value="142.09">
                <text:p>142.09</text:p>
              </table:table-cell>
              <table:table-cell office:value-type="float" office:value="141.766">
                <text:p>141.766</text:p>
              </table:table-cell>
              <table:table-cell office:value-type="float" office:value="141.698">
                <text:p>141.698</text:p>
              </table:table-cell>
              <table:table-cell office:value-type="float" office:value="141.693">
                <text:p>141.69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42.048">
                <text:p>142.048</text:p>
              </table:table-cell>
              <table:table-cell office:value-type="float" office:value="141.993">
                <text:p>141.993</text:p>
              </table:table-cell>
              <table:table-cell office:value-type="float" office:value="141.667">
                <text:p>141.667</text:p>
              </table:table-cell>
              <table:table-cell office:value-type="float" office:value="141.598">
                <text:p>141.598</text:p>
              </table:table-cell>
              <table:table-cell office:value-type="float" office:value="141.593">
                <text:p>141.59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41.949">
                <text:p>141.949</text:p>
              </table:table-cell>
              <table:table-cell office:value-type="float" office:value="141.895">
                <text:p>141.895</text:p>
              </table:table-cell>
              <table:table-cell office:value-type="float" office:value="141.568">
                <text:p>141.568</text:p>
              </table:table-cell>
              <table:table-cell office:value-type="float" office:value="141.501">
                <text:p>141.501</text:p>
              </table:table-cell>
              <table:table-cell office:value-type="float" office:value="141.496">
                <text:p>141.49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41.848">
                <text:p>141.848</text:p>
              </table:table-cell>
              <table:table-cell office:value-type="float" office:value="141.795">
                <text:p>141.795</text:p>
              </table:table-cell>
              <table:table-cell office:value-type="float" office:value="141.469">
                <text:p>141.469</text:p>
              </table:table-cell>
              <table:table-cell office:value-type="float" office:value="141.4">
                <text:p>141.4</text:p>
              </table:table-cell>
              <table:table-cell office:value-type="float" office:value="141.396">
                <text:p>141.39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41.749">
                <text:p>141.749</text:p>
              </table:table-cell>
              <table:table-cell office:value-type="float" office:value="141.696">
                <text:p>141.696</text:p>
              </table:table-cell>
              <table:table-cell office:value-type="float" office:value="141.371">
                <text:p>141.371</text:p>
              </table:table-cell>
              <table:table-cell office:value-type="float" office:value="141.302">
                <text:p>141.302</text:p>
              </table:table-cell>
              <table:table-cell office:value-type="float" office:value="141.297">
                <text:p>141.2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41.651">
                <text:p>141.651</text:p>
              </table:table-cell>
              <table:table-cell office:value-type="float" office:value="141.597">
                <text:p>141.597</text:p>
              </table:table-cell>
              <table:table-cell office:value-type="float" office:value="141.272">
                <text:p>141.272</text:p>
              </table:table-cell>
              <table:table-cell office:value-type="float" office:value="141.204">
                <text:p>141.204</text:p>
              </table:table-cell>
              <table:table-cell office:value-type="float" office:value="141.199">
                <text:p>141.19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41.552">
                <text:p>141.552</text:p>
              </table:table-cell>
              <table:table-cell office:value-type="float" office:value="141.5">
                <text:p>141.5</text:p>
              </table:table-cell>
              <table:table-cell office:value-type="float" office:value="141.174">
                <text:p>141.174</text:p>
              </table:table-cell>
              <table:table-cell office:value-type="float" office:value="141.106">
                <text:p>141.106</text:p>
              </table:table-cell>
              <table:table-cell office:value-type="float" office:value="141.102">
                <text:p>141.10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41.453">
                <text:p>141.453</text:p>
              </table:table-cell>
              <table:table-cell office:value-type="float" office:value="141.402">
                <text:p>141.402</text:p>
              </table:table-cell>
              <table:table-cell office:value-type="float" office:value="141.076">
                <text:p>141.076</text:p>
              </table:table-cell>
              <table:table-cell office:value-type="float" office:value="141.009">
                <text:p>141.009</text:p>
              </table:table-cell>
              <table:table-cell office:value-type="float" office:value="141.004">
                <text:p>141.00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41.355">
                <text:p>141.355</text:p>
              </table:table-cell>
              <table:table-cell office:value-type="float" office:value="141.304">
                <text:p>141.304</text:p>
              </table:table-cell>
              <table:table-cell office:value-type="float" office:value="140.978">
                <text:p>140.978</text:p>
              </table:table-cell>
              <table:table-cell office:value-type="float" office:value="140.912">
                <text:p>140.912</text:p>
              </table:table-cell>
              <table:table-cell office:value-type="float" office:value="140.908">
                <text:p>140.90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41.258">
                <text:p>141.258</text:p>
              </table:table-cell>
              <table:table-cell office:value-type="float" office:value="141.207">
                <text:p>141.207</text:p>
              </table:table-cell>
              <table:table-cell office:value-type="float" office:value="140.881">
                <text:p>140.881</text:p>
              </table:table-cell>
              <table:table-cell office:value-type="float" office:value="140.815">
                <text:p>140.815</text:p>
              </table:table-cell>
              <table:table-cell office:value-type="float" office:value="140.811">
                <text:p>140.8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41.16">
                <text:p>141.16</text:p>
              </table:table-cell>
              <table:table-cell office:value-type="float" office:value="141.109">
                <text:p>141.109</text:p>
              </table:table-cell>
              <table:table-cell office:value-type="float" office:value="140.786">
                <text:p>140.786</text:p>
              </table:table-cell>
              <table:table-cell office:value-type="float" office:value="140.717">
                <text:p>140.717</text:p>
              </table:table-cell>
              <table:table-cell office:value-type="float" office:value="140.713">
                <text:p>140.71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41.064">
                <text:p>141.064</text:p>
              </table:table-cell>
              <table:table-cell office:value-type="float" office:value="141.012">
                <text:p>141.012</text:p>
              </table:table-cell>
              <table:table-cell office:value-type="float" office:value="140.687">
                <text:p>140.687</text:p>
              </table:table-cell>
              <table:table-cell office:value-type="float" office:value="140.62">
                <text:p>140.62</text:p>
              </table:table-cell>
              <table:table-cell office:value-type="float" office:value="140.615">
                <text:p>140.61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40.965">
                <text:p>140.965</text:p>
              </table:table-cell>
              <table:table-cell office:value-type="float" office:value="140.916">
                <text:p>140.916</text:p>
              </table:table-cell>
              <table:table-cell office:value-type="float" office:value="140.59">
                <text:p>140.59</text:p>
              </table:table-cell>
              <table:table-cell office:value-type="float" office:value="140.524">
                <text:p>140.524</text:p>
              </table:table-cell>
              <table:table-cell office:value-type="float" office:value="140.52">
                <text:p>140.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0.869">
                <text:p>140.869</text:p>
              </table:table-cell>
              <table:table-cell office:value-type="float" office:value="140.819">
                <text:p>140.819</text:p>
              </table:table-cell>
              <table:table-cell office:value-type="float" office:value="140.494">
                <text:p>140.494</text:p>
              </table:table-cell>
              <table:table-cell office:value-type="float" office:value="140.427">
                <text:p>140.427</text:p>
              </table:table-cell>
              <table:table-cell office:value-type="float" office:value="140.422">
                <text:p>140.42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40.771">
                <text:p>140.771</text:p>
              </table:table-cell>
              <table:table-cell office:value-type="float" office:value="140.723">
                <text:p>140.723</text:p>
              </table:table-cell>
              <table:table-cell office:value-type="float" office:value="140.397">
                <text:p>140.397</text:p>
              </table:table-cell>
              <table:table-cell office:value-type="float" office:value="140.33">
                <text:p>140.33</text:p>
              </table:table-cell>
              <table:table-cell office:value-type="float" office:value="140.326">
                <text:p>140.32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40.676">
                <text:p>140.676</text:p>
              </table:table-cell>
              <table:table-cell office:value-type="float" office:value="140.627">
                <text:p>140.627</text:p>
              </table:table-cell>
              <table:table-cell office:value-type="float" office:value="140.301">
                <text:p>140.301</text:p>
              </table:table-cell>
              <table:table-cell office:value-type="float" office:value="140.234">
                <text:p>140.234</text:p>
              </table:table-cell>
              <table:table-cell office:value-type="float" office:value="140.23">
                <text:p>140.2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40.579">
                <text:p>140.579</text:p>
              </table:table-cell>
              <table:table-cell office:value-type="float" office:value="140.531">
                <text:p>140.531</text:p>
              </table:table-cell>
              <table:table-cell office:value-type="float" office:value="140.205">
                <text:p>140.205</text:p>
              </table:table-cell>
              <table:table-cell office:value-type="float" office:value="140.138">
                <text:p>140.138</text:p>
              </table:table-cell>
              <table:table-cell office:value-type="float" office:value="140.133">
                <text:p>140.13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40.483">
                <text:p>140.483</text:p>
              </table:table-cell>
              <table:table-cell office:value-type="float" office:value="140.434">
                <text:p>140.434</text:p>
              </table:table-cell>
              <table:table-cell office:value-type="float" office:value="140.108">
                <text:p>140.108</text:p>
              </table:table-cell>
              <table:table-cell office:value-type="float" office:value="140.042">
                <text:p>140.042</text:p>
              </table:table-cell>
              <table:table-cell office:value-type="float" office:value="140.038">
                <text:p>140.03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40.387">
                <text:p>140.387</text:p>
              </table:table-cell>
              <table:table-cell office:value-type="float" office:value="140.339">
                <text:p>140.339</text:p>
              </table:table-cell>
              <table:table-cell office:value-type="float" office:value="140.013">
                <text:p>140.013</text:p>
              </table:table-cell>
              <table:table-cell office:value-type="float" office:value="139.947">
                <text:p>139.947</text:p>
              </table:table-cell>
              <table:table-cell office:value-type="float" office:value="139.942">
                <text:p>139.94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40.292">
                <text:p>140.292</text:p>
              </table:table-cell>
              <table:table-cell office:value-type="float" office:value="140.245">
                <text:p>140.245</text:p>
              </table:table-cell>
              <table:table-cell office:value-type="float" office:value="139.917">
                <text:p>139.917</text:p>
              </table:table-cell>
              <table:table-cell office:value-type="float" office:value="139.851">
                <text:p>139.851</text:p>
              </table:table-cell>
              <table:table-cell office:value-type="float" office:value="139.847">
                <text:p>139.84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40.197">
                <text:p>140.197</text:p>
              </table:table-cell>
              <table:table-cell office:value-type="float" office:value="140.149">
                <text:p>140.149</text:p>
              </table:table-cell>
              <table:table-cell office:value-type="float" office:value="139.823">
                <text:p>139.823</text:p>
              </table:table-cell>
              <table:table-cell office:value-type="float" office:value="139.756">
                <text:p>139.756</text:p>
              </table:table-cell>
              <table:table-cell office:value-type="float" office:value="139.752">
                <text:p>139.75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40.1">
                <text:p>140.1</text:p>
              </table:table-cell>
              <table:table-cell office:value-type="float" office:value="140.055">
                <text:p>140.055</text:p>
              </table:table-cell>
              <table:table-cell office:value-type="float" office:value="139.727">
                <text:p>139.727</text:p>
              </table:table-cell>
              <table:table-cell office:value-type="float" office:value="139.662">
                <text:p>139.662</text:p>
              </table:table-cell>
              <table:table-cell office:value-type="float" office:value="139.657">
                <text:p>139.65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40.005">
                <text:p>140.005</text:p>
              </table:table-cell>
              <table:table-cell office:value-type="float" office:value="139.96">
                <text:p>139.96</text:p>
              </table:table-cell>
              <table:table-cell office:value-type="float" office:value="139.633">
                <text:p>139.633</text:p>
              </table:table-cell>
              <table:table-cell office:value-type="float" office:value="139.567">
                <text:p>139.567</text:p>
              </table:table-cell>
              <table:table-cell office:value-type="float" office:value="139.563">
                <text:p>139.56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9.909">
                <text:p>139.909</text:p>
              </table:table-cell>
              <table:table-cell office:value-type="float" office:value="139.865">
                <text:p>139.865</text:p>
              </table:table-cell>
              <table:table-cell office:value-type="float" office:value="139.537">
                <text:p>139.537</text:p>
              </table:table-cell>
              <table:table-cell office:value-type="float" office:value="139.471">
                <text:p>139.471</text:p>
              </table:table-cell>
              <table:table-cell office:value-type="float" office:value="139.466">
                <text:p>139.46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9.814">
                <text:p>139.814</text:p>
              </table:table-cell>
              <table:table-cell office:value-type="float" office:value="139.771">
                <text:p>139.771</text:p>
              </table:table-cell>
              <table:table-cell office:value-type="float" office:value="139.442">
                <text:p>139.442</text:p>
              </table:table-cell>
              <table:table-cell office:value-type="float" office:value="139.376">
                <text:p>139.376</text:p>
              </table:table-cell>
              <table:table-cell office:value-type="float" office:value="139.371">
                <text:p>139.37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39.718">
                <text:p>139.718</text:p>
              </table:table-cell>
              <table:table-cell office:value-type="float" office:value="139.676">
                <text:p>139.676</text:p>
              </table:table-cell>
              <table:table-cell office:value-type="float" office:value="139.347">
                <text:p>139.347</text:p>
              </table:table-cell>
              <table:table-cell office:value-type="float" office:value="139.281">
                <text:p>139.281</text:p>
              </table:table-cell>
              <table:table-cell office:value-type="float" office:value="139.276">
                <text:p>139.27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39.623">
                <text:p>139.623</text:p>
              </table:table-cell>
              <table:table-cell office:value-type="float" office:value="139.582">
                <text:p>139.582</text:p>
              </table:table-cell>
              <table:table-cell office:value-type="float" office:value="139.252">
                <text:p>139.252</text:p>
              </table:table-cell>
              <table:table-cell office:value-type="float" office:value="139.187">
                <text:p>139.187</text:p>
              </table:table-cell>
              <table:table-cell office:value-type="float" office:value="139.182">
                <text:p>139.18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39.527">
                <text:p>139.527</text:p>
              </table:table-cell>
              <table:table-cell office:value-type="float" office:value="139.488">
                <text:p>139.488</text:p>
              </table:table-cell>
              <table:table-cell office:value-type="float" office:value="139.158">
                <text:p>139.158</text:p>
              </table:table-cell>
              <table:table-cell office:value-type="float" office:value="139.093">
                <text:p>139.093</text:p>
              </table:table-cell>
              <table:table-cell office:value-type="float" office:value="139.088">
                <text:p>139.08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39.434">
                <text:p>139.434</text:p>
              </table:table-cell>
              <table:table-cell office:value-type="float" office:value="139.394">
                <text:p>139.394</text:p>
              </table:table-cell>
              <table:table-cell office:value-type="float" office:value="139.063">
                <text:p>139.063</text:p>
              </table:table-cell>
              <table:table-cell office:value-type="float" office:value="138.998">
                <text:p>138.998</text:p>
              </table:table-cell>
              <table:table-cell office:value-type="float" office:value="138.993">
                <text:p>138.99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39.34">
                <text:p>139.34</text:p>
              </table:table-cell>
              <table:table-cell office:value-type="float" office:value="139.3">
                <text:p>139.3</text:p>
              </table:table-cell>
              <table:table-cell office:value-type="float" office:value="138.969">
                <text:p>138.969</text:p>
              </table:table-cell>
              <table:table-cell office:value-type="float" office:value="138.903">
                <text:p>138.903</text:p>
              </table:table-cell>
              <table:table-cell office:value-type="float" office:value="138.899">
                <text:p>138.89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39.245">
                <text:p>139.245</text:p>
              </table:table-cell>
              <table:table-cell office:value-type="float" office:value="139.206">
                <text:p>139.206</text:p>
              </table:table-cell>
              <table:table-cell office:value-type="float" office:value="138.874">
                <text:p>138.874</text:p>
              </table:table-cell>
              <table:table-cell office:value-type="float" office:value="138.811">
                <text:p>138.811</text:p>
              </table:table-cell>
              <table:table-cell office:value-type="float" office:value="138.806">
                <text:p>138.80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39.151">
                <text:p>139.151</text:p>
              </table:table-cell>
              <table:table-cell office:value-type="float" office:value="139.112">
                <text:p>139.112</text:p>
              </table:table-cell>
              <table:table-cell office:value-type="float" office:value="138.783">
                <text:p>138.783</text:p>
              </table:table-cell>
              <table:table-cell office:value-type="float" office:value="138.718">
                <text:p>138.718</text:p>
              </table:table-cell>
              <table:table-cell office:value-type="float" office:value="138.713">
                <text:p>138.71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39.057">
                <text:p>139.057</text:p>
              </table:table-cell>
              <table:table-cell office:value-type="float" office:value="139.019">
                <text:p>139.019</text:p>
              </table:table-cell>
              <table:table-cell office:value-type="float" office:value="138.688">
                <text:p>138.688</text:p>
              </table:table-cell>
              <table:table-cell office:value-type="float" office:value="138.623">
                <text:p>138.623</text:p>
              </table:table-cell>
              <table:table-cell office:value-type="float" office:value="138.619">
                <text:p>138.6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38.963">
                <text:p>138.963</text:p>
              </table:table-cell>
              <table:table-cell office:value-type="float" office:value="138.926">
                <text:p>138.926</text:p>
              </table:table-cell>
              <table:table-cell office:value-type="float" office:value="138.595">
                <text:p>138.595</text:p>
              </table:table-cell>
              <table:table-cell office:value-type="float" office:value="138.531">
                <text:p>138.531</text:p>
              </table:table-cell>
              <table:table-cell office:value-type="float" office:value="138.528">
                <text:p>138.52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38.87">
                <text:p>138.87</text:p>
              </table:table-cell>
              <table:table-cell office:value-type="float" office:value="138.832">
                <text:p>138.832</text:p>
              </table:table-cell>
              <table:table-cell office:value-type="float" office:value="138.503">
                <text:p>138.503</text:p>
              </table:table-cell>
              <table:table-cell office:value-type="float" office:value="138.438">
                <text:p>138.438</text:p>
              </table:table-cell>
              <table:table-cell office:value-type="float" office:value="138.434">
                <text:p>138.43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38.778">
                <text:p>138.778</text:p>
              </table:table-cell>
              <table:table-cell office:value-type="float" office:value="138.739">
                <text:p>138.739</text:p>
              </table:table-cell>
              <table:table-cell office:value-type="float" office:value="138.41">
                <text:p>138.41</text:p>
              </table:table-cell>
              <table:table-cell office:value-type="float" office:value="138.346">
                <text:p>138.346</text:p>
              </table:table-cell>
              <table:table-cell office:value-type="float" office:value="138.341">
                <text:p>138.34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38.685">
                <text:p>138.685</text:p>
              </table:table-cell>
              <table:table-cell office:value-type="float" office:value="138.648">
                <text:p>138.648</text:p>
              </table:table-cell>
              <table:table-cell office:value-type="float" office:value="138.316">
                <text:p>138.316</text:p>
              </table:table-cell>
              <table:table-cell office:value-type="float" office:value="138.253">
                <text:p>138.253</text:p>
              </table:table-cell>
              <table:table-cell office:value-type="float" office:value="138.249">
                <text:p>138.24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38.592">
                <text:p>138.592</text:p>
              </table:table-cell>
              <table:table-cell office:value-type="float" office:value="138.555">
                <text:p>138.555</text:p>
              </table:table-cell>
              <table:table-cell office:value-type="float" office:value="138.224">
                <text:p>138.224</text:p>
              </table:table-cell>
              <table:table-cell office:value-type="float" office:value="138.16">
                <text:p>138.16</text:p>
              </table:table-cell>
              <table:table-cell office:value-type="float" office:value="138.156">
                <text:p>138.15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38.501">
                <text:p>138.501</text:p>
              </table:table-cell>
              <table:table-cell office:value-type="float" office:value="138.462">
                <text:p>138.462</text:p>
              </table:table-cell>
              <table:table-cell office:value-type="float" office:value="138.133">
                <text:p>138.133</text:p>
              </table:table-cell>
              <table:table-cell office:value-type="float" office:value="138.069">
                <text:p>138.069</text:p>
              </table:table-cell>
              <table:table-cell office:value-type="float" office:value="138.064">
                <text:p>138.06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38.409">
                <text:p>138.409</text:p>
              </table:table-cell>
              <table:table-cell office:value-type="float" office:value="138.371">
                <text:p>138.371</text:p>
              </table:table-cell>
              <table:table-cell office:value-type="float" office:value="138.04">
                <text:p>138.04</text:p>
              </table:table-cell>
              <table:table-cell office:value-type="float" office:value="137.976">
                <text:p>137.976</text:p>
              </table:table-cell>
              <table:table-cell office:value-type="float" office:value="137.971">
                <text:p>137.97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38.317">
                <text:p>138.317</text:p>
              </table:table-cell>
              <table:table-cell office:value-type="float" office:value="138.278">
                <text:p>138.278</text:p>
              </table:table-cell>
              <table:table-cell office:value-type="float" office:value="137.949">
                <text:p>137.949</text:p>
              </table:table-cell>
              <table:table-cell office:value-type="float" office:value="137.885">
                <text:p>137.885</text:p>
              </table:table-cell>
              <table:table-cell office:value-type="float" office:value="137.881">
                <text:p>137.88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38.225">
                <text:p>138.225</text:p>
              </table:table-cell>
              <table:table-cell office:value-type="float" office:value="138.187">
                <text:p>138.187</text:p>
              </table:table-cell>
              <table:table-cell office:value-type="float" office:value="137.858">
                <text:p>137.858</text:p>
              </table:table-cell>
              <table:table-cell office:value-type="float" office:value="137.793">
                <text:p>137.793</text:p>
              </table:table-cell>
              <table:table-cell office:value-type="float" office:value="137.789">
                <text:p>137.78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38.133">
                <text:p>138.133</text:p>
              </table:table-cell>
              <table:table-cell office:value-type="float" office:value="138.097">
                <text:p>138.097</text:p>
              </table:table-cell>
              <table:table-cell office:value-type="float" office:value="137.765">
                <text:p>137.765</text:p>
              </table:table-cell>
              <table:table-cell office:value-type="float" office:value="137.701">
                <text:p>137.701</text:p>
              </table:table-cell>
              <table:table-cell office:value-type="float" office:value="137.696">
                <text:p>137.69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38.041">
                <text:p>138.041</text:p>
              </table:table-cell>
              <table:table-cell office:value-type="float" office:value="138.006">
                <text:p>138.006</text:p>
              </table:table-cell>
              <table:table-cell office:value-type="float" office:value="137.674">
                <text:p>137.674</text:p>
              </table:table-cell>
              <table:table-cell office:value-type="float" office:value="137.61">
                <text:p>137.61</text:p>
              </table:table-cell>
              <table:table-cell office:value-type="float" office:value="137.606">
                <text:p>137.60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37.949">
                <text:p>137.949</text:p>
              </table:table-cell>
              <table:table-cell office:value-type="float" office:value="137.914">
                <text:p>137.914</text:p>
              </table:table-cell>
              <table:table-cell office:value-type="float" office:value="137.582">
                <text:p>137.582</text:p>
              </table:table-cell>
              <table:table-cell office:value-type="float" office:value="137.517">
                <text:p>137.517</text:p>
              </table:table-cell>
              <table:table-cell office:value-type="float" office:value="137.513">
                <text:p>137.5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37.857">
                <text:p>137.857</text:p>
              </table:table-cell>
              <table:table-cell office:value-type="float" office:value="137.823">
                <text:p>137.823</text:p>
              </table:table-cell>
              <table:table-cell office:value-type="float" office:value="137.489">
                <text:p>137.489</text:p>
              </table:table-cell>
              <table:table-cell office:value-type="float" office:value="137.426">
                <text:p>137.426</text:p>
              </table:table-cell>
              <table:table-cell office:value-type="float" office:value="137.422">
                <text:p>137.42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37.766">
                <text:p>137.766</text:p>
              </table:table-cell>
              <table:table-cell office:value-type="float" office:value="137.731">
                <text:p>137.731</text:p>
              </table:table-cell>
              <table:table-cell office:value-type="float" office:value="137.399">
                <text:p>137.399</text:p>
              </table:table-cell>
              <table:table-cell office:value-type="float" office:value="137.335">
                <text:p>137.335</text:p>
              </table:table-cell>
              <table:table-cell office:value-type="float" office:value="137.331">
                <text:p>137.33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37.675">
                <text:p>137.675</text:p>
              </table:table-cell>
              <table:table-cell office:value-type="float" office:value="137.641">
                <text:p>137.641</text:p>
              </table:table-cell>
              <table:table-cell office:value-type="float" office:value="137.309">
                <text:p>137.309</text:p>
              </table:table-cell>
              <table:table-cell office:value-type="float" office:value="137.245">
                <text:p>137.245</text:p>
              </table:table-cell>
              <table:table-cell office:value-type="float" office:value="137.241">
                <text:p>137.24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37.582">
                <text:p>137.582</text:p>
              </table:table-cell>
              <table:table-cell office:value-type="float" office:value="137.552">
                <text:p>137.552</text:p>
              </table:table-cell>
              <table:table-cell office:value-type="float" office:value="137.219">
                <text:p>137.219</text:p>
              </table:table-cell>
              <table:table-cell office:value-type="float" office:value="137.155">
                <text:p>137.155</text:p>
              </table:table-cell>
              <table:table-cell office:value-type="float" office:value="137.151">
                <text:p>137.15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37.492">
                <text:p>137.492</text:p>
              </table:table-cell>
              <table:table-cell office:value-type="float" office:value="137.461">
                <text:p>137.461</text:p>
              </table:table-cell>
              <table:table-cell office:value-type="float" office:value="137.128">
                <text:p>137.128</text:p>
              </table:table-cell>
              <table:table-cell office:value-type="float" office:value="137.064">
                <text:p>137.064</text:p>
              </table:table-cell>
              <table:table-cell office:value-type="float" office:value="137.06">
                <text:p>137.0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37.401">
                <text:p>137.401</text:p>
              </table:table-cell>
              <table:table-cell office:value-type="float" office:value="137.371">
                <text:p>137.371</text:p>
              </table:table-cell>
              <table:table-cell office:value-type="float" office:value="137.037">
                <text:p>137.037</text:p>
              </table:table-cell>
              <table:table-cell office:value-type="float" office:value="136.974">
                <text:p>136.974</text:p>
              </table:table-cell>
              <table:table-cell office:value-type="float" office:value="136.97">
                <text:p>136.9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37.31">
                <text:p>137.31</text:p>
              </table:table-cell>
              <table:table-cell office:value-type="float" office:value="137.281">
                <text:p>137.281</text:p>
              </table:table-cell>
              <table:table-cell office:value-type="float" office:value="136.947">
                <text:p>136.947</text:p>
              </table:table-cell>
              <table:table-cell office:value-type="float" office:value="136.882">
                <text:p>136.882</text:p>
              </table:table-cell>
              <table:table-cell office:value-type="float" office:value="136.878">
                <text:p>136.87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37.22">
                <text:p>137.22</text:p>
              </table:table-cell>
              <table:table-cell office:value-type="float" office:value="137.19">
                <text:p>137.19</text:p>
              </table:table-cell>
              <table:table-cell office:value-type="float" office:value="136.856">
                <text:p>136.856</text:p>
              </table:table-cell>
              <table:table-cell office:value-type="float" office:value="136.793">
                <text:p>136.793</text:p>
              </table:table-cell>
              <table:table-cell office:value-type="float" office:value="136.789">
                <text:p>136.78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37.13">
                <text:p>137.13</text:p>
              </table:table-cell>
              <table:table-cell office:value-type="float" office:value="137.101">
                <text:p>137.101</text:p>
              </table:table-cell>
              <table:table-cell office:value-type="float" office:value="136.766">
                <text:p>136.766</text:p>
              </table:table-cell>
              <table:table-cell office:value-type="float" office:value="136.704">
                <text:p>136.704</text:p>
              </table:table-cell>
              <table:table-cell office:value-type="float" office:value="136.7">
                <text:p>136.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37.041">
                <text:p>137.041</text:p>
              </table:table-cell>
              <table:table-cell office:value-type="float" office:value="137.011">
                <text:p>137.011</text:p>
              </table:table-cell>
              <table:table-cell office:value-type="float" office:value="136.677">
                <text:p>136.677</text:p>
              </table:table-cell>
              <table:table-cell office:value-type="float" office:value="136.616">
                <text:p>136.616</text:p>
              </table:table-cell>
              <table:table-cell office:value-type="float" office:value="136.611">
                <text:p>136.61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36.95">
                <text:p>136.95</text:p>
              </table:table-cell>
              <table:table-cell office:value-type="float" office:value="136.921">
                <text:p>136.921</text:p>
              </table:table-cell>
              <table:table-cell office:value-type="float" office:value="136.589">
                <text:p>136.589</text:p>
              </table:table-cell>
              <table:table-cell office:value-type="float" office:value="136.525">
                <text:p>136.525</text:p>
              </table:table-cell>
              <table:table-cell office:value-type="float" office:value="136.521">
                <text:p>136.52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36.859">
                <text:p>136.859</text:p>
              </table:table-cell>
              <table:table-cell office:value-type="float" office:value="136.832">
                <text:p>136.832</text:p>
              </table:table-cell>
              <table:table-cell office:value-type="float" office:value="136.498">
                <text:p>136.498</text:p>
              </table:table-cell>
              <table:table-cell office:value-type="float" office:value="136.435">
                <text:p>136.435</text:p>
              </table:table-cell>
              <table:table-cell office:value-type="float" office:value="136.431">
                <text:p>136.43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36.77">
                <text:p>136.77</text:p>
              </table:table-cell>
              <table:table-cell office:value-type="float" office:value="136.742">
                <text:p>136.742</text:p>
              </table:table-cell>
              <table:table-cell office:value-type="float" office:value="136.409">
                <text:p>136.409</text:p>
              </table:table-cell>
              <table:table-cell office:value-type="float" office:value="136.347">
                <text:p>136.347</text:p>
              </table:table-cell>
              <table:table-cell office:value-type="float" office:value="136.343">
                <text:p>136.34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36.682">
                <text:p>136.682</text:p>
              </table:table-cell>
              <table:table-cell office:value-type="float" office:value="136.653">
                <text:p>136.653</text:p>
              </table:table-cell>
              <table:table-cell office:value-type="float" office:value="136.321">
                <text:p>136.321</text:p>
              </table:table-cell>
              <table:table-cell office:value-type="float" office:value="136.259">
                <text:p>136.259</text:p>
              </table:table-cell>
              <table:table-cell office:value-type="float" office:value="136.254">
                <text:p>136.25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36.594">
                <text:p>136.594</text:p>
              </table:table-cell>
              <table:table-cell office:value-type="float" office:value="136.564">
                <text:p>136.564</text:p>
              </table:table-cell>
              <table:table-cell office:value-type="float" office:value="136.232">
                <text:p>136.232</text:p>
              </table:table-cell>
              <table:table-cell office:value-type="float" office:value="136.169">
                <text:p>136.169</text:p>
              </table:table-cell>
              <table:table-cell office:value-type="float" office:value="136.165">
                <text:p>136.16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6.506">
                <text:p>136.506</text:p>
              </table:table-cell>
              <table:table-cell office:value-type="float" office:value="136.476">
                <text:p>136.476</text:p>
              </table:table-cell>
              <table:table-cell office:value-type="float" office:value="136.145">
                <text:p>136.145</text:p>
              </table:table-cell>
              <table:table-cell office:value-type="float" office:value="136.082">
                <text:p>136.082</text:p>
              </table:table-cell>
              <table:table-cell office:value-type="float" office:value="136.077">
                <text:p>136.07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36.417">
                <text:p>136.417</text:p>
              </table:table-cell>
              <table:table-cell office:value-type="float" office:value="136.388">
                <text:p>136.388</text:p>
              </table:table-cell>
              <table:table-cell office:value-type="float" office:value="136.057">
                <text:p>136.057</text:p>
              </table:table-cell>
              <table:table-cell office:value-type="float" office:value="135.994">
                <text:p>135.994</text:p>
              </table:table-cell>
              <table:table-cell office:value-type="float" office:value="135.989">
                <text:p>135.98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36.328">
                <text:p>136.328</text:p>
              </table:table-cell>
              <table:table-cell office:value-type="float" office:value="136.3">
                <text:p>136.3</text:p>
              </table:table-cell>
              <table:table-cell office:value-type="float" office:value="135.968">
                <text:p>135.968</text:p>
              </table:table-cell>
              <table:table-cell office:value-type="float" office:value="135.905">
                <text:p>135.905</text:p>
              </table:table-cell>
              <table:table-cell office:value-type="float" office:value="135.901">
                <text:p>135.90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6.239">
                <text:p>136.239</text:p>
              </table:table-cell>
              <table:table-cell office:value-type="float" office:value="136.212">
                <text:p>136.212</text:p>
              </table:table-cell>
              <table:table-cell office:value-type="float" office:value="135.879">
                <text:p>135.879</text:p>
              </table:table-cell>
              <table:table-cell office:value-type="float" office:value="135.817">
                <text:p>135.817</text:p>
              </table:table-cell>
              <table:table-cell office:value-type="float" office:value="135.813">
                <text:p>135.81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6.152">
                <text:p>136.152</text:p>
              </table:table-cell>
              <table:table-cell office:value-type="float" office:value="136.124">
                <text:p>136.124</text:p>
              </table:table-cell>
              <table:table-cell office:value-type="float" office:value="135.792">
                <text:p>135.792</text:p>
              </table:table-cell>
              <table:table-cell office:value-type="float" office:value="135.729">
                <text:p>135.729</text:p>
              </table:table-cell>
              <table:table-cell office:value-type="float" office:value="135.725">
                <text:p>135.7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6.065">
                <text:p>136.065</text:p>
              </table:table-cell>
              <table:table-cell office:value-type="float" office:value="136.037">
                <text:p>136.037</text:p>
              </table:table-cell>
              <table:table-cell office:value-type="float" office:value="135.705">
                <text:p>135.705</text:p>
              </table:table-cell>
              <table:table-cell office:value-type="float" office:value="135.643">
                <text:p>135.643</text:p>
              </table:table-cell>
              <table:table-cell office:value-type="float" office:value="135.639">
                <text:p>135.63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5.977">
                <text:p>135.977</text:p>
              </table:table-cell>
              <table:table-cell office:value-type="float" office:value="135.95">
                <text:p>135.95</text:p>
              </table:table-cell>
              <table:table-cell office:value-type="float" office:value="135.617">
                <text:p>135.617</text:p>
              </table:table-cell>
              <table:table-cell office:value-type="float" office:value="135.555">
                <text:p>135.555</text:p>
              </table:table-cell>
              <table:table-cell office:value-type="float" office:value="135.551">
                <text:p>135.55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35.888">
                <text:p>135.888</text:p>
              </table:table-cell>
              <table:table-cell office:value-type="float" office:value="135.864">
                <text:p>135.864</text:p>
              </table:table-cell>
              <table:table-cell office:value-type="float" office:value="135.531">
                <text:p>135.531</text:p>
              </table:table-cell>
              <table:table-cell office:value-type="float" office:value="135.468">
                <text:p>135.468</text:p>
              </table:table-cell>
              <table:table-cell office:value-type="float" office:value="135.464">
                <text:p>135.46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35.801">
                <text:p>135.801</text:p>
              </table:table-cell>
              <table:table-cell office:value-type="float" office:value="135.777">
                <text:p>135.777</text:p>
              </table:table-cell>
              <table:table-cell office:value-type="float" office:value="135.444">
                <text:p>135.444</text:p>
              </table:table-cell>
              <table:table-cell office:value-type="float" office:value="135.381">
                <text:p>135.381</text:p>
              </table:table-cell>
              <table:table-cell office:value-type="float" office:value="135.376">
                <text:p>135.37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35.713">
                <text:p>135.713</text:p>
              </table:table-cell>
              <table:table-cell office:value-type="float" office:value="135.69">
                <text:p>135.69</text:p>
              </table:table-cell>
              <table:table-cell office:value-type="float" office:value="135.356">
                <text:p>135.356</text:p>
              </table:table-cell>
              <table:table-cell office:value-type="float" office:value="135.294">
                <text:p>135.294</text:p>
              </table:table-cell>
              <table:table-cell office:value-type="float" office:value="135.289">
                <text:p>135.28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35.626">
                <text:p>135.626</text:p>
              </table:table-cell>
              <table:table-cell office:value-type="float" office:value="135.602">
                <text:p>135.602</text:p>
              </table:table-cell>
              <table:table-cell office:value-type="float" office:value="135.27">
                <text:p>135.27</text:p>
              </table:table-cell>
              <table:table-cell office:value-type="float" office:value="135.208">
                <text:p>135.208</text:p>
              </table:table-cell>
              <table:table-cell office:value-type="float" office:value="135.203">
                <text:p>135.20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35.54">
                <text:p>135.54</text:p>
              </table:table-cell>
              <table:table-cell office:value-type="float" office:value="135.516">
                <text:p>135.516</text:p>
              </table:table-cell>
              <table:table-cell office:value-type="float" office:value="135.183">
                <text:p>135.183</text:p>
              </table:table-cell>
              <table:table-cell office:value-type="float" office:value="135.121">
                <text:p>135.121</text:p>
              </table:table-cell>
              <table:table-cell office:value-type="float" office:value="135.116">
                <text:p>135.1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35.454">
                <text:p>135.454</text:p>
              </table:table-cell>
              <table:table-cell office:value-type="float" office:value="135.429">
                <text:p>135.429</text:p>
              </table:table-cell>
              <table:table-cell office:value-type="float" office:value="135.097">
                <text:p>135.097</text:p>
              </table:table-cell>
              <table:table-cell office:value-type="float" office:value="135.034">
                <text:p>135.034</text:p>
              </table:table-cell>
              <table:table-cell office:value-type="float" office:value="135.03">
                <text:p>135.0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35.366">
                <text:p>135.366</text:p>
              </table:table-cell>
              <table:table-cell office:value-type="float" office:value="135.341">
                <text:p>135.341</text:p>
              </table:table-cell>
              <table:table-cell office:value-type="float" office:value="135.011">
                <text:p>135.011</text:p>
              </table:table-cell>
              <table:table-cell office:value-type="float" office:value="134.949">
                <text:p>134.949</text:p>
              </table:table-cell>
              <table:table-cell office:value-type="float" office:value="134.944">
                <text:p>134.94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35.28">
                <text:p>135.28</text:p>
              </table:table-cell>
              <table:table-cell office:value-type="float" office:value="135.255">
                <text:p>135.255</text:p>
              </table:table-cell>
              <table:table-cell office:value-type="float" office:value="134.925">
                <text:p>134.925</text:p>
              </table:table-cell>
              <table:table-cell office:value-type="float" office:value="134.863">
                <text:p>134.863</text:p>
              </table:table-cell>
              <table:table-cell office:value-type="float" office:value="134.859">
                <text:p>134.85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35.195">
                <text:p>135.195</text:p>
              </table:table-cell>
              <table:table-cell office:value-type="float" office:value="135.17">
                <text:p>135.17</text:p>
              </table:table-cell>
              <table:table-cell office:value-type="float" office:value="134.839">
                <text:p>134.839</text:p>
              </table:table-cell>
              <table:table-cell office:value-type="float" office:value="134.777">
                <text:p>134.777</text:p>
              </table:table-cell>
              <table:table-cell office:value-type="float" office:value="134.773">
                <text:p>134.77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35.109">
                <text:p>135.109</text:p>
              </table:table-cell>
              <table:table-cell office:value-type="float" office:value="135.083">
                <text:p>135.083</text:p>
              </table:table-cell>
              <table:table-cell office:value-type="float" office:value="134.754">
                <text:p>134.754</text:p>
              </table:table-cell>
              <table:table-cell office:value-type="float" office:value="134.69">
                <text:p>134.69</text:p>
              </table:table-cell>
              <table:table-cell office:value-type="float" office:value="134.686">
                <text:p>134.68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35.022">
                <text:p>135.022</text:p>
              </table:table-cell>
              <table:table-cell office:value-type="float" office:value="134.997">
                <text:p>134.997</text:p>
              </table:table-cell>
              <table:table-cell office:value-type="float" office:value="134.668">
                <text:p>134.668</text:p>
              </table:table-cell>
              <table:table-cell office:value-type="float" office:value="134.603">
                <text:p>134.603</text:p>
              </table:table-cell>
              <table:table-cell office:value-type="float" office:value="134.599">
                <text:p>134.59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34.936">
                <text:p>134.936</text:p>
              </table:table-cell>
              <table:table-cell office:value-type="float" office:value="134.912">
                <text:p>134.912</text:p>
              </table:table-cell>
              <table:table-cell office:value-type="float" office:value="134.581">
                <text:p>134.581</text:p>
              </table:table-cell>
              <table:table-cell office:value-type="float" office:value="134.517">
                <text:p>134.517</text:p>
              </table:table-cell>
              <table:table-cell office:value-type="float" office:value="134.512">
                <text:p>134.51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34.85">
                <text:p>134.85</text:p>
              </table:table-cell>
              <table:table-cell office:value-type="float" office:value="134.826">
                <text:p>134.826</text:p>
              </table:table-cell>
              <table:table-cell office:value-type="float" office:value="134.493">
                <text:p>134.493</text:p>
              </table:table-cell>
              <table:table-cell office:value-type="float" office:value="134.431">
                <text:p>134.431</text:p>
              </table:table-cell>
              <table:table-cell office:value-type="float" office:value="134.427">
                <text:p>134.42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34.763">
                <text:p>134.763</text:p>
              </table:table-cell>
              <table:table-cell office:value-type="float" office:value="134.74">
                <text:p>134.74</text:p>
              </table:table-cell>
              <table:table-cell office:value-type="float" office:value="134.409">
                <text:p>134.409</text:p>
              </table:table-cell>
              <table:table-cell office:value-type="float" office:value="134.346">
                <text:p>134.346</text:p>
              </table:table-cell>
              <table:table-cell office:value-type="float" office:value="134.342">
                <text:p>134.34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34.677">
                <text:p>134.677</text:p>
              </table:table-cell>
              <table:table-cell office:value-type="float" office:value="134.657">
                <text:p>134.657</text:p>
              </table:table-cell>
              <table:table-cell office:value-type="float" office:value="134.324">
                <text:p>134.324</text:p>
              </table:table-cell>
              <table:table-cell office:value-type="float" office:value="134.261">
                <text:p>134.261</text:p>
              </table:table-cell>
              <table:table-cell office:value-type="float" office:value="134.257">
                <text:p>134.25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34.591">
                <text:p>134.591</text:p>
              </table:table-cell>
              <table:table-cell office:value-type="float" office:value="134.573">
                <text:p>134.573</text:p>
              </table:table-cell>
              <table:table-cell office:value-type="float" office:value="134.238">
                <text:p>134.238</text:p>
              </table:table-cell>
              <table:table-cell office:value-type="float" office:value="134.175">
                <text:p>134.175</text:p>
              </table:table-cell>
              <table:table-cell office:value-type="float" office:value="134.171">
                <text:p>134.17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34.505">
                <text:p>134.505</text:p>
              </table:table-cell>
              <table:table-cell office:value-type="float" office:value="134.487">
                <text:p>134.487</text:p>
              </table:table-cell>
              <table:table-cell office:value-type="float" office:value="134.152">
                <text:p>134.152</text:p>
              </table:table-cell>
              <table:table-cell office:value-type="float" office:value="134.089">
                <text:p>134.089</text:p>
              </table:table-cell>
              <table:table-cell office:value-type="float" office:value="134.085">
                <text:p>134.08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4.42">
                <text:p>134.42</text:p>
              </table:table-cell>
              <table:table-cell office:value-type="float" office:value="134.401">
                <text:p>134.401</text:p>
              </table:table-cell>
              <table:table-cell office:value-type="float" office:value="134.067">
                <text:p>134.067</text:p>
              </table:table-cell>
              <table:table-cell office:value-type="float" office:value="134.004">
                <text:p>134.00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34.335">
                <text:p>134.335</text:p>
              </table:table-cell>
              <table:table-cell office:value-type="float" office:value="134.317">
                <text:p>134.317</text:p>
              </table:table-cell>
              <table:table-cell office:value-type="float" office:value="133.983">
                <text:p>133.983</text:p>
              </table:table-cell>
              <table:table-cell office:value-type="float" office:value="133.921">
                <text:p>133.921</text:p>
              </table:table-cell>
              <table:table-cell office:value-type="float" office:value="133.917">
                <text:p>133.91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4.25">
                <text:p>134.25</text:p>
              </table:table-cell>
              <table:table-cell office:value-type="float" office:value="134.232">
                <text:p>134.232</text:p>
              </table:table-cell>
              <table:table-cell office:value-type="float" office:value="133.899">
                <text:p>133.899</text:p>
              </table:table-cell>
              <table:table-cell office:value-type="float" office:value="133.837">
                <text:p>133.837</text:p>
              </table:table-cell>
              <table:table-cell office:value-type="float" office:value="133.833">
                <text:p>133.83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34.166">
                <text:p>134.166</text:p>
              </table:table-cell>
              <table:table-cell office:value-type="float" office:value="134.147">
                <text:p>134.147</text:p>
              </table:table-cell>
              <table:table-cell office:value-type="float" office:value="133.815">
                <text:p>133.815</text:p>
              </table:table-cell>
              <table:table-cell office:value-type="float" office:value="133.753">
                <text:p>133.753</text:p>
              </table:table-cell>
              <table:table-cell office:value-type="float" office:value="133.748">
                <text:p>133.74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34.081">
                <text:p>134.081</text:p>
              </table:table-cell>
              <table:table-cell office:value-type="float" office:value="134.063">
                <text:p>134.063</text:p>
              </table:table-cell>
              <table:table-cell office:value-type="float" office:value="133.732">
                <text:p>133.732</text:p>
              </table:table-cell>
              <table:table-cell office:value-type="float" office:value="133.669">
                <text:p>133.669</text:p>
              </table:table-cell>
              <table:table-cell office:value-type="float" office:value="133.665">
                <text:p>133.66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33.996">
                <text:p>133.996</text:p>
              </table:table-cell>
              <table:table-cell office:value-type="float" office:value="133.979">
                <text:p>133.979</text:p>
              </table:table-cell>
              <table:table-cell office:value-type="float" office:value="133.648">
                <text:p>133.648</text:p>
              </table:table-cell>
              <table:table-cell office:value-type="float" office:value="133.584">
                <text:p>133.584</text:p>
              </table:table-cell>
              <table:table-cell office:value-type="float" office:value="133.58">
                <text:p>133.5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3.912">
                <text:p>133.912</text:p>
              </table:table-cell>
              <table:table-cell office:value-type="float" office:value="133.895">
                <text:p>133.895</text:p>
              </table:table-cell>
              <table:table-cell office:value-type="float" office:value="133.564">
                <text:p>133.564</text:p>
              </table:table-cell>
              <table:table-cell office:value-type="float" office:value="133.5">
                <text:p>133.5</text:p>
              </table:table-cell>
              <table:table-cell office:value-type="float" office:value="133.496">
                <text:p>133.49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3.828">
                <text:p>133.828</text:p>
              </table:table-cell>
              <table:table-cell office:value-type="float" office:value="133.812">
                <text:p>133.812</text:p>
              </table:table-cell>
              <table:table-cell office:value-type="float" office:value="133.48">
                <text:p>133.48</text:p>
              </table:table-cell>
              <table:table-cell office:value-type="float" office:value="133.417">
                <text:p>133.417</text:p>
              </table:table-cell>
              <table:table-cell office:value-type="float" office:value="133.413">
                <text:p>133.41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33.744">
                <text:p>133.744</text:p>
              </table:table-cell>
              <table:table-cell office:value-type="float" office:value="133.728">
                <text:p>133.728</text:p>
              </table:table-cell>
              <table:table-cell office:value-type="float" office:value="133.397">
                <text:p>133.397</text:p>
              </table:table-cell>
              <table:table-cell office:value-type="float" office:value="133.333">
                <text:p>133.333</text:p>
              </table:table-cell>
              <table:table-cell office:value-type="float" office:value="133.329">
                <text:p>133.32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33.662">
                <text:p>133.662</text:p>
              </table:table-cell>
              <table:table-cell office:value-type="float" office:value="133.647">
                <text:p>133.647</text:p>
              </table:table-cell>
              <table:table-cell office:value-type="float" office:value="133.313">
                <text:p>133.313</text:p>
              </table:table-cell>
              <table:table-cell office:value-type="float" office:value="133.251">
                <text:p>133.251</text:p>
              </table:table-cell>
              <table:table-cell office:value-type="float" office:value="133.247">
                <text:p>133.24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33.577">
                <text:p>133.577</text:p>
              </table:table-cell>
              <table:table-cell office:value-type="float" office:value="133.562">
                <text:p>133.562</text:p>
              </table:table-cell>
              <table:table-cell office:value-type="float" office:value="133.231">
                <text:p>133.231</text:p>
              </table:table-cell>
              <table:table-cell office:value-type="float" office:value="133.168">
                <text:p>133.168</text:p>
              </table:table-cell>
              <table:table-cell office:value-type="float" office:value="133.164">
                <text:p>133.16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33.496">
                <text:p>133.496</text:p>
              </table:table-cell>
              <table:table-cell office:value-type="float" office:value="133.478">
                <text:p>133.478</text:p>
              </table:table-cell>
              <table:table-cell office:value-type="float" office:value="133.148">
                <text:p>133.148</text:p>
              </table:table-cell>
              <table:table-cell office:value-type="float" office:value="133.085">
                <text:p>133.085</text:p>
              </table:table-cell>
              <table:table-cell office:value-type="float" office:value="133.081">
                <text:p>133.08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33.412">
                <text:p>133.412</text:p>
              </table:table-cell>
              <table:table-cell office:value-type="float" office:value="133.396">
                <text:p>133.396</text:p>
              </table:table-cell>
              <table:table-cell office:value-type="float" office:value="133.065">
                <text:p>133.065</text:p>
              </table:table-cell>
              <table:table-cell office:value-type="float" office:value="133.004">
                <text:p>133.004</text:p>
              </table:table-cell>
              <table:table-cell office:value-type="float" office:value="132.999">
                <text:p>132.99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33.327">
                <text:p>133.327</text:p>
              </table:table-cell>
              <table:table-cell office:value-type="float" office:value="133.313">
                <text:p>133.313</text:p>
              </table:table-cell>
              <table:table-cell office:value-type="float" office:value="132.983">
                <text:p>132.983</text:p>
              </table:table-cell>
              <table:table-cell office:value-type="float" office:value="132.92">
                <text:p>132.92</text:p>
              </table:table-cell>
              <table:table-cell office:value-type="float" office:value="132.916">
                <text:p>132.91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33.245">
                <text:p>133.245</text:p>
              </table:table-cell>
              <table:table-cell office:value-type="float" office:value="133.231">
                <text:p>133.231</text:p>
              </table:table-cell>
              <table:table-cell office:value-type="float" office:value="132.9">
                <text:p>132.9</text:p>
              </table:table-cell>
              <table:table-cell office:value-type="float" office:value="132.837">
                <text:p>132.837</text:p>
              </table:table-cell>
              <table:table-cell office:value-type="float" office:value="132.833">
                <text:p>132.83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33.163">
                <text:p>133.163</text:p>
              </table:table-cell>
              <table:table-cell office:value-type="float" office:value="133.149">
                <text:p>133.149</text:p>
              </table:table-cell>
              <table:table-cell office:value-type="float" office:value="132.817">
                <text:p>132.817</text:p>
              </table:table-cell>
              <table:table-cell office:value-type="float" office:value="132.754">
                <text:p>132.754</text:p>
              </table:table-cell>
              <table:table-cell office:value-type="float" office:value="132.749">
                <text:p>132.74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33.08">
                <text:p>133.08</text:p>
              </table:table-cell>
              <table:table-cell office:value-type="float" office:value="133.067">
                <text:p>133.067</text:p>
              </table:table-cell>
              <table:table-cell office:value-type="float" office:value="132.734">
                <text:p>132.734</text:p>
              </table:table-cell>
              <table:table-cell office:value-type="float" office:value="132.672">
                <text:p>132.672</text:p>
              </table:table-cell>
              <table:table-cell office:value-type="float" office:value="132.668">
                <text:p>132.66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32.996">
                <text:p>132.996</text:p>
              </table:table-cell>
              <table:table-cell office:value-type="float" office:value="132.985">
                <text:p>132.985</text:p>
              </table:table-cell>
              <table:table-cell office:value-type="float" office:value="132.652">
                <text:p>132.652</text:p>
              </table:table-cell>
              <table:table-cell office:value-type="float" office:value="132.59">
                <text:p>132.59</text:p>
              </table:table-cell>
              <table:table-cell office:value-type="float" office:value="132.585">
                <text:p>132.58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32.914">
                <text:p>132.914</text:p>
              </table:table-cell>
              <table:table-cell office:value-type="float" office:value="132.902">
                <text:p>132.902</text:p>
              </table:table-cell>
              <table:table-cell office:value-type="float" office:value="132.57">
                <text:p>132.57</text:p>
              </table:table-cell>
              <table:table-cell office:value-type="float" office:value="132.507">
                <text:p>132.507</text:p>
              </table:table-cell>
              <table:table-cell office:value-type="float" office:value="132.503">
                <text:p>132.50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32.832">
                <text:p>132.832</text:p>
              </table:table-cell>
              <table:table-cell office:value-type="float" office:value="132.82">
                <text:p>132.82</text:p>
              </table:table-cell>
              <table:table-cell office:value-type="float" office:value="132.488">
                <text:p>132.488</text:p>
              </table:table-cell>
              <table:table-cell office:value-type="float" office:value="132.426">
                <text:p>132.426</text:p>
              </table:table-cell>
              <table:table-cell office:value-type="float" office:value="132.422">
                <text:p>132.42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2.75">
                <text:p>132.75</text:p>
              </table:table-cell>
              <table:table-cell office:value-type="float" office:value="132.738">
                <text:p>132.738</text:p>
              </table:table-cell>
              <table:table-cell office:value-type="float" office:value="132.405">
                <text:p>132.405</text:p>
              </table:table-cell>
              <table:table-cell office:value-type="float" office:value="132.343">
                <text:p>132.343</text:p>
              </table:table-cell>
              <table:table-cell office:value-type="float" office:value="132.338">
                <text:p>132.33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32.668">
                <text:p>132.668</text:p>
              </table:table-cell>
              <table:table-cell office:value-type="float" office:value="132.657">
                <text:p>132.657</text:p>
              </table:table-cell>
              <table:table-cell office:value-type="float" office:value="132.323">
                <text:p>132.323</text:p>
              </table:table-cell>
              <table:table-cell office:value-type="float" office:value="132.261">
                <text:p>132.261</text:p>
              </table:table-cell>
              <table:table-cell office:value-type="float" office:value="132.257">
                <text:p>132.2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2.586">
                <text:p>132.586</text:p>
              </table:table-cell>
              <table:table-cell office:value-type="float" office:value="132.575">
                <text:p>132.575</text:p>
              </table:table-cell>
              <table:table-cell office:value-type="float" office:value="132.242">
                <text:p>132.242</text:p>
              </table:table-cell>
              <table:table-cell office:value-type="float" office:value="132.18">
                <text:p>132.18</text:p>
              </table:table-cell>
              <table:table-cell office:value-type="float" office:value="132.175">
                <text:p>132.17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32.505">
                <text:p>132.505</text:p>
              </table:table-cell>
              <table:table-cell office:value-type="float" office:value="132.494">
                <text:p>132.494</text:p>
              </table:table-cell>
              <table:table-cell office:value-type="float" office:value="132.16">
                <text:p>132.16</text:p>
              </table:table-cell>
              <table:table-cell office:value-type="float" office:value="132.098">
                <text:p>132.098</text:p>
              </table:table-cell>
              <table:table-cell office:value-type="float" office:value="132.094">
                <text:p>132.09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32.422">
                <text:p>132.422</text:p>
              </table:table-cell>
              <table:table-cell office:value-type="float" office:value="132.413">
                <text:p>132.413</text:p>
              </table:table-cell>
              <table:table-cell office:value-type="float" office:value="132.079">
                <text:p>132.079</text:p>
              </table:table-cell>
              <table:table-cell office:value-type="float" office:value="132.017">
                <text:p>132.017</text:p>
              </table:table-cell>
              <table:table-cell office:value-type="float" office:value="132.013">
                <text:p>132.01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32.342">
                <text:p>132.342</text:p>
              </table:table-cell>
              <table:table-cell office:value-type="float" office:value="132.332">
                <text:p>132.332</text:p>
              </table:table-cell>
              <table:table-cell office:value-type="float" office:value="131.998">
                <text:p>131.998</text:p>
              </table:table-cell>
              <table:table-cell office:value-type="float" office:value="131.937">
                <text:p>131.937</text:p>
              </table:table-cell>
              <table:table-cell office:value-type="float" office:value="131.933">
                <text:p>131.93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32.259">
                <text:p>132.259</text:p>
              </table:table-cell>
              <table:table-cell office:value-type="float" office:value="132.251">
                <text:p>132.251</text:p>
              </table:table-cell>
              <table:table-cell office:value-type="float" office:value="131.917">
                <text:p>131.917</text:p>
              </table:table-cell>
              <table:table-cell office:value-type="float" office:value="131.856">
                <text:p>131.856</text:p>
              </table:table-cell>
              <table:table-cell office:value-type="float" office:value="131.852">
                <text:p>131.85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32.178">
                <text:p>132.178</text:p>
              </table:table-cell>
              <table:table-cell office:value-type="float" office:value="132.171">
                <text:p>132.171</text:p>
              </table:table-cell>
              <table:table-cell office:value-type="float" office:value="131.836">
                <text:p>131.836</text:p>
              </table:table-cell>
              <table:table-cell office:value-type="float" office:value="131.776">
                <text:p>131.776</text:p>
              </table:table-cell>
              <table:table-cell office:value-type="float" office:value="131.771">
                <text:p>131.77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32.098">
                <text:p>132.098</text:p>
              </table:table-cell>
              <table:table-cell office:value-type="float" office:value="132.09">
                <text:p>132.09</text:p>
              </table:table-cell>
              <table:table-cell office:value-type="float" office:value="131.756">
                <text:p>131.756</text:p>
              </table:table-cell>
              <table:table-cell office:value-type="float" office:value="131.694">
                <text:p>131.694</text:p>
              </table:table-cell>
              <table:table-cell office:value-type="float" office:value="131.689">
                <text:p>131.68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32.018">
                <text:p>132.018</text:p>
              </table:table-cell>
              <table:table-cell office:value-type="float" office:value="132.01">
                <text:p>132.01</text:p>
              </table:table-cell>
              <table:table-cell office:value-type="float" office:value="131.675">
                <text:p>131.675</text:p>
              </table:table-cell>
              <table:table-cell office:value-type="float" office:value="131.614">
                <text:p>131.614</text:p>
              </table:table-cell>
              <table:table-cell office:value-type="float" office:value="131.61">
                <text:p>131.6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31.937">
                <text:p>131.937</text:p>
              </table:table-cell>
              <table:table-cell office:value-type="float" office:value="131.929">
                <text:p>131.929</text:p>
              </table:table-cell>
              <table:table-cell office:value-type="float" office:value="131.595">
                <text:p>131.595</text:p>
              </table:table-cell>
              <table:table-cell office:value-type="float" office:value="131.534">
                <text:p>131.534</text:p>
              </table:table-cell>
              <table:table-cell office:value-type="float" office:value="131.53">
                <text:p>131.5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31.858">
                <text:p>131.858</text:p>
              </table:table-cell>
              <table:table-cell office:value-type="float" office:value="131.85">
                <text:p>131.85</text:p>
              </table:table-cell>
              <table:table-cell office:value-type="float" office:value="131.515">
                <text:p>131.515</text:p>
              </table:table-cell>
              <table:table-cell office:value-type="float" office:value="131.453">
                <text:p>131.453</text:p>
              </table:table-cell>
              <table:table-cell office:value-type="float" office:value="131.449">
                <text:p>131.44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31.777">
                <text:p>131.777</text:p>
              </table:table-cell>
              <table:table-cell office:value-type="float" office:value="131.769">
                <text:p>131.769</text:p>
              </table:table-cell>
              <table:table-cell office:value-type="float" office:value="131.434">
                <text:p>131.434</text:p>
              </table:table-cell>
              <table:table-cell office:value-type="float" office:value="131.374">
                <text:p>131.374</text:p>
              </table:table-cell>
              <table:table-cell office:value-type="float" office:value="131.37">
                <text:p>131.3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31.696">
                <text:p>131.696</text:p>
              </table:table-cell>
              <table:table-cell office:value-type="float" office:value="131.689">
                <text:p>131.689</text:p>
              </table:table-cell>
              <table:table-cell office:value-type="float" office:value="131.355">
                <text:p>131.355</text:p>
              </table:table-cell>
              <table:table-cell office:value-type="float" office:value="131.294">
                <text:p>131.294</text:p>
              </table:table-cell>
              <table:table-cell office:value-type="float" office:value="131.291">
                <text:p>131.29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31.616">
                <text:p>131.616</text:p>
              </table:table-cell>
              <table:table-cell office:value-type="float" office:value="131.611">
                <text:p>131.611</text:p>
              </table:table-cell>
              <table:table-cell office:value-type="float" office:value="131.277">
                <text:p>131.277</text:p>
              </table:table-cell>
              <table:table-cell office:value-type="float" office:value="131.216">
                <text:p>131.216</text:p>
              </table:table-cell>
              <table:table-cell office:value-type="float" office:value="131.212">
                <text:p>131.21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31.535">
                <text:p>131.535</text:p>
              </table:table-cell>
              <table:table-cell office:value-type="float" office:value="131.531">
                <text:p>131.531</text:p>
              </table:table-cell>
              <table:table-cell office:value-type="float" office:value="131.197">
                <text:p>131.197</text:p>
              </table:table-cell>
              <table:table-cell office:value-type="float" office:value="131.136">
                <text:p>131.136</text:p>
              </table:table-cell>
              <table:table-cell office:value-type="float" office:value="131.132">
                <text:p>131.13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31.456">
                <text:p>131.456</text:p>
              </table:table-cell>
              <table:table-cell office:value-type="float" office:value="131.451">
                <text:p>131.451</text:p>
              </table:table-cell>
              <table:table-cell office:value-type="float" office:value="131.117">
                <text:p>131.117</text:p>
              </table:table-cell>
              <table:table-cell office:value-type="float" office:value="131.057">
                <text:p>131.057</text:p>
              </table:table-cell>
              <table:table-cell office:value-type="float" office:value="131.053">
                <text:p>131.05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31.377">
                <text:p>131.377</text:p>
              </table:table-cell>
              <table:table-cell office:value-type="float" office:value="131.373">
                <text:p>131.373</text:p>
              </table:table-cell>
              <table:table-cell office:value-type="float" office:value="131.037">
                <text:p>131.037</text:p>
              </table:table-cell>
              <table:table-cell office:value-type="float" office:value="130.977">
                <text:p>130.977</text:p>
              </table:table-cell>
              <table:table-cell office:value-type="float" office:value="130.973">
                <text:p>130.97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31.297">
                <text:p>131.297</text:p>
              </table:table-cell>
              <table:table-cell office:value-type="float" office:value="131.293">
                <text:p>131.293</text:p>
              </table:table-cell>
              <table:table-cell office:value-type="float" office:value="130.958">
                <text:p>130.958</text:p>
              </table:table-cell>
              <table:table-cell office:value-type="float" office:value="130.898">
                <text:p>130.898</text:p>
              </table:table-cell>
              <table:table-cell office:value-type="float" office:value="130.894">
                <text:p>130.89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31.217">
                <text:p>131.217</text:p>
              </table:table-cell>
              <table:table-cell office:value-type="float" office:value="131.213">
                <text:p>131.213</text:p>
              </table:table-cell>
              <table:table-cell office:value-type="float" office:value="130.879">
                <text:p>130.879</text:p>
              </table:table-cell>
              <table:table-cell office:value-type="float" office:value="130.819">
                <text:p>130.819</text:p>
              </table:table-cell>
              <table:table-cell office:value-type="float" office:value="130.815">
                <text:p>130.81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31.138">
                <text:p>131.138</text:p>
              </table:table-cell>
              <table:table-cell office:value-type="float" office:value="131.133">
                <text:p>131.133</text:p>
              </table:table-cell>
              <table:table-cell office:value-type="float" office:value="130.799">
                <text:p>130.799</text:p>
              </table:table-cell>
              <table:table-cell office:value-type="float" office:value="130.739">
                <text:p>130.739</text:p>
              </table:table-cell>
              <table:table-cell office:value-type="float" office:value="130.735">
                <text:p>130.73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31.06">
                <text:p>131.06</text:p>
              </table:table-cell>
              <table:table-cell office:value-type="float" office:value="131.055">
                <text:p>131.055</text:p>
              </table:table-cell>
              <table:table-cell office:value-type="float" office:value="130.721">
                <text:p>130.721</text:p>
              </table:table-cell>
              <table:table-cell office:value-type="float" office:value="130.662">
                <text:p>130.662</text:p>
              </table:table-cell>
              <table:table-cell office:value-type="float" office:value="130.658">
                <text:p>130.65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30.982">
                <text:p>130.982</text:p>
              </table:table-cell>
              <table:table-cell office:value-type="float" office:value="130.977">
                <text:p>130.977</text:p>
              </table:table-cell>
              <table:table-cell office:value-type="float" office:value="130.642">
                <text:p>130.642</text:p>
              </table:table-cell>
              <table:table-cell office:value-type="float" office:value="130.582">
                <text:p>130.582</text:p>
              </table:table-cell>
              <table:table-cell office:value-type="float" office:value="130.578">
                <text:p>130.57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30.902">
                <text:p>130.902</text:p>
              </table:table-cell>
              <table:table-cell office:value-type="float" office:value="130.899">
                <text:p>130.899</text:p>
              </table:table-cell>
              <table:table-cell office:value-type="float" office:value="130.564">
                <text:p>130.564</text:p>
              </table:table-cell>
              <table:table-cell office:value-type="float" office:value="130.504">
                <text:p>130.504</text:p>
              </table:table-cell>
              <table:table-cell office:value-type="float" office:value="130.499">
                <text:p>130.49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30.822">
                <text:p>130.822</text:p>
              </table:table-cell>
              <table:table-cell office:value-type="float" office:value="130.821">
                <text:p>130.821</text:p>
              </table:table-cell>
              <table:table-cell office:value-type="float" office:value="130.485">
                <text:p>130.485</text:p>
              </table:table-cell>
              <table:table-cell office:value-type="float" office:value="130.425">
                <text:p>130.425</text:p>
              </table:table-cell>
              <table:table-cell office:value-type="float" office:value="130.421">
                <text:p>130.42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30.743">
                <text:p>130.743</text:p>
              </table:table-cell>
              <table:table-cell office:value-type="float" office:value="130.742">
                <text:p>130.742</text:p>
              </table:table-cell>
              <table:table-cell office:value-type="float" office:value="130.408">
                <text:p>130.408</text:p>
              </table:table-cell>
              <table:table-cell office:value-type="float" office:value="130.347">
                <text:p>130.347</text:p>
              </table:table-cell>
              <table:table-cell office:value-type="float" office:value="130.343">
                <text:p>130.34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30.667">
                <text:p>130.667</text:p>
              </table:table-cell>
              <table:table-cell office:value-type="float" office:value="130.664">
                <text:p>130.664</text:p>
              </table:table-cell>
              <table:table-cell office:value-type="float" office:value="130.329">
                <text:p>130.329</text:p>
              </table:table-cell>
              <table:table-cell office:value-type="float" office:value="130.269">
                <text:p>130.269</text:p>
              </table:table-cell>
              <table:table-cell office:value-type="float" office:value="130.265">
                <text:p>130.26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30.589">
                <text:p>130.589</text:p>
              </table:table-cell>
              <table:table-cell office:value-type="float" office:value="130.586">
                <text:p>130.586</text:p>
              </table:table-cell>
              <table:table-cell office:value-type="float" office:value="130.252">
                <text:p>130.252</text:p>
              </table:table-cell>
              <table:table-cell office:value-type="float" office:value="130.193">
                <text:p>130.193</text:p>
              </table:table-cell>
              <table:table-cell office:value-type="float" office:value="130.188">
                <text:p>130.18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30.511">
                <text:p>130.511</text:p>
              </table:table-cell>
              <table:table-cell office:value-type="float" office:value="130.51">
                <text:p>130.51</text:p>
              </table:table-cell>
              <table:table-cell office:value-type="float" office:value="130.175">
                <text:p>130.175</text:p>
              </table:table-cell>
              <table:table-cell office:value-type="float" office:value="130.115">
                <text:p>130.115</text:p>
              </table:table-cell>
              <table:table-cell office:value-type="float" office:value="130.112">
                <text:p>130.11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30.433">
                <text:p>130.433</text:p>
              </table:table-cell>
              <table:table-cell office:value-type="float" office:value="130.432">
                <text:p>130.432</text:p>
              </table:table-cell>
              <table:table-cell office:value-type="float" office:value="130.098">
                <text:p>130.098</text:p>
              </table:table-cell>
              <table:table-cell office:value-type="float" office:value="130.038">
                <text:p>130.038</text:p>
              </table:table-cell>
              <table:table-cell office:value-type="float" office:value="130.034">
                <text:p>130.03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30.356">
                <text:p>130.356</text:p>
              </table:table-cell>
              <table:table-cell office:value-type="float" office:value="130.356">
                <text:p>130.356</text:p>
              </table:table-cell>
              <table:table-cell office:value-type="float" office:value="130.021">
                <text:p>130.021</text:p>
              </table:table-cell>
              <table:table-cell office:value-type="float" office:value="129.961">
                <text:p>129.961</text:p>
              </table:table-cell>
              <table:table-cell office:value-type="float" office:value="129.957">
                <text:p>129.95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30.277">
                <text:p>130.277</text:p>
              </table:table-cell>
              <table:table-cell office:value-type="float" office:value="130.278">
                <text:p>130.278</text:p>
              </table:table-cell>
              <table:table-cell office:value-type="float" office:value="129.944">
                <text:p>129.944</text:p>
              </table:table-cell>
              <table:table-cell office:value-type="float" office:value="129.884">
                <text:p>129.884</text:p>
              </table:table-cell>
              <table:table-cell office:value-type="float" office:value="129.88">
                <text:p>129.8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30.2">
                <text:p>130.2</text:p>
              </table:table-cell>
              <table:table-cell office:value-type="float" office:value="130.201">
                <text:p>130.201</text:p>
              </table:table-cell>
              <table:table-cell office:value-type="float" office:value="129.865">
                <text:p>129.865</text:p>
              </table:table-cell>
              <table:table-cell office:value-type="float" office:value="129.806">
                <text:p>129.806</text:p>
              </table:table-cell>
              <table:table-cell office:value-type="float" office:value="129.803">
                <text:p>129.80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30.123">
                <text:p>130.123</text:p>
              </table:table-cell>
              <table:table-cell office:value-type="float" office:value="130.124">
                <text:p>130.124</text:p>
              </table:table-cell>
              <table:table-cell office:value-type="float" office:value="129.789">
                <text:p>129.789</text:p>
              </table:table-cell>
              <table:table-cell office:value-type="float" office:value="129.729">
                <text:p>129.729</text:p>
              </table:table-cell>
              <table:table-cell office:value-type="float" office:value="129.725">
                <text:p>129.72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30.046">
                <text:p>130.046</text:p>
              </table:table-cell>
              <table:table-cell office:value-type="float" office:value="130.046">
                <text:p>130.046</text:p>
              </table:table-cell>
              <table:table-cell office:value-type="float" office:value="129.712">
                <text:p>129.712</text:p>
              </table:table-cell>
              <table:table-cell office:value-type="float" office:value="129.652">
                <text:p>129.652</text:p>
              </table:table-cell>
              <table:table-cell office:value-type="float" office:value="129.648">
                <text:p>129.64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9.968">
                <text:p>129.968</text:p>
              </table:table-cell>
              <table:table-cell office:value-type="float" office:value="129.97">
                <text:p>129.97</text:p>
              </table:table-cell>
              <table:table-cell office:value-type="float" office:value="129.634">
                <text:p>129.634</text:p>
              </table:table-cell>
              <table:table-cell office:value-type="float" office:value="129.575">
                <text:p>129.575</text:p>
              </table:table-cell>
              <table:table-cell office:value-type="float" office:value="129.571">
                <text:p>129.57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9.89">
                <text:p>129.89</text:p>
              </table:table-cell>
              <table:table-cell office:value-type="float" office:value="129.892">
                <text:p>129.892</text:p>
              </table:table-cell>
              <table:table-cell office:value-type="float" office:value="129.557">
                <text:p>129.557</text:p>
              </table:table-cell>
              <table:table-cell office:value-type="float" office:value="129.498">
                <text:p>129.498</text:p>
              </table:table-cell>
              <table:table-cell office:value-type="float" office:value="129.494">
                <text:p>129.49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29.813">
                <text:p>129.813</text:p>
              </table:table-cell>
              <table:table-cell office:value-type="float" office:value="129.815">
                <text:p>129.815</text:p>
              </table:table-cell>
              <table:table-cell office:value-type="float" office:value="129.481">
                <text:p>129.481</text:p>
              </table:table-cell>
              <table:table-cell office:value-type="float" office:value="129.421">
                <text:p>129.421</text:p>
              </table:table-cell>
              <table:table-cell office:value-type="float" office:value="129.417">
                <text:p>129.41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29.737">
                <text:p>129.737</text:p>
              </table:table-cell>
              <table:table-cell office:value-type="float" office:value="129.738">
                <text:p>129.738</text:p>
              </table:table-cell>
              <table:table-cell office:value-type="float" office:value="129.404">
                <text:p>129.404</text:p>
              </table:table-cell>
              <table:table-cell office:value-type="float" office:value="129.345">
                <text:p>129.345</text:p>
              </table:table-cell>
              <table:table-cell office:value-type="float" office:value="129.341">
                <text:p>129.34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29.661">
                <text:p>129.661</text:p>
              </table:table-cell>
              <table:table-cell office:value-type="float" office:value="129.663">
                <text:p>129.663</text:p>
              </table:table-cell>
              <table:table-cell office:value-type="float" office:value="129.328">
                <text:p>129.328</text:p>
              </table:table-cell>
              <table:table-cell office:value-type="float" office:value="129.268">
                <text:p>129.268</text:p>
              </table:table-cell>
              <table:table-cell office:value-type="float" office:value="129.264">
                <text:p>129.26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9.583">
                <text:p>129.583</text:p>
              </table:table-cell>
              <table:table-cell office:value-type="float" office:value="129.587">
                <text:p>129.587</text:p>
              </table:table-cell>
              <table:table-cell office:value-type="float" office:value="129.25">
                <text:p>129.25</text:p>
              </table:table-cell>
              <table:table-cell office:value-type="float" office:value="129.191">
                <text:p>129.191</text:p>
              </table:table-cell>
              <table:table-cell office:value-type="float" office:value="129.187">
                <text:p>129.18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29.508">
                <text:p>129.508</text:p>
              </table:table-cell>
              <table:table-cell office:value-type="float" office:value="129.512">
                <text:p>129.512</text:p>
              </table:table-cell>
              <table:table-cell office:value-type="float" office:value="129.175">
                <text:p>129.175</text:p>
              </table:table-cell>
              <table:table-cell office:value-type="float" office:value="129.116">
                <text:p>129.116</text:p>
              </table:table-cell>
              <table:table-cell office:value-type="float" office:value="129.112">
                <text:p>129.1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29.431">
                <text:p>129.431</text:p>
              </table:table-cell>
              <table:table-cell office:value-type="float" office:value="129.436">
                <text:p>129.436</text:p>
              </table:table-cell>
              <table:table-cell office:value-type="float" office:value="129.099">
                <text:p>129.099</text:p>
              </table:table-cell>
              <table:table-cell office:value-type="float" office:value="129.04">
                <text:p>129.04</text:p>
              </table:table-cell>
              <table:table-cell office:value-type="float" office:value="129.036">
                <text:p>129.03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29.355">
                <text:p>129.355</text:p>
              </table:table-cell>
              <table:table-cell office:value-type="float" office:value="129.359">
                <text:p>129.359</text:p>
              </table:table-cell>
              <table:table-cell office:value-type="float" office:value="129.023">
                <text:p>129.023</text:p>
              </table:table-cell>
              <table:table-cell office:value-type="float" office:value="128.964">
                <text:p>128.964</text:p>
              </table:table-cell>
              <table:table-cell office:value-type="float" office:value="128.959">
                <text:p>128.95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29.279">
                <text:p>129.279</text:p>
              </table:table-cell>
              <table:table-cell office:value-type="float" office:value="129.283">
                <text:p>129.283</text:p>
              </table:table-cell>
              <table:table-cell office:value-type="float" office:value="128.947">
                <text:p>128.947</text:p>
              </table:table-cell>
              <table:table-cell office:value-type="float" office:value="128.888">
                <text:p>128.888</text:p>
              </table:table-cell>
              <table:table-cell office:value-type="float" office:value="128.884">
                <text:p>128.88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9.204">
                <text:p>129.204</text:p>
              </table:table-cell>
              <table:table-cell office:value-type="float" office:value="129.208">
                <text:p>129.208</text:p>
              </table:table-cell>
              <table:table-cell office:value-type="float" office:value="128.872">
                <text:p>128.872</text:p>
              </table:table-cell>
              <table:table-cell office:value-type="float" office:value="128.814">
                <text:p>128.814</text:p>
              </table:table-cell>
              <table:table-cell office:value-type="float" office:value="128.81">
                <text:p>128.8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29.129">
                <text:p>129.129</text:p>
              </table:table-cell>
              <table:table-cell office:value-type="float" office:value="129.133">
                <text:p>129.133</text:p>
              </table:table-cell>
              <table:table-cell office:value-type="float" office:value="128.798">
                <text:p>128.798</text:p>
              </table:table-cell>
              <table:table-cell office:value-type="float" office:value="128.739">
                <text:p>128.739</text:p>
              </table:table-cell>
              <table:table-cell office:value-type="float" office:value="128.735">
                <text:p>128.73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29.054">
                <text:p>129.054</text:p>
              </table:table-cell>
              <table:table-cell office:value-type="float" office:value="129.058">
                <text:p>129.058</text:p>
              </table:table-cell>
              <table:table-cell office:value-type="float" office:value="128.722">
                <text:p>128.722</text:p>
              </table:table-cell>
              <table:table-cell office:value-type="float" office:value="128.664">
                <text:p>128.664</text:p>
              </table:table-cell>
              <table:table-cell office:value-type="float" office:value="128.66">
                <text:p>128.6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28.978">
                <text:p>128.978</text:p>
              </table:table-cell>
              <table:table-cell office:value-type="float" office:value="128.983">
                <text:p>128.983</text:p>
              </table:table-cell>
              <table:table-cell office:value-type="float" office:value="128.647">
                <text:p>128.647</text:p>
              </table:table-cell>
              <table:table-cell office:value-type="float" office:value="128.589">
                <text:p>128.589</text:p>
              </table:table-cell>
              <table:table-cell office:value-type="float" office:value="128.585">
                <text:p>128.58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28.903">
                <text:p>128.903</text:p>
              </table:table-cell>
              <table:table-cell office:value-type="float" office:value="128.907">
                <text:p>128.907</text:p>
              </table:table-cell>
              <table:table-cell office:value-type="float" office:value="128.572">
                <text:p>128.572</text:p>
              </table:table-cell>
              <table:table-cell office:value-type="float" office:value="128.514">
                <text:p>128.514</text:p>
              </table:table-cell>
              <table:table-cell office:value-type="float" office:value="128.51">
                <text:p>128.5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28.827">
                <text:p>128.827</text:p>
              </table:table-cell>
              <table:table-cell office:value-type="float" office:value="128.832">
                <text:p>128.832</text:p>
              </table:table-cell>
              <table:table-cell office:value-type="float" office:value="128.498">
                <text:p>128.498</text:p>
              </table:table-cell>
              <table:table-cell office:value-type="float" office:value="128.44">
                <text:p>128.44</text:p>
              </table:table-cell>
              <table:table-cell office:value-type="float" office:value="128.436">
                <text:p>128.43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8.753">
                <text:p>128.753</text:p>
              </table:table-cell>
              <table:table-cell office:value-type="float" office:value="128.758">
                <text:p>128.758</text:p>
              </table:table-cell>
              <table:table-cell office:value-type="float" office:value="128.423">
                <text:p>128.423</text:p>
              </table:table-cell>
              <table:table-cell office:value-type="float" office:value="128.364">
                <text:p>128.364</text:p>
              </table:table-cell>
              <table:table-cell office:value-type="float" office:value="128.361">
                <text:p>128.36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28.678">
                <text:p>128.678</text:p>
              </table:table-cell>
              <table:table-cell office:value-type="float" office:value="128.684">
                <text:p>128.684</text:p>
              </table:table-cell>
              <table:table-cell office:value-type="float" office:value="128.348">
                <text:p>128.348</text:p>
              </table:table-cell>
              <table:table-cell office:value-type="float" office:value="128.29">
                <text:p>128.29</text:p>
              </table:table-cell>
              <table:table-cell office:value-type="float" office:value="128.286">
                <text:p>128.28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28.602">
                <text:p>128.602</text:p>
              </table:table-cell>
              <table:table-cell office:value-type="float" office:value="128.609">
                <text:p>128.609</text:p>
              </table:table-cell>
              <table:table-cell office:value-type="float" office:value="128.273">
                <text:p>128.273</text:p>
              </table:table-cell>
              <table:table-cell office:value-type="float" office:value="128.215">
                <text:p>128.215</text:p>
              </table:table-cell>
              <table:table-cell office:value-type="float" office:value="128.211">
                <text:p>128.21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8.528">
                <text:p>128.528</text:p>
              </table:table-cell>
              <table:table-cell office:value-type="float" office:value="128.535">
                <text:p>128.535</text:p>
              </table:table-cell>
              <table:table-cell office:value-type="float" office:value="128.198">
                <text:p>128.198</text:p>
              </table:table-cell>
              <table:table-cell office:value-type="float" office:value="128.14">
                <text:p>128.14</text:p>
              </table:table-cell>
              <table:table-cell office:value-type="float" office:value="128.136">
                <text:p>128.13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28.453">
                <text:p>128.453</text:p>
              </table:table-cell>
              <table:table-cell office:value-type="float" office:value="128.461">
                <text:p>128.461</text:p>
              </table:table-cell>
              <table:table-cell office:value-type="float" office:value="128.124">
                <text:p>128.124</text:p>
              </table:table-cell>
              <table:table-cell office:value-type="float" office:value="128.066">
                <text:p>128.066</text:p>
              </table:table-cell>
              <table:table-cell office:value-type="float" office:value="128.062">
                <text:p>128.06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28.379">
                <text:p>128.379</text:p>
              </table:table-cell>
              <table:table-cell office:value-type="float" office:value="128.386">
                <text:p>128.386</text:p>
              </table:table-cell>
              <table:table-cell office:value-type="float" office:value="128.05">
                <text:p>128.05</text:p>
              </table:table-cell>
              <table:table-cell office:value-type="float" office:value="127.992">
                <text:p>127.992</text:p>
              </table:table-cell>
              <table:table-cell office:value-type="float" office:value="127.988">
                <text:p>127.98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28.304">
                <text:p>128.304</text:p>
              </table:table-cell>
              <table:table-cell office:value-type="float" office:value="128.313">
                <text:p>128.313</text:p>
              </table:table-cell>
              <table:table-cell office:value-type="float" office:value="127.977">
                <text:p>127.977</text:p>
              </table:table-cell>
              <table:table-cell office:value-type="float" office:value="127.919">
                <text:p>127.919</text:p>
              </table:table-cell>
              <table:table-cell office:value-type="float" office:value="127.915">
                <text:p>127.91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28.231">
                <text:p>128.231</text:p>
              </table:table-cell>
              <table:table-cell office:value-type="float" office:value="128.239">
                <text:p>128.239</text:p>
              </table:table-cell>
              <table:table-cell office:value-type="float" office:value="127.902">
                <text:p>127.902</text:p>
              </table:table-cell>
              <table:table-cell office:value-type="float" office:value="127.845">
                <text:p>127.845</text:p>
              </table:table-cell>
              <table:table-cell office:value-type="float" office:value="127.841">
                <text:p>127.84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28.158">
                <text:p>128.158</text:p>
              </table:table-cell>
              <table:table-cell office:value-type="float" office:value="128.167">
                <text:p>128.167</text:p>
              </table:table-cell>
              <table:table-cell office:value-type="float" office:value="127.83">
                <text:p>127.83</text:p>
              </table:table-cell>
              <table:table-cell office:value-type="float" office:value="127.773">
                <text:p>127.773</text:p>
              </table:table-cell>
              <table:table-cell office:value-type="float" office:value="127.769">
                <text:p>127.76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28.085">
                <text:p>128.085</text:p>
              </table:table-cell>
              <table:table-cell office:value-type="float" office:value="128.093">
                <text:p>128.093</text:p>
              </table:table-cell>
              <table:table-cell office:value-type="float" office:value="127.757">
                <text:p>127.757</text:p>
              </table:table-cell>
              <table:table-cell office:value-type="float" office:value="127.699">
                <text:p>127.699</text:p>
              </table:table-cell>
              <table:table-cell office:value-type="float" office:value="127.695">
                <text:p>127.69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28.01">
                <text:p>128.01</text:p>
              </table:table-cell>
              <table:table-cell office:value-type="float" office:value="128.02">
                <text:p>128.02</text:p>
              </table:table-cell>
              <table:table-cell office:value-type="float" office:value="127.684">
                <text:p>127.684</text:p>
              </table:table-cell>
              <table:table-cell office:value-type="float" office:value="127.626">
                <text:p>127.626</text:p>
              </table:table-cell>
              <table:table-cell office:value-type="float" office:value="127.622">
                <text:p>127.62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27.936">
                <text:p>127.936</text:p>
              </table:table-cell>
              <table:table-cell office:value-type="float" office:value="127.947">
                <text:p>127.947</text:p>
              </table:table-cell>
              <table:table-cell office:value-type="float" office:value="127.611">
                <text:p>127.611</text:p>
              </table:table-cell>
              <table:table-cell office:value-type="float" office:value="127.553">
                <text:p>127.553</text:p>
              </table:table-cell>
              <table:table-cell office:value-type="float" office:value="127.548">
                <text:p>127.54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27.863">
                <text:p>127.863</text:p>
              </table:table-cell>
              <table:table-cell office:value-type="float" office:value="127.873">
                <text:p>127.873</text:p>
              </table:table-cell>
              <table:table-cell office:value-type="float" office:value="127.537">
                <text:p>127.537</text:p>
              </table:table-cell>
              <table:table-cell office:value-type="float" office:value="127.479">
                <text:p>127.479</text:p>
              </table:table-cell>
              <table:table-cell office:value-type="float" office:value="127.475">
                <text:p>127.47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27.789">
                <text:p>127.789</text:p>
              </table:table-cell>
              <table:table-cell office:value-type="float" office:value="127.8">
                <text:p>127.8</text:p>
              </table:table-cell>
              <table:table-cell office:value-type="float" office:value="127.464">
                <text:p>127.464</text:p>
              </table:table-cell>
              <table:table-cell office:value-type="float" office:value="127.407">
                <text:p>127.407</text:p>
              </table:table-cell>
              <table:table-cell office:value-type="float" office:value="127.403">
                <text:p>127.40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27.717">
                <text:p>127.717</text:p>
              </table:table-cell>
              <table:table-cell office:value-type="float" office:value="127.727">
                <text:p>127.727</text:p>
              </table:table-cell>
              <table:table-cell office:value-type="float" office:value="127.391">
                <text:p>127.391</text:p>
              </table:table-cell>
              <table:table-cell office:value-type="float" office:value="127.334">
                <text:p>127.334</text:p>
              </table:table-cell>
              <table:table-cell office:value-type="float" office:value="127.33">
                <text:p>127.3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27.644">
                <text:p>127.644</text:p>
              </table:table-cell>
              <table:table-cell office:value-type="float" office:value="127.654">
                <text:p>127.654</text:p>
              </table:table-cell>
              <table:table-cell office:value-type="float" office:value="127.319">
                <text:p>127.319</text:p>
              </table:table-cell>
              <table:table-cell office:value-type="float" office:value="127.261">
                <text:p>127.261</text:p>
              </table:table-cell>
              <table:table-cell office:value-type="float" office:value="127.257">
                <text:p>127.25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27.572">
                <text:p>127.572</text:p>
              </table:table-cell>
              <table:table-cell office:value-type="float" office:value="127.581">
                <text:p>127.581</text:p>
              </table:table-cell>
              <table:table-cell office:value-type="float" office:value="127.246">
                <text:p>127.246</text:p>
              </table:table-cell>
              <table:table-cell office:value-type="float" office:value="127.188">
                <text:p>127.188</text:p>
              </table:table-cell>
              <table:table-cell office:value-type="float" office:value="127.185">
                <text:p>127.18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27.498">
                <text:p>127.498</text:p>
              </table:table-cell>
              <table:table-cell office:value-type="float" office:value="127.51">
                <text:p>127.51</text:p>
              </table:table-cell>
              <table:table-cell office:value-type="float" office:value="127.174">
                <text:p>127.174</text:p>
              </table:table-cell>
              <table:table-cell office:value-type="float" office:value="127.116">
                <text:p>127.116</text:p>
              </table:table-cell>
              <table:table-cell office:value-type="float" office:value="127.112">
                <text:p>127.11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27.425">
                <text:p>127.425</text:p>
              </table:table-cell>
              <table:table-cell office:value-type="float" office:value="127.437">
                <text:p>127.437</text:p>
              </table:table-cell>
              <table:table-cell office:value-type="float" office:value="127.101">
                <text:p>127.101</text:p>
              </table:table-cell>
              <table:table-cell office:value-type="float" office:value="127.043">
                <text:p>127.043</text:p>
              </table:table-cell>
              <table:table-cell office:value-type="float" office:value="127.039">
                <text:p>127.03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27.353">
                <text:p>127.353</text:p>
              </table:table-cell>
              <table:table-cell office:value-type="float" office:value="127.364">
                <text:p>127.364</text:p>
              </table:table-cell>
              <table:table-cell office:value-type="float" office:value="127.028">
                <text:p>127.028</text:p>
              </table:table-cell>
              <table:table-cell office:value-type="float" office:value="126.97">
                <text:p>126.97</text:p>
              </table:table-cell>
              <table:table-cell office:value-type="float" office:value="126.966">
                <text:p>126.96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27.28">
                <text:p>127.28</text:p>
              </table:table-cell>
              <table:table-cell office:value-type="float" office:value="127.292">
                <text:p>127.292</text:p>
              </table:table-cell>
              <table:table-cell office:value-type="float" office:value="126.956">
                <text:p>126.956</text:p>
              </table:table-cell>
              <table:table-cell office:value-type="float" office:value="126.898">
                <text:p>126.898</text:p>
              </table:table-cell>
              <table:table-cell office:value-type="float" office:value="126.895">
                <text:p>126.89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27.206">
                <text:p>127.206</text:p>
              </table:table-cell>
              <table:table-cell office:value-type="float" office:value="127.219">
                <text:p>127.219</text:p>
              </table:table-cell>
              <table:table-cell office:value-type="float" office:value="126.884">
                <text:p>126.884</text:p>
              </table:table-cell>
              <table:table-cell office:value-type="float" office:value="126.827">
                <text:p>126.827</text:p>
              </table:table-cell>
              <table:table-cell office:value-type="float" office:value="126.824">
                <text:p>126.82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27.135">
                <text:p>127.135</text:p>
              </table:table-cell>
              <table:table-cell office:value-type="float" office:value="127.148">
                <text:p>127.148</text:p>
              </table:table-cell>
              <table:table-cell office:value-type="float" office:value="126.812">
                <text:p>126.812</text:p>
              </table:table-cell>
              <table:table-cell office:value-type="float" office:value="126.755">
                <text:p>126.755</text:p>
              </table:table-cell>
              <table:table-cell office:value-type="float" office:value="126.751">
                <text:p>126.7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27.062">
                <text:p>127.062</text:p>
              </table:table-cell>
              <table:table-cell office:value-type="float" office:value="127.076">
                <text:p>127.076</text:p>
              </table:table-cell>
              <table:table-cell office:value-type="float" office:value="126.74">
                <text:p>126.74</text:p>
              </table:table-cell>
              <table:table-cell office:value-type="float" office:value="126.682">
                <text:p>126.682</text:p>
              </table:table-cell>
              <table:table-cell office:value-type="float" office:value="126.678">
                <text:p>126.67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6.99">
                <text:p>126.99</text:p>
              </table:table-cell>
              <table:table-cell office:value-type="float" office:value="127.004">
                <text:p>127.004</text:p>
              </table:table-cell>
              <table:table-cell office:value-type="float" office:value="126.668">
                <text:p>126.668</text:p>
              </table:table-cell>
              <table:table-cell office:value-type="float" office:value="126.611">
                <text:p>126.611</text:p>
              </table:table-cell>
              <table:table-cell office:value-type="float" office:value="126.607">
                <text:p>126.60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26.918">
                <text:p>126.918</text:p>
              </table:table-cell>
              <table:table-cell office:value-type="float" office:value="126.933">
                <text:p>126.933</text:p>
              </table:table-cell>
              <table:table-cell office:value-type="float" office:value="126.596">
                <text:p>126.596</text:p>
              </table:table-cell>
              <table:table-cell office:value-type="float" office:value="126.539">
                <text:p>126.539</text:p>
              </table:table-cell>
              <table:table-cell office:value-type="float" office:value="126.535">
                <text:p>126.53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26.846">
                <text:p>126.846</text:p>
              </table:table-cell>
              <table:table-cell office:value-type="float" office:value="126.861">
                <text:p>126.861</text:p>
              </table:table-cell>
              <table:table-cell office:value-type="float" office:value="126.526">
                <text:p>126.526</text:p>
              </table:table-cell>
              <table:table-cell office:value-type="float" office:value="126.467">
                <text:p>126.467</text:p>
              </table:table-cell>
              <table:table-cell office:value-type="float" office:value="126.463">
                <text:p>126.46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26.775">
                <text:p>126.775</text:p>
              </table:table-cell>
              <table:table-cell office:value-type="float" office:value="126.791">
                <text:p>126.791</text:p>
              </table:table-cell>
              <table:table-cell office:value-type="float" office:value="126.453">
                <text:p>126.453</text:p>
              </table:table-cell>
              <table:table-cell office:value-type="float" office:value="126.394">
                <text:p>126.394</text:p>
              </table:table-cell>
              <table:table-cell office:value-type="float" office:value="126.39">
                <text:p>126.3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26.702">
                <text:p>126.702</text:p>
              </table:table-cell>
              <table:table-cell office:value-type="float" office:value="126.72">
                <text:p>126.72</text:p>
              </table:table-cell>
              <table:table-cell office:value-type="float" office:value="126.381">
                <text:p>126.381</text:p>
              </table:table-cell>
              <table:table-cell office:value-type="float" office:value="126.324">
                <text:p>126.324</text:p>
              </table:table-cell>
              <table:table-cell office:value-type="float" office:value="126.321">
                <text:p>126.32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26.63">
                <text:p>126.63</text:p>
              </table:table-cell>
              <table:table-cell office:value-type="float" office:value="126.647">
                <text:p>126.647</text:p>
              </table:table-cell>
              <table:table-cell office:value-type="float" office:value="126.311">
                <text:p>126.311</text:p>
              </table:table-cell>
              <table:table-cell office:value-type="float" office:value="126.254">
                <text:p>126.254</text:p>
              </table:table-cell>
              <table:table-cell office:value-type="float" office:value="126.25">
                <text:p>126.2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26.559">
                <text:p>126.559</text:p>
              </table:table-cell>
              <table:table-cell office:value-type="float" office:value="126.577">
                <text:p>126.577</text:p>
              </table:table-cell>
              <table:table-cell office:value-type="float" office:value="126.241">
                <text:p>126.241</text:p>
              </table:table-cell>
              <table:table-cell office:value-type="float" office:value="126.183">
                <text:p>126.183</text:p>
              </table:table-cell>
              <table:table-cell office:value-type="float" office:value="126.179">
                <text:p>126.17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6.489">
                <text:p>126.489</text:p>
              </table:table-cell>
              <table:table-cell office:value-type="float" office:value="126.506">
                <text:p>126.506</text:p>
              </table:table-cell>
              <table:table-cell office:value-type="float" office:value="126.17">
                <text:p>126.17</text:p>
              </table:table-cell>
              <table:table-cell office:value-type="float" office:value="126.112">
                <text:p>126.112</text:p>
              </table:table-cell>
              <table:table-cell office:value-type="float" office:value="126.108">
                <text:p>126.10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26.418">
                <text:p>126.418</text:p>
              </table:table-cell>
              <table:table-cell office:value-type="float" office:value="126.435">
                <text:p>126.435</text:p>
              </table:table-cell>
              <table:table-cell office:value-type="float" office:value="126.098">
                <text:p>126.098</text:p>
              </table:table-cell>
              <table:table-cell office:value-type="float" office:value="126.04">
                <text:p>126.04</text:p>
              </table:table-cell>
              <table:table-cell office:value-type="float" office:value="126.037">
                <text:p>126.03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26.348">
                <text:p>126.348</text:p>
              </table:table-cell>
              <table:table-cell office:value-type="float" office:value="126.364">
                <text:p>126.364</text:p>
              </table:table-cell>
              <table:table-cell office:value-type="float" office:value="126.028">
                <text:p>126.028</text:p>
              </table:table-cell>
              <table:table-cell office:value-type="float" office:value="125.97">
                <text:p>125.97</text:p>
              </table:table-cell>
              <table:table-cell office:value-type="float" office:value="125.966">
                <text:p>125.96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26.277">
                <text:p>126.277</text:p>
              </table:table-cell>
              <table:table-cell office:value-type="float" office:value="126.294">
                <text:p>126.294</text:p>
              </table:table-cell>
              <table:table-cell office:value-type="float" office:value="125.956">
                <text:p>125.956</text:p>
              </table:table-cell>
              <table:table-cell office:value-type="float" office:value="125.899">
                <text:p>125.899</text:p>
              </table:table-cell>
              <table:table-cell office:value-type="float" office:value="125.895">
                <text:p>125.89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26.207">
                <text:p>126.207</text:p>
              </table:table-cell>
              <table:table-cell office:value-type="float" office:value="126.224">
                <text:p>126.224</text:p>
              </table:table-cell>
              <table:table-cell office:value-type="float" office:value="125.886">
                <text:p>125.886</text:p>
              </table:table-cell>
              <table:table-cell office:value-type="float" office:value="125.829">
                <text:p>125.829</text:p>
              </table:table-cell>
              <table:table-cell office:value-type="float" office:value="125.825">
                <text:p>125.8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26.137">
                <text:p>126.137</text:p>
              </table:table-cell>
              <table:table-cell office:value-type="float" office:value="126.154">
                <text:p>126.154</text:p>
              </table:table-cell>
              <table:table-cell office:value-type="float" office:value="125.817">
                <text:p>125.817</text:p>
              </table:table-cell>
              <table:table-cell office:value-type="float" office:value="125.76">
                <text:p>125.76</text:p>
              </table:table-cell>
              <table:table-cell office:value-type="float" office:value="125.756">
                <text:p>125.75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6.066">
                <text:p>126.066</text:p>
              </table:table-cell>
              <table:table-cell office:value-type="float" office:value="126.083">
                <text:p>126.083</text:p>
              </table:table-cell>
              <table:table-cell office:value-type="float" office:value="125.747">
                <text:p>125.747</text:p>
              </table:table-cell>
              <table:table-cell office:value-type="float" office:value="125.691">
                <text:p>125.691</text:p>
              </table:table-cell>
              <table:table-cell office:value-type="float" office:value="125.686">
                <text:p>125.68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25.994">
                <text:p>125.994</text:p>
              </table:table-cell>
              <table:table-cell office:value-type="float" office:value="126.013">
                <text:p>126.013</text:p>
              </table:table-cell>
              <table:table-cell office:value-type="float" office:value="125.677">
                <text:p>125.677</text:p>
              </table:table-cell>
              <table:table-cell office:value-type="float" office:value="125.62">
                <text:p>125.62</text:p>
              </table:table-cell>
              <table:table-cell office:value-type="float" office:value="125.616">
                <text:p>125.61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25.925">
                <text:p>125.925</text:p>
              </table:table-cell>
              <table:table-cell office:value-type="float" office:value="125.942">
                <text:p>125.942</text:p>
              </table:table-cell>
              <table:table-cell office:value-type="float" office:value="125.608">
                <text:p>125.608</text:p>
              </table:table-cell>
              <table:table-cell office:value-type="float" office:value="125.55">
                <text:p>125.55</text:p>
              </table:table-cell>
              <table:table-cell office:value-type="float" office:value="125.546">
                <text:p>125.54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25.854">
                <text:p>125.854</text:p>
              </table:table-cell>
              <table:table-cell office:value-type="float" office:value="125.872">
                <text:p>125.872</text:p>
              </table:table-cell>
              <table:table-cell office:value-type="float" office:value="125.537">
                <text:p>125.537</text:p>
              </table:table-cell>
              <table:table-cell office:value-type="float" office:value="125.48">
                <text:p>125.48</text:p>
              </table:table-cell>
              <table:table-cell office:value-type="float" office:value="125.477">
                <text:p>125.47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25.784">
                <text:p>125.784</text:p>
              </table:table-cell>
              <table:table-cell office:value-type="float" office:value="125.802">
                <text:p>125.802</text:p>
              </table:table-cell>
              <table:table-cell office:value-type="float" office:value="125.469">
                <text:p>125.469</text:p>
              </table:table-cell>
              <table:table-cell office:value-type="float" office:value="125.411">
                <text:p>125.411</text:p>
              </table:table-cell>
              <table:table-cell office:value-type="float" office:value="125.408">
                <text:p>125.40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5.714">
                <text:p>125.714</text:p>
              </table:table-cell>
              <table:table-cell office:value-type="float" office:value="125.734">
                <text:p>125.734</text:p>
              </table:table-cell>
              <table:table-cell office:value-type="float" office:value="125.4">
                <text:p>125.4</text:p>
              </table:table-cell>
              <table:table-cell office:value-type="float" office:value="125.341">
                <text:p>125.341</text:p>
              </table:table-cell>
              <table:table-cell office:value-type="float" office:value="125.337">
                <text:p>125.33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5.645">
                <text:p>125.645</text:p>
              </table:table-cell>
              <table:table-cell office:value-type="float" office:value="125.664">
                <text:p>125.664</text:p>
              </table:table-cell>
              <table:table-cell office:value-type="float" office:value="125.329">
                <text:p>125.329</text:p>
              </table:table-cell>
              <table:table-cell office:value-type="float" office:value="125.271">
                <text:p>125.271</text:p>
              </table:table-cell>
              <table:table-cell office:value-type="float" office:value="125.268">
                <text:p>125.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